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7.042cm" svg:height="15.21cm" svg:x="12.736cm" svg:y="0.446cm">
            <draw:object draw:notify-on-update-of-ranges="LOGGER03.B1:LOGGER03.B1 LOGGER03.B2:LOGGER03.B1351 LOGGER03.C1:LOGGER03.C1 LOGGER03.C2:LOGGER03.C13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4" calcext:value-type="float">
            <text:p>1.34</text:p>
          </table:table-cell>
          <table:table-cell office:value-type="float" office:value="134.6" calcext:value-type="float">
            <text:p>134.6</text:p>
          </table:table-cell>
          <table:table-cell office:value-type="float" office:value="180.56" calcext:value-type="float">
            <text:p>180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table:formula="of:=[.A3]/1000/(60*60*24)" office:value-type="time" office:time-value="PT00H00M15.151S" calcext:value-type="time">
            <text:p>00:00:15</text:p>
          </table:table-cell>
          <table:table-cell office:value-type="float" office:value="1.34" calcext:value-type="float">
            <text:p>1.34</text:p>
          </table:table-cell>
          <table:table-cell office:value-type="float" office:value="134" calcext:value-type="float">
            <text:p>134</text:p>
          </table:table-cell>
          <table:table-cell office:value-type="float" office:value="179.21" calcext:value-type="float">
            <text:p>179.21</text:p>
          </table:table-cell>
          <table:table-cell office:value-type="float" office:value="0.56" calcext:value-type="float">
            <text:p>0.56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31151" calcext:value-type="float">
            <text:p>31151</text:p>
          </table:table-cell>
          <table:table-cell table:formula="of:=[.A4]/1000/(60*60*24)" office:value-type="time" office:time-value="PT00H00M31.151S" calcext:value-type="time">
            <text:p>00:00:31</text:p>
          </table:table-cell>
          <table:table-cell office:value-type="float" office:value="1.33" calcext:value-type="float">
            <text:p>1.33</text:p>
          </table:table-cell>
          <table:table-cell office:value-type="float" office:value="133.7" calcext:value-type="float">
            <text:p>133.7</text:p>
          </table:table-cell>
          <table:table-cell office:value-type="float" office:value="178.27" calcext:value-type="float">
            <text:p>178.27</text:p>
          </table:table-cell>
          <table:table-cell office:value-type="float" office:value="1.16" calcext:value-type="float">
            <text:p>1.16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47151" calcext:value-type="float">
            <text:p>47151</text:p>
          </table:table-cell>
          <table:table-cell table:formula="of:=[.A5]/1000/(60*60*24)" office:value-type="time" office:time-value="PT00H00M47.151S" calcext:value-type="time">
            <text:p>00:00:47</text:p>
          </table:table-cell>
          <table:table-cell office:value-type="float" office:value="1.33" calcext:value-type="float">
            <text:p>1.33</text:p>
          </table:table-cell>
          <table:table-cell office:value-type="float" office:value="133.5" calcext:value-type="float">
            <text:p>133.5</text:p>
          </table:table-cell>
          <table:table-cell office:value-type="float" office:value="177.47" calcext:value-type="float">
            <text:p>177.47</text:p>
          </table:table-cell>
          <table:table-cell office:value-type="float" office:value="1.75" calcext:value-type="float">
            <text:p>1.75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63151" calcext:value-type="float">
            <text:p>63151</text:p>
          </table:table-cell>
          <table:table-cell table:formula="of:=[.A6]/1000/(60*60*24)" office:value-type="time" office:time-value="PT00H01M03.151S" calcext:value-type="time">
            <text:p>00:01:03</text:p>
          </table:table-cell>
          <table:table-cell office:value-type="float" office:value="1.33" calcext:value-type="float">
            <text:p>1.33</text:p>
          </table:table-cell>
          <table:table-cell office:value-type="float" office:value="133.3" calcext:value-type="float">
            <text:p>133.3</text:p>
          </table:table-cell>
          <table:table-cell office:value-type="float" office:value="177.2" calcext:value-type="float">
            <text:p>177.2</text:p>
          </table:table-cell>
          <table:table-cell office:value-type="float" office:value="2.35" calcext:value-type="float">
            <text:p>2.3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79151" calcext:value-type="float">
            <text:p>79151</text:p>
          </table:table-cell>
          <table:table-cell table:formula="of:=[.A7]/1000/(60*60*24)" office:value-type="time" office:time-value="PT00H01M19.151S" calcext:value-type="time">
            <text:p>00:01:19</text:p>
          </table:table-cell>
          <table:table-cell office:value-type="float" office:value="1.33" calcext:value-type="float">
            <text:p>1.33</text:p>
          </table:table-cell>
          <table:table-cell office:value-type="float" office:value="133.1" calcext:value-type="float">
            <text:p>133.1</text:p>
          </table:table-cell>
          <table:table-cell office:value-type="float" office:value="176.93" calcext:value-type="float">
            <text:p>176.93</text:p>
          </table:table-cell>
          <table:table-cell office:value-type="float" office:value="2.94" calcext:value-type="float">
            <text:p>2.9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95151" calcext:value-type="float">
            <text:p>95151</text:p>
          </table:table-cell>
          <table:table-cell table:formula="of:=[.A8]/1000/(60*60*24)" office:value-type="time" office:time-value="PT00H01M35.151S" calcext:value-type="time">
            <text:p>00:01:35</text:p>
          </table:table-cell>
          <table:table-cell office:value-type="float" office:value="1.33" calcext:value-type="float">
            <text:p>1.33</text:p>
          </table:table-cell>
          <table:table-cell office:value-type="float" office:value="133" calcext:value-type="float">
            <text:p>133</text:p>
          </table:table-cell>
          <table:table-cell office:value-type="float" office:value="176.26" calcext:value-type="float">
            <text:p>176.26</text:p>
          </table:table-cell>
          <table:table-cell office:value-type="float" office:value="3.53" calcext:value-type="float">
            <text:p>3.5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1151" calcext:value-type="float">
            <text:p>111151</text:p>
          </table:table-cell>
          <table:table-cell table:formula="of:=[.A9]/1000/(60*60*24)" office:value-type="time" office:time-value="PT00H01M51.151S" calcext:value-type="time">
            <text:p>00:01:51</text:p>
          </table:table-cell>
          <table:table-cell office:value-type="float" office:value="1.32" calcext:value-type="float">
            <text:p>1.32</text:p>
          </table:table-cell>
          <table:table-cell office:value-type="float" office:value="132.8" calcext:value-type="float">
            <text:p>132.8</text:p>
          </table:table-cell>
          <table:table-cell office:value-type="float" office:value="175.46" calcext:value-type="float">
            <text:p>175.46</text:p>
          </table:table-cell>
          <table:table-cell office:value-type="float" office:value="4.12" calcext:value-type="float">
            <text:p>4.12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127151" calcext:value-type="float">
            <text:p>127151</text:p>
          </table:table-cell>
          <table:table-cell table:formula="of:=[.A10]/1000/(60*60*24)" office:value-type="time" office:time-value="PT00H02M07.151S" calcext:value-type="time">
            <text:p>00:02:07</text:p>
          </table:table-cell>
          <table:table-cell office:value-type="float" office:value="1.32" calcext:value-type="float">
            <text:p>1.32</text:p>
          </table:table-cell>
          <table:table-cell office:value-type="float" office:value="132.6" calcext:value-type="float">
            <text:p>132.6</text:p>
          </table:table-cell>
          <table:table-cell office:value-type="float" office:value="175.2" calcext:value-type="float">
            <text:p>175.2</text:p>
          </table:table-cell>
          <table:table-cell office:value-type="float" office:value="4.71" calcext:value-type="float">
            <text:p>4.71</text:p>
          </table:table-cell>
          <table:table-cell office:value-type="float" office:value="6.26" calcext:value-type="float">
            <text:p>6.26</text:p>
          </table:table-cell>
        </table:table-row>
        <table:table-row table:style-name="ro1">
          <table:table-cell office:value-type="float" office:value="143151" calcext:value-type="float">
            <text:p>143151</text:p>
          </table:table-cell>
          <table:table-cell table:formula="of:=[.A11]/1000/(60*60*24)" office:value-type="time" office:time-value="PT00H02M23.151S" calcext:value-type="time">
            <text:p>00:02:23</text:p>
          </table:table-cell>
          <table:table-cell office:value-type="float" office:value="1.32" calcext:value-type="float">
            <text:p>1.32</text:p>
          </table:table-cell>
          <table:table-cell office:value-type="float" office:value="132.4" calcext:value-type="float">
            <text:p>132.4</text:p>
          </table:table-cell>
          <table:table-cell office:value-type="float" office:value="174.93" calcext:value-type="float">
            <text:p>174.93</text:p>
          </table:table-cell>
          <table:table-cell office:value-type="float" office:value="5.3" calcext:value-type="float">
            <text:p>5.3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59151" calcext:value-type="float">
            <text:p>159151</text:p>
          </table:table-cell>
          <table:table-cell table:formula="of:=[.A12]/1000/(60*60*24)" office:value-type="time" office:time-value="PT00H02M39.151S" calcext:value-type="time">
            <text:p>00:02:39</text:p>
          </table:table-cell>
          <table:table-cell office:value-type="float" office:value="1.32" calcext:value-type="float">
            <text:p>1.32</text:p>
          </table:table-cell>
          <table:table-cell office:value-type="float" office:value="132.3" calcext:value-type="float">
            <text:p>132.3</text:p>
          </table:table-cell>
          <table:table-cell office:value-type="float" office:value="174.27" calcext:value-type="float">
            <text:p>174.27</text:p>
          </table:table-cell>
          <table:table-cell office:value-type="float" office:value="5.89" calcext:value-type="float">
            <text:p>5.89</text:p>
          </table:table-cell>
          <table:table-cell office:value-type="float" office:value="7.82" calcext:value-type="float">
            <text:p>7.82</text:p>
          </table:table-cell>
        </table:table-row>
        <table:table-row table:style-name="ro1">
          <table:table-cell office:value-type="float" office:value="175151" calcext:value-type="float">
            <text:p>175151</text:p>
          </table:table-cell>
          <table:table-cell table:formula="of:=[.A13]/1000/(60*60*24)" office:value-type="time" office:time-value="PT00H02M55.151S" calcext:value-type="time">
            <text:p>00:02:55</text:p>
          </table:table-cell>
          <table:table-cell office:value-type="float" office:value="1.32" calcext:value-type="float">
            <text:p>1.32</text:p>
          </table:table-cell>
          <table:table-cell office:value-type="float" office:value="132.2" calcext:value-type="float">
            <text:p>132.2</text:p>
          </table:table-cell>
          <table:table-cell office:value-type="float" office:value="174.14" calcext:value-type="float">
            <text:p>174.14</text:p>
          </table:table-cell>
          <table:table-cell office:value-type="float" office:value="6.48" calcext:value-type="float">
            <text:p>6.48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191151" calcext:value-type="float">
            <text:p>191151</text:p>
          </table:table-cell>
          <table:table-cell table:formula="of:=[.A14]/1000/(60*60*24)" office:value-type="time" office:time-value="PT00H03M11.151S" calcext:value-type="time">
            <text:p>00:03:11</text:p>
          </table:table-cell>
          <table:table-cell office:value-type="float" office:value="1.31" calcext:value-type="float">
            <text:p>1.31</text:p>
          </table:table-cell>
          <table:table-cell office:value-type="float" office:value="132.1" calcext:value-type="float">
            <text:p>132.1</text:p>
          </table:table-cell>
          <table:table-cell office:value-type="float" office:value="173.48" calcext:value-type="float">
            <text:p>173.48</text:p>
          </table:table-cell>
          <table:table-cell office:value-type="float" office:value="7.06" calcext:value-type="float">
            <text:p>7.06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207151" calcext:value-type="float">
            <text:p>207151</text:p>
          </table:table-cell>
          <table:table-cell table:formula="of:=[.A15]/1000/(60*60*24)" office:value-type="time" office:time-value="PT00H03M27.151S" calcext:value-type="time">
            <text:p>00:03:27</text:p>
          </table:table-cell>
          <table:table-cell office:value-type="float" office:value="1.31" calcext:value-type="float">
            <text:p>1.31</text:p>
          </table:table-cell>
          <table:table-cell office:value-type="float" office:value="132" calcext:value-type="float">
            <text:p>132</text:p>
          </table:table-cell>
          <table:table-cell office:value-type="float" office:value="173.34" calcext:value-type="float">
            <text:p>173.34</text:p>
          </table:table-cell>
          <table:table-cell office:value-type="float" office:value="7.65" calcext:value-type="float">
            <text:p>7.65</text:p>
          </table:table-cell>
          <table:table-cell office:value-type="float" office:value="10.14" calcext:value-type="float">
            <text:p>10.14</text:p>
          </table:table-cell>
        </table:table-row>
        <table:table-row table:style-name="ro1">
          <table:table-cell office:value-type="float" office:value="223151" calcext:value-type="float">
            <text:p>223151</text:p>
          </table:table-cell>
          <table:table-cell table:formula="of:=[.A16]/1000/(60*60*24)" office:value-type="time" office:time-value="PT00H03M43.151S" calcext:value-type="time">
            <text:p>00:03:43</text:p>
          </table:table-cell>
          <table:table-cell office:value-type="float" office:value="1.31" calcext:value-type="float">
            <text:p>1.31</text:p>
          </table:table-cell>
          <table:table-cell office:value-type="float" office:value="131.9" calcext:value-type="float">
            <text:p>131.9</text:p>
          </table:table-cell>
          <table:table-cell office:value-type="float" office:value="173.21" calcext:value-type="float">
            <text:p>173.21</text:p>
          </table:table-cell>
          <table:table-cell office:value-type="float" office:value="8.24" calcext:value-type="float">
            <text:p>8.24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1">
          <table:table-cell office:value-type="float" office:value="239151" calcext:value-type="float">
            <text:p>239151</text:p>
          </table:table-cell>
          <table:table-cell table:formula="of:=[.A17]/1000/(60*60*24)" office:value-type="time" office:time-value="PT00H03M59.151S" calcext:value-type="time">
            <text:p>00:03:59</text:p>
          </table:table-cell>
          <table:table-cell office:value-type="float" office:value="1.31" calcext:value-type="float">
            <text:p>1.31</text:p>
          </table:table-cell>
          <table:table-cell office:value-type="float" office:value="131.8" calcext:value-type="float">
            <text:p>131.8</text:p>
          </table:table-cell>
          <table:table-cell office:value-type="float" office:value="173.08" calcext:value-type="float">
            <text:p>173.08</text:p>
          </table:table-cell>
          <table:table-cell office:value-type="float" office:value="8.82" calcext:value-type="float">
            <text:p>8.82</text:p>
          </table:table-cell>
          <table:table-cell office:value-type="float" office:value="11.68" calcext:value-type="float">
            <text:p>11.68</text:p>
          </table:table-cell>
        </table:table-row>
        <table:table-row table:style-name="ro1">
          <table:table-cell office:value-type="float" office:value="255151" calcext:value-type="float">
            <text:p>255151</text:p>
          </table:table-cell>
          <table:table-cell table:formula="of:=[.A18]/1000/(60*60*24)" office:value-type="time" office:time-value="PT00H04M15.151S" calcext:value-type="time">
            <text:p>00:04:15</text:p>
          </table:table-cell>
          <table:table-cell office:value-type="float" office:value="1.31" calcext:value-type="float">
            <text:p>1.31</text:p>
          </table:table-cell>
          <table:table-cell office:value-type="float" office:value="131.7" calcext:value-type="float">
            <text:p>131.7</text:p>
          </table:table-cell>
          <table:table-cell office:value-type="float" office:value="172.94" calcext:value-type="float">
            <text:p>172.94</text:p>
          </table:table-cell>
          <table:table-cell office:value-type="float" office:value="9.41" calcext:value-type="float">
            <text:p>9.41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271151" calcext:value-type="float">
            <text:p>271151</text:p>
          </table:table-cell>
          <table:table-cell table:formula="of:=[.A19]/1000/(60*60*24)" office:value-type="time" office:time-value="PT00H04M31.151S" calcext:value-type="time">
            <text:p>00:04:31</text:p>
          </table:table-cell>
          <table:table-cell office:value-type="float" office:value="1.31" calcext:value-type="float">
            <text:p>1.31</text:p>
          </table:table-cell>
          <table:table-cell office:value-type="float" office:value="131.6" calcext:value-type="float">
            <text:p>131.6</text:p>
          </table:table-cell>
          <table:table-cell office:value-type="float" office:value="172.29" calcext:value-type="float">
            <text:p>172.29</text:p>
          </table:table-cell>
          <table:table-cell office:value-type="float" office:value="9.99" calcext:value-type="float">
            <text:p>9.99</text:p>
          </table:table-cell>
          <table:table-cell office:value-type="float" office:value="13.22" calcext:value-type="float">
            <text:p>13.22</text:p>
          </table:table-cell>
        </table:table-row>
        <table:table-row table:style-name="ro1">
          <table:table-cell office:value-type="float" office:value="286152" calcext:value-type="float">
            <text:p>286152</text:p>
          </table:table-cell>
          <table:table-cell table:formula="of:=[.A20]/1000/(60*60*24)" office:value-type="time" office:time-value="PT00H04M46.152S" calcext:value-type="time">
            <text:p>00:04:46</text:p>
          </table:table-cell>
          <table:table-cell office:value-type="float" office:value="1.31" calcext:value-type="float">
            <text:p>1.31</text:p>
          </table:table-cell>
          <table:table-cell office:value-type="float" office:value="131.5" calcext:value-type="float">
            <text:p>131.5</text:p>
          </table:table-cell>
          <table:table-cell office:value-type="float" office:value="172.15" calcext:value-type="float">
            <text:p>172.15</text:p>
          </table:table-cell>
          <table:table-cell office:value-type="float" office:value="10.54" calcext:value-type="float">
            <text:p>10.54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1">
          <table:table-cell office:value-type="float" office:value="302152" calcext:value-type="float">
            <text:p>302152</text:p>
          </table:table-cell>
          <table:table-cell table:formula="of:=[.A21]/1000/(60*60*24)" office:value-type="time" office:time-value="PT00H05M02.152S" calcext:value-type="time">
            <text:p>00:05:02</text:p>
          </table:table-cell>
          <table:table-cell office:value-type="float" office:value="1.31" calcext:value-type="float">
            <text:p>1.31</text:p>
          </table:table-cell>
          <table:table-cell office:value-type="float" office:value="131.4" calcext:value-type="float">
            <text:p>131.4</text:p>
          </table:table-cell>
          <table:table-cell office:value-type="float" office:value="172.02" calcext:value-type="float">
            <text:p>172.02</text:p>
          </table:table-cell>
          <table:table-cell office:value-type="float" office:value="11.12" calcext:value-type="float">
            <text:p>11.12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318152" calcext:value-type="float">
            <text:p>318152</text:p>
          </table:table-cell>
          <table:table-cell table:formula="of:=[.A22]/1000/(60*60*24)" office:value-type="time" office:time-value="PT00H05M18.152S" calcext:value-type="time">
            <text:p>00:05:18</text:p>
          </table:table-cell>
          <table:table-cell office:value-type="float" office:value="1.31" calcext:value-type="float">
            <text:p>1.31</text:p>
          </table:table-cell>
          <table:table-cell office:value-type="float" office:value="131.3" calcext:value-type="float">
            <text:p>131.3</text:p>
          </table:table-cell>
          <table:table-cell office:value-type="float" office:value="171.89" calcext:value-type="float">
            <text:p>171.89</text:p>
          </table:table-cell>
          <table:table-cell office:value-type="float" office:value="11.71" calcext:value-type="float">
            <text:p>11.71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 office:value-type="float" office:value="334152" calcext:value-type="float">
            <text:p>334152</text:p>
          </table:table-cell>
          <table:table-cell table:formula="of:=[.A23]/1000/(60*60*24)" office:value-type="time" office:time-value="PT00H05M34.152S" calcext:value-type="time">
            <text:p>00:05:34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2.29" calcext:value-type="float">
            <text:p>12.29</text:p>
          </table:table-cell>
          <table:table-cell office:value-type="float" office:value="16.23" calcext:value-type="float">
            <text:p>16.23</text:p>
          </table:table-cell>
        </table:table-row>
        <table:table-row table:style-name="ro1">
          <table:table-cell office:value-type="float" office:value="350152" calcext:value-type="float">
            <text:p>350152</text:p>
          </table:table-cell>
          <table:table-cell table:formula="of:=[.A24]/1000/(60*60*24)" office:value-type="time" office:time-value="PT00H05M50.152S" calcext:value-type="time">
            <text:p>00:05:50</text:p>
          </table:table-cell>
          <table:table-cell office:value-type="float" office:value="1.31" calcext:value-type="float">
            <text:p>1.31</text:p>
          </table:table-cell>
          <table:table-cell office:value-type="float" office:value="131.2" calcext:value-type="float">
            <text:p>131.2</text:p>
          </table:table-cell>
          <table:table-cell office:value-type="float" office:value="171.76" calcext:value-type="float">
            <text:p>171.76</text:p>
          </table:table-cell>
          <table:table-cell office:value-type="float" office:value="12.88" calcext:value-type="float">
            <text:p>12.88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366152" calcext:value-type="float">
            <text:p>366152</text:p>
          </table:table-cell>
          <table:table-cell table:formula="of:=[.A25]/1000/(60*60*24)" office:value-type="time" office:time-value="PT00H06M06.152S" calcext:value-type="time">
            <text:p>00:06:06</text:p>
          </table:table-cell>
          <table:table-cell office:value-type="float" office:value="1.31" calcext:value-type="float">
            <text:p>1.31</text:p>
          </table:table-cell>
          <table:table-cell office:value-type="float" office:value="131.1" calcext:value-type="float">
            <text:p>131.1</text:p>
          </table:table-cell>
          <table:table-cell office:value-type="float" office:value="171.1" calcext:value-type="float">
            <text:p>171.1</text:p>
          </table:table-cell>
          <table:table-cell office:value-type="float" office:value="13.46" calcext:value-type="float">
            <text:p>13.46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382152" calcext:value-type="float">
            <text:p>382152</text:p>
          </table:table-cell>
          <table:table-cell table:formula="of:=[.A26]/1000/(60*60*24)" office:value-type="time" office:time-value="PT00H06M22.152S" calcext:value-type="time">
            <text:p>00:06:22</text:p>
          </table:table-cell>
          <table:table-cell office:value-type="float" office:value="1.31" calcext:value-type="float">
            <text:p>1.31</text:p>
          </table:table-cell>
          <table:table-cell office:value-type="float" office:value="131" calcext:value-type="float">
            <text:p>131</text:p>
          </table:table-cell>
          <table:table-cell office:value-type="float" office:value="170.97" calcext:value-type="float">
            <text:p>170.97</text:p>
          </table:table-cell>
          <table:table-cell office:value-type="float" office:value="14.04" calcext:value-type="float">
            <text:p>14.04</text:p>
          </table:table-cell>
          <table:table-cell office:value-type="float" office:value="18.51" calcext:value-type="float">
            <text:p>18.51</text:p>
          </table:table-cell>
        </table:table-row>
        <table:table-row table:style-name="ro1">
          <table:table-cell office:value-type="float" office:value="398152" calcext:value-type="float">
            <text:p>398152</text:p>
          </table:table-cell>
          <table:table-cell table:formula="of:=[.A27]/1000/(60*60*24)" office:value-type="time" office:time-value="PT00H06M38.152S" calcext:value-type="time">
            <text:p>00:06:38</text:p>
          </table:table-cell>
          <table:table-cell office:value-type="float" office:value="1.31" calcext:value-type="float">
            <text:p>1.31</text:p>
          </table:table-cell>
          <table:table-cell office:value-type="float" office:value="130.9" calcext:value-type="float">
            <text:p>130.9</text:p>
          </table:table-cell>
          <table:table-cell office:value-type="float" office:value="170.84" calcext:value-type="float">
            <text:p>170.84</text:p>
          </table:table-cell>
          <table:table-cell office:value-type="float" office:value="14.62" calcext:value-type="float">
            <text:p>14.62</text:p>
          </table:table-cell>
          <table:table-cell office:value-type="float" office:value="19.27" calcext:value-type="float">
            <text:p>19.27</text:p>
          </table:table-cell>
        </table:table-row>
        <table:table-row table:style-name="ro1">
          <table:table-cell office:value-type="float" office:value="414152" calcext:value-type="float">
            <text:p>414152</text:p>
          </table:table-cell>
          <table:table-cell table:formula="of:=[.A28]/1000/(60*60*24)" office:value-type="time" office:time-value="PT00H06M54.152S" calcext:value-type="time">
            <text:p>00:06:54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15.2" calcext:value-type="float">
            <text:p>15.2</text:p>
          </table:table-cell>
          <table:table-cell office:value-type="float" office:value="20.03" calcext:value-type="float">
            <text:p>20.03</text:p>
          </table:table-cell>
        </table:table-row>
        <table:table-row table:style-name="ro1">
          <table:table-cell office:value-type="float" office:value="430152" calcext:value-type="float">
            <text:p>430152</text:p>
          </table:table-cell>
          <table:table-cell table:formula="of:=[.A29]/1000/(60*60*24)" office:value-type="time" office:time-value="PT00H07M10.152S" calcext:value-type="time">
            <text:p>00:07:10</text:p>
          </table:table-cell>
          <table:table-cell office:value-type="float" office:value="1.31" calcext:value-type="float">
            <text:p>1.31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7" calcext:value-type="float">
            <text:p>170.7</text:p>
          </table:table-cell>
          <table:table-cell office:value-type="float" office:value="15.79" calcext:value-type="float">
            <text:p>15.79</text:p>
          </table:table-cell>
          <table:table-cell office:value-type="float" office:value="20.79" calcext:value-type="float">
            <text:p>20.79</text:p>
          </table:table-cell>
        </table:table-row>
        <table:table-row table:style-name="ro1">
          <table:table-cell office:value-type="float" office:value="446152" calcext:value-type="float">
            <text:p>446152</text:p>
          </table:table-cell>
          <table:table-cell table:formula="of:=[.A30]/1000/(60*60*24)" office:value-type="time" office:time-value="PT00H07M26.152S" calcext:value-type="time">
            <text:p>00:07:26</text:p>
          </table:table-cell>
          <table:table-cell office:value-type="float" office:value="1.3" calcext:value-type="float">
            <text:p>1.3</text:p>
          </table:table-cell>
          <table:table-cell office:value-type="float" office:value="130.8" calcext:value-type="float">
            <text:p>130.8</text:p>
          </table:table-cell>
          <table:table-cell office:value-type="float" office:value="170.18" calcext:value-type="float">
            <text:p>170.18</text:p>
          </table:table-cell>
          <table:table-cell office:value-type="float" office:value="16.37" calcext:value-type="float">
            <text:p>16.37</text:p>
          </table:table-cell>
          <table:table-cell office:value-type="float" office:value="21.55" calcext:value-type="float">
            <text:p>21.55</text:p>
          </table:table-cell>
        </table:table-row>
        <table:table-row table:style-name="ro1">
          <table:table-cell office:value-type="float" office:value="462152" calcext:value-type="float">
            <text:p>462152</text:p>
          </table:table-cell>
          <table:table-cell table:formula="of:=[.A31]/1000/(60*60*24)" office:value-type="time" office:time-value="PT00H07M42.152S" calcext:value-type="time">
            <text:p>00:07:42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6.95" calcext:value-type="float">
            <text:p>16.95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478152" calcext:value-type="float">
            <text:p>478152</text:p>
          </table:table-cell>
          <table:table-cell table:formula="of:=[.A32]/1000/(60*60*24)" office:value-type="time" office:time-value="PT00H07M58.152S" calcext:value-type="time">
            <text:p>00:07:58</text:p>
          </table:table-cell>
          <table:table-cell office:value-type="float" office:value="1.3" calcext:value-type="float">
            <text:p>1.3</text:p>
          </table:table-cell>
          <table:table-cell office:value-type="float" office:value="130.6" calcext:value-type="float">
            <text:p>130.6</text:p>
          </table:table-cell>
          <table:table-cell office:value-type="float" office:value="169.92" calcext:value-type="float">
            <text:p>169.92</text:p>
          </table:table-cell>
          <table:table-cell office:value-type="float" office:value="17.53" calcext:value-type="float">
            <text:p>17.53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1">
          <table:table-cell office:value-type="float" office:value="494152" calcext:value-type="float">
            <text:p>494152</text:p>
          </table:table-cell>
          <table:table-cell table:formula="of:=[.A33]/1000/(60*60*24)" office:value-type="time" office:time-value="PT00H08M14.152S" calcext:value-type="time">
            <text:p>00:08:14</text:p>
          </table:table-cell>
          <table:table-cell office:value-type="float" office:value="1.3" calcext:value-type="float">
            <text:p>1.3</text:p>
          </table:table-cell>
          <table:table-cell office:value-type="float" office:value="130.5" calcext:value-type="float">
            <text:p>130.5</text:p>
          </table:table-cell>
          <table:table-cell office:value-type="float" office:value="169.79" calcext:value-type="float">
            <text:p>169.79</text:p>
          </table:table-cell>
          <table:table-cell office:value-type="float" office:value="18.11" calcext:value-type="float">
            <text:p>18.11</text:p>
          </table:table-cell>
          <table:table-cell office:value-type="float" office:value="23.81" calcext:value-type="float">
            <text:p>23.81</text:p>
          </table:table-cell>
        </table:table-row>
        <table:table-row table:style-name="ro1">
          <table:table-cell office:value-type="float" office:value="510152" calcext:value-type="float">
            <text:p>510152</text:p>
          </table:table-cell>
          <table:table-cell table:formula="of:=[.A34]/1000/(60*60*24)" office:value-type="time" office:time-value="PT00H08M30.152S" calcext:value-type="time">
            <text:p>00:08:30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66" calcext:value-type="float">
            <text:p>169.66</text:p>
          </table:table-cell>
          <table:table-cell office:value-type="float" office:value="18.69" calcext:value-type="float">
            <text:p>18.69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float" office:value="526150" calcext:value-type="float">
            <text:p>526150</text:p>
          </table:table-cell>
          <table:table-cell table:formula="of:=[.A35]/1000/(60*60*24)" office:value-type="time" office:time-value="PT00H08M46.15S" calcext:value-type="time">
            <text:p>00:08:46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9.27" calcext:value-type="float">
            <text:p>19.27</text:p>
          </table:table-cell>
          <table:table-cell office:value-type="float" office:value="25.32" calcext:value-type="float">
            <text:p>25.32</text:p>
          </table:table-cell>
        </table:table-row>
        <table:table-row table:style-name="ro1">
          <table:table-cell office:value-type="float" office:value="542152" calcext:value-type="float">
            <text:p>542152</text:p>
          </table:table-cell>
          <table:table-cell table:formula="of:=[.A36]/1000/(60*60*24)" office:value-type="time" office:time-value="PT00H09M02.152S" calcext:value-type="time">
            <text:p>00:09:02</text:p>
          </table:table-cell>
          <table:table-cell office:value-type="float" office:value="1.3" calcext:value-type="float">
            <text:p>1.3</text:p>
          </table:table-cell>
          <table:table-cell office:value-type="float" office:value="130.4" calcext:value-type="float">
            <text:p>130.4</text:p>
          </table:table-cell>
          <table:table-cell office:value-type="float" office:value="169.13" calcext:value-type="float">
            <text:p>169.13</text:p>
          </table:table-cell>
          <table:table-cell office:value-type="float" office:value="19.85" calcext:value-type="float">
            <text:p>19.85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558152" calcext:value-type="float">
            <text:p>558152</text:p>
          </table:table-cell>
          <table:table-cell table:formula="of:=[.A37]/1000/(60*60*24)" office:value-type="time" office:time-value="PT00H09M18.152S" calcext:value-type="time">
            <text:p>00:09:18</text:p>
          </table:table-cell>
          <table:table-cell office:value-type="float" office:value="1.3" calcext:value-type="float">
            <text:p>1.3</text:p>
          </table:table-cell>
          <table:table-cell office:value-type="float" office:value="130.3" calcext:value-type="float">
            <text:p>130.3</text:p>
          </table:table-cell>
          <table:table-cell office:value-type="float" office:value="169" calcext:value-type="float">
            <text:p>169</text:p>
          </table:table-cell>
          <table:table-cell office:value-type="float" office:value="20.43" calcext:value-type="float">
            <text:p>20.43</text:p>
          </table:table-cell>
          <table:table-cell office:value-type="float" office:value="26.83" calcext:value-type="float">
            <text:p>26.83</text:p>
          </table:table-cell>
        </table:table-row>
        <table:table-row table:style-name="ro1">
          <table:table-cell office:value-type="float" office:value="574150" calcext:value-type="float">
            <text:p>574150</text:p>
          </table:table-cell>
          <table:table-cell table:formula="of:=[.A38]/1000/(60*60*24)" office:value-type="time" office:time-value="PT00H09M34.15S" calcext:value-type="time">
            <text:p>00:09:34</text:p>
          </table:table-cell>
          <table:table-cell office:value-type="float" office:value="1.3" calcext:value-type="float">
            <text:p>1.3</text:p>
          </table:table-cell>
          <table:table-cell office:value-type="float" office:value="130.2" calcext:value-type="float">
            <text:p>130.2</text:p>
          </table:table-cell>
          <table:table-cell office:value-type="float" office:value="168.87" calcext:value-type="float">
            <text:p>168.87</text:p>
          </table:table-cell>
          <table:table-cell office:value-type="float" office:value="21.01" calcext:value-type="float">
            <text:p>21.01</text:p>
          </table:table-cell>
          <table:table-cell office:value-type="float" office:value="27.58" calcext:value-type="float">
            <text:p>27.58</text:p>
          </table:table-cell>
        </table:table-row>
        <table:table-row table:style-name="ro1">
          <table:table-cell office:value-type="float" office:value="590152" calcext:value-type="float">
            <text:p>590152</text:p>
          </table:table-cell>
          <table:table-cell table:formula="of:=[.A39]/1000/(60*60*24)" office:value-type="time" office:time-value="PT00H09M50.152S" calcext:value-type="time">
            <text:p>00:09:50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21.58" calcext:value-type="float">
            <text:p>21.58</text:p>
          </table:table-cell>
          <table:table-cell office:value-type="float" office:value="28.33" calcext:value-type="float">
            <text:p>28.33</text:p>
          </table:table-cell>
        </table:table-row>
        <table:table-row table:style-name="ro1">
          <table:table-cell office:value-type="float" office:value="606152" calcext:value-type="float">
            <text:p>606152</text:p>
          </table:table-cell>
          <table:table-cell table:formula="of:=[.A40]/1000/(60*60*24)" office:value-type="time" office:time-value="PT00H10M06.152S" calcext:value-type="time">
            <text:p>00:10:06</text:p>
          </table:table-cell>
          <table:table-cell office:value-type="float" office:value="1.3" calcext:value-type="float">
            <text:p>1.3</text:p>
          </table:table-cell>
          <table:table-cell office:value-type="float" office:value="130.1" calcext:value-type="float">
            <text:p>130.1</text:p>
          </table:table-cell>
          <table:table-cell office:value-type="float" office:value="168.74" calcext:value-type="float">
            <text:p>168.74</text:p>
          </table:table-cell>
          <table:table-cell office:value-type="float" office:value="22.16" calcext:value-type="float">
            <text:p>22.16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float" office:value="622152" calcext:value-type="float">
            <text:p>622152</text:p>
          </table:table-cell>
          <table:table-cell table:formula="of:=[.A41]/1000/(60*60*24)" office:value-type="time" office:time-value="PT00H10M22.152S" calcext:value-type="time">
            <text:p>00:10:22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22.74" calcext:value-type="float">
            <text:p>22.74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float" office:value="638152" calcext:value-type="float">
            <text:p>638152</text:p>
          </table:table-cell>
          <table:table-cell table:formula="of:=[.A42]/1000/(60*60*24)" office:value-type="time" office:time-value="PT00H10M38.152S" calcext:value-type="time">
            <text:p>00:10:38</text:p>
          </table:table-cell>
          <table:table-cell office:value-type="float" office:value="1.3" calcext:value-type="float">
            <text:p>1.3</text:p>
          </table:table-cell>
          <table:table-cell office:value-type="float" office:value="130" calcext:value-type="float">
            <text:p>130</text:p>
          </table:table-cell>
          <table:table-cell office:value-type="float" office:value="168.61" calcext:value-type="float">
            <text:p>168.61</text:p>
          </table:table-cell>
          <table:table-cell office:value-type="float" office:value="23.32" calcext:value-type="float">
            <text:p>23.32</text:p>
          </table:table-cell>
          <table:table-cell office:value-type="float" office:value="30.58" calcext:value-type="float">
            <text:p>30.58</text:p>
          </table:table-cell>
        </table:table-row>
        <table:table-row table:style-name="ro1">
          <table:table-cell office:value-type="float" office:value="654152" calcext:value-type="float">
            <text:p>654152</text:p>
          </table:table-cell>
          <table:table-cell table:formula="of:=[.A43]/1000/(60*60*24)" office:value-type="time" office:time-value="PT00H10M54.152S" calcext:value-type="time">
            <text:p>00:10:54</text:p>
          </table:table-cell>
          <table:table-cell office:value-type="float" office:value="1.29" calcext:value-type="float">
            <text:p>1.29</text:p>
          </table:table-cell>
          <table:table-cell office:value-type="float" office:value="130" calcext:value-type="float">
            <text:p>130</text:p>
          </table:table-cell>
          <table:table-cell office:value-type="float" office:value="168.09" calcext:value-type="float">
            <text:p>168.09</text:p>
          </table:table-cell>
          <table:table-cell office:value-type="float" office:value="23.9" calcext:value-type="float">
            <text:p>23.9</text:p>
          </table:table-cell>
          <table:table-cell office:value-type="float" office:value="31.32" calcext:value-type="float">
            <text:p>31.32</text:p>
          </table:table-cell>
        </table:table-row>
        <table:table-row table:style-name="ro1">
          <table:table-cell office:value-type="float" office:value="670152" calcext:value-type="float">
            <text:p>670152</text:p>
          </table:table-cell>
          <table:table-cell table:formula="of:=[.A44]/1000/(60*60*24)" office:value-type="time" office:time-value="PT00H11M10.152S" calcext:value-type="time">
            <text:p>00:11:10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4.47" calcext:value-type="float">
            <text:p>24.47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float" office:value="686152" calcext:value-type="float">
            <text:p>686152</text:p>
          </table:table-cell>
          <table:table-cell table:formula="of:=[.A45]/1000/(60*60*24)" office:value-type="time" office:time-value="PT00H11M26.152S" calcext:value-type="time">
            <text:p>00:11:26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5.05" calcext:value-type="float">
            <text:p>25.05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float" office:value="702152" calcext:value-type="float">
            <text:p>702152</text:p>
          </table:table-cell>
          <table:table-cell table:formula="of:=[.A46]/1000/(60*60*24)" office:value-type="time" office:time-value="PT00H11M42.152S" calcext:value-type="time">
            <text:p>00:11:42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5.63" calcext:value-type="float">
            <text:p>25.63</text:p>
          </table:table-cell>
          <table:table-cell office:value-type="float" office:value="33.56" calcext:value-type="float">
            <text:p>33.56</text:p>
          </table:table-cell>
        </table:table-row>
        <table:table-row table:style-name="ro1">
          <table:table-cell office:value-type="float" office:value="718152" calcext:value-type="float">
            <text:p>718152</text:p>
          </table:table-cell>
          <table:table-cell table:formula="of:=[.A47]/1000/(60*60*24)" office:value-type="time" office:time-value="PT00H11M58.152S" calcext:value-type="time">
            <text:p>00:11:58</text:p>
          </table:table-cell>
          <table:table-cell office:value-type="float" office:value="1.29" calcext:value-type="float">
            <text:p>1.29</text:p>
          </table:table-cell>
          <table:table-cell office:value-type="float" office:value="129.8" calcext:value-type="float">
            <text:p>129.8</text:p>
          </table:table-cell>
          <table:table-cell office:value-type="float" office:value="167.83" calcext:value-type="float">
            <text:p>167.83</text:p>
          </table:table-cell>
          <table:table-cell office:value-type="float" office:value="26.2" calcext:value-type="float">
            <text:p>26.2</text:p>
          </table:table-cell>
          <table:table-cell office:value-type="float" office:value="34.31" calcext:value-type="float">
            <text:p>34.31</text:p>
          </table:table-cell>
        </table:table-row>
        <table:table-row table:style-name="ro1">
          <table:table-cell office:value-type="float" office:value="734152" calcext:value-type="float">
            <text:p>734152</text:p>
          </table:table-cell>
          <table:table-cell table:formula="of:=[.A48]/1000/(60*60*24)" office:value-type="time" office:time-value="PT00H12M14.152S" calcext:value-type="time">
            <text:p>00:12:14</text:p>
          </table:table-cell>
          <table:table-cell office:value-type="float" office:value="1.29" calcext:value-type="float">
            <text:p>1.29</text:p>
          </table:table-cell>
          <table:table-cell office:value-type="float" office:value="129.7" calcext:value-type="float">
            <text:p>129.7</text:p>
          </table:table-cell>
          <table:table-cell office:value-type="float" office:value="167.7" calcext:value-type="float">
            <text:p>167.7</text:p>
          </table:table-cell>
          <table:table-cell office:value-type="float" office:value="26.78" calcext:value-type="float">
            <text:p>26.78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1">
          <table:table-cell office:value-type="float" office:value="750152" calcext:value-type="float">
            <text:p>750152</text:p>
          </table:table-cell>
          <table:table-cell table:formula="of:=[.A49]/1000/(60*60*24)" office:value-type="time" office:time-value="PT00H12M30.152S" calcext:value-type="time">
            <text:p>00:12:30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57" calcext:value-type="float">
            <text:p>167.57</text:p>
          </table:table-cell>
          <table:table-cell office:value-type="float" office:value="27.36" calcext:value-type="float">
            <text:p>27.36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766152" calcext:value-type="float">
            <text:p>766152</text:p>
          </table:table-cell>
          <table:table-cell table:formula="of:=[.A50]/1000/(60*60*24)" office:value-type="time" office:time-value="PT00H12M46.152S" calcext:value-type="time">
            <text:p>00:12:46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7.93" calcext:value-type="float">
            <text:p>27.93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office:value-type="float" office:value="782152" calcext:value-type="float">
            <text:p>782152</text:p>
          </table:table-cell>
          <table:table-cell table:formula="of:=[.A51]/1000/(60*60*24)" office:value-type="time" office:time-value="PT00H13M02.152S" calcext:value-type="time">
            <text:p>00:13:02</text:p>
          </table:table-cell>
          <table:table-cell office:value-type="float" office:value="1.29" calcext:value-type="float">
            <text:p>1.29</text:p>
          </table:table-cell>
          <table:table-cell office:value-type="float" office:value="129.6" calcext:value-type="float">
            <text:p>129.6</text:p>
          </table:table-cell>
          <table:table-cell office:value-type="float" office:value="167.05" calcext:value-type="float">
            <text:p>167.05</text:p>
          </table:table-cell>
          <table:table-cell office:value-type="float" office:value="28.51" calcext:value-type="float">
            <text:p>28.51</text:p>
          </table:table-cell>
          <table:table-cell office:value-type="float" office:value="37.28" calcext:value-type="float">
            <text:p>37.28</text:p>
          </table:table-cell>
        </table:table-row>
        <table:table-row table:style-name="ro1">
          <table:table-cell office:value-type="float" office:value="798152" calcext:value-type="float">
            <text:p>798152</text:p>
          </table:table-cell>
          <table:table-cell table:formula="of:=[.A52]/1000/(60*60*24)" office:value-type="time" office:time-value="PT00H13M18.152S" calcext:value-type="time">
            <text:p>00:13:18</text:p>
          </table:table-cell>
          <table:table-cell office:value-type="float" office:value="1.29" calcext:value-type="float">
            <text:p>1.29</text:p>
          </table:table-cell>
          <table:table-cell office:value-type="float" office:value="129.5" calcext:value-type="float">
            <text:p>129.5</text:p>
          </table:table-cell>
          <table:table-cell office:value-type="float" office:value="166.92" calcext:value-type="float">
            <text:p>166.92</text:p>
          </table:table-cell>
          <table:table-cell office:value-type="float" office:value="29.08" calcext:value-type="float">
            <text:p>29.08</text:p>
          </table:table-cell>
          <table:table-cell office:value-type="float" office:value="38.03" calcext:value-type="float">
            <text:p>38.03</text:p>
          </table:table-cell>
        </table:table-row>
        <table:table-row table:style-name="ro1">
          <table:table-cell office:value-type="float" office:value="814152" calcext:value-type="float">
            <text:p>814152</text:p>
          </table:table-cell>
          <table:table-cell table:formula="of:=[.A53]/1000/(60*60*24)" office:value-type="time" office:time-value="PT00H13M34.152S" calcext:value-type="time">
            <text:p>00:13:34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29.66" calcext:value-type="float">
            <text:p>29.66</text:p>
          </table:table-cell>
          <table:table-cell office:value-type="float" office:value="38.77" calcext:value-type="float">
            <text:p>38.77</text:p>
          </table:table-cell>
        </table:table-row>
        <table:table-row table:style-name="ro1">
          <table:table-cell office:value-type="float" office:value="830152" calcext:value-type="float">
            <text:p>830152</text:p>
          </table:table-cell>
          <table:table-cell table:formula="of:=[.A54]/1000/(60*60*24)" office:value-type="time" office:time-value="PT00H13M50.152S" calcext:value-type="time">
            <text:p>00:13:50</text:p>
          </table:table-cell>
          <table:table-cell office:value-type="float" office:value="1.29" calcext:value-type="float">
            <text:p>1.29</text:p>
          </table:table-cell>
          <table:table-cell office:value-type="float" office:value="129.4" calcext:value-type="float">
            <text:p>129.4</text:p>
          </table:table-cell>
          <table:table-cell office:value-type="float" office:value="166.79" calcext:value-type="float">
            <text:p>166.79</text:p>
          </table:table-cell>
          <table:table-cell office:value-type="float" office:value="30.23" calcext:value-type="float">
            <text:p>30.23</text:p>
          </table:table-cell>
          <table:table-cell office:value-type="float" office:value="39.51" calcext:value-type="float">
            <text:p>39.51</text:p>
          </table:table-cell>
        </table:table-row>
        <table:table-row table:style-name="ro1">
          <table:table-cell office:value-type="float" office:value="846152" calcext:value-type="float">
            <text:p>846152</text:p>
          </table:table-cell>
          <table:table-cell table:formula="of:=[.A55]/1000/(60*60*24)" office:value-type="time" office:time-value="PT00H14M06.152S" calcext:value-type="time">
            <text:p>00:14:06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30.81" calcext:value-type="float">
            <text:p>30.81</text:p>
          </table:table-cell>
          <table:table-cell office:value-type="float" office:value="40.25" calcext:value-type="float">
            <text:p>40.25</text:p>
          </table:table-cell>
        </table:table-row>
        <table:table-row table:style-name="ro1">
          <table:table-cell office:value-type="float" office:value="862152" calcext:value-type="float">
            <text:p>862152</text:p>
          </table:table-cell>
          <table:table-cell table:formula="of:=[.A56]/1000/(60*60*24)" office:value-type="time" office:time-value="PT00H14M22.152S" calcext:value-type="time">
            <text:p>00:14:22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31.38" calcext:value-type="float">
            <text:p>31.38</text:p>
          </table:table-cell>
          <table:table-cell office:value-type="float" office:value="40.99" calcext:value-type="float">
            <text:p>40.99</text:p>
          </table:table-cell>
        </table:table-row>
        <table:table-row table:style-name="ro1">
          <table:table-cell office:value-type="float" office:value="878152" calcext:value-type="float">
            <text:p>878152</text:p>
          </table:table-cell>
          <table:table-cell table:formula="of:=[.A57]/1000/(60*60*24)" office:value-type="time" office:time-value="PT00H14M38.152S" calcext:value-type="time">
            <text:p>00:14:38</text:p>
          </table:table-cell>
          <table:table-cell office:value-type="float" office:value="1.29" calcext:value-type="float">
            <text:p>1.29</text:p>
          </table:table-cell>
          <table:table-cell office:value-type="float" office:value="129.3" calcext:value-type="float">
            <text:p>129.3</text:p>
          </table:table-cell>
          <table:table-cell office:value-type="float" office:value="166.66" calcext:value-type="float">
            <text:p>166.66</text:p>
          </table:table-cell>
          <table:table-cell office:value-type="float" office:value="31.96" calcext:value-type="float">
            <text:p>31.96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1">
          <table:table-cell office:value-type="float" office:value="894152" calcext:value-type="float">
            <text:p>894152</text:p>
          </table:table-cell>
          <table:table-cell table:formula="of:=[.A58]/1000/(60*60*24)" office:value-type="time" office:time-value="PT00H14M54.152S" calcext:value-type="time">
            <text:p>00:14:54</text:p>
          </table:table-cell>
          <table:table-cell office:value-type="float" office:value="1.29" calcext:value-type="float">
            <text:p>1.29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53" calcext:value-type="float">
            <text:p>166.53</text:p>
          </table:table-cell>
          <table:table-cell office:value-type="float" office:value="32.53" calcext:value-type="float">
            <text:p>32.53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 office:value-type="float" office:value="910152" calcext:value-type="float">
            <text:p>910152</text:p>
          </table:table-cell>
          <table:table-cell table:formula="of:=[.A59]/1000/(60*60*24)" office:value-type="time" office:time-value="PT00H15M10.152S" calcext:value-type="time">
            <text:p>00:15:10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33.11" calcext:value-type="float">
            <text:p>33.11</text:p>
          </table:table-cell>
          <table:table-cell office:value-type="float" office:value="43.21" calcext:value-type="float">
            <text:p>43.21</text:p>
          </table:table-cell>
        </table:table-row>
        <table:table-row table:style-name="ro1">
          <table:table-cell office:value-type="float" office:value="926152" calcext:value-type="float">
            <text:p>926152</text:p>
          </table:table-cell>
          <table:table-cell table:formula="of:=[.A60]/1000/(60*60*24)" office:value-type="time" office:time-value="PT00H15M26.152S" calcext:value-type="time">
            <text:p>00:15:26</text:p>
          </table:table-cell>
          <table:table-cell office:value-type="float" office:value="1.28" calcext:value-type="float">
            <text:p>1.28</text:p>
          </table:table-cell>
          <table:table-cell office:value-type="float" office:value="129.2" calcext:value-type="float">
            <text:p>129.2</text:p>
          </table:table-cell>
          <table:table-cell office:value-type="float" office:value="166.01" calcext:value-type="float">
            <text:p>166.01</text:p>
          </table:table-cell>
          <table:table-cell office:value-type="float" office:value="33.68" calcext:value-type="float">
            <text:p>33.68</text:p>
          </table:table-cell>
          <table:table-cell office:value-type="float" office:value="43.95" calcext:value-type="float">
            <text:p>43.95</text:p>
          </table:table-cell>
        </table:table-row>
        <table:table-row table:style-name="ro1">
          <table:table-cell office:value-type="float" office:value="942152" calcext:value-type="float">
            <text:p>942152</text:p>
          </table:table-cell>
          <table:table-cell table:formula="of:=[.A61]/1000/(60*60*24)" office:value-type="time" office:time-value="PT00H15M42.152S" calcext:value-type="time">
            <text:p>00:15:42</text:p>
          </table:table-cell>
          <table:table-cell office:value-type="float" office:value="1.28" calcext:value-type="float">
            <text:p>1.28</text:p>
          </table:table-cell>
          <table:table-cell office:value-type="float" office:value="129.1" calcext:value-type="float">
            <text:p>129.1</text:p>
          </table:table-cell>
          <table:table-cell office:value-type="float" office:value="165.88" calcext:value-type="float">
            <text:p>165.88</text:p>
          </table:table-cell>
          <table:table-cell office:value-type="float" office:value="34.26" calcext:value-type="float">
            <text:p>34.26</text:p>
          </table:table-cell>
          <table:table-cell office:value-type="float" office:value="44.68" calcext:value-type="float">
            <text:p>44.68</text:p>
          </table:table-cell>
        </table:table-row>
        <table:table-row table:style-name="ro1">
          <table:table-cell office:value-type="float" office:value="958152" calcext:value-type="float">
            <text:p>958152</text:p>
          </table:table-cell>
          <table:table-cell table:formula="of:=[.A62]/1000/(60*60*24)" office:value-type="time" office:time-value="PT00H15M58.152S" calcext:value-type="time">
            <text:p>00:15:58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34.83" calcext:value-type="float">
            <text:p>34.83</text:p>
          </table:table-cell>
          <table:table-cell office:value-type="float" office:value="45.42" calcext:value-type="float">
            <text:p>45.42</text:p>
          </table:table-cell>
        </table:table-row>
        <table:table-row table:style-name="ro1">
          <table:table-cell office:value-type="float" office:value="974152" calcext:value-type="float">
            <text:p>974152</text:p>
          </table:table-cell>
          <table:table-cell table:formula="of:=[.A63]/1000/(60*60*24)" office:value-type="time" office:time-value="PT00H16M14.152S" calcext:value-type="time">
            <text:p>00:16:14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35.4" calcext:value-type="float">
            <text:p>35.4</text:p>
          </table:table-cell>
          <table:table-cell office:value-type="float" office:value="46.16" calcext:value-type="float">
            <text:p>46.16</text:p>
          </table:table-cell>
        </table:table-row>
        <table:table-row table:style-name="ro1">
          <table:table-cell office:value-type="float" office:value="990152" calcext:value-type="float">
            <text:p>990152</text:p>
          </table:table-cell>
          <table:table-cell table:formula="of:=[.A64]/1000/(60*60*24)" office:value-type="time" office:time-value="PT00H16M30.152S" calcext:value-type="time">
            <text:p>00:16:30</text:p>
          </table:table-cell>
          <table:table-cell office:value-type="float" office:value="1.28" calcext:value-type="float">
            <text:p>1.28</text:p>
          </table:table-cell>
          <table:table-cell office:value-type="float" office:value="129" calcext:value-type="float">
            <text:p>129</text:p>
          </table:table-cell>
          <table:table-cell office:value-type="float" office:value="165.75" calcext:value-type="float">
            <text:p>165.75</text:p>
          </table:table-cell>
          <table:table-cell office:value-type="float" office:value="35.98" calcext:value-type="float">
            <text:p>35.98</text:p>
          </table:table-cell>
          <table:table-cell office:value-type="float" office:value="46.89" calcext:value-type="float">
            <text:p>46.89</text:p>
          </table:table-cell>
        </table:table-row>
        <table:table-row table:style-name="ro1">
          <table:table-cell office:value-type="float" office:value="1006152" calcext:value-type="float">
            <text:p>1006152</text:p>
          </table:table-cell>
          <table:table-cell table:formula="of:=[.A65]/1000/(60*60*24)" office:value-type="time" office:time-value="PT00H16M46.152S" calcext:value-type="time">
            <text:p>00:16:46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62" calcext:value-type="float">
            <text:p>165.62</text:p>
          </table:table-cell>
          <table:table-cell office:value-type="float" office:value="36.55" calcext:value-type="float">
            <text:p>36.55</text:p>
          </table:table-cell>
          <table:table-cell office:value-type="float" office:value="47.63" calcext:value-type="float">
            <text:p>47.63</text:p>
          </table:table-cell>
        </table:table-row>
        <table:table-row table:style-name="ro1">
          <table:table-cell office:value-type="float" office:value="1022152" calcext:value-type="float">
            <text:p>1022152</text:p>
          </table:table-cell>
          <table:table-cell table:formula="of:=[.A66]/1000/(60*60*24)" office:value-type="time" office:time-value="PT00H17M02.152S" calcext:value-type="time">
            <text:p>00:17:02</text:p>
          </table:table-cell>
          <table:table-cell office:value-type="float" office:value="1.28" calcext:value-type="float">
            <text:p>1.28</text:p>
          </table:table-cell>
          <table:table-cell office:value-type="float" office:value="128.9" calcext:value-type="float">
            <text:p>128.9</text:p>
          </table:table-cell>
          <table:table-cell office:value-type="float" office:value="165.11" calcext:value-type="float">
            <text:p>165.11</text:p>
          </table:table-cell>
          <table:table-cell office:value-type="float" office:value="37.12" calcext:value-type="float">
            <text:p>37.12</text:p>
          </table:table-cell>
          <table:table-cell office:value-type="float" office:value="48.37" calcext:value-type="float">
            <text:p>48.37</text:p>
          </table:table-cell>
        </table:table-row>
        <table:table-row table:style-name="ro1">
          <table:table-cell office:value-type="float" office:value="1038152" calcext:value-type="float">
            <text:p>1038152</text:p>
          </table:table-cell>
          <table:table-cell table:formula="of:=[.A67]/1000/(60*60*24)" office:value-type="time" office:time-value="PT00H17M18.152S" calcext:value-type="time">
            <text:p>00:17:18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37.69" calcext:value-type="float">
            <text:p>37.69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float" office:value="1054152" calcext:value-type="float">
            <text:p>1054152</text:p>
          </table:table-cell>
          <table:table-cell table:formula="of:=[.A68]/1000/(60*60*24)" office:value-type="time" office:time-value="PT00H17M34.152S" calcext:value-type="time">
            <text:p>00:17:34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5.49" calcext:value-type="float">
            <text:p>165.49</text:p>
          </table:table-cell>
          <table:table-cell office:value-type="float" office:value="38.27" calcext:value-type="float">
            <text:p>38.27</text:p>
          </table:table-cell>
          <table:table-cell office:value-type="float" office:value="49.84" calcext:value-type="float">
            <text:p>49.84</text:p>
          </table:table-cell>
        </table:table-row>
        <table:table-row table:style-name="ro1">
          <table:table-cell office:value-type="float" office:value="1070152" calcext:value-type="float">
            <text:p>1070152</text:p>
          </table:table-cell>
          <table:table-cell table:formula="of:=[.A69]/1000/(60*60*24)" office:value-type="time" office:time-value="PT00H17M50.152S" calcext:value-type="time">
            <text:p>00:17:50</text:p>
          </table:table-cell>
          <table:table-cell office:value-type="float" office:value="1.28" calcext:value-type="float">
            <text:p>1.28</text:p>
          </table:table-cell>
          <table:table-cell office:value-type="float" office:value="128.8" calcext:value-type="float">
            <text:p>128.8</text:p>
          </table:table-cell>
          <table:table-cell office:value-type="float" office:value="164.98" calcext:value-type="float">
            <text:p>164.98</text:p>
          </table:table-cell>
          <table:table-cell office:value-type="float" office:value="38.84" calcext:value-type="float">
            <text:p>38.84</text:p>
          </table:table-cell>
          <table:table-cell office:value-type="float" office:value="50.57" calcext:value-type="float">
            <text:p>50.57</text:p>
          </table:table-cell>
        </table:table-row>
        <table:table-row table:style-name="ro1">
          <table:table-cell office:value-type="float" office:value="1086152" calcext:value-type="float">
            <text:p>1086152</text:p>
          </table:table-cell>
          <table:table-cell table:formula="of:=[.A70]/1000/(60*60*24)" office:value-type="time" office:time-value="PT00H18M06.152S" calcext:value-type="time">
            <text:p>00:18:06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5.36" calcext:value-type="float">
            <text:p>165.36</text:p>
          </table:table-cell>
          <table:table-cell office:value-type="float" office:value="39.41" calcext:value-type="float">
            <text:p>39.41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float" office:value="1102152" calcext:value-type="float">
            <text:p>1102152</text:p>
          </table:table-cell>
          <table:table-cell table:formula="of:=[.A71]/1000/(60*60*24)" office:value-type="time" office:time-value="PT00H18M22.152S" calcext:value-type="time">
            <text:p>00:18:22</text:p>
          </table:table-cell>
          <table:table-cell office:value-type="float" office:value="1.28" calcext:value-type="float">
            <text:p>1.28</text:p>
          </table:table-cell>
          <table:table-cell office:value-type="float" office:value="128.7" calcext:value-type="float">
            <text:p>128.7</text:p>
          </table:table-cell>
          <table:table-cell office:value-type="float" office:value="164.85" calcext:value-type="float">
            <text:p>164.85</text:p>
          </table:table-cell>
          <table:table-cell office:value-type="float" office:value="39.98" calcext:value-type="float">
            <text:p>39.98</text:p>
          </table:table-cell>
          <table:table-cell office:value-type="float" office:value="52.04" calcext:value-type="float">
            <text:p>52.04</text:p>
          </table:table-cell>
        </table:table-row>
        <table:table-row table:style-name="ro1">
          <table:table-cell office:value-type="float" office:value="1118152" calcext:value-type="float">
            <text:p>1118152</text:p>
          </table:table-cell>
          <table:table-cell table:formula="of:=[.A72]/1000/(60*60*24)" office:value-type="time" office:time-value="PT00H18M38.152S" calcext:value-type="time">
            <text:p>00:18:38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0.55" calcext:value-type="float">
            <text:p>40.55</text:p>
          </table:table-cell>
          <table:table-cell office:value-type="float" office:value="52.77" calcext:value-type="float">
            <text:p>52.77</text:p>
          </table:table-cell>
        </table:table-row>
        <table:table-row table:style-name="ro1">
          <table:table-cell office:value-type="float" office:value="1134152" calcext:value-type="float">
            <text:p>1134152</text:p>
          </table:table-cell>
          <table:table-cell table:formula="of:=[.A73]/1000/(60*60*24)" office:value-type="time" office:time-value="PT00H18M54.152S" calcext:value-type="time">
            <text:p>00:18:54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1.13" calcext:value-type="float">
            <text:p>41.13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1150152" calcext:value-type="float">
            <text:p>1150152</text:p>
          </table:table-cell>
          <table:table-cell table:formula="of:=[.A74]/1000/(60*60*24)" office:value-type="time" office:time-value="PT00H19M10.152S" calcext:value-type="time">
            <text:p>00:19:10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41.7" calcext:value-type="float">
            <text:p>41.7</text:p>
          </table:table-cell>
          <table:table-cell office:value-type="float" office:value="54.23" calcext:value-type="float">
            <text:p>54.23</text:p>
          </table:table-cell>
        </table:table-row>
        <table:table-row table:style-name="ro1">
          <table:table-cell office:value-type="float" office:value="1166152" calcext:value-type="float">
            <text:p>1166152</text:p>
          </table:table-cell>
          <table:table-cell table:formula="of:=[.A75]/1000/(60*60*24)" office:value-type="time" office:time-value="PT00H19M26.152S" calcext:value-type="time">
            <text:p>00:19:26</text:p>
          </table:table-cell>
          <table:table-cell office:value-type="float" office:value="1.28" calcext:value-type="float">
            <text:p>1.28</text:p>
          </table:table-cell>
          <table:table-cell office:value-type="float" office:value="128.6" calcext:value-type="float">
            <text:p>128.6</text:p>
          </table:table-cell>
          <table:table-cell office:value-type="float" office:value="164.72" calcext:value-type="float">
            <text:p>164.72</text:p>
          </table:table-cell>
          <table:table-cell office:value-type="float" office:value="42.27" calcext:value-type="float">
            <text:p>42.27</text:p>
          </table:table-cell>
          <table:table-cell office:value-type="float" office:value="54.97" calcext:value-type="float">
            <text:p>54.97</text:p>
          </table:table-cell>
        </table:table-row>
        <table:table-row table:style-name="ro1">
          <table:table-cell office:value-type="float" office:value="1182152" calcext:value-type="float">
            <text:p>1182152</text:p>
          </table:table-cell>
          <table:table-cell table:formula="of:=[.A76]/1000/(60*60*24)" office:value-type="time" office:time-value="PT00H19M42.152S" calcext:value-type="time">
            <text:p>00:19:42</text:p>
          </table:table-cell>
          <table:table-cell office:value-type="float" office:value="1.28" calcext:value-type="float">
            <text:p>1.28</text:p>
          </table:table-cell>
          <table:table-cell office:value-type="float" office:value="128.5" calcext:value-type="float">
            <text:p>128.5</text:p>
          </table:table-cell>
          <table:table-cell office:value-type="float" office:value="164.59" calcext:value-type="float">
            <text:p>164.59</text:p>
          </table:table-cell>
          <table:table-cell office:value-type="float" office:value="42.84" calcext:value-type="float">
            <text:p>42.84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1198152" calcext:value-type="float">
            <text:p>1198152</text:p>
          </table:table-cell>
          <table:table-cell table:formula="of:=[.A77]/1000/(60*60*24)" office:value-type="time" office:time-value="PT00H19M58.152S" calcext:value-type="time">
            <text:p>00:19:58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43.41" calcext:value-type="float">
            <text:p>43.41</text:p>
          </table:table-cell>
          <table:table-cell office:value-type="float" office:value="56.43" calcext:value-type="float">
            <text:p>56.43</text:p>
          </table:table-cell>
        </table:table-row>
        <table:table-row table:style-name="ro1">
          <table:table-cell office:value-type="float" office:value="1214152" calcext:value-type="float">
            <text:p>1214152</text:p>
          </table:table-cell>
          <table:table-cell table:formula="of:=[.A78]/1000/(60*60*24)" office:value-type="time" office:time-value="PT00H20M14.152S" calcext:value-type="time">
            <text:p>00:20:14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4.46" calcext:value-type="float">
            <text:p>164.46</text:p>
          </table:table-cell>
          <table:table-cell office:value-type="float" office:value="43.98" calcext:value-type="float">
            <text:p>43.98</text:p>
          </table:table-cell>
          <table:table-cell office:value-type="float" office:value="57.16" calcext:value-type="float">
            <text:p>57.16</text:p>
          </table:table-cell>
        </table:table-row>
        <table:table-row table:style-name="ro1">
          <table:table-cell office:value-type="float" office:value="1230152" calcext:value-type="float">
            <text:p>1230152</text:p>
          </table:table-cell>
          <table:table-cell table:formula="of:=[.A79]/1000/(60*60*24)" office:value-type="time" office:time-value="PT00H20M30.152S" calcext:value-type="time">
            <text:p>00:20:30</text:p>
          </table:table-cell>
          <table:table-cell office:value-type="float" office:value="1.28" calcext:value-type="float">
            <text:p>1.28</text:p>
          </table:table-cell>
          <table:table-cell office:value-type="float" office:value="128.4" calcext:value-type="float">
            <text:p>128.4</text:p>
          </table:table-cell>
          <table:table-cell office:value-type="float" office:value="163.95" calcext:value-type="float">
            <text:p>163.95</text:p>
          </table:table-cell>
          <table:table-cell office:value-type="float" office:value="44.55" calcext:value-type="float">
            <text:p>44.55</text:p>
          </table:table-cell>
          <table:table-cell office:value-type="float" office:value="57.89" calcext:value-type="float">
            <text:p>57.89</text:p>
          </table:table-cell>
        </table:table-row>
        <table:table-row table:style-name="ro1">
          <table:table-cell office:value-type="float" office:value="1246152" calcext:value-type="float">
            <text:p>1246152</text:p>
          </table:table-cell>
          <table:table-cell table:formula="of:=[.A80]/1000/(60*60*24)" office:value-type="time" office:time-value="PT00H20M46.152S" calcext:value-type="time">
            <text:p>00:20:46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45.12" calcext:value-type="float">
            <text:p>45.12</text:p>
          </table:table-cell>
          <table:table-cell office:value-type="float" office:value="58.62" calcext:value-type="float">
            <text:p>58.62</text:p>
          </table:table-cell>
        </table:table-row>
        <table:table-row table:style-name="ro1">
          <table:table-cell office:value-type="float" office:value="1262150" calcext:value-type="float">
            <text:p>1262150</text:p>
          </table:table-cell>
          <table:table-cell table:formula="of:=[.A81]/1000/(60*60*24)" office:value-type="time" office:time-value="PT00H21M02.15S" calcext:value-type="time">
            <text:p>00:21:02</text:p>
          </table:table-cell>
          <table:table-cell office:value-type="float" office:value="1.28" calcext:value-type="float">
            <text:p>1.28</text:p>
          </table:table-cell>
          <table:table-cell office:value-type="float" office:value="128.3" calcext:value-type="float">
            <text:p>128.3</text:p>
          </table:table-cell>
          <table:table-cell office:value-type="float" office:value="163.82" calcext:value-type="float">
            <text:p>163.82</text:p>
          </table:table-cell>
          <table:table-cell office:value-type="float" office:value="45.69" calcext:value-type="float">
            <text:p>45.69</text:p>
          </table:table-cell>
          <table:table-cell office:value-type="float" office:value="59.35" calcext:value-type="float">
            <text:p>59.35</text:p>
          </table:table-cell>
        </table:table-row>
        <table:table-row table:style-name="ro1">
          <table:table-cell office:value-type="float" office:value="1278152" calcext:value-type="float">
            <text:p>1278152</text:p>
          </table:table-cell>
          <table:table-cell table:formula="of:=[.A82]/1000/(60*60*24)" office:value-type="time" office:time-value="PT00H21M18.152S" calcext:value-type="time">
            <text:p>00:21:18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46.26" calcext:value-type="float">
            <text:p>46.26</text:p>
          </table:table-cell>
          <table:table-cell office:value-type="float" office:value="60.07" calcext:value-type="float">
            <text:p>60.07</text:p>
          </table:table-cell>
        </table:table-row>
        <table:table-row table:style-name="ro1">
          <table:table-cell office:value-type="float" office:value="1294152" calcext:value-type="float">
            <text:p>1294152</text:p>
          </table:table-cell>
          <table:table-cell table:formula="of:=[.A83]/1000/(60*60*24)" office:value-type="time" office:time-value="PT00H21M34.152S" calcext:value-type="time">
            <text:p>00:21:34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46.83" calcext:value-type="float">
            <text:p>46.83</text:p>
          </table:table-cell>
          <table:table-cell office:value-type="float" office:value="60.8" calcext:value-type="float">
            <text:p>60.8</text:p>
          </table:table-cell>
        </table:table-row>
        <table:table-row table:style-name="ro1">
          <table:table-cell office:value-type="float" office:value="1310152" calcext:value-type="float">
            <text:p>1310152</text:p>
          </table:table-cell>
          <table:table-cell table:formula="of:=[.A84]/1000/(60*60*24)" office:value-type="time" office:time-value="PT00H21M50.152S" calcext:value-type="time">
            <text:p>00:21:50</text:p>
          </table:table-cell>
          <table:table-cell office:value-type="float" office:value="1.28" calcext:value-type="float">
            <text:p>1.28</text:p>
          </table:table-cell>
          <table:table-cell office:value-type="float" office:value="128.2" calcext:value-type="float">
            <text:p>128.2</text:p>
          </table:table-cell>
          <table:table-cell office:value-type="float" office:value="163.69" calcext:value-type="float">
            <text:p>163.69</text:p>
          </table:table-cell>
          <table:table-cell office:value-type="float" office:value="47.4" calcext:value-type="float">
            <text:p>47.4</text:p>
          </table:table-cell>
          <table:table-cell office:value-type="float" office:value="61.53" calcext:value-type="float">
            <text:p>61.53</text:p>
          </table:table-cell>
        </table:table-row>
        <table:table-row table:style-name="ro1">
          <table:table-cell office:value-type="float" office:value="1326152" calcext:value-type="float">
            <text:p>1326152</text:p>
          </table:table-cell>
          <table:table-cell table:formula="of:=[.A85]/1000/(60*60*24)" office:value-type="time" office:time-value="PT00H22M06.152S" calcext:value-type="time">
            <text:p>00:22:06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47.97" calcext:value-type="float">
            <text:p>47.97</text:p>
          </table:table-cell>
          <table:table-cell office:value-type="float" office:value="62.26" calcext:value-type="float">
            <text:p>62.26</text:p>
          </table:table-cell>
        </table:table-row>
        <table:table-row table:style-name="ro1">
          <table:table-cell office:value-type="float" office:value="1342152" calcext:value-type="float">
            <text:p>1342152</text:p>
          </table:table-cell>
          <table:table-cell table:formula="of:=[.A86]/1000/(60*60*24)" office:value-type="time" office:time-value="PT00H22M22.152S" calcext:value-type="time">
            <text:p>00:22:22</text:p>
          </table:table-cell>
          <table:table-cell office:value-type="float" office:value="1.28" calcext:value-type="float">
            <text:p>1.28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56" calcext:value-type="float">
            <text:p>163.56</text:p>
          </table:table-cell>
          <table:table-cell office:value-type="float" office:value="48.54" calcext:value-type="float">
            <text:p>48.54</text:p>
          </table:table-cell>
          <table:table-cell office:value-type="float" office:value="62.98" calcext:value-type="float">
            <text:p>62.98</text:p>
          </table:table-cell>
        </table:table-row>
        <table:table-row table:style-name="ro1">
          <table:table-cell office:value-type="float" office:value="1358152" calcext:value-type="float">
            <text:p>1358152</text:p>
          </table:table-cell>
          <table:table-cell table:formula="of:=[.A87]/1000/(60*60*24)" office:value-type="time" office:time-value="PT00H22M38.152S" calcext:value-type="time">
            <text:p>00:22:38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49.11" calcext:value-type="float">
            <text:p>49.11</text:p>
          </table:table-cell>
          <table:table-cell office:value-type="float" office:value="63.71" calcext:value-type="float">
            <text:p>63.71</text:p>
          </table:table-cell>
        </table:table-row>
        <table:table-row table:style-name="ro1">
          <table:table-cell office:value-type="float" office:value="1374152" calcext:value-type="float">
            <text:p>1374152</text:p>
          </table:table-cell>
          <table:table-cell table:formula="of:=[.A88]/1000/(60*60*24)" office:value-type="time" office:time-value="PT00H22M54.152S" calcext:value-type="time">
            <text:p>00:22:54</text:p>
          </table:table-cell>
          <table:table-cell office:value-type="float" office:value="1.27" calcext:value-type="float">
            <text:p>1.27</text:p>
          </table:table-cell>
          <table:table-cell office:value-type="float" office:value="128.1" calcext:value-type="float">
            <text:p>128.1</text:p>
          </table:table-cell>
          <table:table-cell office:value-type="float" office:value="163.05" calcext:value-type="float">
            <text:p>163.05</text:p>
          </table:table-cell>
          <table:table-cell office:value-type="float" office:value="49.68" calcext:value-type="float">
            <text:p>49.68</text:p>
          </table:table-cell>
          <table:table-cell office:value-type="float" office:value="64.44" calcext:value-type="float">
            <text:p>64.44</text:p>
          </table:table-cell>
        </table:table-row>
        <table:table-row table:style-name="ro1">
          <table:table-cell office:value-type="float" office:value="1390152" calcext:value-type="float">
            <text:p>1390152</text:p>
          </table:table-cell>
          <table:table-cell table:formula="of:=[.A89]/1000/(60*60*24)" office:value-type="time" office:time-value="PT00H23M10.152S" calcext:value-type="time">
            <text:p>00:23:10</text:p>
          </table:table-cell>
          <table:table-cell office:value-type="float" office:value="1.28" calcext:value-type="float">
            <text:p>1.28</text:p>
          </table:table-cell>
          <table:table-cell office:value-type="float" office:value="128" calcext:value-type="float">
            <text:p>128</text:p>
          </table:table-cell>
          <table:table-cell office:value-type="float" office:value="163.43" calcext:value-type="float">
            <text:p>163.43</text:p>
          </table:table-cell>
          <table:table-cell office:value-type="float" office:value="50.25" calcext:value-type="float">
            <text:p>50.25</text:p>
          </table:table-cell>
          <table:table-cell office:value-type="float" office:value="65.16" calcext:value-type="float">
            <text:p>65.16</text:p>
          </table:table-cell>
        </table:table-row>
        <table:table-row table:style-name="ro1">
          <table:table-cell office:value-type="float" office:value="1406152" calcext:value-type="float">
            <text:p>1406152</text:p>
          </table:table-cell>
          <table:table-cell table:formula="of:=[.A90]/1000/(60*60*24)" office:value-type="time" office:time-value="PT00H23M26.152S" calcext:value-type="time">
            <text:p>00:23:26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50.82" calcext:value-type="float">
            <text:p>50.82</text:p>
          </table:table-cell>
          <table:table-cell office:value-type="float" office:value="65.89" calcext:value-type="float">
            <text:p>65.89</text:p>
          </table:table-cell>
        </table:table-row>
        <table:table-row table:style-name="ro1">
          <table:table-cell office:value-type="float" office:value="1422152" calcext:value-type="float">
            <text:p>1422152</text:p>
          </table:table-cell>
          <table:table-cell table:formula="of:=[.A91]/1000/(60*60*24)" office:value-type="time" office:time-value="PT00H23M42.152S" calcext:value-type="time">
            <text:p>00:23:42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51.39" calcext:value-type="float">
            <text:p>51.39</text:p>
          </table:table-cell>
          <table:table-cell office:value-type="float" office:value="66.61" calcext:value-type="float">
            <text:p>66.61</text:p>
          </table:table-cell>
        </table:table-row>
        <table:table-row table:style-name="ro1">
          <table:table-cell office:value-type="float" office:value="1438152" calcext:value-type="float">
            <text:p>1438152</text:p>
          </table:table-cell>
          <table:table-cell table:formula="of:=[.A92]/1000/(60*60*24)" office:value-type="time" office:time-value="PT00H23M58.152S" calcext:value-type="time">
            <text:p>00:23:58</text:p>
          </table:table-cell>
          <table:table-cell office:value-type="float" office:value="1.27" calcext:value-type="float">
            <text:p>1.27</text:p>
          </table:table-cell>
          <table:table-cell office:value-type="float" office:value="128" calcext:value-type="float">
            <text:p>128</text:p>
          </table:table-cell>
          <table:table-cell office:value-type="float" office:value="162.92" calcext:value-type="float">
            <text:p>162.92</text:p>
          </table:table-cell>
          <table:table-cell office:value-type="float" office:value="51.96" calcext:value-type="float">
            <text:p>51.96</text:p>
          </table:table-cell>
          <table:table-cell office:value-type="float" office:value="67.34" calcext:value-type="float">
            <text:p>67.34</text:p>
          </table:table-cell>
        </table:table-row>
        <table:table-row table:style-name="ro1">
          <table:table-cell office:value-type="float" office:value="1454150" calcext:value-type="float">
            <text:p>1454150</text:p>
          </table:table-cell>
          <table:table-cell table:formula="of:=[.A93]/1000/(60*60*24)" office:value-type="time" office:time-value="PT00H24M14.15S" calcext:value-type="time">
            <text:p>00:24:14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2.52" calcext:value-type="float">
            <text:p>52.52</text:p>
          </table:table-cell>
          <table:table-cell office:value-type="float" office:value="68.06" calcext:value-type="float">
            <text:p>68.06</text:p>
          </table:table-cell>
        </table:table-row>
        <table:table-row table:style-name="ro1">
          <table:table-cell office:value-type="float" office:value="1470152" calcext:value-type="float">
            <text:p>1470152</text:p>
          </table:table-cell>
          <table:table-cell table:formula="of:=[.A94]/1000/(60*60*24)" office:value-type="time" office:time-value="PT00H24M30.152S" calcext:value-type="time">
            <text:p>00:24:30</text:p>
          </table:table-cell>
          <table:table-cell office:value-type="float" office:value="1.27" calcext:value-type="float">
            <text:p>1.27</text:p>
          </table:table-cell>
          <table:table-cell office:value-type="float" office:value="127.9" calcext:value-type="float">
            <text:p>127.9</text:p>
          </table:table-cell>
          <table:table-cell office:value-type="float" office:value="162.79" calcext:value-type="float">
            <text:p>162.79</text:p>
          </table:table-cell>
          <table:table-cell office:value-type="float" office:value="53.09" calcext:value-type="float">
            <text:p>53.09</text:p>
          </table:table-cell>
          <table:table-cell office:value-type="float" office:value="68.78" calcext:value-type="float">
            <text:p>68.78</text:p>
          </table:table-cell>
        </table:table-row>
        <table:table-row table:style-name="ro1">
          <table:table-cell office:value-type="float" office:value="1486152" calcext:value-type="float">
            <text:p>1486152</text:p>
          </table:table-cell>
          <table:table-cell table:formula="of:=[.A95]/1000/(60*60*24)" office:value-type="time" office:time-value="PT00H24M46.152S" calcext:value-type="time">
            <text:p>00:24:46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53.66" calcext:value-type="float">
            <text:p>53.66</text:p>
          </table:table-cell>
          <table:table-cell office:value-type="float" office:value="69.51" calcext:value-type="float">
            <text:p>69.51</text:p>
          </table:table-cell>
        </table:table-row>
        <table:table-row table:style-name="ro1">
          <table:table-cell office:value-type="float" office:value="1502152" calcext:value-type="float">
            <text:p>1502152</text:p>
          </table:table-cell>
          <table:table-cell table:formula="of:=[.A96]/1000/(60*60*24)" office:value-type="time" office:time-value="PT00H25M02.152S" calcext:value-type="time">
            <text:p>00:25:02</text:p>
          </table:table-cell>
          <table:table-cell office:value-type="float" office:value="1.27" calcext:value-type="float">
            <text:p>1.27</text:p>
          </table:table-cell>
          <table:table-cell office:value-type="float" office:value="127.8" calcext:value-type="float">
            <text:p>127.8</text:p>
          </table:table-cell>
          <table:table-cell office:value-type="float" office:value="162.66" calcext:value-type="float">
            <text:p>162.66</text:p>
          </table:table-cell>
          <table:table-cell office:value-type="float" office:value="54.23" calcext:value-type="float">
            <text:p>54.23</text:p>
          </table:table-cell>
          <table:table-cell office:value-type="float" office:value="70.23" calcext:value-type="float">
            <text:p>70.23</text:p>
          </table:table-cell>
        </table:table-row>
        <table:table-row table:style-name="ro1">
          <table:table-cell office:value-type="float" office:value="1518152" calcext:value-type="float">
            <text:p>1518152</text:p>
          </table:table-cell>
          <table:table-cell table:formula="of:=[.A97]/1000/(60*60*24)" office:value-type="time" office:time-value="PT00H25M18.152S" calcext:value-type="time">
            <text:p>00:25:18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4.8" calcext:value-type="float">
            <text:p>54.8</text:p>
          </table:table-cell>
          <table:table-cell office:value-type="float" office:value="70.95" calcext:value-type="float">
            <text:p>70.95</text:p>
          </table:table-cell>
        </table:table-row>
        <table:table-row table:style-name="ro1">
          <table:table-cell office:value-type="float" office:value="1534152" calcext:value-type="float">
            <text:p>1534152</text:p>
          </table:table-cell>
          <table:table-cell table:formula="of:=[.A98]/1000/(60*60*24)" office:value-type="time" office:time-value="PT00H25M34.152S" calcext:value-type="time">
            <text:p>00:25:34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5.36" calcext:value-type="float">
            <text:p>55.36</text:p>
          </table:table-cell>
          <table:table-cell office:value-type="float" office:value="71.67" calcext:value-type="float">
            <text:p>71.67</text:p>
          </table:table-cell>
        </table:table-row>
        <table:table-row table:style-name="ro1">
          <table:table-cell office:value-type="float" office:value="1550152" calcext:value-type="float">
            <text:p>1550152</text:p>
          </table:table-cell>
          <table:table-cell table:formula="of:=[.A99]/1000/(60*60*24)" office:value-type="time" office:time-value="PT00H25M50.152S" calcext:value-type="time">
            <text:p>00:25:50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5.93" calcext:value-type="float">
            <text:p>55.93</text:p>
          </table:table-cell>
          <table:table-cell office:value-type="float" office:value="72.39" calcext:value-type="float">
            <text:p>72.39</text:p>
          </table:table-cell>
        </table:table-row>
        <table:table-row table:style-name="ro1">
          <table:table-cell office:value-type="float" office:value="1566150" calcext:value-type="float">
            <text:p>1566150</text:p>
          </table:table-cell>
          <table:table-cell table:formula="of:=[.A100]/1000/(60*60*24)" office:value-type="time" office:time-value="PT00H26M06.15S" calcext:value-type="time">
            <text:p>00:26:06</text:p>
          </table:table-cell>
          <table:table-cell office:value-type="float" office:value="1.27" calcext:value-type="float">
            <text:p>1.27</text:p>
          </table:table-cell>
          <table:table-cell office:value-type="float" office:value="127.7" calcext:value-type="float">
            <text:p>127.7</text:p>
          </table:table-cell>
          <table:table-cell office:value-type="float" office:value="162.53" calcext:value-type="float">
            <text:p>162.53</text:p>
          </table:table-cell>
          <table:table-cell office:value-type="float" office:value="56.5" calcext:value-type="float">
            <text:p>56.5</text:p>
          </table:table-cell>
          <table:table-cell office:value-type="float" office:value="73.12" calcext:value-type="float">
            <text:p>73.12</text:p>
          </table:table-cell>
        </table:table-row>
        <table:table-row table:style-name="ro1">
          <table:table-cell office:value-type="float" office:value="1582152" calcext:value-type="float">
            <text:p>1582152</text:p>
          </table:table-cell>
          <table:table-cell table:formula="of:=[.A101]/1000/(60*60*24)" office:value-type="time" office:time-value="PT00H26M22.152S" calcext:value-type="time">
            <text:p>00:26:22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57.07" calcext:value-type="float">
            <text:p>57.07</text:p>
          </table:table-cell>
          <table:table-cell office:value-type="float" office:value="73.84" calcext:value-type="float">
            <text:p>73.84</text:p>
          </table:table-cell>
        </table:table-row>
        <table:table-row table:style-name="ro1">
          <table:table-cell office:value-type="float" office:value="1598152" calcext:value-type="float">
            <text:p>1598152</text:p>
          </table:table-cell>
          <table:table-cell table:formula="of:=[.A102]/1000/(60*60*24)" office:value-type="time" office:time-value="PT00H26M38.152S" calcext:value-type="time">
            <text:p>00:26:38</text:p>
          </table:table-cell>
          <table:table-cell office:value-type="float" office:value="1.27" calcext:value-type="float">
            <text:p>1.27</text:p>
          </table:table-cell>
          <table:table-cell office:value-type="float" office:value="127.6" calcext:value-type="float">
            <text:p>127.6</text:p>
          </table:table-cell>
          <table:table-cell office:value-type="float" office:value="162.4" calcext:value-type="float">
            <text:p>162.4</text:p>
          </table:table-cell>
          <table:table-cell office:value-type="float" office:value="57.63" calcext:value-type="float">
            <text:p>57.63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float" office:value="1614152" calcext:value-type="float">
            <text:p>1614152</text:p>
          </table:table-cell>
          <table:table-cell table:formula="of:=[.A103]/1000/(60*60*24)" office:value-type="time" office:time-value="PT00H26M54.152S" calcext:value-type="time">
            <text:p>00:26:54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58.2" calcext:value-type="float">
            <text:p>58.2</text:p>
          </table:table-cell>
          <table:table-cell office:value-type="float" office:value="75.28" calcext:value-type="float">
            <text:p>75.28</text:p>
          </table:table-cell>
        </table:table-row>
        <table:table-row table:style-name="ro1">
          <table:table-cell office:value-type="float" office:value="1630152" calcext:value-type="float">
            <text:p>1630152</text:p>
          </table:table-cell>
          <table:table-cell table:formula="of:=[.A104]/1000/(60*60*24)" office:value-type="time" office:time-value="PT00H27M10.152S" calcext:value-type="time">
            <text:p>00:27:10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58.77" calcext:value-type="float">
            <text:p>58.7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46152" calcext:value-type="float">
            <text:p>1646152</text:p>
          </table:table-cell>
          <table:table-cell table:formula="of:=[.A105]/1000/(60*60*24)" office:value-type="time" office:time-value="PT00H27M26.152S" calcext:value-type="time">
            <text:p>00:27:26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59.33" calcext:value-type="float">
            <text:p>59.33</text:p>
          </table:table-cell>
          <table:table-cell office:value-type="float" office:value="76.72" calcext:value-type="float">
            <text:p>76.72</text:p>
          </table:table-cell>
        </table:table-row>
        <table:table-row table:style-name="ro1">
          <table:table-cell office:value-type="float" office:value="1662152" calcext:value-type="float">
            <text:p>1662152</text:p>
          </table:table-cell>
          <table:table-cell table:formula="of:=[.A106]/1000/(60*60*24)" office:value-type="time" office:time-value="PT00H27M42.152S" calcext:value-type="time">
            <text:p>00:27:42</text:p>
          </table:table-cell>
          <table:table-cell office:value-type="float" office:value="1.27" calcext:value-type="float">
            <text:p>1.27</text:p>
          </table:table-cell>
          <table:table-cell office:value-type="float" office:value="127.5" calcext:value-type="float">
            <text:p>127.5</text:p>
          </table:table-cell>
          <table:table-cell office:value-type="float" office:value="161.77" calcext:value-type="float">
            <text:p>161.77</text:p>
          </table:table-cell>
          <table:table-cell office:value-type="float" office:value="59.9" calcext:value-type="float">
            <text:p>59.9</text:p>
          </table:table-cell>
          <table:table-cell office:value-type="float" office:value="77.44" calcext:value-type="float">
            <text:p>77.44</text:p>
          </table:table-cell>
        </table:table-row>
        <table:table-row table:style-name="ro1">
          <table:table-cell office:value-type="float" office:value="1678152" calcext:value-type="float">
            <text:p>1678152</text:p>
          </table:table-cell>
          <table:table-cell table:formula="of:=[.A107]/1000/(60*60*24)" office:value-type="time" office:time-value="PT00H27M58.152S" calcext:value-type="time">
            <text:p>00:27:58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0.47" calcext:value-type="float">
            <text:p>60.47</text:p>
          </table:table-cell>
          <table:table-cell office:value-type="float" office:value="78.16" calcext:value-type="float">
            <text:p>78.16</text:p>
          </table:table-cell>
        </table:table-row>
        <table:table-row table:style-name="ro1">
          <table:table-cell office:value-type="float" office:value="1694152" calcext:value-type="float">
            <text:p>1694152</text:p>
          </table:table-cell>
          <table:table-cell table:formula="of:=[.A108]/1000/(60*60*24)" office:value-type="time" office:time-value="PT00H28M14.152S" calcext:value-type="time">
            <text:p>00:28:14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1.03" calcext:value-type="float">
            <text:p>61.03</text:p>
          </table:table-cell>
          <table:table-cell office:value-type="float" office:value="78.88" calcext:value-type="float">
            <text:p>78.88</text:p>
          </table:table-cell>
        </table:table-row>
        <table:table-row table:style-name="ro1">
          <table:table-cell office:value-type="float" office:value="1710152" calcext:value-type="float">
            <text:p>1710152</text:p>
          </table:table-cell>
          <table:table-cell table:formula="of:=[.A109]/1000/(60*60*24)" office:value-type="time" office:time-value="PT00H28M30.152S" calcext:value-type="time">
            <text:p>00:28:30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61.6" calcext:value-type="float">
            <text:p>61.6</text:p>
          </table:table-cell>
          <table:table-cell office:value-type="float" office:value="79.59" calcext:value-type="float">
            <text:p>79.59</text:p>
          </table:table-cell>
        </table:table-row>
        <table:table-row table:style-name="ro1">
          <table:table-cell office:value-type="float" office:value="1726152" calcext:value-type="float">
            <text:p>1726152</text:p>
          </table:table-cell>
          <table:table-cell table:formula="of:=[.A110]/1000/(60*60*24)" office:value-type="time" office:time-value="PT00H28M46.152S" calcext:value-type="time">
            <text:p>00:28:46</text:p>
          </table:table-cell>
          <table:table-cell office:value-type="float" office:value="1.26" calcext:value-type="float">
            <text:p>1.26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13" calcext:value-type="float">
            <text:p>161.13</text:p>
          </table:table-cell>
          <table:table-cell office:value-type="float" office:value="62.17" calcext:value-type="float">
            <text:p>62.17</text:p>
          </table:table-cell>
          <table:table-cell office:value-type="float" office:value="80.31" calcext:value-type="float">
            <text:p>80.31</text:p>
          </table:table-cell>
        </table:table-row>
        <table:table-row table:style-name="ro1">
          <table:table-cell office:value-type="float" office:value="1742152" calcext:value-type="float">
            <text:p>1742152</text:p>
          </table:table-cell>
          <table:table-cell table:formula="of:=[.A111]/1000/(60*60*24)" office:value-type="time" office:time-value="PT00H29M02.152S" calcext:value-type="time">
            <text:p>00:29:02</text:p>
          </table:table-cell>
          <table:table-cell office:value-type="float" office:value="1.27" calcext:value-type="float">
            <text:p>1.27</text:p>
          </table:table-cell>
          <table:table-cell office:value-type="float" office:value="127.4" calcext:value-type="float">
            <text:p>127.4</text:p>
          </table:table-cell>
          <table:table-cell office:value-type="float" office:value="161.64" calcext:value-type="float">
            <text:p>161.64</text:p>
          </table:table-cell>
          <table:table-cell office:value-type="float" office:value="62.73" calcext:value-type="float">
            <text:p>62.73</text:p>
          </table:table-cell>
          <table:table-cell office:value-type="float" office:value="81.03" calcext:value-type="float">
            <text:p>81.03</text:p>
          </table:table-cell>
        </table:table-row>
        <table:table-row table:style-name="ro1">
          <table:table-cell office:value-type="float" office:value="1758152" calcext:value-type="float">
            <text:p>1758152</text:p>
          </table:table-cell>
          <table:table-cell table:formula="of:=[.A112]/1000/(60*60*24)" office:value-type="time" office:time-value="PT00H29M18.152S" calcext:value-type="time">
            <text:p>00:29:18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63.3" calcext:value-type="float">
            <text:p>63.3</text:p>
          </table:table-cell>
          <table:table-cell office:value-type="float" office:value="81.75" calcext:value-type="float">
            <text:p>81.75</text:p>
          </table:table-cell>
        </table:table-row>
        <table:table-row table:style-name="ro1">
          <table:table-cell office:value-type="float" office:value="1774152" calcext:value-type="float">
            <text:p>1774152</text:p>
          </table:table-cell>
          <table:table-cell table:formula="of:=[.A113]/1000/(60*60*24)" office:value-type="time" office:time-value="PT00H29M34.152S" calcext:value-type="time">
            <text:p>00:29:34</text:p>
          </table:table-cell>
          <table:table-cell office:value-type="float" office:value="1.27" calcext:value-type="float">
            <text:p>1.27</text:p>
          </table:table-cell>
          <table:table-cell office:value-type="float" office:value="127.3" calcext:value-type="float">
            <text:p>127.3</text:p>
          </table:table-cell>
          <table:table-cell office:value-type="float" office:value="161.51" calcext:value-type="float">
            <text:p>161.51</text:p>
          </table:table-cell>
          <table:table-cell office:value-type="float" office:value="63.86" calcext:value-type="float">
            <text:p>63.86</text:p>
          </table:table-cell>
          <table:table-cell office:value-type="float" office:value="82.47" calcext:value-type="float">
            <text:p>82.47</text:p>
          </table:table-cell>
        </table:table-row>
        <table:table-row table:style-name="ro1">
          <table:table-cell office:value-type="float" office:value="1790152" calcext:value-type="float">
            <text:p>1790152</text:p>
          </table:table-cell>
          <table:table-cell table:formula="of:=[.A114]/1000/(60*60*24)" office:value-type="time" office:time-value="PT00H29M50.152S" calcext:value-type="time">
            <text:p>00:29:50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64.43" calcext:value-type="float">
            <text:p>64.43</text:p>
          </table:table-cell>
          <table:table-cell office:value-type="float" office:value="83.18" calcext:value-type="float">
            <text:p>83.18</text:p>
          </table:table-cell>
        </table:table-row>
        <table:table-row table:style-name="ro1">
          <table:table-cell office:value-type="float" office:value="1806152" calcext:value-type="float">
            <text:p>1806152</text:p>
          </table:table-cell>
          <table:table-cell table:formula="of:=[.A115]/1000/(60*60*24)" office:value-type="time" office:time-value="PT00H30M06.152S" calcext:value-type="time">
            <text:p>00:30:06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64.99" calcext:value-type="float">
            <text:p>64.99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float" office:value="1822150" calcext:value-type="float">
            <text:p>1822150</text:p>
          </table:table-cell>
          <table:table-cell table:formula="of:=[.A116]/1000/(60*60*24)" office:value-type="time" office:time-value="PT00H30M22.15S" calcext:value-type="time">
            <text:p>00:30:22</text:p>
          </table:table-cell>
          <table:table-cell office:value-type="float" office:value="1.27" calcext:value-type="float">
            <text:p>1.27</text:p>
          </table:table-cell>
          <table:table-cell office:value-type="float" office:value="127.2" calcext:value-type="float">
            <text:p>127.2</text:p>
          </table:table-cell>
          <table:table-cell office:value-type="float" office:value="161.38" calcext:value-type="float">
            <text:p>161.38</text:p>
          </table:table-cell>
          <table:table-cell office:value-type="float" office:value="65.56" calcext:value-type="float">
            <text:p>65.56</text:p>
          </table:table-cell>
          <table:table-cell office:value-type="float" office:value="84.61" calcext:value-type="float">
            <text:p>84.61</text:p>
          </table:table-cell>
        </table:table-row>
        <table:table-row table:style-name="ro1">
          <table:table-cell office:value-type="float" office:value="1838152" calcext:value-type="float">
            <text:p>1838152</text:p>
          </table:table-cell>
          <table:table-cell table:formula="of:=[.A117]/1000/(60*60*24)" office:value-type="time" office:time-value="PT00H30M38.152S" calcext:value-type="time">
            <text:p>00:30:38</text:p>
          </table:table-cell>
          <table:table-cell office:value-type="float" office:value="1.27" calcext:value-type="float">
            <text:p>1.27</text:p>
          </table:table-cell>
          <table:table-cell office:value-type="float" office:value="127.1" calcext:value-type="float">
            <text:p>127.1</text:p>
          </table:table-cell>
          <table:table-cell office:value-type="float" office:value="161.25" calcext:value-type="float">
            <text:p>161.25</text:p>
          </table:table-cell>
          <table:table-cell office:value-type="float" office:value="66.12" calcext:value-type="float">
            <text:p>66.12</text:p>
          </table:table-cell>
          <table:table-cell office:value-type="float" office:value="85.33" calcext:value-type="float">
            <text:p>85.33</text:p>
          </table:table-cell>
        </table:table-row>
        <table:table-row table:style-name="ro1">
          <table:table-cell office:value-type="float" office:value="1854152" calcext:value-type="float">
            <text:p>1854152</text:p>
          </table:table-cell>
          <table:table-cell table:formula="of:=[.A118]/1000/(60*60*24)" office:value-type="time" office:time-value="PT00H30M54.152S" calcext:value-type="time">
            <text:p>00:30:54</text:p>
          </table:table-cell>
          <table:table-cell office:value-type="float" office:value="1.26" calcext:value-type="float">
            <text:p>1.26</text:p>
          </table:table-cell>
          <table:table-cell office:value-type="float" office:value="127.2" calcext:value-type="float">
            <text:p>127.2</text:p>
          </table:table-cell>
          <table:table-cell office:value-type="float" office:value="160.87" calcext:value-type="float">
            <text:p>160.87</text:p>
          </table:table-cell>
          <table:table-cell office:value-type="float" office:value="66.69" calcext:value-type="float">
            <text:p>66.69</text:p>
          </table:table-cell>
          <table:table-cell office:value-type="float" office:value="86.05" calcext:value-type="float">
            <text:p>86.05</text:p>
          </table:table-cell>
        </table:table-row>
        <table:table-row table:style-name="ro1">
          <table:table-cell office:value-type="float" office:value="1870152" calcext:value-type="float">
            <text:p>1870152</text:p>
          </table:table-cell>
          <table:table-cell table:formula="of:=[.A119]/1000/(60*60*24)" office:value-type="time" office:time-value="PT00H31M10.152S" calcext:value-type="time">
            <text:p>00:31:10</text:p>
          </table:table-cell>
          <table:table-cell office:value-type="float" office:value="1.26" calcext:value-type="float">
            <text:p>1.26</text:p>
          </table:table-cell>
          <table:table-cell office:value-type="float" office:value="127.1" calcext:value-type="float">
            <text:p>127.1</text:p>
          </table:table-cell>
          <table:table-cell office:value-type="float" office:value="160.74" calcext:value-type="float">
            <text:p>160.74</text:p>
          </table:table-cell>
          <table:table-cell office:value-type="float" office:value="67.25" calcext:value-type="float">
            <text:p>67.25</text:p>
          </table:table-cell>
          <table:table-cell office:value-type="float" office:value="86.76" calcext:value-type="float">
            <text:p>86.76</text:p>
          </table:table-cell>
        </table:table-row>
        <table:table-row table:style-name="ro1">
          <table:table-cell office:value-type="float" office:value="1886152" calcext:value-type="float">
            <text:p>1886152</text:p>
          </table:table-cell>
          <table:table-cell table:formula="of:=[.A120]/1000/(60*60*24)" office:value-type="time" office:time-value="PT00H31M26.152S" calcext:value-type="time">
            <text:p>00:31:26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67.82" calcext:value-type="float">
            <text:p>67.82</text:p>
          </table:table-cell>
          <table:table-cell office:value-type="float" office:value="87.47" calcext:value-type="float">
            <text:p>87.47</text:p>
          </table:table-cell>
        </table:table-row>
        <table:table-row table:style-name="ro1">
          <table:table-cell office:value-type="float" office:value="1902152" calcext:value-type="float">
            <text:p>1902152</text:p>
          </table:table-cell>
          <table:table-cell table:formula="of:=[.A121]/1000/(60*60*24)" office:value-type="time" office:time-value="PT00H31M42.152S" calcext:value-type="time">
            <text:p>00:31:42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68.38" calcext:value-type="float">
            <text:p>68.38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 office:value-type="float" office:value="1918152" calcext:value-type="float">
            <text:p>1918152</text:p>
          </table:table-cell>
          <table:table-cell table:formula="of:=[.A122]/1000/(60*60*24)" office:value-type="time" office:time-value="PT00H31M58.152S" calcext:value-type="time">
            <text:p>00:31:58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68.95" calcext:value-type="float">
            <text:p>68.95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1934152" calcext:value-type="float">
            <text:p>1934152</text:p>
          </table:table-cell>
          <table:table-cell table:formula="of:=[.A123]/1000/(60*60*24)" office:value-type="time" office:time-value="PT00H32M14.152S" calcext:value-type="time">
            <text:p>00:32:14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69.51" calcext:value-type="float">
            <text:p>69.51</text:p>
          </table:table-cell>
          <table:table-cell office:value-type="float" office:value="89.62" calcext:value-type="float">
            <text:p>89.62</text:p>
          </table:table-cell>
        </table:table-row>
        <table:table-row table:style-name="ro1">
          <table:table-cell office:value-type="float" office:value="1950150" calcext:value-type="float">
            <text:p>1950150</text:p>
          </table:table-cell>
          <table:table-cell table:formula="of:=[.A124]/1000/(60*60*24)" office:value-type="time" office:time-value="PT00H32M30.15S" calcext:value-type="time">
            <text:p>00:32:30</text:p>
          </table:table-cell>
          <table:table-cell office:value-type="float" office:value="1.26" calcext:value-type="float">
            <text:p>1.26</text:p>
          </table:table-cell>
          <table:table-cell office:value-type="float" office:value="127" calcext:value-type="float">
            <text:p>127</text:p>
          </table:table-cell>
          <table:table-cell office:value-type="float" office:value="160.62" calcext:value-type="float">
            <text:p>160.62</text:p>
          </table:table-cell>
          <table:table-cell office:value-type="float" office:value="70.08" calcext:value-type="float">
            <text:p>70.08</text:p>
          </table:table-cell>
          <table:table-cell office:value-type="float" office:value="90.33" calcext:value-type="float">
            <text:p>90.33</text:p>
          </table:table-cell>
        </table:table-row>
        <table:table-row table:style-name="ro1">
          <table:table-cell office:value-type="float" office:value="1966152" calcext:value-type="float">
            <text:p>1966152</text:p>
          </table:table-cell>
          <table:table-cell table:formula="of:=[.A125]/1000/(60*60*24)" office:value-type="time" office:time-value="PT00H32M46.152S" calcext:value-type="time">
            <text:p>00:32:46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0.64" calcext:value-type="float">
            <text:p>70.64</text:p>
          </table:table-cell>
          <table:table-cell office:value-type="float" office:value="91.04" calcext:value-type="float">
            <text:p>91.04</text:p>
          </table:table-cell>
        </table:table-row>
        <table:table-row table:style-name="ro1">
          <table:table-cell office:value-type="float" office:value="1982152" calcext:value-type="float">
            <text:p>1982152</text:p>
          </table:table-cell>
          <table:table-cell table:formula="of:=[.A126]/1000/(60*60*24)" office:value-type="time" office:time-value="PT00H33M02.152S" calcext:value-type="time">
            <text:p>00:33:02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1.21" calcext:value-type="float">
            <text:p>71.21</text:p>
          </table:table-cell>
          <table:table-cell office:value-type="float" office:value="91.76" calcext:value-type="float">
            <text:p>91.76</text:p>
          </table:table-cell>
        </table:table-row>
        <table:table-row table:style-name="ro1">
          <table:table-cell office:value-type="float" office:value="1998152" calcext:value-type="float">
            <text:p>1998152</text:p>
          </table:table-cell>
          <table:table-cell table:formula="of:=[.A127]/1000/(60*60*24)" office:value-type="time" office:time-value="PT00H33M18.152S" calcext:value-type="time">
            <text:p>00:33:18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60.49" calcext:value-type="float">
            <text:p>160.49</text:p>
          </table:table-cell>
          <table:table-cell office:value-type="float" office:value="71.77" calcext:value-type="float">
            <text:p>71.77</text:p>
          </table:table-cell>
          <table:table-cell office:value-type="float" office:value="92.47" calcext:value-type="float">
            <text:p>92.47</text:p>
          </table:table-cell>
        </table:table-row>
        <table:table-row table:style-name="ro1">
          <table:table-cell office:value-type="float" office:value="2014152" calcext:value-type="float">
            <text:p>2014152</text:p>
          </table:table-cell>
          <table:table-cell table:formula="of:=[.A128]/1000/(60*60*24)" office:value-type="time" office:time-value="PT00H33M34.152S" calcext:value-type="time">
            <text:p>00:33:34</text:p>
          </table:table-cell>
          <table:table-cell office:value-type="float" office:value="1.26" calcext:value-type="float">
            <text:p>1.26</text:p>
          </table:table-cell>
          <table:table-cell office:value-type="float" office:value="126.9" calcext:value-type="float">
            <text:p>126.9</text:p>
          </table:table-cell>
          <table:table-cell office:value-type="float" office:value="159.98" calcext:value-type="float">
            <text:p>159.98</text:p>
          </table:table-cell>
          <table:table-cell office:value-type="float" office:value="72.33" calcext:value-type="float">
            <text:p>72.33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office:value-type="float" office:value="2030152" calcext:value-type="float">
            <text:p>2030152</text:p>
          </table:table-cell>
          <table:table-cell table:formula="of:=[.A129]/1000/(60*60*24)" office:value-type="time" office:time-value="PT00H33M50.152S" calcext:value-type="time">
            <text:p>00:33:50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72.9" calcext:value-type="float">
            <text:p>72.9</text:p>
          </table:table-cell>
          <table:table-cell office:value-type="float" office:value="93.89" calcext:value-type="float">
            <text:p>93.89</text:p>
          </table:table-cell>
        </table:table-row>
        <table:table-row table:style-name="ro1">
          <table:table-cell office:value-type="float" office:value="2046152" calcext:value-type="float">
            <text:p>2046152</text:p>
          </table:table-cell>
          <table:table-cell table:formula="of:=[.A130]/1000/(60*60*24)" office:value-type="time" office:time-value="PT00H34M06.152S" calcext:value-type="time">
            <text:p>00:34:06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60.36" calcext:value-type="float">
            <text:p>160.36</text:p>
          </table:table-cell>
          <table:table-cell office:value-type="float" office:value="73.46" calcext:value-type="float">
            <text:p>73.46</text:p>
          </table:table-cell>
          <table:table-cell office:value-type="float" office:value="94.61" calcext:value-type="float">
            <text:p>94.61</text:p>
          </table:table-cell>
        </table:table-row>
        <table:table-row table:style-name="ro1">
          <table:table-cell office:value-type="float" office:value="2062152" calcext:value-type="float">
            <text:p>2062152</text:p>
          </table:table-cell>
          <table:table-cell table:formula="of:=[.A131]/1000/(60*60*24)" office:value-type="time" office:time-value="PT00H34M22.152S" calcext:value-type="time">
            <text:p>00:34:22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74.02" calcext:value-type="float">
            <text:p>74.02</text:p>
          </table:table-cell>
          <table:table-cell office:value-type="float" office:value="95.32" calcext:value-type="float">
            <text:p>95.32</text:p>
          </table:table-cell>
        </table:table-row>
        <table:table-row table:style-name="ro1">
          <table:table-cell office:value-type="float" office:value="2078152" calcext:value-type="float">
            <text:p>2078152</text:p>
          </table:table-cell>
          <table:table-cell table:formula="of:=[.A132]/1000/(60*60*24)" office:value-type="time" office:time-value="PT00H34M38.152S" calcext:value-type="time">
            <text:p>00:34:38</text:p>
          </table:table-cell>
          <table:table-cell office:value-type="float" office:value="1.26" calcext:value-type="float">
            <text:p>1.26</text:p>
          </table:table-cell>
          <table:table-cell office:value-type="float" office:value="126.8" calcext:value-type="float">
            <text:p>126.8</text:p>
          </table:table-cell>
          <table:table-cell office:value-type="float" office:value="159.85" calcext:value-type="float">
            <text:p>159.85</text:p>
          </table:table-cell>
          <table:table-cell office:value-type="float" office:value="74.59" calcext:value-type="float">
            <text:p>74.59</text:p>
          </table:table-cell>
          <table:table-cell office:value-type="float" office:value="96.03" calcext:value-type="float">
            <text:p>96.03</text:p>
          </table:table-cell>
        </table:table-row>
        <table:table-row table:style-name="ro1">
          <table:table-cell office:value-type="float" office:value="2094152" calcext:value-type="float">
            <text:p>2094152</text:p>
          </table:table-cell>
          <table:table-cell table:formula="of:=[.A133]/1000/(60*60*24)" office:value-type="time" office:time-value="PT00H34M54.152S" calcext:value-type="time">
            <text:p>00:34:54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5.15" calcext:value-type="float">
            <text:p>75.15</text:p>
          </table:table-cell>
          <table:table-cell office:value-type="float" office:value="96.74" calcext:value-type="float">
            <text:p>96.74</text:p>
          </table:table-cell>
        </table:table-row>
        <table:table-row table:style-name="ro1">
          <table:table-cell office:value-type="float" office:value="2110152" calcext:value-type="float">
            <text:p>2110152</text:p>
          </table:table-cell>
          <table:table-cell table:formula="of:=[.A134]/1000/(60*60*24)" office:value-type="time" office:time-value="PT00H35M10.152S" calcext:value-type="time">
            <text:p>00:35:10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5.71" calcext:value-type="float">
            <text:p>75.71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office:value-type="float" office:value="2126152" calcext:value-type="float">
            <text:p>2126152</text:p>
          </table:table-cell>
          <table:table-cell table:formula="of:=[.A135]/1000/(60*60*24)" office:value-type="time" office:time-value="PT00H35M26.152S" calcext:value-type="time">
            <text:p>00:35:26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6.28" calcext:value-type="float">
            <text:p>76.28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2142152" calcext:value-type="float">
            <text:p>2142152</text:p>
          </table:table-cell>
          <table:table-cell table:formula="of:=[.A136]/1000/(60*60*24)" office:value-type="time" office:time-value="PT00H35M42.152S" calcext:value-type="time">
            <text:p>00:35:42</text:p>
          </table:table-cell>
          <table:table-cell office:value-type="float" office:value="1.26" calcext:value-type="float">
            <text:p>1.26</text:p>
          </table:table-cell>
          <table:table-cell office:value-type="float" office:value="126.7" calcext:value-type="float">
            <text:p>126.7</text:p>
          </table:table-cell>
          <table:table-cell office:value-type="float" office:value="159.73" calcext:value-type="float">
            <text:p>159.73</text:p>
          </table:table-cell>
          <table:table-cell office:value-type="float" office:value="76.84" calcext:value-type="float">
            <text:p>76.84</text:p>
          </table:table-cell>
          <table:table-cell office:value-type="float" office:value="98.87" calcext:value-type="float">
            <text:p>98.87</text:p>
          </table:table-cell>
        </table:table-row>
        <table:table-row table:style-name="ro1">
          <table:table-cell office:value-type="float" office:value="2158152" calcext:value-type="float">
            <text:p>2158152</text:p>
          </table:table-cell>
          <table:table-cell table:formula="of:=[.A137]/1000/(60*60*24)" office:value-type="time" office:time-value="PT00H35M58.152S" calcext:value-type="time">
            <text:p>00:35:58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77.4" calcext:value-type="float">
            <text:p>77.4</text:p>
          </table:table-cell>
          <table:table-cell office:value-type="float" office:value="99.58" calcext:value-type="float">
            <text:p>99.58</text:p>
          </table:table-cell>
        </table:table-row>
        <table:table-row table:style-name="ro1">
          <table:table-cell office:value-type="float" office:value="2174152" calcext:value-type="float">
            <text:p>2174152</text:p>
          </table:table-cell>
          <table:table-cell table:formula="of:=[.A138]/1000/(60*60*24)" office:value-type="time" office:time-value="PT00H36M14.152S" calcext:value-type="time">
            <text:p>00:36:14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77.97" calcext:value-type="float">
            <text:p>77.97</text:p>
          </table:table-cell>
          <table:table-cell office:value-type="float" office:value="100.29" calcext:value-type="float">
            <text:p>100.29</text:p>
          </table:table-cell>
        </table:table-row>
        <table:table-row table:style-name="ro1">
          <table:table-cell office:value-type="float" office:value="2190152" calcext:value-type="float">
            <text:p>2190152</text:p>
          </table:table-cell>
          <table:table-cell table:formula="of:=[.A139]/1000/(60*60*24)" office:value-type="time" office:time-value="PT00H36M30.152S" calcext:value-type="time">
            <text:p>00:36:30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78.53" calcext:value-type="float">
            <text:p>78.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206152" calcext:value-type="float">
            <text:p>2206152</text:p>
          </table:table-cell>
          <table:table-cell table:formula="of:=[.A140]/1000/(60*60*24)" office:value-type="time" office:time-value="PT00H36M46.152S" calcext:value-type="time">
            <text:p>00:36:46</text:p>
          </table:table-cell>
          <table:table-cell office:value-type="float" office:value="1.26" calcext:value-type="float">
            <text:p>1.26</text:p>
          </table:table-cell>
          <table:table-cell office:value-type="float" office:value="126.6" calcext:value-type="float">
            <text:p>126.6</text:p>
          </table:table-cell>
          <table:table-cell office:value-type="float" office:value="159.6" calcext:value-type="float">
            <text:p>159.6</text:p>
          </table:table-cell>
          <table:table-cell office:value-type="float" office:value="79.09" calcext:value-type="float">
            <text:p>79.09</text:p>
          </table:table-cell>
          <table:table-cell office:value-type="float" office:value="101.71" calcext:value-type="float">
            <text:p>101.71</text:p>
          </table:table-cell>
        </table:table-row>
        <table:table-row table:style-name="ro1">
          <table:table-cell office:value-type="float" office:value="2222152" calcext:value-type="float">
            <text:p>2222152</text:p>
          </table:table-cell>
          <table:table-cell table:formula="of:=[.A141]/1000/(60*60*24)" office:value-type="time" office:time-value="PT00H37M02.152S" calcext:value-type="time">
            <text:p>00:37:02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79.65" calcext:value-type="float">
            <text:p>79.65</text:p>
          </table:table-cell>
          <table:table-cell office:value-type="float" office:value="102.41" calcext:value-type="float">
            <text:p>102.41</text:p>
          </table:table-cell>
        </table:table-row>
        <table:table-row table:style-name="ro1">
          <table:table-cell office:value-type="float" office:value="2238152" calcext:value-type="float">
            <text:p>2238152</text:p>
          </table:table-cell>
          <table:table-cell table:formula="of:=[.A142]/1000/(60*60*24)" office:value-type="time" office:time-value="PT00H37M18.152S" calcext:value-type="time">
            <text:p>00:37:18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0.22" calcext:value-type="float">
            <text:p>80.22</text:p>
          </table:table-cell>
          <table:table-cell office:value-type="float" office:value="103.12" calcext:value-type="float">
            <text:p>103.12</text:p>
          </table:table-cell>
        </table:table-row>
        <table:table-row table:style-name="ro1">
          <table:table-cell office:value-type="float" office:value="2254152" calcext:value-type="float">
            <text:p>2254152</text:p>
          </table:table-cell>
          <table:table-cell table:formula="of:=[.A143]/1000/(60*60*24)" office:value-type="time" office:time-value="PT00H37M34.152S" calcext:value-type="time">
            <text:p>00:37:34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0.78" calcext:value-type="float">
            <text:p>80.78</text:p>
          </table:table-cell>
          <table:table-cell office:value-type="float" office:value="103.83" calcext:value-type="float">
            <text:p>103.83</text:p>
          </table:table-cell>
        </table:table-row>
        <table:table-row table:style-name="ro1">
          <table:table-cell office:value-type="float" office:value="2270152" calcext:value-type="float">
            <text:p>2270152</text:p>
          </table:table-cell>
          <table:table-cell table:formula="of:=[.A144]/1000/(60*60*24)" office:value-type="time" office:time-value="PT00H37M50.152S" calcext:value-type="time">
            <text:p>00:37:50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1.34" calcext:value-type="float">
            <text:p>81.34</text:p>
          </table:table-cell>
          <table:table-cell office:value-type="float" office:value="104.54" calcext:value-type="float">
            <text:p>104.54</text:p>
          </table:table-cell>
        </table:table-row>
        <table:table-row table:style-name="ro1">
          <table:table-cell office:value-type="float" office:value="2286152" calcext:value-type="float">
            <text:p>2286152</text:p>
          </table:table-cell>
          <table:table-cell table:formula="of:=[.A145]/1000/(60*60*24)" office:value-type="time" office:time-value="PT00H38M06.152S" calcext:value-type="time">
            <text:p>00:38:06</text:p>
          </table:table-cell>
          <table:table-cell office:value-type="float" office:value="1.26" calcext:value-type="float">
            <text:p>1.26</text:p>
          </table:table-cell>
          <table:table-cell office:value-type="float" office:value="126.5" calcext:value-type="float">
            <text:p>126.5</text:p>
          </table:table-cell>
          <table:table-cell office:value-type="float" office:value="159.47" calcext:value-type="float">
            <text:p>159.47</text:p>
          </table:table-cell>
          <table:table-cell office:value-type="float" office:value="81.9" calcext:value-type="float">
            <text:p>81.9</text:p>
          </table:table-cell>
          <table:table-cell office:value-type="float" office:value="105.25" calcext:value-type="float">
            <text:p>105.25</text:p>
          </table:table-cell>
        </table:table-row>
        <table:table-row table:style-name="ro1">
          <table:table-cell office:value-type="float" office:value="2302152" calcext:value-type="float">
            <text:p>2302152</text:p>
          </table:table-cell>
          <table:table-cell table:formula="of:=[.A146]/1000/(60*60*24)" office:value-type="time" office:time-value="PT00H38M22.152S" calcext:value-type="time">
            <text:p>00:38:22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2.47" calcext:value-type="float">
            <text:p>82.47</text:p>
          </table:table-cell>
          <table:table-cell office:value-type="float" office:value="105.95" calcext:value-type="float">
            <text:p>105.95</text:p>
          </table:table-cell>
        </table:table-row>
        <table:table-row table:style-name="ro1">
          <table:table-cell office:value-type="float" office:value="2318152" calcext:value-type="float">
            <text:p>2318152</text:p>
          </table:table-cell>
          <table:table-cell table:formula="of:=[.A147]/1000/(60*60*24)" office:value-type="time" office:time-value="PT00H38M38.152S" calcext:value-type="time">
            <text:p>00:38:38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3.03" calcext:value-type="float">
            <text:p>83.03</text:p>
          </table:table-cell>
          <table:table-cell office:value-type="float" office:value="106.66" calcext:value-type="float">
            <text:p>106.66</text:p>
          </table:table-cell>
        </table:table-row>
        <table:table-row table:style-name="ro1">
          <table:table-cell office:value-type="float" office:value="2334152" calcext:value-type="float">
            <text:p>2334152</text:p>
          </table:table-cell>
          <table:table-cell table:formula="of:=[.A148]/1000/(60*60*24)" office:value-type="time" office:time-value="PT00H38M54.152S" calcext:value-type="time">
            <text:p>00:38:54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9.34" calcext:value-type="float">
            <text:p>159.34</text:p>
          </table:table-cell>
          <table:table-cell office:value-type="float" office:value="83.59" calcext:value-type="float">
            <text:p>83.59</text:p>
          </table:table-cell>
          <table:table-cell office:value-type="float" office:value="107.37" calcext:value-type="float">
            <text:p>107.37</text:p>
          </table:table-cell>
        </table:table-row>
        <table:table-row table:style-name="ro1">
          <table:table-cell office:value-type="float" office:value="2350152" calcext:value-type="float">
            <text:p>2350152</text:p>
          </table:table-cell>
          <table:table-cell table:formula="of:=[.A149]/1000/(60*60*24)" office:value-type="time" office:time-value="PT00H39M10.152S" calcext:value-type="time">
            <text:p>00:39:10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4.15" calcext:value-type="float">
            <text:p>84.15</text:p>
          </table:table-cell>
          <table:table-cell office:value-type="float" office:value="108.07" calcext:value-type="float">
            <text:p>108.07</text:p>
          </table:table-cell>
        </table:table-row>
        <table:table-row table:style-name="ro1">
          <table:table-cell office:value-type="float" office:value="2366152" calcext:value-type="float">
            <text:p>2366152</text:p>
          </table:table-cell>
          <table:table-cell table:formula="of:=[.A150]/1000/(60*60*24)" office:value-type="time" office:time-value="PT00H39M26.152S" calcext:value-type="time">
            <text:p>00:39:26</text:p>
          </table:table-cell>
          <table:table-cell office:value-type="float" office:value="1.26" calcext:value-type="float">
            <text:p>1.26</text:p>
          </table:table-cell>
          <table:table-cell office:value-type="float" office:value="126.4" calcext:value-type="float">
            <text:p>126.4</text:p>
          </table:table-cell>
          <table:table-cell office:value-type="float" office:value="158.84" calcext:value-type="float">
            <text:p>158.84</text:p>
          </table:table-cell>
          <table:table-cell office:value-type="float" office:value="84.71" calcext:value-type="float">
            <text:p>84.71</text:p>
          </table:table-cell>
          <table:table-cell office:value-type="float" office:value="108.78" calcext:value-type="float">
            <text:p>108.78</text:p>
          </table:table-cell>
        </table:table-row>
        <table:table-row table:style-name="ro1">
          <table:table-cell office:value-type="float" office:value="2382152" calcext:value-type="float">
            <text:p>2382152</text:p>
          </table:table-cell>
          <table:table-cell table:formula="of:=[.A151]/1000/(60*60*24)" office:value-type="time" office:time-value="PT00H39M42.152S" calcext:value-type="time">
            <text:p>00:39:42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85.27" calcext:value-type="float">
            <text:p>85.27</text:p>
          </table:table-cell>
          <table:table-cell office:value-type="float" office:value="109.48" calcext:value-type="float">
            <text:p>109.48</text:p>
          </table:table-cell>
        </table:table-row>
        <table:table-row table:style-name="ro1">
          <table:table-cell office:value-type="float" office:value="2398152" calcext:value-type="float">
            <text:p>2398152</text:p>
          </table:table-cell>
          <table:table-cell table:formula="of:=[.A152]/1000/(60*60*24)" office:value-type="time" office:time-value="PT00H39M58.152S" calcext:value-type="time">
            <text:p>00:39:58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85.84" calcext:value-type="float">
            <text:p>85.84</text:p>
          </table:table-cell>
          <table:table-cell office:value-type="float" office:value="110.19" calcext:value-type="float">
            <text:p>110.19</text:p>
          </table:table-cell>
        </table:table-row>
        <table:table-row table:style-name="ro1">
          <table:table-cell office:value-type="float" office:value="2414152" calcext:value-type="float">
            <text:p>2414152</text:p>
          </table:table-cell>
          <table:table-cell table:formula="of:=[.A153]/1000/(60*60*24)" office:value-type="time" office:time-value="PT00H40M14.152S" calcext:value-type="time">
            <text:p>00:40:14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86.4" calcext:value-type="float">
            <text:p>86.4</text:p>
          </table:table-cell>
          <table:table-cell office:value-type="float" office:value="110.9" calcext:value-type="float">
            <text:p>110.9</text:p>
          </table:table-cell>
        </table:table-row>
        <table:table-row table:style-name="ro1">
          <table:table-cell office:value-type="float" office:value="2430152" calcext:value-type="float">
            <text:p>2430152</text:p>
          </table:table-cell>
          <table:table-cell table:formula="of:=[.A154]/1000/(60*60*24)" office:value-type="time" office:time-value="PT00H40M30.152S" calcext:value-type="time">
            <text:p>00:40:30</text:p>
          </table:table-cell>
          <table:table-cell office:value-type="float" office:value="1.26" calcext:value-type="float">
            <text:p>1.26</text:p>
          </table:table-cell>
          <table:table-cell office:value-type="float" office:value="126.3" calcext:value-type="float">
            <text:p>126.3</text:p>
          </table:table-cell>
          <table:table-cell office:value-type="float" office:value="158.71" calcext:value-type="float">
            <text:p>158.71</text:p>
          </table:table-cell>
          <table:table-cell office:value-type="float" office:value="86.96" calcext:value-type="float">
            <text:p>86.96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2446152" calcext:value-type="float">
            <text:p>2446152</text:p>
          </table:table-cell>
          <table:table-cell table:formula="of:=[.A155]/1000/(60*60*24)" office:value-type="time" office:time-value="PT00H40M46.152S" calcext:value-type="time">
            <text:p>00:40:4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87.52" calcext:value-type="float">
            <text:p>87.52</text:p>
          </table:table-cell>
          <table:table-cell office:value-type="float" office:value="112.31" calcext:value-type="float">
            <text:p>112.31</text:p>
          </table:table-cell>
        </table:table-row>
        <table:table-row table:style-name="ro1">
          <table:table-cell office:value-type="float" office:value="2462152" calcext:value-type="float">
            <text:p>2462152</text:p>
          </table:table-cell>
          <table:table-cell table:formula="of:=[.A156]/1000/(60*60*24)" office:value-type="time" office:time-value="PT00H41M02.152S" calcext:value-type="time">
            <text:p>00:41:02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88.08" calcext:value-type="float">
            <text:p>88.08</text:p>
          </table:table-cell>
          <table:table-cell office:value-type="float" office:value="113.01" calcext:value-type="float">
            <text:p>113.01</text:p>
          </table:table-cell>
        </table:table-row>
        <table:table-row table:style-name="ro1">
          <table:table-cell office:value-type="float" office:value="2478152" calcext:value-type="float">
            <text:p>2478152</text:p>
          </table:table-cell>
          <table:table-cell table:formula="of:=[.A157]/1000/(60*60*24)" office:value-type="time" office:time-value="PT00H41M18.152S" calcext:value-type="time">
            <text:p>00:41:18</text:p>
          </table:table-cell>
          <table:table-cell office:value-type="float" office:value="1.25" calcext:value-type="float">
            <text:p>1.25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08" calcext:value-type="float">
            <text:p>158.08</text:p>
          </table:table-cell>
          <table:table-cell office:value-type="float" office:value="88.64" calcext:value-type="float">
            <text:p>88.64</text:p>
          </table:table-cell>
          <table:table-cell office:value-type="float" office:value="113.72" calcext:value-type="float">
            <text:p>113.72</text:p>
          </table:table-cell>
        </table:table-row>
        <table:table-row table:style-name="ro1">
          <table:table-cell office:value-type="float" office:value="2494152" calcext:value-type="float">
            <text:p>2494152</text:p>
          </table:table-cell>
          <table:table-cell table:formula="of:=[.A158]/1000/(60*60*24)" office:value-type="time" office:time-value="PT00H41M34.152S" calcext:value-type="time">
            <text:p>00:41:34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89.2" calcext:value-type="float">
            <text:p>89.2</text:p>
          </table:table-cell>
          <table:table-cell office:value-type="float" office:value="114.42" calcext:value-type="float">
            <text:p>114.42</text:p>
          </table:table-cell>
        </table:table-row>
        <table:table-row table:style-name="ro1">
          <table:table-cell office:value-type="float" office:value="2510152" calcext:value-type="float">
            <text:p>2510152</text:p>
          </table:table-cell>
          <table:table-cell table:formula="of:=[.A159]/1000/(60*60*24)" office:value-type="time" office:time-value="PT00H41M50.152S" calcext:value-type="time">
            <text:p>00:41:50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9" calcext:value-type="float">
            <text:p>158.59</text:p>
          </table:table-cell>
          <table:table-cell office:value-type="float" office:value="89.76" calcext:value-type="float">
            <text:p>89.76</text:p>
          </table:table-cell>
          <table:table-cell office:value-type="float" office:value="115.13" calcext:value-type="float">
            <text:p>115.13</text:p>
          </table:table-cell>
        </table:table-row>
        <table:table-row table:style-name="ro1">
          <table:table-cell office:value-type="float" office:value="2526150" calcext:value-type="float">
            <text:p>2526150</text:p>
          </table:table-cell>
          <table:table-cell table:formula="of:=[.A160]/1000/(60*60*24)" office:value-type="time" office:time-value="PT00H42M06.15S" calcext:value-type="time">
            <text:p>00:42:06</text:p>
          </table:table-cell>
          <table:table-cell office:value-type="float" office:value="1.26" calcext:value-type="float">
            <text:p>1.26</text:p>
          </table:table-cell>
          <table:table-cell office:value-type="float" office:value="126.2" calcext:value-type="float">
            <text:p>126.2</text:p>
          </table:table-cell>
          <table:table-cell office:value-type="float" office:value="158.58" calcext:value-type="float">
            <text:p>158.58</text:p>
          </table:table-cell>
          <table:table-cell office:value-type="float" office:value="90.32" calcext:value-type="float">
            <text:p>90.32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>
          <table:table-cell office:value-type="float" office:value="2542152" calcext:value-type="float">
            <text:p>2542152</text:p>
          </table:table-cell>
          <table:table-cell table:formula="of:=[.A161]/1000/(60*60*24)" office:value-type="time" office:time-value="PT00H42M22.152S" calcext:value-type="time">
            <text:p>00:42:22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90.88" calcext:value-type="float">
            <text:p>90.88</text:p>
          </table:table-cell>
          <table:table-cell office:value-type="float" office:value="116.53" calcext:value-type="float">
            <text:p>116.53</text:p>
          </table:table-cell>
        </table:table-row>
        <table:table-row table:style-name="ro1">
          <table:table-cell office:value-type="float" office:value="2558152" calcext:value-type="float">
            <text:p>2558152</text:p>
          </table:table-cell>
          <table:table-cell table:formula="of:=[.A162]/1000/(60*60*24)" office:value-type="time" office:time-value="PT00H42M38.152S" calcext:value-type="time">
            <text:p>00:42:38</text:p>
          </table:table-cell>
          <table:table-cell office:value-type="float" office:value="1.26" calcext:value-type="float">
            <text:p>1.26</text:p>
          </table:table-cell>
          <table:table-cell office:value-type="float" office:value="126.1" calcext:value-type="float">
            <text:p>126.1</text:p>
          </table:table-cell>
          <table:table-cell office:value-type="float" office:value="158.46" calcext:value-type="float">
            <text:p>158.46</text:p>
          </table:table-cell>
          <table:table-cell office:value-type="float" office:value="91.44" calcext:value-type="float">
            <text:p>91.44</text:p>
          </table:table-cell>
          <table:table-cell office:value-type="float" office:value="117.24" calcext:value-type="float">
            <text:p>117.24</text:p>
          </table:table-cell>
        </table:table-row>
        <table:table-row table:style-name="ro1">
          <table:table-cell office:value-type="float" office:value="2574152" calcext:value-type="float">
            <text:p>2574152</text:p>
          </table:table-cell>
          <table:table-cell table:formula="of:=[.A163]/1000/(60*60*24)" office:value-type="time" office:time-value="PT00H42M54.152S" calcext:value-type="time">
            <text:p>00:42:54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92.01" calcext:value-type="float">
            <text:p>92.01</text:p>
          </table:table-cell>
          <table:table-cell office:value-type="float" office:value="117.94" calcext:value-type="float">
            <text:p>117.94</text:p>
          </table:table-cell>
        </table:table-row>
        <table:table-row table:style-name="ro1">
          <table:table-cell office:value-type="float" office:value="2590152" calcext:value-type="float">
            <text:p>2590152</text:p>
          </table:table-cell>
          <table:table-cell table:formula="of:=[.A164]/1000/(60*60*24)" office:value-type="time" office:time-value="PT00H43M10.152S" calcext:value-type="time">
            <text:p>00:43:10</text:p>
          </table:table-cell>
          <table:table-cell office:value-type="float" office:value="1.25" calcext:value-type="float">
            <text:p>1.25</text:p>
          </table:table-cell>
          <table:table-cell office:value-type="float" office:value="126.1" calcext:value-type="float">
            <text:p>126.1</text:p>
          </table:table-cell>
          <table:table-cell office:value-type="float" office:value="157.95" calcext:value-type="float">
            <text:p>157.95</text:p>
          </table:table-cell>
          <table:table-cell office:value-type="float" office:value="92.57" calcext:value-type="float">
            <text:p>92.57</text:p>
          </table:table-cell>
          <table:table-cell office:value-type="float" office:value="118.64" calcext:value-type="float">
            <text:p>118.64</text:p>
          </table:table-cell>
        </table:table-row>
        <table:table-row table:style-name="ro1">
          <table:table-cell office:value-type="float" office:value="2606152" calcext:value-type="float">
            <text:p>2606152</text:p>
          </table:table-cell>
          <table:table-cell table:formula="of:=[.A165]/1000/(60*60*24)" office:value-type="time" office:time-value="PT00H43M26.152S" calcext:value-type="time">
            <text:p>00:43:26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3.13" calcext:value-type="float">
            <text:p>93.13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2622152" calcext:value-type="float">
            <text:p>2622152</text:p>
          </table:table-cell>
          <table:table-cell table:formula="of:=[.A166]/1000/(60*60*24)" office:value-type="time" office:time-value="PT00H43M42.152S" calcext:value-type="time">
            <text:p>00:43:4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3.69" calcext:value-type="float">
            <text:p>93.69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>
          <table:table-cell office:value-type="float" office:value="2638152" calcext:value-type="float">
            <text:p>2638152</text:p>
          </table:table-cell>
          <table:table-cell table:formula="of:=[.A167]/1000/(60*60*24)" office:value-type="time" office:time-value="PT00H43M58.152S" calcext:value-type="time">
            <text:p>00:43:58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4.25" calcext:value-type="float">
            <text:p>94.25</text:p>
          </table:table-cell>
          <table:table-cell office:value-type="float" office:value="120.75" calcext:value-type="float">
            <text:p>120.75</text:p>
          </table:table-cell>
        </table:table-row>
        <table:table-row table:style-name="ro1">
          <table:table-cell office:value-type="float" office:value="2654152" calcext:value-type="float">
            <text:p>2654152</text:p>
          </table:table-cell>
          <table:table-cell table:formula="of:=[.A168]/1000/(60*60*24)" office:value-type="time" office:time-value="PT00H44M14.152S" calcext:value-type="time">
            <text:p>00:44:14</text:p>
          </table:table-cell>
          <table:table-cell office:value-type="float" office:value="1.26" calcext:value-type="float">
            <text:p>1.26</text:p>
          </table:table-cell>
          <table:table-cell office:value-type="float" office:value="126" calcext:value-type="float">
            <text:p>126</text:p>
          </table:table-cell>
          <table:table-cell office:value-type="float" office:value="158.33" calcext:value-type="float">
            <text:p>158.33</text:p>
          </table:table-cell>
          <table:table-cell office:value-type="float" office:value="94.81" calcext:value-type="float">
            <text:p>94.81</text:p>
          </table:table-cell>
          <table:table-cell office:value-type="float" office:value="121.45" calcext:value-type="float">
            <text:p>121.45</text:p>
          </table:table-cell>
        </table:table-row>
        <table:table-row table:style-name="ro1">
          <table:table-cell office:value-type="float" office:value="2670152" calcext:value-type="float">
            <text:p>2670152</text:p>
          </table:table-cell>
          <table:table-cell table:formula="of:=[.A169]/1000/(60*60*24)" office:value-type="time" office:time-value="PT00H44M30.152S" calcext:value-type="time">
            <text:p>00:44:30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5.37" calcext:value-type="float">
            <text:p>95.37</text:p>
          </table:table-cell>
          <table:table-cell office:value-type="float" office:value="122.16" calcext:value-type="float">
            <text:p>122.16</text:p>
          </table:table-cell>
        </table:table-row>
        <table:table-row table:style-name="ro1">
          <table:table-cell office:value-type="float" office:value="2686152" calcext:value-type="float">
            <text:p>2686152</text:p>
          </table:table-cell>
          <table:table-cell table:formula="of:=[.A170]/1000/(60*60*24)" office:value-type="time" office:time-value="PT00H44M46.152S" calcext:value-type="time">
            <text:p>00:44:46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5.93" calcext:value-type="float">
            <text:p>95.93</text:p>
          </table:table-cell>
          <table:table-cell office:value-type="float" office:value="122.86" calcext:value-type="float">
            <text:p>122.86</text:p>
          </table:table-cell>
        </table:table-row>
        <table:table-row table:style-name="ro1">
          <table:table-cell office:value-type="float" office:value="2702152" calcext:value-type="float">
            <text:p>2702152</text:p>
          </table:table-cell>
          <table:table-cell table:formula="of:=[.A171]/1000/(60*60*24)" office:value-type="time" office:time-value="PT00H45M02.152S" calcext:value-type="time">
            <text:p>00:45:02</text:p>
          </table:table-cell>
          <table:table-cell office:value-type="float" office:value="1.25" calcext:value-type="float">
            <text:p>1.25</text:p>
          </table:table-cell>
          <table:table-cell office:value-type="float" office:value="126" calcext:value-type="float">
            <text:p>126</text:p>
          </table:table-cell>
          <table:table-cell office:value-type="float" office:value="157.83" calcext:value-type="float">
            <text:p>157.83</text:p>
          </table:table-cell>
          <table:table-cell office:value-type="float" office:value="96.49" calcext:value-type="float">
            <text:p>96.49</text:p>
          </table:table-cell>
          <table:table-cell office:value-type="float" office:value="123.56" calcext:value-type="float">
            <text:p>123.56</text:p>
          </table:table-cell>
        </table:table-row>
        <table:table-row table:style-name="ro1">
          <table:table-cell office:value-type="float" office:value="2718152" calcext:value-type="float">
            <text:p>2718152</text:p>
          </table:table-cell>
          <table:table-cell table:formula="of:=[.A172]/1000/(60*60*24)" office:value-type="time" office:time-value="PT00H45M18.152S" calcext:value-type="time">
            <text:p>00:45:18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97.05" calcext:value-type="float">
            <text:p>97.05</text:p>
          </table:table-cell>
          <table:table-cell office:value-type="float" office:value="124.26" calcext:value-type="float">
            <text:p>124.26</text:p>
          </table:table-cell>
        </table:table-row>
        <table:table-row table:style-name="ro1">
          <table:table-cell office:value-type="float" office:value="2734152" calcext:value-type="float">
            <text:p>2734152</text:p>
          </table:table-cell>
          <table:table-cell table:formula="of:=[.A173]/1000/(60*60*24)" office:value-type="time" office:time-value="PT00H45M34.152S" calcext:value-type="time">
            <text:p>00:45:34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97.6" calcext:value-type="float">
            <text:p>97.6</text:p>
          </table:table-cell>
          <table:table-cell office:value-type="float" office:value="124.96" calcext:value-type="float">
            <text:p>124.96</text:p>
          </table:table-cell>
        </table:table-row>
        <table:table-row table:style-name="ro1">
          <table:table-cell office:value-type="float" office:value="2750152" calcext:value-type="float">
            <text:p>2750152</text:p>
          </table:table-cell>
          <table:table-cell table:formula="of:=[.A174]/1000/(60*60*24)" office:value-type="time" office:time-value="PT00H45M50.152S" calcext:value-type="time">
            <text:p>00:45:50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98.16" calcext:value-type="float">
            <text:p>98.16</text:p>
          </table:table-cell>
          <table:table-cell office:value-type="float" office:value="125.66" calcext:value-type="float">
            <text:p>125.66</text:p>
          </table:table-cell>
        </table:table-row>
        <table:table-row table:style-name="ro1">
          <table:table-cell office:value-type="float" office:value="2766152" calcext:value-type="float">
            <text:p>2766152</text:p>
          </table:table-cell>
          <table:table-cell table:formula="of:=[.A175]/1000/(60*60*24)" office:value-type="time" office:time-value="PT00H46M06.152S" calcext:value-type="time">
            <text:p>00:46:06</text:p>
          </table:table-cell>
          <table:table-cell office:value-type="float" office:value="1.25" calcext:value-type="float">
            <text:p>1.25</text:p>
          </table:table-cell>
          <table:table-cell office:value-type="float" office:value="125.9" calcext:value-type="float">
            <text:p>125.9</text:p>
          </table:table-cell>
          <table:table-cell office:value-type="float" office:value="157.7" calcext:value-type="float">
            <text:p>157.7</text:p>
          </table:table-cell>
          <table:table-cell office:value-type="float" office:value="98.72" calcext:value-type="float">
            <text:p>98.72</text:p>
          </table:table-cell>
          <table:table-cell office:value-type="float" office:value="126.36" calcext:value-type="float">
            <text:p>126.36</text:p>
          </table:table-cell>
        </table:table-row>
        <table:table-row table:style-name="ro1">
          <table:table-cell office:value-type="float" office:value="2782152" calcext:value-type="float">
            <text:p>2782152</text:p>
          </table:table-cell>
          <table:table-cell table:formula="of:=[.A176]/1000/(60*60*24)" office:value-type="time" office:time-value="PT00H46M22.152S" calcext:value-type="time">
            <text:p>00:46:2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8" calcext:value-type="float">
            <text:p>157.58</text:p>
          </table:table-cell>
          <table:table-cell office:value-type="float" office:value="99.28" calcext:value-type="float">
            <text:p>99.28</text:p>
          </table:table-cell>
          <table:table-cell office:value-type="float" office:value="127.06" calcext:value-type="float">
            <text:p>127.06</text:p>
          </table:table-cell>
        </table:table-row>
        <table:table-row table:style-name="ro1">
          <table:table-cell office:value-type="float" office:value="2798152" calcext:value-type="float">
            <text:p>2798152</text:p>
          </table:table-cell>
          <table:table-cell table:formula="of:=[.A177]/1000/(60*60*24)" office:value-type="time" office:time-value="PT00H46M38.152S" calcext:value-type="time">
            <text:p>00:46:3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99.84" calcext:value-type="float">
            <text:p>99.84</text:p>
          </table:table-cell>
          <table:table-cell office:value-type="float" office:value="127.76" calcext:value-type="float">
            <text:p>127.76</text:p>
          </table:table-cell>
        </table:table-row>
        <table:table-row table:style-name="ro1">
          <table:table-cell office:value-type="float" office:value="2814152" calcext:value-type="float">
            <text:p>2814152</text:p>
          </table:table-cell>
          <table:table-cell table:formula="of:=[.A178]/1000/(60*60*24)" office:value-type="time" office:time-value="PT00H46M54.152S" calcext:value-type="time">
            <text:p>00:46:5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0.4" calcext:value-type="float">
            <text:p>100.4</text:p>
          </table:table-cell>
          <table:table-cell office:value-type="float" office:value="128.46" calcext:value-type="float">
            <text:p>128.46</text:p>
          </table:table-cell>
        </table:table-row>
        <table:table-row table:style-name="ro1">
          <table:table-cell office:value-type="float" office:value="2830152" calcext:value-type="float">
            <text:p>2830152</text:p>
          </table:table-cell>
          <table:table-cell table:formula="of:=[.A179]/1000/(60*60*24)" office:value-type="time" office:time-value="PT00H47M10.152S" calcext:value-type="time">
            <text:p>00:47:10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0.96" calcext:value-type="float">
            <text:p>100.96</text:p>
          </table:table-cell>
          <table:table-cell office:value-type="float" office:value="129.17" calcext:value-type="float">
            <text:p>129.17</text:p>
          </table:table-cell>
        </table:table-row>
        <table:table-row table:style-name="ro1">
          <table:table-cell office:value-type="float" office:value="2846152" calcext:value-type="float">
            <text:p>2846152</text:p>
          </table:table-cell>
          <table:table-cell table:formula="of:=[.A180]/1000/(60*60*24)" office:value-type="time" office:time-value="PT00H47M26.152S" calcext:value-type="time">
            <text:p>00:47:26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1.52" calcext:value-type="float">
            <text:p>101.52</text:p>
          </table:table-cell>
          <table:table-cell office:value-type="float" office:value="129.87" calcext:value-type="float">
            <text:p>129.87</text:p>
          </table:table-cell>
        </table:table-row>
        <table:table-row table:style-name="ro1">
          <table:table-cell office:value-type="float" office:value="2862152" calcext:value-type="float">
            <text:p>2862152</text:p>
          </table:table-cell>
          <table:table-cell table:formula="of:=[.A181]/1000/(60*60*24)" office:value-type="time" office:time-value="PT00H47M42.152S" calcext:value-type="time">
            <text:p>00:47:42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2.08" calcext:value-type="float">
            <text:p>102.08</text:p>
          </table:table-cell>
          <table:table-cell office:value-type="float" office:value="130.57" calcext:value-type="float">
            <text:p>130.57</text:p>
          </table:table-cell>
        </table:table-row>
        <table:table-row table:style-name="ro1">
          <table:table-cell office:value-type="float" office:value="2878152" calcext:value-type="float">
            <text:p>2878152</text:p>
          </table:table-cell>
          <table:table-cell table:formula="of:=[.A182]/1000/(60*60*24)" office:value-type="time" office:time-value="PT00H47M58.152S" calcext:value-type="time">
            <text:p>00:47:58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2.64" calcext:value-type="float">
            <text:p>102.64</text:p>
          </table:table-cell>
          <table:table-cell office:value-type="float" office:value="131.27" calcext:value-type="float">
            <text:p>131.27</text:p>
          </table:table-cell>
        </table:table-row>
        <table:table-row table:style-name="ro1">
          <table:table-cell office:value-type="float" office:value="2894152" calcext:value-type="float">
            <text:p>2894152</text:p>
          </table:table-cell>
          <table:table-cell table:formula="of:=[.A183]/1000/(60*60*24)" office:value-type="time" office:time-value="PT00H48M14.152S" calcext:value-type="time">
            <text:p>00:48:14</text:p>
          </table:table-cell>
          <table:table-cell office:value-type="float" office:value="1.25" calcext:value-type="float">
            <text:p>1.25</text:p>
          </table:table-cell>
          <table:table-cell office:value-type="float" office:value="125.8" calcext:value-type="float">
            <text:p>125.8</text:p>
          </table:table-cell>
          <table:table-cell office:value-type="float" office:value="157.57" calcext:value-type="float">
            <text:p>157.57</text:p>
          </table:table-cell>
          <table:table-cell office:value-type="float" office:value="103.2" calcext:value-type="float">
            <text:p>103.2</text:p>
          </table:table-cell>
          <table:table-cell office:value-type="float" office:value="131.97" calcext:value-type="float">
            <text:p>131.97</text:p>
          </table:table-cell>
        </table:table-row>
        <table:table-row table:style-name="ro1">
          <table:table-cell office:value-type="float" office:value="2910152" calcext:value-type="float">
            <text:p>2910152</text:p>
          </table:table-cell>
          <table:table-cell table:formula="of:=[.A184]/1000/(60*60*24)" office:value-type="time" office:time-value="PT00H48M30.152S" calcext:value-type="time">
            <text:p>00:48:3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3.76" calcext:value-type="float">
            <text:p>103.76</text:p>
          </table:table-cell>
          <table:table-cell office:value-type="float" office:value="132.67" calcext:value-type="float">
            <text:p>132.67</text:p>
          </table:table-cell>
        </table:table-row>
        <table:table-row table:style-name="ro1">
          <table:table-cell office:value-type="float" office:value="2926152" calcext:value-type="float">
            <text:p>2926152</text:p>
          </table:table-cell>
          <table:table-cell table:formula="of:=[.A185]/1000/(60*60*24)" office:value-type="time" office:time-value="PT00H48M46.152S" calcext:value-type="time">
            <text:p>00:48:46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04.32" calcext:value-type="float">
            <text:p>104.32</text:p>
          </table:table-cell>
          <table:table-cell office:value-type="float" office:value="133.36" calcext:value-type="float">
            <text:p>133.36</text:p>
          </table:table-cell>
        </table:table-row>
        <table:table-row table:style-name="ro1">
          <table:table-cell office:value-type="float" office:value="2942152" calcext:value-type="float">
            <text:p>2942152</text:p>
          </table:table-cell>
          <table:table-cell table:formula="of:=[.A186]/1000/(60*60*24)" office:value-type="time" office:time-value="PT00H49M02.152S" calcext:value-type="time">
            <text:p>00:49:02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04.87" calcext:value-type="float">
            <text:p>104.87</text:p>
          </table:table-cell>
          <table:table-cell office:value-type="float" office:value="134.06" calcext:value-type="float">
            <text:p>134.06</text:p>
          </table:table-cell>
        </table:table-row>
        <table:table-row table:style-name="ro1">
          <table:table-cell office:value-type="float" office:value="2958152" calcext:value-type="float">
            <text:p>2958152</text:p>
          </table:table-cell>
          <table:table-cell table:formula="of:=[.A187]/1000/(60*60*24)" office:value-type="time" office:time-value="PT00H49M18.152S" calcext:value-type="time">
            <text:p>00:49:18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6.95" calcext:value-type="float">
            <text:p>156.95</text:p>
          </table:table-cell>
          <table:table-cell office:value-type="float" office:value="105.43" calcext:value-type="float">
            <text:p>105.43</text:p>
          </table:table-cell>
          <table:table-cell office:value-type="float" office:value="134.76" calcext:value-type="float">
            <text:p>134.76</text:p>
          </table:table-cell>
        </table:table-row>
        <table:table-row table:style-name="ro1">
          <table:table-cell office:value-type="float" office:value="2974152" calcext:value-type="float">
            <text:p>2974152</text:p>
          </table:table-cell>
          <table:table-cell table:formula="of:=[.A188]/1000/(60*60*24)" office:value-type="time" office:time-value="PT00H49M34.152S" calcext:value-type="time">
            <text:p>00:49:34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5.99" calcext:value-type="float">
            <text:p>105.99</text:p>
          </table:table-cell>
          <table:table-cell office:value-type="float" office:value="135.46" calcext:value-type="float">
            <text:p>135.46</text:p>
          </table:table-cell>
        </table:table-row>
        <table:table-row table:style-name="ro1">
          <table:table-cell office:value-type="float" office:value="2990152" calcext:value-type="float">
            <text:p>2990152</text:p>
          </table:table-cell>
          <table:table-cell table:formula="of:=[.A189]/1000/(60*60*24)" office:value-type="time" office:time-value="PT00H49M50.152S" calcext:value-type="time">
            <text:p>00:49:50</text:p>
          </table:table-cell>
          <table:table-cell office:value-type="float" office:value="1.25" calcext:value-type="float">
            <text:p>1.25</text:p>
          </table:table-cell>
          <table:table-cell office:value-type="float" office:value="125.7" calcext:value-type="float">
            <text:p>125.7</text:p>
          </table:table-cell>
          <table:table-cell office:value-type="float" office:value="157.45" calcext:value-type="float">
            <text:p>157.45</text:p>
          </table:table-cell>
          <table:table-cell office:value-type="float" office:value="106.55" calcext:value-type="float">
            <text:p>106.55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3006152" calcext:value-type="float">
            <text:p>3006152</text:p>
          </table:table-cell>
          <table:table-cell table:formula="of:=[.A190]/1000/(60*60*24)" office:value-type="time" office:time-value="PT00H50M06.152S" calcext:value-type="time">
            <text:p>00:50:06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07.11" calcext:value-type="float">
            <text:p>107.11</text:p>
          </table:table-cell>
          <table:table-cell office:value-type="float" office:value="136.86" calcext:value-type="float">
            <text:p>136.86</text:p>
          </table:table-cell>
        </table:table-row>
        <table:table-row table:style-name="ro1">
          <table:table-cell office:value-type="float" office:value="3022152" calcext:value-type="float">
            <text:p>3022152</text:p>
          </table:table-cell>
          <table:table-cell table:formula="of:=[.A191]/1000/(60*60*24)" office:value-type="time" office:time-value="PT00H50M22.152S" calcext:value-type="time">
            <text:p>00:50:22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07.67" calcext:value-type="float">
            <text:p>107.67</text:p>
          </table:table-cell>
          <table:table-cell office:value-type="float" office:value="137.56" calcext:value-type="float">
            <text:p>137.56</text:p>
          </table:table-cell>
        </table:table-row>
        <table:table-row table:style-name="ro1">
          <table:table-cell office:value-type="float" office:value="3038152" calcext:value-type="float">
            <text:p>3038152</text:p>
          </table:table-cell>
          <table:table-cell table:formula="of:=[.A192]/1000/(60*60*24)" office:value-type="time" office:time-value="PT00H50M38.152S" calcext:value-type="time">
            <text:p>00:50:3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08.22" calcext:value-type="float">
            <text:p>108.22</text:p>
          </table:table-cell>
          <table:table-cell office:value-type="float" office:value="138.25" calcext:value-type="float">
            <text:p>138.25</text:p>
          </table:table-cell>
        </table:table-row>
        <table:table-row table:style-name="ro1">
          <table:table-cell office:value-type="float" office:value="3054152" calcext:value-type="float">
            <text:p>3054152</text:p>
          </table:table-cell>
          <table:table-cell table:formula="of:=[.A193]/1000/(60*60*24)" office:value-type="time" office:time-value="PT00H50M54.152S" calcext:value-type="time">
            <text:p>00:50:5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7.32" calcext:value-type="float">
            <text:p>157.32</text:p>
          </table:table-cell>
          <table:table-cell office:value-type="float" office:value="108.78" calcext:value-type="float">
            <text:p>108.78</text:p>
          </table:table-cell>
          <table:table-cell office:value-type="float" office:value="138.95" calcext:value-type="float">
            <text:p>138.95</text:p>
          </table:table-cell>
        </table:table-row>
        <table:table-row table:style-name="ro1">
          <table:table-cell office:value-type="float" office:value="3070152" calcext:value-type="float">
            <text:p>3070152</text:p>
          </table:table-cell>
          <table:table-cell table:formula="of:=[.A194]/1000/(60*60*24)" office:value-type="time" office:time-value="PT00H51M10.152S" calcext:value-type="time">
            <text:p>00:51:1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09.34" calcext:value-type="float">
            <text:p>109.34</text:p>
          </table:table-cell>
          <table:table-cell office:value-type="float" office:value="139.65" calcext:value-type="float">
            <text:p>139.65</text:p>
          </table:table-cell>
        </table:table-row>
        <table:table-row table:style-name="ro1">
          <table:table-cell office:value-type="float" office:value="3086152" calcext:value-type="float">
            <text:p>3086152</text:p>
          </table:table-cell>
          <table:table-cell table:formula="of:=[.A195]/1000/(60*60*24)" office:value-type="time" office:time-value="PT00H51M26.152S" calcext:value-type="time">
            <text:p>00:51:2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09.9" calcext:value-type="float">
            <text:p>109.9</text:p>
          </table:table-cell>
          <table:table-cell office:value-type="float" office:value="140.34" calcext:value-type="float">
            <text:p>140.34</text:p>
          </table:table-cell>
        </table:table-row>
        <table:table-row table:style-name="ro1">
          <table:table-cell office:value-type="float" office:value="3102152" calcext:value-type="float">
            <text:p>3102152</text:p>
          </table:table-cell>
          <table:table-cell table:formula="of:=[.A196]/1000/(60*60*24)" office:value-type="time" office:time-value="PT00H51M42.152S" calcext:value-type="time">
            <text:p>00:51:4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0.46" calcext:value-type="float">
            <text:p>110.46</text:p>
          </table:table-cell>
          <table:table-cell office:value-type="float" office:value="141.04" calcext:value-type="float">
            <text:p>141.04</text:p>
          </table:table-cell>
        </table:table-row>
        <table:table-row table:style-name="ro1">
          <table:table-cell office:value-type="float" office:value="3118152" calcext:value-type="float">
            <text:p>3118152</text:p>
          </table:table-cell>
          <table:table-cell table:formula="of:=[.A197]/1000/(60*60*24)" office:value-type="time" office:time-value="PT00H51M58.152S" calcext:value-type="time">
            <text:p>00:51:58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11.02" calcext:value-type="float">
            <text:p>111.02</text:p>
          </table:table-cell>
          <table:table-cell office:value-type="float" office:value="141.74" calcext:value-type="float">
            <text:p>141.74</text:p>
          </table:table-cell>
        </table:table-row>
        <table:table-row table:style-name="ro1">
          <table:table-cell office:value-type="float" office:value="3134152" calcext:value-type="float">
            <text:p>3134152</text:p>
          </table:table-cell>
          <table:table-cell table:formula="of:=[.A198]/1000/(60*60*24)" office:value-type="time" office:time-value="PT00H52M14.152S" calcext:value-type="time">
            <text:p>00:52:14</text:p>
          </table:table-cell>
          <table:table-cell office:value-type="float" office:value="1.25" calcext:value-type="float">
            <text:p>1.25</text:p>
          </table:table-cell>
          <table:table-cell office:value-type="float" office:value="125.6" calcext:value-type="float">
            <text:p>125.6</text:p>
          </table:table-cell>
          <table:table-cell office:value-type="float" office:value="156.82" calcext:value-type="float">
            <text:p>156.82</text:p>
          </table:table-cell>
          <table:table-cell office:value-type="float" office:value="111.57" calcext:value-type="float">
            <text:p>111.57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>
          <table:table-cell office:value-type="float" office:value="3150152" calcext:value-type="float">
            <text:p>3150152</text:p>
          </table:table-cell>
          <table:table-cell table:formula="of:=[.A199]/1000/(60*60*24)" office:value-type="time" office:time-value="PT00H52M30.152S" calcext:value-type="time">
            <text:p>00:52:3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2.13" calcext:value-type="float">
            <text:p>112.13</text:p>
          </table:table-cell>
          <table:table-cell office:value-type="float" office:value="143.13" calcext:value-type="float">
            <text:p>143.13</text:p>
          </table:table-cell>
        </table:table-row>
        <table:table-row table:style-name="ro1">
          <table:table-cell office:value-type="float" office:value="3166152" calcext:value-type="float">
            <text:p>3166152</text:p>
          </table:table-cell>
          <table:table-cell table:formula="of:=[.A200]/1000/(60*60*24)" office:value-type="time" office:time-value="PT00H52M46.152S" calcext:value-type="time">
            <text:p>00:52:46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2.69" calcext:value-type="float">
            <text:p>112.69</text:p>
          </table:table-cell>
          <table:table-cell office:value-type="float" office:value="143.83" calcext:value-type="float">
            <text:p>143.83</text:p>
          </table:table-cell>
        </table:table-row>
        <table:table-row table:style-name="ro1">
          <table:table-cell office:value-type="float" office:value="3182152" calcext:value-type="float">
            <text:p>3182152</text:p>
          </table:table-cell>
          <table:table-cell table:formula="of:=[.A201]/1000/(60*60*24)" office:value-type="time" office:time-value="PT00H53M02.152S" calcext:value-type="time">
            <text:p>00:53:02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3.25" calcext:value-type="float">
            <text:p>113.25</text:p>
          </table:table-cell>
          <table:table-cell office:value-type="float" office:value="144.52" calcext:value-type="float">
            <text:p>144.52</text:p>
          </table:table-cell>
        </table:table-row>
        <table:table-row table:style-name="ro1">
          <table:table-cell office:value-type="float" office:value="3198152" calcext:value-type="float">
            <text:p>3198152</text:p>
          </table:table-cell>
          <table:table-cell table:formula="of:=[.A202]/1000/(60*60*24)" office:value-type="time" office:time-value="PT00H53M18.152S" calcext:value-type="time">
            <text:p>00:53:18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3.8" calcext:value-type="float">
            <text:p>113.8</text:p>
          </table:table-cell>
          <table:table-cell office:value-type="float" office:value="145.22" calcext:value-type="float">
            <text:p>145.22</text:p>
          </table:table-cell>
        </table:table-row>
        <table:table-row table:style-name="ro1">
          <table:table-cell office:value-type="float" office:value="3214152" calcext:value-type="float">
            <text:p>3214152</text:p>
          </table:table-cell>
          <table:table-cell table:formula="of:=[.A203]/1000/(60*60*24)" office:value-type="time" office:time-value="PT00H53M34.152S" calcext:value-type="time">
            <text:p>00:53:34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4.36" calcext:value-type="float">
            <text:p>114.36</text:p>
          </table:table-cell>
          <table:table-cell office:value-type="float" office:value="145.92" calcext:value-type="float">
            <text:p>145.92</text:p>
          </table:table-cell>
        </table:table-row>
        <table:table-row table:style-name="ro1">
          <table:table-cell office:value-type="float" office:value="3230152" calcext:value-type="float">
            <text:p>3230152</text:p>
          </table:table-cell>
          <table:table-cell table:formula="of:=[.A204]/1000/(60*60*24)" office:value-type="time" office:time-value="PT00H53M50.152S" calcext:value-type="time">
            <text:p>00:53:50</text:p>
          </table:table-cell>
          <table:table-cell office:value-type="float" office:value="1.25" calcext:value-type="float">
            <text:p>1.25</text:p>
          </table:table-cell>
          <table:table-cell office:value-type="float" office:value="125.5" calcext:value-type="float">
            <text:p>125.5</text:p>
          </table:table-cell>
          <table:table-cell office:value-type="float" office:value="156.69" calcext:value-type="float">
            <text:p>156.69</text:p>
          </table:table-cell>
          <table:table-cell office:value-type="float" office:value="114.92" calcext:value-type="float">
            <text:p>114.92</text:p>
          </table:table-cell>
          <table:table-cell office:value-type="float" office:value="146.61" calcext:value-type="float">
            <text:p>146.61</text:p>
          </table:table-cell>
        </table:table-row>
        <table:table-row table:style-name="ro1">
          <table:table-cell office:value-type="float" office:value="3246152" calcext:value-type="float">
            <text:p>3246152</text:p>
          </table:table-cell>
          <table:table-cell table:formula="of:=[.A205]/1000/(60*60*24)" office:value-type="time" office:time-value="PT00H54M06.152S" calcext:value-type="time">
            <text:p>00:54:06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5.48" calcext:value-type="float">
            <text:p>115.48</text:p>
          </table:table-cell>
          <table:table-cell office:value-type="float" office:value="147.31" calcext:value-type="float">
            <text:p>147.31</text:p>
          </table:table-cell>
        </table:table-row>
        <table:table-row table:style-name="ro1">
          <table:table-cell office:value-type="float" office:value="3262152" calcext:value-type="float">
            <text:p>3262152</text:p>
          </table:table-cell>
          <table:table-cell table:formula="of:=[.A206]/1000/(60*60*24)" office:value-type="time" office:time-value="PT00H54M22.152S" calcext:value-type="time">
            <text:p>00:54:22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6.03" calcext:value-type="float">
            <text:p>116.03</text:p>
          </table:table-cell>
          <table:table-cell office:value-type="float" office:value="148.01" calcext:value-type="float">
            <text:p>148.01</text:p>
          </table:table-cell>
        </table:table-row>
        <table:table-row table:style-name="ro1">
          <table:table-cell office:value-type="float" office:value="3278152" calcext:value-type="float">
            <text:p>3278152</text:p>
          </table:table-cell>
          <table:table-cell table:formula="of:=[.A207]/1000/(60*60*24)" office:value-type="time" office:time-value="PT00H54M38.152S" calcext:value-type="time">
            <text:p>00:54:38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6.59" calcext:value-type="float">
            <text:p>116.59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float" office:value="3294152" calcext:value-type="float">
            <text:p>3294152</text:p>
          </table:table-cell>
          <table:table-cell table:formula="of:=[.A208]/1000/(60*60*24)" office:value-type="time" office:time-value="PT00H54M54.152S" calcext:value-type="time">
            <text:p>00:54:54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7.15" calcext:value-type="float">
            <text:p>117.15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3310152" calcext:value-type="float">
            <text:p>3310152</text:p>
          </table:table-cell>
          <table:table-cell table:formula="of:=[.A209]/1000/(60*60*24)" office:value-type="time" office:time-value="PT00H55M10.152S" calcext:value-type="time">
            <text:p>00:55:10</text:p>
          </table:table-cell>
          <table:table-cell office:value-type="float" office:value="1.25" calcext:value-type="float">
            <text:p>1.25</text:p>
          </table:table-cell>
          <table:table-cell office:value-type="float" office:value="125.4" calcext:value-type="float">
            <text:p>125.4</text:p>
          </table:table-cell>
          <table:table-cell office:value-type="float" office:value="156.57" calcext:value-type="float">
            <text:p>156.57</text:p>
          </table:table-cell>
          <table:table-cell office:value-type="float" office:value="117.71" calcext:value-type="float">
            <text:p>117.71</text:p>
          </table:table-cell>
          <table:table-cell office:value-type="float" office:value="150.09" calcext:value-type="float">
            <text:p>150.09</text:p>
          </table:table-cell>
        </table:table-row>
        <table:table-row table:style-name="ro1">
          <table:table-cell office:value-type="float" office:value="3326152" calcext:value-type="float">
            <text:p>3326152</text:p>
          </table:table-cell>
          <table:table-cell table:formula="of:=[.A210]/1000/(60*60*24)" office:value-type="time" office:time-value="PT00H55M26.152S" calcext:value-type="time">
            <text:p>00:55:2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18.26" calcext:value-type="float">
            <text:p>118.26</text:p>
          </table:table-cell>
          <table:table-cell office:value-type="float" office:value="150.79" calcext:value-type="float">
            <text:p>150.79</text:p>
          </table:table-cell>
        </table:table-row>
        <table:table-row table:style-name="ro1">
          <table:table-cell office:value-type="float" office:value="3342152" calcext:value-type="float">
            <text:p>3342152</text:p>
          </table:table-cell>
          <table:table-cell table:formula="of:=[.A211]/1000/(60*60*24)" office:value-type="time" office:time-value="PT00H55M42.152S" calcext:value-type="time">
            <text:p>00:55:4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18.82" calcext:value-type="float">
            <text:p>118.82</text:p>
          </table:table-cell>
          <table:table-cell office:value-type="float" office:value="151.48" calcext:value-type="float">
            <text:p>151.48</text:p>
          </table:table-cell>
        </table:table-row>
        <table:table-row table:style-name="ro1">
          <table:table-cell office:value-type="float" office:value="3358152" calcext:value-type="float">
            <text:p>3358152</text:p>
          </table:table-cell>
          <table:table-cell table:formula="of:=[.A212]/1000/(60*60*24)" office:value-type="time" office:time-value="PT00H55M58.152S" calcext:value-type="time">
            <text:p>00:55:58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19.38" calcext:value-type="float">
            <text:p>119.38</text:p>
          </table:table-cell>
          <table:table-cell office:value-type="float" office:value="152.18" calcext:value-type="float">
            <text:p>152.18</text:p>
          </table:table-cell>
        </table:table-row>
        <table:table-row table:style-name="ro1">
          <table:table-cell office:value-type="float" office:value="3374152" calcext:value-type="float">
            <text:p>3374152</text:p>
          </table:table-cell>
          <table:table-cell table:formula="of:=[.A213]/1000/(60*60*24)" office:value-type="time" office:time-value="PT00H56M14.152S" calcext:value-type="time">
            <text:p>00:56:1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19.94" calcext:value-type="float">
            <text:p>119.94</text:p>
          </table:table-cell>
          <table:table-cell office:value-type="float" office:value="152.88" calcext:value-type="float">
            <text:p>152.88</text:p>
          </table:table-cell>
        </table:table-row>
        <table:table-row table:style-name="ro1">
          <table:table-cell office:value-type="float" office:value="3390152" calcext:value-type="float">
            <text:p>3390152</text:p>
          </table:table-cell>
          <table:table-cell table:formula="of:=[.A214]/1000/(60*60*24)" office:value-type="time" office:time-value="PT00H56M30.152S" calcext:value-type="time">
            <text:p>00:56:3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0.49" calcext:value-type="float">
            <text:p>120.49</text:p>
          </table:table-cell>
          <table:table-cell office:value-type="float" office:value="153.57" calcext:value-type="float">
            <text:p>153.57</text:p>
          </table:table-cell>
        </table:table-row>
        <table:table-row table:style-name="ro1">
          <table:table-cell office:value-type="float" office:value="3406152" calcext:value-type="float">
            <text:p>3406152</text:p>
          </table:table-cell>
          <table:table-cell table:formula="of:=[.A215]/1000/(60*60*24)" office:value-type="time" office:time-value="PT00H56M46.152S" calcext:value-type="time">
            <text:p>00:56:4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1.05" calcext:value-type="float">
            <text:p>121.05</text:p>
          </table:table-cell>
          <table:table-cell office:value-type="float" office:value="154.27" calcext:value-type="float">
            <text:p>154.27</text:p>
          </table:table-cell>
        </table:table-row>
        <table:table-row table:style-name="ro1">
          <table:table-cell office:value-type="float" office:value="3422152" calcext:value-type="float">
            <text:p>3422152</text:p>
          </table:table-cell>
          <table:table-cell table:formula="of:=[.A216]/1000/(60*60*24)" office:value-type="time" office:time-value="PT00H57M02.152S" calcext:value-type="time">
            <text:p>00:57:02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1.61" calcext:value-type="float">
            <text:p>121.61</text:p>
          </table:table-cell>
          <table:table-cell office:value-type="float" office:value="154.96" calcext:value-type="float">
            <text:p>154.96</text:p>
          </table:table-cell>
        </table:table-row>
        <table:table-row table:style-name="ro1">
          <table:table-cell office:value-type="float" office:value="3438152" calcext:value-type="float">
            <text:p>3438152</text:p>
          </table:table-cell>
          <table:table-cell table:formula="of:=[.A217]/1000/(60*60*24)" office:value-type="time" office:time-value="PT00H57M18.152S" calcext:value-type="time">
            <text:p>00:5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5.3" calcext:value-type="float">
            <text:p>125.3</text:p>
          </table:table-cell>
          <table:table-cell office:value-type="float" office:value="155.94" calcext:value-type="float">
            <text:p>155.94</text:p>
          </table:table-cell>
          <table:table-cell office:value-type="float" office:value="122.16" calcext:value-type="float">
            <text:p>122.16</text:p>
          </table:table-cell>
          <table:table-cell office:value-type="float" office:value="155.66" calcext:value-type="float">
            <text:p>155.66</text:p>
          </table:table-cell>
        </table:table-row>
        <table:table-row table:style-name="ro1">
          <table:table-cell office:value-type="float" office:value="3454152" calcext:value-type="float">
            <text:p>3454152</text:p>
          </table:table-cell>
          <table:table-cell table:formula="of:=[.A218]/1000/(60*60*24)" office:value-type="time" office:time-value="PT00H57M34.152S" calcext:value-type="time">
            <text:p>00:57:34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2.72" calcext:value-type="float">
            <text:p>122.72</text:p>
          </table:table-cell>
          <table:table-cell office:value-type="float" office:value="156.35" calcext:value-type="float">
            <text:p>156.35</text:p>
          </table:table-cell>
        </table:table-row>
        <table:table-row table:style-name="ro1">
          <table:table-cell office:value-type="float" office:value="3470152" calcext:value-type="float">
            <text:p>3470152</text:p>
          </table:table-cell>
          <table:table-cell table:formula="of:=[.A219]/1000/(60*60*24)" office:value-type="time" office:time-value="PT00H57M50.152S" calcext:value-type="time">
            <text:p>00:57:50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3.28" calcext:value-type="float">
            <text:p>123.28</text:p>
          </table:table-cell>
          <table:table-cell office:value-type="float" office:value="157.05" calcext:value-type="float">
            <text:p>157.05</text:p>
          </table:table-cell>
        </table:table-row>
        <table:table-row table:style-name="ro1">
          <table:table-cell office:value-type="float" office:value="3486152" calcext:value-type="float">
            <text:p>3486152</text:p>
          </table:table-cell>
          <table:table-cell table:formula="of:=[.A220]/1000/(60*60*24)" office:value-type="time" office:time-value="PT00H58M06.152S" calcext:value-type="time">
            <text:p>00:58:06</text:p>
          </table:table-cell>
          <table:table-cell office:value-type="float" office:value="1.25" calcext:value-type="float">
            <text:p>1.25</text:p>
          </table:table-cell>
          <table:table-cell office:value-type="float" office:value="125.3" calcext:value-type="float">
            <text:p>125.3</text:p>
          </table:table-cell>
          <table:table-cell office:value-type="float" office:value="156.44" calcext:value-type="float">
            <text:p>156.44</text:p>
          </table:table-cell>
          <table:table-cell office:value-type="float" office:value="123.83" calcext:value-type="float">
            <text:p>123.83</text:p>
          </table:table-cell>
          <table:table-cell office:value-type="float" office:value="157.74" calcext:value-type="float">
            <text:p>157.74</text:p>
          </table:table-cell>
        </table:table-row>
        <table:table-row table:style-name="ro1">
          <table:table-cell office:value-type="float" office:value="3502152" calcext:value-type="float">
            <text:p>3502152</text:p>
          </table:table-cell>
          <table:table-cell table:formula="of:=[.A221]/1000/(60*60*24)" office:value-type="time" office:time-value="PT00H58M22.152S" calcext:value-type="time">
            <text:p>00:58:2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24.39" calcext:value-type="float">
            <text:p>124.39</text:p>
          </table:table-cell>
          <table:table-cell office:value-type="float" office:value="158.44" calcext:value-type="float">
            <text:p>158.44</text:p>
          </table:table-cell>
        </table:table-row>
        <table:table-row table:style-name="ro1">
          <table:table-cell office:value-type="float" office:value="3518152" calcext:value-type="float">
            <text:p>3518152</text:p>
          </table:table-cell>
          <table:table-cell table:formula="of:=[.A222]/1000/(60*60*24)" office:value-type="time" office:time-value="PT00H58M38.152S" calcext:value-type="time">
            <text:p>00:5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4.95" calcext:value-type="float">
            <text:p>124.95</text:p>
          </table:table-cell>
          <table:table-cell office:value-type="float" office:value="159.13" calcext:value-type="float">
            <text:p>159.13</text:p>
          </table:table-cell>
        </table:table-row>
        <table:table-row table:style-name="ro1">
          <table:table-cell office:value-type="float" office:value="3534152" calcext:value-type="float">
            <text:p>3534152</text:p>
          </table:table-cell>
          <table:table-cell table:formula="of:=[.A223]/1000/(60*60*24)" office:value-type="time" office:time-value="PT00H58M54.152S" calcext:value-type="time">
            <text:p>00:58:54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2" calcext:value-type="float">
            <text:p>156.32</text:p>
          </table:table-cell>
          <table:table-cell office:value-type="float" office:value="125.5" calcext:value-type="float">
            <text:p>125.5</text:p>
          </table:table-cell>
          <table:table-cell office:value-type="float" office:value="159.82" calcext:value-type="float">
            <text:p>159.82</text:p>
          </table:table-cell>
        </table:table-row>
        <table:table-row table:style-name="ro1">
          <table:table-cell office:value-type="float" office:value="3550152" calcext:value-type="float">
            <text:p>3550152</text:p>
          </table:table-cell>
          <table:table-cell table:formula="of:=[.A224]/1000/(60*60*24)" office:value-type="time" office:time-value="PT00H59M10.152S" calcext:value-type="time">
            <text:p>00:59:1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6.06" calcext:value-type="float">
            <text:p>126.06</text:p>
          </table:table-cell>
          <table:table-cell office:value-type="float" office:value="160.52" calcext:value-type="float">
            <text:p>160.52</text:p>
          </table:table-cell>
        </table:table-row>
        <table:table-row table:style-name="ro1">
          <table:table-cell office:value-type="float" office:value="3566152" calcext:value-type="float">
            <text:p>3566152</text:p>
          </table:table-cell>
          <table:table-cell table:formula="of:=[.A225]/1000/(60*60*24)" office:value-type="time" office:time-value="PT00H59M26.152S" calcext:value-type="time">
            <text:p>00:59:26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26.62" calcext:value-type="float">
            <text:p>126.62</text:p>
          </table:table-cell>
          <table:table-cell office:value-type="float" office:value="161.21" calcext:value-type="float">
            <text:p>161.21</text:p>
          </table:table-cell>
        </table:table-row>
        <table:table-row table:style-name="ro1">
          <table:table-cell office:value-type="float" office:value="3582152" calcext:value-type="float">
            <text:p>3582152</text:p>
          </table:table-cell>
          <table:table-cell table:formula="of:=[.A226]/1000/(60*60*24)" office:value-type="time" office:time-value="PT00H59M42.152S" calcext:value-type="time">
            <text:p>00:59:42</text:p>
          </table:table-cell>
          <table:table-cell office:value-type="float" office:value="1.25" calcext:value-type="float">
            <text:p>1.25</text:p>
          </table:table-cell>
          <table:table-cell office:value-type="float" office:value="125.2" calcext:value-type="float">
            <text:p>125.2</text:p>
          </table:table-cell>
          <table:table-cell office:value-type="float" office:value="156.31" calcext:value-type="float">
            <text:p>156.31</text:p>
          </table:table-cell>
          <table:table-cell office:value-type="float" office:value="127.17" calcext:value-type="float">
            <text:p>127.17</text:p>
          </table:table-cell>
          <table:table-cell office:value-type="float" office:value="161.91" calcext:value-type="float">
            <text:p>161.91</text:p>
          </table:table-cell>
        </table:table-row>
        <table:table-row table:style-name="ro1">
          <table:table-cell office:value-type="float" office:value="3598152" calcext:value-type="float">
            <text:p>3598152</text:p>
          </table:table-cell>
          <table:table-cell table:formula="of:=[.A227]/1000/(60*60*24)" office:value-type="time" office:time-value="PT00H59M58.152S" calcext:value-type="time">
            <text:p>00:5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27.73" calcext:value-type="float">
            <text:p>127.73</text:p>
          </table:table-cell>
          <table:table-cell office:value-type="float" office:value="162.6" calcext:value-type="float">
            <text:p>162.6</text:p>
          </table:table-cell>
        </table:table-row>
        <table:table-row table:style-name="ro1">
          <table:table-cell office:value-type="float" office:value="3614152" calcext:value-type="float">
            <text:p>3614152</text:p>
          </table:table-cell>
          <table:table-cell table:formula="of:=[.A228]/1000/(60*60*24)" office:value-type="time" office:time-value="PT01H00M14.152S" calcext:value-type="time">
            <text:p>01:0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8.29" calcext:value-type="float">
            <text:p>128.29</text:p>
          </table:table-cell>
          <table:table-cell office:value-type="float" office:value="163.29" calcext:value-type="float">
            <text:p>163.29</text:p>
          </table:table-cell>
        </table:table-row>
        <table:table-row table:style-name="ro1">
          <table:table-cell office:value-type="float" office:value="3630152" calcext:value-type="float">
            <text:p>3630152</text:p>
          </table:table-cell>
          <table:table-cell table:formula="of:=[.A229]/1000/(60*60*24)" office:value-type="time" office:time-value="PT01H00M30.152S" calcext:value-type="time">
            <text:p>01:0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8.84" calcext:value-type="float">
            <text:p>128.84</text:p>
          </table:table-cell>
          <table:table-cell office:value-type="float" office:value="163.99" calcext:value-type="float">
            <text:p>163.99</text:p>
          </table:table-cell>
        </table:table-row>
        <table:table-row table:style-name="ro1">
          <table:table-cell office:value-type="float" office:value="3646152" calcext:value-type="float">
            <text:p>3646152</text:p>
          </table:table-cell>
          <table:table-cell table:formula="of:=[.A230]/1000/(60*60*24)" office:value-type="time" office:time-value="PT01H00M46.152S" calcext:value-type="time">
            <text:p>01:00:46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9.4" calcext:value-type="float">
            <text:p>129.4</text:p>
          </table:table-cell>
          <table:table-cell office:value-type="float" office:value="164.68" calcext:value-type="float">
            <text:p>164.68</text:p>
          </table:table-cell>
        </table:table-row>
        <table:table-row table:style-name="ro1">
          <table:table-cell office:value-type="float" office:value="3662152" calcext:value-type="float">
            <text:p>3662152</text:p>
          </table:table-cell>
          <table:table-cell table:formula="of:=[.A231]/1000/(60*60*24)" office:value-type="time" office:time-value="PT01H01M02.152S" calcext:value-type="time">
            <text:p>01:0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29.95" calcext:value-type="float">
            <text:p>129.95</text:p>
          </table:table-cell>
          <table:table-cell office:value-type="float" office:value="165.37" calcext:value-type="float">
            <text:p>165.37</text:p>
          </table:table-cell>
        </table:table-row>
        <table:table-row table:style-name="ro1">
          <table:table-cell office:value-type="float" office:value="3678152" calcext:value-type="float">
            <text:p>3678152</text:p>
          </table:table-cell>
          <table:table-cell table:formula="of:=[.A232]/1000/(60*60*24)" office:value-type="time" office:time-value="PT01H01M18.152S" calcext:value-type="time">
            <text:p>01:01:18</text:p>
          </table:table-cell>
          <table:table-cell office:value-type="float" office:value="1.25" calcext:value-type="float">
            <text:p>1.25</text:p>
          </table:table-cell>
          <table:table-cell office:value-type="float" office:value="125.1" calcext:value-type="float">
            <text:p>125.1</text:p>
          </table:table-cell>
          <table:table-cell office:value-type="float" office:value="156.19" calcext:value-type="float">
            <text:p>156.19</text:p>
          </table:table-cell>
          <table:table-cell office:value-type="float" office:value="130.51" calcext:value-type="float">
            <text:p>130.51</text:p>
          </table:table-cell>
          <table:table-cell office:value-type="float" office:value="166.06" calcext:value-type="float">
            <text:p>166.06</text:p>
          </table:table-cell>
        </table:table-row>
        <table:table-row table:style-name="ro1">
          <table:table-cell office:value-type="float" office:value="3694152" calcext:value-type="float">
            <text:p>3694152</text:p>
          </table:table-cell>
          <table:table-cell table:formula="of:=[.A233]/1000/(60*60*24)" office:value-type="time" office:time-value="PT01H01M34.152S" calcext:value-type="time">
            <text:p>01:0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5.2" calcext:value-type="float">
            <text:p>125.2</text:p>
          </table:table-cell>
          <table:table-cell office:value-type="float" office:value="155.81" calcext:value-type="float">
            <text:p>155.81</text:p>
          </table:table-cell>
          <table:table-cell office:value-type="float" office:value="131.07" calcext:value-type="float">
            <text:p>131.07</text:p>
          </table:table-cell>
          <table:table-cell office:value-type="float" office:value="166.76" calcext:value-type="float">
            <text:p>166.76</text:p>
          </table:table-cell>
        </table:table-row>
        <table:table-row table:style-name="ro1">
          <table:table-cell office:value-type="float" office:value="3710152" calcext:value-type="float">
            <text:p>3710152</text:p>
          </table:table-cell>
          <table:table-cell table:formula="of:=[.A234]/1000/(60*60*24)" office:value-type="time" office:time-value="PT01H01M50.152S" calcext:value-type="time">
            <text:p>01:0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1.62" calcext:value-type="float">
            <text:p>131.62</text:p>
          </table:table-cell>
          <table:table-cell office:value-type="float" office:value="167.45" calcext:value-type="float">
            <text:p>167.45</text:p>
          </table:table-cell>
        </table:table-row>
        <table:table-row table:style-name="ro1">
          <table:table-cell office:value-type="float" office:value="3726152" calcext:value-type="float">
            <text:p>3726152</text:p>
          </table:table-cell>
          <table:table-cell table:formula="of:=[.A235]/1000/(60*60*24)" office:value-type="time" office:time-value="PT01H02M06.152S" calcext:value-type="time">
            <text:p>01:0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2.18" calcext:value-type="float">
            <text:p>132.18</text:p>
          </table:table-cell>
          <table:table-cell office:value-type="float" office:value="168.14" calcext:value-type="float">
            <text:p>168.14</text:p>
          </table:table-cell>
        </table:table-row>
        <table:table-row table:style-name="ro1">
          <table:table-cell office:value-type="float" office:value="3742152" calcext:value-type="float">
            <text:p>3742152</text:p>
          </table:table-cell>
          <table:table-cell table:formula="of:=[.A236]/1000/(60*60*24)" office:value-type="time" office:time-value="PT01H02M22.152S" calcext:value-type="time">
            <text:p>01:02:2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2.73" calcext:value-type="float">
            <text:p>132.73</text:p>
          </table:table-cell>
          <table:table-cell office:value-type="float" office:value="168.83" calcext:value-type="float">
            <text:p>168.83</text:p>
          </table:table-cell>
        </table:table-row>
        <table:table-row table:style-name="ro1">
          <table:table-cell office:value-type="float" office:value="3758152" calcext:value-type="float">
            <text:p>3758152</text:p>
          </table:table-cell>
          <table:table-cell table:formula="of:=[.A237]/1000/(60*60*24)" office:value-type="time" office:time-value="PT01H02M38.152S" calcext:value-type="time">
            <text:p>01:0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3.29" calcext:value-type="float">
            <text:p>133.29</text:p>
          </table:table-cell>
          <table:table-cell office:value-type="float" office:value="169.53" calcext:value-type="float">
            <text:p>169.53</text:p>
          </table:table-cell>
        </table:table-row>
        <table:table-row table:style-name="ro1">
          <table:table-cell office:value-type="float" office:value="3774152" calcext:value-type="float">
            <text:p>3774152</text:p>
          </table:table-cell>
          <table:table-cell table:formula="of:=[.A238]/1000/(60*60*24)" office:value-type="time" office:time-value="PT01H02M54.152S" calcext:value-type="time">
            <text:p>01:0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3.85" calcext:value-type="float">
            <text:p>133.85</text:p>
          </table:table-cell>
          <table:table-cell office:value-type="float" office:value="170.22" calcext:value-type="float">
            <text:p>170.22</text:p>
          </table:table-cell>
        </table:table-row>
        <table:table-row table:style-name="ro1">
          <table:table-cell office:value-type="float" office:value="3790152" calcext:value-type="float">
            <text:p>3790152</text:p>
          </table:table-cell>
          <table:table-cell table:formula="of:=[.A239]/1000/(60*60*24)" office:value-type="time" office:time-value="PT01H03M10.152S" calcext:value-type="time">
            <text:p>01:0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4.4" calcext:value-type="float">
            <text:p>134.4</text:p>
          </table:table-cell>
          <table:table-cell office:value-type="float" office:value="170.91" calcext:value-type="float">
            <text:p>170.91</text:p>
          </table:table-cell>
        </table:table-row>
        <table:table-row table:style-name="ro1">
          <table:table-cell office:value-type="float" office:value="3806152" calcext:value-type="float">
            <text:p>3806152</text:p>
          </table:table-cell>
          <table:table-cell table:formula="of:=[.A240]/1000/(60*60*24)" office:value-type="time" office:time-value="PT01H03M26.152S" calcext:value-type="time">
            <text:p>01:03:26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4.96" calcext:value-type="float">
            <text:p>134.96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float" office:value="3822152" calcext:value-type="float">
            <text:p>3822152</text:p>
          </table:table-cell>
          <table:table-cell table:formula="of:=[.A241]/1000/(60*60*24)" office:value-type="time" office:time-value="PT01H03M42.152S" calcext:value-type="time">
            <text:p>01:0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5.51" calcext:value-type="float">
            <text:p>135.51</text:p>
          </table:table-cell>
          <table:table-cell office:value-type="float" office:value="172.29" calcext:value-type="float">
            <text:p>172.29</text:p>
          </table:table-cell>
        </table:table-row>
        <table:table-row table:style-name="ro1">
          <table:table-cell office:value-type="float" office:value="3838152" calcext:value-type="float">
            <text:p>3838152</text:p>
          </table:table-cell>
          <table:table-cell table:formula="of:=[.A242]/1000/(60*60*24)" office:value-type="time" office:time-value="PT01H03M58.152S" calcext:value-type="time">
            <text:p>01:0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5.1" calcext:value-type="float">
            <text:p>125.1</text:p>
          </table:table-cell>
          <table:table-cell office:value-type="float" office:value="155.69" calcext:value-type="float">
            <text:p>155.69</text:p>
          </table:table-cell>
          <table:table-cell office:value-type="float" office:value="136.07" calcext:value-type="float">
            <text:p>136.07</text:p>
          </table:table-cell>
          <table:table-cell office:value-type="float" office:value="172.99" calcext:value-type="float">
            <text:p>172.99</text:p>
          </table:table-cell>
        </table:table-row>
        <table:table-row table:style-name="ro1">
          <table:table-cell office:value-type="float" office:value="3854152" calcext:value-type="float">
            <text:p>3854152</text:p>
          </table:table-cell>
          <table:table-cell table:formula="of:=[.A243]/1000/(60*60*24)" office:value-type="time" office:time-value="PT01H04M14.152S" calcext:value-type="time">
            <text:p>01:04:1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36.63" calcext:value-type="float">
            <text:p>136.63</text:p>
          </table:table-cell>
          <table:table-cell office:value-type="float" office:value="173.68" calcext:value-type="float">
            <text:p>173.68</text:p>
          </table:table-cell>
        </table:table-row>
        <table:table-row table:style-name="ro1">
          <table:table-cell office:value-type="float" office:value="3870152" calcext:value-type="float">
            <text:p>3870152</text:p>
          </table:table-cell>
          <table:table-cell table:formula="of:=[.A244]/1000/(60*60*24)" office:value-type="time" office:time-value="PT01H04M30.152S" calcext:value-type="time">
            <text:p>01:0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37.18" calcext:value-type="float">
            <text:p>137.18</text:p>
          </table:table-cell>
          <table:table-cell office:value-type="float" office:value="174.37" calcext:value-type="float">
            <text:p>174.37</text:p>
          </table:table-cell>
        </table:table-row>
        <table:table-row table:style-name="ro1">
          <table:table-cell office:value-type="float" office:value="3886152" calcext:value-type="float">
            <text:p>3886152</text:p>
          </table:table-cell>
          <table:table-cell table:formula="of:=[.A245]/1000/(60*60*24)" office:value-type="time" office:time-value="PT01H04M46.152S" calcext:value-type="time">
            <text:p>01:04:4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37.74" calcext:value-type="float">
            <text:p>137.74</text:p>
          </table:table-cell>
          <table:table-cell office:value-type="float" office:value="175.06" calcext:value-type="float">
            <text:p>175.06</text:p>
          </table:table-cell>
        </table:table-row>
        <table:table-row table:style-name="ro1">
          <table:table-cell office:value-type="float" office:value="3902152" calcext:value-type="float">
            <text:p>3902152</text:p>
          </table:table-cell>
          <table:table-cell table:formula="of:=[.A246]/1000/(60*60*24)" office:value-type="time" office:time-value="PT01H05M02.152S" calcext:value-type="time">
            <text:p>01:05:0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38.29" calcext:value-type="float">
            <text:p>138.29</text:p>
          </table:table-cell>
          <table:table-cell office:value-type="float" office:value="175.75" calcext:value-type="float">
            <text:p>175.75</text:p>
          </table:table-cell>
        </table:table-row>
        <table:table-row table:style-name="ro1">
          <table:table-cell office:value-type="float" office:value="3918152" calcext:value-type="float">
            <text:p>3918152</text:p>
          </table:table-cell>
          <table:table-cell table:formula="of:=[.A247]/1000/(60*60*24)" office:value-type="time" office:time-value="PT01H05M18.152S" calcext:value-type="time">
            <text:p>01:0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38.85" calcext:value-type="float">
            <text:p>138.85</text:p>
          </table:table-cell>
          <table:table-cell office:value-type="float" office:value="176.44" calcext:value-type="float">
            <text:p>176.44</text:p>
          </table:table-cell>
        </table:table-row>
        <table:table-row table:style-name="ro1">
          <table:table-cell office:value-type="float" office:value="3934152" calcext:value-type="float">
            <text:p>3934152</text:p>
          </table:table-cell>
          <table:table-cell table:formula="of:=[.A248]/1000/(60*60*24)" office:value-type="time" office:time-value="PT01H05M34.152S" calcext:value-type="time">
            <text:p>01:05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39.4" calcext:value-type="float">
            <text:p>139.4</text:p>
          </table:table-cell>
          <table:table-cell office:value-type="float" office:value="177.14" calcext:value-type="float">
            <text:p>177.14</text:p>
          </table:table-cell>
        </table:table-row>
        <table:table-row table:style-name="ro1">
          <table:table-cell office:value-type="float" office:value="3950152" calcext:value-type="float">
            <text:p>3950152</text:p>
          </table:table-cell>
          <table:table-cell table:formula="of:=[.A249]/1000/(60*60*24)" office:value-type="time" office:time-value="PT01H05M50.152S" calcext:value-type="time">
            <text:p>01:05:50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39.96" calcext:value-type="float">
            <text:p>139.96</text:p>
          </table:table-cell>
          <table:table-cell office:value-type="float" office:value="177.83" calcext:value-type="float">
            <text:p>177.83</text:p>
          </table:table-cell>
        </table:table-row>
        <table:table-row table:style-name="ro1">
          <table:table-cell office:value-type="float" office:value="3966152" calcext:value-type="float">
            <text:p>3966152</text:p>
          </table:table-cell>
          <table:table-cell table:formula="of:=[.A250]/1000/(60*60*24)" office:value-type="time" office:time-value="PT01H06M06.152S" calcext:value-type="time">
            <text:p>01:0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0.52" calcext:value-type="float">
            <text:p>140.52</text:p>
          </table:table-cell>
          <table:table-cell office:value-type="float" office:value="178.52" calcext:value-type="float">
            <text:p>178.52</text:p>
          </table:table-cell>
        </table:table-row>
        <table:table-row table:style-name="ro1">
          <table:table-cell office:value-type="float" office:value="3982152" calcext:value-type="float">
            <text:p>3982152</text:p>
          </table:table-cell>
          <table:table-cell table:formula="of:=[.A251]/1000/(60*60*24)" office:value-type="time" office:time-value="PT01H06M22.152S" calcext:value-type="time">
            <text:p>01:06:22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1.07" calcext:value-type="float">
            <text:p>141.07</text:p>
          </table:table-cell>
          <table:table-cell office:value-type="float" office:value="179.21" calcext:value-type="float">
            <text:p>179.21</text:p>
          </table:table-cell>
        </table:table-row>
        <table:table-row table:style-name="ro1">
          <table:table-cell office:value-type="float" office:value="3998152" calcext:value-type="float">
            <text:p>3998152</text:p>
          </table:table-cell>
          <table:table-cell table:formula="of:=[.A252]/1000/(60*60*24)" office:value-type="time" office:time-value="PT01H06M38.152S" calcext:value-type="time">
            <text:p>01:06:38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1.63" calcext:value-type="float">
            <text:p>141.63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1">
          <table:table-cell office:value-type="float" office:value="4014152" calcext:value-type="float">
            <text:p>4014152</text:p>
          </table:table-cell>
          <table:table-cell table:formula="of:=[.A253]/1000/(60*60*24)" office:value-type="time" office:time-value="PT01H06M54.152S" calcext:value-type="time">
            <text:p>01:06:5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2.18" calcext:value-type="float">
            <text:p>142.18</text:p>
          </table:table-cell>
          <table:table-cell office:value-type="float" office:value="180.59" calcext:value-type="float">
            <text:p>180.59</text:p>
          </table:table-cell>
        </table:table-row>
        <table:table-row table:style-name="ro1">
          <table:table-cell office:value-type="float" office:value="4030152" calcext:value-type="float">
            <text:p>4030152</text:p>
          </table:table-cell>
          <table:table-cell table:formula="of:=[.A254]/1000/(60*60*24)" office:value-type="time" office:time-value="PT01H07M10.152S" calcext:value-type="time">
            <text:p>01:07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2.74" calcext:value-type="float">
            <text:p>142.74</text:p>
          </table:table-cell>
          <table:table-cell office:value-type="float" office:value="181.28" calcext:value-type="float">
            <text:p>181.28</text:p>
          </table:table-cell>
        </table:table-row>
        <table:table-row table:style-name="ro1">
          <table:table-cell office:value-type="float" office:value="4046152" calcext:value-type="float">
            <text:p>4046152</text:p>
          </table:table-cell>
          <table:table-cell table:formula="of:=[.A255]/1000/(60*60*24)" office:value-type="time" office:time-value="PT01H07M26.152S" calcext:value-type="time">
            <text:p>01:07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3.29" calcext:value-type="float">
            <text:p>143.29</text:p>
          </table:table-cell>
          <table:table-cell office:value-type="float" office:value="181.97" calcext:value-type="float">
            <text:p>181.97</text:p>
          </table:table-cell>
        </table:table-row>
        <table:table-row table:style-name="ro1">
          <table:table-cell office:value-type="float" office:value="4062152" calcext:value-type="float">
            <text:p>4062152</text:p>
          </table:table-cell>
          <table:table-cell table:formula="of:=[.A256]/1000/(60*60*24)" office:value-type="time" office:time-value="PT01H07M42.152S" calcext:value-type="time">
            <text:p>01:0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3.85" calcext:value-type="float">
            <text:p>143.85</text:p>
          </table:table-cell>
          <table:table-cell office:value-type="float" office:value="182.66" calcext:value-type="float">
            <text:p>182.66</text:p>
          </table:table-cell>
        </table:table-row>
        <table:table-row table:style-name="ro1">
          <table:table-cell office:value-type="float" office:value="4078152" calcext:value-type="float">
            <text:p>4078152</text:p>
          </table:table-cell>
          <table:table-cell table:formula="of:=[.A257]/1000/(60*60*24)" office:value-type="time" office:time-value="PT01H07M58.152S" calcext:value-type="time">
            <text:p>01:07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4.4" calcext:value-type="float">
            <text:p>144.4</text:p>
          </table:table-cell>
          <table:table-cell office:value-type="float" office:value="183.35" calcext:value-type="float">
            <text:p>183.35</text:p>
          </table:table-cell>
        </table:table-row>
        <table:table-row table:style-name="ro1">
          <table:table-cell office:value-type="float" office:value="4094152" calcext:value-type="float">
            <text:p>4094152</text:p>
          </table:table-cell>
          <table:table-cell table:formula="of:=[.A258]/1000/(60*60*24)" office:value-type="time" office:time-value="PT01H08M14.152S" calcext:value-type="time">
            <text:p>01:0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5" calcext:value-type="float">
            <text:p>125</text:p>
          </table:table-cell>
          <table:table-cell office:value-type="float" office:value="155.56" calcext:value-type="float">
            <text:p>155.56</text:p>
          </table:table-cell>
          <table:table-cell office:value-type="float" office:value="144.96" calcext:value-type="float">
            <text:p>144.96</text:p>
          </table:table-cell>
          <table:table-cell office:value-type="float" office:value="184.05" calcext:value-type="float">
            <text:p>184.05</text:p>
          </table:table-cell>
        </table:table-row>
        <table:table-row table:style-name="ro1">
          <table:table-cell office:value-type="float" office:value="4110152" calcext:value-type="float">
            <text:p>4110152</text:p>
          </table:table-cell>
          <table:table-cell table:formula="of:=[.A259]/1000/(60*60*24)" office:value-type="time" office:time-value="PT01H08M30.152S" calcext:value-type="time">
            <text:p>01:08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5.51" calcext:value-type="float">
            <text:p>145.51</text:p>
          </table:table-cell>
          <table:table-cell office:value-type="float" office:value="184.74" calcext:value-type="float">
            <text:p>184.74</text:p>
          </table:table-cell>
        </table:table-row>
        <table:table-row table:style-name="ro1">
          <table:table-cell office:value-type="float" office:value="4126152" calcext:value-type="float">
            <text:p>4126152</text:p>
          </table:table-cell>
          <table:table-cell table:formula="of:=[.A260]/1000/(60*60*24)" office:value-type="time" office:time-value="PT01H08M46.152S" calcext:value-type="time">
            <text:p>01:08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46.07" calcext:value-type="float">
            <text:p>146.07</text:p>
          </table:table-cell>
          <table:table-cell office:value-type="float" office:value="185.43" calcext:value-type="float">
            <text:p>185.43</text:p>
          </table:table-cell>
        </table:table-row>
        <table:table-row table:style-name="ro1">
          <table:table-cell office:value-type="float" office:value="4142152" calcext:value-type="float">
            <text:p>4142152</text:p>
          </table:table-cell>
          <table:table-cell table:formula="of:=[.A261]/1000/(60*60*24)" office:value-type="time" office:time-value="PT01H09M02.152S" calcext:value-type="time">
            <text:p>01:0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46.62" calcext:value-type="float">
            <text:p>146.62</text:p>
          </table:table-cell>
          <table:table-cell office:value-type="float" office:value="186.12" calcext:value-type="float">
            <text:p>186.12</text:p>
          </table:table-cell>
        </table:table-row>
        <table:table-row table:style-name="ro1">
          <table:table-cell office:value-type="float" office:value="4158152" calcext:value-type="float">
            <text:p>4158152</text:p>
          </table:table-cell>
          <table:table-cell table:formula="of:=[.A262]/1000/(60*60*24)" office:value-type="time" office:time-value="PT01H09M18.152S" calcext:value-type="time">
            <text:p>01:0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47.18" calcext:value-type="float">
            <text:p>147.18</text:p>
          </table:table-cell>
          <table:table-cell office:value-type="float" office:value="186.81" calcext:value-type="float">
            <text:p>186.81</text:p>
          </table:table-cell>
        </table:table-row>
        <table:table-row table:style-name="ro1">
          <table:table-cell office:value-type="float" office:value="4174152" calcext:value-type="float">
            <text:p>4174152</text:p>
          </table:table-cell>
          <table:table-cell table:formula="of:=[.A263]/1000/(60*60*24)" office:value-type="time" office:time-value="PT01H09M34.152S" calcext:value-type="time">
            <text:p>01:09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47.73" calcext:value-type="float">
            <text:p>147.73</text:p>
          </table:table-cell>
          <table:table-cell office:value-type="float" office:value="187.5" calcext:value-type="float">
            <text:p>187.5</text:p>
          </table:table-cell>
        </table:table-row>
        <table:table-row table:style-name="ro1">
          <table:table-cell office:value-type="float" office:value="4190152" calcext:value-type="float">
            <text:p>4190152</text:p>
          </table:table-cell>
          <table:table-cell table:formula="of:=[.A264]/1000/(60*60*24)" office:value-type="time" office:time-value="PT01H09M50.152S" calcext:value-type="time">
            <text:p>01:09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48.29" calcext:value-type="float">
            <text:p>148.29</text:p>
          </table:table-cell>
          <table:table-cell office:value-type="float" office:value="188.19" calcext:value-type="float">
            <text:p>188.19</text:p>
          </table:table-cell>
        </table:table-row>
        <table:table-row table:style-name="ro1">
          <table:table-cell office:value-type="float" office:value="4206152" calcext:value-type="float">
            <text:p>4206152</text:p>
          </table:table-cell>
          <table:table-cell table:formula="of:=[.A265]/1000/(60*60*24)" office:value-type="time" office:time-value="PT01H10M06.152S" calcext:value-type="time">
            <text:p>01:10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48.84" calcext:value-type="float">
            <text:p>148.84</text:p>
          </table:table-cell>
          <table:table-cell office:value-type="float" office:value="188.87" calcext:value-type="float">
            <text:p>188.87</text:p>
          </table:table-cell>
        </table:table-row>
        <table:table-row table:style-name="ro1">
          <table:table-cell office:value-type="float" office:value="4222152" calcext:value-type="float">
            <text:p>4222152</text:p>
          </table:table-cell>
          <table:table-cell table:formula="of:=[.A266]/1000/(60*60*24)" office:value-type="time" office:time-value="PT01H10M22.152S" calcext:value-type="time">
            <text:p>01:10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49.4" calcext:value-type="float">
            <text:p>149.4</text:p>
          </table:table-cell>
          <table:table-cell office:value-type="float" office:value="189.56" calcext:value-type="float">
            <text:p>189.56</text:p>
          </table:table-cell>
        </table:table-row>
        <table:table-row table:style-name="ro1">
          <table:table-cell office:value-type="float" office:value="4238152" calcext:value-type="float">
            <text:p>4238152</text:p>
          </table:table-cell>
          <table:table-cell table:formula="of:=[.A267]/1000/(60*60*24)" office:value-type="time" office:time-value="PT01H10M38.152S" calcext:value-type="time">
            <text:p>01:10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49.95" calcext:value-type="float">
            <text:p>149.95</text:p>
          </table:table-cell>
          <table:table-cell office:value-type="float" office:value="190.25" calcext:value-type="float">
            <text:p>190.25</text:p>
          </table:table-cell>
        </table:table-row>
        <table:table-row table:style-name="ro1">
          <table:table-cell office:value-type="float" office:value="4254150" calcext:value-type="float">
            <text:p>4254150</text:p>
          </table:table-cell>
          <table:table-cell table:formula="of:=[.A268]/1000/(60*60*24)" office:value-type="time" office:time-value="PT01H10M54.15S" calcext:value-type="time">
            <text:p>01:10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0.51" calcext:value-type="float">
            <text:p>150.51</text:p>
          </table:table-cell>
          <table:table-cell office:value-type="float" office:value="190.94" calcext:value-type="float">
            <text:p>190.94</text:p>
          </table:table-cell>
        </table:table-row>
        <table:table-row table:style-name="ro1">
          <table:table-cell office:value-type="float" office:value="4270152" calcext:value-type="float">
            <text:p>4270152</text:p>
          </table:table-cell>
          <table:table-cell table:formula="of:=[.A269]/1000/(60*60*24)" office:value-type="time" office:time-value="PT01H11M10.152S" calcext:value-type="time">
            <text:p>01:11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5.44" calcext:value-type="float">
            <text:p>155.44</text:p>
          </table:table-cell>
          <table:table-cell office:value-type="float" office:value="151.06" calcext:value-type="float">
            <text:p>151.06</text:p>
          </table:table-cell>
          <table:table-cell office:value-type="float" office:value="191.63" calcext:value-type="float">
            <text:p>191.63</text:p>
          </table:table-cell>
        </table:table-row>
        <table:table-row table:style-name="ro1">
          <table:table-cell office:value-type="float" office:value="4286152" calcext:value-type="float">
            <text:p>4286152</text:p>
          </table:table-cell>
          <table:table-cell table:formula="of:=[.A270]/1000/(60*60*24)" office:value-type="time" office:time-value="PT01H11M26.152S" calcext:value-type="time">
            <text:p>01:11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51.62" calcext:value-type="float">
            <text:p>151.62</text:p>
          </table:table-cell>
          <table:table-cell office:value-type="float" office:value="192.32" calcext:value-type="float">
            <text:p>192.32</text:p>
          </table:table-cell>
        </table:table-row>
        <table:table-row table:style-name="ro1">
          <table:table-cell office:value-type="float" office:value="4302150" calcext:value-type="float">
            <text:p>4302150</text:p>
          </table:table-cell>
          <table:table-cell table:formula="of:=[.A271]/1000/(60*60*24)" office:value-type="time" office:time-value="PT01H11M42.15S" calcext:value-type="time">
            <text:p>01:1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9" calcext:value-type="float">
            <text:p>124.9</text:p>
          </table:table-cell>
          <table:table-cell office:value-type="float" office:value="154.94" calcext:value-type="float">
            <text:p>154.94</text:p>
          </table:table-cell>
          <table:table-cell office:value-type="float" office:value="152.17" calcext:value-type="float">
            <text:p>152.17</text:p>
          </table:table-cell>
          <table:table-cell office:value-type="float" office:value="193.01" calcext:value-type="float">
            <text:p>193.01</text:p>
          </table:table-cell>
        </table:table-row>
        <table:table-row table:style-name="ro1">
          <table:table-cell office:value-type="float" office:value="4318152" calcext:value-type="float">
            <text:p>4318152</text:p>
          </table:table-cell>
          <table:table-cell table:formula="of:=[.A272]/1000/(60*60*24)" office:value-type="time" office:time-value="PT01H11M58.152S" calcext:value-type="time">
            <text:p>01:11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52.73" calcext:value-type="float">
            <text:p>152.73</text:p>
          </table:table-cell>
          <table:table-cell office:value-type="float" office:value="193.7" calcext:value-type="float">
            <text:p>193.7</text:p>
          </table:table-cell>
        </table:table-row>
        <table:table-row table:style-name="ro1">
          <table:table-cell office:value-type="float" office:value="4334152" calcext:value-type="float">
            <text:p>4334152</text:p>
          </table:table-cell>
          <table:table-cell table:formula="of:=[.A273]/1000/(60*60*24)" office:value-type="time" office:time-value="PT01H12M14.152S" calcext:value-type="time">
            <text:p>01:12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3.28" calcext:value-type="float">
            <text:p>153.28</text:p>
          </table:table-cell>
          <table:table-cell office:value-type="float" office:value="194.39" calcext:value-type="float">
            <text:p>194.39</text:p>
          </table:table-cell>
        </table:table-row>
        <table:table-row table:style-name="ro1">
          <table:table-cell office:value-type="float" office:value="4350152" calcext:value-type="float">
            <text:p>4350152</text:p>
          </table:table-cell>
          <table:table-cell table:formula="of:=[.A274]/1000/(60*60*24)" office:value-type="time" office:time-value="PT01H12M30.152S" calcext:value-type="time">
            <text:p>01:12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3.84" calcext:value-type="float">
            <text:p>153.84</text:p>
          </table:table-cell>
          <table:table-cell office:value-type="float" office:value="195.08" calcext:value-type="float">
            <text:p>195.08</text:p>
          </table:table-cell>
        </table:table-row>
        <table:table-row table:style-name="ro1">
          <table:table-cell office:value-type="float" office:value="4366152" calcext:value-type="float">
            <text:p>4366152</text:p>
          </table:table-cell>
          <table:table-cell table:formula="of:=[.A275]/1000/(60*60*24)" office:value-type="time" office:time-value="PT01H12M46.152S" calcext:value-type="time">
            <text:p>01:1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4.39" calcext:value-type="float">
            <text:p>154.39</text:p>
          </table:table-cell>
          <table:table-cell office:value-type="float" office:value="195.77" calcext:value-type="float">
            <text:p>195.77</text:p>
          </table:table-cell>
        </table:table-row>
        <table:table-row table:style-name="ro1">
          <table:table-cell office:value-type="float" office:value="4382152" calcext:value-type="float">
            <text:p>4382152</text:p>
          </table:table-cell>
          <table:table-cell table:formula="of:=[.A276]/1000/(60*60*24)" office:value-type="time" office:time-value="PT01H13M02.152S" calcext:value-type="time">
            <text:p>01:13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4.95" calcext:value-type="float">
            <text:p>154.95</text:p>
          </table:table-cell>
          <table:table-cell office:value-type="float" office:value="196.45" calcext:value-type="float">
            <text:p>196.45</text:p>
          </table:table-cell>
        </table:table-row>
        <table:table-row table:style-name="ro1">
          <table:table-cell office:value-type="float" office:value="4398152" calcext:value-type="float">
            <text:p>4398152</text:p>
          </table:table-cell>
          <table:table-cell table:formula="of:=[.A277]/1000/(60*60*24)" office:value-type="time" office:time-value="PT01H13M18.152S" calcext:value-type="time">
            <text:p>01:13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5.5" calcext:value-type="float">
            <text:p>155.5</text:p>
          </table:table-cell>
          <table:table-cell office:value-type="float" office:value="197.14" calcext:value-type="float">
            <text:p>197.14</text:p>
          </table:table-cell>
        </table:table-row>
        <table:table-row table:style-name="ro1">
          <table:table-cell office:value-type="float" office:value="4414152" calcext:value-type="float">
            <text:p>4414152</text:p>
          </table:table-cell>
          <table:table-cell table:formula="of:=[.A278]/1000/(60*60*24)" office:value-type="time" office:time-value="PT01H13M34.152S" calcext:value-type="time">
            <text:p>01:13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6.06" calcext:value-type="float">
            <text:p>156.06</text:p>
          </table:table-cell>
          <table:table-cell office:value-type="float" office:value="197.83" calcext:value-type="float">
            <text:p>197.83</text:p>
          </table:table-cell>
        </table:table-row>
        <table:table-row table:style-name="ro1">
          <table:table-cell office:value-type="float" office:value="4430152" calcext:value-type="float">
            <text:p>4430152</text:p>
          </table:table-cell>
          <table:table-cell table:formula="of:=[.A279]/1000/(60*60*24)" office:value-type="time" office:time-value="PT01H13M50.152S" calcext:value-type="time">
            <text:p>01:13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6.61" calcext:value-type="float">
            <text:p>156.61</text:p>
          </table:table-cell>
          <table:table-cell office:value-type="float" office:value="198.52" calcext:value-type="float">
            <text:p>198.52</text:p>
          </table:table-cell>
        </table:table-row>
        <table:table-row table:style-name="ro1">
          <table:table-cell office:value-type="float" office:value="4446152" calcext:value-type="float">
            <text:p>4446152</text:p>
          </table:table-cell>
          <table:table-cell table:formula="of:=[.A280]/1000/(60*60*24)" office:value-type="time" office:time-value="PT01H14M06.152S" calcext:value-type="time">
            <text:p>01:14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7.17" calcext:value-type="float">
            <text:p>157.17</text:p>
          </table:table-cell>
          <table:table-cell office:value-type="float" office:value="199.21" calcext:value-type="float">
            <text:p>199.21</text:p>
          </table:table-cell>
        </table:table-row>
        <table:table-row table:style-name="ro1">
          <table:table-cell office:value-type="float" office:value="4462152" calcext:value-type="float">
            <text:p>4462152</text:p>
          </table:table-cell>
          <table:table-cell table:formula="of:=[.A281]/1000/(60*60*24)" office:value-type="time" office:time-value="PT01H14M22.152S" calcext:value-type="time">
            <text:p>01:14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7.72" calcext:value-type="float">
            <text:p>157.72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4478152" calcext:value-type="float">
            <text:p>4478152</text:p>
          </table:table-cell>
          <table:table-cell table:formula="of:=[.A282]/1000/(60*60*24)" office:value-type="time" office:time-value="PT01H14M38.152S" calcext:value-type="time">
            <text:p>01:14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58.28" calcext:value-type="float">
            <text:p>158.28</text:p>
          </table:table-cell>
          <table:table-cell office:value-type="float" office:value="200.59" calcext:value-type="float">
            <text:p>200.59</text:p>
          </table:table-cell>
        </table:table-row>
        <table:table-row table:style-name="ro1">
          <table:table-cell office:value-type="float" office:value="4494152" calcext:value-type="float">
            <text:p>4494152</text:p>
          </table:table-cell>
          <table:table-cell table:formula="of:=[.A283]/1000/(60*60*24)" office:value-type="time" office:time-value="PT01H14M54.152S" calcext:value-type="time">
            <text:p>01:14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58.83" calcext:value-type="float">
            <text:p>158.83</text:p>
          </table:table-cell>
          <table:table-cell office:value-type="float" office:value="201.27" calcext:value-type="float">
            <text:p>201.27</text:p>
          </table:table-cell>
        </table:table-row>
        <table:table-row table:style-name="ro1">
          <table:table-cell office:value-type="float" office:value="4510152" calcext:value-type="float">
            <text:p>4510152</text:p>
          </table:table-cell>
          <table:table-cell table:formula="of:=[.A284]/1000/(60*60*24)" office:value-type="time" office:time-value="PT01H15M10.152S" calcext:value-type="time">
            <text:p>01:15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59.38" calcext:value-type="float">
            <text:p>159.38</text:p>
          </table:table-cell>
          <table:table-cell office:value-type="float" office:value="201.96" calcext:value-type="float">
            <text:p>201.96</text:p>
          </table:table-cell>
        </table:table-row>
        <table:table-row table:style-name="ro1">
          <table:table-cell office:value-type="float" office:value="4526152" calcext:value-type="float">
            <text:p>4526152</text:p>
          </table:table-cell>
          <table:table-cell table:formula="of:=[.A285]/1000/(60*60*24)" office:value-type="time" office:time-value="PT01H15M26.152S" calcext:value-type="time">
            <text:p>01:15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59.94" calcext:value-type="float">
            <text:p>159.94</text:p>
          </table:table-cell>
          <table:table-cell office:value-type="float" office:value="202.65" calcext:value-type="float">
            <text:p>202.65</text:p>
          </table:table-cell>
        </table:table-row>
        <table:table-row table:style-name="ro1">
          <table:table-cell office:value-type="float" office:value="4542152" calcext:value-type="float">
            <text:p>4542152</text:p>
          </table:table-cell>
          <table:table-cell table:formula="of:=[.A286]/1000/(60*60*24)" office:value-type="time" office:time-value="PT01H15M42.152S" calcext:value-type="time">
            <text:p>01:15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0.49" calcext:value-type="float">
            <text:p>160.49</text:p>
          </table:table-cell>
          <table:table-cell office:value-type="float" office:value="203.34" calcext:value-type="float">
            <text:p>203.34</text:p>
          </table:table-cell>
        </table:table-row>
        <table:table-row table:style-name="ro1">
          <table:table-cell office:value-type="float" office:value="4558152" calcext:value-type="float">
            <text:p>4558152</text:p>
          </table:table-cell>
          <table:table-cell table:formula="of:=[.A287]/1000/(60*60*24)" office:value-type="time" office:time-value="PT01H15M58.152S" calcext:value-type="time">
            <text:p>01:15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1.05" calcext:value-type="float">
            <text:p>161.05</text:p>
          </table:table-cell>
          <table:table-cell office:value-type="float" office:value="204.02" calcext:value-type="float">
            <text:p>204.02</text:p>
          </table:table-cell>
        </table:table-row>
        <table:table-row table:style-name="ro1">
          <table:table-cell office:value-type="float" office:value="4574152" calcext:value-type="float">
            <text:p>4574152</text:p>
          </table:table-cell>
          <table:table-cell table:formula="of:=[.A288]/1000/(60*60*24)" office:value-type="time" office:time-value="PT01H16M14.152S" calcext:value-type="time">
            <text:p>01:16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8" calcext:value-type="float">
            <text:p>124.8</text:p>
          </table:table-cell>
          <table:table-cell office:value-type="float" office:value="154.81" calcext:value-type="float">
            <text:p>154.81</text:p>
          </table:table-cell>
          <table:table-cell office:value-type="float" office:value="161.6" calcext:value-type="float">
            <text:p>161.6</text:p>
          </table:table-cell>
          <table:table-cell office:value-type="float" office:value="204.71" calcext:value-type="float">
            <text:p>204.71</text:p>
          </table:table-cell>
        </table:table-row>
        <table:table-row table:style-name="ro1">
          <table:table-cell office:value-type="float" office:value="4590152" calcext:value-type="float">
            <text:p>4590152</text:p>
          </table:table-cell>
          <table:table-cell table:formula="of:=[.A289]/1000/(60*60*24)" office:value-type="time" office:time-value="PT01H16M30.152S" calcext:value-type="time">
            <text:p>01:16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2.16" calcext:value-type="float">
            <text:p>162.16</text:p>
          </table:table-cell>
          <table:table-cell office:value-type="float" office:value="205.4" calcext:value-type="float">
            <text:p>205.4</text:p>
          </table:table-cell>
        </table:table-row>
        <table:table-row table:style-name="ro1">
          <table:table-cell office:value-type="float" office:value="4606152" calcext:value-type="float">
            <text:p>4606152</text:p>
          </table:table-cell>
          <table:table-cell table:formula="of:=[.A290]/1000/(60*60*24)" office:value-type="time" office:time-value="PT01H16M46.152S" calcext:value-type="time">
            <text:p>01:16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2.71" calcext:value-type="float">
            <text:p>162.71</text:p>
          </table:table-cell>
          <table:table-cell office:value-type="float" office:value="206.09" calcext:value-type="float">
            <text:p>206.09</text:p>
          </table:table-cell>
        </table:table-row>
        <table:table-row table:style-name="ro1">
          <table:table-cell office:value-type="float" office:value="4622152" calcext:value-type="float">
            <text:p>4622152</text:p>
          </table:table-cell>
          <table:table-cell table:formula="of:=[.A291]/1000/(60*60*24)" office:value-type="time" office:time-value="PT01H17M02.152S" calcext:value-type="time">
            <text:p>01:1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3.27" calcext:value-type="float">
            <text:p>163.27</text:p>
          </table:table-cell>
          <table:table-cell office:value-type="float" office:value="206.78" calcext:value-type="float">
            <text:p>206.78</text:p>
          </table:table-cell>
        </table:table-row>
        <table:table-row table:style-name="ro1">
          <table:table-cell office:value-type="float" office:value="4638152" calcext:value-type="float">
            <text:p>4638152</text:p>
          </table:table-cell>
          <table:table-cell table:formula="of:=[.A292]/1000/(60*60*24)" office:value-type="time" office:time-value="PT01H17M18.152S" calcext:value-type="time">
            <text:p>01:1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3.82" calcext:value-type="float">
            <text:p>163.82</text:p>
          </table:table-cell>
          <table:table-cell office:value-type="float" office:value="207.46" calcext:value-type="float">
            <text:p>207.46</text:p>
          </table:table-cell>
        </table:table-row>
        <table:table-row table:style-name="ro1">
          <table:table-cell office:value-type="float" office:value="4654152" calcext:value-type="float">
            <text:p>4654152</text:p>
          </table:table-cell>
          <table:table-cell table:formula="of:=[.A293]/1000/(60*60*24)" office:value-type="time" office:time-value="PT01H17M34.152S" calcext:value-type="time">
            <text:p>01:17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4.37" calcext:value-type="float">
            <text:p>164.37</text:p>
          </table:table-cell>
          <table:table-cell office:value-type="float" office:value="208.15" calcext:value-type="float">
            <text:p>208.15</text:p>
          </table:table-cell>
        </table:table-row>
        <table:table-row table:style-name="ro1">
          <table:table-cell office:value-type="float" office:value="4670152" calcext:value-type="float">
            <text:p>4670152</text:p>
          </table:table-cell>
          <table:table-cell table:formula="of:=[.A294]/1000/(60*60*24)" office:value-type="time" office:time-value="PT01H17M50.152S" calcext:value-type="time">
            <text:p>01:17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4.93" calcext:value-type="float">
            <text:p>164.93</text:p>
          </table:table-cell>
          <table:table-cell office:value-type="float" office:value="208.84" calcext:value-type="float">
            <text:p>208.84</text:p>
          </table:table-cell>
        </table:table-row>
        <table:table-row table:style-name="ro1">
          <table:table-cell office:value-type="float" office:value="4686152" calcext:value-type="float">
            <text:p>4686152</text:p>
          </table:table-cell>
          <table:table-cell table:formula="of:=[.A295]/1000/(60*60*24)" office:value-type="time" office:time-value="PT01H18M06.152S" calcext:value-type="time">
            <text:p>01:18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5.48" calcext:value-type="float">
            <text:p>165.48</text:p>
          </table:table-cell>
          <table:table-cell office:value-type="float" office:value="209.53" calcext:value-type="float">
            <text:p>209.53</text:p>
          </table:table-cell>
        </table:table-row>
        <table:table-row table:style-name="ro1">
          <table:table-cell office:value-type="float" office:value="4702152" calcext:value-type="float">
            <text:p>4702152</text:p>
          </table:table-cell>
          <table:table-cell table:formula="of:=[.A296]/1000/(60*60*24)" office:value-type="time" office:time-value="PT01H18M22.152S" calcext:value-type="time">
            <text:p>01:1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6.04" calcext:value-type="float">
            <text:p>166.04</text:p>
          </table:table-cell>
          <table:table-cell office:value-type="float" office:value="210.21" calcext:value-type="float">
            <text:p>210.21</text:p>
          </table:table-cell>
        </table:table-row>
        <table:table-row table:style-name="ro1">
          <table:table-cell office:value-type="float" office:value="4718152" calcext:value-type="float">
            <text:p>4718152</text:p>
          </table:table-cell>
          <table:table-cell table:formula="of:=[.A297]/1000/(60*60*24)" office:value-type="time" office:time-value="PT01H18M38.152S" calcext:value-type="time">
            <text:p>01:1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6.59" calcext:value-type="float">
            <text:p>166.59</text:p>
          </table:table-cell>
          <table:table-cell office:value-type="float" office:value="210.9" calcext:value-type="float">
            <text:p>210.9</text:p>
          </table:table-cell>
        </table:table-row>
        <table:table-row table:style-name="ro1">
          <table:table-cell office:value-type="float" office:value="4734152" calcext:value-type="float">
            <text:p>4734152</text:p>
          </table:table-cell>
          <table:table-cell table:formula="of:=[.A298]/1000/(60*60*24)" office:value-type="time" office:time-value="PT01H18M54.152S" calcext:value-type="time">
            <text:p>01:1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7.14" calcext:value-type="float">
            <text:p>167.14</text:p>
          </table:table-cell>
          <table:table-cell office:value-type="float" office:value="211.59" calcext:value-type="float">
            <text:p>211.59</text:p>
          </table:table-cell>
        </table:table-row>
        <table:table-row table:style-name="ro1">
          <table:table-cell office:value-type="float" office:value="4750152" calcext:value-type="float">
            <text:p>4750152</text:p>
          </table:table-cell>
          <table:table-cell table:formula="of:=[.A299]/1000/(60*60*24)" office:value-type="time" office:time-value="PT01H19M10.152S" calcext:value-type="time">
            <text:p>01:19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7.7" calcext:value-type="float">
            <text:p>167.7</text:p>
          </table:table-cell>
          <table:table-cell office:value-type="float" office:value="212.28" calcext:value-type="float">
            <text:p>212.28</text:p>
          </table:table-cell>
        </table:table-row>
        <table:table-row table:style-name="ro1">
          <table:table-cell office:value-type="float" office:value="4766152" calcext:value-type="float">
            <text:p>4766152</text:p>
          </table:table-cell>
          <table:table-cell table:formula="of:=[.A300]/1000/(60*60*24)" office:value-type="time" office:time-value="PT01H19M26.152S" calcext:value-type="time">
            <text:p>01:19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68.25" calcext:value-type="float">
            <text:p>168.25</text:p>
          </table:table-cell>
          <table:table-cell office:value-type="float" office:value="212.96" calcext:value-type="float">
            <text:p>212.96</text:p>
          </table:table-cell>
        </table:table-row>
        <table:table-row table:style-name="ro1">
          <table:table-cell office:value-type="float" office:value="4782152" calcext:value-type="float">
            <text:p>4782152</text:p>
          </table:table-cell>
          <table:table-cell table:formula="of:=[.A301]/1000/(60*60*24)" office:value-type="time" office:time-value="PT01H19M42.152S" calcext:value-type="time">
            <text:p>01:1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8.81" calcext:value-type="float">
            <text:p>168.81</text:p>
          </table:table-cell>
          <table:table-cell office:value-type="float" office:value="213.65" calcext:value-type="float">
            <text:p>213.65</text:p>
          </table:table-cell>
        </table:table-row>
        <table:table-row table:style-name="ro1">
          <table:table-cell office:value-type="float" office:value="4798150" calcext:value-type="float">
            <text:p>4798150</text:p>
          </table:table-cell>
          <table:table-cell table:formula="of:=[.A302]/1000/(60*60*24)" office:value-type="time" office:time-value="PT01H19M58.15S" calcext:value-type="time">
            <text:p>01:1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69.36" calcext:value-type="float">
            <text:p>169.36</text:p>
          </table:table-cell>
          <table:table-cell office:value-type="float" office:value="214.34" calcext:value-type="float">
            <text:p>214.34</text:p>
          </table:table-cell>
        </table:table-row>
        <table:table-row table:style-name="ro1">
          <table:table-cell office:value-type="float" office:value="4814152" calcext:value-type="float">
            <text:p>4814152</text:p>
          </table:table-cell>
          <table:table-cell table:formula="of:=[.A303]/1000/(60*60*24)" office:value-type="time" office:time-value="PT01H20M14.152S" calcext:value-type="time">
            <text:p>01:2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69.92" calcext:value-type="float">
            <text:p>169.92</text:p>
          </table:table-cell>
          <table:table-cell office:value-type="float" office:value="215.03" calcext:value-type="float">
            <text:p>215.03</text:p>
          </table:table-cell>
        </table:table-row>
        <table:table-row table:style-name="ro1">
          <table:table-cell office:value-type="float" office:value="4830152" calcext:value-type="float">
            <text:p>4830152</text:p>
          </table:table-cell>
          <table:table-cell table:formula="of:=[.A304]/1000/(60*60*24)" office:value-type="time" office:time-value="PT01H20M30.152S" calcext:value-type="time">
            <text:p>01:2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0.47" calcext:value-type="float">
            <text:p>170.47</text:p>
          </table:table-cell>
          <table:table-cell office:value-type="float" office:value="215.71" calcext:value-type="float">
            <text:p>215.71</text:p>
          </table:table-cell>
        </table:table-row>
        <table:table-row table:style-name="ro1">
          <table:table-cell office:value-type="float" office:value="4846152" calcext:value-type="float">
            <text:p>4846152</text:p>
          </table:table-cell>
          <table:table-cell table:formula="of:=[.A305]/1000/(60*60*24)" office:value-type="time" office:time-value="PT01H20M46.152S" calcext:value-type="time">
            <text:p>01:20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1.02" calcext:value-type="float">
            <text:p>171.02</text:p>
          </table:table-cell>
          <table:table-cell office:value-type="float" office:value="216.4" calcext:value-type="float">
            <text:p>216.4</text:p>
          </table:table-cell>
        </table:table-row>
        <table:table-row table:style-name="ro1">
          <table:table-cell office:value-type="float" office:value="4862152" calcext:value-type="float">
            <text:p>4862152</text:p>
          </table:table-cell>
          <table:table-cell table:formula="of:=[.A306]/1000/(60*60*24)" office:value-type="time" office:time-value="PT01H21M02.152S" calcext:value-type="time">
            <text:p>01:2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1.58" calcext:value-type="float">
            <text:p>171.58</text:p>
          </table:table-cell>
          <table:table-cell office:value-type="float" office:value="217.09" calcext:value-type="float">
            <text:p>217.09</text:p>
          </table:table-cell>
        </table:table-row>
        <table:table-row table:style-name="ro1">
          <table:table-cell office:value-type="float" office:value="4878152" calcext:value-type="float">
            <text:p>4878152</text:p>
          </table:table-cell>
          <table:table-cell table:formula="of:=[.A307]/1000/(60*60*24)" office:value-type="time" office:time-value="PT01H21M18.152S" calcext:value-type="time">
            <text:p>01:21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2.13" calcext:value-type="float">
            <text:p>172.13</text:p>
          </table:table-cell>
          <table:table-cell office:value-type="float" office:value="217.77" calcext:value-type="float">
            <text:p>217.77</text:p>
          </table:table-cell>
        </table:table-row>
        <table:table-row table:style-name="ro1">
          <table:table-cell office:value-type="float" office:value="4894152" calcext:value-type="float">
            <text:p>4894152</text:p>
          </table:table-cell>
          <table:table-cell table:formula="of:=[.A308]/1000/(60*60*24)" office:value-type="time" office:time-value="PT01H21M34.152S" calcext:value-type="time">
            <text:p>01:2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2.69" calcext:value-type="float">
            <text:p>172.69</text:p>
          </table:table-cell>
          <table:table-cell office:value-type="float" office:value="218.46" calcext:value-type="float">
            <text:p>218.46</text:p>
          </table:table-cell>
        </table:table-row>
        <table:table-row table:style-name="ro1">
          <table:table-cell office:value-type="float" office:value="4910152" calcext:value-type="float">
            <text:p>4910152</text:p>
          </table:table-cell>
          <table:table-cell table:formula="of:=[.A309]/1000/(60*60*24)" office:value-type="time" office:time-value="PT01H21M50.152S" calcext:value-type="time">
            <text:p>01:2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7" calcext:value-type="float">
            <text:p>124.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73.24" calcext:value-type="float">
            <text:p>173.24</text:p>
          </table:table-cell>
          <table:table-cell office:value-type="float" office:value="219.15" calcext:value-type="float">
            <text:p>219.15</text:p>
          </table:table-cell>
        </table:table-row>
        <table:table-row table:style-name="ro1">
          <table:table-cell office:value-type="float" office:value="4926152" calcext:value-type="float">
            <text:p>4926152</text:p>
          </table:table-cell>
          <table:table-cell table:formula="of:=[.A310]/1000/(60*60*24)" office:value-type="time" office:time-value="PT01H22M06.152S" calcext:value-type="time">
            <text:p>01:2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3.79" calcext:value-type="float">
            <text:p>173.79</text:p>
          </table:table-cell>
          <table:table-cell office:value-type="float" office:value="219.84" calcext:value-type="float">
            <text:p>219.84</text:p>
          </table:table-cell>
        </table:table-row>
        <table:table-row table:style-name="ro1">
          <table:table-cell office:value-type="float" office:value="4942152" calcext:value-type="float">
            <text:p>4942152</text:p>
          </table:table-cell>
          <table:table-cell table:formula="of:=[.A311]/1000/(60*60*24)" office:value-type="time" office:time-value="PT01H22M22.152S" calcext:value-type="time">
            <text:p>01:22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4.35" calcext:value-type="float">
            <text:p>174.35</text:p>
          </table:table-cell>
          <table:table-cell office:value-type="float" office:value="220.52" calcext:value-type="float">
            <text:p>220.52</text:p>
          </table:table-cell>
        </table:table-row>
        <table:table-row table:style-name="ro1">
          <table:table-cell office:value-type="float" office:value="4958152" calcext:value-type="float">
            <text:p>4958152</text:p>
          </table:table-cell>
          <table:table-cell table:formula="of:=[.A312]/1000/(60*60*24)" office:value-type="time" office:time-value="PT01H22M38.152S" calcext:value-type="time">
            <text:p>01:2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4.9" calcext:value-type="float">
            <text:p>174.9</text:p>
          </table:table-cell>
          <table:table-cell office:value-type="float" office:value="221.21" calcext:value-type="float">
            <text:p>221.21</text:p>
          </table:table-cell>
        </table:table-row>
        <table:table-row table:style-name="ro1">
          <table:table-cell office:value-type="float" office:value="4974152" calcext:value-type="float">
            <text:p>4974152</text:p>
          </table:table-cell>
          <table:table-cell table:formula="of:=[.A313]/1000/(60*60*24)" office:value-type="time" office:time-value="PT01H22M54.152S" calcext:value-type="time">
            <text:p>01:2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5.46" calcext:value-type="float">
            <text:p>175.46</text:p>
          </table:table-cell>
          <table:table-cell office:value-type="float" office:value="221.9" calcext:value-type="float">
            <text:p>221.9</text:p>
          </table:table-cell>
        </table:table-row>
        <table:table-row table:style-name="ro1">
          <table:table-cell office:value-type="float" office:value="4990152" calcext:value-type="float">
            <text:p>4990152</text:p>
          </table:table-cell>
          <table:table-cell table:formula="of:=[.A314]/1000/(60*60*24)" office:value-type="time" office:time-value="PT01H23M10.152S" calcext:value-type="time">
            <text:p>01:2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6.01" calcext:value-type="float">
            <text:p>176.01</text:p>
          </table:table-cell>
          <table:table-cell office:value-type="float" office:value="222.59" calcext:value-type="float">
            <text:p>222.59</text:p>
          </table:table-cell>
        </table:table-row>
        <table:table-row table:style-name="ro1">
          <table:table-cell office:value-type="float" office:value="5006152" calcext:value-type="float">
            <text:p>5006152</text:p>
          </table:table-cell>
          <table:table-cell table:formula="of:=[.A315]/1000/(60*60*24)" office:value-type="time" office:time-value="PT01H23M26.152S" calcext:value-type="time">
            <text:p>01:23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6.56" calcext:value-type="float">
            <text:p>176.56</text:p>
          </table:table-cell>
          <table:table-cell office:value-type="float" office:value="223.27" calcext:value-type="float">
            <text:p>223.27</text:p>
          </table:table-cell>
        </table:table-row>
        <table:table-row table:style-name="ro1">
          <table:table-cell office:value-type="float" office:value="5022152" calcext:value-type="float">
            <text:p>5022152</text:p>
          </table:table-cell>
          <table:table-cell table:formula="of:=[.A316]/1000/(60*60*24)" office:value-type="time" office:time-value="PT01H23M42.152S" calcext:value-type="time">
            <text:p>01:2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7.12" calcext:value-type="float">
            <text:p>177.12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float" office:value="5038152" calcext:value-type="float">
            <text:p>5038152</text:p>
          </table:table-cell>
          <table:table-cell table:formula="of:=[.A317]/1000/(60*60*24)" office:value-type="time" office:time-value="PT01H23M58.152S" calcext:value-type="time">
            <text:p>01:2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7.67" calcext:value-type="float">
            <text:p>177.67</text:p>
          </table:table-cell>
          <table:table-cell office:value-type="float" office:value="224.65" calcext:value-type="float">
            <text:p>224.65</text:p>
          </table:table-cell>
        </table:table-row>
        <table:table-row table:style-name="ro1">
          <table:table-cell office:value-type="float" office:value="5054150" calcext:value-type="float">
            <text:p>5054150</text:p>
          </table:table-cell>
          <table:table-cell table:formula="of:=[.A318]/1000/(60*60*24)" office:value-type="time" office:time-value="PT01H24M14.15S" calcext:value-type="time">
            <text:p>01:24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8.22" calcext:value-type="float">
            <text:p>178.22</text:p>
          </table:table-cell>
          <table:table-cell office:value-type="float" office:value="225.33" calcext:value-type="float">
            <text:p>225.33</text:p>
          </table:table-cell>
        </table:table-row>
        <table:table-row table:style-name="ro1">
          <table:table-cell office:value-type="float" office:value="5070152" calcext:value-type="float">
            <text:p>5070152</text:p>
          </table:table-cell>
          <table:table-cell table:formula="of:=[.A319]/1000/(60*60*24)" office:value-type="time" office:time-value="PT01H24M30.152S" calcext:value-type="time">
            <text:p>01:2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8.78" calcext:value-type="float">
            <text:p>178.78</text:p>
          </table:table-cell>
          <table:table-cell office:value-type="float" office:value="226.02" calcext:value-type="float">
            <text:p>226.02</text:p>
          </table:table-cell>
        </table:table-row>
        <table:table-row table:style-name="ro1">
          <table:table-cell office:value-type="float" office:value="5086152" calcext:value-type="float">
            <text:p>5086152</text:p>
          </table:table-cell>
          <table:table-cell table:formula="of:=[.A320]/1000/(60*60*24)" office:value-type="time" office:time-value="PT01H24M46.152S" calcext:value-type="time">
            <text:p>01:24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9.33" calcext:value-type="float">
            <text:p>179.33</text:p>
          </table:table-cell>
          <table:table-cell office:value-type="float" office:value="226.71" calcext:value-type="float">
            <text:p>226.71</text:p>
          </table:table-cell>
        </table:table-row>
        <table:table-row table:style-name="ro1">
          <table:table-cell office:value-type="float" office:value="5102152" calcext:value-type="float">
            <text:p>5102152</text:p>
          </table:table-cell>
          <table:table-cell table:formula="of:=[.A321]/1000/(60*60*24)" office:value-type="time" office:time-value="PT01H25M02.152S" calcext:value-type="time">
            <text:p>01:25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79.89" calcext:value-type="float">
            <text:p>179.89</text:p>
          </table:table-cell>
          <table:table-cell office:value-type="float" office:value="227.39" calcext:value-type="float">
            <text:p>227.39</text:p>
          </table:table-cell>
        </table:table-row>
        <table:table-row table:style-name="ro1">
          <table:table-cell office:value-type="float" office:value="5118152" calcext:value-type="float">
            <text:p>5118152</text:p>
          </table:table-cell>
          <table:table-cell table:formula="of:=[.A322]/1000/(60*60*24)" office:value-type="time" office:time-value="PT01H25M18.152S" calcext:value-type="time">
            <text:p>01:2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0.44" calcext:value-type="float">
            <text:p>180.44</text:p>
          </table:table-cell>
          <table:table-cell office:value-type="float" office:value="228.08" calcext:value-type="float">
            <text:p>228.08</text:p>
          </table:table-cell>
        </table:table-row>
        <table:table-row table:style-name="ro1">
          <table:table-cell office:value-type="float" office:value="5134152" calcext:value-type="float">
            <text:p>5134152</text:p>
          </table:table-cell>
          <table:table-cell table:formula="of:=[.A323]/1000/(60*60*24)" office:value-type="time" office:time-value="PT01H25M34.152S" calcext:value-type="time">
            <text:p>01:25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0.99" calcext:value-type="float">
            <text:p>180.99</text:p>
          </table:table-cell>
          <table:table-cell office:value-type="float" office:value="228.77" calcext:value-type="float">
            <text:p>228.77</text:p>
          </table:table-cell>
        </table:table-row>
        <table:table-row table:style-name="ro1">
          <table:table-cell office:value-type="float" office:value="5150152" calcext:value-type="float">
            <text:p>5150152</text:p>
          </table:table-cell>
          <table:table-cell table:formula="of:=[.A324]/1000/(60*60*24)" office:value-type="time" office:time-value="PT01H25M50.152S" calcext:value-type="time">
            <text:p>01:25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1.55" calcext:value-type="float">
            <text:p>181.55</text:p>
          </table:table-cell>
          <table:table-cell office:value-type="float" office:value="229.46" calcext:value-type="float">
            <text:p>229.46</text:p>
          </table:table-cell>
        </table:table-row>
        <table:table-row table:style-name="ro1">
          <table:table-cell office:value-type="float" office:value="5166152" calcext:value-type="float">
            <text:p>5166152</text:p>
          </table:table-cell>
          <table:table-cell table:formula="of:=[.A325]/1000/(60*60*24)" office:value-type="time" office:time-value="PT01H26M06.152S" calcext:value-type="time">
            <text:p>01:2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2.1" calcext:value-type="float">
            <text:p>182.1</text:p>
          </table:table-cell>
          <table:table-cell office:value-type="float" office:value="230.14" calcext:value-type="float">
            <text:p>230.14</text:p>
          </table:table-cell>
        </table:table-row>
        <table:table-row table:style-name="ro1">
          <table:table-cell office:value-type="float" office:value="5182152" calcext:value-type="float">
            <text:p>5182152</text:p>
          </table:table-cell>
          <table:table-cell table:formula="of:=[.A326]/1000/(60*60*24)" office:value-type="time" office:time-value="PT01H26M22.152S" calcext:value-type="time">
            <text:p>01:26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2.65" calcext:value-type="float">
            <text:p>182.65</text:p>
          </table:table-cell>
          <table:table-cell office:value-type="float" office:value="230.83" calcext:value-type="float">
            <text:p>230.83</text:p>
          </table:table-cell>
        </table:table-row>
        <table:table-row table:style-name="ro1">
          <table:table-cell office:value-type="float" office:value="5198152" calcext:value-type="float">
            <text:p>5198152</text:p>
          </table:table-cell>
          <table:table-cell table:formula="of:=[.A327]/1000/(60*60*24)" office:value-type="time" office:time-value="PT01H26M38.152S" calcext:value-type="time">
            <text:p>01:26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3.21" calcext:value-type="float">
            <text:p>183.21</text:p>
          </table:table-cell>
          <table:table-cell office:value-type="float" office:value="231.52" calcext:value-type="float">
            <text:p>231.52</text:p>
          </table:table-cell>
        </table:table-row>
        <table:table-row table:style-name="ro1">
          <table:table-cell office:value-type="float" office:value="5214152" calcext:value-type="float">
            <text:p>5214152</text:p>
          </table:table-cell>
          <table:table-cell table:formula="of:=[.A328]/1000/(60*60*24)" office:value-type="time" office:time-value="PT01H26M54.152S" calcext:value-type="time">
            <text:p>01:26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3.76" calcext:value-type="float">
            <text:p>183.76</text:p>
          </table:table-cell>
          <table:table-cell office:value-type="float" office:value="232.2" calcext:value-type="float">
            <text:p>232.2</text:p>
          </table:table-cell>
        </table:table-row>
        <table:table-row table:style-name="ro1">
          <table:table-cell office:value-type="float" office:value="5230152" calcext:value-type="float">
            <text:p>5230152</text:p>
          </table:table-cell>
          <table:table-cell table:formula="of:=[.A329]/1000/(60*60*24)" office:value-type="time" office:time-value="PT01H27M10.152S" calcext:value-type="time">
            <text:p>01:27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4.32" calcext:value-type="float">
            <text:p>184.32</text:p>
          </table:table-cell>
          <table:table-cell office:value-type="float" office:value="232.89" calcext:value-type="float">
            <text:p>232.89</text:p>
          </table:table-cell>
        </table:table-row>
        <table:table-row table:style-name="ro1">
          <table:table-cell office:value-type="float" office:value="5246152" calcext:value-type="float">
            <text:p>5246152</text:p>
          </table:table-cell>
          <table:table-cell table:formula="of:=[.A330]/1000/(60*60*24)" office:value-type="time" office:time-value="PT01H27M26.152S" calcext:value-type="time">
            <text:p>01:27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4.87" calcext:value-type="float">
            <text:p>184.87</text:p>
          </table:table-cell>
          <table:table-cell office:value-type="float" office:value="233.58" calcext:value-type="float">
            <text:p>233.58</text:p>
          </table:table-cell>
        </table:table-row>
        <table:table-row table:style-name="ro1">
          <table:table-cell office:value-type="float" office:value="5262152" calcext:value-type="float">
            <text:p>5262152</text:p>
          </table:table-cell>
          <table:table-cell table:formula="of:=[.A331]/1000/(60*60*24)" office:value-type="time" office:time-value="PT01H27M42.152S" calcext:value-type="time">
            <text:p>01:2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5.42" calcext:value-type="float">
            <text:p>185.42</text:p>
          </table:table-cell>
          <table:table-cell office:value-type="float" office:value="234.26" calcext:value-type="float">
            <text:p>234.26</text:p>
          </table:table-cell>
        </table:table-row>
        <table:table-row table:style-name="ro1">
          <table:table-cell office:value-type="float" office:value="5278152" calcext:value-type="float">
            <text:p>5278152</text:p>
          </table:table-cell>
          <table:table-cell table:formula="of:=[.A332]/1000/(60*60*24)" office:value-type="time" office:time-value="PT01H27M58.152S" calcext:value-type="time">
            <text:p>01:27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5.98" calcext:value-type="float">
            <text:p>185.98</text:p>
          </table:table-cell>
          <table:table-cell office:value-type="float" office:value="234.95" calcext:value-type="float">
            <text:p>234.95</text:p>
          </table:table-cell>
        </table:table-row>
        <table:table-row table:style-name="ro1">
          <table:table-cell office:value-type="float" office:value="5294152" calcext:value-type="float">
            <text:p>5294152</text:p>
          </table:table-cell>
          <table:table-cell table:formula="of:=[.A333]/1000/(60*60*24)" office:value-type="time" office:time-value="PT01H28M14.152S" calcext:value-type="time">
            <text:p>01:2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6.53" calcext:value-type="float">
            <text:p>186.53</text:p>
          </table:table-cell>
          <table:table-cell office:value-type="float" office:value="235.64" calcext:value-type="float">
            <text:p>235.64</text:p>
          </table:table-cell>
        </table:table-row>
        <table:table-row table:style-name="ro1">
          <table:table-cell office:value-type="float" office:value="5310152" calcext:value-type="float">
            <text:p>5310152</text:p>
          </table:table-cell>
          <table:table-cell table:formula="of:=[.A334]/1000/(60*60*24)" office:value-type="time" office:time-value="PT01H28M30.152S" calcext:value-type="time">
            <text:p>01:28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7.08" calcext:value-type="float">
            <text:p>187.08</text:p>
          </table:table-cell>
          <table:table-cell office:value-type="float" office:value="236.32" calcext:value-type="float">
            <text:p>236.32</text:p>
          </table:table-cell>
        </table:table-row>
        <table:table-row table:style-name="ro1">
          <table:table-cell office:value-type="float" office:value="5326152" calcext:value-type="float">
            <text:p>5326152</text:p>
          </table:table-cell>
          <table:table-cell table:formula="of:=[.A335]/1000/(60*60*24)" office:value-type="time" office:time-value="PT01H28M46.152S" calcext:value-type="time">
            <text:p>01:28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87.64" calcext:value-type="float">
            <text:p>187.64</text:p>
          </table:table-cell>
          <table:table-cell office:value-type="float" office:value="237.01" calcext:value-type="float">
            <text:p>237.01</text:p>
          </table:table-cell>
        </table:table-row>
        <table:table-row table:style-name="ro1">
          <table:table-cell office:value-type="float" office:value="5342152" calcext:value-type="float">
            <text:p>5342152</text:p>
          </table:table-cell>
          <table:table-cell table:formula="of:=[.A336]/1000/(60*60*24)" office:value-type="time" office:time-value="PT01H29M02.152S" calcext:value-type="time">
            <text:p>01:2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8.19" calcext:value-type="float">
            <text:p>188.19</text:p>
          </table:table-cell>
          <table:table-cell office:value-type="float" office:value="237.7" calcext:value-type="float">
            <text:p>237.7</text:p>
          </table:table-cell>
        </table:table-row>
        <table:table-row table:style-name="ro1">
          <table:table-cell office:value-type="float" office:value="5358150" calcext:value-type="float">
            <text:p>5358150</text:p>
          </table:table-cell>
          <table:table-cell table:formula="of:=[.A337]/1000/(60*60*24)" office:value-type="time" office:time-value="PT01H29M18.15S" calcext:value-type="time">
            <text:p>01:2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8.74" calcext:value-type="float">
            <text:p>188.74</text:p>
          </table:table-cell>
          <table:table-cell office:value-type="float" office:value="238.38" calcext:value-type="float">
            <text:p>238.38</text:p>
          </table:table-cell>
        </table:table-row>
        <table:table-row table:style-name="ro1">
          <table:table-cell office:value-type="float" office:value="5374152" calcext:value-type="float">
            <text:p>5374152</text:p>
          </table:table-cell>
          <table:table-cell table:formula="of:=[.A338]/1000/(60*60*24)" office:value-type="time" office:time-value="PT01H29M34.152S" calcext:value-type="time">
            <text:p>01:29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89.3" calcext:value-type="float">
            <text:p>189.3</text:p>
          </table:table-cell>
          <table:table-cell office:value-type="float" office:value="239.07" calcext:value-type="float">
            <text:p>239.07</text:p>
          </table:table-cell>
        </table:table-row>
        <table:table-row table:style-name="ro1">
          <table:table-cell office:value-type="float" office:value="5390152" calcext:value-type="float">
            <text:p>5390152</text:p>
          </table:table-cell>
          <table:table-cell table:formula="of:=[.A339]/1000/(60*60*24)" office:value-type="time" office:time-value="PT01H29M50.152S" calcext:value-type="time">
            <text:p>01:29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89.85" calcext:value-type="float">
            <text:p>189.85</text:p>
          </table:table-cell>
          <table:table-cell office:value-type="float" office:value="239.76" calcext:value-type="float">
            <text:p>239.76</text:p>
          </table:table-cell>
        </table:table-row>
        <table:table-row table:style-name="ro1">
          <table:table-cell office:value-type="float" office:value="5406152" calcext:value-type="float">
            <text:p>5406152</text:p>
          </table:table-cell>
          <table:table-cell table:formula="of:=[.A340]/1000/(60*60*24)" office:value-type="time" office:time-value="PT01H30M06.152S" calcext:value-type="time">
            <text:p>01:30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0.41" calcext:value-type="float">
            <text:p>190.41</text:p>
          </table:table-cell>
          <table:table-cell office:value-type="float" office:value="240.44" calcext:value-type="float">
            <text:p>240.44</text:p>
          </table:table-cell>
        </table:table-row>
        <table:table-row table:style-name="ro1">
          <table:table-cell office:value-type="float" office:value="5422152" calcext:value-type="float">
            <text:p>5422152</text:p>
          </table:table-cell>
          <table:table-cell table:formula="of:=[.A341]/1000/(60*60*24)" office:value-type="time" office:time-value="PT01H30M22.152S" calcext:value-type="time">
            <text:p>01:30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0.96" calcext:value-type="float">
            <text:p>190.96</text:p>
          </table:table-cell>
          <table:table-cell office:value-type="float" office:value="241.13" calcext:value-type="float">
            <text:p>241.13</text:p>
          </table:table-cell>
        </table:table-row>
        <table:table-row table:style-name="ro1">
          <table:table-cell office:value-type="float" office:value="5438152" calcext:value-type="float">
            <text:p>5438152</text:p>
          </table:table-cell>
          <table:table-cell table:formula="of:=[.A342]/1000/(60*60*24)" office:value-type="time" office:time-value="PT01H30M38.152S" calcext:value-type="time">
            <text:p>01:30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1.51" calcext:value-type="float">
            <text:p>191.51</text:p>
          </table:table-cell>
          <table:table-cell office:value-type="float" office:value="241.82" calcext:value-type="float">
            <text:p>241.82</text:p>
          </table:table-cell>
        </table:table-row>
        <table:table-row table:style-name="ro1">
          <table:table-cell office:value-type="float" office:value="5454152" calcext:value-type="float">
            <text:p>5454152</text:p>
          </table:table-cell>
          <table:table-cell table:formula="of:=[.A343]/1000/(60*60*24)" office:value-type="time" office:time-value="PT01H30M54.152S" calcext:value-type="time">
            <text:p>01:30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2.07" calcext:value-type="float">
            <text:p>192.07</text:p>
          </table:table-cell>
          <table:table-cell office:value-type="float" office:value="242.5" calcext:value-type="float">
            <text:p>242.5</text:p>
          </table:table-cell>
        </table:table-row>
        <table:table-row table:style-name="ro1">
          <table:table-cell office:value-type="float" office:value="5470152" calcext:value-type="float">
            <text:p>5470152</text:p>
          </table:table-cell>
          <table:table-cell table:formula="of:=[.A344]/1000/(60*60*24)" office:value-type="time" office:time-value="PT01H31M10.152S" calcext:value-type="time">
            <text:p>01:31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92.62" calcext:value-type="float">
            <text:p>192.62</text:p>
          </table:table-cell>
          <table:table-cell office:value-type="float" office:value="243.19" calcext:value-type="float">
            <text:p>243.19</text:p>
          </table:table-cell>
        </table:table-row>
        <table:table-row table:style-name="ro1">
          <table:table-cell office:value-type="float" office:value="5486152" calcext:value-type="float">
            <text:p>5486152</text:p>
          </table:table-cell>
          <table:table-cell table:formula="of:=[.A345]/1000/(60*60*24)" office:value-type="time" office:time-value="PT01H31M26.152S" calcext:value-type="time">
            <text:p>01:31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3.17" calcext:value-type="float">
            <text:p>193.17</text:p>
          </table:table-cell>
          <table:table-cell office:value-type="float" office:value="243.88" calcext:value-type="float">
            <text:p>243.88</text:p>
          </table:table-cell>
        </table:table-row>
        <table:table-row table:style-name="ro1">
          <table:table-cell office:value-type="float" office:value="5502152" calcext:value-type="float">
            <text:p>5502152</text:p>
          </table:table-cell>
          <table:table-cell table:formula="of:=[.A346]/1000/(60*60*24)" office:value-type="time" office:time-value="PT01H31M42.152S" calcext:value-type="time">
            <text:p>01:3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3.73" calcext:value-type="float">
            <text:p>193.73</text:p>
          </table:table-cell>
          <table:table-cell office:value-type="float" office:value="244.56" calcext:value-type="float">
            <text:p>244.56</text:p>
          </table:table-cell>
        </table:table-row>
        <table:table-row table:style-name="ro1">
          <table:table-cell office:value-type="float" office:value="5518152" calcext:value-type="float">
            <text:p>5518152</text:p>
          </table:table-cell>
          <table:table-cell table:formula="of:=[.A347]/1000/(60*60*24)" office:value-type="time" office:time-value="PT01H31M58.152S" calcext:value-type="time">
            <text:p>01:31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4.28" calcext:value-type="float">
            <text:p>194.28</text:p>
          </table:table-cell>
          <table:table-cell office:value-type="float" office:value="245.25" calcext:value-type="float">
            <text:p>245.25</text:p>
          </table:table-cell>
        </table:table-row>
        <table:table-row table:style-name="ro1">
          <table:table-cell office:value-type="float" office:value="5534152" calcext:value-type="float">
            <text:p>5534152</text:p>
          </table:table-cell>
          <table:table-cell table:formula="of:=[.A348]/1000/(60*60*24)" office:value-type="time" office:time-value="PT01H32M14.152S" calcext:value-type="time">
            <text:p>01:32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4.83" calcext:value-type="float">
            <text:p>194.83</text:p>
          </table:table-cell>
          <table:table-cell office:value-type="float" office:value="245.93" calcext:value-type="float">
            <text:p>245.93</text:p>
          </table:table-cell>
        </table:table-row>
        <table:table-row table:style-name="ro1">
          <table:table-cell office:value-type="float" office:value="5550152" calcext:value-type="float">
            <text:p>5550152</text:p>
          </table:table-cell>
          <table:table-cell table:formula="of:=[.A349]/1000/(60*60*24)" office:value-type="time" office:time-value="PT01H32M30.152S" calcext:value-type="time">
            <text:p>01:32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5.39" calcext:value-type="float">
            <text:p>195.39</text:p>
          </table:table-cell>
          <table:table-cell office:value-type="float" office:value="246.62" calcext:value-type="float">
            <text:p>246.62</text:p>
          </table:table-cell>
        </table:table-row>
        <table:table-row table:style-name="ro1">
          <table:table-cell office:value-type="float" office:value="5566152" calcext:value-type="float">
            <text:p>5566152</text:p>
          </table:table-cell>
          <table:table-cell table:formula="of:=[.A350]/1000/(60*60*24)" office:value-type="time" office:time-value="PT01H32M46.152S" calcext:value-type="time">
            <text:p>01:3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5.94" calcext:value-type="float">
            <text:p>195.94</text:p>
          </table:table-cell>
          <table:table-cell office:value-type="float" office:value="247.31" calcext:value-type="float">
            <text:p>247.31</text:p>
          </table:table-cell>
        </table:table-row>
        <table:table-row table:style-name="ro1">
          <table:table-cell office:value-type="float" office:value="5582152" calcext:value-type="float">
            <text:p>5582152</text:p>
          </table:table-cell>
          <table:table-cell table:formula="of:=[.A351]/1000/(60*60*24)" office:value-type="time" office:time-value="PT01H33M02.152S" calcext:value-type="time">
            <text:p>01:33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6.49" calcext:value-type="float">
            <text:p>196.49</text:p>
          </table:table-cell>
          <table:table-cell office:value-type="float" office:value="247.99" calcext:value-type="float">
            <text:p>247.99</text:p>
          </table:table-cell>
        </table:table-row>
        <table:table-row table:style-name="ro1">
          <table:table-cell office:value-type="float" office:value="5598152" calcext:value-type="float">
            <text:p>5598152</text:p>
          </table:table-cell>
          <table:table-cell table:formula="of:=[.A352]/1000/(60*60*24)" office:value-type="time" office:time-value="PT01H33M18.152S" calcext:value-type="time">
            <text:p>01:33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7.05" calcext:value-type="float">
            <text:p>197.05</text:p>
          </table:table-cell>
          <table:table-cell office:value-type="float" office:value="248.68" calcext:value-type="float">
            <text:p>248.68</text:p>
          </table:table-cell>
        </table:table-row>
        <table:table-row table:style-name="ro1">
          <table:table-cell office:value-type="float" office:value="5614152" calcext:value-type="float">
            <text:p>5614152</text:p>
          </table:table-cell>
          <table:table-cell table:formula="of:=[.A353]/1000/(60*60*24)" office:value-type="time" office:time-value="PT01H33M34.152S" calcext:value-type="time">
            <text:p>01:33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7.6" calcext:value-type="float">
            <text:p>197.6</text:p>
          </table:table-cell>
          <table:table-cell office:value-type="float" office:value="249.36" calcext:value-type="float">
            <text:p>249.36</text:p>
          </table:table-cell>
        </table:table-row>
        <table:table-row table:style-name="ro1">
          <table:table-cell office:value-type="float" office:value="5630152" calcext:value-type="float">
            <text:p>5630152</text:p>
          </table:table-cell>
          <table:table-cell table:formula="of:=[.A354]/1000/(60*60*24)" office:value-type="time" office:time-value="PT01H33M50.152S" calcext:value-type="time">
            <text:p>01:33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8.15" calcext:value-type="float">
            <text:p>198.15</text:p>
          </table:table-cell>
          <table:table-cell office:value-type="float" office:value="250.05" calcext:value-type="float">
            <text:p>250.05</text:p>
          </table:table-cell>
        </table:table-row>
        <table:table-row table:style-name="ro1">
          <table:table-cell office:value-type="float" office:value="5646152" calcext:value-type="float">
            <text:p>5646152</text:p>
          </table:table-cell>
          <table:table-cell table:formula="of:=[.A355]/1000/(60*60*24)" office:value-type="time" office:time-value="PT01H34M06.152S" calcext:value-type="time">
            <text:p>01:34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6" calcext:value-type="float">
            <text:p>124.6</text:p>
          </table:table-cell>
          <table:table-cell office:value-type="float" office:value="154.56" calcext:value-type="float">
            <text:p>154.56</text:p>
          </table:table-cell>
          <table:table-cell office:value-type="float" office:value="198.71" calcext:value-type="float">
            <text:p>198.71</text:p>
          </table:table-cell>
          <table:table-cell office:value-type="float" office:value="250.74" calcext:value-type="float">
            <text:p>250.74</text:p>
          </table:table-cell>
        </table:table-row>
        <table:table-row table:style-name="ro1">
          <table:table-cell office:value-type="float" office:value="5662152" calcext:value-type="float">
            <text:p>5662152</text:p>
          </table:table-cell>
          <table:table-cell table:formula="of:=[.A356]/1000/(60*60*24)" office:value-type="time" office:time-value="PT01H34M22.152S" calcext:value-type="time">
            <text:p>01:34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199.26" calcext:value-type="float">
            <text:p>199.26</text:p>
          </table:table-cell>
          <table:table-cell office:value-type="float" office:value="251.42" calcext:value-type="float">
            <text:p>251.42</text:p>
          </table:table-cell>
        </table:table-row>
        <table:table-row table:style-name="ro1">
          <table:table-cell office:value-type="float" office:value="5678152" calcext:value-type="float">
            <text:p>5678152</text:p>
          </table:table-cell>
          <table:table-cell table:formula="of:=[.A357]/1000/(60*60*24)" office:value-type="time" office:time-value="PT01H34M38.152S" calcext:value-type="time">
            <text:p>01:34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199.81" calcext:value-type="float">
            <text:p>199.81</text:p>
          </table:table-cell>
          <table:table-cell office:value-type="float" office:value="252.11" calcext:value-type="float">
            <text:p>252.11</text:p>
          </table:table-cell>
        </table:table-row>
        <table:table-row table:style-name="ro1">
          <table:table-cell office:value-type="float" office:value="5694152" calcext:value-type="float">
            <text:p>5694152</text:p>
          </table:table-cell>
          <table:table-cell table:formula="of:=[.A358]/1000/(60*60*24)" office:value-type="time" office:time-value="PT01H34M54.152S" calcext:value-type="time">
            <text:p>01:34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0.37" calcext:value-type="float">
            <text:p>200.37</text:p>
          </table:table-cell>
          <table:table-cell office:value-type="float" office:value="252.8" calcext:value-type="float">
            <text:p>252.8</text:p>
          </table:table-cell>
        </table:table-row>
        <table:table-row table:style-name="ro1">
          <table:table-cell office:value-type="float" office:value="5710152" calcext:value-type="float">
            <text:p>5710152</text:p>
          </table:table-cell>
          <table:table-cell table:formula="of:=[.A359]/1000/(60*60*24)" office:value-type="time" office:time-value="PT01H35M10.152S" calcext:value-type="time">
            <text:p>01:35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00.92" calcext:value-type="float">
            <text:p>200.92</text:p>
          </table:table-cell>
          <table:table-cell office:value-type="float" office:value="253.48" calcext:value-type="float">
            <text:p>253.48</text:p>
          </table:table-cell>
        </table:table-row>
        <table:table-row table:style-name="ro1">
          <table:table-cell office:value-type="float" office:value="5726152" calcext:value-type="float">
            <text:p>5726152</text:p>
          </table:table-cell>
          <table:table-cell table:formula="of:=[.A360]/1000/(60*60*24)" office:value-type="time" office:time-value="PT01H35M26.152S" calcext:value-type="time">
            <text:p>01:35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1.47" calcext:value-type="float">
            <text:p>201.47</text:p>
          </table:table-cell>
          <table:table-cell office:value-type="float" office:value="254.17" calcext:value-type="float">
            <text:p>254.17</text:p>
          </table:table-cell>
        </table:table-row>
        <table:table-row table:style-name="ro1">
          <table:table-cell office:value-type="float" office:value="5742152" calcext:value-type="float">
            <text:p>5742152</text:p>
          </table:table-cell>
          <table:table-cell table:formula="of:=[.A361]/1000/(60*60*24)" office:value-type="time" office:time-value="PT01H35M42.152S" calcext:value-type="time">
            <text:p>01:35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2.03" calcext:value-type="float">
            <text:p>202.03</text:p>
          </table:table-cell>
          <table:table-cell office:value-type="float" office:value="254.85" calcext:value-type="float">
            <text:p>254.85</text:p>
          </table:table-cell>
        </table:table-row>
        <table:table-row table:style-name="ro1">
          <table:table-cell office:value-type="float" office:value="5758152" calcext:value-type="float">
            <text:p>5758152</text:p>
          </table:table-cell>
          <table:table-cell table:formula="of:=[.A362]/1000/(60*60*24)" office:value-type="time" office:time-value="PT01H35M58.152S" calcext:value-type="time">
            <text:p>01:35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02.58" calcext:value-type="float">
            <text:p>202.58</text:p>
          </table:table-cell>
          <table:table-cell office:value-type="float" office:value="255.54" calcext:value-type="float">
            <text:p>255.54</text:p>
          </table:table-cell>
        </table:table-row>
        <table:table-row table:style-name="ro1">
          <table:table-cell office:value-type="float" office:value="5774152" calcext:value-type="float">
            <text:p>5774152</text:p>
          </table:table-cell>
          <table:table-cell table:formula="of:=[.A363]/1000/(60*60*24)" office:value-type="time" office:time-value="PT01H36M14.152S" calcext:value-type="time">
            <text:p>01:36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3.13" calcext:value-type="float">
            <text:p>203.13</text:p>
          </table:table-cell>
          <table:table-cell office:value-type="float" office:value="256.22" calcext:value-type="float">
            <text:p>256.22</text:p>
          </table:table-cell>
        </table:table-row>
        <table:table-row table:style-name="ro1">
          <table:table-cell office:value-type="float" office:value="5790152" calcext:value-type="float">
            <text:p>5790152</text:p>
          </table:table-cell>
          <table:table-cell table:formula="of:=[.A364]/1000/(60*60*24)" office:value-type="time" office:time-value="PT01H36M30.152S" calcext:value-type="time">
            <text:p>01:36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3.68" calcext:value-type="float">
            <text:p>203.68</text:p>
          </table:table-cell>
          <table:table-cell office:value-type="float" office:value="256.91" calcext:value-type="float">
            <text:p>256.91</text:p>
          </table:table-cell>
        </table:table-row>
        <table:table-row table:style-name="ro1">
          <table:table-cell office:value-type="float" office:value="5806152" calcext:value-type="float">
            <text:p>5806152</text:p>
          </table:table-cell>
          <table:table-cell table:formula="of:=[.A365]/1000/(60*60*24)" office:value-type="time" office:time-value="PT01H36M46.152S" calcext:value-type="time">
            <text:p>01:36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04.24" calcext:value-type="float">
            <text:p>204.24</text:p>
          </table:table-cell>
          <table:table-cell office:value-type="float" office:value="257.6" calcext:value-type="float">
            <text:p>257.6</text:p>
          </table:table-cell>
        </table:table-row>
        <table:table-row table:style-name="ro1">
          <table:table-cell office:value-type="float" office:value="5822152" calcext:value-type="float">
            <text:p>5822152</text:p>
          </table:table-cell>
          <table:table-cell table:formula="of:=[.A366]/1000/(60*60*24)" office:value-type="time" office:time-value="PT01H37M02.152S" calcext:value-type="time">
            <text:p>01:3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4.79" calcext:value-type="float">
            <text:p>204.79</text:p>
          </table:table-cell>
          <table:table-cell office:value-type="float" office:value="258.28" calcext:value-type="float">
            <text:p>258.28</text:p>
          </table:table-cell>
        </table:table-row>
        <table:table-row table:style-name="ro1">
          <table:table-cell office:value-type="float" office:value="5838152" calcext:value-type="float">
            <text:p>5838152</text:p>
          </table:table-cell>
          <table:table-cell table:formula="of:=[.A367]/1000/(60*60*24)" office:value-type="time" office:time-value="PT01H37M18.152S" calcext:value-type="time">
            <text:p>01:3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5.34" calcext:value-type="float">
            <text:p>205.34</text:p>
          </table:table-cell>
          <table:table-cell office:value-type="float" office:value="258.97" calcext:value-type="float">
            <text:p>258.97</text:p>
          </table:table-cell>
        </table:table-row>
        <table:table-row table:style-name="ro1">
          <table:table-cell office:value-type="float" office:value="5854152" calcext:value-type="float">
            <text:p>5854152</text:p>
          </table:table-cell>
          <table:table-cell table:formula="of:=[.A368]/1000/(60*60*24)" office:value-type="time" office:time-value="PT01H37M34.152S" calcext:value-type="time">
            <text:p>01:37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5.9" calcext:value-type="float">
            <text:p>205.9</text:p>
          </table:table-cell>
          <table:table-cell office:value-type="float" office:value="259.65" calcext:value-type="float">
            <text:p>259.65</text:p>
          </table:table-cell>
        </table:table-row>
        <table:table-row table:style-name="ro1">
          <table:table-cell office:value-type="float" office:value="5870152" calcext:value-type="float">
            <text:p>5870152</text:p>
          </table:table-cell>
          <table:table-cell table:formula="of:=[.A369]/1000/(60*60*24)" office:value-type="time" office:time-value="PT01H37M50.152S" calcext:value-type="time">
            <text:p>01:37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6.45" calcext:value-type="float">
            <text:p>206.45</text:p>
          </table:table-cell>
          <table:table-cell office:value-type="float" office:value="260.34" calcext:value-type="float">
            <text:p>260.34</text:p>
          </table:table-cell>
        </table:table-row>
        <table:table-row table:style-name="ro1">
          <table:table-cell office:value-type="float" office:value="5886152" calcext:value-type="float">
            <text:p>5886152</text:p>
          </table:table-cell>
          <table:table-cell table:formula="of:=[.A370]/1000/(60*60*24)" office:value-type="time" office:time-value="PT01H38M06.152S" calcext:value-type="time">
            <text:p>01:38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7" calcext:value-type="float">
            <text:p>207</text:p>
          </table:table-cell>
          <table:table-cell office:value-type="float" office:value="261.03" calcext:value-type="float">
            <text:p>261.03</text:p>
          </table:table-cell>
        </table:table-row>
        <table:table-row table:style-name="ro1">
          <table:table-cell office:value-type="float" office:value="5902152" calcext:value-type="float">
            <text:p>5902152</text:p>
          </table:table-cell>
          <table:table-cell table:formula="of:=[.A371]/1000/(60*60*24)" office:value-type="time" office:time-value="PT01H38M22.152S" calcext:value-type="time">
            <text:p>01:3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07.56" calcext:value-type="float">
            <text:p>207.56</text:p>
          </table:table-cell>
          <table:table-cell office:value-type="float" office:value="261.71" calcext:value-type="float">
            <text:p>261.71</text:p>
          </table:table-cell>
        </table:table-row>
        <table:table-row table:style-name="ro1">
          <table:table-cell office:value-type="float" office:value="5918152" calcext:value-type="float">
            <text:p>5918152</text:p>
          </table:table-cell>
          <table:table-cell table:formula="of:=[.A372]/1000/(60*60*24)" office:value-type="time" office:time-value="PT01H38M38.152S" calcext:value-type="time">
            <text:p>01:3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8.11" calcext:value-type="float">
            <text:p>208.11</text:p>
          </table:table-cell>
          <table:table-cell office:value-type="float" office:value="262.4" calcext:value-type="float">
            <text:p>262.4</text:p>
          </table:table-cell>
        </table:table-row>
        <table:table-row table:style-name="ro1">
          <table:table-cell office:value-type="float" office:value="5934152" calcext:value-type="float">
            <text:p>5934152</text:p>
          </table:table-cell>
          <table:table-cell table:formula="of:=[.A373]/1000/(60*60*24)" office:value-type="time" office:time-value="PT01H38M54.152S" calcext:value-type="time">
            <text:p>01:3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8.66" calcext:value-type="float">
            <text:p>208.66</text:p>
          </table:table-cell>
          <table:table-cell office:value-type="float" office:value="263.08" calcext:value-type="float">
            <text:p>263.08</text:p>
          </table:table-cell>
        </table:table-row>
        <table:table-row table:style-name="ro1">
          <table:table-cell office:value-type="float" office:value="5950152" calcext:value-type="float">
            <text:p>5950152</text:p>
          </table:table-cell>
          <table:table-cell table:formula="of:=[.A374]/1000/(60*60*24)" office:value-type="time" office:time-value="PT01H39M10.152S" calcext:value-type="time">
            <text:p>01:39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09.22" calcext:value-type="float">
            <text:p>209.22</text:p>
          </table:table-cell>
          <table:table-cell office:value-type="float" office:value="263.77" calcext:value-type="float">
            <text:p>263.77</text:p>
          </table:table-cell>
        </table:table-row>
        <table:table-row table:style-name="ro1">
          <table:table-cell office:value-type="float" office:value="5966152" calcext:value-type="float">
            <text:p>5966152</text:p>
          </table:table-cell>
          <table:table-cell table:formula="of:=[.A375]/1000/(60*60*24)" office:value-type="time" office:time-value="PT01H39M26.152S" calcext:value-type="time">
            <text:p>01:39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4" calcext:value-type="float">
            <text:p>154.44</text:p>
          </table:table-cell>
          <table:table-cell office:value-type="float" office:value="209.77" calcext:value-type="float">
            <text:p>209.77</text:p>
          </table:table-cell>
          <table:table-cell office:value-type="float" office:value="264.45" calcext:value-type="float">
            <text:p>264.45</text:p>
          </table:table-cell>
        </table:table-row>
        <table:table-row table:style-name="ro1">
          <table:table-cell office:value-type="float" office:value="5982152" calcext:value-type="float">
            <text:p>5982152</text:p>
          </table:table-cell>
          <table:table-cell table:formula="of:=[.A376]/1000/(60*60*24)" office:value-type="time" office:time-value="PT01H39M42.152S" calcext:value-type="time">
            <text:p>01:3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10.32" calcext:value-type="float">
            <text:p>210.32</text:p>
          </table:table-cell>
          <table:table-cell office:value-type="float" office:value="265.14" calcext:value-type="float">
            <text:p>265.14</text:p>
          </table:table-cell>
        </table:table-row>
        <table:table-row table:style-name="ro1">
          <table:table-cell office:value-type="float" office:value="5998152" calcext:value-type="float">
            <text:p>5998152</text:p>
          </table:table-cell>
          <table:table-cell table:formula="of:=[.A377]/1000/(60*60*24)" office:value-type="time" office:time-value="PT01H39M58.152S" calcext:value-type="time">
            <text:p>01:3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0.88" calcext:value-type="float">
            <text:p>210.88</text:p>
          </table:table-cell>
          <table:table-cell office:value-type="float" office:value="265.82" calcext:value-type="float">
            <text:p>265.82</text:p>
          </table:table-cell>
        </table:table-row>
        <table:table-row table:style-name="ro1">
          <table:table-cell office:value-type="float" office:value="6014152" calcext:value-type="float">
            <text:p>6014152</text:p>
          </table:table-cell>
          <table:table-cell table:formula="of:=[.A378]/1000/(60*60*24)" office:value-type="time" office:time-value="PT01H40M14.152S" calcext:value-type="time">
            <text:p>01:4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1.43" calcext:value-type="float">
            <text:p>211.43</text:p>
          </table:table-cell>
          <table:table-cell office:value-type="float" office:value="266.51" calcext:value-type="float">
            <text:p>266.51</text:p>
          </table:table-cell>
        </table:table-row>
        <table:table-row table:style-name="ro1">
          <table:table-cell office:value-type="float" office:value="6030152" calcext:value-type="float">
            <text:p>6030152</text:p>
          </table:table-cell>
          <table:table-cell table:formula="of:=[.A379]/1000/(60*60*24)" office:value-type="time" office:time-value="PT01H40M30.152S" calcext:value-type="time">
            <text:p>01:4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1.98" calcext:value-type="float">
            <text:p>211.98</text:p>
          </table:table-cell>
          <table:table-cell office:value-type="float" office:value="267.19" calcext:value-type="float">
            <text:p>267.19</text:p>
          </table:table-cell>
        </table:table-row>
        <table:table-row table:style-name="ro1">
          <table:table-cell office:value-type="float" office:value="6046152" calcext:value-type="float">
            <text:p>6046152</text:p>
          </table:table-cell>
          <table:table-cell table:formula="of:=[.A380]/1000/(60*60*24)" office:value-type="time" office:time-value="PT01H40M46.152S" calcext:value-type="time">
            <text:p>01:40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2.54" calcext:value-type="float">
            <text:p>212.54</text:p>
          </table:table-cell>
          <table:table-cell office:value-type="float" office:value="267.88" calcext:value-type="float">
            <text:p>267.88</text:p>
          </table:table-cell>
        </table:table-row>
        <table:table-row table:style-name="ro1">
          <table:table-cell office:value-type="float" office:value="6062152" calcext:value-type="float">
            <text:p>6062152</text:p>
          </table:table-cell>
          <table:table-cell table:formula="of:=[.A381]/1000/(60*60*24)" office:value-type="time" office:time-value="PT01H41M02.152S" calcext:value-type="time">
            <text:p>01:4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3.09" calcext:value-type="float">
            <text:p>213.09</text:p>
          </table:table-cell>
          <table:table-cell office:value-type="float" office:value="268.56" calcext:value-type="float">
            <text:p>268.56</text:p>
          </table:table-cell>
        </table:table-row>
        <table:table-row table:style-name="ro1">
          <table:table-cell office:value-type="float" office:value="6078152" calcext:value-type="float">
            <text:p>6078152</text:p>
          </table:table-cell>
          <table:table-cell table:formula="of:=[.A382]/1000/(60*60*24)" office:value-type="time" office:time-value="PT01H41M18.152S" calcext:value-type="time">
            <text:p>01:41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13.64" calcext:value-type="float">
            <text:p>213.64</text:p>
          </table:table-cell>
          <table:table-cell office:value-type="float" office:value="269.25" calcext:value-type="float">
            <text:p>269.25</text:p>
          </table:table-cell>
        </table:table-row>
        <table:table-row table:style-name="ro1">
          <table:table-cell office:value-type="float" office:value="6094152" calcext:value-type="float">
            <text:p>6094152</text:p>
          </table:table-cell>
          <table:table-cell table:formula="of:=[.A383]/1000/(60*60*24)" office:value-type="time" office:time-value="PT01H41M34.152S" calcext:value-type="time">
            <text:p>01:4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4.2" calcext:value-type="float">
            <text:p>214.2</text:p>
          </table:table-cell>
          <table:table-cell office:value-type="float" office:value="269.93" calcext:value-type="float">
            <text:p>269.93</text:p>
          </table:table-cell>
        </table:table-row>
        <table:table-row table:style-name="ro1">
          <table:table-cell office:value-type="float" office:value="6110152" calcext:value-type="float">
            <text:p>6110152</text:p>
          </table:table-cell>
          <table:table-cell table:formula="of:=[.A384]/1000/(60*60*24)" office:value-type="time" office:time-value="PT01H41M50.152S" calcext:value-type="time">
            <text:p>01:4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4.75" calcext:value-type="float">
            <text:p>214.75</text:p>
          </table:table-cell>
          <table:table-cell office:value-type="float" office:value="270.62" calcext:value-type="float">
            <text:p>270.62</text:p>
          </table:table-cell>
        </table:table-row>
        <table:table-row table:style-name="ro1">
          <table:table-cell office:value-type="float" office:value="6126152" calcext:value-type="float">
            <text:p>6126152</text:p>
          </table:table-cell>
          <table:table-cell table:formula="of:=[.A385]/1000/(60*60*24)" office:value-type="time" office:time-value="PT01H42M06.152S" calcext:value-type="time">
            <text:p>01:4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5.3" calcext:value-type="float">
            <text:p>215.3</text:p>
          </table:table-cell>
          <table:table-cell office:value-type="float" office:value="271.3" calcext:value-type="float">
            <text:p>271.3</text:p>
          </table:table-cell>
        </table:table-row>
        <table:table-row table:style-name="ro1">
          <table:table-cell office:value-type="float" office:value="6142152" calcext:value-type="float">
            <text:p>6142152</text:p>
          </table:table-cell>
          <table:table-cell table:formula="of:=[.A386]/1000/(60*60*24)" office:value-type="time" office:time-value="PT01H42M22.152S" calcext:value-type="time">
            <text:p>01:42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5.85" calcext:value-type="float">
            <text:p>215.85</text:p>
          </table:table-cell>
          <table:table-cell office:value-type="float" office:value="271.99" calcext:value-type="float">
            <text:p>271.99</text:p>
          </table:table-cell>
        </table:table-row>
        <table:table-row table:style-name="ro1">
          <table:table-cell office:value-type="float" office:value="6158152" calcext:value-type="float">
            <text:p>6158152</text:p>
          </table:table-cell>
          <table:table-cell table:formula="of:=[.A387]/1000/(60*60*24)" office:value-type="time" office:time-value="PT01H42M38.152S" calcext:value-type="time">
            <text:p>01:4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4.43" calcext:value-type="float">
            <text:p>154.43</text:p>
          </table:table-cell>
          <table:table-cell office:value-type="float" office:value="216.41" calcext:value-type="float">
            <text:p>216.41</text:p>
          </table:table-cell>
          <table:table-cell office:value-type="float" office:value="272.67" calcext:value-type="float">
            <text:p>272.67</text:p>
          </table:table-cell>
        </table:table-row>
        <table:table-row table:style-name="ro1">
          <table:table-cell office:value-type="float" office:value="6174152" calcext:value-type="float">
            <text:p>6174152</text:p>
          </table:table-cell>
          <table:table-cell table:formula="of:=[.A388]/1000/(60*60*24)" office:value-type="time" office:time-value="PT01H42M54.152S" calcext:value-type="time">
            <text:p>01:4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6.96" calcext:value-type="float">
            <text:p>216.96</text:p>
          </table:table-cell>
          <table:table-cell office:value-type="float" office:value="273.36" calcext:value-type="float">
            <text:p>273.36</text:p>
          </table:table-cell>
        </table:table-row>
        <table:table-row table:style-name="ro1">
          <table:table-cell office:value-type="float" office:value="6190152" calcext:value-type="float">
            <text:p>6190152</text:p>
          </table:table-cell>
          <table:table-cell table:formula="of:=[.A389]/1000/(60*60*24)" office:value-type="time" office:time-value="PT01H43M10.152S" calcext:value-type="time">
            <text:p>01:4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7.51" calcext:value-type="float">
            <text:p>217.51</text:p>
          </table:table-cell>
          <table:table-cell office:value-type="float" office:value="274.04" calcext:value-type="float">
            <text:p>274.04</text:p>
          </table:table-cell>
        </table:table-row>
        <table:table-row table:style-name="ro1">
          <table:table-cell office:value-type="float" office:value="6206152" calcext:value-type="float">
            <text:p>6206152</text:p>
          </table:table-cell>
          <table:table-cell table:formula="of:=[.A390]/1000/(60*60*24)" office:value-type="time" office:time-value="PT01H43M26.152S" calcext:value-type="time">
            <text:p>01:43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8.07" calcext:value-type="float">
            <text:p>218.07</text:p>
          </table:table-cell>
          <table:table-cell office:value-type="float" office:value="274.73" calcext:value-type="float">
            <text:p>274.73</text:p>
          </table:table-cell>
        </table:table-row>
        <table:table-row table:style-name="ro1">
          <table:table-cell office:value-type="float" office:value="6222152" calcext:value-type="float">
            <text:p>6222152</text:p>
          </table:table-cell>
          <table:table-cell table:formula="of:=[.A391]/1000/(60*60*24)" office:value-type="time" office:time-value="PT01H43M42.152S" calcext:value-type="time">
            <text:p>01:4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8.62" calcext:value-type="float">
            <text:p>218.62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>
          <table:table-cell office:value-type="float" office:value="6238152" calcext:value-type="float">
            <text:p>6238152</text:p>
          </table:table-cell>
          <table:table-cell table:formula="of:=[.A392]/1000/(60*60*24)" office:value-type="time" office:time-value="PT01H43M58.152S" calcext:value-type="time">
            <text:p>01:4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19.17" calcext:value-type="float">
            <text:p>219.17</text:p>
          </table:table-cell>
          <table:table-cell office:value-type="float" office:value="276.1" calcext:value-type="float">
            <text:p>276.1</text:p>
          </table:table-cell>
        </table:table-row>
        <table:table-row table:style-name="ro1">
          <table:table-cell office:value-type="float" office:value="6254152" calcext:value-type="float">
            <text:p>6254152</text:p>
          </table:table-cell>
          <table:table-cell table:formula="of:=[.A393]/1000/(60*60*24)" office:value-type="time" office:time-value="PT01H44M14.152S" calcext:value-type="time">
            <text:p>01:44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19.73" calcext:value-type="float">
            <text:p>219.73</text:p>
          </table:table-cell>
          <table:table-cell office:value-type="float" office:value="276.79" calcext:value-type="float">
            <text:p>276.79</text:p>
          </table:table-cell>
        </table:table-row>
        <table:table-row table:style-name="ro1">
          <table:table-cell office:value-type="float" office:value="6270152" calcext:value-type="float">
            <text:p>6270152</text:p>
          </table:table-cell>
          <table:table-cell table:formula="of:=[.A394]/1000/(60*60*24)" office:value-type="time" office:time-value="PT01H44M30.152S" calcext:value-type="time">
            <text:p>01:4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0.28" calcext:value-type="float">
            <text:p>220.28</text:p>
          </table:table-cell>
          <table:table-cell office:value-type="float" office:value="277.47" calcext:value-type="float">
            <text:p>277.47</text:p>
          </table:table-cell>
        </table:table-row>
        <table:table-row table:style-name="ro1">
          <table:table-cell office:value-type="float" office:value="6286152" calcext:value-type="float">
            <text:p>6286152</text:p>
          </table:table-cell>
          <table:table-cell table:formula="of:=[.A395]/1000/(60*60*24)" office:value-type="time" office:time-value="PT01H44M46.152S" calcext:value-type="time">
            <text:p>01:44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0.83" calcext:value-type="float">
            <text:p>220.83</text:p>
          </table:table-cell>
          <table:table-cell office:value-type="float" office:value="278.15" calcext:value-type="float">
            <text:p>278.15</text:p>
          </table:table-cell>
        </table:table-row>
        <table:table-row table:style-name="ro1">
          <table:table-cell office:value-type="float" office:value="6302152" calcext:value-type="float">
            <text:p>6302152</text:p>
          </table:table-cell>
          <table:table-cell table:formula="of:=[.A396]/1000/(60*60*24)" office:value-type="time" office:time-value="PT01H45M02.152S" calcext:value-type="time">
            <text:p>01:45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1.38" calcext:value-type="float">
            <text:p>221.38</text:p>
          </table:table-cell>
          <table:table-cell office:value-type="float" office:value="278.84" calcext:value-type="float">
            <text:p>278.84</text:p>
          </table:table-cell>
        </table:table-row>
        <table:table-row table:style-name="ro1">
          <table:table-cell office:value-type="float" office:value="6318152" calcext:value-type="float">
            <text:p>6318152</text:p>
          </table:table-cell>
          <table:table-cell table:formula="of:=[.A397]/1000/(60*60*24)" office:value-type="time" office:time-value="PT01H45M18.152S" calcext:value-type="time">
            <text:p>01:4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1.94" calcext:value-type="float">
            <text:p>221.94</text:p>
          </table:table-cell>
          <table:table-cell office:value-type="float" office:value="279.52" calcext:value-type="float">
            <text:p>279.52</text:p>
          </table:table-cell>
        </table:table-row>
        <table:table-row table:style-name="ro1">
          <table:table-cell office:value-type="float" office:value="6334152" calcext:value-type="float">
            <text:p>6334152</text:p>
          </table:table-cell>
          <table:table-cell table:formula="of:=[.A398]/1000/(60*60*24)" office:value-type="time" office:time-value="PT01H45M34.152S" calcext:value-type="time">
            <text:p>01:45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2.49" calcext:value-type="float">
            <text:p>222.49</text:p>
          </table:table-cell>
          <table:table-cell office:value-type="float" office:value="280.21" calcext:value-type="float">
            <text:p>280.21</text:p>
          </table:table-cell>
        </table:table-row>
        <table:table-row table:style-name="ro1">
          <table:table-cell office:value-type="float" office:value="6350152" calcext:value-type="float">
            <text:p>6350152</text:p>
          </table:table-cell>
          <table:table-cell table:formula="of:=[.A399]/1000/(60*60*24)" office:value-type="time" office:time-value="PT01H45M50.152S" calcext:value-type="time">
            <text:p>01:45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3.04" calcext:value-type="float">
            <text:p>223.04</text:p>
          </table:table-cell>
          <table:table-cell office:value-type="float" office:value="280.89" calcext:value-type="float">
            <text:p>280.89</text:p>
          </table:table-cell>
        </table:table-row>
        <table:table-row table:style-name="ro1">
          <table:table-cell office:value-type="float" office:value="6366152" calcext:value-type="float">
            <text:p>6366152</text:p>
          </table:table-cell>
          <table:table-cell table:formula="of:=[.A400]/1000/(60*60*24)" office:value-type="time" office:time-value="PT01H46M06.152S" calcext:value-type="time">
            <text:p>01:4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3.6" calcext:value-type="float">
            <text:p>223.6</text:p>
          </table:table-cell>
          <table:table-cell office:value-type="float" office:value="281.58" calcext:value-type="float">
            <text:p>281.58</text:p>
          </table:table-cell>
        </table:table-row>
        <table:table-row table:style-name="ro1">
          <table:table-cell office:value-type="float" office:value="6382152" calcext:value-type="float">
            <text:p>6382152</text:p>
          </table:table-cell>
          <table:table-cell table:formula="of:=[.A401]/1000/(60*60*24)" office:value-type="time" office:time-value="PT01H46M22.152S" calcext:value-type="time">
            <text:p>01:46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5" calcext:value-type="float">
            <text:p>124.5</text:p>
          </table:table-cell>
          <table:table-cell office:value-type="float" office:value="153.94" calcext:value-type="float">
            <text:p>153.94</text:p>
          </table:table-cell>
          <table:table-cell office:value-type="float" office:value="224.15" calcext:value-type="float">
            <text:p>224.15</text:p>
          </table:table-cell>
          <table:table-cell office:value-type="float" office:value="282.26" calcext:value-type="float">
            <text:p>282.26</text:p>
          </table:table-cell>
        </table:table-row>
        <table:table-row table:style-name="ro1">
          <table:table-cell office:value-type="float" office:value="6398152" calcext:value-type="float">
            <text:p>6398152</text:p>
          </table:table-cell>
          <table:table-cell table:formula="of:=[.A402]/1000/(60*60*24)" office:value-type="time" office:time-value="PT01H46M38.152S" calcext:value-type="time">
            <text:p>01:46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4.7" calcext:value-type="float">
            <text:p>224.7</text:p>
          </table:table-cell>
          <table:table-cell office:value-type="float" office:value="282.95" calcext:value-type="float">
            <text:p>282.95</text:p>
          </table:table-cell>
        </table:table-row>
        <table:table-row table:style-name="ro1">
          <table:table-cell office:value-type="float" office:value="6414152" calcext:value-type="float">
            <text:p>6414152</text:p>
          </table:table-cell>
          <table:table-cell table:formula="of:=[.A403]/1000/(60*60*24)" office:value-type="time" office:time-value="PT01H46M54.152S" calcext:value-type="time">
            <text:p>01:46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5.26" calcext:value-type="float">
            <text:p>225.26</text:p>
          </table:table-cell>
          <table:table-cell office:value-type="float" office:value="283.63" calcext:value-type="float">
            <text:p>283.63</text:p>
          </table:table-cell>
        </table:table-row>
        <table:table-row table:style-name="ro1">
          <table:table-cell office:value-type="float" office:value="6430152" calcext:value-type="float">
            <text:p>6430152</text:p>
          </table:table-cell>
          <table:table-cell table:formula="of:=[.A404]/1000/(60*60*24)" office:value-type="time" office:time-value="PT01H47M10.152S" calcext:value-type="time">
            <text:p>01:47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5.81" calcext:value-type="float">
            <text:p>225.81</text:p>
          </table:table-cell>
          <table:table-cell office:value-type="float" office:value="284.31" calcext:value-type="float">
            <text:p>284.31</text:p>
          </table:table-cell>
        </table:table-row>
        <table:table-row table:style-name="ro1">
          <table:table-cell office:value-type="float" office:value="6446152" calcext:value-type="float">
            <text:p>6446152</text:p>
          </table:table-cell>
          <table:table-cell table:formula="of:=[.A405]/1000/(60*60*24)" office:value-type="time" office:time-value="PT01H47M26.152S" calcext:value-type="time">
            <text:p>01:47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6.36" calcext:value-type="float">
            <text:p>226.3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462152" calcext:value-type="float">
            <text:p>6462152</text:p>
          </table:table-cell>
          <table:table-cell table:formula="of:=[.A406]/1000/(60*60*24)" office:value-type="time" office:time-value="PT01H47M42.152S" calcext:value-type="time">
            <text:p>01:4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26.91" calcext:value-type="float">
            <text:p>226.91</text:p>
          </table:table-cell>
          <table:table-cell office:value-type="float" office:value="285.68" calcext:value-type="float">
            <text:p>285.68</text:p>
          </table:table-cell>
        </table:table-row>
        <table:table-row table:style-name="ro1">
          <table:table-cell office:value-type="float" office:value="6478152" calcext:value-type="float">
            <text:p>6478152</text:p>
          </table:table-cell>
          <table:table-cell table:formula="of:=[.A407]/1000/(60*60*24)" office:value-type="time" office:time-value="PT01H47M58.152S" calcext:value-type="time">
            <text:p>01:47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27.47" calcext:value-type="float">
            <text:p>227.47</text:p>
          </table:table-cell>
          <table:table-cell office:value-type="float" office:value="286.37" calcext:value-type="float">
            <text:p>286.37</text:p>
          </table:table-cell>
        </table:table-row>
        <table:table-row table:style-name="ro1">
          <table:table-cell office:value-type="float" office:value="6494152" calcext:value-type="float">
            <text:p>6494152</text:p>
          </table:table-cell>
          <table:table-cell table:formula="of:=[.A408]/1000/(60*60*24)" office:value-type="time" office:time-value="PT01H48M14.152S" calcext:value-type="time">
            <text:p>01:4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8.02" calcext:value-type="float">
            <text:p>228.02</text:p>
          </table:table-cell>
          <table:table-cell office:value-type="float" office:value="287.05" calcext:value-type="float">
            <text:p>287.05</text:p>
          </table:table-cell>
        </table:table-row>
        <table:table-row table:style-name="ro1">
          <table:table-cell office:value-type="float" office:value="6510152" calcext:value-type="float">
            <text:p>6510152</text:p>
          </table:table-cell>
          <table:table-cell table:formula="of:=[.A409]/1000/(60*60*24)" office:value-type="time" office:time-value="PT01H48M30.152S" calcext:value-type="time">
            <text:p>01:48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8.57" calcext:value-type="float">
            <text:p>228.57</text:p>
          </table:table-cell>
          <table:table-cell office:value-type="float" office:value="287.73" calcext:value-type="float">
            <text:p>287.73</text:p>
          </table:table-cell>
        </table:table-row>
        <table:table-row table:style-name="ro1">
          <table:table-cell office:value-type="float" office:value="6526152" calcext:value-type="float">
            <text:p>6526152</text:p>
          </table:table-cell>
          <table:table-cell table:formula="of:=[.A410]/1000/(60*60*24)" office:value-type="time" office:time-value="PT01H48M46.152S" calcext:value-type="time">
            <text:p>01:48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9.13" calcext:value-type="float">
            <text:p>229.13</text:p>
          </table:table-cell>
          <table:table-cell office:value-type="float" office:value="288.42" calcext:value-type="float">
            <text:p>288.42</text:p>
          </table:table-cell>
        </table:table-row>
        <table:table-row table:style-name="ro1">
          <table:table-cell office:value-type="float" office:value="6542152" calcext:value-type="float">
            <text:p>6542152</text:p>
          </table:table-cell>
          <table:table-cell table:formula="of:=[.A411]/1000/(60*60*24)" office:value-type="time" office:time-value="PT01H49M02.152S" calcext:value-type="time">
            <text:p>01:4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29.68" calcext:value-type="float">
            <text:p>229.68</text:p>
          </table:table-cell>
          <table:table-cell office:value-type="float" office:value="289.1" calcext:value-type="float">
            <text:p>289.1</text:p>
          </table:table-cell>
        </table:table-row>
        <table:table-row table:style-name="ro1">
          <table:table-cell office:value-type="float" office:value="6558152" calcext:value-type="float">
            <text:p>6558152</text:p>
          </table:table-cell>
          <table:table-cell table:formula="of:=[.A412]/1000/(60*60*24)" office:value-type="time" office:time-value="PT01H49M18.152S" calcext:value-type="time">
            <text:p>01:4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0.23" calcext:value-type="float">
            <text:p>230.23</text:p>
          </table:table-cell>
          <table:table-cell office:value-type="float" office:value="289.79" calcext:value-type="float">
            <text:p>289.79</text:p>
          </table:table-cell>
        </table:table-row>
        <table:table-row table:style-name="ro1">
          <table:table-cell office:value-type="float" office:value="6574152" calcext:value-type="float">
            <text:p>6574152</text:p>
          </table:table-cell>
          <table:table-cell table:formula="of:=[.A413]/1000/(60*60*24)" office:value-type="time" office:time-value="PT01H49M34.152S" calcext:value-type="time">
            <text:p>01:49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0.79" calcext:value-type="float">
            <text:p>230.79</text:p>
          </table:table-cell>
          <table:table-cell office:value-type="float" office:value="290.47" calcext:value-type="float">
            <text:p>290.47</text:p>
          </table:table-cell>
        </table:table-row>
        <table:table-row table:style-name="ro1">
          <table:table-cell office:value-type="float" office:value="6590152" calcext:value-type="float">
            <text:p>6590152</text:p>
          </table:table-cell>
          <table:table-cell table:formula="of:=[.A414]/1000/(60*60*24)" office:value-type="time" office:time-value="PT01H49M50.152S" calcext:value-type="time">
            <text:p>01:49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1.34" calcext:value-type="float">
            <text:p>231.34</text:p>
          </table:table-cell>
          <table:table-cell office:value-type="float" office:value="291.15" calcext:value-type="float">
            <text:p>291.15</text:p>
          </table:table-cell>
        </table:table-row>
        <table:table-row table:style-name="ro1">
          <table:table-cell office:value-type="float" office:value="6606152" calcext:value-type="float">
            <text:p>6606152</text:p>
          </table:table-cell>
          <table:table-cell table:formula="of:=[.A415]/1000/(60*60*24)" office:value-type="time" office:time-value="PT01H50M06.152S" calcext:value-type="time">
            <text:p>01:50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1.89" calcext:value-type="float">
            <text:p>231.89</text:p>
          </table:table-cell>
          <table:table-cell office:value-type="float" office:value="291.84" calcext:value-type="float">
            <text:p>291.84</text:p>
          </table:table-cell>
        </table:table-row>
        <table:table-row table:style-name="ro1">
          <table:table-cell office:value-type="float" office:value="6622152" calcext:value-type="float">
            <text:p>6622152</text:p>
          </table:table-cell>
          <table:table-cell table:formula="of:=[.A416]/1000/(60*60*24)" office:value-type="time" office:time-value="PT01H50M22.152S" calcext:value-type="time">
            <text:p>01:50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2.44" calcext:value-type="float">
            <text:p>232.44</text:p>
          </table:table-cell>
          <table:table-cell office:value-type="float" office:value="292.52" calcext:value-type="float">
            <text:p>292.52</text:p>
          </table:table-cell>
        </table:table-row>
        <table:table-row table:style-name="ro1">
          <table:table-cell office:value-type="float" office:value="6638152" calcext:value-type="float">
            <text:p>6638152</text:p>
          </table:table-cell>
          <table:table-cell table:formula="of:=[.A417]/1000/(60*60*24)" office:value-type="time" office:time-value="PT01H50M38.152S" calcext:value-type="time">
            <text:p>01:50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33" calcext:value-type="float">
            <text:p>233</text:p>
          </table:table-cell>
          <table:table-cell office:value-type="float" office:value="293.21" calcext:value-type="float">
            <text:p>293.21</text:p>
          </table:table-cell>
        </table:table-row>
        <table:table-row table:style-name="ro1">
          <table:table-cell office:value-type="float" office:value="6654152" calcext:value-type="float">
            <text:p>6654152</text:p>
          </table:table-cell>
          <table:table-cell table:formula="of:=[.A418]/1000/(60*60*24)" office:value-type="time" office:time-value="PT01H50M54.152S" calcext:value-type="time">
            <text:p>01:50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3.55" calcext:value-type="float">
            <text:p>233.55</text:p>
          </table:table-cell>
          <table:table-cell office:value-type="float" office:value="293.89" calcext:value-type="float">
            <text:p>293.89</text:p>
          </table:table-cell>
        </table:table-row>
        <table:table-row table:style-name="ro1">
          <table:table-cell office:value-type="float" office:value="6670152" calcext:value-type="float">
            <text:p>6670152</text:p>
          </table:table-cell>
          <table:table-cell table:formula="of:=[.A419]/1000/(60*60*24)" office:value-type="time" office:time-value="PT01H51M10.152S" calcext:value-type="time">
            <text:p>01:51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4.1" calcext:value-type="float">
            <text:p>234.1</text:p>
          </table:table-cell>
          <table:table-cell office:value-type="float" office:value="294.58" calcext:value-type="float">
            <text:p>294.58</text:p>
          </table:table-cell>
        </table:table-row>
        <table:table-row table:style-name="ro1">
          <table:table-cell office:value-type="float" office:value="6686152" calcext:value-type="float">
            <text:p>6686152</text:p>
          </table:table-cell>
          <table:table-cell table:formula="of:=[.A420]/1000/(60*60*24)" office:value-type="time" office:time-value="PT01H51M26.152S" calcext:value-type="time">
            <text:p>01:51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4.66" calcext:value-type="float">
            <text:p>234.66</text:p>
          </table:table-cell>
          <table:table-cell office:value-type="float" office:value="295.26" calcext:value-type="float">
            <text:p>295.26</text:p>
          </table:table-cell>
        </table:table-row>
        <table:table-row table:style-name="ro1">
          <table:table-cell office:value-type="float" office:value="6702152" calcext:value-type="float">
            <text:p>6702152</text:p>
          </table:table-cell>
          <table:table-cell table:formula="of:=[.A421]/1000/(60*60*24)" office:value-type="time" office:time-value="PT01H51M42.152S" calcext:value-type="time">
            <text:p>01:5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5.21" calcext:value-type="float">
            <text:p>235.21</text:p>
          </table:table-cell>
          <table:table-cell office:value-type="float" office:value="295.94" calcext:value-type="float">
            <text:p>295.94</text:p>
          </table:table-cell>
        </table:table-row>
        <table:table-row table:style-name="ro1">
          <table:table-cell office:value-type="float" office:value="6718152" calcext:value-type="float">
            <text:p>6718152</text:p>
          </table:table-cell>
          <table:table-cell table:formula="of:=[.A422]/1000/(60*60*24)" office:value-type="time" office:time-value="PT01H51M58.152S" calcext:value-type="time">
            <text:p>01:51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5.76" calcext:value-type="float">
            <text:p>235.76</text:p>
          </table:table-cell>
          <table:table-cell office:value-type="float" office:value="296.63" calcext:value-type="float">
            <text:p>296.63</text:p>
          </table:table-cell>
        </table:table-row>
        <table:table-row table:style-name="ro1">
          <table:table-cell office:value-type="float" office:value="6734152" calcext:value-type="float">
            <text:p>6734152</text:p>
          </table:table-cell>
          <table:table-cell table:formula="of:=[.A423]/1000/(60*60*24)" office:value-type="time" office:time-value="PT01H52M14.152S" calcext:value-type="time">
            <text:p>01:52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6.31" calcext:value-type="float">
            <text:p>236.31</text:p>
          </table:table-cell>
          <table:table-cell office:value-type="float" office:value="297.31" calcext:value-type="float">
            <text:p>297.31</text:p>
          </table:table-cell>
        </table:table-row>
        <table:table-row table:style-name="ro1">
          <table:table-cell office:value-type="float" office:value="6750152" calcext:value-type="float">
            <text:p>6750152</text:p>
          </table:table-cell>
          <table:table-cell table:formula="of:=[.A424]/1000/(60*60*24)" office:value-type="time" office:time-value="PT01H52M30.152S" calcext:value-type="time">
            <text:p>01:52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6.87" calcext:value-type="float">
            <text:p>236.87</text:p>
          </table:table-cell>
          <table:table-cell office:value-type="float" office:value="297.99" calcext:value-type="float">
            <text:p>297.99</text:p>
          </table:table-cell>
        </table:table-row>
        <table:table-row table:style-name="ro1">
          <table:table-cell office:value-type="float" office:value="6766152" calcext:value-type="float">
            <text:p>6766152</text:p>
          </table:table-cell>
          <table:table-cell table:formula="of:=[.A425]/1000/(60*60*24)" office:value-type="time" office:time-value="PT01H52M46.152S" calcext:value-type="time">
            <text:p>01:5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7.42" calcext:value-type="float">
            <text:p>237.42</text:p>
          </table:table-cell>
          <table:table-cell office:value-type="float" office:value="298.68" calcext:value-type="float">
            <text:p>298.68</text:p>
          </table:table-cell>
        </table:table-row>
        <table:table-row table:style-name="ro1">
          <table:table-cell office:value-type="float" office:value="6782152" calcext:value-type="float">
            <text:p>6782152</text:p>
          </table:table-cell>
          <table:table-cell table:formula="of:=[.A426]/1000/(60*60*24)" office:value-type="time" office:time-value="PT01H53M02.152S" calcext:value-type="time">
            <text:p>01:53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7.97" calcext:value-type="float">
            <text:p>237.97</text:p>
          </table:table-cell>
          <table:table-cell office:value-type="float" office:value="299.36" calcext:value-type="float">
            <text:p>299.36</text:p>
          </table:table-cell>
        </table:table-row>
        <table:table-row table:style-name="ro1">
          <table:table-cell office:value-type="float" office:value="6798152" calcext:value-type="float">
            <text:p>6798152</text:p>
          </table:table-cell>
          <table:table-cell table:formula="of:=[.A427]/1000/(60*60*24)" office:value-type="time" office:time-value="PT01H53M18.152S" calcext:value-type="time">
            <text:p>01:53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8.53" calcext:value-type="float">
            <text:p>238.53</text:p>
          </table:table-cell>
          <table:table-cell office:value-type="float" office:value="300.05" calcext:value-type="float">
            <text:p>300.05</text:p>
          </table:table-cell>
        </table:table-row>
        <table:table-row table:style-name="ro1">
          <table:table-cell office:value-type="float" office:value="6814152" calcext:value-type="float">
            <text:p>6814152</text:p>
          </table:table-cell>
          <table:table-cell table:formula="of:=[.A428]/1000/(60*60*24)" office:value-type="time" office:time-value="PT01H53M34.152S" calcext:value-type="time">
            <text:p>01:53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9.08" calcext:value-type="float">
            <text:p>239.08</text:p>
          </table:table-cell>
          <table:table-cell office:value-type="float" office:value="300.73" calcext:value-type="float">
            <text:p>300.73</text:p>
          </table:table-cell>
        </table:table-row>
        <table:table-row table:style-name="ro1">
          <table:table-cell office:value-type="float" office:value="6830152" calcext:value-type="float">
            <text:p>6830152</text:p>
          </table:table-cell>
          <table:table-cell table:formula="of:=[.A429]/1000/(60*60*24)" office:value-type="time" office:time-value="PT01H53M50.152S" calcext:value-type="time">
            <text:p>01:53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39.63" calcext:value-type="float">
            <text:p>239.63</text:p>
          </table:table-cell>
          <table:table-cell office:value-type="float" office:value="301.41" calcext:value-type="float">
            <text:p>301.41</text:p>
          </table:table-cell>
        </table:table-row>
        <table:table-row table:style-name="ro1">
          <table:table-cell office:value-type="float" office:value="6846152" calcext:value-type="float">
            <text:p>6846152</text:p>
          </table:table-cell>
          <table:table-cell table:formula="of:=[.A430]/1000/(60*60*24)" office:value-type="time" office:time-value="PT01H54M06.152S" calcext:value-type="time">
            <text:p>01:54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0.18" calcext:value-type="float">
            <text:p>240.18</text:p>
          </table:table-cell>
          <table:table-cell office:value-type="float" office:value="302.1" calcext:value-type="float">
            <text:p>302.1</text:p>
          </table:table-cell>
        </table:table-row>
        <table:table-row table:style-name="ro1">
          <table:table-cell office:value-type="float" office:value="6862152" calcext:value-type="float">
            <text:p>6862152</text:p>
          </table:table-cell>
          <table:table-cell table:formula="of:=[.A431]/1000/(60*60*24)" office:value-type="time" office:time-value="PT01H54M22.152S" calcext:value-type="time">
            <text:p>01:54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0.74" calcext:value-type="float">
            <text:p>240.74</text:p>
          </table:table-cell>
          <table:table-cell office:value-type="float" office:value="302.78" calcext:value-type="float">
            <text:p>302.78</text:p>
          </table:table-cell>
        </table:table-row>
        <table:table-row table:style-name="ro1">
          <table:table-cell office:value-type="float" office:value="6878152" calcext:value-type="float">
            <text:p>6878152</text:p>
          </table:table-cell>
          <table:table-cell table:formula="of:=[.A432]/1000/(60*60*24)" office:value-type="time" office:time-value="PT01H54M38.152S" calcext:value-type="time">
            <text:p>01:54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241.29" calcext:value-type="float">
            <text:p>241.29</text:p>
          </table:table-cell>
          <table:table-cell office:value-type="float" office:value="303.46" calcext:value-type="float">
            <text:p>303.46</text:p>
          </table:table-cell>
        </table:table-row>
        <table:table-row table:style-name="ro1">
          <table:table-cell office:value-type="float" office:value="6894152" calcext:value-type="float">
            <text:p>6894152</text:p>
          </table:table-cell>
          <table:table-cell table:formula="of:=[.A433]/1000/(60*60*24)" office:value-type="time" office:time-value="PT01H54M54.152S" calcext:value-type="time">
            <text:p>01:54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1.84" calcext:value-type="float">
            <text:p>241.84</text:p>
          </table:table-cell>
          <table:table-cell office:value-type="float" office:value="304.15" calcext:value-type="float">
            <text:p>304.15</text:p>
          </table:table-cell>
        </table:table-row>
        <table:table-row table:style-name="ro1">
          <table:table-cell office:value-type="float" office:value="6910152" calcext:value-type="float">
            <text:p>6910152</text:p>
          </table:table-cell>
          <table:table-cell table:formula="of:=[.A434]/1000/(60*60*24)" office:value-type="time" office:time-value="PT01H55M10.152S" calcext:value-type="time">
            <text:p>01:55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2.4" calcext:value-type="float">
            <text:p>242.4</text:p>
          </table:table-cell>
          <table:table-cell office:value-type="float" office:value="304.83" calcext:value-type="float">
            <text:p>304.83</text:p>
          </table:table-cell>
        </table:table-row>
        <table:table-row table:style-name="ro1">
          <table:table-cell office:value-type="float" office:value="6926152" calcext:value-type="float">
            <text:p>6926152</text:p>
          </table:table-cell>
          <table:table-cell table:formula="of:=[.A435]/1000/(60*60*24)" office:value-type="time" office:time-value="PT01H55M26.152S" calcext:value-type="time">
            <text:p>01:55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2.95" calcext:value-type="float">
            <text:p>242.95</text:p>
          </table:table-cell>
          <table:table-cell office:value-type="float" office:value="305.51" calcext:value-type="float">
            <text:p>305.51</text:p>
          </table:table-cell>
        </table:table-row>
        <table:table-row table:style-name="ro1">
          <table:table-cell office:value-type="float" office:value="6942152" calcext:value-type="float">
            <text:p>6942152</text:p>
          </table:table-cell>
          <table:table-cell table:formula="of:=[.A436]/1000/(60*60*24)" office:value-type="time" office:time-value="PT01H55M42.152S" calcext:value-type="time">
            <text:p>01:55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3.5" calcext:value-type="float">
            <text:p>243.5</text:p>
          </table:table-cell>
          <table:table-cell office:value-type="float" office:value="306.2" calcext:value-type="float">
            <text:p>306.2</text:p>
          </table:table-cell>
        </table:table-row>
        <table:table-row table:style-name="ro1">
          <table:table-cell office:value-type="float" office:value="6958152" calcext:value-type="float">
            <text:p>6958152</text:p>
          </table:table-cell>
          <table:table-cell table:formula="of:=[.A437]/1000/(60*60*24)" office:value-type="time" office:time-value="PT01H55M58.152S" calcext:value-type="time">
            <text:p>01:55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4.05" calcext:value-type="float">
            <text:p>244.05</text:p>
          </table:table-cell>
          <table:table-cell office:value-type="float" office:value="306.88" calcext:value-type="float">
            <text:p>306.88</text:p>
          </table:table-cell>
        </table:table-row>
        <table:table-row table:style-name="ro1">
          <table:table-cell office:value-type="float" office:value="6974152" calcext:value-type="float">
            <text:p>6974152</text:p>
          </table:table-cell>
          <table:table-cell table:formula="of:=[.A438]/1000/(60*60*24)" office:value-type="time" office:time-value="PT01H56M14.152S" calcext:value-type="time">
            <text:p>01:56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4.61" calcext:value-type="float">
            <text:p>244.61</text:p>
          </table:table-cell>
          <table:table-cell office:value-type="float" office:value="307.57" calcext:value-type="float">
            <text:p>307.57</text:p>
          </table:table-cell>
        </table:table-row>
        <table:table-row table:style-name="ro1">
          <table:table-cell office:value-type="float" office:value="6990152" calcext:value-type="float">
            <text:p>6990152</text:p>
          </table:table-cell>
          <table:table-cell table:formula="of:=[.A439]/1000/(60*60*24)" office:value-type="time" office:time-value="PT01H56M30.152S" calcext:value-type="time">
            <text:p>01:56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5.16" calcext:value-type="float">
            <text:p>245.16</text:p>
          </table:table-cell>
          <table:table-cell office:value-type="float" office:value="308.25" calcext:value-type="float">
            <text:p>308.25</text:p>
          </table:table-cell>
        </table:table-row>
        <table:table-row table:style-name="ro1">
          <table:table-cell office:value-type="float" office:value="7006152" calcext:value-type="float">
            <text:p>7006152</text:p>
          </table:table-cell>
          <table:table-cell table:formula="of:=[.A440]/1000/(60*60*24)" office:value-type="time" office:time-value="PT01H56M46.152S" calcext:value-type="time">
            <text:p>01:56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5.71" calcext:value-type="float">
            <text:p>245.71</text:p>
          </table:table-cell>
          <table:table-cell office:value-type="float" office:value="308.93" calcext:value-type="float">
            <text:p>308.93</text:p>
          </table:table-cell>
        </table:table-row>
        <table:table-row table:style-name="ro1">
          <table:table-cell office:value-type="float" office:value="7022152" calcext:value-type="float">
            <text:p>7022152</text:p>
          </table:table-cell>
          <table:table-cell table:formula="of:=[.A441]/1000/(60*60*24)" office:value-type="time" office:time-value="PT01H57M02.152S" calcext:value-type="time">
            <text:p>01:5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6.27" calcext:value-type="float">
            <text:p>246.27</text:p>
          </table:table-cell>
          <table:table-cell office:value-type="float" office:value="309.62" calcext:value-type="float">
            <text:p>309.62</text:p>
          </table:table-cell>
        </table:table-row>
        <table:table-row table:style-name="ro1">
          <table:table-cell office:value-type="float" office:value="7038152" calcext:value-type="float">
            <text:p>7038152</text:p>
          </table:table-cell>
          <table:table-cell table:formula="of:=[.A442]/1000/(60*60*24)" office:value-type="time" office:time-value="PT01H57M18.152S" calcext:value-type="time">
            <text:p>01:5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6.82" calcext:value-type="float">
            <text:p>246.82</text:p>
          </table:table-cell>
          <table:table-cell office:value-type="float" office:value="310.3" calcext:value-type="float">
            <text:p>310.3</text:p>
          </table:table-cell>
        </table:table-row>
        <table:table-row table:style-name="ro1">
          <table:table-cell office:value-type="float" office:value="7054152" calcext:value-type="float">
            <text:p>7054152</text:p>
          </table:table-cell>
          <table:table-cell table:formula="of:=[.A443]/1000/(60*60*24)" office:value-type="time" office:time-value="PT01H57M34.152S" calcext:value-type="time">
            <text:p>01:57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7.37" calcext:value-type="float">
            <text:p>247.37</text:p>
          </table:table-cell>
          <table:table-cell office:value-type="float" office:value="310.98" calcext:value-type="float">
            <text:p>310.98</text:p>
          </table:table-cell>
        </table:table-row>
        <table:table-row table:style-name="ro1">
          <table:table-cell office:value-type="float" office:value="7070152" calcext:value-type="float">
            <text:p>7070152</text:p>
          </table:table-cell>
          <table:table-cell table:formula="of:=[.A444]/1000/(60*60*24)" office:value-type="time" office:time-value="PT01H57M50.152S" calcext:value-type="time">
            <text:p>01:57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4.31" calcext:value-type="float">
            <text:p>154.31</text:p>
          </table:table-cell>
          <table:table-cell office:value-type="float" office:value="247.92" calcext:value-type="float">
            <text:p>247.92</text:p>
          </table:table-cell>
          <table:table-cell office:value-type="float" office:value="311.67" calcext:value-type="float">
            <text:p>311.67</text:p>
          </table:table-cell>
        </table:table-row>
        <table:table-row table:style-name="ro1">
          <table:table-cell office:value-type="float" office:value="7086152" calcext:value-type="float">
            <text:p>7086152</text:p>
          </table:table-cell>
          <table:table-cell table:formula="of:=[.A445]/1000/(60*60*24)" office:value-type="time" office:time-value="PT01H58M06.152S" calcext:value-type="time">
            <text:p>01:58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8.48" calcext:value-type="float">
            <text:p>248.48</text:p>
          </table:table-cell>
          <table:table-cell office:value-type="float" office:value="312.35" calcext:value-type="float">
            <text:p>312.35</text:p>
          </table:table-cell>
        </table:table-row>
        <table:table-row table:style-name="ro1">
          <table:table-cell office:value-type="float" office:value="7102152" calcext:value-type="float">
            <text:p>7102152</text:p>
          </table:table-cell>
          <table:table-cell table:formula="of:=[.A446]/1000/(60*60*24)" office:value-type="time" office:time-value="PT01H58M22.152S" calcext:value-type="time">
            <text:p>01:5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49.03" calcext:value-type="float">
            <text:p>249.03</text:p>
          </table:table-cell>
          <table:table-cell office:value-type="float" office:value="313.03" calcext:value-type="float">
            <text:p>313.03</text:p>
          </table:table-cell>
        </table:table-row>
        <table:table-row table:style-name="ro1">
          <table:table-cell office:value-type="float" office:value="7118152" calcext:value-type="float">
            <text:p>7118152</text:p>
          </table:table-cell>
          <table:table-cell table:formula="of:=[.A447]/1000/(60*60*24)" office:value-type="time" office:time-value="PT01H58M38.152S" calcext:value-type="time">
            <text:p>01:5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49.58" calcext:value-type="float">
            <text:p>249.58</text:p>
          </table:table-cell>
          <table:table-cell office:value-type="float" office:value="313.72" calcext:value-type="float">
            <text:p>313.72</text:p>
          </table:table-cell>
        </table:table-row>
        <table:table-row table:style-name="ro1">
          <table:table-cell office:value-type="float" office:value="7134152" calcext:value-type="float">
            <text:p>7134152</text:p>
          </table:table-cell>
          <table:table-cell table:formula="of:=[.A448]/1000/(60*60*24)" office:value-type="time" office:time-value="PT01H58M54.152S" calcext:value-type="time">
            <text:p>01:5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250.13" calcext:value-type="float">
            <text:p>250.13</text:p>
          </table:table-cell>
          <table:table-cell office:value-type="float" office:value="314.4" calcext:value-type="float">
            <text:p>314.4</text:p>
          </table:table-cell>
        </table:table-row>
        <table:table-row table:style-name="ro1">
          <table:table-cell office:value-type="float" office:value="7150152" calcext:value-type="float">
            <text:p>7150152</text:p>
          </table:table-cell>
          <table:table-cell table:formula="of:=[.A449]/1000/(60*60*24)" office:value-type="time" office:time-value="PT01H59M10.152S" calcext:value-type="time">
            <text:p>01:59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0.69" calcext:value-type="float">
            <text:p>250.69</text:p>
          </table:table-cell>
          <table:table-cell office:value-type="float" office:value="315.08" calcext:value-type="float">
            <text:p>315.08</text:p>
          </table:table-cell>
        </table:table-row>
        <table:table-row table:style-name="ro1">
          <table:table-cell office:value-type="float" office:value="7166152" calcext:value-type="float">
            <text:p>7166152</text:p>
          </table:table-cell>
          <table:table-cell table:formula="of:=[.A450]/1000/(60*60*24)" office:value-type="time" office:time-value="PT01H59M26.152S" calcext:value-type="time">
            <text:p>01:59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1.24" calcext:value-type="float">
            <text:p>251.24</text:p>
          </table:table-cell>
          <table:table-cell office:value-type="float" office:value="315.77" calcext:value-type="float">
            <text:p>315.77</text:p>
          </table:table-cell>
        </table:table-row>
        <table:table-row table:style-name="ro1">
          <table:table-cell office:value-type="float" office:value="7182152" calcext:value-type="float">
            <text:p>7182152</text:p>
          </table:table-cell>
          <table:table-cell table:formula="of:=[.A451]/1000/(60*60*24)" office:value-type="time" office:time-value="PT01H59M42.152S" calcext:value-type="time">
            <text:p>01:5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251.79" calcext:value-type="float">
            <text:p>251.79</text:p>
          </table:table-cell>
          <table:table-cell office:value-type="float" office:value="316.45" calcext:value-type="float">
            <text:p>316.45</text:p>
          </table:table-cell>
        </table:table-row>
        <table:table-row table:style-name="ro1">
          <table:table-cell office:value-type="float" office:value="7198152" calcext:value-type="float">
            <text:p>7198152</text:p>
          </table:table-cell>
          <table:table-cell table:formula="of:=[.A452]/1000/(60*60*24)" office:value-type="time" office:time-value="PT01H59M58.152S" calcext:value-type="time">
            <text:p>01:5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4.19" calcext:value-type="float">
            <text:p>154.19</text:p>
          </table:table-cell>
          <table:table-cell office:value-type="float" office:value="252.34" calcext:value-type="float">
            <text:p>252.34</text:p>
          </table:table-cell>
          <table:table-cell office:value-type="float" office:value="317.14" calcext:value-type="float">
            <text:p>317.14</text:p>
          </table:table-cell>
        </table:table-row>
        <table:table-row table:style-name="ro1">
          <table:table-cell office:value-type="float" office:value="7214152" calcext:value-type="float">
            <text:p>7214152</text:p>
          </table:table-cell>
          <table:table-cell table:formula="of:=[.A453]/1000/(60*60*24)" office:value-type="time" office:time-value="PT02H00M14.152S" calcext:value-type="time">
            <text:p>02:0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2.9" calcext:value-type="float">
            <text:p>252.9</text:p>
          </table:table-cell>
          <table:table-cell office:value-type="float" office:value="317.82" calcext:value-type="float">
            <text:p>317.82</text:p>
          </table:table-cell>
        </table:table-row>
        <table:table-row table:style-name="ro1">
          <table:table-cell office:value-type="float" office:value="7230152" calcext:value-type="float">
            <text:p>7230152</text:p>
          </table:table-cell>
          <table:table-cell table:formula="of:=[.A454]/1000/(60*60*24)" office:value-type="time" office:time-value="PT02H00M30.152S" calcext:value-type="time">
            <text:p>02:0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53.45" calcext:value-type="float">
            <text:p>253.45</text:p>
          </table:table-cell>
          <table:table-cell office:value-type="float" office:value="318.5" calcext:value-type="float">
            <text:p>318.5</text:p>
          </table:table-cell>
        </table:table-row>
        <table:table-row table:style-name="ro1">
          <table:table-cell office:value-type="float" office:value="7246152" calcext:value-type="float">
            <text:p>7246152</text:p>
          </table:table-cell>
          <table:table-cell table:formula="of:=[.A455]/1000/(60*60*24)" office:value-type="time" office:time-value="PT02H00M46.152S" calcext:value-type="time">
            <text:p>02:00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4" calcext:value-type="float">
            <text:p>254</text:p>
          </table:table-cell>
          <table:table-cell office:value-type="float" office:value="319.19" calcext:value-type="float">
            <text:p>319.19</text:p>
          </table:table-cell>
        </table:table-row>
        <table:table-row table:style-name="ro1">
          <table:table-cell office:value-type="float" office:value="7262152" calcext:value-type="float">
            <text:p>7262152</text:p>
          </table:table-cell>
          <table:table-cell table:formula="of:=[.A456]/1000/(60*60*24)" office:value-type="time" office:time-value="PT02H01M02.152S" calcext:value-type="time">
            <text:p>02:0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4.55" calcext:value-type="float">
            <text:p>254.55</text:p>
          </table:table-cell>
          <table:table-cell office:value-type="float" office:value="319.87" calcext:value-type="float">
            <text:p>319.87</text:p>
          </table:table-cell>
        </table:table-row>
        <table:table-row table:style-name="ro1">
          <table:table-cell office:value-type="float" office:value="7278152" calcext:value-type="float">
            <text:p>7278152</text:p>
          </table:table-cell>
          <table:table-cell table:formula="of:=[.A457]/1000/(60*60*24)" office:value-type="time" office:time-value="PT02H01M18.152S" calcext:value-type="time">
            <text:p>02:01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5.11" calcext:value-type="float">
            <text:p>255.11</text:p>
          </table:table-cell>
          <table:table-cell office:value-type="float" office:value="320.55" calcext:value-type="float">
            <text:p>320.55</text:p>
          </table:table-cell>
        </table:table-row>
        <table:table-row table:style-name="ro1">
          <table:table-cell office:value-type="float" office:value="7294152" calcext:value-type="float">
            <text:p>7294152</text:p>
          </table:table-cell>
          <table:table-cell table:formula="of:=[.A458]/1000/(60*60*24)" office:value-type="time" office:time-value="PT02H01M34.152S" calcext:value-type="time">
            <text:p>02:0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5.66" calcext:value-type="float">
            <text:p>255.66</text:p>
          </table:table-cell>
          <table:table-cell office:value-type="float" office:value="321.24" calcext:value-type="float">
            <text:p>321.24</text:p>
          </table:table-cell>
        </table:table-row>
        <table:table-row table:style-name="ro1">
          <table:table-cell office:value-type="float" office:value="7310152" calcext:value-type="float">
            <text:p>7310152</text:p>
          </table:table-cell>
          <table:table-cell table:formula="of:=[.A459]/1000/(60*60*24)" office:value-type="time" office:time-value="PT02H01M50.152S" calcext:value-type="time">
            <text:p>02:0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6.21" calcext:value-type="float">
            <text:p>256.21</text:p>
          </table:table-cell>
          <table:table-cell office:value-type="float" office:value="321.92" calcext:value-type="float">
            <text:p>321.92</text:p>
          </table:table-cell>
        </table:table-row>
        <table:table-row table:style-name="ro1">
          <table:table-cell office:value-type="float" office:value="7326152" calcext:value-type="float">
            <text:p>7326152</text:p>
          </table:table-cell>
          <table:table-cell table:formula="of:=[.A460]/1000/(60*60*24)" office:value-type="time" office:time-value="PT02H02M06.152S" calcext:value-type="time">
            <text:p>02:0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6.76" calcext:value-type="float">
            <text:p>256.76</text:p>
          </table:table-cell>
          <table:table-cell office:value-type="float" office:value="322.6" calcext:value-type="float">
            <text:p>322.6</text:p>
          </table:table-cell>
        </table:table-row>
        <table:table-row table:style-name="ro1">
          <table:table-cell office:value-type="float" office:value="7342152" calcext:value-type="float">
            <text:p>7342152</text:p>
          </table:table-cell>
          <table:table-cell table:formula="of:=[.A461]/1000/(60*60*24)" office:value-type="time" office:time-value="PT02H02M22.152S" calcext:value-type="time">
            <text:p>02:02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7.32" calcext:value-type="float">
            <text:p>257.32</text:p>
          </table:table-cell>
          <table:table-cell office:value-type="float" office:value="323.29" calcext:value-type="float">
            <text:p>323.29</text:p>
          </table:table-cell>
        </table:table-row>
        <table:table-row table:style-name="ro1">
          <table:table-cell office:value-type="float" office:value="7358152" calcext:value-type="float">
            <text:p>7358152</text:p>
          </table:table-cell>
          <table:table-cell table:formula="of:=[.A462]/1000/(60*60*24)" office:value-type="time" office:time-value="PT02H02M38.152S" calcext:value-type="time">
            <text:p>02:0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7.87" calcext:value-type="float">
            <text:p>257.87</text:p>
          </table:table-cell>
          <table:table-cell office:value-type="float" office:value="323.97" calcext:value-type="float">
            <text:p>323.97</text:p>
          </table:table-cell>
        </table:table-row>
        <table:table-row table:style-name="ro1">
          <table:table-cell office:value-type="float" office:value="7374152" calcext:value-type="float">
            <text:p>7374152</text:p>
          </table:table-cell>
          <table:table-cell table:formula="of:=[.A463]/1000/(60*60*24)" office:value-type="time" office:time-value="PT02H02M54.152S" calcext:value-type="time">
            <text:p>02:0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8.42" calcext:value-type="float">
            <text:p>258.42</text:p>
          </table:table-cell>
          <table:table-cell office:value-type="float" office:value="324.65" calcext:value-type="float">
            <text:p>324.65</text:p>
          </table:table-cell>
        </table:table-row>
        <table:table-row table:style-name="ro1">
          <table:table-cell office:value-type="float" office:value="7390152" calcext:value-type="float">
            <text:p>7390152</text:p>
          </table:table-cell>
          <table:table-cell table:formula="of:=[.A464]/1000/(60*60*24)" office:value-type="time" office:time-value="PT02H03M10.152S" calcext:value-type="time">
            <text:p>02:0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58.97" calcext:value-type="float">
            <text:p>258.97</text:p>
          </table:table-cell>
          <table:table-cell office:value-type="float" office:value="325.34" calcext:value-type="float">
            <text:p>325.34</text:p>
          </table:table-cell>
        </table:table-row>
        <table:table-row table:style-name="ro1">
          <table:table-cell office:value-type="float" office:value="7406152" calcext:value-type="float">
            <text:p>7406152</text:p>
          </table:table-cell>
          <table:table-cell table:formula="of:=[.A465]/1000/(60*60*24)" office:value-type="time" office:time-value="PT02H03M26.152S" calcext:value-type="time">
            <text:p>02:03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59.53" calcext:value-type="float">
            <text:p>259.53</text:p>
          </table:table-cell>
          <table:table-cell office:value-type="float" office:value="326.02" calcext:value-type="float">
            <text:p>326.02</text:p>
          </table:table-cell>
        </table:table-row>
        <table:table-row table:style-name="ro1">
          <table:table-cell office:value-type="float" office:value="7422152" calcext:value-type="float">
            <text:p>7422152</text:p>
          </table:table-cell>
          <table:table-cell table:formula="of:=[.A466]/1000/(60*60*24)" office:value-type="time" office:time-value="PT02H03M42.152S" calcext:value-type="time">
            <text:p>02:0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0.08" calcext:value-type="float">
            <text:p>260.08</text:p>
          </table:table-cell>
          <table:table-cell office:value-type="float" office:value="326.7" calcext:value-type="float">
            <text:p>326.7</text:p>
          </table:table-cell>
        </table:table-row>
        <table:table-row table:style-name="ro1">
          <table:table-cell office:value-type="float" office:value="7438152" calcext:value-type="float">
            <text:p>7438152</text:p>
          </table:table-cell>
          <table:table-cell table:formula="of:=[.A467]/1000/(60*60*24)" office:value-type="time" office:time-value="PT02H03M58.152S" calcext:value-type="time">
            <text:p>02:0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0.63" calcext:value-type="float">
            <text:p>260.63</text:p>
          </table:table-cell>
          <table:table-cell office:value-type="float" office:value="327.38" calcext:value-type="float">
            <text:p>327.38</text:p>
          </table:table-cell>
        </table:table-row>
        <table:table-row table:style-name="ro1">
          <table:table-cell office:value-type="float" office:value="7454152" calcext:value-type="float">
            <text:p>7454152</text:p>
          </table:table-cell>
          <table:table-cell table:formula="of:=[.A468]/1000/(60*60*24)" office:value-type="time" office:time-value="PT02H04M14.152S" calcext:value-type="time">
            <text:p>02:04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4" calcext:value-type="float">
            <text:p>124.4</text:p>
          </table:table-cell>
          <table:table-cell office:value-type="float" office:value="153.81" calcext:value-type="float">
            <text:p>153.81</text:p>
          </table:table-cell>
          <table:table-cell office:value-type="float" office:value="261.18" calcext:value-type="float">
            <text:p>261.18</text:p>
          </table:table-cell>
          <table:table-cell office:value-type="float" office:value="328.07" calcext:value-type="float">
            <text:p>328.07</text:p>
          </table:table-cell>
        </table:table-row>
        <table:table-row table:style-name="ro1">
          <table:table-cell office:value-type="float" office:value="7470152" calcext:value-type="float">
            <text:p>7470152</text:p>
          </table:table-cell>
          <table:table-cell table:formula="of:=[.A469]/1000/(60*60*24)" office:value-type="time" office:time-value="PT02H04M30.152S" calcext:value-type="time">
            <text:p>02:0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1.73" calcext:value-type="float">
            <text:p>261.73</text:p>
          </table:table-cell>
          <table:table-cell office:value-type="float" office:value="328.75" calcext:value-type="float">
            <text:p>328.75</text:p>
          </table:table-cell>
        </table:table-row>
        <table:table-row table:style-name="ro1">
          <table:table-cell office:value-type="float" office:value="7486152" calcext:value-type="float">
            <text:p>7486152</text:p>
          </table:table-cell>
          <table:table-cell table:formula="of:=[.A470]/1000/(60*60*24)" office:value-type="time" office:time-value="PT02H04M46.152S" calcext:value-type="time">
            <text:p>02:04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2.29" calcext:value-type="float">
            <text:p>262.29</text:p>
          </table:table-cell>
          <table:table-cell office:value-type="float" office:value="329.43" calcext:value-type="float">
            <text:p>329.43</text:p>
          </table:table-cell>
        </table:table-row>
        <table:table-row table:style-name="ro1">
          <table:table-cell office:value-type="float" office:value="7502152" calcext:value-type="float">
            <text:p>7502152</text:p>
          </table:table-cell>
          <table:table-cell table:formula="of:=[.A471]/1000/(60*60*24)" office:value-type="time" office:time-value="PT02H05M02.152S" calcext:value-type="time">
            <text:p>02:05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62.84" calcext:value-type="float">
            <text:p>262.84</text:p>
          </table:table-cell>
          <table:table-cell office:value-type="float" office:value="330.12" calcext:value-type="float">
            <text:p>330.12</text:p>
          </table:table-cell>
        </table:table-row>
        <table:table-row table:style-name="ro1">
          <table:table-cell office:value-type="float" office:value="7518152" calcext:value-type="float">
            <text:p>7518152</text:p>
          </table:table-cell>
          <table:table-cell table:formula="of:=[.A472]/1000/(60*60*24)" office:value-type="time" office:time-value="PT02H05M18.152S" calcext:value-type="time">
            <text:p>02:05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3.39" calcext:value-type="float">
            <text:p>263.39</text:p>
          </table:table-cell>
          <table:table-cell office:value-type="float" office:value="330.8" calcext:value-type="float">
            <text:p>330.8</text:p>
          </table:table-cell>
        </table:table-row>
        <table:table-row table:style-name="ro1">
          <table:table-cell office:value-type="float" office:value="7534152" calcext:value-type="float">
            <text:p>7534152</text:p>
          </table:table-cell>
          <table:table-cell table:formula="of:=[.A473]/1000/(60*60*24)" office:value-type="time" office:time-value="PT02H05M34.152S" calcext:value-type="time">
            <text:p>02:05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3.94" calcext:value-type="float">
            <text:p>263.94</text:p>
          </table:table-cell>
          <table:table-cell office:value-type="float" office:value="331.48" calcext:value-type="float">
            <text:p>331.48</text:p>
          </table:table-cell>
        </table:table-row>
        <table:table-row table:style-name="ro1">
          <table:table-cell office:value-type="float" office:value="7550152" calcext:value-type="float">
            <text:p>7550152</text:p>
          </table:table-cell>
          <table:table-cell table:formula="of:=[.A474]/1000/(60*60*24)" office:value-type="time" office:time-value="PT02H05M50.152S" calcext:value-type="time">
            <text:p>02:05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4.5" calcext:value-type="float">
            <text:p>264.5</text:p>
          </table:table-cell>
          <table:table-cell office:value-type="float" office:value="332.17" calcext:value-type="float">
            <text:p>332.17</text:p>
          </table:table-cell>
        </table:table-row>
        <table:table-row table:style-name="ro1">
          <table:table-cell office:value-type="float" office:value="7566152" calcext:value-type="float">
            <text:p>7566152</text:p>
          </table:table-cell>
          <table:table-cell table:formula="of:=[.A475]/1000/(60*60*24)" office:value-type="time" office:time-value="PT02H06M06.152S" calcext:value-type="time">
            <text:p>02:0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65.05" calcext:value-type="float">
            <text:p>265.05</text:p>
          </table:table-cell>
          <table:table-cell office:value-type="float" office:value="332.85" calcext:value-type="float">
            <text:p>332.85</text:p>
          </table:table-cell>
        </table:table-row>
        <table:table-row table:style-name="ro1">
          <table:table-cell office:value-type="float" office:value="7582152" calcext:value-type="float">
            <text:p>7582152</text:p>
          </table:table-cell>
          <table:table-cell table:formula="of:=[.A476]/1000/(60*60*24)" office:value-type="time" office:time-value="PT02H06M22.152S" calcext:value-type="time">
            <text:p>02:06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65.6" calcext:value-type="float">
            <text:p>265.6</text:p>
          </table:table-cell>
          <table:table-cell office:value-type="float" office:value="333.53" calcext:value-type="float">
            <text:p>333.53</text:p>
          </table:table-cell>
        </table:table-row>
        <table:table-row table:style-name="ro1">
          <table:table-cell office:value-type="float" office:value="7598152" calcext:value-type="float">
            <text:p>7598152</text:p>
          </table:table-cell>
          <table:table-cell table:formula="of:=[.A477]/1000/(60*60*24)" office:value-type="time" office:time-value="PT02H06M38.152S" calcext:value-type="time">
            <text:p>02:06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6.15" calcext:value-type="float">
            <text:p>266.15</text:p>
          </table:table-cell>
          <table:table-cell office:value-type="float" office:value="334.22" calcext:value-type="float">
            <text:p>334.22</text:p>
          </table:table-cell>
        </table:table-row>
        <table:table-row table:style-name="ro1">
          <table:table-cell office:value-type="float" office:value="7614152" calcext:value-type="float">
            <text:p>7614152</text:p>
          </table:table-cell>
          <table:table-cell table:formula="of:=[.A478]/1000/(60*60*24)" office:value-type="time" office:time-value="PT02H06M54.152S" calcext:value-type="time">
            <text:p>02:06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6.7" calcext:value-type="float">
            <text:p>266.7</text:p>
          </table:table-cell>
          <table:table-cell office:value-type="float" office:value="334.9" calcext:value-type="float">
            <text:p>334.9</text:p>
          </table:table-cell>
        </table:table-row>
        <table:table-row table:style-name="ro1">
          <table:table-cell office:value-type="float" office:value="7630152" calcext:value-type="float">
            <text:p>7630152</text:p>
          </table:table-cell>
          <table:table-cell table:formula="of:=[.A479]/1000/(60*60*24)" office:value-type="time" office:time-value="PT02H07M10.152S" calcext:value-type="time">
            <text:p>02:07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7.26" calcext:value-type="float">
            <text:p>267.26</text:p>
          </table:table-cell>
          <table:table-cell office:value-type="float" office:value="335.58" calcext:value-type="float">
            <text:p>335.58</text:p>
          </table:table-cell>
        </table:table-row>
        <table:table-row table:style-name="ro1">
          <table:table-cell office:value-type="float" office:value="7646152" calcext:value-type="float">
            <text:p>7646152</text:p>
          </table:table-cell>
          <table:table-cell table:formula="of:=[.A480]/1000/(60*60*24)" office:value-type="time" office:time-value="PT02H07M26.152S" calcext:value-type="time">
            <text:p>02:07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7.81" calcext:value-type="float">
            <text:p>267.81</text:p>
          </table:table-cell>
          <table:table-cell office:value-type="float" office:value="336.26" calcext:value-type="float">
            <text:p>336.26</text:p>
          </table:table-cell>
        </table:table-row>
        <table:table-row table:style-name="ro1">
          <table:table-cell office:value-type="float" office:value="7662152" calcext:value-type="float">
            <text:p>7662152</text:p>
          </table:table-cell>
          <table:table-cell table:formula="of:=[.A481]/1000/(60*60*24)" office:value-type="time" office:time-value="PT02H07M42.152S" calcext:value-type="time">
            <text:p>02:0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68.36" calcext:value-type="float">
            <text:p>268.36</text:p>
          </table:table-cell>
          <table:table-cell office:value-type="float" office:value="336.95" calcext:value-type="float">
            <text:p>336.95</text:p>
          </table:table-cell>
        </table:table-row>
        <table:table-row table:style-name="ro1">
          <table:table-cell office:value-type="float" office:value="7678152" calcext:value-type="float">
            <text:p>7678152</text:p>
          </table:table-cell>
          <table:table-cell table:formula="of:=[.A482]/1000/(60*60*24)" office:value-type="time" office:time-value="PT02H07M58.152S" calcext:value-type="time">
            <text:p>02:07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68.91" calcext:value-type="float">
            <text:p>268.91</text:p>
          </table:table-cell>
          <table:table-cell office:value-type="float" office:value="337.63" calcext:value-type="float">
            <text:p>337.63</text:p>
          </table:table-cell>
        </table:table-row>
        <table:table-row table:style-name="ro1">
          <table:table-cell office:value-type="float" office:value="7694152" calcext:value-type="float">
            <text:p>7694152</text:p>
          </table:table-cell>
          <table:table-cell table:formula="of:=[.A483]/1000/(60*60*24)" office:value-type="time" office:time-value="PT02H08M14.152S" calcext:value-type="time">
            <text:p>02:0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69.46" calcext:value-type="float">
            <text:p>269.46</text:p>
          </table:table-cell>
          <table:table-cell office:value-type="float" office:value="338.31" calcext:value-type="float">
            <text:p>338.31</text:p>
          </table:table-cell>
        </table:table-row>
        <table:table-row table:style-name="ro1">
          <table:table-cell office:value-type="float" office:value="7710152" calcext:value-type="float">
            <text:p>7710152</text:p>
          </table:table-cell>
          <table:table-cell table:formula="of:=[.A484]/1000/(60*60*24)" office:value-type="time" office:time-value="PT02H08M30.152S" calcext:value-type="time">
            <text:p>02:08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0.02" calcext:value-type="float">
            <text:p>270.02</text:p>
          </table:table-cell>
          <table:table-cell office:value-type="float" office:value="338.99" calcext:value-type="float">
            <text:p>338.99</text:p>
          </table:table-cell>
        </table:table-row>
        <table:table-row table:style-name="ro1">
          <table:table-cell office:value-type="float" office:value="7726152" calcext:value-type="float">
            <text:p>7726152</text:p>
          </table:table-cell>
          <table:table-cell table:formula="of:=[.A485]/1000/(60*60*24)" office:value-type="time" office:time-value="PT02H08M46.152S" calcext:value-type="time">
            <text:p>02:08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0.57" calcext:value-type="float">
            <text:p>270.57</text:p>
          </table:table-cell>
          <table:table-cell office:value-type="float" office:value="339.68" calcext:value-type="float">
            <text:p>339.68</text:p>
          </table:table-cell>
        </table:table-row>
        <table:table-row table:style-name="ro1">
          <table:table-cell office:value-type="float" office:value="7742152" calcext:value-type="float">
            <text:p>7742152</text:p>
          </table:table-cell>
          <table:table-cell table:formula="of:=[.A486]/1000/(60*60*24)" office:value-type="time" office:time-value="PT02H09M02.152S" calcext:value-type="time">
            <text:p>02:0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1.12" calcext:value-type="float">
            <text:p>271.12</text:p>
          </table:table-cell>
          <table:table-cell office:value-type="float" office:value="340.36" calcext:value-type="float">
            <text:p>340.36</text:p>
          </table:table-cell>
        </table:table-row>
        <table:table-row table:style-name="ro1">
          <table:table-cell office:value-type="float" office:value="7758152" calcext:value-type="float">
            <text:p>7758152</text:p>
          </table:table-cell>
          <table:table-cell table:formula="of:=[.A487]/1000/(60*60*24)" office:value-type="time" office:time-value="PT02H09M18.152S" calcext:value-type="time">
            <text:p>02:0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1.67" calcext:value-type="float">
            <text:p>271.67</text:p>
          </table:table-cell>
          <table:table-cell office:value-type="float" office:value="341.04" calcext:value-type="float">
            <text:p>341.04</text:p>
          </table:table-cell>
        </table:table-row>
        <table:table-row table:style-name="ro1">
          <table:table-cell office:value-type="float" office:value="7774152" calcext:value-type="float">
            <text:p>7774152</text:p>
          </table:table-cell>
          <table:table-cell table:formula="of:=[.A488]/1000/(60*60*24)" office:value-type="time" office:time-value="PT02H09M34.152S" calcext:value-type="time">
            <text:p>02:09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2.22" calcext:value-type="float">
            <text:p>272.22</text:p>
          </table:table-cell>
          <table:table-cell office:value-type="float" office:value="341.73" calcext:value-type="float">
            <text:p>341.73</text:p>
          </table:table-cell>
        </table:table-row>
        <table:table-row table:style-name="ro1">
          <table:table-cell office:value-type="float" office:value="7790152" calcext:value-type="float">
            <text:p>7790152</text:p>
          </table:table-cell>
          <table:table-cell table:formula="of:=[.A489]/1000/(60*60*24)" office:value-type="time" office:time-value="PT02H09M50.152S" calcext:value-type="time">
            <text:p>02:09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2.78" calcext:value-type="float">
            <text:p>272.78</text:p>
          </table:table-cell>
          <table:table-cell office:value-type="float" office:value="342.41" calcext:value-type="float">
            <text:p>342.41</text:p>
          </table:table-cell>
        </table:table-row>
        <table:table-row table:style-name="ro1">
          <table:table-cell office:value-type="float" office:value="7806152" calcext:value-type="float">
            <text:p>7806152</text:p>
          </table:table-cell>
          <table:table-cell table:formula="of:=[.A490]/1000/(60*60*24)" office:value-type="time" office:time-value="PT02H10M06.152S" calcext:value-type="time">
            <text:p>02:10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3.33" calcext:value-type="float">
            <text:p>273.33</text:p>
          </table:table-cell>
          <table:table-cell office:value-type="float" office:value="343.09" calcext:value-type="float">
            <text:p>343.09</text:p>
          </table:table-cell>
        </table:table-row>
        <table:table-row table:style-name="ro1">
          <table:table-cell office:value-type="float" office:value="7822152" calcext:value-type="float">
            <text:p>7822152</text:p>
          </table:table-cell>
          <table:table-cell table:formula="of:=[.A491]/1000/(60*60*24)" office:value-type="time" office:time-value="PT02H10M22.152S" calcext:value-type="time">
            <text:p>02:10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3.88" calcext:value-type="float">
            <text:p>273.88</text:p>
          </table:table-cell>
          <table:table-cell office:value-type="float" office:value="343.77" calcext:value-type="float">
            <text:p>343.77</text:p>
          </table:table-cell>
        </table:table-row>
        <table:table-row table:style-name="ro1">
          <table:table-cell office:value-type="float" office:value="7838152" calcext:value-type="float">
            <text:p>7838152</text:p>
          </table:table-cell>
          <table:table-cell table:formula="of:=[.A492]/1000/(60*60*24)" office:value-type="time" office:time-value="PT02H10M38.152S" calcext:value-type="time">
            <text:p>02:10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3" calcext:value-type="float">
            <text:p>124.3</text:p>
          </table:table-cell>
          <table:table-cell office:value-type="float" office:value="153.69" calcext:value-type="float">
            <text:p>153.69</text:p>
          </table:table-cell>
          <table:table-cell office:value-type="float" office:value="274.43" calcext:value-type="float">
            <text:p>274.43</text:p>
          </table:table-cell>
          <table:table-cell office:value-type="float" office:value="344.46" calcext:value-type="float">
            <text:p>344.46</text:p>
          </table:table-cell>
        </table:table-row>
        <table:table-row table:style-name="ro1">
          <table:table-cell office:value-type="float" office:value="7854152" calcext:value-type="float">
            <text:p>7854152</text:p>
          </table:table-cell>
          <table:table-cell table:formula="of:=[.A493]/1000/(60*60*24)" office:value-type="time" office:time-value="PT02H10M54.152S" calcext:value-type="time">
            <text:p>02:10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4.98" calcext:value-type="float">
            <text:p>274.98</text:p>
          </table:table-cell>
          <table:table-cell office:value-type="float" office:value="345.14" calcext:value-type="float">
            <text:p>345.14</text:p>
          </table:table-cell>
        </table:table-row>
        <table:table-row table:style-name="ro1">
          <table:table-cell office:value-type="float" office:value="7870152" calcext:value-type="float">
            <text:p>7870152</text:p>
          </table:table-cell>
          <table:table-cell table:formula="of:=[.A494]/1000/(60*60*24)" office:value-type="time" office:time-value="PT02H11M10.152S" calcext:value-type="time">
            <text:p>02:11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5.54" calcext:value-type="float">
            <text:p>275.54</text:p>
          </table:table-cell>
          <table:table-cell office:value-type="float" office:value="345.82" calcext:value-type="float">
            <text:p>345.82</text:p>
          </table:table-cell>
        </table:table-row>
        <table:table-row table:style-name="ro1">
          <table:table-cell office:value-type="float" office:value="7886152" calcext:value-type="float">
            <text:p>7886152</text:p>
          </table:table-cell>
          <table:table-cell table:formula="of:=[.A495]/1000/(60*60*24)" office:value-type="time" office:time-value="PT02H11M26.152S" calcext:value-type="time">
            <text:p>02:11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6.09" calcext:value-type="float">
            <text:p>276.09</text:p>
          </table:table-cell>
          <table:table-cell office:value-type="float" office:value="346.5" calcext:value-type="float">
            <text:p>346.5</text:p>
          </table:table-cell>
        </table:table-row>
        <table:table-row table:style-name="ro1">
          <table:table-cell office:value-type="float" office:value="7902152" calcext:value-type="float">
            <text:p>7902152</text:p>
          </table:table-cell>
          <table:table-cell table:formula="of:=[.A496]/1000/(60*60*24)" office:value-type="time" office:time-value="PT02H11M42.152S" calcext:value-type="time">
            <text:p>02:1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6.64" calcext:value-type="float">
            <text:p>276.64</text:p>
          </table:table-cell>
          <table:table-cell office:value-type="float" office:value="347.19" calcext:value-type="float">
            <text:p>347.19</text:p>
          </table:table-cell>
        </table:table-row>
        <table:table-row table:style-name="ro1">
          <table:table-cell office:value-type="float" office:value="7918152" calcext:value-type="float">
            <text:p>7918152</text:p>
          </table:table-cell>
          <table:table-cell table:formula="of:=[.A497]/1000/(60*60*24)" office:value-type="time" office:time-value="PT02H11M58.152S" calcext:value-type="time">
            <text:p>02:11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7.19" calcext:value-type="float">
            <text:p>277.19</text:p>
          </table:table-cell>
          <table:table-cell office:value-type="float" office:value="347.87" calcext:value-type="float">
            <text:p>347.87</text:p>
          </table:table-cell>
        </table:table-row>
        <table:table-row table:style-name="ro1">
          <table:table-cell office:value-type="float" office:value="7934152" calcext:value-type="float">
            <text:p>7934152</text:p>
          </table:table-cell>
          <table:table-cell table:formula="of:=[.A498]/1000/(60*60*24)" office:value-type="time" office:time-value="PT02H12M14.152S" calcext:value-type="time">
            <text:p>02:12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7.74" calcext:value-type="float">
            <text:p>277.74</text:p>
          </table:table-cell>
          <table:table-cell office:value-type="float" office:value="348.55" calcext:value-type="float">
            <text:p>348.55</text:p>
          </table:table-cell>
        </table:table-row>
        <table:table-row table:style-name="ro1">
          <table:table-cell office:value-type="float" office:value="7950152" calcext:value-type="float">
            <text:p>7950152</text:p>
          </table:table-cell>
          <table:table-cell table:formula="of:=[.A499]/1000/(60*60*24)" office:value-type="time" office:time-value="PT02H12M30.152S" calcext:value-type="time">
            <text:p>02:12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8.3" calcext:value-type="float">
            <text:p>278.3</text:p>
          </table:table-cell>
          <table:table-cell office:value-type="float" office:value="349.23" calcext:value-type="float">
            <text:p>349.23</text:p>
          </table:table-cell>
        </table:table-row>
        <table:table-row table:style-name="ro1">
          <table:table-cell office:value-type="float" office:value="7966152" calcext:value-type="float">
            <text:p>7966152</text:p>
          </table:table-cell>
          <table:table-cell table:formula="of:=[.A500]/1000/(60*60*24)" office:value-type="time" office:time-value="PT02H12M46.152S" calcext:value-type="time">
            <text:p>02:1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8.85" calcext:value-type="float">
            <text:p>278.85</text:p>
          </table:table-cell>
          <table:table-cell office:value-type="float" office:value="349.92" calcext:value-type="float">
            <text:p>349.92</text:p>
          </table:table-cell>
        </table:table-row>
        <table:table-row table:style-name="ro1">
          <table:table-cell office:value-type="float" office:value="7982152" calcext:value-type="float">
            <text:p>7982152</text:p>
          </table:table-cell>
          <table:table-cell table:formula="of:=[.A501]/1000/(60*60*24)" office:value-type="time" office:time-value="PT02H13M02.152S" calcext:value-type="time">
            <text:p>02:13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9.4" calcext:value-type="float">
            <text:p>279.4</text:p>
          </table:table-cell>
          <table:table-cell office:value-type="float" office:value="350.6" calcext:value-type="float">
            <text:p>350.6</text:p>
          </table:table-cell>
        </table:table-row>
        <table:table-row table:style-name="ro1">
          <table:table-cell office:value-type="float" office:value="7998152" calcext:value-type="float">
            <text:p>7998152</text:p>
          </table:table-cell>
          <table:table-cell table:formula="of:=[.A502]/1000/(60*60*24)" office:value-type="time" office:time-value="PT02H13M18.152S" calcext:value-type="time">
            <text:p>02:13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79.95" calcext:value-type="float">
            <text:p>279.95</text:p>
          </table:table-cell>
          <table:table-cell office:value-type="float" office:value="351.28" calcext:value-type="float">
            <text:p>351.28</text:p>
          </table:table-cell>
        </table:table-row>
        <table:table-row table:style-name="ro1">
          <table:table-cell office:value-type="float" office:value="8014152" calcext:value-type="float">
            <text:p>8014152</text:p>
          </table:table-cell>
          <table:table-cell table:formula="of:=[.A503]/1000/(60*60*24)" office:value-type="time" office:time-value="PT02H13M34.152S" calcext:value-type="time">
            <text:p>02:13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0.5" calcext:value-type="float">
            <text:p>280.5</text:p>
          </table:table-cell>
          <table:table-cell office:value-type="float" office:value="351.96" calcext:value-type="float">
            <text:p>351.96</text:p>
          </table:table-cell>
        </table:table-row>
        <table:table-row table:style-name="ro1">
          <table:table-cell office:value-type="float" office:value="8030152" calcext:value-type="float">
            <text:p>8030152</text:p>
          </table:table-cell>
          <table:table-cell table:formula="of:=[.A504]/1000/(60*60*24)" office:value-type="time" office:time-value="PT02H13M50.152S" calcext:value-type="time">
            <text:p>02:13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1.05" calcext:value-type="float">
            <text:p>281.05</text:p>
          </table:table-cell>
          <table:table-cell office:value-type="float" office:value="352.65" calcext:value-type="float">
            <text:p>352.65</text:p>
          </table:table-cell>
        </table:table-row>
        <table:table-row table:style-name="ro1">
          <table:table-cell office:value-type="float" office:value="8046152" calcext:value-type="float">
            <text:p>8046152</text:p>
          </table:table-cell>
          <table:table-cell table:formula="of:=[.A505]/1000/(60*60*24)" office:value-type="time" office:time-value="PT02H14M06.152S" calcext:value-type="time">
            <text:p>02:14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1.61" calcext:value-type="float">
            <text:p>281.61</text:p>
          </table:table-cell>
          <table:table-cell office:value-type="float" office:value="353.33" calcext:value-type="float">
            <text:p>353.33</text:p>
          </table:table-cell>
        </table:table-row>
        <table:table-row table:style-name="ro1">
          <table:table-cell office:value-type="float" office:value="8062152" calcext:value-type="float">
            <text:p>8062152</text:p>
          </table:table-cell>
          <table:table-cell table:formula="of:=[.A506]/1000/(60*60*24)" office:value-type="time" office:time-value="PT02H14M22.152S" calcext:value-type="time">
            <text:p>02:14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2.16" calcext:value-type="float">
            <text:p>282.16</text:p>
          </table:table-cell>
          <table:table-cell office:value-type="float" office:value="354.01" calcext:value-type="float">
            <text:p>354.01</text:p>
          </table:table-cell>
        </table:table-row>
        <table:table-row table:style-name="ro1">
          <table:table-cell office:value-type="float" office:value="8078152" calcext:value-type="float">
            <text:p>8078152</text:p>
          </table:table-cell>
          <table:table-cell table:formula="of:=[.A507]/1000/(60*60*24)" office:value-type="time" office:time-value="PT02H14M38.152S" calcext:value-type="time">
            <text:p>02:14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2.71" calcext:value-type="float">
            <text:p>282.71</text:p>
          </table:table-cell>
          <table:table-cell office:value-type="float" office:value="354.69" calcext:value-type="float">
            <text:p>354.69</text:p>
          </table:table-cell>
        </table:table-row>
        <table:table-row table:style-name="ro1">
          <table:table-cell office:value-type="float" office:value="8094152" calcext:value-type="float">
            <text:p>8094152</text:p>
          </table:table-cell>
          <table:table-cell table:formula="of:=[.A508]/1000/(60*60*24)" office:value-type="time" office:time-value="PT02H14M54.152S" calcext:value-type="time">
            <text:p>02:14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3.26" calcext:value-type="float">
            <text:p>283.26</text:p>
          </table:table-cell>
          <table:table-cell office:value-type="float" office:value="355.38" calcext:value-type="float">
            <text:p>355.38</text:p>
          </table:table-cell>
        </table:table-row>
        <table:table-row table:style-name="ro1">
          <table:table-cell office:value-type="float" office:value="8110150" calcext:value-type="float">
            <text:p>8110150</text:p>
          </table:table-cell>
          <table:table-cell table:formula="of:=[.A509]/1000/(60*60*24)" office:value-type="time" office:time-value="PT02H15M10.15S" calcext:value-type="time">
            <text:p>02:15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3.81" calcext:value-type="float">
            <text:p>283.81</text:p>
          </table:table-cell>
          <table:table-cell office:value-type="float" office:value="356.06" calcext:value-type="float">
            <text:p>356.06</text:p>
          </table:table-cell>
        </table:table-row>
        <table:table-row table:style-name="ro1">
          <table:table-cell office:value-type="float" office:value="8126152" calcext:value-type="float">
            <text:p>8126152</text:p>
          </table:table-cell>
          <table:table-cell table:formula="of:=[.A510]/1000/(60*60*24)" office:value-type="time" office:time-value="PT02H15M26.152S" calcext:value-type="time">
            <text:p>02:15:2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4.37" calcext:value-type="float">
            <text:p>284.37</text:p>
          </table:table-cell>
          <table:table-cell office:value-type="float" office:value="356.74" calcext:value-type="float">
            <text:p>356.74</text:p>
          </table:table-cell>
        </table:table-row>
        <table:table-row table:style-name="ro1">
          <table:table-cell office:value-type="float" office:value="8142152" calcext:value-type="float">
            <text:p>8142152</text:p>
          </table:table-cell>
          <table:table-cell table:formula="of:=[.A511]/1000/(60*60*24)" office:value-type="time" office:time-value="PT02H15M42.152S" calcext:value-type="time">
            <text:p>02:15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4.92" calcext:value-type="float">
            <text:p>284.92</text:p>
          </table:table-cell>
          <table:table-cell office:value-type="float" office:value="357.42" calcext:value-type="float">
            <text:p>357.42</text:p>
          </table:table-cell>
        </table:table-row>
        <table:table-row table:style-name="ro1">
          <table:table-cell office:value-type="float" office:value="8158152" calcext:value-type="float">
            <text:p>8158152</text:p>
          </table:table-cell>
          <table:table-cell table:formula="of:=[.A512]/1000/(60*60*24)" office:value-type="time" office:time-value="PT02H15M58.152S" calcext:value-type="time">
            <text:p>02:15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5.47" calcext:value-type="float">
            <text:p>285.47</text:p>
          </table:table-cell>
          <table:table-cell office:value-type="float" office:value="358.11" calcext:value-type="float">
            <text:p>358.11</text:p>
          </table:table-cell>
        </table:table-row>
        <table:table-row table:style-name="ro1">
          <table:table-cell office:value-type="float" office:value="8174152" calcext:value-type="float">
            <text:p>8174152</text:p>
          </table:table-cell>
          <table:table-cell table:formula="of:=[.A513]/1000/(60*60*24)" office:value-type="time" office:time-value="PT02H16M14.152S" calcext:value-type="time">
            <text:p>02:1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07" calcext:value-type="float">
            <text:p>153.07</text:p>
          </table:table-cell>
          <table:table-cell office:value-type="float" office:value="286.02" calcext:value-type="float">
            <text:p>286.02</text:p>
          </table:table-cell>
          <table:table-cell office:value-type="float" office:value="358.79" calcext:value-type="float">
            <text:p>358.79</text:p>
          </table:table-cell>
        </table:table-row>
        <table:table-row table:style-name="ro1">
          <table:table-cell office:value-type="float" office:value="8190152" calcext:value-type="float">
            <text:p>8190152</text:p>
          </table:table-cell>
          <table:table-cell table:formula="of:=[.A514]/1000/(60*60*24)" office:value-type="time" office:time-value="PT02H16M30.152S" calcext:value-type="time">
            <text:p>02:16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6.57" calcext:value-type="float">
            <text:p>286.57</text:p>
          </table:table-cell>
          <table:table-cell office:value-type="float" office:value="359.47" calcext:value-type="float">
            <text:p>359.47</text:p>
          </table:table-cell>
        </table:table-row>
        <table:table-row table:style-name="ro1">
          <table:table-cell office:value-type="float" office:value="8206152" calcext:value-type="float">
            <text:p>8206152</text:p>
          </table:table-cell>
          <table:table-cell table:formula="of:=[.A515]/1000/(60*60*24)" office:value-type="time" office:time-value="PT02H16M46.152S" calcext:value-type="time">
            <text:p>02:16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7.12" calcext:value-type="float">
            <text:p>287.12</text:p>
          </table:table-cell>
          <table:table-cell office:value-type="float" office:value="360.15" calcext:value-type="float">
            <text:p>360.15</text:p>
          </table:table-cell>
        </table:table-row>
        <table:table-row table:style-name="ro1">
          <table:table-cell office:value-type="float" office:value="8222152" calcext:value-type="float">
            <text:p>8222152</text:p>
          </table:table-cell>
          <table:table-cell table:formula="of:=[.A516]/1000/(60*60*24)" office:value-type="time" office:time-value="PT02H17M02.152S" calcext:value-type="time">
            <text:p>02:17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87.68" calcext:value-type="float">
            <text:p>287.68</text:p>
          </table:table-cell>
          <table:table-cell office:value-type="float" office:value="360.84" calcext:value-type="float">
            <text:p>360.84</text:p>
          </table:table-cell>
        </table:table-row>
        <table:table-row table:style-name="ro1">
          <table:table-cell office:value-type="float" office:value="8238152" calcext:value-type="float">
            <text:p>8238152</text:p>
          </table:table-cell>
          <table:table-cell table:formula="of:=[.A517]/1000/(60*60*24)" office:value-type="time" office:time-value="PT02H17M18.152S" calcext:value-type="time">
            <text:p>02:17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88.23" calcext:value-type="float">
            <text:p>288.23</text:p>
          </table:table-cell>
          <table:table-cell office:value-type="float" office:value="361.52" calcext:value-type="float">
            <text:p>361.52</text:p>
          </table:table-cell>
        </table:table-row>
        <table:table-row table:style-name="ro1">
          <table:table-cell office:value-type="float" office:value="8254152" calcext:value-type="float">
            <text:p>8254152</text:p>
          </table:table-cell>
          <table:table-cell table:formula="of:=[.A518]/1000/(60*60*24)" office:value-type="time" office:time-value="PT02H17M34.152S" calcext:value-type="time">
            <text:p>02:1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88.78" calcext:value-type="float">
            <text:p>288.78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>
          <table:table-cell office:value-type="float" office:value="8270152" calcext:value-type="float">
            <text:p>8270152</text:p>
          </table:table-cell>
          <table:table-cell table:formula="of:=[.A519]/1000/(60*60*24)" office:value-type="time" office:time-value="PT02H17M50.152S" calcext:value-type="time">
            <text:p>02:1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89.33" calcext:value-type="float">
            <text:p>289.33</text:p>
          </table:table-cell>
          <table:table-cell office:value-type="float" office:value="362.88" calcext:value-type="float">
            <text:p>362.88</text:p>
          </table:table-cell>
        </table:table-row>
        <table:table-row table:style-name="ro1">
          <table:table-cell office:value-type="float" office:value="8286152" calcext:value-type="float">
            <text:p>8286152</text:p>
          </table:table-cell>
          <table:table-cell table:formula="of:=[.A520]/1000/(60*60*24)" office:value-type="time" office:time-value="PT02H18M06.152S" calcext:value-type="time">
            <text:p>02:18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89.88" calcext:value-type="float">
            <text:p>289.88</text:p>
          </table:table-cell>
          <table:table-cell office:value-type="float" office:value="363.56" calcext:value-type="float">
            <text:p>363.56</text:p>
          </table:table-cell>
        </table:table-row>
        <table:table-row table:style-name="ro1">
          <table:table-cell office:value-type="float" office:value="8302152" calcext:value-type="float">
            <text:p>8302152</text:p>
          </table:table-cell>
          <table:table-cell table:formula="of:=[.A521]/1000/(60*60*24)" office:value-type="time" office:time-value="PT02H18M22.152S" calcext:value-type="time">
            <text:p>02:18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0.44" calcext:value-type="float">
            <text:p>290.44</text:p>
          </table:table-cell>
          <table:table-cell office:value-type="float" office:value="364.25" calcext:value-type="float">
            <text:p>364.25</text:p>
          </table:table-cell>
        </table:table-row>
        <table:table-row table:style-name="ro1">
          <table:table-cell office:value-type="float" office:value="8318152" calcext:value-type="float">
            <text:p>8318152</text:p>
          </table:table-cell>
          <table:table-cell table:formula="of:=[.A522]/1000/(60*60*24)" office:value-type="time" office:time-value="PT02H18M38.152S" calcext:value-type="time">
            <text:p>02:18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0.99" calcext:value-type="float">
            <text:p>290.99</text:p>
          </table:table-cell>
          <table:table-cell office:value-type="float" office:value="364.93" calcext:value-type="float">
            <text:p>364.93</text:p>
          </table:table-cell>
        </table:table-row>
        <table:table-row table:style-name="ro1">
          <table:table-cell office:value-type="float" office:value="8334152" calcext:value-type="float">
            <text:p>8334152</text:p>
          </table:table-cell>
          <table:table-cell table:formula="of:=[.A523]/1000/(60*60*24)" office:value-type="time" office:time-value="PT02H18M54.152S" calcext:value-type="time">
            <text:p>02:18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1.54" calcext:value-type="float">
            <text:p>291.54</text:p>
          </table:table-cell>
          <table:table-cell office:value-type="float" office:value="365.61" calcext:value-type="float">
            <text:p>365.61</text:p>
          </table:table-cell>
        </table:table-row>
        <table:table-row table:style-name="ro1">
          <table:table-cell office:value-type="float" office:value="8350152" calcext:value-type="float">
            <text:p>8350152</text:p>
          </table:table-cell>
          <table:table-cell table:formula="of:=[.A524]/1000/(60*60*24)" office:value-type="time" office:time-value="PT02H19M10.152S" calcext:value-type="time">
            <text:p>02:1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92.09" calcext:value-type="float">
            <text:p>292.09</text:p>
          </table:table-cell>
          <table:table-cell office:value-type="float" office:value="366.29" calcext:value-type="float">
            <text:p>366.29</text:p>
          </table:table-cell>
        </table:table-row>
        <table:table-row table:style-name="ro1">
          <table:table-cell office:value-type="float" office:value="8366152" calcext:value-type="float">
            <text:p>8366152</text:p>
          </table:table-cell>
          <table:table-cell table:formula="of:=[.A525]/1000/(60*60*24)" office:value-type="time" office:time-value="PT02H19M26.152S" calcext:value-type="time">
            <text:p>02:1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292.64" calcext:value-type="float">
            <text:p>292.64</text:p>
          </table:table-cell>
          <table:table-cell office:value-type="float" office:value="366.97" calcext:value-type="float">
            <text:p>366.97</text:p>
          </table:table-cell>
        </table:table-row>
        <table:table-row table:style-name="ro1">
          <table:table-cell office:value-type="float" office:value="8382152" calcext:value-type="float">
            <text:p>8382152</text:p>
          </table:table-cell>
          <table:table-cell table:formula="of:=[.A526]/1000/(60*60*24)" office:value-type="time" office:time-value="PT02H19M42.152S" calcext:value-type="time">
            <text:p>02:19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3.19" calcext:value-type="float">
            <text:p>293.19</text:p>
          </table:table-cell>
          <table:table-cell office:value-type="float" office:value="367.65" calcext:value-type="float">
            <text:p>367.65</text:p>
          </table:table-cell>
        </table:table-row>
        <table:table-row table:style-name="ro1">
          <table:table-cell office:value-type="float" office:value="8398152" calcext:value-type="float">
            <text:p>8398152</text:p>
          </table:table-cell>
          <table:table-cell table:formula="of:=[.A527]/1000/(60*60*24)" office:value-type="time" office:time-value="PT02H19M58.152S" calcext:value-type="time">
            <text:p>02:19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3.75" calcext:value-type="float">
            <text:p>293.75</text:p>
          </table:table-cell>
          <table:table-cell office:value-type="float" office:value="368.34" calcext:value-type="float">
            <text:p>368.34</text:p>
          </table:table-cell>
        </table:table-row>
        <table:table-row table:style-name="ro1">
          <table:table-cell office:value-type="float" office:value="8414152" calcext:value-type="float">
            <text:p>8414152</text:p>
          </table:table-cell>
          <table:table-cell table:formula="of:=[.A528]/1000/(60*60*24)" office:value-type="time" office:time-value="PT02H20M14.152S" calcext:value-type="time">
            <text:p>02:20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4.3" calcext:value-type="float">
            <text:p>294.3</text:p>
          </table:table-cell>
          <table:table-cell office:value-type="float" office:value="369.02" calcext:value-type="float">
            <text:p>369.02</text:p>
          </table:table-cell>
        </table:table-row>
        <table:table-row table:style-name="ro1">
          <table:table-cell office:value-type="float" office:value="8430152" calcext:value-type="float">
            <text:p>8430152</text:p>
          </table:table-cell>
          <table:table-cell table:formula="of:=[.A529]/1000/(60*60*24)" office:value-type="time" office:time-value="PT02H20M30.152S" calcext:value-type="time">
            <text:p>02:20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4.85" calcext:value-type="float">
            <text:p>294.85</text:p>
          </table:table-cell>
          <table:table-cell office:value-type="float" office:value="369.7" calcext:value-type="float">
            <text:p>369.7</text:p>
          </table:table-cell>
        </table:table-row>
        <table:table-row table:style-name="ro1">
          <table:table-cell office:value-type="float" office:value="8446152" calcext:value-type="float">
            <text:p>8446152</text:p>
          </table:table-cell>
          <table:table-cell table:formula="of:=[.A530]/1000/(60*60*24)" office:value-type="time" office:time-value="PT02H20M46.152S" calcext:value-type="time">
            <text:p>02:20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5.4" calcext:value-type="float">
            <text:p>295.4</text:p>
          </table:table-cell>
          <table:table-cell office:value-type="float" office:value="370.38" calcext:value-type="float">
            <text:p>370.38</text:p>
          </table:table-cell>
        </table:table-row>
        <table:table-row table:style-name="ro1">
          <table:table-cell office:value-type="float" office:value="8462152" calcext:value-type="float">
            <text:p>8462152</text:p>
          </table:table-cell>
          <table:table-cell table:formula="of:=[.A531]/1000/(60*60*24)" office:value-type="time" office:time-value="PT02H21M02.152S" calcext:value-type="time">
            <text:p>02:21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5.95" calcext:value-type="float">
            <text:p>295.95</text:p>
          </table:table-cell>
          <table:table-cell office:value-type="float" office:value="371.06" calcext:value-type="float">
            <text:p>371.06</text:p>
          </table:table-cell>
        </table:table-row>
        <table:table-row table:style-name="ro1">
          <table:table-cell office:value-type="float" office:value="8478152" calcext:value-type="float">
            <text:p>8478152</text:p>
          </table:table-cell>
          <table:table-cell table:formula="of:=[.A532]/1000/(60*60*24)" office:value-type="time" office:time-value="PT02H21M18.152S" calcext:value-type="time">
            <text:p>02:21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6.5" calcext:value-type="float">
            <text:p>296.5</text:p>
          </table:table-cell>
          <table:table-cell office:value-type="float" office:value="371.74" calcext:value-type="float">
            <text:p>371.74</text:p>
          </table:table-cell>
        </table:table-row>
        <table:table-row table:style-name="ro1">
          <table:table-cell office:value-type="float" office:value="8494152" calcext:value-type="float">
            <text:p>8494152</text:p>
          </table:table-cell>
          <table:table-cell table:formula="of:=[.A533]/1000/(60*60*24)" office:value-type="time" office:time-value="PT02H21M34.152S" calcext:value-type="time">
            <text:p>02:21:34</text:p>
          </table:table-cell>
          <table:table-cell office:value-type="float" office:value="1.24" calcext:value-type="float">
            <text:p>1.24</text:p>
          </table:table-cell>
          <table:table-cell office:value-type="float" office:value="124.2" calcext:value-type="float">
            <text:p>124.2</text:p>
          </table:table-cell>
          <table:table-cell office:value-type="float" office:value="153.56" calcext:value-type="float">
            <text:p>153.56</text:p>
          </table:table-cell>
          <table:table-cell office:value-type="float" office:value="297.06" calcext:value-type="float">
            <text:p>297.06</text:p>
          </table:table-cell>
          <table:table-cell office:value-type="float" office:value="372.43" calcext:value-type="float">
            <text:p>372.43</text:p>
          </table:table-cell>
        </table:table-row>
        <table:table-row table:style-name="ro1">
          <table:table-cell office:value-type="float" office:value="8510152" calcext:value-type="float">
            <text:p>8510152</text:p>
          </table:table-cell>
          <table:table-cell table:formula="of:=[.A534]/1000/(60*60*24)" office:value-type="time" office:time-value="PT02H21M50.152S" calcext:value-type="time">
            <text:p>02:21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7.61" calcext:value-type="float">
            <text:p>297.61</text:p>
          </table:table-cell>
          <table:table-cell office:value-type="float" office:value="373.11" calcext:value-type="float">
            <text:p>373.11</text:p>
          </table:table-cell>
        </table:table-row>
        <table:table-row table:style-name="ro1">
          <table:table-cell office:value-type="float" office:value="8526152" calcext:value-type="float">
            <text:p>8526152</text:p>
          </table:table-cell>
          <table:table-cell table:formula="of:=[.A535]/1000/(60*60*24)" office:value-type="time" office:time-value="PT02H22M06.152S" calcext:value-type="time">
            <text:p>02:22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8.16" calcext:value-type="float">
            <text:p>298.16</text:p>
          </table:table-cell>
          <table:table-cell office:value-type="float" office:value="373.79" calcext:value-type="float">
            <text:p>373.79</text:p>
          </table:table-cell>
        </table:table-row>
        <table:table-row table:style-name="ro1">
          <table:table-cell office:value-type="float" office:value="8542152" calcext:value-type="float">
            <text:p>8542152</text:p>
          </table:table-cell>
          <table:table-cell table:formula="of:=[.A536]/1000/(60*60*24)" office:value-type="time" office:time-value="PT02H22M22.152S" calcext:value-type="time">
            <text:p>02:22:2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8.71" calcext:value-type="float">
            <text:p>298.71</text:p>
          </table:table-cell>
          <table:table-cell office:value-type="float" office:value="374.47" calcext:value-type="float">
            <text:p>374.47</text:p>
          </table:table-cell>
        </table:table-row>
        <table:table-row table:style-name="ro1">
          <table:table-cell office:value-type="float" office:value="8558152" calcext:value-type="float">
            <text:p>8558152</text:p>
          </table:table-cell>
          <table:table-cell table:formula="of:=[.A537]/1000/(60*60*24)" office:value-type="time" office:time-value="PT02H22M38.152S" calcext:value-type="time">
            <text:p>02:22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9.26" calcext:value-type="float">
            <text:p>299.26</text:p>
          </table:table-cell>
          <table:table-cell office:value-type="float" office:value="375.15" calcext:value-type="float">
            <text:p>375.15</text:p>
          </table:table-cell>
        </table:table-row>
        <table:table-row table:style-name="ro1">
          <table:table-cell office:value-type="float" office:value="8574152" calcext:value-type="float">
            <text:p>8574152</text:p>
          </table:table-cell>
          <table:table-cell table:formula="of:=[.A538]/1000/(60*60*24)" office:value-type="time" office:time-value="PT02H22M54.152S" calcext:value-type="time">
            <text:p>02:22:54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299.81" calcext:value-type="float">
            <text:p>299.81</text:p>
          </table:table-cell>
          <table:table-cell office:value-type="float" office:value="375.83" calcext:value-type="float">
            <text:p>375.83</text:p>
          </table:table-cell>
        </table:table-row>
        <table:table-row table:style-name="ro1">
          <table:table-cell office:value-type="float" office:value="8590152" calcext:value-type="float">
            <text:p>8590152</text:p>
          </table:table-cell>
          <table:table-cell table:formula="of:=[.A539]/1000/(60*60*24)" office:value-type="time" office:time-value="PT02H23M10.152S" calcext:value-type="time">
            <text:p>02:23:1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0.37" calcext:value-type="float">
            <text:p>300.37</text:p>
          </table:table-cell>
          <table:table-cell office:value-type="float" office:value="376.51" calcext:value-type="float">
            <text:p>376.51</text:p>
          </table:table-cell>
        </table:table-row>
        <table:table-row table:style-name="ro1">
          <table:table-cell office:value-type="float" office:value="8606152" calcext:value-type="float">
            <text:p>8606152</text:p>
          </table:table-cell>
          <table:table-cell table:formula="of:=[.A540]/1000/(60*60*24)" office:value-type="time" office:time-value="PT02H23M26.152S" calcext:value-type="time">
            <text:p>02:2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0.92" calcext:value-type="float">
            <text:p>300.92</text:p>
          </table:table-cell>
          <table:table-cell office:value-type="float" office:value="377.19" calcext:value-type="float">
            <text:p>377.19</text:p>
          </table:table-cell>
        </table:table-row>
        <table:table-row table:style-name="ro1">
          <table:table-cell office:value-type="float" office:value="8622152" calcext:value-type="float">
            <text:p>8622152</text:p>
          </table:table-cell>
          <table:table-cell table:formula="of:=[.A541]/1000/(60*60*24)" office:value-type="time" office:time-value="PT02H23M42.152S" calcext:value-type="time">
            <text:p>02:23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1.47" calcext:value-type="float">
            <text:p>301.47</text:p>
          </table:table-cell>
          <table:table-cell office:value-type="float" office:value="377.87" calcext:value-type="float">
            <text:p>377.87</text:p>
          </table:table-cell>
        </table:table-row>
        <table:table-row table:style-name="ro1">
          <table:table-cell office:value-type="float" office:value="8638152" calcext:value-type="float">
            <text:p>8638152</text:p>
          </table:table-cell>
          <table:table-cell table:formula="of:=[.A542]/1000/(60*60*24)" office:value-type="time" office:time-value="PT02H23M58.152S" calcext:value-type="time">
            <text:p>02:23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2.02" calcext:value-type="float">
            <text:p>302.02</text:p>
          </table:table-cell>
          <table:table-cell office:value-type="float" office:value="378.56" calcext:value-type="float">
            <text:p>378.56</text:p>
          </table:table-cell>
        </table:table-row>
        <table:table-row table:style-name="ro1">
          <table:table-cell office:value-type="float" office:value="8654152" calcext:value-type="float">
            <text:p>8654152</text:p>
          </table:table-cell>
          <table:table-cell table:formula="of:=[.A543]/1000/(60*60*24)" office:value-type="time" office:time-value="PT02H24M14.152S" calcext:value-type="time">
            <text:p>02:2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02.57" calcext:value-type="float">
            <text:p>302.57</text:p>
          </table:table-cell>
          <table:table-cell office:value-type="float" office:value="379.24" calcext:value-type="float">
            <text:p>379.24</text:p>
          </table:table-cell>
        </table:table-row>
        <table:table-row table:style-name="ro1">
          <table:table-cell office:value-type="float" office:value="8670152" calcext:value-type="float">
            <text:p>8670152</text:p>
          </table:table-cell>
          <table:table-cell table:formula="of:=[.A544]/1000/(60*60*24)" office:value-type="time" office:time-value="PT02H24M30.152S" calcext:value-type="time">
            <text:p>02:24:30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3.12" calcext:value-type="float">
            <text:p>303.12</text:p>
          </table:table-cell>
          <table:table-cell office:value-type="float" office:value="379.92" calcext:value-type="float">
            <text:p>379.92</text:p>
          </table:table-cell>
        </table:table-row>
        <table:table-row table:style-name="ro1">
          <table:table-cell office:value-type="float" office:value="8686152" calcext:value-type="float">
            <text:p>8686152</text:p>
          </table:table-cell>
          <table:table-cell table:formula="of:=[.A545]/1000/(60*60*24)" office:value-type="time" office:time-value="PT02H24M46.152S" calcext:value-type="time">
            <text:p>02:2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03.68" calcext:value-type="float">
            <text:p>303.68</text:p>
          </table:table-cell>
          <table:table-cell office:value-type="float" office:value="380.6" calcext:value-type="float">
            <text:p>380.6</text:p>
          </table:table-cell>
        </table:table-row>
        <table:table-row table:style-name="ro1">
          <table:table-cell office:value-type="float" office:value="8702152" calcext:value-type="float">
            <text:p>8702152</text:p>
          </table:table-cell>
          <table:table-cell table:formula="of:=[.A546]/1000/(60*60*24)" office:value-type="time" office:time-value="PT02H25M02.152S" calcext:value-type="time">
            <text:p>02:2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4.23" calcext:value-type="float">
            <text:p>304.23</text:p>
          </table:table-cell>
          <table:table-cell office:value-type="float" office:value="381.28" calcext:value-type="float">
            <text:p>381.28</text:p>
          </table:table-cell>
        </table:table-row>
        <table:table-row table:style-name="ro1">
          <table:table-cell office:value-type="float" office:value="8718152" calcext:value-type="float">
            <text:p>8718152</text:p>
          </table:table-cell>
          <table:table-cell table:formula="of:=[.A547]/1000/(60*60*24)" office:value-type="time" office:time-value="PT02H25M18.152S" calcext:value-type="time">
            <text:p>02:25:1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4.78" calcext:value-type="float">
            <text:p>304.78</text:p>
          </table:table-cell>
          <table:table-cell office:value-type="float" office:value="381.96" calcext:value-type="float">
            <text:p>381.96</text:p>
          </table:table-cell>
        </table:table-row>
        <table:table-row table:style-name="ro1">
          <table:table-cell office:value-type="float" office:value="8734152" calcext:value-type="float">
            <text:p>8734152</text:p>
          </table:table-cell>
          <table:table-cell table:formula="of:=[.A548]/1000/(60*60*24)" office:value-type="time" office:time-value="PT02H25M34.152S" calcext:value-type="time">
            <text:p>02:2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5.33" calcext:value-type="float">
            <text:p>305.33</text:p>
          </table:table-cell>
          <table:table-cell office:value-type="float" office:value="382.64" calcext:value-type="float">
            <text:p>382.64</text:p>
          </table:table-cell>
        </table:table-row>
        <table:table-row table:style-name="ro1">
          <table:table-cell office:value-type="float" office:value="8750152" calcext:value-type="float">
            <text:p>8750152</text:p>
          </table:table-cell>
          <table:table-cell table:formula="of:=[.A549]/1000/(60*60*24)" office:value-type="time" office:time-value="PT02H25M50.152S" calcext:value-type="time">
            <text:p>02:25:5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83.32" calcext:value-type="float">
            <text:p>383.32</text:p>
          </table:table-cell>
        </table:table-row>
        <table:table-row table:style-name="ro1">
          <table:table-cell office:value-type="float" office:value="8766152" calcext:value-type="float">
            <text:p>8766152</text:p>
          </table:table-cell>
          <table:table-cell table:formula="of:=[.A550]/1000/(60*60*24)" office:value-type="time" office:time-value="PT02H26M06.152S" calcext:value-type="time">
            <text:p>02:26:06</text:p>
          </table:table-cell>
          <table:table-cell office:value-type="float" office:value="1.24" calcext:value-type="float">
            <text:p>1.24</text:p>
          </table:table-cell>
          <table:table-cell office:value-type="float" office:value="124.1" calcext:value-type="float">
            <text:p>124.1</text:p>
          </table:table-cell>
          <table:table-cell office:value-type="float" office:value="153.44" calcext:value-type="float">
            <text:p>153.44</text:p>
          </table:table-cell>
          <table:table-cell office:value-type="float" office:value="306.43" calcext:value-type="float">
            <text:p>306.43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782152" calcext:value-type="float">
            <text:p>8782152</text:p>
          </table:table-cell>
          <table:table-cell table:formula="of:=[.A551]/1000/(60*60*24)" office:value-type="time" office:time-value="PT02H26M22.152S" calcext:value-type="time">
            <text:p>02:2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4.1" calcext:value-type="float">
            <text:p>124.1</text:p>
          </table:table-cell>
          <table:table-cell office:value-type="float" office:value="152.94" calcext:value-type="float">
            <text:p>152.94</text:p>
          </table:table-cell>
          <table:table-cell office:value-type="float" office:value="306.98" calcext:value-type="float">
            <text:p>306.98</text:p>
          </table:table-cell>
          <table:table-cell office:value-type="float" office:value="384.68" calcext:value-type="float">
            <text:p>384.68</text:p>
          </table:table-cell>
        </table:table-row>
        <table:table-row table:style-name="ro1">
          <table:table-cell office:value-type="float" office:value="8798152" calcext:value-type="float">
            <text:p>8798152</text:p>
          </table:table-cell>
          <table:table-cell table:formula="of:=[.A552]/1000/(60*60*24)" office:value-type="time" office:time-value="PT02H26M38.152S" calcext:value-type="time">
            <text:p>02:26:3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07.54" calcext:value-type="float">
            <text:p>307.54</text:p>
          </table:table-cell>
          <table:table-cell office:value-type="float" office:value="385.36" calcext:value-type="float">
            <text:p>385.36</text:p>
          </table:table-cell>
        </table:table-row>
        <table:table-row table:style-name="ro1">
          <table:table-cell office:value-type="float" office:value="8814152" calcext:value-type="float">
            <text:p>8814152</text:p>
          </table:table-cell>
          <table:table-cell table:formula="of:=[.A553]/1000/(60*60*24)" office:value-type="time" office:time-value="PT02H26M54.152S" calcext:value-type="time">
            <text:p>02:26:5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8.09" calcext:value-type="float">
            <text:p>308.09</text:p>
          </table:table-cell>
          <table:table-cell office:value-type="float" office:value="386.04" calcext:value-type="float">
            <text:p>386.04</text:p>
          </table:table-cell>
        </table:table-row>
        <table:table-row table:style-name="ro1">
          <table:table-cell office:value-type="float" office:value="8830152" calcext:value-type="float">
            <text:p>8830152</text:p>
          </table:table-cell>
          <table:table-cell table:formula="of:=[.A554]/1000/(60*60*24)" office:value-type="time" office:time-value="PT02H27M10.152S" calcext:value-type="time">
            <text:p>02:2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8.64" calcext:value-type="float">
            <text:p>308.64</text:p>
          </table:table-cell>
          <table:table-cell office:value-type="float" office:value="386.72" calcext:value-type="float">
            <text:p>386.72</text:p>
          </table:table-cell>
        </table:table-row>
        <table:table-row table:style-name="ro1">
          <table:table-cell office:value-type="float" office:value="8846152" calcext:value-type="float">
            <text:p>8846152</text:p>
          </table:table-cell>
          <table:table-cell table:formula="of:=[.A555]/1000/(60*60*24)" office:value-type="time" office:time-value="PT02H27M26.152S" calcext:value-type="time">
            <text:p>02:2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09.19" calcext:value-type="float">
            <text:p>309.19</text:p>
          </table:table-cell>
          <table:table-cell office:value-type="float" office:value="387.4" calcext:value-type="float">
            <text:p>387.4</text:p>
          </table:table-cell>
        </table:table-row>
        <table:table-row table:style-name="ro1">
          <table:table-cell office:value-type="float" office:value="8862152" calcext:value-type="float">
            <text:p>8862152</text:p>
          </table:table-cell>
          <table:table-cell table:formula="of:=[.A556]/1000/(60*60*24)" office:value-type="time" office:time-value="PT02H27M42.152S" calcext:value-type="time">
            <text:p>02:27:4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09.74" calcext:value-type="float">
            <text:p>309.74</text:p>
          </table:table-cell>
          <table:table-cell office:value-type="float" office:value="388.08" calcext:value-type="float">
            <text:p>388.08</text:p>
          </table:table-cell>
        </table:table-row>
        <table:table-row table:style-name="ro1">
          <table:table-cell office:value-type="float" office:value="8878152" calcext:value-type="float">
            <text:p>8878152</text:p>
          </table:table-cell>
          <table:table-cell table:formula="of:=[.A557]/1000/(60*60*24)" office:value-type="time" office:time-value="PT02H27M58.152S" calcext:value-type="time">
            <text:p>02:27:58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310.29" calcext:value-type="float">
            <text:p>310.29</text:p>
          </table:table-cell>
          <table:table-cell office:value-type="float" office:value="388.76" calcext:value-type="float">
            <text:p>388.76</text:p>
          </table:table-cell>
        </table:table-row>
        <table:table-row table:style-name="ro1">
          <table:table-cell office:value-type="float" office:value="8894152" calcext:value-type="float">
            <text:p>8894152</text:p>
          </table:table-cell>
          <table:table-cell table:formula="of:=[.A558]/1000/(60*60*24)" office:value-type="time" office:time-value="PT02H28M14.152S" calcext:value-type="time">
            <text:p>02:28:14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10.84" calcext:value-type="float">
            <text:p>310.84</text:p>
          </table:table-cell>
          <table:table-cell office:value-type="float" office:value="389.44" calcext:value-type="float">
            <text:p>389.44</text:p>
          </table:table-cell>
        </table:table-row>
        <table:table-row table:style-name="ro1">
          <table:table-cell office:value-type="float" office:value="8910152" calcext:value-type="float">
            <text:p>8910152</text:p>
          </table:table-cell>
          <table:table-cell table:formula="of:=[.A559]/1000/(60*60*24)" office:value-type="time" office:time-value="PT02H28M30.152S" calcext:value-type="time">
            <text:p>02:28:3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1.39" calcext:value-type="float">
            <text:p>311.39</text:p>
          </table:table-cell>
          <table:table-cell office:value-type="float" office:value="390.12" calcext:value-type="float">
            <text:p>390.12</text:p>
          </table:table-cell>
        </table:table-row>
        <table:table-row table:style-name="ro1">
          <table:table-cell office:value-type="float" office:value="8926152" calcext:value-type="float">
            <text:p>8926152</text:p>
          </table:table-cell>
          <table:table-cell table:formula="of:=[.A560]/1000/(60*60*24)" office:value-type="time" office:time-value="PT02H28M46.152S" calcext:value-type="time">
            <text:p>02:28:4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1.95" calcext:value-type="float">
            <text:p>311.95</text:p>
          </table:table-cell>
          <table:table-cell office:value-type="float" office:value="390.8" calcext:value-type="float">
            <text:p>390.8</text:p>
          </table:table-cell>
        </table:table-row>
        <table:table-row table:style-name="ro1">
          <table:table-cell office:value-type="float" office:value="8942152" calcext:value-type="float">
            <text:p>8942152</text:p>
          </table:table-cell>
          <table:table-cell table:formula="of:=[.A561]/1000/(60*60*24)" office:value-type="time" office:time-value="PT02H29M02.152S" calcext:value-type="time">
            <text:p>02:29:02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12.5" calcext:value-type="float">
            <text:p>312.5</text:p>
          </table:table-cell>
          <table:table-cell office:value-type="float" office:value="391.48" calcext:value-type="float">
            <text:p>391.48</text:p>
          </table:table-cell>
        </table:table-row>
        <table:table-row table:style-name="ro1">
          <table:table-cell office:value-type="float" office:value="8958152" calcext:value-type="float">
            <text:p>8958152</text:p>
          </table:table-cell>
          <table:table-cell table:formula="of:=[.A562]/1000/(60*60*24)" office:value-type="time" office:time-value="PT02H29M18.152S" calcext:value-type="time">
            <text:p>02:29:1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13.05" calcext:value-type="float">
            <text:p>313.05</text:p>
          </table:table-cell>
          <table:table-cell office:value-type="float" office:value="392.16" calcext:value-type="float">
            <text:p>392.16</text:p>
          </table:table-cell>
        </table:table-row>
        <table:table-row table:style-name="ro1">
          <table:table-cell office:value-type="float" office:value="8974152" calcext:value-type="float">
            <text:p>8974152</text:p>
          </table:table-cell>
          <table:table-cell table:formula="of:=[.A563]/1000/(60*60*24)" office:value-type="time" office:time-value="PT02H29M34.152S" calcext:value-type="time">
            <text:p>02:29:3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3.6" calcext:value-type="float">
            <text:p>313.6</text:p>
          </table:table-cell>
          <table:table-cell office:value-type="float" office:value="392.84" calcext:value-type="float">
            <text:p>392.84</text:p>
          </table:table-cell>
        </table:table-row>
        <table:table-row table:style-name="ro1">
          <table:table-cell office:value-type="float" office:value="8990152" calcext:value-type="float">
            <text:p>8990152</text:p>
          </table:table-cell>
          <table:table-cell table:formula="of:=[.A564]/1000/(60*60*24)" office:value-type="time" office:time-value="PT02H29M50.152S" calcext:value-type="time">
            <text:p>02:29:50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14.15" calcext:value-type="float">
            <text:p>314.15</text:p>
          </table:table-cell>
          <table:table-cell office:value-type="float" office:value="393.52" calcext:value-type="float">
            <text:p>393.52</text:p>
          </table:table-cell>
        </table:table-row>
        <table:table-row table:style-name="ro1">
          <table:table-cell office:value-type="float" office:value="9006152" calcext:value-type="float">
            <text:p>9006152</text:p>
          </table:table-cell>
          <table:table-cell table:formula="of:=[.A565]/1000/(60*60*24)" office:value-type="time" office:time-value="PT02H30M06.152S" calcext:value-type="time">
            <text:p>02:30:0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4.7" calcext:value-type="float">
            <text:p>314.7</text:p>
          </table:table-cell>
          <table:table-cell office:value-type="float" office:value="394.2" calcext:value-type="float">
            <text:p>394.2</text:p>
          </table:table-cell>
        </table:table-row>
        <table:table-row table:style-name="ro1">
          <table:table-cell office:value-type="float" office:value="9022152" calcext:value-type="float">
            <text:p>9022152</text:p>
          </table:table-cell>
          <table:table-cell table:formula="of:=[.A566]/1000/(60*60*24)" office:value-type="time" office:time-value="PT02H30M22.152S" calcext:value-type="time">
            <text:p>02:30:22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5.25" calcext:value-type="float">
            <text:p>315.25</text:p>
          </table:table-cell>
          <table:table-cell office:value-type="float" office:value="394.88" calcext:value-type="float">
            <text:p>394.88</text:p>
          </table:table-cell>
        </table:table-row>
        <table:table-row table:style-name="ro1">
          <table:table-cell office:value-type="float" office:value="9038150" calcext:value-type="float">
            <text:p>9038150</text:p>
          </table:table-cell>
          <table:table-cell table:formula="of:=[.A567]/1000/(60*60*24)" office:value-type="time" office:time-value="PT02H30M38.15S" calcext:value-type="time">
            <text:p>02:30:3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5.8" calcext:value-type="float">
            <text:p>315.8</text:p>
          </table:table-cell>
          <table:table-cell office:value-type="float" office:value="395.56" calcext:value-type="float">
            <text:p>395.56</text:p>
          </table:table-cell>
        </table:table-row>
        <table:table-row table:style-name="ro1">
          <table:table-cell office:value-type="float" office:value="9054152" calcext:value-type="float">
            <text:p>9054152</text:p>
          </table:table-cell>
          <table:table-cell table:formula="of:=[.A568]/1000/(60*60*24)" office:value-type="time" office:time-value="PT02H30M54.152S" calcext:value-type="time">
            <text:p>02:30:54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6.36" calcext:value-type="float">
            <text:p>316.36</text:p>
          </table:table-cell>
          <table:table-cell office:value-type="float" office:value="396.24" calcext:value-type="float">
            <text:p>396.24</text:p>
          </table:table-cell>
        </table:table-row>
        <table:table-row table:style-name="ro1">
          <table:table-cell office:value-type="float" office:value="9070152" calcext:value-type="float">
            <text:p>9070152</text:p>
          </table:table-cell>
          <table:table-cell table:formula="of:=[.A569]/1000/(60*60*24)" office:value-type="time" office:time-value="PT02H31M10.152S" calcext:value-type="time">
            <text:p>02:31:10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6.91" calcext:value-type="float">
            <text:p>316.91</text:p>
          </table:table-cell>
          <table:table-cell office:value-type="float" office:value="396.92" calcext:value-type="float">
            <text:p>396.92</text:p>
          </table:table-cell>
        </table:table-row>
        <table:table-row table:style-name="ro1">
          <table:table-cell office:value-type="float" office:value="9086152" calcext:value-type="float">
            <text:p>9086152</text:p>
          </table:table-cell>
          <table:table-cell table:formula="of:=[.A570]/1000/(60*60*24)" office:value-type="time" office:time-value="PT02H31M26.152S" calcext:value-type="time">
            <text:p>02:31:26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17.46" calcext:value-type="float">
            <text:p>317.46</text:p>
          </table:table-cell>
          <table:table-cell office:value-type="float" office:value="397.6" calcext:value-type="float">
            <text:p>397.6</text:p>
          </table:table-cell>
        </table:table-row>
        <table:table-row table:style-name="ro1">
          <table:table-cell office:value-type="float" office:value="9102152" calcext:value-type="float">
            <text:p>9102152</text:p>
          </table:table-cell>
          <table:table-cell table:formula="of:=[.A571]/1000/(60*60*24)" office:value-type="time" office:time-value="PT02H31M42.152S" calcext:value-type="time">
            <text:p>02:31:42</text:p>
          </table:table-cell>
          <table:table-cell office:value-type="float" office:value="1.24" calcext:value-type="float">
            <text:p>1.24</text:p>
          </table:table-cell>
          <table:table-cell office:value-type="float" office:value="123.9" calcext:value-type="float">
            <text:p>123.9</text:p>
          </table:table-cell>
          <table:table-cell office:value-type="float" office:value="153.19" calcext:value-type="float">
            <text:p>153.19</text:p>
          </table:table-cell>
          <table:table-cell office:value-type="float" office:value="318.01" calcext:value-type="float">
            <text:p>318.01</text:p>
          </table:table-cell>
          <table:table-cell office:value-type="float" office:value="398.28" calcext:value-type="float">
            <text:p>398.28</text:p>
          </table:table-cell>
        </table:table-row>
        <table:table-row table:style-name="ro1">
          <table:table-cell office:value-type="float" office:value="9118152" calcext:value-type="float">
            <text:p>9118152</text:p>
          </table:table-cell>
          <table:table-cell table:formula="of:=[.A572]/1000/(60*60*24)" office:value-type="time" office:time-value="PT02H31M58.152S" calcext:value-type="time">
            <text:p>02:31:58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18.56" calcext:value-type="float">
            <text:p>318.56</text:p>
          </table:table-cell>
          <table:table-cell office:value-type="float" office:value="398.96" calcext:value-type="float">
            <text:p>398.96</text:p>
          </table:table-cell>
        </table:table-row>
        <table:table-row table:style-name="ro1">
          <table:table-cell office:value-type="float" office:value="9134152" calcext:value-type="float">
            <text:p>9134152</text:p>
          </table:table-cell>
          <table:table-cell table:formula="of:=[.A573]/1000/(60*60*24)" office:value-type="time" office:time-value="PT02H32M14.152S" calcext:value-type="time">
            <text:p>02:32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19.11" calcext:value-type="float">
            <text:p>319.11</text:p>
          </table:table-cell>
          <table:table-cell office:value-type="float" office:value="399.64" calcext:value-type="float">
            <text:p>399.64</text:p>
          </table:table-cell>
        </table:table-row>
        <table:table-row table:style-name="ro1">
          <table:table-cell office:value-type="float" office:value="9150152" calcext:value-type="float">
            <text:p>9150152</text:p>
          </table:table-cell>
          <table:table-cell table:formula="of:=[.A574]/1000/(60*60*24)" office:value-type="time" office:time-value="PT02H32M30.152S" calcext:value-type="time">
            <text:p>02:32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19.66" calcext:value-type="float">
            <text:p>319.66</text:p>
          </table:table-cell>
          <table:table-cell office:value-type="float" office:value="400.32" calcext:value-type="float">
            <text:p>400.32</text:p>
          </table:table-cell>
        </table:table-row>
        <table:table-row table:style-name="ro1">
          <table:table-cell office:value-type="float" office:value="9166152" calcext:value-type="float">
            <text:p>9166152</text:p>
          </table:table-cell>
          <table:table-cell table:formula="of:=[.A575]/1000/(60*60*24)" office:value-type="time" office:time-value="PT02H32M46.152S" calcext:value-type="time">
            <text:p>02:32:46</text:p>
          </table:table-cell>
          <table:table-cell office:value-type="float" office:value="1.24" calcext:value-type="float">
            <text:p>1.24</text:p>
          </table:table-cell>
          <table:table-cell office:value-type="float" office:value="124" calcext:value-type="float">
            <text:p>124</text:p>
          </table:table-cell>
          <table:table-cell office:value-type="float" office:value="153.31" calcext:value-type="float">
            <text:p>153.31</text:p>
          </table:table-cell>
          <table:table-cell office:value-type="float" office:value="320.21" calcext:value-type="float">
            <text:p>320.2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9182152" calcext:value-type="float">
            <text:p>9182152</text:p>
          </table:table-cell>
          <table:table-cell table:formula="of:=[.A576]/1000/(60*60*24)" office:value-type="time" office:time-value="PT02H33M02.152S" calcext:value-type="time">
            <text:p>02:33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0.76" calcext:value-type="float">
            <text:p>320.76</text:p>
          </table:table-cell>
          <table:table-cell office:value-type="float" office:value="401.68" calcext:value-type="float">
            <text:p>401.68</text:p>
          </table:table-cell>
        </table:table-row>
        <table:table-row table:style-name="ro1">
          <table:table-cell office:value-type="float" office:value="9198152" calcext:value-type="float">
            <text:p>9198152</text:p>
          </table:table-cell>
          <table:table-cell table:formula="of:=[.A577]/1000/(60*60*24)" office:value-type="time" office:time-value="PT02H33M18.152S" calcext:value-type="time">
            <text:p>02:33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1.32" calcext:value-type="float">
            <text:p>321.32</text:p>
          </table:table-cell>
          <table:table-cell office:value-type="float" office:value="402.36" calcext:value-type="float">
            <text:p>402.36</text:p>
          </table:table-cell>
        </table:table-row>
        <table:table-row table:style-name="ro1">
          <table:table-cell office:value-type="float" office:value="9214152" calcext:value-type="float">
            <text:p>9214152</text:p>
          </table:table-cell>
          <table:table-cell table:formula="of:=[.A578]/1000/(60*60*24)" office:value-type="time" office:time-value="PT02H33M34.152S" calcext:value-type="time">
            <text:p>02:33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1.87" calcext:value-type="float">
            <text:p>321.87</text:p>
          </table:table-cell>
          <table:table-cell office:value-type="float" office:value="403.03" calcext:value-type="float">
            <text:p>403.03</text:p>
          </table:table-cell>
        </table:table-row>
        <table:table-row table:style-name="ro1">
          <table:table-cell office:value-type="float" office:value="9230152" calcext:value-type="float">
            <text:p>9230152</text:p>
          </table:table-cell>
          <table:table-cell table:formula="of:=[.A579]/1000/(60*60*24)" office:value-type="time" office:time-value="PT02H33M50.152S" calcext:value-type="time">
            <text:p>02:33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2.42" calcext:value-type="float">
            <text:p>322.42</text:p>
          </table:table-cell>
          <table:table-cell office:value-type="float" office:value="403.71" calcext:value-type="float">
            <text:p>403.71</text:p>
          </table:table-cell>
        </table:table-row>
        <table:table-row table:style-name="ro1">
          <table:table-cell office:value-type="float" office:value="9246152" calcext:value-type="float">
            <text:p>9246152</text:p>
          </table:table-cell>
          <table:table-cell table:formula="of:=[.A580]/1000/(60*60*24)" office:value-type="time" office:time-value="PT02H34M06.152S" calcext:value-type="time">
            <text:p>02:34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2.97" calcext:value-type="float">
            <text:p>322.97</text:p>
          </table:table-cell>
          <table:table-cell office:value-type="float" office:value="404.39" calcext:value-type="float">
            <text:p>404.39</text:p>
          </table:table-cell>
        </table:table-row>
        <table:table-row table:style-name="ro1">
          <table:table-cell office:value-type="float" office:value="9262152" calcext:value-type="float">
            <text:p>9262152</text:p>
          </table:table-cell>
          <table:table-cell table:formula="of:=[.A581]/1000/(60*60*24)" office:value-type="time" office:time-value="PT02H34M22.152S" calcext:value-type="time">
            <text:p>02:34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3.52" calcext:value-type="float">
            <text:p>323.52</text:p>
          </table:table-cell>
          <table:table-cell office:value-type="float" office:value="405.07" calcext:value-type="float">
            <text:p>405.07</text:p>
          </table:table-cell>
        </table:table-row>
        <table:table-row table:style-name="ro1">
          <table:table-cell office:value-type="float" office:value="9278152" calcext:value-type="float">
            <text:p>9278152</text:p>
          </table:table-cell>
          <table:table-cell table:formula="of:=[.A582]/1000/(60*60*24)" office:value-type="time" office:time-value="PT02H34M38.152S" calcext:value-type="time">
            <text:p>02:34:38</text:p>
          </table:table-cell>
          <table:table-cell office:value-type="float" office:value="1.23" calcext:value-type="float">
            <text:p>1.23</text:p>
          </table:table-cell>
          <table:table-cell office:value-type="float" office:value="124" calcext:value-type="float">
            <text:p>124</text:p>
          </table:table-cell>
          <table:table-cell office:value-type="float" office:value="152.82" calcext:value-type="float">
            <text:p>152.82</text:p>
          </table:table-cell>
          <table:table-cell office:value-type="float" office:value="324.07" calcext:value-type="float">
            <text:p>324.07</text:p>
          </table:table-cell>
          <table:table-cell office:value-type="float" office:value="405.75" calcext:value-type="float">
            <text:p>405.75</text:p>
          </table:table-cell>
        </table:table-row>
        <table:table-row table:style-name="ro1">
          <table:table-cell office:value-type="float" office:value="9294152" calcext:value-type="float">
            <text:p>9294152</text:p>
          </table:table-cell>
          <table:table-cell table:formula="of:=[.A583]/1000/(60*60*24)" office:value-type="time" office:time-value="PT02H34M54.152S" calcext:value-type="time">
            <text:p>02:3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4.62" calcext:value-type="float">
            <text:p>324.62</text:p>
          </table:table-cell>
          <table:table-cell office:value-type="float" office:value="406.43" calcext:value-type="float">
            <text:p>406.43</text:p>
          </table:table-cell>
        </table:table-row>
        <table:table-row table:style-name="ro1">
          <table:table-cell office:value-type="float" office:value="9310152" calcext:value-type="float">
            <text:p>9310152</text:p>
          </table:table-cell>
          <table:table-cell table:formula="of:=[.A584]/1000/(60*60*24)" office:value-type="time" office:time-value="PT02H35M10.152S" calcext:value-type="time">
            <text:p>02:3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5.17" calcext:value-type="float">
            <text:p>325.17</text:p>
          </table:table-cell>
          <table:table-cell office:value-type="float" office:value="407.11" calcext:value-type="float">
            <text:p>407.11</text:p>
          </table:table-cell>
        </table:table-row>
        <table:table-row table:style-name="ro1">
          <table:table-cell office:value-type="float" office:value="9326152" calcext:value-type="float">
            <text:p>9326152</text:p>
          </table:table-cell>
          <table:table-cell table:formula="of:=[.A585]/1000/(60*60*24)" office:value-type="time" office:time-value="PT02H35M26.152S" calcext:value-type="time">
            <text:p>02:35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5.72" calcext:value-type="float">
            <text:p>325.72</text:p>
          </table:table-cell>
          <table:table-cell office:value-type="float" office:value="407.79" calcext:value-type="float">
            <text:p>407.79</text:p>
          </table:table-cell>
        </table:table-row>
        <table:table-row table:style-name="ro1">
          <table:table-cell office:value-type="float" office:value="9342152" calcext:value-type="float">
            <text:p>9342152</text:p>
          </table:table-cell>
          <table:table-cell table:formula="of:=[.A586]/1000/(60*60*24)" office:value-type="time" office:time-value="PT02H35M42.152S" calcext:value-type="time">
            <text:p>02:3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6.27" calcext:value-type="float">
            <text:p>326.27</text:p>
          </table:table-cell>
          <table:table-cell office:value-type="float" office:value="408.46" calcext:value-type="float">
            <text:p>408.46</text:p>
          </table:table-cell>
        </table:table-row>
        <table:table-row table:style-name="ro1">
          <table:table-cell office:value-type="float" office:value="9358152" calcext:value-type="float">
            <text:p>9358152</text:p>
          </table:table-cell>
          <table:table-cell table:formula="of:=[.A587]/1000/(60*60*24)" office:value-type="time" office:time-value="PT02H35M58.152S" calcext:value-type="time">
            <text:p>02:3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6.82" calcext:value-type="float">
            <text:p>326.82</text:p>
          </table:table-cell>
          <table:table-cell office:value-type="float" office:value="409.14" calcext:value-type="float">
            <text:p>409.14</text:p>
          </table:table-cell>
        </table:table-row>
        <table:table-row table:style-name="ro1">
          <table:table-cell office:value-type="float" office:value="9374152" calcext:value-type="float">
            <text:p>9374152</text:p>
          </table:table-cell>
          <table:table-cell table:formula="of:=[.A588]/1000/(60*60*24)" office:value-type="time" office:time-value="PT02H36M14.152S" calcext:value-type="time">
            <text:p>02:3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7.37" calcext:value-type="float">
            <text:p>327.37</text:p>
          </table:table-cell>
          <table:table-cell office:value-type="float" office:value="409.82" calcext:value-type="float">
            <text:p>409.82</text:p>
          </table:table-cell>
        </table:table-row>
        <table:table-row table:style-name="ro1">
          <table:table-cell office:value-type="float" office:value="9390152" calcext:value-type="float">
            <text:p>9390152</text:p>
          </table:table-cell>
          <table:table-cell table:formula="of:=[.A589]/1000/(60*60*24)" office:value-type="time" office:time-value="PT02H36M30.152S" calcext:value-type="time">
            <text:p>02:3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7.92" calcext:value-type="float">
            <text:p>327.92</text:p>
          </table:table-cell>
          <table:table-cell office:value-type="float" office:value="410.5" calcext:value-type="float">
            <text:p>410.5</text:p>
          </table:table-cell>
        </table:table-row>
        <table:table-row table:style-name="ro1">
          <table:table-cell office:value-type="float" office:value="9406152" calcext:value-type="float">
            <text:p>9406152</text:p>
          </table:table-cell>
          <table:table-cell table:formula="of:=[.A590]/1000/(60*60*24)" office:value-type="time" office:time-value="PT02H36M46.152S" calcext:value-type="time">
            <text:p>02:3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8.48" calcext:value-type="float">
            <text:p>328.48</text:p>
          </table:table-cell>
          <table:table-cell office:value-type="float" office:value="411.18" calcext:value-type="float">
            <text:p>411.18</text:p>
          </table:table-cell>
        </table:table-row>
        <table:table-row table:style-name="ro1">
          <table:table-cell office:value-type="float" office:value="9422152" calcext:value-type="float">
            <text:p>9422152</text:p>
          </table:table-cell>
          <table:table-cell table:formula="of:=[.A591]/1000/(60*60*24)" office:value-type="time" office:time-value="PT02H37M02.152S" calcext:value-type="time">
            <text:p>02:37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9.03" calcext:value-type="float">
            <text:p>329.03</text:p>
          </table:table-cell>
          <table:table-cell office:value-type="float" office:value="411.86" calcext:value-type="float">
            <text:p>411.86</text:p>
          </table:table-cell>
        </table:table-row>
        <table:table-row table:style-name="ro1">
          <table:table-cell office:value-type="float" office:value="9438152" calcext:value-type="float">
            <text:p>9438152</text:p>
          </table:table-cell>
          <table:table-cell table:formula="of:=[.A592]/1000/(60*60*24)" office:value-type="time" office:time-value="PT02H37M18.152S" calcext:value-type="time">
            <text:p>02:37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29.58" calcext:value-type="float">
            <text:p>329.58</text:p>
          </table:table-cell>
          <table:table-cell office:value-type="float" office:value="412.54" calcext:value-type="float">
            <text:p>412.54</text:p>
          </table:table-cell>
        </table:table-row>
        <table:table-row table:style-name="ro1">
          <table:table-cell office:value-type="float" office:value="9454152" calcext:value-type="float">
            <text:p>9454152</text:p>
          </table:table-cell>
          <table:table-cell table:formula="of:=[.A593]/1000/(60*60*24)" office:value-type="time" office:time-value="PT02H37M34.152S" calcext:value-type="time">
            <text:p>02:3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0.13" calcext:value-type="float">
            <text:p>330.13</text:p>
          </table:table-cell>
          <table:table-cell office:value-type="float" office:value="413.21" calcext:value-type="float">
            <text:p>413.21</text:p>
          </table:table-cell>
        </table:table-row>
        <table:table-row table:style-name="ro1">
          <table:table-cell office:value-type="float" office:value="9470152" calcext:value-type="float">
            <text:p>9470152</text:p>
          </table:table-cell>
          <table:table-cell table:formula="of:=[.A594]/1000/(60*60*24)" office:value-type="time" office:time-value="PT02H37M50.152S" calcext:value-type="time">
            <text:p>02:3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0.68" calcext:value-type="float">
            <text:p>330.68</text:p>
          </table:table-cell>
          <table:table-cell office:value-type="float" office:value="413.89" calcext:value-type="float">
            <text:p>413.89</text:p>
          </table:table-cell>
        </table:table-row>
        <table:table-row table:style-name="ro1">
          <table:table-cell office:value-type="float" office:value="9486152" calcext:value-type="float">
            <text:p>9486152</text:p>
          </table:table-cell>
          <table:table-cell table:formula="of:=[.A595]/1000/(60*60*24)" office:value-type="time" office:time-value="PT02H38M06.152S" calcext:value-type="time">
            <text:p>02:3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1.23" calcext:value-type="float">
            <text:p>331.23</text:p>
          </table:table-cell>
          <table:table-cell office:value-type="float" office:value="414.57" calcext:value-type="float">
            <text:p>414.57</text:p>
          </table:table-cell>
        </table:table-row>
        <table:table-row table:style-name="ro1">
          <table:table-cell office:value-type="float" office:value="9502152" calcext:value-type="float">
            <text:p>9502152</text:p>
          </table:table-cell>
          <table:table-cell table:formula="of:=[.A596]/1000/(60*60*24)" office:value-type="time" office:time-value="PT02H38M22.152S" calcext:value-type="time">
            <text:p>02:38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1.78" calcext:value-type="float">
            <text:p>331.78</text:p>
          </table:table-cell>
          <table:table-cell office:value-type="float" office:value="415.25" calcext:value-type="float">
            <text:p>415.25</text:p>
          </table:table-cell>
        </table:table-row>
        <table:table-row table:style-name="ro1">
          <table:table-cell office:value-type="float" office:value="9518152" calcext:value-type="float">
            <text:p>9518152</text:p>
          </table:table-cell>
          <table:table-cell table:formula="of:=[.A597]/1000/(60*60*24)" office:value-type="time" office:time-value="PT02H38M38.152S" calcext:value-type="time">
            <text:p>02:3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2.33" calcext:value-type="float">
            <text:p>332.33</text:p>
          </table:table-cell>
          <table:table-cell office:value-type="float" office:value="415.93" calcext:value-type="float">
            <text:p>415.93</text:p>
          </table:table-cell>
        </table:table-row>
        <table:table-row table:style-name="ro1">
          <table:table-cell office:value-type="float" office:value="9534152" calcext:value-type="float">
            <text:p>9534152</text:p>
          </table:table-cell>
          <table:table-cell table:formula="of:=[.A598]/1000/(60*60*24)" office:value-type="time" office:time-value="PT02H38M54.152S" calcext:value-type="time">
            <text:p>02:38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2.88" calcext:value-type="float">
            <text:p>332.88</text:p>
          </table:table-cell>
          <table:table-cell office:value-type="float" office:value="416.61" calcext:value-type="float">
            <text:p>416.61</text:p>
          </table:table-cell>
        </table:table-row>
        <table:table-row table:style-name="ro1">
          <table:table-cell office:value-type="float" office:value="9550152" calcext:value-type="float">
            <text:p>9550152</text:p>
          </table:table-cell>
          <table:table-cell table:formula="of:=[.A599]/1000/(60*60*24)" office:value-type="time" office:time-value="PT02H39M10.152S" calcext:value-type="time">
            <text:p>02:3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3.43" calcext:value-type="float">
            <text:p>333.43</text:p>
          </table:table-cell>
          <table:table-cell office:value-type="float" office:value="417.28" calcext:value-type="float">
            <text:p>417.28</text:p>
          </table:table-cell>
        </table:table-row>
        <table:table-row table:style-name="ro1">
          <table:table-cell office:value-type="float" office:value="9566152" calcext:value-type="float">
            <text:p>9566152</text:p>
          </table:table-cell>
          <table:table-cell table:formula="of:=[.A600]/1000/(60*60*24)" office:value-type="time" office:time-value="PT02H39M26.152S" calcext:value-type="time">
            <text:p>02:3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3.98" calcext:value-type="float">
            <text:p>333.98</text:p>
          </table:table-cell>
          <table:table-cell office:value-type="float" office:value="417.96" calcext:value-type="float">
            <text:p>417.96</text:p>
          </table:table-cell>
        </table:table-row>
        <table:table-row table:style-name="ro1">
          <table:table-cell office:value-type="float" office:value="9582152" calcext:value-type="float">
            <text:p>9582152</text:p>
          </table:table-cell>
          <table:table-cell table:formula="of:=[.A601]/1000/(60*60*24)" office:value-type="time" office:time-value="PT02H39M42.152S" calcext:value-type="time">
            <text:p>02:39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4.53" calcext:value-type="float">
            <text:p>334.53</text:p>
          </table:table-cell>
          <table:table-cell office:value-type="float" office:value="418.64" calcext:value-type="float">
            <text:p>418.64</text:p>
          </table:table-cell>
        </table:table-row>
        <table:table-row table:style-name="ro1">
          <table:table-cell office:value-type="float" office:value="9598152" calcext:value-type="float">
            <text:p>9598152</text:p>
          </table:table-cell>
          <table:table-cell table:formula="of:=[.A602]/1000/(60*60*24)" office:value-type="time" office:time-value="PT02H39M58.152S" calcext:value-type="time">
            <text:p>02:39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9" calcext:value-type="float">
            <text:p>123.9</text:p>
          </table:table-cell>
          <table:table-cell office:value-type="float" office:value="152.69" calcext:value-type="float">
            <text:p>152.69</text:p>
          </table:table-cell>
          <table:table-cell office:value-type="float" office:value="335.08" calcext:value-type="float">
            <text:p>335.08</text:p>
          </table:table-cell>
          <table:table-cell office:value-type="float" office:value="419.32" calcext:value-type="float">
            <text:p>419.32</text:p>
          </table:table-cell>
        </table:table-row>
        <table:table-row table:style-name="ro1">
          <table:table-cell office:value-type="float" office:value="9614152" calcext:value-type="float">
            <text:p>9614152</text:p>
          </table:table-cell>
          <table:table-cell table:formula="of:=[.A603]/1000/(60*60*24)" office:value-type="time" office:time-value="PT02H40M14.152S" calcext:value-type="time">
            <text:p>02:40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5.63" calcext:value-type="float">
            <text:p>335.6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9630152" calcext:value-type="float">
            <text:p>9630152</text:p>
          </table:table-cell>
          <table:table-cell table:formula="of:=[.A604]/1000/(60*60*24)" office:value-type="time" office:time-value="PT02H40M30.152S" calcext:value-type="time">
            <text:p>02:40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6.18" calcext:value-type="float">
            <text:p>336.18</text:p>
          </table:table-cell>
          <table:table-cell office:value-type="float" office:value="420.68" calcext:value-type="float">
            <text:p>420.68</text:p>
          </table:table-cell>
        </table:table-row>
        <table:table-row table:style-name="ro1">
          <table:table-cell office:value-type="float" office:value="9646152" calcext:value-type="float">
            <text:p>9646152</text:p>
          </table:table-cell>
          <table:table-cell table:formula="of:=[.A605]/1000/(60*60*24)" office:value-type="time" office:time-value="PT02H40M46.152S" calcext:value-type="time">
            <text:p>02:4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6.73" calcext:value-type="float">
            <text:p>336.73</text:p>
          </table:table-cell>
          <table:table-cell office:value-type="float" office:value="421.35" calcext:value-type="float">
            <text:p>421.35</text:p>
          </table:table-cell>
        </table:table-row>
        <table:table-row table:style-name="ro1">
          <table:table-cell office:value-type="float" office:value="9662152" calcext:value-type="float">
            <text:p>9662152</text:p>
          </table:table-cell>
          <table:table-cell table:formula="of:=[.A606]/1000/(60*60*24)" office:value-type="time" office:time-value="PT02H41M02.152S" calcext:value-type="time">
            <text:p>02:41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7.28" calcext:value-type="float">
            <text:p>337.28</text:p>
          </table:table-cell>
          <table:table-cell office:value-type="float" office:value="422.03" calcext:value-type="float">
            <text:p>422.03</text:p>
          </table:table-cell>
        </table:table-row>
        <table:table-row table:style-name="ro1">
          <table:table-cell office:value-type="float" office:value="9678152" calcext:value-type="float">
            <text:p>9678152</text:p>
          </table:table-cell>
          <table:table-cell table:formula="of:=[.A607]/1000/(60*60*24)" office:value-type="time" office:time-value="PT02H41M18.152S" calcext:value-type="time">
            <text:p>02:4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7.83" calcext:value-type="float">
            <text:p>337.83</text:p>
          </table:table-cell>
          <table:table-cell office:value-type="float" office:value="422.71" calcext:value-type="float">
            <text:p>422.71</text:p>
          </table:table-cell>
        </table:table-row>
        <table:table-row table:style-name="ro1">
          <table:table-cell office:value-type="float" office:value="9694152" calcext:value-type="float">
            <text:p>9694152</text:p>
          </table:table-cell>
          <table:table-cell table:formula="of:=[.A608]/1000/(60*60*24)" office:value-type="time" office:time-value="PT02H41M34.152S" calcext:value-type="time">
            <text:p>02:4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8.38" calcext:value-type="float">
            <text:p>338.38</text:p>
          </table:table-cell>
          <table:table-cell office:value-type="float" office:value="423.39" calcext:value-type="float">
            <text:p>423.39</text:p>
          </table:table-cell>
        </table:table-row>
        <table:table-row table:style-name="ro1">
          <table:table-cell office:value-type="float" office:value="9710152" calcext:value-type="float">
            <text:p>9710152</text:p>
          </table:table-cell>
          <table:table-cell table:formula="of:=[.A609]/1000/(60*60*24)" office:value-type="time" office:time-value="PT02H41M50.152S" calcext:value-type="time">
            <text:p>02:4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8.93" calcext:value-type="float">
            <text:p>338.93</text:p>
          </table:table-cell>
          <table:table-cell office:value-type="float" office:value="424.07" calcext:value-type="float">
            <text:p>424.07</text:p>
          </table:table-cell>
        </table:table-row>
        <table:table-row table:style-name="ro1">
          <table:table-cell office:value-type="float" office:value="9726152" calcext:value-type="float">
            <text:p>9726152</text:p>
          </table:table-cell>
          <table:table-cell table:formula="of:=[.A610]/1000/(60*60*24)" office:value-type="time" office:time-value="PT02H42M06.152S" calcext:value-type="time">
            <text:p>02:42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39.48" calcext:value-type="float">
            <text:p>339.48</text:p>
          </table:table-cell>
          <table:table-cell office:value-type="float" office:value="424.74" calcext:value-type="float">
            <text:p>424.74</text:p>
          </table:table-cell>
        </table:table-row>
        <table:table-row table:style-name="ro1">
          <table:table-cell office:value-type="float" office:value="9742152" calcext:value-type="float">
            <text:p>9742152</text:p>
          </table:table-cell>
          <table:table-cell table:formula="of:=[.A611]/1000/(60*60*24)" office:value-type="time" office:time-value="PT02H42M22.152S" calcext:value-type="time">
            <text:p>02:42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0.03" calcext:value-type="float">
            <text:p>340.03</text:p>
          </table:table-cell>
          <table:table-cell office:value-type="float" office:value="425.42" calcext:value-type="float">
            <text:p>425.42</text:p>
          </table:table-cell>
        </table:table-row>
        <table:table-row table:style-name="ro1">
          <table:table-cell office:value-type="float" office:value="9758152" calcext:value-type="float">
            <text:p>9758152</text:p>
          </table:table-cell>
          <table:table-cell table:formula="of:=[.A612]/1000/(60*60*24)" office:value-type="time" office:time-value="PT02H42M38.152S" calcext:value-type="time">
            <text:p>02:42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0.58" calcext:value-type="float">
            <text:p>340.58</text:p>
          </table:table-cell>
          <table:table-cell office:value-type="float" office:value="426.1" calcext:value-type="float">
            <text:p>426.1</text:p>
          </table:table-cell>
        </table:table-row>
        <table:table-row table:style-name="ro1">
          <table:table-cell office:value-type="float" office:value="9774152" calcext:value-type="float">
            <text:p>9774152</text:p>
          </table:table-cell>
          <table:table-cell table:formula="of:=[.A613]/1000/(60*60*24)" office:value-type="time" office:time-value="PT02H42M54.152S" calcext:value-type="time">
            <text:p>02:42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1.13" calcext:value-type="float">
            <text:p>341.13</text:p>
          </table:table-cell>
          <table:table-cell office:value-type="float" office:value="426.78" calcext:value-type="float">
            <text:p>426.78</text:p>
          </table:table-cell>
        </table:table-row>
        <table:table-row table:style-name="ro1">
          <table:table-cell office:value-type="float" office:value="9790152" calcext:value-type="float">
            <text:p>9790152</text:p>
          </table:table-cell>
          <table:table-cell table:formula="of:=[.A614]/1000/(60*60*24)" office:value-type="time" office:time-value="PT02H43M10.152S" calcext:value-type="time">
            <text:p>02:43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07" calcext:value-type="float">
            <text:p>152.07</text:p>
          </table:table-cell>
          <table:table-cell office:value-type="float" office:value="341.68" calcext:value-type="float">
            <text:p>341.68</text:p>
          </table:table-cell>
          <table:table-cell office:value-type="float" office:value="427.46" calcext:value-type="float">
            <text:p>427.46</text:p>
          </table:table-cell>
        </table:table-row>
        <table:table-row table:style-name="ro1">
          <table:table-cell office:value-type="float" office:value="9806152" calcext:value-type="float">
            <text:p>9806152</text:p>
          </table:table-cell>
          <table:table-cell table:formula="of:=[.A615]/1000/(60*60*24)" office:value-type="time" office:time-value="PT02H43M26.152S" calcext:value-type="time">
            <text:p>02:4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2.23" calcext:value-type="float">
            <text:p>342.23</text:p>
          </table:table-cell>
          <table:table-cell office:value-type="float" office:value="428.13" calcext:value-type="float">
            <text:p>428.13</text:p>
          </table:table-cell>
        </table:table-row>
        <table:table-row table:style-name="ro1">
          <table:table-cell office:value-type="float" office:value="9822152" calcext:value-type="float">
            <text:p>9822152</text:p>
          </table:table-cell>
          <table:table-cell table:formula="of:=[.A616]/1000/(60*60*24)" office:value-type="time" office:time-value="PT02H43M42.152S" calcext:value-type="time">
            <text:p>02:43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2.78" calcext:value-type="float">
            <text:p>342.78</text:p>
          </table:table-cell>
          <table:table-cell office:value-type="float" office:value="428.81" calcext:value-type="float">
            <text:p>428.81</text:p>
          </table:table-cell>
        </table:table-row>
        <table:table-row table:style-name="ro1">
          <table:table-cell office:value-type="float" office:value="9838152" calcext:value-type="float">
            <text:p>9838152</text:p>
          </table:table-cell>
          <table:table-cell table:formula="of:=[.A617]/1000/(60*60*24)" office:value-type="time" office:time-value="PT02H43M58.152S" calcext:value-type="time">
            <text:p>02:43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3.33" calcext:value-type="float">
            <text:p>343.33</text:p>
          </table:table-cell>
          <table:table-cell office:value-type="float" office:value="429.49" calcext:value-type="float">
            <text:p>429.49</text:p>
          </table:table-cell>
        </table:table-row>
        <table:table-row table:style-name="ro1">
          <table:table-cell office:value-type="float" office:value="9854152" calcext:value-type="float">
            <text:p>9854152</text:p>
          </table:table-cell>
          <table:table-cell table:formula="of:=[.A618]/1000/(60*60*24)" office:value-type="time" office:time-value="PT02H44M14.152S" calcext:value-type="time">
            <text:p>02:4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43.88" calcext:value-type="float">
            <text:p>343.88</text:p>
          </table:table-cell>
          <table:table-cell office:value-type="float" office:value="430.17" calcext:value-type="float">
            <text:p>430.17</text:p>
          </table:table-cell>
        </table:table-row>
        <table:table-row table:style-name="ro1">
          <table:table-cell office:value-type="float" office:value="9870152" calcext:value-type="float">
            <text:p>9870152</text:p>
          </table:table-cell>
          <table:table-cell table:formula="of:=[.A619]/1000/(60*60*24)" office:value-type="time" office:time-value="PT02H44M30.152S" calcext:value-type="time">
            <text:p>02:44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8" calcext:value-type="float">
            <text:p>123.8</text:p>
          </table:table-cell>
          <table:table-cell office:value-type="float" office:value="152.57" calcext:value-type="float">
            <text:p>152.57</text:p>
          </table:table-cell>
          <table:table-cell office:value-type="float" office:value="344.43" calcext:value-type="float">
            <text:p>344.43</text:p>
          </table:table-cell>
          <table:table-cell office:value-type="float" office:value="430.84" calcext:value-type="float">
            <text:p>430.84</text:p>
          </table:table-cell>
        </table:table-row>
        <table:table-row table:style-name="ro1">
          <table:table-cell office:value-type="float" office:value="9886152" calcext:value-type="float">
            <text:p>9886152</text:p>
          </table:table-cell>
          <table:table-cell table:formula="of:=[.A620]/1000/(60*60*24)" office:value-type="time" office:time-value="PT02H44M46.152S" calcext:value-type="time">
            <text:p>02:4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44.98" calcext:value-type="float">
            <text:p>344.98</text:p>
          </table:table-cell>
          <table:table-cell office:value-type="float" office:value="431.52" calcext:value-type="float">
            <text:p>431.52</text:p>
          </table:table-cell>
        </table:table-row>
        <table:table-row table:style-name="ro1">
          <table:table-cell office:value-type="float" office:value="9902152" calcext:value-type="float">
            <text:p>9902152</text:p>
          </table:table-cell>
          <table:table-cell table:formula="of:=[.A621]/1000/(60*60*24)" office:value-type="time" office:time-value="PT02H45M02.152S" calcext:value-type="time">
            <text:p>02:4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45.53" calcext:value-type="float">
            <text:p>345.53</text:p>
          </table:table-cell>
          <table:table-cell office:value-type="float" office:value="432.2" calcext:value-type="float">
            <text:p>432.2</text:p>
          </table:table-cell>
        </table:table-row>
        <table:table-row table:style-name="ro1">
          <table:table-cell office:value-type="float" office:value="9918152" calcext:value-type="float">
            <text:p>9918152</text:p>
          </table:table-cell>
          <table:table-cell table:formula="of:=[.A622]/1000/(60*60*24)" office:value-type="time" office:time-value="PT02H45M18.152S" calcext:value-type="time">
            <text:p>02:45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46.08" calcext:value-type="float">
            <text:p>346.08</text:p>
          </table:table-cell>
          <table:table-cell office:value-type="float" office:value="432.88" calcext:value-type="float">
            <text:p>432.88</text:p>
          </table:table-cell>
        </table:table-row>
        <table:table-row table:style-name="ro1">
          <table:table-cell office:value-type="float" office:value="9934152" calcext:value-type="float">
            <text:p>9934152</text:p>
          </table:table-cell>
          <table:table-cell table:formula="of:=[.A623]/1000/(60*60*24)" office:value-type="time" office:time-value="PT02H45M34.152S" calcext:value-type="time">
            <text:p>02:4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46.63" calcext:value-type="float">
            <text:p>346.63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float" office:value="9950152" calcext:value-type="float">
            <text:p>9950152</text:p>
          </table:table-cell>
          <table:table-cell table:formula="of:=[.A624]/1000/(60*60*24)" office:value-type="time" office:time-value="PT02H45M50.152S" calcext:value-type="time">
            <text:p>02:45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47.18" calcext:value-type="float">
            <text:p>347.18</text:p>
          </table:table-cell>
          <table:table-cell office:value-type="float" office:value="434.23" calcext:value-type="float">
            <text:p>434.23</text:p>
          </table:table-cell>
        </table:table-row>
        <table:table-row table:style-name="ro1">
          <table:table-cell office:value-type="float" office:value="9966152" calcext:value-type="float">
            <text:p>9966152</text:p>
          </table:table-cell>
          <table:table-cell table:formula="of:=[.A625]/1000/(60*60*24)" office:value-type="time" office:time-value="PT02H46M06.152S" calcext:value-type="time">
            <text:p>02:46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47.73" calcext:value-type="float">
            <text:p>347.73</text:p>
          </table:table-cell>
          <table:table-cell office:value-type="float" office:value="434.91" calcext:value-type="float">
            <text:p>434.91</text:p>
          </table:table-cell>
        </table:table-row>
        <table:table-row table:style-name="ro1">
          <table:table-cell office:value-type="float" office:value="9982152" calcext:value-type="float">
            <text:p>9982152</text:p>
          </table:table-cell>
          <table:table-cell table:formula="of:=[.A626]/1000/(60*60*24)" office:value-type="time" office:time-value="PT02H46M22.152S" calcext:value-type="time">
            <text:p>02:4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48.28" calcext:value-type="float">
            <text:p>348.28</text:p>
          </table:table-cell>
          <table:table-cell office:value-type="float" office:value="435.59" calcext:value-type="float">
            <text:p>435.59</text:p>
          </table:table-cell>
        </table:table-row>
        <table:table-row table:style-name="ro1">
          <table:table-cell office:value-type="float" office:value="9998152" calcext:value-type="float">
            <text:p>9998152</text:p>
          </table:table-cell>
          <table:table-cell table:formula="of:=[.A627]/1000/(60*60*24)" office:value-type="time" office:time-value="PT02H46M38.152S" calcext:value-type="time">
            <text:p>02:46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48.83" calcext:value-type="float">
            <text:p>348.83</text:p>
          </table:table-cell>
          <table:table-cell office:value-type="float" office:value="436.26" calcext:value-type="float">
            <text:p>436.26</text:p>
          </table:table-cell>
        </table:table-row>
        <table:table-row table:style-name="ro1">
          <table:table-cell office:value-type="float" office:value="10014152" calcext:value-type="float">
            <text:p>10014152</text:p>
          </table:table-cell>
          <table:table-cell table:formula="of:=[.A628]/1000/(60*60*24)" office:value-type="time" office:time-value="PT02H46M54.152S" calcext:value-type="time">
            <text:p>02:46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5" calcext:value-type="float">
            <text:p>152.45</text:p>
          </table:table-cell>
          <table:table-cell office:value-type="float" office:value="349.38" calcext:value-type="float">
            <text:p>349.38</text:p>
          </table:table-cell>
          <table:table-cell office:value-type="float" office:value="436.94" calcext:value-type="float">
            <text:p>436.94</text:p>
          </table:table-cell>
        </table:table-row>
        <table:table-row table:style-name="ro1">
          <table:table-cell office:value-type="float" office:value="10030152" calcext:value-type="float">
            <text:p>10030152</text:p>
          </table:table-cell>
          <table:table-cell table:formula="of:=[.A629]/1000/(60*60*24)" office:value-type="time" office:time-value="PT02H47M10.152S" calcext:value-type="time">
            <text:p>02:47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49.93" calcext:value-type="float">
            <text:p>349.93</text:p>
          </table:table-cell>
          <table:table-cell office:value-type="float" office:value="437.62" calcext:value-type="float">
            <text:p>437.62</text:p>
          </table:table-cell>
        </table:table-row>
        <table:table-row table:style-name="ro1">
          <table:table-cell office:value-type="float" office:value="10046152" calcext:value-type="float">
            <text:p>10046152</text:p>
          </table:table-cell>
          <table:table-cell table:formula="of:=[.A630]/1000/(60*60*24)" office:value-type="time" office:time-value="PT02H47M26.152S" calcext:value-type="time">
            <text:p>02:4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50.48" calcext:value-type="float">
            <text:p>350.48</text:p>
          </table:table-cell>
          <table:table-cell office:value-type="float" office:value="438.3" calcext:value-type="float">
            <text:p>438.3</text:p>
          </table:table-cell>
        </table:table-row>
        <table:table-row table:style-name="ro1">
          <table:table-cell office:value-type="float" office:value="10062152" calcext:value-type="float">
            <text:p>10062152</text:p>
          </table:table-cell>
          <table:table-cell table:formula="of:=[.A631]/1000/(60*60*24)" office:value-type="time" office:time-value="PT02H47M42.152S" calcext:value-type="time">
            <text:p>02:47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51.03" calcext:value-type="float">
            <text:p>351.03</text:p>
          </table:table-cell>
          <table:table-cell office:value-type="float" office:value="438.97" calcext:value-type="float">
            <text:p>438.97</text:p>
          </table:table-cell>
        </table:table-row>
        <table:table-row table:style-name="ro1">
          <table:table-cell office:value-type="float" office:value="10078152" calcext:value-type="float">
            <text:p>10078152</text:p>
          </table:table-cell>
          <table:table-cell table:formula="of:=[.A632]/1000/(60*60*24)" office:value-type="time" office:time-value="PT02H47M58.152S" calcext:value-type="time">
            <text:p>02:47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51.58" calcext:value-type="float">
            <text:p>351.58</text:p>
          </table:table-cell>
          <table:table-cell office:value-type="float" office:value="439.65" calcext:value-type="float">
            <text:p>439.65</text:p>
          </table:table-cell>
        </table:table-row>
        <table:table-row table:style-name="ro1">
          <table:table-cell office:value-type="float" office:value="10094152" calcext:value-type="float">
            <text:p>10094152</text:p>
          </table:table-cell>
          <table:table-cell table:formula="of:=[.A633]/1000/(60*60*24)" office:value-type="time" office:time-value="PT02H48M14.152S" calcext:value-type="time">
            <text:p>02:48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52.13" calcext:value-type="float">
            <text:p>352.13</text:p>
          </table:table-cell>
          <table:table-cell office:value-type="float" office:value="440.33" calcext:value-type="float">
            <text:p>440.33</text:p>
          </table:table-cell>
        </table:table-row>
        <table:table-row table:style-name="ro1">
          <table:table-cell office:value-type="float" office:value="10110152" calcext:value-type="float">
            <text:p>10110152</text:p>
          </table:table-cell>
          <table:table-cell table:formula="of:=[.A634]/1000/(60*60*24)" office:value-type="time" office:time-value="PT02H48M30.152S" calcext:value-type="time">
            <text:p>02:48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52.68" calcext:value-type="float">
            <text:p>352.6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0126152" calcext:value-type="float">
            <text:p>10126152</text:p>
          </table:table-cell>
          <table:table-cell table:formula="of:=[.A635]/1000/(60*60*24)" office:value-type="time" office:time-value="PT02H48M46.152S" calcext:value-type="time">
            <text:p>02:48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53.23" calcext:value-type="float">
            <text:p>353.23</text:p>
          </table:table-cell>
          <table:table-cell office:value-type="float" office:value="441.68" calcext:value-type="float">
            <text:p>441.68</text:p>
          </table:table-cell>
        </table:table-row>
        <table:table-row table:style-name="ro1">
          <table:table-cell office:value-type="float" office:value="10142152" calcext:value-type="float">
            <text:p>10142152</text:p>
          </table:table-cell>
          <table:table-cell table:formula="of:=[.A636]/1000/(60*60*24)" office:value-type="time" office:time-value="PT02H49M02.152S" calcext:value-type="time">
            <text:p>02:49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53.78" calcext:value-type="float">
            <text:p>353.78</text:p>
          </table:table-cell>
          <table:table-cell office:value-type="float" office:value="442.35" calcext:value-type="float">
            <text:p>442.35</text:p>
          </table:table-cell>
        </table:table-row>
        <table:table-row table:style-name="ro1">
          <table:table-cell office:value-type="float" office:value="10158152" calcext:value-type="float">
            <text:p>10158152</text:p>
          </table:table-cell>
          <table:table-cell table:formula="of:=[.A637]/1000/(60*60*24)" office:value-type="time" office:time-value="PT02H49M18.152S" calcext:value-type="time">
            <text:p>02:49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2.44" calcext:value-type="float">
            <text:p>152.44</text:p>
          </table:table-cell>
          <table:table-cell office:value-type="float" office:value="354.33" calcext:value-type="float">
            <text:p>354.33</text:p>
          </table:table-cell>
          <table:table-cell office:value-type="float" office:value="443.03" calcext:value-type="float">
            <text:p>443.03</text:p>
          </table:table-cell>
        </table:table-row>
        <table:table-row table:style-name="ro1">
          <table:table-cell office:value-type="float" office:value="10174152" calcext:value-type="float">
            <text:p>10174152</text:p>
          </table:table-cell>
          <table:table-cell table:formula="of:=[.A638]/1000/(60*60*24)" office:value-type="time" office:time-value="PT02H49M34.152S" calcext:value-type="time">
            <text:p>02:49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54.88" calcext:value-type="float">
            <text:p>354.88</text:p>
          </table:table-cell>
          <table:table-cell office:value-type="float" office:value="443.71" calcext:value-type="float">
            <text:p>443.71</text:p>
          </table:table-cell>
        </table:table-row>
        <table:table-row table:style-name="ro1">
          <table:table-cell office:value-type="float" office:value="10190152" calcext:value-type="float">
            <text:p>10190152</text:p>
          </table:table-cell>
          <table:table-cell table:formula="of:=[.A639]/1000/(60*60*24)" office:value-type="time" office:time-value="PT02H49M50.152S" calcext:value-type="time">
            <text:p>02:49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55.43" calcext:value-type="float">
            <text:p>355.43</text:p>
          </table:table-cell>
          <table:table-cell office:value-type="float" office:value="444.38" calcext:value-type="float">
            <text:p>444.38</text:p>
          </table:table-cell>
        </table:table-row>
        <table:table-row table:style-name="ro1">
          <table:table-cell office:value-type="float" office:value="10206152" calcext:value-type="float">
            <text:p>10206152</text:p>
          </table:table-cell>
          <table:table-cell table:formula="of:=[.A640]/1000/(60*60*24)" office:value-type="time" office:time-value="PT02H50M06.152S" calcext:value-type="time">
            <text:p>02:50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55.98" calcext:value-type="float">
            <text:p>355.98</text:p>
          </table:table-cell>
          <table:table-cell office:value-type="float" office:value="445.06" calcext:value-type="float">
            <text:p>445.06</text:p>
          </table:table-cell>
        </table:table-row>
        <table:table-row table:style-name="ro1">
          <table:table-cell office:value-type="float" office:value="10222152" calcext:value-type="float">
            <text:p>10222152</text:p>
          </table:table-cell>
          <table:table-cell table:formula="of:=[.A641]/1000/(60*60*24)" office:value-type="time" office:time-value="PT02H50M22.152S" calcext:value-type="time">
            <text:p>02:50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56.53" calcext:value-type="float">
            <text:p>356.53</text:p>
          </table:table-cell>
          <table:table-cell office:value-type="float" office:value="445.74" calcext:value-type="float">
            <text:p>445.74</text:p>
          </table:table-cell>
        </table:table-row>
        <table:table-row table:style-name="ro1">
          <table:table-cell office:value-type="float" office:value="10238152" calcext:value-type="float">
            <text:p>10238152</text:p>
          </table:table-cell>
          <table:table-cell table:formula="of:=[.A642]/1000/(60*60*24)" office:value-type="time" office:time-value="PT02H50M38.152S" calcext:value-type="time">
            <text:p>02:50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57.08" calcext:value-type="float">
            <text:p>357.08</text:p>
          </table:table-cell>
          <table:table-cell office:value-type="float" office:value="446.41" calcext:value-type="float">
            <text:p>446.41</text:p>
          </table:table-cell>
        </table:table-row>
        <table:table-row table:style-name="ro1">
          <table:table-cell office:value-type="float" office:value="10254152" calcext:value-type="float">
            <text:p>10254152</text:p>
          </table:table-cell>
          <table:table-cell table:formula="of:=[.A643]/1000/(60*60*24)" office:value-type="time" office:time-value="PT02H50M54.152S" calcext:value-type="time">
            <text:p>02:50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57.63" calcext:value-type="float">
            <text:p>357.63</text:p>
          </table:table-cell>
          <table:table-cell office:value-type="float" office:value="447.09" calcext:value-type="float">
            <text:p>447.09</text:p>
          </table:table-cell>
        </table:table-row>
        <table:table-row table:style-name="ro1">
          <table:table-cell office:value-type="float" office:value="10270152" calcext:value-type="float">
            <text:p>10270152</text:p>
          </table:table-cell>
          <table:table-cell table:formula="of:=[.A644]/1000/(60*60*24)" office:value-type="time" office:time-value="PT02H51M10.152S" calcext:value-type="time">
            <text:p>02:51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58.18" calcext:value-type="float">
            <text:p>358.18</text:p>
          </table:table-cell>
          <table:table-cell office:value-type="float" office:value="447.76" calcext:value-type="float">
            <text:p>447.76</text:p>
          </table:table-cell>
        </table:table-row>
        <table:table-row table:style-name="ro1">
          <table:table-cell office:value-type="float" office:value="10286152" calcext:value-type="float">
            <text:p>10286152</text:p>
          </table:table-cell>
          <table:table-cell table:formula="of:=[.A645]/1000/(60*60*24)" office:value-type="time" office:time-value="PT02H51M26.152S" calcext:value-type="time">
            <text:p>02:51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58.73" calcext:value-type="float">
            <text:p>358.73</text:p>
          </table:table-cell>
          <table:table-cell office:value-type="float" office:value="448.44" calcext:value-type="float">
            <text:p>448.44</text:p>
          </table:table-cell>
        </table:table-row>
        <table:table-row table:style-name="ro1">
          <table:table-cell office:value-type="float" office:value="10302152" calcext:value-type="float">
            <text:p>10302152</text:p>
          </table:table-cell>
          <table:table-cell table:formula="of:=[.A646]/1000/(60*60*24)" office:value-type="time" office:time-value="PT02H51M42.152S" calcext:value-type="time">
            <text:p>02:51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7" calcext:value-type="float">
            <text:p>123.7</text:p>
          </table:table-cell>
          <table:table-cell office:value-type="float" office:value="151.95" calcext:value-type="float">
            <text:p>151.95</text:p>
          </table:table-cell>
          <table:table-cell office:value-type="float" office:value="359.28" calcext:value-type="float">
            <text:p>359.28</text:p>
          </table:table-cell>
          <table:table-cell office:value-type="float" office:value="449.11" calcext:value-type="float">
            <text:p>449.11</text:p>
          </table:table-cell>
        </table:table-row>
        <table:table-row table:style-name="ro1">
          <table:table-cell office:value-type="float" office:value="10318152" calcext:value-type="float">
            <text:p>10318152</text:p>
          </table:table-cell>
          <table:table-cell table:formula="of:=[.A647]/1000/(60*60*24)" office:value-type="time" office:time-value="PT02H51M58.152S" calcext:value-type="time">
            <text:p>02:51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59.83" calcext:value-type="float">
            <text:p>359.83</text:p>
          </table:table-cell>
          <table:table-cell office:value-type="float" office:value="449.79" calcext:value-type="float">
            <text:p>449.79</text:p>
          </table:table-cell>
        </table:table-row>
        <table:table-row table:style-name="ro1">
          <table:table-cell office:value-type="float" office:value="10334152" calcext:value-type="float">
            <text:p>10334152</text:p>
          </table:table-cell>
          <table:table-cell table:formula="of:=[.A648]/1000/(60*60*24)" office:value-type="time" office:time-value="PT02H52M14.152S" calcext:value-type="time">
            <text:p>02:52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60.37" calcext:value-type="float">
            <text:p>360.37</text:p>
          </table:table-cell>
          <table:table-cell office:value-type="float" office:value="450.46" calcext:value-type="float">
            <text:p>450.46</text:p>
          </table:table-cell>
        </table:table-row>
        <table:table-row table:style-name="ro1">
          <table:table-cell office:value-type="float" office:value="10350152" calcext:value-type="float">
            <text:p>10350152</text:p>
          </table:table-cell>
          <table:table-cell table:formula="of:=[.A649]/1000/(60*60*24)" office:value-type="time" office:time-value="PT02H52M30.152S" calcext:value-type="time">
            <text:p>02:52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0.92" calcext:value-type="float">
            <text:p>360.92</text:p>
          </table:table-cell>
          <table:table-cell office:value-type="float" office:value="451.14" calcext:value-type="float">
            <text:p>451.14</text:p>
          </table:table-cell>
        </table:table-row>
        <table:table-row table:style-name="ro1">
          <table:table-cell office:value-type="float" office:value="10366152" calcext:value-type="float">
            <text:p>10366152</text:p>
          </table:table-cell>
          <table:table-cell table:formula="of:=[.A650]/1000/(60*60*24)" office:value-type="time" office:time-value="PT02H52M46.152S" calcext:value-type="time">
            <text:p>02:52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1.47" calcext:value-type="float">
            <text:p>361.47</text:p>
          </table:table-cell>
          <table:table-cell office:value-type="float" office:value="451.81" calcext:value-type="float">
            <text:p>451.81</text:p>
          </table:table-cell>
        </table:table-row>
        <table:table-row table:style-name="ro1">
          <table:table-cell office:value-type="float" office:value="10382152" calcext:value-type="float">
            <text:p>10382152</text:p>
          </table:table-cell>
          <table:table-cell table:formula="of:=[.A651]/1000/(60*60*24)" office:value-type="time" office:time-value="PT02H53M02.152S" calcext:value-type="time">
            <text:p>02:53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362.02" calcext:value-type="float">
            <text:p>362.02</text:p>
          </table:table-cell>
          <table:table-cell office:value-type="float" office:value="452.49" calcext:value-type="float">
            <text:p>452.49</text:p>
          </table:table-cell>
        </table:table-row>
        <table:table-row table:style-name="ro1">
          <table:table-cell office:value-type="float" office:value="10398152" calcext:value-type="float">
            <text:p>10398152</text:p>
          </table:table-cell>
          <table:table-cell table:formula="of:=[.A652]/1000/(60*60*24)" office:value-type="time" office:time-value="PT02H53M18.152S" calcext:value-type="time">
            <text:p>02:53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2.57" calcext:value-type="float">
            <text:p>362.57</text:p>
          </table:table-cell>
          <table:table-cell office:value-type="float" office:value="453.16" calcext:value-type="float">
            <text:p>453.16</text:p>
          </table:table-cell>
        </table:table-row>
        <table:table-row table:style-name="ro1">
          <table:table-cell office:value-type="float" office:value="10414152" calcext:value-type="float">
            <text:p>10414152</text:p>
          </table:table-cell>
          <table:table-cell table:formula="of:=[.A653]/1000/(60*60*24)" office:value-type="time" office:time-value="PT02H53M34.152S" calcext:value-type="time">
            <text:p>02:53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3.12" calcext:value-type="float">
            <text:p>363.12</text:p>
          </table:table-cell>
          <table:table-cell office:value-type="float" office:value="453.84" calcext:value-type="float">
            <text:p>453.84</text:p>
          </table:table-cell>
        </table:table-row>
        <table:table-row table:style-name="ro1">
          <table:table-cell office:value-type="float" office:value="10430152" calcext:value-type="float">
            <text:p>10430152</text:p>
          </table:table-cell>
          <table:table-cell table:formula="of:=[.A654]/1000/(60*60*24)" office:value-type="time" office:time-value="PT02H53M50.152S" calcext:value-type="time">
            <text:p>02:53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2.32" calcext:value-type="float">
            <text:p>152.32</text:p>
          </table:table-cell>
          <table:table-cell office:value-type="float" office:value="363.67" calcext:value-type="float">
            <text:p>363.67</text:p>
          </table:table-cell>
          <table:table-cell office:value-type="float" office:value="454.51" calcext:value-type="float">
            <text:p>454.51</text:p>
          </table:table-cell>
        </table:table-row>
        <table:table-row table:style-name="ro1">
          <table:table-cell office:value-type="float" office:value="10446152" calcext:value-type="float">
            <text:p>10446152</text:p>
          </table:table-cell>
          <table:table-cell table:formula="of:=[.A655]/1000/(60*60*24)" office:value-type="time" office:time-value="PT02H54M06.152S" calcext:value-type="time">
            <text:p>02:54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64.22" calcext:value-type="float">
            <text:p>364.22</text:p>
          </table:table-cell>
          <table:table-cell office:value-type="float" office:value="455.19" calcext:value-type="float">
            <text:p>455.19</text:p>
          </table:table-cell>
        </table:table-row>
        <table:table-row table:style-name="ro1">
          <table:table-cell office:value-type="float" office:value="10462152" calcext:value-type="float">
            <text:p>10462152</text:p>
          </table:table-cell>
          <table:table-cell table:formula="of:=[.A656]/1000/(60*60*24)" office:value-type="time" office:time-value="PT02H54M22.152S" calcext:value-type="time">
            <text:p>02:54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3" calcext:value-type="float">
            <text:p>151.83</text:p>
          </table:table-cell>
          <table:table-cell office:value-type="float" office:value="364.77" calcext:value-type="float">
            <text:p>364.77</text:p>
          </table:table-cell>
          <table:table-cell office:value-type="float" office:value="455.86" calcext:value-type="float">
            <text:p>455.86</text:p>
          </table:table-cell>
        </table:table-row>
        <table:table-row table:style-name="ro1">
          <table:table-cell office:value-type="float" office:value="10478152" calcext:value-type="float">
            <text:p>10478152</text:p>
          </table:table-cell>
          <table:table-cell table:formula="of:=[.A657]/1000/(60*60*24)" office:value-type="time" office:time-value="PT02H54M38.152S" calcext:value-type="time">
            <text:p>02:54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5.32" calcext:value-type="float">
            <text:p>365.32</text:p>
          </table:table-cell>
          <table:table-cell office:value-type="float" office:value="456.54" calcext:value-type="float">
            <text:p>456.54</text:p>
          </table:table-cell>
        </table:table-row>
        <table:table-row table:style-name="ro1">
          <table:table-cell office:value-type="float" office:value="10494152" calcext:value-type="float">
            <text:p>10494152</text:p>
          </table:table-cell>
          <table:table-cell table:formula="of:=[.A658]/1000/(60*60*24)" office:value-type="time" office:time-value="PT02H54M54.152S" calcext:value-type="time">
            <text:p>02:54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5.87" calcext:value-type="float">
            <text:p>365.87</text:p>
          </table:table-cell>
          <table:table-cell office:value-type="float" office:value="457.21" calcext:value-type="float">
            <text:p>457.21</text:p>
          </table:table-cell>
        </table:table-row>
        <table:table-row table:style-name="ro1">
          <table:table-cell office:value-type="float" office:value="10510152" calcext:value-type="float">
            <text:p>10510152</text:p>
          </table:table-cell>
          <table:table-cell table:formula="of:=[.A659]/1000/(60*60*24)" office:value-type="time" office:time-value="PT02H55M10.152S" calcext:value-type="time">
            <text:p>02:55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6" calcext:value-type="float">
            <text:p>123.6</text:p>
          </table:table-cell>
          <table:table-cell office:value-type="float" office:value="151.82" calcext:value-type="float">
            <text:p>151.82</text:p>
          </table:table-cell>
          <table:table-cell office:value-type="float" office:value="366.42" calcext:value-type="float">
            <text:p>366.42</text:p>
          </table:table-cell>
          <table:table-cell office:value-type="float" office:value="457.89" calcext:value-type="float">
            <text:p>457.89</text:p>
          </table:table-cell>
        </table:table-row>
        <table:table-row table:style-name="ro1">
          <table:table-cell office:value-type="float" office:value="10526152" calcext:value-type="float">
            <text:p>10526152</text:p>
          </table:table-cell>
          <table:table-cell table:formula="of:=[.A660]/1000/(60*60*24)" office:value-type="time" office:time-value="PT02H55M26.152S" calcext:value-type="time">
            <text:p>02:55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6.96" calcext:value-type="float">
            <text:p>366.96</text:p>
          </table:table-cell>
          <table:table-cell office:value-type="float" office:value="458.56" calcext:value-type="float">
            <text:p>458.56</text:p>
          </table:table-cell>
        </table:table-row>
        <table:table-row table:style-name="ro1">
          <table:table-cell office:value-type="float" office:value="10542152" calcext:value-type="float">
            <text:p>10542152</text:p>
          </table:table-cell>
          <table:table-cell table:formula="of:=[.A661]/1000/(60*60*24)" office:value-type="time" office:time-value="PT02H55M42.152S" calcext:value-type="time">
            <text:p>02:55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7.51" calcext:value-type="float">
            <text:p>367.51</text:p>
          </table:table-cell>
          <table:table-cell office:value-type="float" office:value="459.23" calcext:value-type="float">
            <text:p>459.23</text:p>
          </table:table-cell>
        </table:table-row>
        <table:table-row table:style-name="ro1">
          <table:table-cell office:value-type="float" office:value="10558152" calcext:value-type="float">
            <text:p>10558152</text:p>
          </table:table-cell>
          <table:table-cell table:formula="of:=[.A662]/1000/(60*60*24)" office:value-type="time" office:time-value="PT02H55M58.152S" calcext:value-type="time">
            <text:p>02:55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8.06" calcext:value-type="float">
            <text:p>368.06</text:p>
          </table:table-cell>
          <table:table-cell office:value-type="float" office:value="459.91" calcext:value-type="float">
            <text:p>459.91</text:p>
          </table:table-cell>
        </table:table-row>
        <table:table-row table:style-name="ro1">
          <table:table-cell office:value-type="float" office:value="10574152" calcext:value-type="float">
            <text:p>10574152</text:p>
          </table:table-cell>
          <table:table-cell table:formula="of:=[.A663]/1000/(60*60*24)" office:value-type="time" office:time-value="PT02H56M14.152S" calcext:value-type="time">
            <text:p>02:56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8.61" calcext:value-type="float">
            <text:p>368.61</text:p>
          </table:table-cell>
          <table:table-cell office:value-type="float" office:value="460.58" calcext:value-type="float">
            <text:p>460.58</text:p>
          </table:table-cell>
        </table:table-row>
        <table:table-row table:style-name="ro1">
          <table:table-cell office:value-type="float" office:value="10590152" calcext:value-type="float">
            <text:p>10590152</text:p>
          </table:table-cell>
          <table:table-cell table:formula="of:=[.A664]/1000/(60*60*24)" office:value-type="time" office:time-value="PT02H56M30.152S" calcext:value-type="time">
            <text:p>02:56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9.16" calcext:value-type="float">
            <text:p>369.16</text:p>
          </table:table-cell>
          <table:table-cell office:value-type="float" office:value="461.26" calcext:value-type="float">
            <text:p>461.26</text:p>
          </table:table-cell>
        </table:table-row>
        <table:table-row table:style-name="ro1">
          <table:table-cell office:value-type="float" office:value="10606152" calcext:value-type="float">
            <text:p>10606152</text:p>
          </table:table-cell>
          <table:table-cell table:formula="of:=[.A665]/1000/(60*60*24)" office:value-type="time" office:time-value="PT02H56M46.152S" calcext:value-type="time">
            <text:p>02:56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69.71" calcext:value-type="float">
            <text:p>369.71</text:p>
          </table:table-cell>
          <table:table-cell office:value-type="float" office:value="461.93" calcext:value-type="float">
            <text:p>461.93</text:p>
          </table:table-cell>
        </table:table-row>
        <table:table-row table:style-name="ro1">
          <table:table-cell office:value-type="float" office:value="10622152" calcext:value-type="float">
            <text:p>10622152</text:p>
          </table:table-cell>
          <table:table-cell table:formula="of:=[.A666]/1000/(60*60*24)" office:value-type="time" office:time-value="PT02H57M02.152S" calcext:value-type="time">
            <text:p>02:57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0.26" calcext:value-type="float">
            <text:p>370.26</text:p>
          </table:table-cell>
          <table:table-cell office:value-type="float" office:value="462.61" calcext:value-type="float">
            <text:p>462.61</text:p>
          </table:table-cell>
        </table:table-row>
        <table:table-row table:style-name="ro1">
          <table:table-cell office:value-type="float" office:value="10638152" calcext:value-type="float">
            <text:p>10638152</text:p>
          </table:table-cell>
          <table:table-cell table:formula="of:=[.A667]/1000/(60*60*24)" office:value-type="time" office:time-value="PT02H57M18.152S" calcext:value-type="time">
            <text:p>02:57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0.81" calcext:value-type="float">
            <text:p>370.81</text:p>
          </table:table-cell>
          <table:table-cell office:value-type="float" office:value="463.28" calcext:value-type="float">
            <text:p>463.28</text:p>
          </table:table-cell>
        </table:table-row>
        <table:table-row table:style-name="ro1">
          <table:table-cell office:value-type="float" office:value="10654152" calcext:value-type="float">
            <text:p>10654152</text:p>
          </table:table-cell>
          <table:table-cell table:formula="of:=[.A668]/1000/(60*60*24)" office:value-type="time" office:time-value="PT02H57M34.152S" calcext:value-type="time">
            <text:p>02:57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1.35" calcext:value-type="float">
            <text:p>371.35</text:p>
          </table:table-cell>
          <table:table-cell office:value-type="float" office:value="463.95" calcext:value-type="float">
            <text:p>463.95</text:p>
          </table:table-cell>
        </table:table-row>
        <table:table-row table:style-name="ro1">
          <table:table-cell office:value-type="float" office:value="10670152" calcext:value-type="float">
            <text:p>10670152</text:p>
          </table:table-cell>
          <table:table-cell table:formula="of:=[.A669]/1000/(60*60*24)" office:value-type="time" office:time-value="PT02H57M50.152S" calcext:value-type="time">
            <text:p>02:57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1.9" calcext:value-type="float">
            <text:p>371.9</text:p>
          </table:table-cell>
          <table:table-cell office:value-type="float" office:value="464.63" calcext:value-type="float">
            <text:p>464.63</text:p>
          </table:table-cell>
        </table:table-row>
        <table:table-row table:style-name="ro1">
          <table:table-cell office:value-type="float" office:value="10686152" calcext:value-type="float">
            <text:p>10686152</text:p>
          </table:table-cell>
          <table:table-cell table:formula="of:=[.A670]/1000/(60*60*24)" office:value-type="time" office:time-value="PT02H58M06.152S" calcext:value-type="time">
            <text:p>02:58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2.45" calcext:value-type="float">
            <text:p>372.45</text:p>
          </table:table-cell>
          <table:table-cell office:value-type="float" office:value="465.3" calcext:value-type="float">
            <text:p>465.3</text:p>
          </table:table-cell>
        </table:table-row>
        <table:table-row table:style-name="ro1">
          <table:table-cell office:value-type="float" office:value="10702152" calcext:value-type="float">
            <text:p>10702152</text:p>
          </table:table-cell>
          <table:table-cell table:formula="of:=[.A671]/1000/(60*60*24)" office:value-type="time" office:time-value="PT02H58M22.152S" calcext:value-type="time">
            <text:p>02:58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2.07" calcext:value-type="float">
            <text:p>152.07</text:p>
          </table:table-cell>
          <table:table-cell office:value-type="float" office:value="373" calcext:value-type="float">
            <text:p>373</text:p>
          </table:table-cell>
          <table:table-cell office:value-type="float" office:value="465.98" calcext:value-type="float">
            <text:p>465.98</text:p>
          </table:table-cell>
        </table:table-row>
        <table:table-row table:style-name="ro1">
          <table:table-cell office:value-type="float" office:value="10718152" calcext:value-type="float">
            <text:p>10718152</text:p>
          </table:table-cell>
          <table:table-cell table:formula="of:=[.A672]/1000/(60*60*24)" office:value-type="time" office:time-value="PT02H58M38.152S" calcext:value-type="time">
            <text:p>02:58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3.55" calcext:value-type="float">
            <text:p>373.55</text:p>
          </table:table-cell>
          <table:table-cell office:value-type="float" office:value="466.65" calcext:value-type="float">
            <text:p>466.65</text:p>
          </table:table-cell>
        </table:table-row>
        <table:table-row table:style-name="ro1">
          <table:table-cell office:value-type="float" office:value="10734152" calcext:value-type="float">
            <text:p>10734152</text:p>
          </table:table-cell>
          <table:table-cell table:formula="of:=[.A673]/1000/(60*60*24)" office:value-type="time" office:time-value="PT02H58M54.152S" calcext:value-type="time">
            <text:p>02:58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4.1" calcext:value-type="float">
            <text:p>374.1</text:p>
          </table:table-cell>
          <table:table-cell office:value-type="float" office:value="467.33" calcext:value-type="float">
            <text:p>467.33</text:p>
          </table:table-cell>
        </table:table-row>
        <table:table-row table:style-name="ro1">
          <table:table-cell office:value-type="float" office:value="10750152" calcext:value-type="float">
            <text:p>10750152</text:p>
          </table:table-cell>
          <table:table-cell table:formula="of:=[.A674]/1000/(60*60*24)" office:value-type="time" office:time-value="PT02H59M10.152S" calcext:value-type="time">
            <text:p>02:59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4.65" calcext:value-type="float">
            <text:p>374.65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766152" calcext:value-type="float">
            <text:p>10766152</text:p>
          </table:table-cell>
          <table:table-cell table:formula="of:=[.A675]/1000/(60*60*24)" office:value-type="time" office:time-value="PT02H59M26.152S" calcext:value-type="time">
            <text:p>02:59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5.19" calcext:value-type="float">
            <text:p>375.19</text:p>
          </table:table-cell>
          <table:table-cell office:value-type="float" office:value="468.67" calcext:value-type="float">
            <text:p>468.67</text:p>
          </table:table-cell>
        </table:table-row>
        <table:table-row table:style-name="ro1">
          <table:table-cell office:value-type="float" office:value="10782152" calcext:value-type="float">
            <text:p>10782152</text:p>
          </table:table-cell>
          <table:table-cell table:formula="of:=[.A676]/1000/(60*60*24)" office:value-type="time" office:time-value="PT02H59M42.152S" calcext:value-type="time">
            <text:p>02:59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5.74" calcext:value-type="float">
            <text:p>375.74</text:p>
          </table:table-cell>
          <table:table-cell office:value-type="float" office:value="469.35" calcext:value-type="float">
            <text:p>469.35</text:p>
          </table:table-cell>
        </table:table-row>
        <table:table-row table:style-name="ro1">
          <table:table-cell office:value-type="float" office:value="10798150" calcext:value-type="float">
            <text:p>10798150</text:p>
          </table:table-cell>
          <table:table-cell table:formula="of:=[.A677]/1000/(60*60*24)" office:value-type="time" office:time-value="PT02H59M58.15S" calcext:value-type="time">
            <text:p>02:59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6.29" calcext:value-type="float">
            <text:p>376.29</text:p>
          </table:table-cell>
          <table:table-cell office:value-type="float" office:value="470.02" calcext:value-type="float">
            <text:p>470.02</text:p>
          </table:table-cell>
        </table:table-row>
        <table:table-row table:style-name="ro1">
          <table:table-cell office:value-type="float" office:value="10814152" calcext:value-type="float">
            <text:p>10814152</text:p>
          </table:table-cell>
          <table:table-cell table:formula="of:=[.A678]/1000/(60*60*24)" office:value-type="time" office:time-value="PT03H00M14.152S" calcext:value-type="time">
            <text:p>03:00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6.84" calcext:value-type="float">
            <text:p>376.84</text:p>
          </table:table-cell>
          <table:table-cell office:value-type="float" office:value="470.69" calcext:value-type="float">
            <text:p>470.69</text:p>
          </table:table-cell>
        </table:table-row>
        <table:table-row table:style-name="ro1">
          <table:table-cell office:value-type="float" office:value="10830152" calcext:value-type="float">
            <text:p>10830152</text:p>
          </table:table-cell>
          <table:table-cell table:formula="of:=[.A679]/1000/(60*60*24)" office:value-type="time" office:time-value="PT03H00M30.152S" calcext:value-type="time">
            <text:p>03:00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5" calcext:value-type="float">
            <text:p>123.5</text:p>
          </table:table-cell>
          <table:table-cell office:value-type="float" office:value="151.7" calcext:value-type="float">
            <text:p>151.7</text:p>
          </table:table-cell>
          <table:table-cell office:value-type="float" office:value="377.39" calcext:value-type="float">
            <text:p>377.39</text:p>
          </table:table-cell>
          <table:table-cell office:value-type="float" office:value="471.37" calcext:value-type="float">
            <text:p>471.37</text:p>
          </table:table-cell>
        </table:table-row>
        <table:table-row table:style-name="ro1">
          <table:table-cell office:value-type="float" office:value="10846152" calcext:value-type="float">
            <text:p>10846152</text:p>
          </table:table-cell>
          <table:table-cell table:formula="of:=[.A680]/1000/(60*60*24)" office:value-type="time" office:time-value="PT03H00M46.152S" calcext:value-type="time">
            <text:p>03:00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7.94" calcext:value-type="float">
            <text:p>377.94</text:p>
          </table:table-cell>
          <table:table-cell office:value-type="float" office:value="472.04" calcext:value-type="float">
            <text:p>472.04</text:p>
          </table:table-cell>
        </table:table-row>
        <table:table-row table:style-name="ro1">
          <table:table-cell office:value-type="float" office:value="10862150" calcext:value-type="float">
            <text:p>10862150</text:p>
          </table:table-cell>
          <table:table-cell table:formula="of:=[.A681]/1000/(60*60*24)" office:value-type="time" office:time-value="PT03H01M02.15S" calcext:value-type="time">
            <text:p>03:01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8.48" calcext:value-type="float">
            <text:p>378.48</text:p>
          </table:table-cell>
          <table:table-cell office:value-type="float" office:value="472.72" calcext:value-type="float">
            <text:p>472.72</text:p>
          </table:table-cell>
        </table:table-row>
        <table:table-row table:style-name="ro1">
          <table:table-cell office:value-type="float" office:value="10878152" calcext:value-type="float">
            <text:p>10878152</text:p>
          </table:table-cell>
          <table:table-cell table:formula="of:=[.A682]/1000/(60*60*24)" office:value-type="time" office:time-value="PT03H01M18.152S" calcext:value-type="time">
            <text:p>03:01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9.03" calcext:value-type="float">
            <text:p>379.03</text:p>
          </table:table-cell>
          <table:table-cell office:value-type="float" office:value="473.39" calcext:value-type="float">
            <text:p>473.39</text:p>
          </table:table-cell>
        </table:table-row>
        <table:table-row table:style-name="ro1">
          <table:table-cell office:value-type="float" office:value="10894152" calcext:value-type="float">
            <text:p>10894152</text:p>
          </table:table-cell>
          <table:table-cell table:formula="of:=[.A683]/1000/(60*60*24)" office:value-type="time" office:time-value="PT03H01M34.152S" calcext:value-type="time">
            <text:p>03:01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79.58" calcext:value-type="float">
            <text:p>379.58</text:p>
          </table:table-cell>
          <table:table-cell office:value-type="float" office:value="474.06" calcext:value-type="float">
            <text:p>474.06</text:p>
          </table:table-cell>
        </table:table-row>
        <table:table-row table:style-name="ro1">
          <table:table-cell office:value-type="float" office:value="10910152" calcext:value-type="float">
            <text:p>10910152</text:p>
          </table:table-cell>
          <table:table-cell table:formula="of:=[.A684]/1000/(60*60*24)" office:value-type="time" office:time-value="PT03H01M50.152S" calcext:value-type="time">
            <text:p>03:01:5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0.13" calcext:value-type="float">
            <text:p>380.13</text:p>
          </table:table-cell>
          <table:table-cell office:value-type="float" office:value="474.74" calcext:value-type="float">
            <text:p>474.74</text:p>
          </table:table-cell>
        </table:table-row>
        <table:table-row table:style-name="ro1">
          <table:table-cell office:value-type="float" office:value="10926152" calcext:value-type="float">
            <text:p>10926152</text:p>
          </table:table-cell>
          <table:table-cell table:formula="of:=[.A685]/1000/(60*60*24)" office:value-type="time" office:time-value="PT03H02M06.152S" calcext:value-type="time">
            <text:p>03:02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0.68" calcext:value-type="float">
            <text:p>380.68</text:p>
          </table:table-cell>
          <table:table-cell office:value-type="float" office:value="475.41" calcext:value-type="float">
            <text:p>475.41</text:p>
          </table:table-cell>
        </table:table-row>
        <table:table-row table:style-name="ro1">
          <table:table-cell office:value-type="float" office:value="10942152" calcext:value-type="float">
            <text:p>10942152</text:p>
          </table:table-cell>
          <table:table-cell table:formula="of:=[.A686]/1000/(60*60*24)" office:value-type="time" office:time-value="PT03H02M22.152S" calcext:value-type="time">
            <text:p>03:02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81.23" calcext:value-type="float">
            <text:p>381.23</text:p>
          </table:table-cell>
          <table:table-cell office:value-type="float" office:value="476.08" calcext:value-type="float">
            <text:p>476.08</text:p>
          </table:table-cell>
        </table:table-row>
        <table:table-row table:style-name="ro1">
          <table:table-cell office:value-type="float" office:value="10958152" calcext:value-type="float">
            <text:p>10958152</text:p>
          </table:table-cell>
          <table:table-cell table:formula="of:=[.A687]/1000/(60*60*24)" office:value-type="time" office:time-value="PT03H02M38.152S" calcext:value-type="time">
            <text:p>03:02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4" calcext:value-type="float">
            <text:p>123.4</text:p>
          </table:table-cell>
          <table:table-cell office:value-type="float" office:value="151.58" calcext:value-type="float">
            <text:p>151.58</text:p>
          </table:table-cell>
          <table:table-cell office:value-type="float" office:value="381.77" calcext:value-type="float">
            <text:p>381.77</text:p>
          </table:table-cell>
          <table:table-cell office:value-type="float" office:value="476.76" calcext:value-type="float">
            <text:p>476.76</text:p>
          </table:table-cell>
        </table:table-row>
        <table:table-row table:style-name="ro1">
          <table:table-cell office:value-type="float" office:value="10974152" calcext:value-type="float">
            <text:p>10974152</text:p>
          </table:table-cell>
          <table:table-cell table:formula="of:=[.A688]/1000/(60*60*24)" office:value-type="time" office:time-value="PT03H02M54.152S" calcext:value-type="time">
            <text:p>03:02:5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2.32" calcext:value-type="float">
            <text:p>382.32</text:p>
          </table:table-cell>
          <table:table-cell office:value-type="float" office:value="477.43" calcext:value-type="float">
            <text:p>477.43</text:p>
          </table:table-cell>
        </table:table-row>
        <table:table-row table:style-name="ro1">
          <table:table-cell office:value-type="float" office:value="10990152" calcext:value-type="float">
            <text:p>10990152</text:p>
          </table:table-cell>
          <table:table-cell table:formula="of:=[.A689]/1000/(60*60*24)" office:value-type="time" office:time-value="PT03H03M10.152S" calcext:value-type="time">
            <text:p>03:03:1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2.87" calcext:value-type="float">
            <text:p>382.87</text:p>
          </table:table-cell>
          <table:table-cell office:value-type="float" office:value="478.1" calcext:value-type="float">
            <text:p>478.1</text:p>
          </table:table-cell>
        </table:table-row>
        <table:table-row table:style-name="ro1">
          <table:table-cell office:value-type="float" office:value="11006152" calcext:value-type="float">
            <text:p>11006152</text:p>
          </table:table-cell>
          <table:table-cell table:formula="of:=[.A690]/1000/(60*60*24)" office:value-type="time" office:time-value="PT03H03M26.152S" calcext:value-type="time">
            <text:p>03:03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3.42" calcext:value-type="float">
            <text:p>383.42</text:p>
          </table:table-cell>
          <table:table-cell office:value-type="float" office:value="478.78" calcext:value-type="float">
            <text:p>478.78</text:p>
          </table:table-cell>
        </table:table-row>
        <table:table-row table:style-name="ro1">
          <table:table-cell office:value-type="float" office:value="11022152" calcext:value-type="float">
            <text:p>11022152</text:p>
          </table:table-cell>
          <table:table-cell table:formula="of:=[.A691]/1000/(60*60*24)" office:value-type="time" office:time-value="PT03H03M42.152S" calcext:value-type="time">
            <text:p>03:03:4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3.97" calcext:value-type="float">
            <text:p>383.97</text:p>
          </table:table-cell>
          <table:table-cell office:value-type="float" office:value="479.45" calcext:value-type="float">
            <text:p>479.45</text:p>
          </table:table-cell>
        </table:table-row>
        <table:table-row table:style-name="ro1">
          <table:table-cell office:value-type="float" office:value="11038152" calcext:value-type="float">
            <text:p>11038152</text:p>
          </table:table-cell>
          <table:table-cell table:formula="of:=[.A692]/1000/(60*60*24)" office:value-type="time" office:time-value="PT03H03M58.152S" calcext:value-type="time">
            <text:p>03:03:5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4.51" calcext:value-type="float">
            <text:p>384.51</text:p>
          </table:table-cell>
          <table:table-cell office:value-type="float" office:value="480.12" calcext:value-type="float">
            <text:p>480.12</text:p>
          </table:table-cell>
        </table:table-row>
        <table:table-row table:style-name="ro1">
          <table:table-cell office:value-type="float" office:value="11054152" calcext:value-type="float">
            <text:p>11054152</text:p>
          </table:table-cell>
          <table:table-cell table:formula="of:=[.A693]/1000/(60*60*24)" office:value-type="time" office:time-value="PT03H04M14.152S" calcext:value-type="time">
            <text:p>03:04:1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5.06" calcext:value-type="float">
            <text:p>385.06</text:p>
          </table:table-cell>
          <table:table-cell office:value-type="float" office:value="480.8" calcext:value-type="float">
            <text:p>480.8</text:p>
          </table:table-cell>
        </table:table-row>
        <table:table-row table:style-name="ro1">
          <table:table-cell office:value-type="float" office:value="11070152" calcext:value-type="float">
            <text:p>11070152</text:p>
          </table:table-cell>
          <table:table-cell table:formula="of:=[.A694]/1000/(60*60*24)" office:value-type="time" office:time-value="PT03H04M30.152S" calcext:value-type="time">
            <text:p>03:04:30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5.61" calcext:value-type="float">
            <text:p>385.61</text:p>
          </table:table-cell>
          <table:table-cell office:value-type="float" office:value="481.47" calcext:value-type="float">
            <text:p>481.47</text:p>
          </table:table-cell>
        </table:table-row>
        <table:table-row table:style-name="ro1">
          <table:table-cell office:value-type="float" office:value="11086152" calcext:value-type="float">
            <text:p>11086152</text:p>
          </table:table-cell>
          <table:table-cell table:formula="of:=[.A695]/1000/(60*60*24)" office:value-type="time" office:time-value="PT03H04M46.152S" calcext:value-type="time">
            <text:p>03:04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6.16" calcext:value-type="float">
            <text:p>386.16</text:p>
          </table:table-cell>
          <table:table-cell office:value-type="float" office:value="482.14" calcext:value-type="float">
            <text:p>482.14</text:p>
          </table:table-cell>
        </table:table-row>
        <table:table-row table:style-name="ro1">
          <table:table-cell office:value-type="float" office:value="11102152" calcext:value-type="float">
            <text:p>11102152</text:p>
          </table:table-cell>
          <table:table-cell table:formula="of:=[.A696]/1000/(60*60*24)" office:value-type="time" office:time-value="PT03H05M02.152S" calcext:value-type="time">
            <text:p>03:05:0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6.7" calcext:value-type="float">
            <text:p>386.7</text:p>
          </table:table-cell>
          <table:table-cell office:value-type="float" office:value="482.81" calcext:value-type="float">
            <text:p>482.81</text:p>
          </table:table-cell>
        </table:table-row>
        <table:table-row table:style-name="ro1">
          <table:table-cell office:value-type="float" office:value="11118152" calcext:value-type="float">
            <text:p>11118152</text:p>
          </table:table-cell>
          <table:table-cell table:formula="of:=[.A697]/1000/(60*60*24)" office:value-type="time" office:time-value="PT03H05M18.152S" calcext:value-type="time">
            <text:p>03:05:18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7.25" calcext:value-type="float">
            <text:p>387.25</text:p>
          </table:table-cell>
          <table:table-cell office:value-type="float" office:value="483.49" calcext:value-type="float">
            <text:p>483.49</text:p>
          </table:table-cell>
        </table:table-row>
        <table:table-row table:style-name="ro1">
          <table:table-cell office:value-type="float" office:value="11134152" calcext:value-type="float">
            <text:p>11134152</text:p>
          </table:table-cell>
          <table:table-cell table:formula="of:=[.A698]/1000/(60*60*24)" office:value-type="time" office:time-value="PT03H05M34.152S" calcext:value-type="time">
            <text:p>03:05:34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7.8" calcext:value-type="float">
            <text:p>387.8</text:p>
          </table:table-cell>
          <table:table-cell office:value-type="float" office:value="484.16" calcext:value-type="float">
            <text:p>484.16</text:p>
          </table:table-cell>
        </table:table-row>
        <table:table-row table:style-name="ro1">
          <table:table-cell office:value-type="float" office:value="11150152" calcext:value-type="float">
            <text:p>11150152</text:p>
          </table:table-cell>
          <table:table-cell table:formula="of:=[.A699]/1000/(60*60*24)" office:value-type="time" office:time-value="PT03H05M50.152S" calcext:value-type="time">
            <text:p>03:0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88.35" calcext:value-type="float">
            <text:p>388.35</text:p>
          </table:table-cell>
          <table:table-cell office:value-type="float" office:value="484.83" calcext:value-type="float">
            <text:p>484.83</text:p>
          </table:table-cell>
        </table:table-row>
        <table:table-row table:style-name="ro1">
          <table:table-cell office:value-type="float" office:value="11166152" calcext:value-type="float">
            <text:p>11166152</text:p>
          </table:table-cell>
          <table:table-cell table:formula="of:=[.A700]/1000/(60*60*24)" office:value-type="time" office:time-value="PT03H06M06.152S" calcext:value-type="time">
            <text:p>03:06:0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88.9" calcext:value-type="float">
            <text:p>388.9</text:p>
          </table:table-cell>
          <table:table-cell office:value-type="float" office:value="485.5" calcext:value-type="float">
            <text:p>485.5</text:p>
          </table:table-cell>
        </table:table-row>
        <table:table-row table:style-name="ro1">
          <table:table-cell office:value-type="float" office:value="11182152" calcext:value-type="float">
            <text:p>11182152</text:p>
          </table:table-cell>
          <table:table-cell table:formula="of:=[.A701]/1000/(60*60*24)" office:value-type="time" office:time-value="PT03H06M22.152S" calcext:value-type="time">
            <text:p>03:06:22</text:p>
          </table:table-cell>
          <table:table-cell office:value-type="float" office:value="1.23" calcext:value-type="float">
            <text:p>1.23</text:p>
          </table:table-cell>
          <table:table-cell office:value-type="float" office:value="123.3" calcext:value-type="float">
            <text:p>123.3</text:p>
          </table:table-cell>
          <table:table-cell office:value-type="float" office:value="151.45" calcext:value-type="float">
            <text:p>151.45</text:p>
          </table:table-cell>
          <table:table-cell office:value-type="float" office:value="389.44" calcext:value-type="float">
            <text:p>389.44</text:p>
          </table:table-cell>
          <table:table-cell office:value-type="float" office:value="486.17" calcext:value-type="float">
            <text:p>486.17</text:p>
          </table:table-cell>
        </table:table-row>
        <table:table-row table:style-name="ro1">
          <table:table-cell office:value-type="float" office:value="11198152" calcext:value-type="float">
            <text:p>11198152</text:p>
          </table:table-cell>
          <table:table-cell table:formula="of:=[.A702]/1000/(60*60*24)" office:value-type="time" office:time-value="PT03H06M38.152S" calcext:value-type="time">
            <text:p>03:06:38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89.99" calcext:value-type="float">
            <text:p>389.99</text:p>
          </table:table-cell>
          <table:table-cell office:value-type="float" office:value="486.85" calcext:value-type="float">
            <text:p>486.85</text:p>
          </table:table-cell>
        </table:table-row>
        <table:table-row table:style-name="ro1">
          <table:table-cell office:value-type="float" office:value="11214152" calcext:value-type="float">
            <text:p>11214152</text:p>
          </table:table-cell>
          <table:table-cell table:formula="of:=[.A703]/1000/(60*60*24)" office:value-type="time" office:time-value="PT03H06M54.152S" calcext:value-type="time">
            <text:p>03:0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0.54" calcext:value-type="float">
            <text:p>390.54</text:p>
          </table:table-cell>
          <table:table-cell office:value-type="float" office:value="487.52" calcext:value-type="float">
            <text:p>487.52</text:p>
          </table:table-cell>
        </table:table-row>
        <table:table-row table:style-name="ro1">
          <table:table-cell office:value-type="float" office:value="11230152" calcext:value-type="float">
            <text:p>11230152</text:p>
          </table:table-cell>
          <table:table-cell table:formula="of:=[.A704]/1000/(60*60*24)" office:value-type="time" office:time-value="PT03H07M10.152S" calcext:value-type="time">
            <text:p>03:0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.3" calcext:value-type="float">
            <text:p>123.3</text:p>
          </table:table-cell>
          <table:table-cell office:value-type="float" office:value="150.96" calcext:value-type="float">
            <text:p>150.96</text:p>
          </table:table-cell>
          <table:table-cell office:value-type="float" office:value="391.09" calcext:value-type="float">
            <text:p>391.09</text:p>
          </table:table-cell>
          <table:table-cell office:value-type="float" office:value="488.19" calcext:value-type="float">
            <text:p>488.19</text:p>
          </table:table-cell>
        </table:table-row>
        <table:table-row table:style-name="ro1">
          <table:table-cell office:value-type="float" office:value="11246152" calcext:value-type="float">
            <text:p>11246152</text:p>
          </table:table-cell>
          <table:table-cell table:formula="of:=[.A705]/1000/(60*60*24)" office:value-type="time" office:time-value="PT03H07M26.152S" calcext:value-type="time">
            <text:p>03:07:2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91.63" calcext:value-type="float">
            <text:p>391.63</text:p>
          </table:table-cell>
          <table:table-cell office:value-type="float" office:value="488.86" calcext:value-type="float">
            <text:p>488.86</text:p>
          </table:table-cell>
        </table:table-row>
        <table:table-row table:style-name="ro1">
          <table:table-cell office:value-type="float" office:value="11262152" calcext:value-type="float">
            <text:p>11262152</text:p>
          </table:table-cell>
          <table:table-cell table:formula="of:=[.A706]/1000/(60*60*24)" office:value-type="time" office:time-value="PT03H07M42.152S" calcext:value-type="time">
            <text:p>03:0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2.18" calcext:value-type="float">
            <text:p>392.18</text:p>
          </table:table-cell>
          <table:table-cell office:value-type="float" office:value="489.53" calcext:value-type="float">
            <text:p>489.53</text:p>
          </table:table-cell>
        </table:table-row>
        <table:table-row table:style-name="ro1">
          <table:table-cell office:value-type="float" office:value="11278152" calcext:value-type="float">
            <text:p>11278152</text:p>
          </table:table-cell>
          <table:table-cell table:formula="of:=[.A707]/1000/(60*60*24)" office:value-type="time" office:time-value="PT03H07M58.152S" calcext:value-type="time">
            <text:p>03:0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2.73" calcext:value-type="float">
            <text:p>392.73</text:p>
          </table:table-cell>
          <table:table-cell office:value-type="float" office:value="490.2" calcext:value-type="float">
            <text:p>490.2</text:p>
          </table:table-cell>
        </table:table-row>
        <table:table-row table:style-name="ro1">
          <table:table-cell office:value-type="float" office:value="11294152" calcext:value-type="float">
            <text:p>11294152</text:p>
          </table:table-cell>
          <table:table-cell table:formula="of:=[.A708]/1000/(60*60*24)" office:value-type="time" office:time-value="PT03H08M14.152S" calcext:value-type="time">
            <text:p>03:0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3.28" calcext:value-type="float">
            <text:p>393.28</text:p>
          </table:table-cell>
          <table:table-cell office:value-type="float" office:value="490.88" calcext:value-type="float">
            <text:p>490.88</text:p>
          </table:table-cell>
        </table:table-row>
        <table:table-row table:style-name="ro1">
          <table:table-cell office:value-type="float" office:value="11310152" calcext:value-type="float">
            <text:p>11310152</text:p>
          </table:table-cell>
          <table:table-cell table:formula="of:=[.A709]/1000/(60*60*24)" office:value-type="time" office:time-value="PT03H08M30.152S" calcext:value-type="time">
            <text:p>03:0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3.82" calcext:value-type="float">
            <text:p>393.82</text:p>
          </table:table-cell>
          <table:table-cell office:value-type="float" office:value="491.55" calcext:value-type="float">
            <text:p>491.55</text:p>
          </table:table-cell>
        </table:table-row>
        <table:table-row table:style-name="ro1">
          <table:table-cell office:value-type="float" office:value="11326152" calcext:value-type="float">
            <text:p>11326152</text:p>
          </table:table-cell>
          <table:table-cell table:formula="of:=[.A710]/1000/(60*60*24)" office:value-type="time" office:time-value="PT03H08M46.152S" calcext:value-type="time">
            <text:p>03:08:46</text:p>
          </table:table-cell>
          <table:table-cell office:value-type="float" office:value="1.23" calcext:value-type="float">
            <text:p>1.23</text:p>
          </table:table-cell>
          <table:table-cell office:value-type="float" office:value="123.2" calcext:value-type="float">
            <text:p>123.2</text:p>
          </table:table-cell>
          <table:table-cell office:value-type="float" office:value="151.33" calcext:value-type="float">
            <text:p>151.33</text:p>
          </table:table-cell>
          <table:table-cell office:value-type="float" office:value="394.37" calcext:value-type="float">
            <text:p>394.37</text:p>
          </table:table-cell>
          <table:table-cell office:value-type="float" office:value="492.22" calcext:value-type="float">
            <text:p>492.22</text:p>
          </table:table-cell>
        </table:table-row>
        <table:table-row table:style-name="ro1">
          <table:table-cell office:value-type="float" office:value="11342152" calcext:value-type="float">
            <text:p>11342152</text:p>
          </table:table-cell>
          <table:table-cell table:formula="of:=[.A711]/1000/(60*60*24)" office:value-type="time" office:time-value="PT03H09M02.152S" calcext:value-type="time">
            <text:p>03:0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4.92" calcext:value-type="float">
            <text:p>394.92</text:p>
          </table:table-cell>
          <table:table-cell office:value-type="float" office:value="492.89" calcext:value-type="float">
            <text:p>492.89</text:p>
          </table:table-cell>
        </table:table-row>
        <table:table-row table:style-name="ro1">
          <table:table-cell office:value-type="float" office:value="11358152" calcext:value-type="float">
            <text:p>11358152</text:p>
          </table:table-cell>
          <table:table-cell table:formula="of:=[.A712]/1000/(60*60*24)" office:value-type="time" office:time-value="PT03H09M18.152S" calcext:value-type="time">
            <text:p>03:0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5.47" calcext:value-type="float">
            <text:p>395.47</text:p>
          </table:table-cell>
          <table:table-cell office:value-type="float" office:value="493.56" calcext:value-type="float">
            <text:p>493.56</text:p>
          </table:table-cell>
        </table:table-row>
        <table:table-row table:style-name="ro1">
          <table:table-cell office:value-type="float" office:value="11374152" calcext:value-type="float">
            <text:p>11374152</text:p>
          </table:table-cell>
          <table:table-cell table:formula="of:=[.A713]/1000/(60*60*24)" office:value-type="time" office:time-value="PT03H09M34.152S" calcext:value-type="time">
            <text:p>03:0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4" calcext:value-type="float">
            <text:p>150.84</text:p>
          </table:table-cell>
          <table:table-cell office:value-type="float" office:value="396.01" calcext:value-type="float">
            <text:p>396.01</text:p>
          </table:table-cell>
          <table:table-cell office:value-type="float" office:value="494.23" calcext:value-type="float">
            <text:p>494.23</text:p>
          </table:table-cell>
        </table:table-row>
        <table:table-row table:style-name="ro1">
          <table:table-cell office:value-type="float" office:value="11390152" calcext:value-type="float">
            <text:p>11390152</text:p>
          </table:table-cell>
          <table:table-cell table:formula="of:=[.A714]/1000/(60*60*24)" office:value-type="time" office:time-value="PT03H09M50.152S" calcext:value-type="time">
            <text:p>03:0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6.56" calcext:value-type="float">
            <text:p>396.56</text:p>
          </table:table-cell>
          <table:table-cell office:value-type="float" office:value="494.9" calcext:value-type="float">
            <text:p>494.9</text:p>
          </table:table-cell>
        </table:table-row>
        <table:table-row table:style-name="ro1">
          <table:table-cell office:value-type="float" office:value="11406152" calcext:value-type="float">
            <text:p>11406152</text:p>
          </table:table-cell>
          <table:table-cell table:formula="of:=[.A715]/1000/(60*60*24)" office:value-type="time" office:time-value="PT03H10M06.152S" calcext:value-type="time">
            <text:p>03:10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7.11" calcext:value-type="float">
            <text:p>397.11</text:p>
          </table:table-cell>
          <table:table-cell office:value-type="float" office:value="495.57" calcext:value-type="float">
            <text:p>495.57</text:p>
          </table:table-cell>
        </table:table-row>
        <table:table-row table:style-name="ro1">
          <table:table-cell office:value-type="float" office:value="11422152" calcext:value-type="float">
            <text:p>11422152</text:p>
          </table:table-cell>
          <table:table-cell table:formula="of:=[.A716]/1000/(60*60*24)" office:value-type="time" office:time-value="PT03H10M22.152S" calcext:value-type="time">
            <text:p>03:1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7.65" calcext:value-type="float">
            <text:p>397.65</text:p>
          </table:table-cell>
          <table:table-cell office:value-type="float" office:value="496.24" calcext:value-type="float">
            <text:p>496.24</text:p>
          </table:table-cell>
        </table:table-row>
        <table:table-row table:style-name="ro1">
          <table:table-cell office:value-type="float" office:value="11438152" calcext:value-type="float">
            <text:p>11438152</text:p>
          </table:table-cell>
          <table:table-cell table:formula="of:=[.A717]/1000/(60*60*24)" office:value-type="time" office:time-value="PT03H10M38.152S" calcext:value-type="time">
            <text:p>03:1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.2" calcext:value-type="float">
            <text:p>123.2</text:p>
          </table:table-cell>
          <table:table-cell office:value-type="float" office:value="150.83" calcext:value-type="float">
            <text:p>150.83</text:p>
          </table:table-cell>
          <table:table-cell office:value-type="float" office:value="398.2" calcext:value-type="float">
            <text:p>398.2</text:p>
          </table:table-cell>
          <table:table-cell office:value-type="float" office:value="496.91" calcext:value-type="float">
            <text:p>496.91</text:p>
          </table:table-cell>
        </table:table-row>
        <table:table-row table:style-name="ro1">
          <table:table-cell office:value-type="float" office:value="11454152" calcext:value-type="float">
            <text:p>11454152</text:p>
          </table:table-cell>
          <table:table-cell table:formula="of:=[.A718]/1000/(60*60*24)" office:value-type="time" office:time-value="PT03H10M54.152S" calcext:value-type="time">
            <text:p>03:1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8.75" calcext:value-type="float">
            <text:p>398.75</text:p>
          </table:table-cell>
          <table:table-cell office:value-type="float" office:value="497.58" calcext:value-type="float">
            <text:p>497.58</text:p>
          </table:table-cell>
        </table:table-row>
        <table:table-row table:style-name="ro1">
          <table:table-cell office:value-type="float" office:value="11470152" calcext:value-type="float">
            <text:p>11470152</text:p>
          </table:table-cell>
          <table:table-cell table:formula="of:=[.A719]/1000/(60*60*24)" office:value-type="time" office:time-value="PT03H11M10.152S" calcext:value-type="time">
            <text:p>03:1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9.3" calcext:value-type="float">
            <text:p>399.3</text:p>
          </table:table-cell>
          <table:table-cell office:value-type="float" office:value="498.25" calcext:value-type="float">
            <text:p>498.25</text:p>
          </table:table-cell>
        </table:table-row>
        <table:table-row table:style-name="ro1">
          <table:table-cell office:value-type="float" office:value="11486152" calcext:value-type="float">
            <text:p>11486152</text:p>
          </table:table-cell>
          <table:table-cell table:formula="of:=[.A720]/1000/(60*60*24)" office:value-type="time" office:time-value="PT03H11M26.152S" calcext:value-type="time">
            <text:p>03:1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399.84" calcext:value-type="float">
            <text:p>399.84</text:p>
          </table:table-cell>
          <table:table-cell office:value-type="float" office:value="498.92" calcext:value-type="float">
            <text:p>498.92</text:p>
          </table:table-cell>
        </table:table-row>
        <table:table-row table:style-name="ro1">
          <table:table-cell office:value-type="float" office:value="11502152" calcext:value-type="float">
            <text:p>11502152</text:p>
          </table:table-cell>
          <table:table-cell table:formula="of:=[.A721]/1000/(60*60*24)" office:value-type="time" office:time-value="PT03H11M42.152S" calcext:value-type="time">
            <text:p>03:1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0.39" calcext:value-type="float">
            <text:p>400.39</text:p>
          </table:table-cell>
          <table:table-cell office:value-type="float" office:value="499.59" calcext:value-type="float">
            <text:p>499.59</text:p>
          </table:table-cell>
        </table:table-row>
        <table:table-row table:style-name="ro1">
          <table:table-cell office:value-type="float" office:value="11518152" calcext:value-type="float">
            <text:p>11518152</text:p>
          </table:table-cell>
          <table:table-cell table:formula="of:=[.A722]/1000/(60*60*24)" office:value-type="time" office:time-value="PT03H11M58.152S" calcext:value-type="time">
            <text:p>03:1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0.94" calcext:value-type="float">
            <text:p>400.94</text:p>
          </table:table-cell>
          <table:table-cell office:value-type="float" office:value="500.26" calcext:value-type="float">
            <text:p>500.26</text:p>
          </table:table-cell>
        </table:table-row>
        <table:table-row table:style-name="ro1">
          <table:table-cell office:value-type="float" office:value="11534152" calcext:value-type="float">
            <text:p>11534152</text:p>
          </table:table-cell>
          <table:table-cell table:formula="of:=[.A723]/1000/(60*60*24)" office:value-type="time" office:time-value="PT03H12M14.152S" calcext:value-type="time">
            <text:p>03:1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1.48" calcext:value-type="float">
            <text:p>401.48</text:p>
          </table:table-cell>
          <table:table-cell office:value-type="float" office:value="500.93" calcext:value-type="float">
            <text:p>500.93</text:p>
          </table:table-cell>
        </table:table-row>
        <table:table-row table:style-name="ro1">
          <table:table-cell office:value-type="float" office:value="11550152" calcext:value-type="float">
            <text:p>11550152</text:p>
          </table:table-cell>
          <table:table-cell table:formula="of:=[.A724]/1000/(60*60*24)" office:value-type="time" office:time-value="PT03H12M30.152S" calcext:value-type="time">
            <text:p>03:1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2.03" calcext:value-type="float">
            <text:p>402.03</text:p>
          </table:table-cell>
          <table:table-cell office:value-type="float" office:value="501.6" calcext:value-type="float">
            <text:p>501.6</text:p>
          </table:table-cell>
        </table:table-row>
        <table:table-row table:style-name="ro1">
          <table:table-cell office:value-type="float" office:value="11566152" calcext:value-type="float">
            <text:p>11566152</text:p>
          </table:table-cell>
          <table:table-cell table:formula="of:=[.A725]/1000/(60*60*24)" office:value-type="time" office:time-value="PT03H12M46.152S" calcext:value-type="time">
            <text:p>03:1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2.58" calcext:value-type="float">
            <text:p>402.58</text:p>
          </table:table-cell>
          <table:table-cell office:value-type="float" office:value="502.27" calcext:value-type="float">
            <text:p>502.27</text:p>
          </table:table-cell>
        </table:table-row>
        <table:table-row table:style-name="ro1">
          <table:table-cell office:value-type="float" office:value="11582152" calcext:value-type="float">
            <text:p>11582152</text:p>
          </table:table-cell>
          <table:table-cell table:formula="of:=[.A726]/1000/(60*60*24)" office:value-type="time" office:time-value="PT03H13M02.152S" calcext:value-type="time">
            <text:p>03:1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3.12" calcext:value-type="float">
            <text:p>403.12</text:p>
          </table:table-cell>
          <table:table-cell office:value-type="float" office:value="502.94" calcext:value-type="float">
            <text:p>502.94</text:p>
          </table:table-cell>
        </table:table-row>
        <table:table-row table:style-name="ro1">
          <table:table-cell office:value-type="float" office:value="11598152" calcext:value-type="float">
            <text:p>11598152</text:p>
          </table:table-cell>
          <table:table-cell table:formula="of:=[.A727]/1000/(60*60*24)" office:value-type="time" office:time-value="PT03H13M18.152S" calcext:value-type="time">
            <text:p>03:1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3.67" calcext:value-type="float">
            <text:p>403.67</text:p>
          </table:table-cell>
          <table:table-cell office:value-type="float" office:value="503.61" calcext:value-type="float">
            <text:p>503.61</text:p>
          </table:table-cell>
        </table:table-row>
        <table:table-row table:style-name="ro1">
          <table:table-cell office:value-type="float" office:value="11614152" calcext:value-type="float">
            <text:p>11614152</text:p>
          </table:table-cell>
          <table:table-cell table:formula="of:=[.A728]/1000/(60*60*24)" office:value-type="time" office:time-value="PT03H13M34.152S" calcext:value-type="time">
            <text:p>03:1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3.1" calcext:value-type="float">
            <text:p>123.1</text:p>
          </table:table-cell>
          <table:table-cell office:value-type="float" office:value="150.71" calcext:value-type="float">
            <text:p>150.71</text:p>
          </table:table-cell>
          <table:table-cell office:value-type="float" office:value="404.22" calcext:value-type="float">
            <text:p>404.22</text:p>
          </table:table-cell>
          <table:table-cell office:value-type="float" office:value="504.28" calcext:value-type="float">
            <text:p>504.28</text:p>
          </table:table-cell>
        </table:table-row>
        <table:table-row table:style-name="ro1">
          <table:table-cell office:value-type="float" office:value="11630152" calcext:value-type="float">
            <text:p>11630152</text:p>
          </table:table-cell>
          <table:table-cell table:formula="of:=[.A729]/1000/(60*60*24)" office:value-type="time" office:time-value="PT03H13M50.152S" calcext:value-type="time">
            <text:p>03:13:5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4.76" calcext:value-type="float">
            <text:p>404.76</text:p>
          </table:table-cell>
          <table:table-cell office:value-type="float" office:value="504.95" calcext:value-type="float">
            <text:p>504.95</text:p>
          </table:table-cell>
        </table:table-row>
        <table:table-row table:style-name="ro1">
          <table:table-cell office:value-type="float" office:value="11646152" calcext:value-type="float">
            <text:p>11646152</text:p>
          </table:table-cell>
          <table:table-cell table:formula="of:=[.A730]/1000/(60*60*24)" office:value-type="time" office:time-value="PT03H14M06.152S" calcext:value-type="time">
            <text:p>03:1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5.31" calcext:value-type="float">
            <text:p>405.31</text:p>
          </table:table-cell>
          <table:table-cell office:value-type="float" office:value="505.62" calcext:value-type="float">
            <text:p>505.62</text:p>
          </table:table-cell>
        </table:table-row>
        <table:table-row table:style-name="ro1">
          <table:table-cell office:value-type="float" office:value="11662152" calcext:value-type="float">
            <text:p>11662152</text:p>
          </table:table-cell>
          <table:table-cell table:formula="of:=[.A731]/1000/(60*60*24)" office:value-type="time" office:time-value="PT03H14M22.152S" calcext:value-type="time">
            <text:p>03:1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5.86" calcext:value-type="float">
            <text:p>405.86</text:p>
          </table:table-cell>
          <table:table-cell office:value-type="float" office:value="506.29" calcext:value-type="float">
            <text:p>506.29</text:p>
          </table:table-cell>
        </table:table-row>
        <table:table-row table:style-name="ro1">
          <table:table-cell office:value-type="float" office:value="11678152" calcext:value-type="float">
            <text:p>11678152</text:p>
          </table:table-cell>
          <table:table-cell table:formula="of:=[.A732]/1000/(60*60*24)" office:value-type="time" office:time-value="PT03H14M38.152S" calcext:value-type="time">
            <text:p>03:14:3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6.4" calcext:value-type="float">
            <text:p>406.4</text:p>
          </table:table-cell>
          <table:table-cell office:value-type="float" office:value="506.96" calcext:value-type="float">
            <text:p>506.96</text:p>
          </table:table-cell>
        </table:table-row>
        <table:table-row table:style-name="ro1">
          <table:table-cell office:value-type="float" office:value="11694152" calcext:value-type="float">
            <text:p>11694152</text:p>
          </table:table-cell>
          <table:table-cell table:formula="of:=[.A733]/1000/(60*60*24)" office:value-type="time" office:time-value="PT03H14M54.152S" calcext:value-type="time">
            <text:p>03:14:5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1" calcext:value-type="float">
            <text:p>150.1</text:p>
          </table:table-cell>
          <table:table-cell office:value-type="float" office:value="406.95" calcext:value-type="float">
            <text:p>406.95</text:p>
          </table:table-cell>
          <table:table-cell office:value-type="float" office:value="507.62" calcext:value-type="float">
            <text:p>507.62</text:p>
          </table:table-cell>
        </table:table-row>
        <table:table-row table:style-name="ro1">
          <table:table-cell office:value-type="float" office:value="11710152" calcext:value-type="float">
            <text:p>11710152</text:p>
          </table:table-cell>
          <table:table-cell table:formula="of:=[.A734]/1000/(60*60*24)" office:value-type="time" office:time-value="PT03H15M10.152S" calcext:value-type="time">
            <text:p>03:1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7.5" calcext:value-type="float">
            <text:p>407.5</text:p>
          </table:table-cell>
          <table:table-cell office:value-type="float" office:value="508.29" calcext:value-type="float">
            <text:p>508.29</text:p>
          </table:table-cell>
        </table:table-row>
        <table:table-row table:style-name="ro1">
          <table:table-cell office:value-type="float" office:value="11726152" calcext:value-type="float">
            <text:p>11726152</text:p>
          </table:table-cell>
          <table:table-cell table:formula="of:=[.A735]/1000/(60*60*24)" office:value-type="time" office:time-value="PT03H15M26.152S" calcext:value-type="time">
            <text:p>03:1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8.05" calcext:value-type="float">
            <text:p>408.05</text:p>
          </table:table-cell>
          <table:table-cell office:value-type="float" office:value="508.96" calcext:value-type="float">
            <text:p>508.96</text:p>
          </table:table-cell>
        </table:table-row>
        <table:table-row table:style-name="ro1">
          <table:table-cell office:value-type="float" office:value="11742152" calcext:value-type="float">
            <text:p>11742152</text:p>
          </table:table-cell>
          <table:table-cell table:formula="of:=[.A736]/1000/(60*60*24)" office:value-type="time" office:time-value="PT03H15M42.152S" calcext:value-type="time">
            <text:p>03:1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08.59" calcext:value-type="float">
            <text:p>408.59</text:p>
          </table:table-cell>
          <table:table-cell office:value-type="float" office:value="509.63" calcext:value-type="float">
            <text:p>509.63</text:p>
          </table:table-cell>
        </table:table-row>
        <table:table-row table:style-name="ro1">
          <table:table-cell office:value-type="float" office:value="11758152" calcext:value-type="float">
            <text:p>11758152</text:p>
          </table:table-cell>
          <table:table-cell table:formula="of:=[.A737]/1000/(60*60*24)" office:value-type="time" office:time-value="PT03H15M58.152S" calcext:value-type="time">
            <text:p>03:1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9.14" calcext:value-type="float">
            <text:p>409.14</text:p>
          </table:table-cell>
          <table:table-cell office:value-type="float" office:value="510.3" calcext:value-type="float">
            <text:p>510.3</text:p>
          </table:table-cell>
        </table:table-row>
        <table:table-row table:style-name="ro1">
          <table:table-cell office:value-type="float" office:value="11774152" calcext:value-type="float">
            <text:p>11774152</text:p>
          </table:table-cell>
          <table:table-cell table:formula="of:=[.A738]/1000/(60*60*24)" office:value-type="time" office:time-value="PT03H16M14.152S" calcext:value-type="time">
            <text:p>03:1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09.69" calcext:value-type="float">
            <text:p>409.69</text:p>
          </table:table-cell>
          <table:table-cell office:value-type="float" office:value="510.97" calcext:value-type="float">
            <text:p>510.97</text:p>
          </table:table-cell>
        </table:table-row>
        <table:table-row table:style-name="ro1">
          <table:table-cell office:value-type="float" office:value="11790152" calcext:value-type="float">
            <text:p>11790152</text:p>
          </table:table-cell>
          <table:table-cell table:formula="of:=[.A739]/1000/(60*60*24)" office:value-type="time" office:time-value="PT03H16M30.152S" calcext:value-type="time">
            <text:p>03:16:30</text:p>
          </table:table-cell>
          <table:table-cell office:value-type="float" office:value="1.22" calcext:value-type="float">
            <text:p>1.22</text:p>
          </table:table-cell>
          <table:table-cell office:value-type="float" office:value="123" calcext:value-type="float">
            <text:p>123</text:p>
          </table:table-cell>
          <table:table-cell office:value-type="float" office:value="150.59" calcext:value-type="float">
            <text:p>150.59</text:p>
          </table:table-cell>
          <table:table-cell office:value-type="float" office:value="410.23" calcext:value-type="float">
            <text:p>410.23</text:p>
          </table:table-cell>
          <table:table-cell office:value-type="float" office:value="511.63" calcext:value-type="float">
            <text:p>511.63</text:p>
          </table:table-cell>
        </table:table-row>
        <table:table-row table:style-name="ro1">
          <table:table-cell office:value-type="float" office:value="11806152" calcext:value-type="float">
            <text:p>11806152</text:p>
          </table:table-cell>
          <table:table-cell table:formula="of:=[.A740]/1000/(60*60*24)" office:value-type="time" office:time-value="PT03H16M46.152S" calcext:value-type="time">
            <text:p>03:16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0.78" calcext:value-type="float">
            <text:p>410.78</text:p>
          </table:table-cell>
          <table:table-cell office:value-type="float" office:value="512.3" calcext:value-type="float">
            <text:p>512.3</text:p>
          </table:table-cell>
        </table:table-row>
        <table:table-row table:style-name="ro1">
          <table:table-cell office:value-type="float" office:value="11822152" calcext:value-type="float">
            <text:p>11822152</text:p>
          </table:table-cell>
          <table:table-cell table:formula="of:=[.A741]/1000/(60*60*24)" office:value-type="time" office:time-value="PT03H17M02.152S" calcext:value-type="time">
            <text:p>03:1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11.32" calcext:value-type="float">
            <text:p>411.32</text:p>
          </table:table-cell>
          <table:table-cell office:value-type="float" office:value="512.97" calcext:value-type="float">
            <text:p>512.97</text:p>
          </table:table-cell>
        </table:table-row>
        <table:table-row table:style-name="ro1">
          <table:table-cell office:value-type="float" office:value="11838152" calcext:value-type="float">
            <text:p>11838152</text:p>
          </table:table-cell>
          <table:table-cell table:formula="of:=[.A742]/1000/(60*60*24)" office:value-type="time" office:time-value="PT03H17M18.152S" calcext:value-type="time">
            <text:p>03:1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50.47" calcext:value-type="float">
            <text:p>150.47</text:p>
          </table:table-cell>
          <table:table-cell office:value-type="float" office:value="411.87" calcext:value-type="float">
            <text:p>411.87</text:p>
          </table:table-cell>
          <table:table-cell office:value-type="float" office:value="513.64" calcext:value-type="float">
            <text:p>513.64</text:p>
          </table:table-cell>
        </table:table-row>
        <table:table-row table:style-name="ro1">
          <table:table-cell office:value-type="float" office:value="11854152" calcext:value-type="float">
            <text:p>11854152</text:p>
          </table:table-cell>
          <table:table-cell table:formula="of:=[.A743]/1000/(60*60*24)" office:value-type="time" office:time-value="PT03H17M34.152S" calcext:value-type="time">
            <text:p>03:17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2.42" calcext:value-type="float">
            <text:p>412.42</text:p>
          </table:table-cell>
          <table:table-cell office:value-type="float" office:value="514.3" calcext:value-type="float">
            <text:p>514.3</text:p>
          </table:table-cell>
        </table:table-row>
        <table:table-row table:style-name="ro1">
          <table:table-cell office:value-type="float" office:value="11870152" calcext:value-type="float">
            <text:p>11870152</text:p>
          </table:table-cell>
          <table:table-cell table:formula="of:=[.A744]/1000/(60*60*24)" office:value-type="time" office:time-value="PT03H17M50.152S" calcext:value-type="time">
            <text:p>03:17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2.96" calcext:value-type="float">
            <text:p>412.96</text:p>
          </table:table-cell>
          <table:table-cell office:value-type="float" office:value="514.97" calcext:value-type="float">
            <text:p>514.97</text:p>
          </table:table-cell>
        </table:table-row>
        <table:table-row table:style-name="ro1">
          <table:table-cell office:value-type="float" office:value="11886152" calcext:value-type="float">
            <text:p>11886152</text:p>
          </table:table-cell>
          <table:table-cell table:formula="of:=[.A745]/1000/(60*60*24)" office:value-type="time" office:time-value="PT03H18M06.152S" calcext:value-type="time">
            <text:p>03:18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3.51" calcext:value-type="float">
            <text:p>413.51</text:p>
          </table:table-cell>
          <table:table-cell office:value-type="float" office:value="515.64" calcext:value-type="float">
            <text:p>515.64</text:p>
          </table:table-cell>
        </table:table-row>
        <table:table-row table:style-name="ro1">
          <table:table-cell office:value-type="float" office:value="11902152" calcext:value-type="float">
            <text:p>11902152</text:p>
          </table:table-cell>
          <table:table-cell table:formula="of:=[.A746]/1000/(60*60*24)" office:value-type="time" office:time-value="PT03H18M22.152S" calcext:value-type="time">
            <text:p>03:18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4.06" calcext:value-type="float">
            <text:p>414.06</text:p>
          </table:table-cell>
          <table:table-cell office:value-type="float" office:value="516.31" calcext:value-type="float">
            <text:p>516.31</text:p>
          </table:table-cell>
        </table:table-row>
        <table:table-row table:style-name="ro1">
          <table:table-cell office:value-type="float" office:value="11918152" calcext:value-type="float">
            <text:p>11918152</text:p>
          </table:table-cell>
          <table:table-cell table:formula="of:=[.A747]/1000/(60*60*24)" office:value-type="time" office:time-value="PT03H18M38.152S" calcext:value-type="time">
            <text:p>03:18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9" calcext:value-type="float">
            <text:p>122.9</text:p>
          </table:table-cell>
          <table:table-cell office:value-type="float" office:value="149.97" calcext:value-type="float">
            <text:p>149.97</text:p>
          </table:table-cell>
          <table:table-cell office:value-type="float" office:value="414.6" calcext:value-type="float">
            <text:p>414.6</text:p>
          </table:table-cell>
          <table:table-cell office:value-type="float" office:value="516.97" calcext:value-type="float">
            <text:p>516.97</text:p>
          </table:table-cell>
        </table:table-row>
        <table:table-row table:style-name="ro1">
          <table:table-cell office:value-type="float" office:value="11934152" calcext:value-type="float">
            <text:p>11934152</text:p>
          </table:table-cell>
          <table:table-cell table:formula="of:=[.A748]/1000/(60*60*24)" office:value-type="time" office:time-value="PT03H18M54.152S" calcext:value-type="time">
            <text:p>03:18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5.15" calcext:value-type="float">
            <text:p>415.15</text:p>
          </table:table-cell>
          <table:table-cell office:value-type="float" office:value="517.64" calcext:value-type="float">
            <text:p>517.64</text:p>
          </table:table-cell>
        </table:table-row>
        <table:table-row table:style-name="ro1">
          <table:table-cell office:value-type="float" office:value="11950152" calcext:value-type="float">
            <text:p>11950152</text:p>
          </table:table-cell>
          <table:table-cell table:formula="of:=[.A749]/1000/(60*60*24)" office:value-type="time" office:time-value="PT03H19M10.152S" calcext:value-type="time">
            <text:p>03:19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5.69" calcext:value-type="float">
            <text:p>415.69</text:p>
          </table:table-cell>
          <table:table-cell office:value-type="float" office:value="518.31" calcext:value-type="float">
            <text:p>518.31</text:p>
          </table:table-cell>
        </table:table-row>
        <table:table-row table:style-name="ro1">
          <table:table-cell office:value-type="float" office:value="11966152" calcext:value-type="float">
            <text:p>11966152</text:p>
          </table:table-cell>
          <table:table-cell table:formula="of:=[.A750]/1000/(60*60*24)" office:value-type="time" office:time-value="PT03H19M26.152S" calcext:value-type="time">
            <text:p>03:19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6.24" calcext:value-type="float">
            <text:p>416.24</text:p>
          </table:table-cell>
          <table:table-cell office:value-type="float" office:value="518.97" calcext:value-type="float">
            <text:p>518.97</text:p>
          </table:table-cell>
        </table:table-row>
        <table:table-row table:style-name="ro1">
          <table:table-cell office:value-type="float" office:value="11982152" calcext:value-type="float">
            <text:p>11982152</text:p>
          </table:table-cell>
          <table:table-cell table:formula="of:=[.A751]/1000/(60*60*24)" office:value-type="time" office:time-value="PT03H19M42.152S" calcext:value-type="time">
            <text:p>03:19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6.79" calcext:value-type="float">
            <text:p>416.79</text:p>
          </table:table-cell>
          <table:table-cell office:value-type="float" office:value="519.64" calcext:value-type="float">
            <text:p>519.64</text:p>
          </table:table-cell>
        </table:table-row>
        <table:table-row table:style-name="ro1">
          <table:table-cell office:value-type="float" office:value="11998152" calcext:value-type="float">
            <text:p>11998152</text:p>
          </table:table-cell>
          <table:table-cell table:formula="of:=[.A752]/1000/(60*60*24)" office:value-type="time" office:time-value="PT03H19M58.152S" calcext:value-type="time">
            <text:p>03:19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7.33" calcext:value-type="float">
            <text:p>417.33</text:p>
          </table:table-cell>
          <table:table-cell office:value-type="float" office:value="520.31" calcext:value-type="float">
            <text:p>520.31</text:p>
          </table:table-cell>
        </table:table-row>
        <table:table-row table:style-name="ro1">
          <table:table-cell office:value-type="float" office:value="12014152" calcext:value-type="float">
            <text:p>12014152</text:p>
          </table:table-cell>
          <table:table-cell table:formula="of:=[.A753]/1000/(60*60*24)" office:value-type="time" office:time-value="PT03H20M14.152S" calcext:value-type="time">
            <text:p>03:20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7.88" calcext:value-type="float">
            <text:p>417.88</text:p>
          </table:table-cell>
          <table:table-cell office:value-type="float" office:value="520.97" calcext:value-type="float">
            <text:p>520.97</text:p>
          </table:table-cell>
        </table:table-row>
        <table:table-row table:style-name="ro1">
          <table:table-cell office:value-type="float" office:value="12030152" calcext:value-type="float">
            <text:p>12030152</text:p>
          </table:table-cell>
          <table:table-cell table:formula="of:=[.A754]/1000/(60*60*24)" office:value-type="time" office:time-value="PT03H20M30.152S" calcext:value-type="time">
            <text:p>03:20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8.42" calcext:value-type="float">
            <text:p>418.42</text:p>
          </table:table-cell>
          <table:table-cell office:value-type="float" office:value="521.64" calcext:value-type="float">
            <text:p>521.64</text:p>
          </table:table-cell>
        </table:table-row>
        <table:table-row table:style-name="ro1">
          <table:table-cell office:value-type="float" office:value="12046152" calcext:value-type="float">
            <text:p>12046152</text:p>
          </table:table-cell>
          <table:table-cell table:formula="of:=[.A755]/1000/(60*60*24)" office:value-type="time" office:time-value="PT03H20M46.152S" calcext:value-type="time">
            <text:p>03:20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18.97" calcext:value-type="float">
            <text:p>418.97</text:p>
          </table:table-cell>
          <table:table-cell office:value-type="float" office:value="522.3" calcext:value-type="float">
            <text:p>522.3</text:p>
          </table:table-cell>
        </table:table-row>
        <table:table-row table:style-name="ro1">
          <table:table-cell office:value-type="float" office:value="12062150" calcext:value-type="float">
            <text:p>12062150</text:p>
          </table:table-cell>
          <table:table-cell table:formula="of:=[.A756]/1000/(60*60*24)" office:value-type="time" office:time-value="PT03H21M02.15S" calcext:value-type="time">
            <text:p>03:21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19.52" calcext:value-type="float">
            <text:p>419.52</text:p>
          </table:table-cell>
          <table:table-cell office:value-type="float" office:value="522.97" calcext:value-type="float">
            <text:p>522.97</text:p>
          </table:table-cell>
        </table:table-row>
        <table:table-row table:style-name="ro1">
          <table:table-cell office:value-type="float" office:value="12078152" calcext:value-type="float">
            <text:p>12078152</text:p>
          </table:table-cell>
          <table:table-cell table:formula="of:=[.A757]/1000/(60*60*24)" office:value-type="time" office:time-value="PT03H21M18.152S" calcext:value-type="time">
            <text:p>03:21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06" calcext:value-type="float">
            <text:p>420.06</text:p>
          </table:table-cell>
          <table:table-cell office:value-type="float" office:value="523.63" calcext:value-type="float">
            <text:p>523.63</text:p>
          </table:table-cell>
        </table:table-row>
        <table:table-row table:style-name="ro1">
          <table:table-cell office:value-type="float" office:value="12094152" calcext:value-type="float">
            <text:p>12094152</text:p>
          </table:table-cell>
          <table:table-cell table:formula="of:=[.A758]/1000/(60*60*24)" office:value-type="time" office:time-value="PT03H21M34.152S" calcext:value-type="time">
            <text:p>03:21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0.61" calcext:value-type="float">
            <text:p>420.61</text:p>
          </table:table-cell>
          <table:table-cell office:value-type="float" office:value="524.3" calcext:value-type="float">
            <text:p>524.3</text:p>
          </table:table-cell>
        </table:table-row>
        <table:table-row table:style-name="ro1">
          <table:table-cell office:value-type="float" office:value="12110152" calcext:value-type="float">
            <text:p>12110152</text:p>
          </table:table-cell>
          <table:table-cell table:formula="of:=[.A759]/1000/(60*60*24)" office:value-type="time" office:time-value="PT03H21M50.152S" calcext:value-type="time">
            <text:p>03:21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1.15" calcext:value-type="float">
            <text:p>421.15</text:p>
          </table:table-cell>
          <table:table-cell office:value-type="float" office:value="524.97" calcext:value-type="float">
            <text:p>524.97</text:p>
          </table:table-cell>
        </table:table-row>
        <table:table-row table:style-name="ro1">
          <table:table-cell office:value-type="float" office:value="12126152" calcext:value-type="float">
            <text:p>12126152</text:p>
          </table:table-cell>
          <table:table-cell table:formula="of:=[.A760]/1000/(60*60*24)" office:value-type="time" office:time-value="PT03H22M06.152S" calcext:value-type="time">
            <text:p>03:22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1.7" calcext:value-type="float">
            <text:p>421.7</text:p>
          </table:table-cell>
          <table:table-cell office:value-type="float" office:value="525.63" calcext:value-type="float">
            <text:p>525.63</text:p>
          </table:table-cell>
        </table:table-row>
        <table:table-row table:style-name="ro1">
          <table:table-cell office:value-type="float" office:value="12142152" calcext:value-type="float">
            <text:p>12142152</text:p>
          </table:table-cell>
          <table:table-cell table:formula="of:=[.A761]/1000/(60*60*24)" office:value-type="time" office:time-value="PT03H22M22.152S" calcext:value-type="time">
            <text:p>03:22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8" calcext:value-type="float">
            <text:p>122.8</text:p>
          </table:table-cell>
          <table:table-cell office:value-type="float" office:value="149.85" calcext:value-type="float">
            <text:p>149.85</text:p>
          </table:table-cell>
          <table:table-cell office:value-type="float" office:value="422.24" calcext:value-type="float">
            <text:p>422.24</text:p>
          </table:table-cell>
          <table:table-cell office:value-type="float" office:value="526.3" calcext:value-type="float">
            <text:p>526.3</text:p>
          </table:table-cell>
        </table:table-row>
        <table:table-row table:style-name="ro1">
          <table:table-cell office:value-type="float" office:value="12158152" calcext:value-type="float">
            <text:p>12158152</text:p>
          </table:table-cell>
          <table:table-cell table:formula="of:=[.A762]/1000/(60*60*24)" office:value-type="time" office:time-value="PT03H22M38.152S" calcext:value-type="time">
            <text:p>03:22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22.79" calcext:value-type="float">
            <text:p>422.79</text:p>
          </table:table-cell>
          <table:table-cell office:value-type="float" office:value="526.96" calcext:value-type="float">
            <text:p>526.96</text:p>
          </table:table-cell>
        </table:table-row>
        <table:table-row table:style-name="ro1">
          <table:table-cell office:value-type="float" office:value="12174152" calcext:value-type="float">
            <text:p>12174152</text:p>
          </table:table-cell>
          <table:table-cell table:formula="of:=[.A763]/1000/(60*60*24)" office:value-type="time" office:time-value="PT03H22M54.152S" calcext:value-type="time">
            <text:p>03:22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34" calcext:value-type="float">
            <text:p>423.34</text:p>
          </table:table-cell>
          <table:table-cell office:value-type="float" office:value="527.63" calcext:value-type="float">
            <text:p>527.63</text:p>
          </table:table-cell>
        </table:table-row>
        <table:table-row table:style-name="ro1">
          <table:table-cell office:value-type="float" office:value="12190152" calcext:value-type="float">
            <text:p>12190152</text:p>
          </table:table-cell>
          <table:table-cell table:formula="of:=[.A764]/1000/(60*60*24)" office:value-type="time" office:time-value="PT03H23M10.152S" calcext:value-type="time">
            <text:p>03:23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3.88" calcext:value-type="float">
            <text:p>423.88</text:p>
          </table:table-cell>
          <table:table-cell office:value-type="float" office:value="528.29" calcext:value-type="float">
            <text:p>528.29</text:p>
          </table:table-cell>
        </table:table-row>
        <table:table-row table:style-name="ro1">
          <table:table-cell office:value-type="float" office:value="12206152" calcext:value-type="float">
            <text:p>12206152</text:p>
          </table:table-cell>
          <table:table-cell table:formula="of:=[.A765]/1000/(60*60*24)" office:value-type="time" office:time-value="PT03H23M26.152S" calcext:value-type="time">
            <text:p>03:23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7" calcext:value-type="float">
            <text:p>122.7</text:p>
          </table:table-cell>
          <table:table-cell office:value-type="float" office:value="149.73" calcext:value-type="float">
            <text:p>149.73</text:p>
          </table:table-cell>
          <table:table-cell office:value-type="float" office:value="424.43" calcext:value-type="float">
            <text:p>424.43</text:p>
          </table:table-cell>
          <table:table-cell office:value-type="float" office:value="528.96" calcext:value-type="float">
            <text:p>528.96</text:p>
          </table:table-cell>
        </table:table-row>
        <table:table-row table:style-name="ro1">
          <table:table-cell office:value-type="float" office:value="12222152" calcext:value-type="float">
            <text:p>12222152</text:p>
          </table:table-cell>
          <table:table-cell table:formula="of:=[.A766]/1000/(60*60*24)" office:value-type="time" office:time-value="PT03H23M42.152S" calcext:value-type="time">
            <text:p>03:23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24.97" calcext:value-type="float">
            <text:p>424.97</text:p>
          </table:table-cell>
          <table:table-cell office:value-type="float" office:value="529.62" calcext:value-type="float">
            <text:p>529.62</text:p>
          </table:table-cell>
        </table:table-row>
        <table:table-row table:style-name="ro1">
          <table:table-cell office:value-type="float" office:value="12238152" calcext:value-type="float">
            <text:p>12238152</text:p>
          </table:table-cell>
          <table:table-cell table:formula="of:=[.A767]/1000/(60*60*24)" office:value-type="time" office:time-value="PT03H23M58.152S" calcext:value-type="time">
            <text:p>03:23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1" calcext:value-type="float">
            <text:p>149.61</text:p>
          </table:table-cell>
          <table:table-cell office:value-type="float" office:value="425.52" calcext:value-type="float">
            <text:p>425.52</text:p>
          </table:table-cell>
          <table:table-cell office:value-type="float" office:value="530.29" calcext:value-type="float">
            <text:p>530.29</text:p>
          </table:table-cell>
        </table:table-row>
        <table:table-row table:style-name="ro1">
          <table:table-cell office:value-type="float" office:value="12254152" calcext:value-type="float">
            <text:p>12254152</text:p>
          </table:table-cell>
          <table:table-cell table:formula="of:=[.A768]/1000/(60*60*24)" office:value-type="time" office:time-value="PT03H24M14.152S" calcext:value-type="time">
            <text:p>03:24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6.06" calcext:value-type="float">
            <text:p>426.06</text:p>
          </table:table-cell>
          <table:table-cell office:value-type="float" office:value="530.95" calcext:value-type="float">
            <text:p>530.95</text:p>
          </table:table-cell>
        </table:table-row>
        <table:table-row table:style-name="ro1">
          <table:table-cell office:value-type="float" office:value="12270152" calcext:value-type="float">
            <text:p>12270152</text:p>
          </table:table-cell>
          <table:table-cell table:formula="of:=[.A769]/1000/(60*60*24)" office:value-type="time" office:time-value="PT03H24M30.152S" calcext:value-type="time">
            <text:p>03:24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6.61" calcext:value-type="float">
            <text:p>426.61</text:p>
          </table:table-cell>
          <table:table-cell office:value-type="float" office:value="531.62" calcext:value-type="float">
            <text:p>531.62</text:p>
          </table:table-cell>
        </table:table-row>
        <table:table-row table:style-name="ro1">
          <table:table-cell office:value-type="float" office:value="12286152" calcext:value-type="float">
            <text:p>12286152</text:p>
          </table:table-cell>
          <table:table-cell table:formula="of:=[.A770]/1000/(60*60*24)" office:value-type="time" office:time-value="PT03H24M46.152S" calcext:value-type="time">
            <text:p>03:24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7.15" calcext:value-type="float">
            <text:p>427.15</text:p>
          </table:table-cell>
          <table:table-cell office:value-type="float" office:value="532.28" calcext:value-type="float">
            <text:p>532.28</text:p>
          </table:table-cell>
        </table:table-row>
        <table:table-row table:style-name="ro1">
          <table:table-cell office:value-type="float" office:value="12302150" calcext:value-type="float">
            <text:p>12302150</text:p>
          </table:table-cell>
          <table:table-cell table:formula="of:=[.A771]/1000/(60*60*24)" office:value-type="time" office:time-value="PT03H25M02.15S" calcext:value-type="time">
            <text:p>03:25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7.7" calcext:value-type="float">
            <text:p>427.7</text:p>
          </table:table-cell>
          <table:table-cell office:value-type="float" office:value="532.95" calcext:value-type="float">
            <text:p>532.95</text:p>
          </table:table-cell>
        </table:table-row>
        <table:table-row table:style-name="ro1">
          <table:table-cell office:value-type="float" office:value="12318152" calcext:value-type="float">
            <text:p>12318152</text:p>
          </table:table-cell>
          <table:table-cell table:formula="of:=[.A772]/1000/(60*60*24)" office:value-type="time" office:time-value="PT03H25M18.152S" calcext:value-type="time">
            <text:p>03:25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8.24" calcext:value-type="float">
            <text:p>428.24</text:p>
          </table:table-cell>
          <table:table-cell office:value-type="float" office:value="533.61" calcext:value-type="float">
            <text:p>533.61</text:p>
          </table:table-cell>
        </table:table-row>
        <table:table-row table:style-name="ro1">
          <table:table-cell office:value-type="float" office:value="12334152" calcext:value-type="float">
            <text:p>12334152</text:p>
          </table:table-cell>
          <table:table-cell table:formula="of:=[.A773]/1000/(60*60*24)" office:value-type="time" office:time-value="PT03H25M34.152S" calcext:value-type="time">
            <text:p>03:25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8.79" calcext:value-type="float">
            <text:p>428.79</text:p>
          </table:table-cell>
          <table:table-cell office:value-type="float" office:value="534.28" calcext:value-type="float">
            <text:p>534.28</text:p>
          </table:table-cell>
        </table:table-row>
        <table:table-row table:style-name="ro1">
          <table:table-cell office:value-type="float" office:value="12350152" calcext:value-type="float">
            <text:p>12350152</text:p>
          </table:table-cell>
          <table:table-cell table:formula="of:=[.A774]/1000/(60*60*24)" office:value-type="time" office:time-value="PT03H25M50.152S" calcext:value-type="time">
            <text:p>03:25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9.33" calcext:value-type="float">
            <text:p>429.33</text:p>
          </table:table-cell>
          <table:table-cell office:value-type="float" office:value="534.94" calcext:value-type="float">
            <text:p>534.94</text:p>
          </table:table-cell>
        </table:table-row>
        <table:table-row table:style-name="ro1">
          <table:table-cell office:value-type="float" office:value="12366152" calcext:value-type="float">
            <text:p>12366152</text:p>
          </table:table-cell>
          <table:table-cell table:formula="of:=[.A775]/1000/(60*60*24)" office:value-type="time" office:time-value="PT03H26M06.152S" calcext:value-type="time">
            <text:p>03:26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6" calcext:value-type="float">
            <text:p>149.6</text:p>
          </table:table-cell>
          <table:table-cell office:value-type="float" office:value="429.88" calcext:value-type="float">
            <text:p>429.88</text:p>
          </table:table-cell>
          <table:table-cell office:value-type="float" office:value="535.61" calcext:value-type="float">
            <text:p>535.61</text:p>
          </table:table-cell>
        </table:table-row>
        <table:table-row table:style-name="ro1">
          <table:table-cell office:value-type="float" office:value="12382152" calcext:value-type="float">
            <text:p>12382152</text:p>
          </table:table-cell>
          <table:table-cell table:formula="of:=[.A776]/1000/(60*60*24)" office:value-type="time" office:time-value="PT03H26M22.152S" calcext:value-type="time">
            <text:p>03:26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30.42" calcext:value-type="float">
            <text:p>430.42</text:p>
          </table:table-cell>
          <table:table-cell office:value-type="float" office:value="536.27" calcext:value-type="float">
            <text:p>536.27</text:p>
          </table:table-cell>
        </table:table-row>
        <table:table-row table:style-name="ro1">
          <table:table-cell office:value-type="float" office:value="12398152" calcext:value-type="float">
            <text:p>12398152</text:p>
          </table:table-cell>
          <table:table-cell table:formula="of:=[.A777]/1000/(60*60*24)" office:value-type="time" office:time-value="PT03H26M38.152S" calcext:value-type="time">
            <text:p>03:26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6" calcext:value-type="float">
            <text:p>122.6</text:p>
          </table:table-cell>
          <table:table-cell office:value-type="float" office:value="149.11" calcext:value-type="float">
            <text:p>149.11</text:p>
          </table:table-cell>
          <table:table-cell office:value-type="float" office:value="430.96" calcext:value-type="float">
            <text:p>430.96</text:p>
          </table:table-cell>
          <table:table-cell office:value-type="float" office:value="536.93" calcext:value-type="float">
            <text:p>536.93</text:p>
          </table:table-cell>
        </table:table-row>
        <table:table-row table:style-name="ro1">
          <table:table-cell office:value-type="float" office:value="12414152" calcext:value-type="float">
            <text:p>12414152</text:p>
          </table:table-cell>
          <table:table-cell table:formula="of:=[.A778]/1000/(60*60*24)" office:value-type="time" office:time-value="PT03H26M54.152S" calcext:value-type="time">
            <text:p>03:26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1.51" calcext:value-type="float">
            <text:p>431.51</text:p>
          </table:table-cell>
          <table:table-cell office:value-type="float" office:value="537.6" calcext:value-type="float">
            <text:p>537.6</text:p>
          </table:table-cell>
        </table:table-row>
        <table:table-row table:style-name="ro1">
          <table:table-cell office:value-type="float" office:value="12430152" calcext:value-type="float">
            <text:p>12430152</text:p>
          </table:table-cell>
          <table:table-cell table:formula="of:=[.A779]/1000/(60*60*24)" office:value-type="time" office:time-value="PT03H27M10.152S" calcext:value-type="time">
            <text:p>03:27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2.05" calcext:value-type="float">
            <text:p>432.05</text:p>
          </table:table-cell>
          <table:table-cell office:value-type="float" office:value="538.26" calcext:value-type="float">
            <text:p>538.26</text:p>
          </table:table-cell>
        </table:table-row>
        <table:table-row table:style-name="ro1">
          <table:table-cell office:value-type="float" office:value="12446150" calcext:value-type="float">
            <text:p>12446150</text:p>
          </table:table-cell>
          <table:table-cell table:formula="of:=[.A780]/1000/(60*60*24)" office:value-type="time" office:time-value="PT03H27M26.15S" calcext:value-type="time">
            <text:p>03:27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2.6" calcext:value-type="float">
            <text:p>432.6</text:p>
          </table:table-cell>
          <table:table-cell office:value-type="float" office:value="538.92" calcext:value-type="float">
            <text:p>538.92</text:p>
          </table:table-cell>
        </table:table-row>
        <table:table-row table:style-name="ro1">
          <table:table-cell office:value-type="float" office:value="12462152" calcext:value-type="float">
            <text:p>12462152</text:p>
          </table:table-cell>
          <table:table-cell table:formula="of:=[.A781]/1000/(60*60*24)" office:value-type="time" office:time-value="PT03H27M42.152S" calcext:value-type="time">
            <text:p>03:27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33.14" calcext:value-type="float">
            <text:p>433.14</text:p>
          </table:table-cell>
          <table:table-cell office:value-type="float" office:value="539.59" calcext:value-type="float">
            <text:p>539.59</text:p>
          </table:table-cell>
        </table:table-row>
        <table:table-row table:style-name="ro1">
          <table:table-cell office:value-type="float" office:value="12478152" calcext:value-type="float">
            <text:p>12478152</text:p>
          </table:table-cell>
          <table:table-cell table:formula="of:=[.A782]/1000/(60*60*24)" office:value-type="time" office:time-value="PT03H27M58.152S" calcext:value-type="time">
            <text:p>03:27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33.69" calcext:value-type="float">
            <text:p>433.69</text:p>
          </table:table-cell>
          <table:table-cell office:value-type="float" office:value="540.25" calcext:value-type="float">
            <text:p>540.25</text:p>
          </table:table-cell>
        </table:table-row>
        <table:table-row table:style-name="ro1">
          <table:table-cell office:value-type="float" office:value="12494152" calcext:value-type="float">
            <text:p>12494152</text:p>
          </table:table-cell>
          <table:table-cell table:formula="of:=[.A783]/1000/(60*60*24)" office:value-type="time" office:time-value="PT03H28M14.152S" calcext:value-type="time">
            <text:p>03:28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34.23" calcext:value-type="float">
            <text:p>434.23</text:p>
          </table:table-cell>
          <table:table-cell office:value-type="float" office:value="540.91" calcext:value-type="float">
            <text:p>540.91</text:p>
          </table:table-cell>
        </table:table-row>
        <table:table-row table:style-name="ro1">
          <table:table-cell office:value-type="float" office:value="12510152" calcext:value-type="float">
            <text:p>12510152</text:p>
          </table:table-cell>
          <table:table-cell table:formula="of:=[.A784]/1000/(60*60*24)" office:value-type="time" office:time-value="PT03H28M30.152S" calcext:value-type="time">
            <text:p>03:28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8.99" calcext:value-type="float">
            <text:p>148.99</text:p>
          </table:table-cell>
          <table:table-cell office:value-type="float" office:value="434.78" calcext:value-type="float">
            <text:p>434.78</text:p>
          </table:table-cell>
          <table:table-cell office:value-type="float" office:value="541.57" calcext:value-type="float">
            <text:p>541.57</text:p>
          </table:table-cell>
        </table:table-row>
        <table:table-row table:style-name="ro1">
          <table:table-cell office:value-type="float" office:value="12526152" calcext:value-type="float">
            <text:p>12526152</text:p>
          </table:table-cell>
          <table:table-cell table:formula="of:=[.A785]/1000/(60*60*24)" office:value-type="time" office:time-value="PT03H28M46.152S" calcext:value-type="time">
            <text:p>03:28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5" calcext:value-type="float">
            <text:p>122.5</text:p>
          </table:table-cell>
          <table:table-cell office:value-type="float" office:value="149.48" calcext:value-type="float">
            <text:p>149.48</text:p>
          </table:table-cell>
          <table:table-cell office:value-type="float" office:value="435.32" calcext:value-type="float">
            <text:p>435.32</text:p>
          </table:table-cell>
          <table:table-cell office:value-type="float" office:value="542.24" calcext:value-type="float">
            <text:p>542.24</text:p>
          </table:table-cell>
        </table:table-row>
        <table:table-row table:style-name="ro1">
          <table:table-cell office:value-type="float" office:value="12542152" calcext:value-type="float">
            <text:p>12542152</text:p>
          </table:table-cell>
          <table:table-cell table:formula="of:=[.A786]/1000/(60*60*24)" office:value-type="time" office:time-value="PT03H29M02.152S" calcext:value-type="time">
            <text:p>03:29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5.86" calcext:value-type="float">
            <text:p>435.86</text:p>
          </table:table-cell>
          <table:table-cell office:value-type="float" office:value="542.9" calcext:value-type="float">
            <text:p>542.9</text:p>
          </table:table-cell>
        </table:table-row>
        <table:table-row table:style-name="ro1">
          <table:table-cell office:value-type="float" office:value="12558152" calcext:value-type="float">
            <text:p>12558152</text:p>
          </table:table-cell>
          <table:table-cell table:formula="of:=[.A787]/1000/(60*60*24)" office:value-type="time" office:time-value="PT03H29M18.152S" calcext:value-type="time">
            <text:p>03:29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6.41" calcext:value-type="float">
            <text:p>436.41</text:p>
          </table:table-cell>
          <table:table-cell office:value-type="float" office:value="543.56" calcext:value-type="float">
            <text:p>543.56</text:p>
          </table:table-cell>
        </table:table-row>
        <table:table-row table:style-name="ro1">
          <table:table-cell office:value-type="float" office:value="12574152" calcext:value-type="float">
            <text:p>12574152</text:p>
          </table:table-cell>
          <table:table-cell table:formula="of:=[.A788]/1000/(60*60*24)" office:value-type="time" office:time-value="PT03H29M34.152S" calcext:value-type="time">
            <text:p>03:29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9.36" calcext:value-type="float">
            <text:p>149.36</text:p>
          </table:table-cell>
          <table:table-cell office:value-type="float" office:value="436.95" calcext:value-type="float">
            <text:p>436.95</text:p>
          </table:table-cell>
          <table:table-cell office:value-type="float" office:value="544.22" calcext:value-type="float">
            <text:p>544.22</text:p>
          </table:table-cell>
        </table:table-row>
        <table:table-row table:style-name="ro1">
          <table:table-cell office:value-type="float" office:value="12590152" calcext:value-type="float">
            <text:p>12590152</text:p>
          </table:table-cell>
          <table:table-cell table:formula="of:=[.A789]/1000/(60*60*24)" office:value-type="time" office:time-value="PT03H29M50.152S" calcext:value-type="time">
            <text:p>03:29:50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7.5" calcext:value-type="float">
            <text:p>437.5</text:p>
          </table:table-cell>
          <table:table-cell office:value-type="float" office:value="544.89" calcext:value-type="float">
            <text:p>544.89</text:p>
          </table:table-cell>
        </table:table-row>
        <table:table-row table:style-name="ro1">
          <table:table-cell office:value-type="float" office:value="12606152" calcext:value-type="float">
            <text:p>12606152</text:p>
          </table:table-cell>
          <table:table-cell table:formula="of:=[.A790]/1000/(60*60*24)" office:value-type="time" office:time-value="PT03H30M06.152S" calcext:value-type="time">
            <text:p>03:30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8.04" calcext:value-type="float">
            <text:p>438.04</text:p>
          </table:table-cell>
          <table:table-cell office:value-type="float" office:value="545.55" calcext:value-type="float">
            <text:p>545.55</text:p>
          </table:table-cell>
        </table:table-row>
        <table:table-row table:style-name="ro1">
          <table:table-cell office:value-type="float" office:value="12622152" calcext:value-type="float">
            <text:p>12622152</text:p>
          </table:table-cell>
          <table:table-cell table:formula="of:=[.A791]/1000/(60*60*24)" office:value-type="time" office:time-value="PT03H30M22.152S" calcext:value-type="time">
            <text:p>03:30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38.58" calcext:value-type="float">
            <text:p>438.58</text:p>
          </table:table-cell>
          <table:table-cell office:value-type="float" office:value="546.21" calcext:value-type="float">
            <text:p>546.21</text:p>
          </table:table-cell>
        </table:table-row>
        <table:table-row table:style-name="ro1">
          <table:table-cell office:value-type="float" office:value="12638152" calcext:value-type="float">
            <text:p>12638152</text:p>
          </table:table-cell>
          <table:table-cell table:formula="of:=[.A792]/1000/(60*60*24)" office:value-type="time" office:time-value="PT03H30M38.152S" calcext:value-type="time">
            <text:p>03:30:38</text:p>
          </table:table-cell>
          <table:table-cell office:value-type="float" office:value="1.22" calcext:value-type="float">
            <text:p>1.22</text:p>
          </table:table-cell>
          <table:table-cell office:value-type="float" office:value="122.4" calcext:value-type="float">
            <text:p>122.4</text:p>
          </table:table-cell>
          <table:table-cell office:value-type="float" office:value="148.87" calcext:value-type="float">
            <text:p>148.87</text:p>
          </table:table-cell>
          <table:table-cell office:value-type="float" office:value="439.13" calcext:value-type="float">
            <text:p>439.13</text:p>
          </table:table-cell>
          <table:table-cell office:value-type="float" office:value="546.87" calcext:value-type="float">
            <text:p>546.87</text:p>
          </table:table-cell>
        </table:table-row>
        <table:table-row table:style-name="ro1">
          <table:table-cell office:value-type="float" office:value="12654152" calcext:value-type="float">
            <text:p>12654152</text:p>
          </table:table-cell>
          <table:table-cell table:formula="of:=[.A793]/1000/(60*60*24)" office:value-type="time" office:time-value="PT03H30M54.152S" calcext:value-type="time">
            <text:p>03:30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39.67" calcext:value-type="float">
            <text:p>439.67</text:p>
          </table:table-cell>
          <table:table-cell office:value-type="float" office:value="547.53" calcext:value-type="float">
            <text:p>547.53</text:p>
          </table:table-cell>
        </table:table-row>
        <table:table-row table:style-name="ro1">
          <table:table-cell office:value-type="float" office:value="12670152" calcext:value-type="float">
            <text:p>12670152</text:p>
          </table:table-cell>
          <table:table-cell table:formula="of:=[.A794]/1000/(60*60*24)" office:value-type="time" office:time-value="PT03H31M10.152S" calcext:value-type="time">
            <text:p>03:31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5" calcext:value-type="float">
            <text:p>148.75</text:p>
          </table:table-cell>
          <table:table-cell office:value-type="float" office:value="440.21" calcext:value-type="float">
            <text:p>440.21</text:p>
          </table:table-cell>
          <table:table-cell office:value-type="float" office:value="548.19" calcext:value-type="float">
            <text:p>548.19</text:p>
          </table:table-cell>
        </table:table-row>
        <table:table-row table:style-name="ro1">
          <table:table-cell office:value-type="float" office:value="12686152" calcext:value-type="float">
            <text:p>12686152</text:p>
          </table:table-cell>
          <table:table-cell table:formula="of:=[.A795]/1000/(60*60*24)" office:value-type="time" office:time-value="PT03H31M26.152S" calcext:value-type="time">
            <text:p>03:31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0.76" calcext:value-type="float">
            <text:p>440.76</text:p>
          </table:table-cell>
          <table:table-cell office:value-type="float" office:value="548.86" calcext:value-type="float">
            <text:p>548.86</text:p>
          </table:table-cell>
        </table:table-row>
        <table:table-row table:style-name="ro1">
          <table:table-cell office:value-type="float" office:value="12702152" calcext:value-type="float">
            <text:p>12702152</text:p>
          </table:table-cell>
          <table:table-cell table:formula="of:=[.A796]/1000/(60*60*24)" office:value-type="time" office:time-value="PT03H31M42.152S" calcext:value-type="time">
            <text:p>03:31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1.3" calcext:value-type="float">
            <text:p>441.3</text:p>
          </table:table-cell>
          <table:table-cell office:value-type="float" office:value="549.52" calcext:value-type="float">
            <text:p>549.52</text:p>
          </table:table-cell>
        </table:table-row>
        <table:table-row table:style-name="ro1">
          <table:table-cell office:value-type="float" office:value="12718152" calcext:value-type="float">
            <text:p>12718152</text:p>
          </table:table-cell>
          <table:table-cell table:formula="of:=[.A797]/1000/(60*60*24)" office:value-type="time" office:time-value="PT03H31M58.152S" calcext:value-type="time">
            <text:p>03:31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1.84" calcext:value-type="float">
            <text:p>441.84</text:p>
          </table:table-cell>
          <table:table-cell office:value-type="float" office:value="550.18" calcext:value-type="float">
            <text:p>550.18</text:p>
          </table:table-cell>
        </table:table-row>
        <table:table-row table:style-name="ro1">
          <table:table-cell office:value-type="float" office:value="12734152" calcext:value-type="float">
            <text:p>12734152</text:p>
          </table:table-cell>
          <table:table-cell table:formula="of:=[.A798]/1000/(60*60*24)" office:value-type="time" office:time-value="PT03H32M14.152S" calcext:value-type="time">
            <text:p>03:32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2.39" calcext:value-type="float">
            <text:p>442.39</text:p>
          </table:table-cell>
          <table:table-cell office:value-type="float" office:value="550.84" calcext:value-type="float">
            <text:p>550.84</text:p>
          </table:table-cell>
        </table:table-row>
        <table:table-row table:style-name="ro1">
          <table:table-cell office:value-type="float" office:value="12750152" calcext:value-type="float">
            <text:p>12750152</text:p>
          </table:table-cell>
          <table:table-cell table:formula="of:=[.A799]/1000/(60*60*24)" office:value-type="time" office:time-value="PT03H32M30.152S" calcext:value-type="time">
            <text:p>03:32:30</text:p>
          </table:table-cell>
          <table:table-cell office:value-type="float" office:value="1.22" calcext:value-type="float">
            <text:p>1.22</text:p>
          </table:table-cell>
          <table:table-cell office:value-type="float" office:value="122.3" calcext:value-type="float">
            <text:p>122.3</text:p>
          </table:table-cell>
          <table:table-cell office:value-type="float" office:value="148.74" calcext:value-type="float">
            <text:p>148.74</text:p>
          </table:table-cell>
          <table:table-cell office:value-type="float" office:value="442.93" calcext:value-type="float">
            <text:p>442.93</text:p>
          </table:table-cell>
          <table:table-cell office:value-type="float" office:value="551.5" calcext:value-type="float">
            <text:p>551.5</text:p>
          </table:table-cell>
        </table:table-row>
        <table:table-row table:style-name="ro1">
          <table:table-cell office:value-type="float" office:value="12766152" calcext:value-type="float">
            <text:p>12766152</text:p>
          </table:table-cell>
          <table:table-cell table:formula="of:=[.A800]/1000/(60*60*24)" office:value-type="time" office:time-value="PT03H32M46.152S" calcext:value-type="time">
            <text:p>03:32:46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3.47" calcext:value-type="float">
            <text:p>443.47</text:p>
          </table:table-cell>
          <table:table-cell office:value-type="float" office:value="552.16" calcext:value-type="float">
            <text:p>552.16</text:p>
          </table:table-cell>
        </table:table-row>
        <table:table-row table:style-name="ro1">
          <table:table-cell office:value-type="float" office:value="12782152" calcext:value-type="float">
            <text:p>12782152</text:p>
          </table:table-cell>
          <table:table-cell table:formula="of:=[.A801]/1000/(60*60*24)" office:value-type="time" office:time-value="PT03H33M02.152S" calcext:value-type="time">
            <text:p>03:33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4.02" calcext:value-type="float">
            <text:p>444.02</text:p>
          </table:table-cell>
          <table:table-cell office:value-type="float" office:value="552.82" calcext:value-type="float">
            <text:p>552.82</text:p>
          </table:table-cell>
        </table:table-row>
        <table:table-row table:style-name="ro1">
          <table:table-cell office:value-type="float" office:value="12798152" calcext:value-type="float">
            <text:p>12798152</text:p>
          </table:table-cell>
          <table:table-cell table:formula="of:=[.A802]/1000/(60*60*24)" office:value-type="time" office:time-value="PT03H33M18.152S" calcext:value-type="time">
            <text:p>03:33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4.56" calcext:value-type="float">
            <text:p>444.56</text:p>
          </table:table-cell>
          <table:table-cell office:value-type="float" office:value="553.48" calcext:value-type="float">
            <text:p>553.48</text:p>
          </table:table-cell>
        </table:table-row>
        <table:table-row table:style-name="ro1">
          <table:table-cell office:value-type="float" office:value="12814152" calcext:value-type="float">
            <text:p>12814152</text:p>
          </table:table-cell>
          <table:table-cell table:formula="of:=[.A803]/1000/(60*60*24)" office:value-type="time" office:time-value="PT03H33M34.152S" calcext:value-type="time">
            <text:p>03:33:34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5.1" calcext:value-type="float">
            <text:p>445.1</text:p>
          </table:table-cell>
          <table:table-cell office:value-type="float" office:value="554.14" calcext:value-type="float">
            <text:p>554.14</text:p>
          </table:table-cell>
        </table:table-row>
        <table:table-row table:style-name="ro1">
          <table:table-cell office:value-type="float" office:value="12830152" calcext:value-type="float">
            <text:p>12830152</text:p>
          </table:table-cell>
          <table:table-cell table:formula="of:=[.A804]/1000/(60*60*24)" office:value-type="time" office:time-value="PT03H33M50.152S" calcext:value-type="time">
            <text:p>03:33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45.65" calcext:value-type="float">
            <text:p>445.65</text:p>
          </table:table-cell>
          <table:table-cell office:value-type="float" office:value="554.8" calcext:value-type="float">
            <text:p>554.8</text:p>
          </table:table-cell>
        </table:table-row>
        <table:table-row table:style-name="ro1">
          <table:table-cell office:value-type="float" office:value="12846152" calcext:value-type="float">
            <text:p>12846152</text:p>
          </table:table-cell>
          <table:table-cell table:formula="of:=[.A805]/1000/(60*60*24)" office:value-type="time" office:time-value="PT03H34M06.152S" calcext:value-type="time">
            <text:p>03:34:0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46.19" calcext:value-type="float">
            <text:p>446.19</text:p>
          </table:table-cell>
          <table:table-cell office:value-type="float" office:value="555.46" calcext:value-type="float">
            <text:p>555.46</text:p>
          </table:table-cell>
        </table:table-row>
        <table:table-row table:style-name="ro1">
          <table:table-cell office:value-type="float" office:value="12862152" calcext:value-type="float">
            <text:p>12862152</text:p>
          </table:table-cell>
          <table:table-cell table:formula="of:=[.A806]/1000/(60*60*24)" office:value-type="time" office:time-value="PT03H34M22.152S" calcext:value-type="time">
            <text:p>03:34:22</text:p>
          </table:table-cell>
          <table:table-cell office:value-type="float" office:value="1.22" calcext:value-type="float">
            <text:p>1.22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62" calcext:value-type="float">
            <text:p>148.62</text:p>
          </table:table-cell>
          <table:table-cell office:value-type="float" office:value="446.73" calcext:value-type="float">
            <text:p>446.73</text:p>
          </table:table-cell>
          <table:table-cell office:value-type="float" office:value="556.12" calcext:value-type="float">
            <text:p>556.12</text:p>
          </table:table-cell>
        </table:table-row>
        <table:table-row table:style-name="ro1">
          <table:table-cell office:value-type="float" office:value="12878152" calcext:value-type="float">
            <text:p>12878152</text:p>
          </table:table-cell>
          <table:table-cell table:formula="of:=[.A807]/1000/(60*60*24)" office:value-type="time" office:time-value="PT03H34M38.152S" calcext:value-type="time">
            <text:p>03:34:38</text:p>
          </table:table-cell>
          <table:table-cell office:value-type="float" office:value="1.21" calcext:value-type="float">
            <text:p>1.21</text:p>
          </table:table-cell>
          <table:table-cell office:value-type="float" office:value="122.2" calcext:value-type="float">
            <text:p>122.2</text:p>
          </table:table-cell>
          <table:table-cell office:value-type="float" office:value="148.13" calcext:value-type="float">
            <text:p>148.13</text:p>
          </table:table-cell>
          <table:table-cell office:value-type="float" office:value="447.28" calcext:value-type="float">
            <text:p>447.28</text:p>
          </table:table-cell>
          <table:table-cell office:value-type="float" office:value="556.78" calcext:value-type="float">
            <text:p>556.78</text:p>
          </table:table-cell>
        </table:table-row>
        <table:table-row table:style-name="ro1">
          <table:table-cell office:value-type="float" office:value="12894152" calcext:value-type="float">
            <text:p>12894152</text:p>
          </table:table-cell>
          <table:table-cell table:formula="of:=[.A808]/1000/(60*60*24)" office:value-type="time" office:time-value="PT03H34M54.152S" calcext:value-type="time">
            <text:p>03:34:54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47.82" calcext:value-type="float">
            <text:p>447.82</text:p>
          </table:table-cell>
          <table:table-cell office:value-type="float" office:value="557.44" calcext:value-type="float">
            <text:p>557.44</text:p>
          </table:table-cell>
        </table:table-row>
        <table:table-row table:style-name="ro1">
          <table:table-cell office:value-type="float" office:value="12910152" calcext:value-type="float">
            <text:p>12910152</text:p>
          </table:table-cell>
          <table:table-cell table:formula="of:=[.A809]/1000/(60*60*24)" office:value-type="time" office:time-value="PT03H35M10.152S" calcext:value-type="time">
            <text:p>03:35:10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48.36" calcext:value-type="float">
            <text:p>448.36</text:p>
          </table:table-cell>
          <table:table-cell office:value-type="float" office:value="558.1" calcext:value-type="float">
            <text:p>558.1</text:p>
          </table:table-cell>
        </table:table-row>
        <table:table-row table:style-name="ro1">
          <table:table-cell office:value-type="float" office:value="12926152" calcext:value-type="float">
            <text:p>12926152</text:p>
          </table:table-cell>
          <table:table-cell table:formula="of:=[.A810]/1000/(60*60*24)" office:value-type="time" office:time-value="PT03H35M26.152S" calcext:value-type="time">
            <text:p>03:35:26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48.9" calcext:value-type="float">
            <text:p>448.9</text:p>
          </table:table-cell>
          <table:table-cell office:value-type="float" office:value="558.76" calcext:value-type="float">
            <text:p>558.76</text:p>
          </table:table-cell>
        </table:table-row>
        <table:table-row table:style-name="ro1">
          <table:table-cell office:value-type="float" office:value="12942152" calcext:value-type="float">
            <text:p>12942152</text:p>
          </table:table-cell>
          <table:table-cell table:formula="of:=[.A811]/1000/(60*60*24)" office:value-type="time" office:time-value="PT03H35M42.152S" calcext:value-type="time">
            <text:p>03:35:4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49.45" calcext:value-type="float">
            <text:p>449.45</text:p>
          </table:table-cell>
          <table:table-cell office:value-type="float" office:value="559.42" calcext:value-type="float">
            <text:p>559.42</text:p>
          </table:table-cell>
        </table:table-row>
        <table:table-row table:style-name="ro1">
          <table:table-cell office:value-type="float" office:value="12958152" calcext:value-type="float">
            <text:p>12958152</text:p>
          </table:table-cell>
          <table:table-cell table:formula="of:=[.A812]/1000/(60*60*24)" office:value-type="time" office:time-value="PT03H35M58.152S" calcext:value-type="time">
            <text:p>03:35:58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49.99" calcext:value-type="float">
            <text:p>449.99</text:p>
          </table:table-cell>
          <table:table-cell office:value-type="float" office:value="560.08" calcext:value-type="float">
            <text:p>560.08</text:p>
          </table:table-cell>
        </table:table-row>
        <table:table-row table:style-name="ro1">
          <table:table-cell office:value-type="float" office:value="12974152" calcext:value-type="float">
            <text:p>12974152</text:p>
          </table:table-cell>
          <table:table-cell table:formula="of:=[.A813]/1000/(60*60*24)" office:value-type="time" office:time-value="PT03H36M14.152S" calcext:value-type="time">
            <text:p>03:36:14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50.53" calcext:value-type="float">
            <text:p>450.53</text:p>
          </table:table-cell>
          <table:table-cell office:value-type="float" office:value="560.74" calcext:value-type="float">
            <text:p>560.74</text:p>
          </table:table-cell>
        </table:table-row>
        <table:table-row table:style-name="ro1">
          <table:table-cell office:value-type="float" office:value="12990152" calcext:value-type="float">
            <text:p>12990152</text:p>
          </table:table-cell>
          <table:table-cell table:formula="of:=[.A814]/1000/(60*60*24)" office:value-type="time" office:time-value="PT03H36M30.152S" calcext:value-type="time">
            <text:p>03:36:3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1.07" calcext:value-type="float">
            <text:p>451.07</text:p>
          </table:table-cell>
          <table:table-cell office:value-type="float" office:value="561.39" calcext:value-type="float">
            <text:p>561.39</text:p>
          </table:table-cell>
        </table:table-row>
        <table:table-row table:style-name="ro1">
          <table:table-cell office:value-type="float" office:value="13006152" calcext:value-type="float">
            <text:p>13006152</text:p>
          </table:table-cell>
          <table:table-cell table:formula="of:=[.A815]/1000/(60*60*24)" office:value-type="time" office:time-value="PT03H36M46.152S" calcext:value-type="time">
            <text:p>03:36:46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1.62" calcext:value-type="float">
            <text:p>451.62</text:p>
          </table:table-cell>
          <table:table-cell office:value-type="float" office:value="562.05" calcext:value-type="float">
            <text:p>562.05</text:p>
          </table:table-cell>
        </table:table-row>
        <table:table-row table:style-name="ro1">
          <table:table-cell office:value-type="float" office:value="13022152" calcext:value-type="float">
            <text:p>13022152</text:p>
          </table:table-cell>
          <table:table-cell table:formula="of:=[.A816]/1000/(60*60*24)" office:value-type="time" office:time-value="PT03H37M02.152S" calcext:value-type="time">
            <text:p>03:37:02</text:p>
          </table:table-cell>
          <table:table-cell office:value-type="float" office:value="1.22" calcext:value-type="float">
            <text:p>1.22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5" calcext:value-type="float">
            <text:p>148.5</text:p>
          </table:table-cell>
          <table:table-cell office:value-type="float" office:value="452.16" calcext:value-type="float">
            <text:p>452.16</text:p>
          </table:table-cell>
          <table:table-cell office:value-type="float" office:value="562.71" calcext:value-type="float">
            <text:p>562.71</text:p>
          </table:table-cell>
        </table:table-row>
        <table:table-row table:style-name="ro1">
          <table:table-cell office:value-type="float" office:value="13038152" calcext:value-type="float">
            <text:p>13038152</text:p>
          </table:table-cell>
          <table:table-cell table:formula="of:=[.A817]/1000/(60*60*24)" office:value-type="time" office:time-value="PT03H37M18.152S" calcext:value-type="time">
            <text:p>03:37:18</text:p>
          </table:table-cell>
          <table:table-cell office:value-type="float" office:value="1.22" calcext:value-type="float">
            <text:p>1.22</text:p>
          </table:table-cell>
          <table:table-cell office:value-type="float" office:value="122" calcext:value-type="float">
            <text:p>122</text:p>
          </table:table-cell>
          <table:table-cell office:value-type="float" office:value="148.38" calcext:value-type="float">
            <text:p>148.38</text:p>
          </table:table-cell>
          <table:table-cell office:value-type="float" office:value="452.7" calcext:value-type="float">
            <text:p>452.7</text:p>
          </table:table-cell>
          <table:table-cell office:value-type="float" office:value="563.37" calcext:value-type="float">
            <text:p>563.37</text:p>
          </table:table-cell>
        </table:table-row>
        <table:table-row table:style-name="ro1">
          <table:table-cell office:value-type="float" office:value="13054152" calcext:value-type="float">
            <text:p>13054152</text:p>
          </table:table-cell>
          <table:table-cell table:formula="of:=[.A818]/1000/(60*60*24)" office:value-type="time" office:time-value="PT03H37M34.152S" calcext:value-type="time">
            <text:p>03:37:34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3.24" calcext:value-type="float">
            <text:p>453.24</text:p>
          </table:table-cell>
          <table:table-cell office:value-type="float" office:value="564.03" calcext:value-type="float">
            <text:p>564.03</text:p>
          </table:table-cell>
        </table:table-row>
        <table:table-row table:style-name="ro1">
          <table:table-cell office:value-type="float" office:value="13070152" calcext:value-type="float">
            <text:p>13070152</text:p>
          </table:table-cell>
          <table:table-cell table:formula="of:=[.A819]/1000/(60*60*24)" office:value-type="time" office:time-value="PT03H37M50.152S" calcext:value-type="time">
            <text:p>03:37:50</text:p>
          </table:table-cell>
          <table:table-cell office:value-type="float" office:value="1.21" calcext:value-type="float">
            <text:p>1.21</text:p>
          </table:table-cell>
          <table:table-cell office:value-type="float" office:value="122.1" calcext:value-type="float">
            <text:p>122.1</text:p>
          </table:table-cell>
          <table:table-cell office:value-type="float" office:value="148.01" calcext:value-type="float">
            <text:p>148.01</text:p>
          </table:table-cell>
          <table:table-cell office:value-type="float" office:value="453.79" calcext:value-type="float">
            <text:p>453.79</text:p>
          </table:table-cell>
          <table:table-cell office:value-type="float" office:value="564.68" calcext:value-type="float">
            <text:p>564.68</text:p>
          </table:table-cell>
        </table:table-row>
        <table:table-row table:style-name="ro1">
          <table:table-cell office:value-type="float" office:value="13086152" calcext:value-type="float">
            <text:p>13086152</text:p>
          </table:table-cell>
          <table:table-cell table:formula="of:=[.A820]/1000/(60*60*24)" office:value-type="time" office:time-value="PT03H38M06.152S" calcext:value-type="time">
            <text:p>03:38:0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54.33" calcext:value-type="float">
            <text:p>454.33</text:p>
          </table:table-cell>
          <table:table-cell office:value-type="float" office:value="565.34" calcext:value-type="float">
            <text:p>565.34</text:p>
          </table:table-cell>
        </table:table-row>
        <table:table-row table:style-name="ro1">
          <table:table-cell office:value-type="float" office:value="13102152" calcext:value-type="float">
            <text:p>13102152</text:p>
          </table:table-cell>
          <table:table-cell table:formula="of:=[.A821]/1000/(60*60*24)" office:value-type="time" office:time-value="PT03H38M22.152S" calcext:value-type="time">
            <text:p>03:38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4.87" calcext:value-type="float">
            <text:p>454.87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3118152" calcext:value-type="float">
            <text:p>13118152</text:p>
          </table:table-cell>
          <table:table-cell table:formula="of:=[.A822]/1000/(60*60*24)" office:value-type="time" office:time-value="PT03H38M38.152S" calcext:value-type="time">
            <text:p>03:38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5.41" calcext:value-type="float">
            <text:p>455.41</text:p>
          </table:table-cell>
          <table:table-cell office:value-type="float" office:value="566.65" calcext:value-type="float">
            <text:p>566.65</text:p>
          </table:table-cell>
        </table:table-row>
        <table:table-row table:style-name="ro1">
          <table:table-cell office:value-type="float" office:value="13134152" calcext:value-type="float">
            <text:p>13134152</text:p>
          </table:table-cell>
          <table:table-cell table:formula="of:=[.A823]/1000/(60*60*24)" office:value-type="time" office:time-value="PT03H38M54.152S" calcext:value-type="time">
            <text:p>03:38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5.95" calcext:value-type="float">
            <text:p>455.95</text:p>
          </table:table-cell>
          <table:table-cell office:value-type="float" office:value="567.31" calcext:value-type="float">
            <text:p>567.31</text:p>
          </table:table-cell>
        </table:table-row>
        <table:table-row table:style-name="ro1">
          <table:table-cell office:value-type="float" office:value="13150152" calcext:value-type="float">
            <text:p>13150152</text:p>
          </table:table-cell>
          <table:table-cell table:formula="of:=[.A824]/1000/(60*60*24)" office:value-type="time" office:time-value="PT03H39M10.152S" calcext:value-type="time">
            <text:p>03:39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6.5" calcext:value-type="float">
            <text:p>456.5</text:p>
          </table:table-cell>
          <table:table-cell office:value-type="float" office:value="567.97" calcext:value-type="float">
            <text:p>567.97</text:p>
          </table:table-cell>
        </table:table-row>
        <table:table-row table:style-name="ro1">
          <table:table-cell office:value-type="float" office:value="13166152" calcext:value-type="float">
            <text:p>13166152</text:p>
          </table:table-cell>
          <table:table-cell table:formula="of:=[.A825]/1000/(60*60*24)" office:value-type="time" office:time-value="PT03H39M26.152S" calcext:value-type="time">
            <text:p>03:39:26</text:p>
          </table:table-cell>
          <table:table-cell office:value-type="float" office:value="1.21" calcext:value-type="float">
            <text:p>1.21</text:p>
          </table:table-cell>
          <table:table-cell office:value-type="float" office:value="122" calcext:value-type="float">
            <text:p>122</text:p>
          </table:table-cell>
          <table:table-cell office:value-type="float" office:value="147.89" calcext:value-type="float">
            <text:p>147.89</text:p>
          </table:table-cell>
          <table:table-cell office:value-type="float" office:value="457.04" calcext:value-type="float">
            <text:p>457.04</text:p>
          </table:table-cell>
          <table:table-cell office:value-type="float" office:value="568.63" calcext:value-type="float">
            <text:p>568.63</text:p>
          </table:table-cell>
        </table:table-row>
        <table:table-row table:style-name="ro1">
          <table:table-cell office:value-type="float" office:value="13182152" calcext:value-type="float">
            <text:p>13182152</text:p>
          </table:table-cell>
          <table:table-cell table:formula="of:=[.A826]/1000/(60*60*24)" office:value-type="time" office:time-value="PT03H39M42.152S" calcext:value-type="time">
            <text:p>03:39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7.58" calcext:value-type="float">
            <text:p>457.58</text:p>
          </table:table-cell>
          <table:table-cell office:value-type="float" office:value="569.28" calcext:value-type="float">
            <text:p>569.28</text:p>
          </table:table-cell>
        </table:table-row>
        <table:table-row table:style-name="ro1">
          <table:table-cell office:value-type="float" office:value="13198152" calcext:value-type="float">
            <text:p>13198152</text:p>
          </table:table-cell>
          <table:table-cell table:formula="of:=[.A827]/1000/(60*60*24)" office:value-type="time" office:time-value="PT03H39M58.152S" calcext:value-type="time">
            <text:p>03:39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8.12" calcext:value-type="float">
            <text:p>458.12</text:p>
          </table:table-cell>
          <table:table-cell office:value-type="float" office:value="569.94" calcext:value-type="float">
            <text:p>569.94</text:p>
          </table:table-cell>
        </table:table-row>
        <table:table-row table:style-name="ro1">
          <table:table-cell office:value-type="float" office:value="13214152" calcext:value-type="float">
            <text:p>13214152</text:p>
          </table:table-cell>
          <table:table-cell table:formula="of:=[.A828]/1000/(60*60*24)" office:value-type="time" office:time-value="PT03H40M14.152S" calcext:value-type="time">
            <text:p>03:40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6" calcext:value-type="float">
            <text:p>147.76</text:p>
          </table:table-cell>
          <table:table-cell office:value-type="float" office:value="458.66" calcext:value-type="float">
            <text:p>458.66</text:p>
          </table:table-cell>
          <table:table-cell office:value-type="float" office:value="570.6" calcext:value-type="float">
            <text:p>570.6</text:p>
          </table:table-cell>
        </table:table-row>
        <table:table-row table:style-name="ro1">
          <table:table-cell office:value-type="float" office:value="13230152" calcext:value-type="float">
            <text:p>13230152</text:p>
          </table:table-cell>
          <table:table-cell table:formula="of:=[.A829]/1000/(60*60*24)" office:value-type="time" office:time-value="PT03H40M30.152S" calcext:value-type="time">
            <text:p>03:40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59.2" calcext:value-type="float">
            <text:p>459.2</text:p>
          </table:table-cell>
          <table:table-cell office:value-type="float" office:value="571.25" calcext:value-type="float">
            <text:p>571.25</text:p>
          </table:table-cell>
        </table:table-row>
        <table:table-row table:style-name="ro1">
          <table:table-cell office:value-type="float" office:value="13246152" calcext:value-type="float">
            <text:p>13246152</text:p>
          </table:table-cell>
          <table:table-cell table:formula="of:=[.A830]/1000/(60*60*24)" office:value-type="time" office:time-value="PT03H40M46.152S" calcext:value-type="time">
            <text:p>03:40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9" calcext:value-type="float">
            <text:p>121.9</text:p>
          </table:table-cell>
          <table:table-cell office:value-type="float" office:value="147.77" calcext:value-type="float">
            <text:p>147.77</text:p>
          </table:table-cell>
          <table:table-cell office:value-type="float" office:value="459.75" calcext:value-type="float">
            <text:p>459.75</text:p>
          </table:table-cell>
          <table:table-cell office:value-type="float" office:value="571.91" calcext:value-type="float">
            <text:p>571.91</text:p>
          </table:table-cell>
        </table:table-row>
        <table:table-row table:style-name="ro1">
          <table:table-cell office:value-type="float" office:value="13262152" calcext:value-type="float">
            <text:p>13262152</text:p>
          </table:table-cell>
          <table:table-cell table:formula="of:=[.A831]/1000/(60*60*24)" office:value-type="time" office:time-value="PT03H41M02.152S" calcext:value-type="time">
            <text:p>03:41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0.29" calcext:value-type="float">
            <text:p>460.29</text:p>
          </table:table-cell>
          <table:table-cell office:value-type="float" office:value="572.56" calcext:value-type="float">
            <text:p>572.56</text:p>
          </table:table-cell>
        </table:table-row>
        <table:table-row table:style-name="ro1">
          <table:table-cell office:value-type="float" office:value="13278152" calcext:value-type="float">
            <text:p>13278152</text:p>
          </table:table-cell>
          <table:table-cell table:formula="of:=[.A832]/1000/(60*60*24)" office:value-type="time" office:time-value="PT03H41M18.152S" calcext:value-type="time">
            <text:p>03:41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0.83" calcext:value-type="float">
            <text:p>460.83</text:p>
          </table:table-cell>
          <table:table-cell office:value-type="float" office:value="573.22" calcext:value-type="float">
            <text:p>573.22</text:p>
          </table:table-cell>
        </table:table-row>
        <table:table-row table:style-name="ro1">
          <table:table-cell office:value-type="float" office:value="13294152" calcext:value-type="float">
            <text:p>13294152</text:p>
          </table:table-cell>
          <table:table-cell table:formula="of:=[.A833]/1000/(60*60*24)" office:value-type="time" office:time-value="PT03H41M34.152S" calcext:value-type="time">
            <text:p>03:41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1.37" calcext:value-type="float">
            <text:p>461.37</text:p>
          </table:table-cell>
          <table:table-cell office:value-type="float" office:value="573.88" calcext:value-type="float">
            <text:p>573.88</text:p>
          </table:table-cell>
        </table:table-row>
        <table:table-row table:style-name="ro1">
          <table:table-cell office:value-type="float" office:value="13310152" calcext:value-type="float">
            <text:p>13310152</text:p>
          </table:table-cell>
          <table:table-cell table:formula="of:=[.A834]/1000/(60*60*24)" office:value-type="time" office:time-value="PT03H41M50.152S" calcext:value-type="time">
            <text:p>03:41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61.91" calcext:value-type="float">
            <text:p>461.91</text:p>
          </table:table-cell>
          <table:table-cell office:value-type="float" office:value="574.53" calcext:value-type="float">
            <text:p>574.53</text:p>
          </table:table-cell>
        </table:table-row>
        <table:table-row table:style-name="ro1">
          <table:table-cell office:value-type="float" office:value="13326152" calcext:value-type="float">
            <text:p>13326152</text:p>
          </table:table-cell>
          <table:table-cell table:formula="of:=[.A835]/1000/(60*60*24)" office:value-type="time" office:time-value="PT03H42M06.152S" calcext:value-type="time">
            <text:p>03:42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2.45" calcext:value-type="float">
            <text:p>462.45</text:p>
          </table:table-cell>
          <table:table-cell office:value-type="float" office:value="575.19" calcext:value-type="float">
            <text:p>575.19</text:p>
          </table:table-cell>
        </table:table-row>
        <table:table-row table:style-name="ro1">
          <table:table-cell office:value-type="float" office:value="13342152" calcext:value-type="float">
            <text:p>13342152</text:p>
          </table:table-cell>
          <table:table-cell table:formula="of:=[.A836]/1000/(60*60*24)" office:value-type="time" office:time-value="PT03H42M22.152S" calcext:value-type="time">
            <text:p>03:42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4" calcext:value-type="float">
            <text:p>147.04</text:p>
          </table:table-cell>
          <table:table-cell office:value-type="float" office:value="463" calcext:value-type="float">
            <text:p>463</text:p>
          </table:table-cell>
          <table:table-cell office:value-type="float" office:value="575.84" calcext:value-type="float">
            <text:p>575.84</text:p>
          </table:table-cell>
        </table:table-row>
        <table:table-row table:style-name="ro1">
          <table:table-cell office:value-type="float" office:value="13358152" calcext:value-type="float">
            <text:p>13358152</text:p>
          </table:table-cell>
          <table:table-cell table:formula="of:=[.A837]/1000/(60*60*24)" office:value-type="time" office:time-value="PT03H42M38.152S" calcext:value-type="time">
            <text:p>03:42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63.54" calcext:value-type="float">
            <text:p>463.54</text:p>
          </table:table-cell>
          <table:table-cell office:value-type="float" office:value="576.5" calcext:value-type="float">
            <text:p>576.5</text:p>
          </table:table-cell>
        </table:table-row>
        <table:table-row table:style-name="ro1">
          <table:table-cell office:value-type="float" office:value="13374152" calcext:value-type="float">
            <text:p>13374152</text:p>
          </table:table-cell>
          <table:table-cell table:formula="of:=[.A838]/1000/(60*60*24)" office:value-type="time" office:time-value="PT03H42M54.152S" calcext:value-type="time">
            <text:p>03:42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64" calcext:value-type="float">
            <text:p>147.64</text:p>
          </table:table-cell>
          <table:table-cell office:value-type="float" office:value="464.08" calcext:value-type="float">
            <text:p>464.08</text:p>
          </table:table-cell>
          <table:table-cell office:value-type="float" office:value="577.15" calcext:value-type="float">
            <text:p>577.15</text:p>
          </table:table-cell>
        </table:table-row>
        <table:table-row table:style-name="ro1">
          <table:table-cell office:value-type="float" office:value="13390152" calcext:value-type="float">
            <text:p>13390152</text:p>
          </table:table-cell>
          <table:table-cell table:formula="of:=[.A839]/1000/(60*60*24)" office:value-type="time" office:time-value="PT03H43M10.152S" calcext:value-type="time">
            <text:p>03:43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8" calcext:value-type="float">
            <text:p>121.8</text:p>
          </table:table-cell>
          <table:table-cell office:value-type="float" office:value="147.16" calcext:value-type="float">
            <text:p>147.16</text:p>
          </table:table-cell>
          <table:table-cell office:value-type="float" office:value="464.62" calcext:value-type="float">
            <text:p>464.62</text:p>
          </table:table-cell>
          <table:table-cell office:value-type="float" office:value="577.81" calcext:value-type="float">
            <text:p>577.81</text:p>
          </table:table-cell>
        </table:table-row>
        <table:table-row table:style-name="ro1">
          <table:table-cell office:value-type="float" office:value="13406152" calcext:value-type="float">
            <text:p>13406152</text:p>
          </table:table-cell>
          <table:table-cell table:formula="of:=[.A840]/1000/(60*60*24)" office:value-type="time" office:time-value="PT03H43M26.152S" calcext:value-type="time">
            <text:p>03:43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65.16" calcext:value-type="float">
            <text:p>465.16</text:p>
          </table:table-cell>
          <table:table-cell office:value-type="float" office:value="578.46" calcext:value-type="float">
            <text:p>578.46</text:p>
          </table:table-cell>
        </table:table-row>
        <table:table-row table:style-name="ro1">
          <table:table-cell office:value-type="float" office:value="13422152" calcext:value-type="float">
            <text:p>13422152</text:p>
          </table:table-cell>
          <table:table-cell table:formula="of:=[.A841]/1000/(60*60*24)" office:value-type="time" office:time-value="PT03H43M42.152S" calcext:value-type="time">
            <text:p>03:43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65.7" calcext:value-type="float">
            <text:p>465.7</text:p>
          </table:table-cell>
          <table:table-cell office:value-type="float" office:value="579.12" calcext:value-type="float">
            <text:p>579.12</text:p>
          </table:table-cell>
        </table:table-row>
        <table:table-row table:style-name="ro1">
          <table:table-cell office:value-type="float" office:value="13438152" calcext:value-type="float">
            <text:p>13438152</text:p>
          </table:table-cell>
          <table:table-cell table:formula="of:=[.A842]/1000/(60*60*24)" office:value-type="time" office:time-value="PT03H43M58.152S" calcext:value-type="time">
            <text:p>03:43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66.24" calcext:value-type="float">
            <text:p>466.24</text:p>
          </table:table-cell>
          <table:table-cell office:value-type="float" office:value="579.77" calcext:value-type="float">
            <text:p>579.77</text:p>
          </table:table-cell>
        </table:table-row>
        <table:table-row table:style-name="ro1">
          <table:table-cell office:value-type="float" office:value="13454152" calcext:value-type="float">
            <text:p>13454152</text:p>
          </table:table-cell>
          <table:table-cell table:formula="of:=[.A843]/1000/(60*60*24)" office:value-type="time" office:time-value="PT03H44M14.152S" calcext:value-type="time">
            <text:p>03:44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66.78" calcext:value-type="float">
            <text:p>466.78</text:p>
          </table:table-cell>
          <table:table-cell office:value-type="float" office:value="580.43" calcext:value-type="float">
            <text:p>580.43</text:p>
          </table:table-cell>
        </table:table-row>
        <table:table-row table:style-name="ro1">
          <table:table-cell office:value-type="float" office:value="13470152" calcext:value-type="float">
            <text:p>13470152</text:p>
          </table:table-cell>
          <table:table-cell table:formula="of:=[.A844]/1000/(60*60*24)" office:value-type="time" office:time-value="PT03H44M30.152S" calcext:value-type="time">
            <text:p>03:44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52" calcext:value-type="float">
            <text:p>147.52</text:p>
          </table:table-cell>
          <table:table-cell office:value-type="float" office:value="467.33" calcext:value-type="float">
            <text:p>467.33</text:p>
          </table:table-cell>
          <table:table-cell office:value-type="float" office:value="581.08" calcext:value-type="float">
            <text:p>581.08</text:p>
          </table:table-cell>
        </table:table-row>
        <table:table-row table:style-name="ro1">
          <table:table-cell office:value-type="float" office:value="13486152" calcext:value-type="float">
            <text:p>13486152</text:p>
          </table:table-cell>
          <table:table-cell table:formula="of:=[.A845]/1000/(60*60*24)" office:value-type="time" office:time-value="PT03H44M46.152S" calcext:value-type="time">
            <text:p>03:44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67.87" calcext:value-type="float">
            <text:p>467.87</text:p>
          </table:table-cell>
          <table:table-cell office:value-type="float" office:value="581.73" calcext:value-type="float">
            <text:p>581.73</text:p>
          </table:table-cell>
        </table:table-row>
        <table:table-row table:style-name="ro1">
          <table:table-cell office:value-type="float" office:value="13502152" calcext:value-type="float">
            <text:p>13502152</text:p>
          </table:table-cell>
          <table:table-cell table:formula="of:=[.A846]/1000/(60*60*24)" office:value-type="time" office:time-value="PT03H45M02.152S" calcext:value-type="time">
            <text:p>03:45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7" calcext:value-type="float">
            <text:p>121.7</text:p>
          </table:table-cell>
          <table:table-cell office:value-type="float" office:value="147.03" calcext:value-type="float">
            <text:p>147.03</text:p>
          </table:table-cell>
          <table:table-cell office:value-type="float" office:value="468.41" calcext:value-type="float">
            <text:p>468.41</text:p>
          </table:table-cell>
          <table:table-cell office:value-type="float" office:value="582.39" calcext:value-type="float">
            <text:p>582.39</text:p>
          </table:table-cell>
        </table:table-row>
        <table:table-row table:style-name="ro1">
          <table:table-cell office:value-type="float" office:value="13518152" calcext:value-type="float">
            <text:p>13518152</text:p>
          </table:table-cell>
          <table:table-cell table:formula="of:=[.A847]/1000/(60*60*24)" office:value-type="time" office:time-value="PT03H45M18.152S" calcext:value-type="time">
            <text:p>03:45:1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68.95" calcext:value-type="float">
            <text:p>468.95</text:p>
          </table:table-cell>
          <table:table-cell office:value-type="float" office:value="583.04" calcext:value-type="float">
            <text:p>583.04</text:p>
          </table:table-cell>
        </table:table-row>
        <table:table-row table:style-name="ro1">
          <table:table-cell office:value-type="float" office:value="13534152" calcext:value-type="float">
            <text:p>13534152</text:p>
          </table:table-cell>
          <table:table-cell table:formula="of:=[.A848]/1000/(60*60*24)" office:value-type="time" office:time-value="PT03H45M34.152S" calcext:value-type="time">
            <text:p>03:45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69.49" calcext:value-type="float">
            <text:p>469.49</text:p>
          </table:table-cell>
          <table:table-cell office:value-type="float" office:value="583.7" calcext:value-type="float">
            <text:p>583.7</text:p>
          </table:table-cell>
        </table:table-row>
        <table:table-row table:style-name="ro1">
          <table:table-cell office:value-type="float" office:value="13550152" calcext:value-type="float">
            <text:p>13550152</text:p>
          </table:table-cell>
          <table:table-cell table:formula="of:=[.A849]/1000/(60*60*24)" office:value-type="time" office:time-value="PT03H45M50.152S" calcext:value-type="time">
            <text:p>03:45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0.03" calcext:value-type="float">
            <text:p>470.03</text:p>
          </table:table-cell>
          <table:table-cell office:value-type="float" office:value="584.35" calcext:value-type="float">
            <text:p>584.35</text:p>
          </table:table-cell>
        </table:table-row>
        <table:table-row table:style-name="ro1">
          <table:table-cell office:value-type="float" office:value="13566152" calcext:value-type="float">
            <text:p>13566152</text:p>
          </table:table-cell>
          <table:table-cell table:formula="of:=[.A850]/1000/(60*60*24)" office:value-type="time" office:time-value="PT03H46M06.152S" calcext:value-type="time">
            <text:p>03:46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0.57" calcext:value-type="float">
            <text:p>470.57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3582152" calcext:value-type="float">
            <text:p>13582152</text:p>
          </table:table-cell>
          <table:table-cell table:formula="of:=[.A851]/1000/(60*60*24)" office:value-type="time" office:time-value="PT03H46M22.152S" calcext:value-type="time">
            <text:p>03:46:2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1.11" calcext:value-type="float">
            <text:p>471.11</text:p>
          </table:table-cell>
          <table:table-cell office:value-type="float" office:value="585.65" calcext:value-type="float">
            <text:p>585.65</text:p>
          </table:table-cell>
        </table:table-row>
        <table:table-row table:style-name="ro1">
          <table:table-cell office:value-type="float" office:value="13598152" calcext:value-type="float">
            <text:p>13598152</text:p>
          </table:table-cell>
          <table:table-cell table:formula="of:=[.A852]/1000/(60*60*24)" office:value-type="time" office:time-value="PT03H46M38.152S" calcext:value-type="time">
            <text:p>03:46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1.65" calcext:value-type="float">
            <text:p>471.65</text:p>
          </table:table-cell>
          <table:table-cell office:value-type="float" office:value="586.31" calcext:value-type="float">
            <text:p>586.31</text:p>
          </table:table-cell>
        </table:table-row>
        <table:table-row table:style-name="ro1">
          <table:table-cell office:value-type="float" office:value="13614152" calcext:value-type="float">
            <text:p>13614152</text:p>
          </table:table-cell>
          <table:table-cell table:formula="of:=[.A853]/1000/(60*60*24)" office:value-type="time" office:time-value="PT03H46M54.152S" calcext:value-type="time">
            <text:p>03:46:54</text:p>
          </table:table-cell>
          <table:table-cell office:value-type="float" office:value="1.21" calcext:value-type="float">
            <text:p>1.21</text:p>
          </table:table-cell>
          <table:table-cell office:value-type="float" office:value="121.6" calcext:value-type="float">
            <text:p>121.6</text:p>
          </table:table-cell>
          <table:table-cell office:value-type="float" office:value="146.91" calcext:value-type="float">
            <text:p>146.91</text:p>
          </table:table-cell>
          <table:table-cell office:value-type="float" office:value="472.19" calcext:value-type="float">
            <text:p>472.19</text:p>
          </table:table-cell>
          <table:table-cell office:value-type="float" office:value="586.96" calcext:value-type="float">
            <text:p>586.96</text:p>
          </table:table-cell>
        </table:table-row>
        <table:table-row table:style-name="ro1">
          <table:table-cell office:value-type="float" office:value="13630152" calcext:value-type="float">
            <text:p>13630152</text:p>
          </table:table-cell>
          <table:table-cell table:formula="of:=[.A854]/1000/(60*60*24)" office:value-type="time" office:time-value="PT03H47M10.152S" calcext:value-type="time">
            <text:p>03:47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2.73" calcext:value-type="float">
            <text:p>472.73</text:p>
          </table:table-cell>
          <table:table-cell office:value-type="float" office:value="587.61" calcext:value-type="float">
            <text:p>587.61</text:p>
          </table:table-cell>
        </table:table-row>
        <table:table-row table:style-name="ro1">
          <table:table-cell office:value-type="float" office:value="13646152" calcext:value-type="float">
            <text:p>13646152</text:p>
          </table:table-cell>
          <table:table-cell table:formula="of:=[.A855]/1000/(60*60*24)" office:value-type="time" office:time-value="PT03H47M26.152S" calcext:value-type="time">
            <text:p>03:47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3.27" calcext:value-type="float">
            <text:p>473.27</text:p>
          </table:table-cell>
          <table:table-cell office:value-type="float" office:value="588.27" calcext:value-type="float">
            <text:p>588.27</text:p>
          </table:table-cell>
        </table:table-row>
        <table:table-row table:style-name="ro1">
          <table:table-cell office:value-type="float" office:value="13662152" calcext:value-type="float">
            <text:p>13662152</text:p>
          </table:table-cell>
          <table:table-cell table:formula="of:=[.A856]/1000/(60*60*24)" office:value-type="time" office:time-value="PT03H47M42.152S" calcext:value-type="time">
            <text:p>03:47:42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3.81" calcext:value-type="float">
            <text:p>473.81</text:p>
          </table:table-cell>
          <table:table-cell office:value-type="float" office:value="588.92" calcext:value-type="float">
            <text:p>588.92</text:p>
          </table:table-cell>
        </table:table-row>
        <table:table-row table:style-name="ro1">
          <table:table-cell office:value-type="float" office:value="13678152" calcext:value-type="float">
            <text:p>13678152</text:p>
          </table:table-cell>
          <table:table-cell table:formula="of:=[.A857]/1000/(60*60*24)" office:value-type="time" office:time-value="PT03H47M58.152S" calcext:value-type="time">
            <text:p>03:47:58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4.35" calcext:value-type="float">
            <text:p>474.35</text:p>
          </table:table-cell>
          <table:table-cell office:value-type="float" office:value="589.57" calcext:value-type="float">
            <text:p>589.57</text:p>
          </table:table-cell>
        </table:table-row>
        <table:table-row table:style-name="ro1">
          <table:table-cell office:value-type="float" office:value="13694152" calcext:value-type="float">
            <text:p>13694152</text:p>
          </table:table-cell>
          <table:table-cell table:formula="of:=[.A858]/1000/(60*60*24)" office:value-type="time" office:time-value="PT03H48M14.152S" calcext:value-type="time">
            <text:p>03:48:14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4.89" calcext:value-type="float">
            <text:p>474.89</text:p>
          </table:table-cell>
          <table:table-cell office:value-type="float" office:value="590.22" calcext:value-type="float">
            <text:p>590.22</text:p>
          </table:table-cell>
        </table:table-row>
        <table:table-row table:style-name="ro1">
          <table:table-cell office:value-type="float" office:value="13710152" calcext:value-type="float">
            <text:p>13710152</text:p>
          </table:table-cell>
          <table:table-cell table:formula="of:=[.A859]/1000/(60*60*24)" office:value-type="time" office:time-value="PT03H48M30.152S" calcext:value-type="time">
            <text:p>03:48:30</text:p>
          </table:table-cell>
          <table:table-cell office:value-type="float" office:value="1.21" calcext:value-type="float">
            <text:p>1.21</text:p>
          </table:table-cell>
          <table:table-cell office:value-type="float" office:value="121.5" calcext:value-type="float">
            <text:p>121.5</text:p>
          </table:table-cell>
          <table:table-cell office:value-type="float" office:value="146.79" calcext:value-type="float">
            <text:p>146.79</text:p>
          </table:table-cell>
          <table:table-cell office:value-type="float" office:value="475.43" calcext:value-type="float">
            <text:p>475.43</text:p>
          </table:table-cell>
          <table:table-cell office:value-type="float" office:value="590.88" calcext:value-type="float">
            <text:p>590.88</text:p>
          </table:table-cell>
        </table:table-row>
        <table:table-row table:style-name="ro1">
          <table:table-cell office:value-type="float" office:value="13726152" calcext:value-type="float">
            <text:p>13726152</text:p>
          </table:table-cell>
          <table:table-cell table:formula="of:=[.A860]/1000/(60*60*24)" office:value-type="time" office:time-value="PT03H48M46.152S" calcext:value-type="time">
            <text:p>03:48:4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5.97" calcext:value-type="float">
            <text:p>475.97</text:p>
          </table:table-cell>
          <table:table-cell office:value-type="float" office:value="591.53" calcext:value-type="float">
            <text:p>591.53</text:p>
          </table:table-cell>
        </table:table-row>
        <table:table-row table:style-name="ro1">
          <table:table-cell office:value-type="float" office:value="13742152" calcext:value-type="float">
            <text:p>13742152</text:p>
          </table:table-cell>
          <table:table-cell table:formula="of:=[.A861]/1000/(60*60*24)" office:value-type="time" office:time-value="PT03H49M02.152S" calcext:value-type="time">
            <text:p>03:49:02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6.51" calcext:value-type="float">
            <text:p>476.51</text:p>
          </table:table-cell>
          <table:table-cell office:value-type="float" office:value="592.18" calcext:value-type="float">
            <text:p>592.18</text:p>
          </table:table-cell>
        </table:table-row>
        <table:table-row table:style-name="ro1">
          <table:table-cell office:value-type="float" office:value="13758152" calcext:value-type="float">
            <text:p>13758152</text:p>
          </table:table-cell>
          <table:table-cell table:formula="of:=[.A862]/1000/(60*60*24)" office:value-type="time" office:time-value="PT03H49M18.152S" calcext:value-type="time">
            <text:p>03:49:18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77.05" calcext:value-type="float">
            <text:p>477.05</text:p>
          </table:table-cell>
          <table:table-cell office:value-type="float" office:value="592.83" calcext:value-type="float">
            <text:p>592.83</text:p>
          </table:table-cell>
        </table:table-row>
        <table:table-row table:style-name="ro1">
          <table:table-cell office:value-type="float" office:value="13774152" calcext:value-type="float">
            <text:p>13774152</text:p>
          </table:table-cell>
          <table:table-cell table:formula="of:=[.A863]/1000/(60*60*24)" office:value-type="time" office:time-value="PT03H49M34.152S" calcext:value-type="time">
            <text:p>03:49:34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7.59" calcext:value-type="float">
            <text:p>477.59</text:p>
          </table:table-cell>
          <table:table-cell office:value-type="float" office:value="593.48" calcext:value-type="float">
            <text:p>593.48</text:p>
          </table:table-cell>
        </table:table-row>
        <table:table-row table:style-name="ro1">
          <table:table-cell office:value-type="float" office:value="13790152" calcext:value-type="float">
            <text:p>13790152</text:p>
          </table:table-cell>
          <table:table-cell table:formula="of:=[.A864]/1000/(60*60*24)" office:value-type="time" office:time-value="PT03H49M50.152S" calcext:value-type="time">
            <text:p>03:49:5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8.13" calcext:value-type="float">
            <text:p>478.13</text:p>
          </table:table-cell>
          <table:table-cell office:value-type="float" office:value="594.14" calcext:value-type="float">
            <text:p>594.14</text:p>
          </table:table-cell>
        </table:table-row>
        <table:table-row table:style-name="ro1">
          <table:table-cell office:value-type="float" office:value="13806152" calcext:value-type="float">
            <text:p>13806152</text:p>
          </table:table-cell>
          <table:table-cell table:formula="of:=[.A865]/1000/(60*60*24)" office:value-type="time" office:time-value="PT03H50M06.152S" calcext:value-type="time">
            <text:p>03:50:0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8.67" calcext:value-type="float">
            <text:p>478.67</text:p>
          </table:table-cell>
          <table:table-cell office:value-type="float" office:value="594.79" calcext:value-type="float">
            <text:p>594.79</text:p>
          </table:table-cell>
        </table:table-row>
        <table:table-row table:style-name="ro1">
          <table:table-cell office:value-type="float" office:value="13822152" calcext:value-type="float">
            <text:p>13822152</text:p>
          </table:table-cell>
          <table:table-cell table:formula="of:=[.A866]/1000/(60*60*24)" office:value-type="time" office:time-value="PT03H50M22.152S" calcext:value-type="time">
            <text:p>03:50:22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79.21" calcext:value-type="float">
            <text:p>479.21</text:p>
          </table:table-cell>
          <table:table-cell office:value-type="float" office:value="595.44" calcext:value-type="float">
            <text:p>595.44</text:p>
          </table:table-cell>
        </table:table-row>
        <table:table-row table:style-name="ro1">
          <table:table-cell office:value-type="float" office:value="13838152" calcext:value-type="float">
            <text:p>13838152</text:p>
          </table:table-cell>
          <table:table-cell table:formula="of:=[.A867]/1000/(60*60*24)" office:value-type="time" office:time-value="PT03H50M38.152S" calcext:value-type="time">
            <text:p>03:50:38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79.75" calcext:value-type="float">
            <text:p>479.75</text:p>
          </table:table-cell>
          <table:table-cell office:value-type="float" office:value="596.09" calcext:value-type="float">
            <text:p>596.09</text:p>
          </table:table-cell>
        </table:table-row>
        <table:table-row table:style-name="ro1">
          <table:table-cell office:value-type="float" office:value="13854152" calcext:value-type="float">
            <text:p>13854152</text:p>
          </table:table-cell>
          <table:table-cell table:formula="of:=[.A868]/1000/(60*60*24)" office:value-type="time" office:time-value="PT03H50M54.152S" calcext:value-type="time">
            <text:p>03:50:54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80.29" calcext:value-type="float">
            <text:p>480.29</text:p>
          </table:table-cell>
          <table:table-cell office:value-type="float" office:value="596.74" calcext:value-type="float">
            <text:p>596.74</text:p>
          </table:table-cell>
        </table:table-row>
        <table:table-row table:style-name="ro1">
          <table:table-cell office:value-type="float" office:value="13870152" calcext:value-type="float">
            <text:p>13870152</text:p>
          </table:table-cell>
          <table:table-cell table:formula="of:=[.A869]/1000/(60*60*24)" office:value-type="time" office:time-value="PT03H51M10.152S" calcext:value-type="time">
            <text:p>03:51:10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0.83" calcext:value-type="float">
            <text:p>480.83</text:p>
          </table:table-cell>
          <table:table-cell office:value-type="float" office:value="597.39" calcext:value-type="float">
            <text:p>597.39</text:p>
          </table:table-cell>
        </table:table-row>
        <table:table-row table:style-name="ro1">
          <table:table-cell office:value-type="float" office:value="13886152" calcext:value-type="float">
            <text:p>13886152</text:p>
          </table:table-cell>
          <table:table-cell table:formula="of:=[.A870]/1000/(60*60*24)" office:value-type="time" office:time-value="PT03H51M26.152S" calcext:value-type="time">
            <text:p>03:51:26</text:p>
          </table:table-cell>
          <table:table-cell office:value-type="float" office:value="1.21" calcext:value-type="float">
            <text:p>1.21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67" calcext:value-type="float">
            <text:p>146.67</text:p>
          </table:table-cell>
          <table:table-cell office:value-type="float" office:value="481.37" calcext:value-type="float">
            <text:p>481.37</text:p>
          </table:table-cell>
          <table:table-cell office:value-type="float" office:value="598.04" calcext:value-type="float">
            <text:p>598.04</text:p>
          </table:table-cell>
        </table:table-row>
        <table:table-row table:style-name="ro1">
          <table:table-cell office:value-type="float" office:value="13902152" calcext:value-type="float">
            <text:p>13902152</text:p>
          </table:table-cell>
          <table:table-cell table:formula="of:=[.A871]/1000/(60*60*24)" office:value-type="time" office:time-value="PT03H51M42.152S" calcext:value-type="time">
            <text:p>03:51:4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1.91" calcext:value-type="float">
            <text:p>481.91</text:p>
          </table:table-cell>
          <table:table-cell office:value-type="float" office:value="598.69" calcext:value-type="float">
            <text:p>598.69</text:p>
          </table:table-cell>
        </table:table-row>
        <table:table-row table:style-name="ro1">
          <table:table-cell office:value-type="float" office:value="13918152" calcext:value-type="float">
            <text:p>13918152</text:p>
          </table:table-cell>
          <table:table-cell table:formula="of:=[.A872]/1000/(60*60*24)" office:value-type="time" office:time-value="PT03H51M58.152S" calcext:value-type="time">
            <text:p>03:51:5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2.45" calcext:value-type="float">
            <text:p>482.45</text:p>
          </table:table-cell>
          <table:table-cell office:value-type="float" office:value="599.34" calcext:value-type="float">
            <text:p>599.34</text:p>
          </table:table-cell>
        </table:table-row>
        <table:table-row table:style-name="ro1">
          <table:table-cell office:value-type="float" office:value="13934152" calcext:value-type="float">
            <text:p>13934152</text:p>
          </table:table-cell>
          <table:table-cell table:formula="of:=[.A873]/1000/(60*60*24)" office:value-type="time" office:time-value="PT03H52M14.152S" calcext:value-type="time">
            <text:p>03:52:14</text:p>
          </table:table-cell>
          <table:table-cell office:value-type="float" office:value="1.2" calcext:value-type="float">
            <text:p>1.2</text:p>
          </table:table-cell>
          <table:table-cell office:value-type="float" office:value="121.4" calcext:value-type="float">
            <text:p>121.4</text:p>
          </table:table-cell>
          <table:table-cell office:value-type="float" office:value="146.18" calcext:value-type="float">
            <text:p>146.18</text:p>
          </table:table-cell>
          <table:table-cell office:value-type="float" office:value="482.98" calcext:value-type="float">
            <text:p>482.98</text:p>
          </table:table-cell>
          <table:table-cell office:value-type="float" office:value="599.99" calcext:value-type="float">
            <text:p>599.99</text:p>
          </table:table-cell>
        </table:table-row>
        <table:table-row table:style-name="ro1">
          <table:table-cell office:value-type="float" office:value="13950152" calcext:value-type="float">
            <text:p>13950152</text:p>
          </table:table-cell>
          <table:table-cell table:formula="of:=[.A874]/1000/(60*60*24)" office:value-type="time" office:time-value="PT03H52M30.152S" calcext:value-type="time">
            <text:p>03:52:3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3.52" calcext:value-type="float">
            <text:p>483.52</text:p>
          </table:table-cell>
          <table:table-cell office:value-type="float" office:value="600.65" calcext:value-type="float">
            <text:p>600.65</text:p>
          </table:table-cell>
        </table:table-row>
        <table:table-row table:style-name="ro1">
          <table:table-cell office:value-type="float" office:value="13966152" calcext:value-type="float">
            <text:p>13966152</text:p>
          </table:table-cell>
          <table:table-cell table:formula="of:=[.A875]/1000/(60*60*24)" office:value-type="time" office:time-value="PT03H52M46.152S" calcext:value-type="time">
            <text:p>03:52:4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4.06" calcext:value-type="float">
            <text:p>484.06</text:p>
          </table:table-cell>
          <table:table-cell office:value-type="float" office:value="601.29" calcext:value-type="float">
            <text:p>601.29</text:p>
          </table:table-cell>
        </table:table-row>
        <table:table-row table:style-name="ro1">
          <table:table-cell office:value-type="float" office:value="13982152" calcext:value-type="float">
            <text:p>13982152</text:p>
          </table:table-cell>
          <table:table-cell table:formula="of:=[.A876]/1000/(60*60*24)" office:value-type="time" office:time-value="PT03H53M02.152S" calcext:value-type="time">
            <text:p>03:53:02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4.6" calcext:value-type="float">
            <text:p>484.6</text:p>
          </table:table-cell>
          <table:table-cell office:value-type="float" office:value="601.95" calcext:value-type="float">
            <text:p>601.95</text:p>
          </table:table-cell>
        </table:table-row>
        <table:table-row table:style-name="ro1">
          <table:table-cell office:value-type="float" office:value="13998152" calcext:value-type="float">
            <text:p>13998152</text:p>
          </table:table-cell>
          <table:table-cell table:formula="of:=[.A877]/1000/(60*60*24)" office:value-type="time" office:time-value="PT03H53M18.152S" calcext:value-type="time">
            <text:p>03:53:18</text:p>
          </table:table-cell>
          <table:table-cell office:value-type="float" office:value="1.2" calcext:value-type="float">
            <text:p>1.2</text:p>
          </table:table-cell>
          <table:table-cell office:value-type="float" office:value="121.3" calcext:value-type="float">
            <text:p>121.3</text:p>
          </table:table-cell>
          <table:table-cell office:value-type="float" office:value="146.06" calcext:value-type="float">
            <text:p>146.06</text:p>
          </table:table-cell>
          <table:table-cell office:value-type="float" office:value="485.14" calcext:value-type="float">
            <text:p>485.14</text:p>
          </table:table-cell>
          <table:table-cell office:value-type="float" office:value="602.59" calcext:value-type="float">
            <text:p>602.59</text:p>
          </table:table-cell>
        </table:table-row>
        <table:table-row table:style-name="ro1">
          <table:table-cell office:value-type="float" office:value="14014152" calcext:value-type="float">
            <text:p>14014152</text:p>
          </table:table-cell>
          <table:table-cell table:formula="of:=[.A878]/1000/(60*60*24)" office:value-type="time" office:time-value="PT03H53M34.152S" calcext:value-type="time">
            <text:p>03:53:3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5.68" calcext:value-type="float">
            <text:p>485.68</text:p>
          </table:table-cell>
          <table:table-cell office:value-type="float" office:value="603.24" calcext:value-type="float">
            <text:p>603.24</text:p>
          </table:table-cell>
        </table:table-row>
        <table:table-row table:style-name="ro1">
          <table:table-cell office:value-type="float" office:value="14030152" calcext:value-type="float">
            <text:p>14030152</text:p>
          </table:table-cell>
          <table:table-cell table:formula="of:=[.A879]/1000/(60*60*24)" office:value-type="time" office:time-value="PT03H53M50.152S" calcext:value-type="time">
            <text:p>03:53:5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6.22" calcext:value-type="float">
            <text:p>486.22</text:p>
          </table:table-cell>
          <table:table-cell office:value-type="float" office:value="603.89" calcext:value-type="float">
            <text:p>603.89</text:p>
          </table:table-cell>
        </table:table-row>
        <table:table-row table:style-name="ro1">
          <table:table-cell office:value-type="float" office:value="14046152" calcext:value-type="float">
            <text:p>14046152</text:p>
          </table:table-cell>
          <table:table-cell table:formula="of:=[.A880]/1000/(60*60*24)" office:value-type="time" office:time-value="PT03H54M06.152S" calcext:value-type="time">
            <text:p>03:54:0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6.76" calcext:value-type="float">
            <text:p>486.76</text:p>
          </table:table-cell>
          <table:table-cell office:value-type="float" office:value="604.54" calcext:value-type="float">
            <text:p>604.54</text:p>
          </table:table-cell>
        </table:table-row>
        <table:table-row table:style-name="ro1">
          <table:table-cell office:value-type="float" office:value="14062152" calcext:value-type="float">
            <text:p>14062152</text:p>
          </table:table-cell>
          <table:table-cell table:formula="of:=[.A881]/1000/(60*60*24)" office:value-type="time" office:time-value="PT03H54M22.152S" calcext:value-type="time">
            <text:p>03:54:2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7.3" calcext:value-type="float">
            <text:p>487.3</text:p>
          </table:table-cell>
          <table:table-cell office:value-type="float" office:value="605.19" calcext:value-type="float">
            <text:p>605.19</text:p>
          </table:table-cell>
        </table:table-row>
        <table:table-row table:style-name="ro1">
          <table:table-cell office:value-type="float" office:value="14078152" calcext:value-type="float">
            <text:p>14078152</text:p>
          </table:table-cell>
          <table:table-cell table:formula="of:=[.A882]/1000/(60*60*24)" office:value-type="time" office:time-value="PT03H54M38.152S" calcext:value-type="time">
            <text:p>03:54:38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7.83" calcext:value-type="float">
            <text:p>487.83</text:p>
          </table:table-cell>
          <table:table-cell office:value-type="float" office:value="605.84" calcext:value-type="float">
            <text:p>605.84</text:p>
          </table:table-cell>
        </table:table-row>
        <table:table-row table:style-name="ro1">
          <table:table-cell office:value-type="float" office:value="14094152" calcext:value-type="float">
            <text:p>14094152</text:p>
          </table:table-cell>
          <table:table-cell table:formula="of:=[.A883]/1000/(60*60*24)" office:value-type="time" office:time-value="PT03H54M54.152S" calcext:value-type="time">
            <text:p>03:54:54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8.37" calcext:value-type="float">
            <text:p>488.37</text:p>
          </table:table-cell>
          <table:table-cell office:value-type="float" office:value="606.49" calcext:value-type="float">
            <text:p>606.49</text:p>
          </table:table-cell>
        </table:table-row>
        <table:table-row table:style-name="ro1">
          <table:table-cell office:value-type="float" office:value="14110152" calcext:value-type="float">
            <text:p>14110152</text:p>
          </table:table-cell>
          <table:table-cell table:formula="of:=[.A884]/1000/(60*60*24)" office:value-type="time" office:time-value="PT03H55M10.152S" calcext:value-type="time">
            <text:p>03:55:10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8.91" calcext:value-type="float">
            <text:p>488.91</text:p>
          </table:table-cell>
          <table:table-cell office:value-type="float" office:value="607.14" calcext:value-type="float">
            <text:p>607.14</text:p>
          </table:table-cell>
        </table:table-row>
        <table:table-row table:style-name="ro1">
          <table:table-cell office:value-type="float" office:value="14126152" calcext:value-type="float">
            <text:p>14126152</text:p>
          </table:table-cell>
          <table:table-cell table:formula="of:=[.A885]/1000/(60*60*24)" office:value-type="time" office:time-value="PT03H55M26.152S" calcext:value-type="time">
            <text:p>03:55:26</text:p>
          </table:table-cell>
          <table:table-cell office:value-type="float" office:value="1.2" calcext:value-type="float">
            <text:p>1.2</text:p>
          </table:table-cell>
          <table:table-cell office:value-type="float" office:value="121.2" calcext:value-type="float">
            <text:p>121.2</text:p>
          </table:table-cell>
          <table:table-cell office:value-type="float" office:value="145.94" calcext:value-type="float">
            <text:p>145.94</text:p>
          </table:table-cell>
          <table:table-cell office:value-type="float" office:value="489.45" calcext:value-type="float">
            <text:p>489.45</text:p>
          </table:table-cell>
          <table:table-cell office:value-type="float" office:value="607.78" calcext:value-type="float">
            <text:p>607.78</text:p>
          </table:table-cell>
        </table:table-row>
        <table:table-row table:style-name="ro1">
          <table:table-cell office:value-type="float" office:value="14142152" calcext:value-type="float">
            <text:p>14142152</text:p>
          </table:table-cell>
          <table:table-cell table:formula="of:=[.A886]/1000/(60*60*24)" office:value-type="time" office:time-value="PT03H55M42.152S" calcext:value-type="time">
            <text:p>03:55:4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89.99" calcext:value-type="float">
            <text:p>489.99</text:p>
          </table:table-cell>
          <table:table-cell office:value-type="float" office:value="608.43" calcext:value-type="float">
            <text:p>608.43</text:p>
          </table:table-cell>
        </table:table-row>
        <table:table-row table:style-name="ro1">
          <table:table-cell office:value-type="float" office:value="14158152" calcext:value-type="float">
            <text:p>14158152</text:p>
          </table:table-cell>
          <table:table-cell table:formula="of:=[.A887]/1000/(60*60*24)" office:value-type="time" office:time-value="PT03H55M58.152S" calcext:value-type="time">
            <text:p>03:55:5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0.53" calcext:value-type="float">
            <text:p>490.53</text:p>
          </table:table-cell>
          <table:table-cell office:value-type="float" office:value="609.08" calcext:value-type="float">
            <text:p>609.08</text:p>
          </table:table-cell>
        </table:table-row>
        <table:table-row table:style-name="ro1">
          <table:table-cell office:value-type="float" office:value="14174152" calcext:value-type="float">
            <text:p>14174152</text:p>
          </table:table-cell>
          <table:table-cell table:formula="of:=[.A888]/1000/(60*60*24)" office:value-type="time" office:time-value="PT03H56M14.152S" calcext:value-type="time">
            <text:p>03:56:14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1.06" calcext:value-type="float">
            <text:p>491.06</text:p>
          </table:table-cell>
          <table:table-cell office:value-type="float" office:value="609.73" calcext:value-type="float">
            <text:p>609.73</text:p>
          </table:table-cell>
        </table:table-row>
        <table:table-row table:style-name="ro1">
          <table:table-cell office:value-type="float" office:value="14190152" calcext:value-type="float">
            <text:p>14190152</text:p>
          </table:table-cell>
          <table:table-cell table:formula="of:=[.A889]/1000/(60*60*24)" office:value-type="time" office:time-value="PT03H56M30.152S" calcext:value-type="time">
            <text:p>03:56:30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1.6" calcext:value-type="float">
            <text:p>491.6</text:p>
          </table:table-cell>
          <table:table-cell office:value-type="float" office:value="610.38" calcext:value-type="float">
            <text:p>610.38</text:p>
          </table:table-cell>
        </table:table-row>
        <table:table-row table:style-name="ro1">
          <table:table-cell office:value-type="float" office:value="14206152" calcext:value-type="float">
            <text:p>14206152</text:p>
          </table:table-cell>
          <table:table-cell table:formula="of:=[.A890]/1000/(60*60*24)" office:value-type="time" office:time-value="PT03H56M46.152S" calcext:value-type="time">
            <text:p>03:56:46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2.14" calcext:value-type="float">
            <text:p>492.14</text:p>
          </table:table-cell>
          <table:table-cell office:value-type="float" office:value="611.02" calcext:value-type="float">
            <text:p>611.02</text:p>
          </table:table-cell>
        </table:table-row>
        <table:table-row table:style-name="ro1">
          <table:table-cell office:value-type="float" office:value="14222152" calcext:value-type="float">
            <text:p>14222152</text:p>
          </table:table-cell>
          <table:table-cell table:formula="of:=[.A891]/1000/(60*60*24)" office:value-type="time" office:time-value="PT03H57M02.152S" calcext:value-type="time">
            <text:p>03:57:02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2.68" calcext:value-type="float">
            <text:p>492.68</text:p>
          </table:table-cell>
          <table:table-cell office:value-type="float" office:value="611.67" calcext:value-type="float">
            <text:p>611.67</text:p>
          </table:table-cell>
        </table:table-row>
        <table:table-row table:style-name="ro1">
          <table:table-cell office:value-type="float" office:value="14238152" calcext:value-type="float">
            <text:p>14238152</text:p>
          </table:table-cell>
          <table:table-cell table:formula="of:=[.A892]/1000/(60*60*24)" office:value-type="time" office:time-value="PT03H57M18.152S" calcext:value-type="time">
            <text:p>03:57:18</text:p>
          </table:table-cell>
          <table:table-cell office:value-type="float" office:value="1.2" calcext:value-type="float">
            <text:p>1.2</text:p>
          </table:table-cell>
          <table:table-cell office:value-type="float" office:value="121.1" calcext:value-type="float">
            <text:p>121.1</text:p>
          </table:table-cell>
          <table:table-cell office:value-type="float" office:value="145.82" calcext:value-type="float">
            <text:p>145.82</text:p>
          </table:table-cell>
          <table:table-cell office:value-type="float" office:value="493.22" calcext:value-type="float">
            <text:p>493.22</text:p>
          </table:table-cell>
          <table:table-cell office:value-type="float" office:value="612.32" calcext:value-type="float">
            <text:p>612.32</text:p>
          </table:table-cell>
        </table:table-row>
        <table:table-row table:style-name="ro1">
          <table:table-cell office:value-type="float" office:value="14254152" calcext:value-type="float">
            <text:p>14254152</text:p>
          </table:table-cell>
          <table:table-cell table:formula="of:=[.A893]/1000/(60*60*24)" office:value-type="time" office:time-value="PT03H57M34.152S" calcext:value-type="time">
            <text:p>03:57:3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3.75" calcext:value-type="float">
            <text:p>493.75</text:p>
          </table:table-cell>
          <table:table-cell office:value-type="float" office:value="612.97" calcext:value-type="float">
            <text:p>612.97</text:p>
          </table:table-cell>
        </table:table-row>
        <table:table-row table:style-name="ro1">
          <table:table-cell office:value-type="float" office:value="14270152" calcext:value-type="float">
            <text:p>14270152</text:p>
          </table:table-cell>
          <table:table-cell table:formula="of:=[.A894]/1000/(60*60*24)" office:value-type="time" office:time-value="PT03H57M50.152S" calcext:value-type="time">
            <text:p>03:57:5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4.29" calcext:value-type="float">
            <text:p>494.29</text:p>
          </table:table-cell>
          <table:table-cell office:value-type="float" office:value="613.62" calcext:value-type="float">
            <text:p>613.62</text:p>
          </table:table-cell>
        </table:table-row>
        <table:table-row table:style-name="ro1">
          <table:table-cell office:value-type="float" office:value="14286152" calcext:value-type="float">
            <text:p>14286152</text:p>
          </table:table-cell>
          <table:table-cell table:formula="of:=[.A895]/1000/(60*60*24)" office:value-type="time" office:time-value="PT03H58M06.152S" calcext:value-type="time">
            <text:p>03:58:0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94.83" calcext:value-type="float">
            <text:p>494.83</text:p>
          </table:table-cell>
          <table:table-cell office:value-type="float" office:value="614.26" calcext:value-type="float">
            <text:p>614.26</text:p>
          </table:table-cell>
        </table:table-row>
        <table:table-row table:style-name="ro1">
          <table:table-cell office:value-type="float" office:value="14302152" calcext:value-type="float">
            <text:p>14302152</text:p>
          </table:table-cell>
          <table:table-cell table:formula="of:=[.A896]/1000/(60*60*24)" office:value-type="time" office:time-value="PT03H58M22.152S" calcext:value-type="time">
            <text:p>03:58:2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5.37" calcext:value-type="float">
            <text:p>495.37</text:p>
          </table:table-cell>
          <table:table-cell office:value-type="float" office:value="614.91" calcext:value-type="float">
            <text:p>614.91</text:p>
          </table:table-cell>
        </table:table-row>
        <table:table-row table:style-name="ro1">
          <table:table-cell office:value-type="float" office:value="14318152" calcext:value-type="float">
            <text:p>14318152</text:p>
          </table:table-cell>
          <table:table-cell table:formula="of:=[.A897]/1000/(60*60*24)" office:value-type="time" office:time-value="PT03H58M38.152S" calcext:value-type="time">
            <text:p>03:58:3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5.9" calcext:value-type="float">
            <text:p>495.9</text:p>
          </table:table-cell>
          <table:table-cell office:value-type="float" office:value="615.56" calcext:value-type="float">
            <text:p>615.56</text:p>
          </table:table-cell>
        </table:table-row>
        <table:table-row table:style-name="ro1">
          <table:table-cell office:value-type="float" office:value="14334152" calcext:value-type="float">
            <text:p>14334152</text:p>
          </table:table-cell>
          <table:table-cell table:formula="of:=[.A898]/1000/(60*60*24)" office:value-type="time" office:time-value="PT03H58M54.152S" calcext:value-type="time">
            <text:p>03:58:54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96.44" calcext:value-type="float">
            <text:p>496.44</text:p>
          </table:table-cell>
          <table:table-cell office:value-type="float" office:value="616.21" calcext:value-type="float">
            <text:p>616.21</text:p>
          </table:table-cell>
        </table:table-row>
        <table:table-row table:style-name="ro1">
          <table:table-cell office:value-type="float" office:value="14350152" calcext:value-type="float">
            <text:p>14350152</text:p>
          </table:table-cell>
          <table:table-cell table:formula="of:=[.A899]/1000/(60*60*24)" office:value-type="time" office:time-value="PT03H59M10.152S" calcext:value-type="time">
            <text:p>03:59:10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6.98" calcext:value-type="float">
            <text:p>496.98</text:p>
          </table:table-cell>
          <table:table-cell office:value-type="float" office:value="616.85" calcext:value-type="float">
            <text:p>616.85</text:p>
          </table:table-cell>
        </table:table-row>
        <table:table-row table:style-name="ro1">
          <table:table-cell office:value-type="float" office:value="14366152" calcext:value-type="float">
            <text:p>14366152</text:p>
          </table:table-cell>
          <table:table-cell table:formula="of:=[.A900]/1000/(60*60*24)" office:value-type="time" office:time-value="PT03H59M26.152S" calcext:value-type="time">
            <text:p>03:59:26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7" calcext:value-type="float">
            <text:p>145.7</text:p>
          </table:table-cell>
          <table:table-cell office:value-type="float" office:value="497.52" calcext:value-type="float">
            <text:p>497.52</text:p>
          </table:table-cell>
          <table:table-cell office:value-type="float" office:value="617.5" calcext:value-type="float">
            <text:p>617.5</text:p>
          </table:table-cell>
        </table:table-row>
        <table:table-row table:style-name="ro1">
          <table:table-cell office:value-type="float" office:value="14382152" calcext:value-type="float">
            <text:p>14382152</text:p>
          </table:table-cell>
          <table:table-cell table:formula="of:=[.A901]/1000/(60*60*24)" office:value-type="time" office:time-value="PT03H59M42.152S" calcext:value-type="time">
            <text:p>03:59:42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98.05" calcext:value-type="float">
            <text:p>498.05</text:p>
          </table:table-cell>
          <table:table-cell office:value-type="float" office:value="618.14" calcext:value-type="float">
            <text:p>618.14</text:p>
          </table:table-cell>
        </table:table-row>
        <table:table-row table:style-name="ro1">
          <table:table-cell office:value-type="float" office:value="14398152" calcext:value-type="float">
            <text:p>14398152</text:p>
          </table:table-cell>
          <table:table-cell table:formula="of:=[.A902]/1000/(60*60*24)" office:value-type="time" office:time-value="PT03H59M58.152S" calcext:value-type="time">
            <text:p>03:59:58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21" calcext:value-type="float">
            <text:p>145.21</text:p>
          </table:table-cell>
          <table:table-cell office:value-type="float" office:value="498.59" calcext:value-type="float">
            <text:p>498.59</text:p>
          </table:table-cell>
          <table:table-cell office:value-type="float" office:value="618.79" calcext:value-type="float">
            <text:p>618.79</text:p>
          </table:table-cell>
        </table:table-row>
        <table:table-row table:style-name="ro1">
          <table:table-cell office:value-type="float" office:value="14414152" calcext:value-type="float">
            <text:p>14414152</text:p>
          </table:table-cell>
          <table:table-cell table:formula="of:=[.A903]/1000/(60*60*24)" office:value-type="time" office:time-value="PT04H00M14.152S" calcext:value-type="time">
            <text:p>04:00:14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499.13" calcext:value-type="float">
            <text:p>499.13</text:p>
          </table:table-cell>
          <table:table-cell office:value-type="float" office:value="619.44" calcext:value-type="float">
            <text:p>619.44</text:p>
          </table:table-cell>
        </table:table-row>
        <table:table-row table:style-name="ro1">
          <table:table-cell office:value-type="float" office:value="14430152" calcext:value-type="float">
            <text:p>14430152</text:p>
          </table:table-cell>
          <table:table-cell table:formula="of:=[.A904]/1000/(60*60*24)" office:value-type="time" office:time-value="PT04H00M30.152S" calcext:value-type="time">
            <text:p>04:00:30</text:p>
          </table:table-cell>
          <table:table-cell office:value-type="float" office:value="1.2" calcext:value-type="float">
            <text:p>1.2</text:p>
          </table:table-cell>
          <table:table-cell office:value-type="float" office:value="121" calcext:value-type="float">
            <text:p>121</text:p>
          </table:table-cell>
          <table:table-cell office:value-type="float" office:value="145.69" calcext:value-type="float">
            <text:p>145.69</text:p>
          </table:table-cell>
          <table:table-cell office:value-type="float" office:value="499.67" calcext:value-type="float">
            <text:p>499.67</text:p>
          </table:table-cell>
          <table:table-cell office:value-type="float" office:value="620.08" calcext:value-type="float">
            <text:p>620.08</text:p>
          </table:table-cell>
        </table:table-row>
        <table:table-row table:style-name="ro1">
          <table:table-cell office:value-type="float" office:value="14446152" calcext:value-type="float">
            <text:p>14446152</text:p>
          </table:table-cell>
          <table:table-cell table:formula="of:=[.A905]/1000/(60*60*24)" office:value-type="time" office:time-value="PT04H00M46.152S" calcext:value-type="time">
            <text:p>04:00:46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0.2" calcext:value-type="float">
            <text:p>500.2</text:p>
          </table:table-cell>
          <table:table-cell office:value-type="float" office:value="620.73" calcext:value-type="float">
            <text:p>620.73</text:p>
          </table:table-cell>
        </table:table-row>
        <table:table-row table:style-name="ro1">
          <table:table-cell office:value-type="float" office:value="14462152" calcext:value-type="float">
            <text:p>14462152</text:p>
          </table:table-cell>
          <table:table-cell table:formula="of:=[.A906]/1000/(60*60*24)" office:value-type="time" office:time-value="PT04H01M02.152S" calcext:value-type="time">
            <text:p>04:01:02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0.74" calcext:value-type="float">
            <text:p>500.74</text:p>
          </table:table-cell>
          <table:table-cell office:value-type="float" office:value="621.37" calcext:value-type="float">
            <text:p>621.37</text:p>
          </table:table-cell>
        </table:table-row>
        <table:table-row table:style-name="ro1">
          <table:table-cell office:value-type="float" office:value="14478152" calcext:value-type="float">
            <text:p>14478152</text:p>
          </table:table-cell>
          <table:table-cell table:formula="of:=[.A907]/1000/(60*60*24)" office:value-type="time" office:time-value="PT04H01M18.152S" calcext:value-type="time">
            <text:p>04:01:18</text:p>
          </table:table-cell>
          <table:table-cell office:value-type="float" office:value="1.2" calcext:value-type="float">
            <text:p>1.2</text:p>
          </table:table-cell>
          <table:table-cell office:value-type="float" office:value="120.9" calcext:value-type="float">
            <text:p>120.9</text:p>
          </table:table-cell>
          <table:table-cell office:value-type="float" office:value="145.09" calcext:value-type="float">
            <text:p>145.09</text:p>
          </table:table-cell>
          <table:table-cell office:value-type="float" office:value="501.28" calcext:value-type="float">
            <text:p>501.28</text:p>
          </table:table-cell>
          <table:table-cell office:value-type="float" office:value="622.02" calcext:value-type="float">
            <text:p>622.02</text:p>
          </table:table-cell>
        </table:table-row>
        <table:table-row table:style-name="ro1">
          <table:table-cell office:value-type="float" office:value="14494152" calcext:value-type="float">
            <text:p>14494152</text:p>
          </table:table-cell>
          <table:table-cell table:formula="of:=[.A908]/1000/(60*60*24)" office:value-type="time" office:time-value="PT04H01M34.152S" calcext:value-type="time">
            <text:p>04:01:34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1.81" calcext:value-type="float">
            <text:p>501.81</text:p>
          </table:table-cell>
          <table:table-cell office:value-type="float" office:value="622.67" calcext:value-type="float">
            <text:p>622.67</text:p>
          </table:table-cell>
        </table:table-row>
        <table:table-row table:style-name="ro1">
          <table:table-cell office:value-type="float" office:value="14510152" calcext:value-type="float">
            <text:p>14510152</text:p>
          </table:table-cell>
          <table:table-cell table:formula="of:=[.A909]/1000/(60*60*24)" office:value-type="time" office:time-value="PT04H01M50.152S" calcext:value-type="time">
            <text:p>04:01:5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5.45" calcext:value-type="float">
            <text:p>145.45</text:p>
          </table:table-cell>
          <table:table-cell office:value-type="float" office:value="502.35" calcext:value-type="float">
            <text:p>502.35</text:p>
          </table:table-cell>
          <table:table-cell office:value-type="float" office:value="623.31" calcext:value-type="float">
            <text:p>623.31</text:p>
          </table:table-cell>
        </table:table-row>
        <table:table-row table:style-name="ro1">
          <table:table-cell office:value-type="float" office:value="14526152" calcext:value-type="float">
            <text:p>14526152</text:p>
          </table:table-cell>
          <table:table-cell table:formula="of:=[.A910]/1000/(60*60*24)" office:value-type="time" office:time-value="PT04H02M06.152S" calcext:value-type="time">
            <text:p>04:02:06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2.89" calcext:value-type="float">
            <text:p>502.89</text:p>
          </table:table-cell>
          <table:table-cell office:value-type="float" office:value="623.96" calcext:value-type="float">
            <text:p>623.96</text:p>
          </table:table-cell>
        </table:table-row>
        <table:table-row table:style-name="ro1">
          <table:table-cell office:value-type="float" office:value="14542152" calcext:value-type="float">
            <text:p>14542152</text:p>
          </table:table-cell>
          <table:table-cell table:formula="of:=[.A911]/1000/(60*60*24)" office:value-type="time" office:time-value="PT04H02M22.152S" calcext:value-type="time">
            <text:p>04:02:2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3.43" calcext:value-type="float">
            <text:p>503.43</text:p>
          </table:table-cell>
          <table:table-cell office:value-type="float" office:value="624.6" calcext:value-type="float">
            <text:p>624.6</text:p>
          </table:table-cell>
        </table:table-row>
        <table:table-row table:style-name="ro1">
          <table:table-cell office:value-type="float" office:value="14558152" calcext:value-type="float">
            <text:p>14558152</text:p>
          </table:table-cell>
          <table:table-cell table:formula="of:=[.A912]/1000/(60*60*24)" office:value-type="time" office:time-value="PT04H02M38.152S" calcext:value-type="time">
            <text:p>04:02:3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3.96" calcext:value-type="float">
            <text:p>503.96</text:p>
          </table:table-cell>
          <table:table-cell office:value-type="float" office:value="625.24" calcext:value-type="float">
            <text:p>625.24</text:p>
          </table:table-cell>
        </table:table-row>
        <table:table-row table:style-name="ro1">
          <table:table-cell office:value-type="float" office:value="14574152" calcext:value-type="float">
            <text:p>14574152</text:p>
          </table:table-cell>
          <table:table-cell table:formula="of:=[.A913]/1000/(60*60*24)" office:value-type="time" office:time-value="PT04H02M54.152S" calcext:value-type="time">
            <text:p>04:02:5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4.5" calcext:value-type="float">
            <text:p>504.5</text:p>
          </table:table-cell>
          <table:table-cell office:value-type="float" office:value="625.89" calcext:value-type="float">
            <text:p>625.89</text:p>
          </table:table-cell>
        </table:table-row>
        <table:table-row table:style-name="ro1">
          <table:table-cell office:value-type="float" office:value="14590152" calcext:value-type="float">
            <text:p>14590152</text:p>
          </table:table-cell>
          <table:table-cell table:formula="of:=[.A914]/1000/(60*60*24)" office:value-type="time" office:time-value="PT04H03M10.152S" calcext:value-type="time">
            <text:p>04:03:1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5.04" calcext:value-type="float">
            <text:p>505.04</text:p>
          </table:table-cell>
          <table:table-cell office:value-type="float" office:value="626.53" calcext:value-type="float">
            <text:p>626.53</text:p>
          </table:table-cell>
        </table:table-row>
        <table:table-row table:style-name="ro1">
          <table:table-cell office:value-type="float" office:value="14606152" calcext:value-type="float">
            <text:p>14606152</text:p>
          </table:table-cell>
          <table:table-cell table:formula="of:=[.A915]/1000/(60*60*24)" office:value-type="time" office:time-value="PT04H03M26.152S" calcext:value-type="time">
            <text:p>04:03:2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5.57" calcext:value-type="float">
            <text:p>505.57</text:p>
          </table:table-cell>
          <table:table-cell office:value-type="float" office:value="627.18" calcext:value-type="float">
            <text:p>627.18</text:p>
          </table:table-cell>
        </table:table-row>
        <table:table-row table:style-name="ro1">
          <table:table-cell office:value-type="float" office:value="14622152" calcext:value-type="float">
            <text:p>14622152</text:p>
          </table:table-cell>
          <table:table-cell table:formula="of:=[.A916]/1000/(60*60*24)" office:value-type="time" office:time-value="PT04H03M42.152S" calcext:value-type="time">
            <text:p>04:03:42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6.11" calcext:value-type="float">
            <text:p>506.11</text:p>
          </table:table-cell>
          <table:table-cell office:value-type="float" office:value="627.82" calcext:value-type="float">
            <text:p>627.82</text:p>
          </table:table-cell>
        </table:table-row>
        <table:table-row table:style-name="ro1">
          <table:table-cell office:value-type="float" office:value="14638152" calcext:value-type="float">
            <text:p>14638152</text:p>
          </table:table-cell>
          <table:table-cell table:formula="of:=[.A917]/1000/(60*60*24)" office:value-type="time" office:time-value="PT04H03M58.152S" calcext:value-type="time">
            <text:p>04:03:58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6.65" calcext:value-type="float">
            <text:p>506.65</text:p>
          </table:table-cell>
          <table:table-cell office:value-type="float" office:value="628.47" calcext:value-type="float">
            <text:p>628.47</text:p>
          </table:table-cell>
        </table:table-row>
        <table:table-row table:style-name="ro1">
          <table:table-cell office:value-type="float" office:value="14654152" calcext:value-type="float">
            <text:p>14654152</text:p>
          </table:table-cell>
          <table:table-cell table:formula="of:=[.A918]/1000/(60*60*24)" office:value-type="time" office:time-value="PT04H04M14.152S" calcext:value-type="time">
            <text:p>04:04:1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7.18" calcext:value-type="float">
            <text:p>507.18</text:p>
          </table:table-cell>
          <table:table-cell office:value-type="float" office:value="629.11" calcext:value-type="float">
            <text:p>629.11</text:p>
          </table:table-cell>
        </table:table-row>
        <table:table-row table:style-name="ro1">
          <table:table-cell office:value-type="float" office:value="14670152" calcext:value-type="float">
            <text:p>14670152</text:p>
          </table:table-cell>
          <table:table-cell table:formula="of:=[.A919]/1000/(60*60*24)" office:value-type="time" office:time-value="PT04H04M30.152S" calcext:value-type="time">
            <text:p>04:04:30</text:p>
          </table:table-cell>
          <table:table-cell office:value-type="float" office:value="1.2" calcext:value-type="float">
            <text:p>1.2</text:p>
          </table:table-cell>
          <table:table-cell office:value-type="float" office:value="120.8" calcext:value-type="float">
            <text:p>120.8</text:p>
          </table:table-cell>
          <table:table-cell office:value-type="float" office:value="144.97" calcext:value-type="float">
            <text:p>144.97</text:p>
          </table:table-cell>
          <table:table-cell office:value-type="float" office:value="507.72" calcext:value-type="float">
            <text:p>507.72</text:p>
          </table:table-cell>
          <table:table-cell office:value-type="float" office:value="629.75" calcext:value-type="float">
            <text:p>629.75</text:p>
          </table:table-cell>
        </table:table-row>
        <table:table-row table:style-name="ro1">
          <table:table-cell office:value-type="float" office:value="14686152" calcext:value-type="float">
            <text:p>14686152</text:p>
          </table:table-cell>
          <table:table-cell table:formula="of:=[.A920]/1000/(60*60*24)" office:value-type="time" office:time-value="PT04H04M46.152S" calcext:value-type="time">
            <text:p>04:04:4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8.26" calcext:value-type="float">
            <text:p>508.26</text:p>
          </table:table-cell>
          <table:table-cell office:value-type="float" office:value="630.4" calcext:value-type="float">
            <text:p>630.4</text:p>
          </table:table-cell>
        </table:table-row>
        <table:table-row table:style-name="ro1">
          <table:table-cell office:value-type="float" office:value="14702152" calcext:value-type="float">
            <text:p>14702152</text:p>
          </table:table-cell>
          <table:table-cell table:formula="of:=[.A921]/1000/(60*60*24)" office:value-type="time" office:time-value="PT04H05M02.152S" calcext:value-type="time">
            <text:p>04:05:02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8.79" calcext:value-type="float">
            <text:p>508.79</text:p>
          </table:table-cell>
          <table:table-cell office:value-type="float" office:value="631.04" calcext:value-type="float">
            <text:p>631.04</text:p>
          </table:table-cell>
        </table:table-row>
        <table:table-row table:style-name="ro1">
          <table:table-cell office:value-type="float" office:value="14718152" calcext:value-type="float">
            <text:p>14718152</text:p>
          </table:table-cell>
          <table:table-cell table:formula="of:=[.A922]/1000/(60*60*24)" office:value-type="time" office:time-value="PT04H05M18.152S" calcext:value-type="time">
            <text:p>04:05:18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9.33" calcext:value-type="float">
            <text:p>509.33</text:p>
          </table:table-cell>
          <table:table-cell office:value-type="float" office:value="631.68" calcext:value-type="float">
            <text:p>631.68</text:p>
          </table:table-cell>
        </table:table-row>
        <table:table-row table:style-name="ro1">
          <table:table-cell office:value-type="float" office:value="14734152" calcext:value-type="float">
            <text:p>14734152</text:p>
          </table:table-cell>
          <table:table-cell table:formula="of:=[.A923]/1000/(60*60*24)" office:value-type="time" office:time-value="PT04H05M34.152S" calcext:value-type="time">
            <text:p>04:05:34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09.87" calcext:value-type="float">
            <text:p>509.87</text:p>
          </table:table-cell>
          <table:table-cell office:value-type="float" office:value="632.33" calcext:value-type="float">
            <text:p>632.33</text:p>
          </table:table-cell>
        </table:table-row>
        <table:table-row table:style-name="ro1">
          <table:table-cell office:value-type="float" office:value="14750152" calcext:value-type="float">
            <text:p>14750152</text:p>
          </table:table-cell>
          <table:table-cell table:formula="of:=[.A924]/1000/(60*60*24)" office:value-type="time" office:time-value="PT04H05M50.152S" calcext:value-type="time">
            <text:p>04:05:50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0.4" calcext:value-type="float">
            <text:p>510.4</text:p>
          </table:table-cell>
          <table:table-cell office:value-type="float" office:value="632.97" calcext:value-type="float">
            <text:p>632.97</text:p>
          </table:table-cell>
        </table:table-row>
        <table:table-row table:style-name="ro1">
          <table:table-cell office:value-type="float" office:value="14766152" calcext:value-type="float">
            <text:p>14766152</text:p>
          </table:table-cell>
          <table:table-cell table:formula="of:=[.A925]/1000/(60*60*24)" office:value-type="time" office:time-value="PT04H06M06.152S" calcext:value-type="time">
            <text:p>04:06:06</text:p>
          </table:table-cell>
          <table:table-cell office:value-type="float" office:value="1.2" calcext:value-type="float">
            <text:p>1.2</text:p>
          </table:table-cell>
          <table:table-cell office:value-type="float" office:value="120.7" calcext:value-type="float">
            <text:p>120.7</text:p>
          </table:table-cell>
          <table:table-cell office:value-type="float" office:value="144.85" calcext:value-type="float">
            <text:p>144.85</text:p>
          </table:table-cell>
          <table:table-cell office:value-type="float" office:value="510.94" calcext:value-type="float">
            <text:p>510.94</text:p>
          </table:table-cell>
          <table:table-cell office:value-type="float" office:value="633.62" calcext:value-type="float">
            <text:p>633.62</text:p>
          </table:table-cell>
        </table:table-row>
        <table:table-row table:style-name="ro1">
          <table:table-cell office:value-type="float" office:value="14782152" calcext:value-type="float">
            <text:p>14782152</text:p>
          </table:table-cell>
          <table:table-cell table:formula="of:=[.A926]/1000/(60*60*24)" office:value-type="time" office:time-value="PT04H06M22.152S" calcext:value-type="time">
            <text:p>04:06:22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11.48" calcext:value-type="float">
            <text:p>511.48</text:p>
          </table:table-cell>
          <table:table-cell office:value-type="float" office:value="634.26" calcext:value-type="float">
            <text:p>634.26</text:p>
          </table:table-cell>
        </table:table-row>
        <table:table-row table:style-name="ro1">
          <table:table-cell office:value-type="float" office:value="14798152" calcext:value-type="float">
            <text:p>14798152</text:p>
          </table:table-cell>
          <table:table-cell table:formula="of:=[.A927]/1000/(60*60*24)" office:value-type="time" office:time-value="PT04H06M38.152S" calcext:value-type="time">
            <text:p>04:06:3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12.01" calcext:value-type="float">
            <text:p>512.01</text:p>
          </table:table-cell>
          <table:table-cell office:value-type="float" office:value="634.9" calcext:value-type="float">
            <text:p>634.9</text:p>
          </table:table-cell>
        </table:table-row>
        <table:table-row table:style-name="ro1">
          <table:table-cell office:value-type="float" office:value="14814152" calcext:value-type="float">
            <text:p>14814152</text:p>
          </table:table-cell>
          <table:table-cell table:formula="of:=[.A928]/1000/(60*60*24)" office:value-type="time" office:time-value="PT04H06M54.152S" calcext:value-type="time">
            <text:p>04:06:54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12.55" calcext:value-type="float">
            <text:p>512.55</text:p>
          </table:table-cell>
          <table:table-cell office:value-type="float" office:value="635.54" calcext:value-type="float">
            <text:p>635.54</text:p>
          </table:table-cell>
        </table:table-row>
        <table:table-row table:style-name="ro1">
          <table:table-cell office:value-type="float" office:value="14830152" calcext:value-type="float">
            <text:p>14830152</text:p>
          </table:table-cell>
          <table:table-cell table:formula="of:=[.A929]/1000/(60*60*24)" office:value-type="time" office:time-value="PT04H07M10.152S" calcext:value-type="time">
            <text:p>04:07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3.09" calcext:value-type="float">
            <text:p>513.09</text:p>
          </table:table-cell>
          <table:table-cell office:value-type="float" office:value="636.19" calcext:value-type="float">
            <text:p>636.19</text:p>
          </table:table-cell>
        </table:table-row>
        <table:table-row table:style-name="ro1">
          <table:table-cell office:value-type="float" office:value="14846152" calcext:value-type="float">
            <text:p>14846152</text:p>
          </table:table-cell>
          <table:table-cell table:formula="of:=[.A930]/1000/(60*60*24)" office:value-type="time" office:time-value="PT04H07M26.152S" calcext:value-type="time">
            <text:p>04:07:2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3.62" calcext:value-type="float">
            <text:p>513.62</text:p>
          </table:table-cell>
          <table:table-cell office:value-type="float" office:value="636.83" calcext:value-type="float">
            <text:p>636.83</text:p>
          </table:table-cell>
        </table:table-row>
        <table:table-row table:style-name="ro1">
          <table:table-cell office:value-type="float" office:value="14862152" calcext:value-type="float">
            <text:p>14862152</text:p>
          </table:table-cell>
          <table:table-cell table:formula="of:=[.A931]/1000/(60*60*24)" office:value-type="time" office:time-value="PT04H07M42.152S" calcext:value-type="time">
            <text:p>04:07:4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4.16" calcext:value-type="float">
            <text:p>514.16</text:p>
          </table:table-cell>
          <table:table-cell office:value-type="float" office:value="637.47" calcext:value-type="float">
            <text:p>637.47</text:p>
          </table:table-cell>
        </table:table-row>
        <table:table-row table:style-name="ro1">
          <table:table-cell office:value-type="float" office:value="14878152" calcext:value-type="float">
            <text:p>14878152</text:p>
          </table:table-cell>
          <table:table-cell table:formula="of:=[.A932]/1000/(60*60*24)" office:value-type="time" office:time-value="PT04H07M58.152S" calcext:value-type="time">
            <text:p>04:07:58</text:p>
          </table:table-cell>
          <table:table-cell office:value-type="float" office:value="1.2" calcext:value-type="float">
            <text:p>1.2</text:p>
          </table:table-cell>
          <table:table-cell office:value-type="float" office:value="120.6" calcext:value-type="float">
            <text:p>120.6</text:p>
          </table:table-cell>
          <table:table-cell office:value-type="float" office:value="144.73" calcext:value-type="float">
            <text:p>144.73</text:p>
          </table:table-cell>
          <table:table-cell office:value-type="float" office:value="514.69" calcext:value-type="float">
            <text:p>514.69</text:p>
          </table:table-cell>
          <table:table-cell office:value-type="float" office:value="638.12" calcext:value-type="float">
            <text:p>638.12</text:p>
          </table:table-cell>
        </table:table-row>
        <table:table-row table:style-name="ro1">
          <table:table-cell office:value-type="float" office:value="14894152" calcext:value-type="float">
            <text:p>14894152</text:p>
          </table:table-cell>
          <table:table-cell table:formula="of:=[.A933]/1000/(60*60*24)" office:value-type="time" office:time-value="PT04H08M14.152S" calcext:value-type="time">
            <text:p>04:08:1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515.23" calcext:value-type="float">
            <text:p>515.23</text:p>
          </table:table-cell>
          <table:table-cell office:value-type="float" office:value="638.76" calcext:value-type="float">
            <text:p>638.76</text:p>
          </table:table-cell>
        </table:table-row>
        <table:table-row table:style-name="ro1">
          <table:table-cell office:value-type="float" office:value="14910152" calcext:value-type="float">
            <text:p>14910152</text:p>
          </table:table-cell>
          <table:table-cell table:formula="of:=[.A934]/1000/(60*60*24)" office:value-type="time" office:time-value="PT04H08M30.152S" calcext:value-type="time">
            <text:p>04:08:3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5.76" calcext:value-type="float">
            <text:p>515.76</text:p>
          </table:table-cell>
          <table:table-cell office:value-type="float" office:value="639.4" calcext:value-type="float">
            <text:p>639.4</text:p>
          </table:table-cell>
        </table:table-row>
        <table:table-row table:style-name="ro1">
          <table:table-cell office:value-type="float" office:value="14926152" calcext:value-type="float">
            <text:p>14926152</text:p>
          </table:table-cell>
          <table:table-cell table:formula="of:=[.A935]/1000/(60*60*24)" office:value-type="time" office:time-value="PT04H08M46.152S" calcext:value-type="time">
            <text:p>04:08:4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6.3" calcext:value-type="float">
            <text:p>516.3</text:p>
          </table:table-cell>
          <table:table-cell office:value-type="float" office:value="640.04" calcext:value-type="float">
            <text:p>640.04</text:p>
          </table:table-cell>
        </table:table-row>
        <table:table-row table:style-name="ro1">
          <table:table-cell office:value-type="float" office:value="14942152" calcext:value-type="float">
            <text:p>14942152</text:p>
          </table:table-cell>
          <table:table-cell table:formula="of:=[.A936]/1000/(60*60*24)" office:value-type="time" office:time-value="PT04H09M02.152S" calcext:value-type="time">
            <text:p>04:09:02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1" calcext:value-type="float">
            <text:p>144.61</text:p>
          </table:table-cell>
          <table:table-cell office:value-type="float" office:value="516.83" calcext:value-type="float">
            <text:p>516.83</text:p>
          </table:table-cell>
          <table:table-cell office:value-type="float" office:value="640.68" calcext:value-type="float">
            <text:p>640.68</text:p>
          </table:table-cell>
        </table:table-row>
        <table:table-row table:style-name="ro1">
          <table:table-cell office:value-type="float" office:value="14958152" calcext:value-type="float">
            <text:p>14958152</text:p>
          </table:table-cell>
          <table:table-cell table:formula="of:=[.A937]/1000/(60*60*24)" office:value-type="time" office:time-value="PT04H09M18.152S" calcext:value-type="time">
            <text:p>04:09:1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3" calcext:value-type="float">
            <text:p>144.13</text:p>
          </table:table-cell>
          <table:table-cell office:value-type="float" office:value="517.37" calcext:value-type="float">
            <text:p>517.37</text:p>
          </table:table-cell>
          <table:table-cell office:value-type="float" office:value="641.32" calcext:value-type="float">
            <text:p>641.32</text:p>
          </table:table-cell>
        </table:table-row>
        <table:table-row table:style-name="ro1">
          <table:table-cell office:value-type="float" office:value="14974152" calcext:value-type="float">
            <text:p>14974152</text:p>
          </table:table-cell>
          <table:table-cell table:formula="of:=[.A938]/1000/(60*60*24)" office:value-type="time" office:time-value="PT04H09M34.152S" calcext:value-type="time">
            <text:p>04:09:3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7.91" calcext:value-type="float">
            <text:p>517.91</text:p>
          </table:table-cell>
          <table:table-cell office:value-type="float" office:value="641.96" calcext:value-type="float">
            <text:p>641.96</text:p>
          </table:table-cell>
        </table:table-row>
        <table:table-row table:style-name="ro1">
          <table:table-cell office:value-type="float" office:value="14990152" calcext:value-type="float">
            <text:p>14990152</text:p>
          </table:table-cell>
          <table:table-cell table:formula="of:=[.A939]/1000/(60*60*24)" office:value-type="time" office:time-value="PT04H09M50.152S" calcext:value-type="time">
            <text:p>04:09:5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18.44" calcext:value-type="float">
            <text:p>518.44</text:p>
          </table:table-cell>
          <table:table-cell office:value-type="float" office:value="642.6" calcext:value-type="float">
            <text:p>642.6</text:p>
          </table:table-cell>
        </table:table-row>
        <table:table-row table:style-name="ro1">
          <table:table-cell office:value-type="float" office:value="15006152" calcext:value-type="float">
            <text:p>15006152</text:p>
          </table:table-cell>
          <table:table-cell table:formula="of:=[.A940]/1000/(60*60*24)" office:value-type="time" office:time-value="PT04H10M06.152S" calcext:value-type="time">
            <text:p>04:10:06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6" calcext:value-type="float">
            <text:p>144.6</text:p>
          </table:table-cell>
          <table:table-cell office:value-type="float" office:value="518.98" calcext:value-type="float">
            <text:p>518.98</text:p>
          </table:table-cell>
          <table:table-cell office:value-type="float" office:value="643.25" calcext:value-type="float">
            <text:p>643.25</text:p>
          </table:table-cell>
        </table:table-row>
        <table:table-row table:style-name="ro1">
          <table:table-cell office:value-type="float" office:value="15022152" calcext:value-type="float">
            <text:p>15022152</text:p>
          </table:table-cell>
          <table:table-cell table:formula="of:=[.A941]/1000/(60*60*24)" office:value-type="time" office:time-value="PT04H10M22.152S" calcext:value-type="time">
            <text:p>04:10:2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19.51" calcext:value-type="float">
            <text:p>519.51</text:p>
          </table:table-cell>
          <table:table-cell office:value-type="float" office:value="643.89" calcext:value-type="float">
            <text:p>643.89</text:p>
          </table:table-cell>
        </table:table-row>
        <table:table-row table:style-name="ro1">
          <table:table-cell office:value-type="float" office:value="15038152" calcext:value-type="float">
            <text:p>15038152</text:p>
          </table:table-cell>
          <table:table-cell table:formula="of:=[.A942]/1000/(60*60*24)" office:value-type="time" office:time-value="PT04H10M38.152S" calcext:value-type="time">
            <text:p>04:10:38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20.05" calcext:value-type="float">
            <text:p>520.05</text:p>
          </table:table-cell>
          <table:table-cell office:value-type="float" office:value="644.53" calcext:value-type="float">
            <text:p>644.53</text:p>
          </table:table-cell>
        </table:table-row>
        <table:table-row table:style-name="ro1">
          <table:table-cell office:value-type="float" office:value="15054152" calcext:value-type="float">
            <text:p>15054152</text:p>
          </table:table-cell>
          <table:table-cell table:formula="of:=[.A943]/1000/(60*60*24)" office:value-type="time" office:time-value="PT04H10M54.152S" calcext:value-type="time">
            <text:p>04:10:54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20.58" calcext:value-type="float">
            <text:p>520.58</text:p>
          </table:table-cell>
          <table:table-cell office:value-type="float" office:value="645.17" calcext:value-type="float">
            <text:p>645.17</text:p>
          </table:table-cell>
        </table:table-row>
        <table:table-row table:style-name="ro1">
          <table:table-cell office:value-type="float" office:value="15070152" calcext:value-type="float">
            <text:p>15070152</text:p>
          </table:table-cell>
          <table:table-cell table:formula="of:=[.A944]/1000/(60*60*24)" office:value-type="time" office:time-value="PT04H11M10.152S" calcext:value-type="time">
            <text:p>04:11:10</text:p>
          </table:table-cell>
          <table:table-cell office:value-type="float" office:value="1.2" calcext:value-type="float">
            <text:p>1.2</text:p>
          </table:table-cell>
          <table:table-cell office:value-type="float" office:value="120.5" calcext:value-type="float">
            <text:p>120.5</text:p>
          </table:table-cell>
          <table:table-cell office:value-type="float" office:value="144.12" calcext:value-type="float">
            <text:p>144.12</text:p>
          </table:table-cell>
          <table:table-cell office:value-type="float" office:value="521.12" calcext:value-type="float">
            <text:p>521.12</text:p>
          </table:table-cell>
          <table:table-cell office:value-type="float" office:value="645.81" calcext:value-type="float">
            <text:p>645.81</text:p>
          </table:table-cell>
        </table:table-row>
        <table:table-row table:style-name="ro1">
          <table:table-cell office:value-type="float" office:value="15086152" calcext:value-type="float">
            <text:p>15086152</text:p>
          </table:table-cell>
          <table:table-cell table:formula="of:=[.A945]/1000/(60*60*24)" office:value-type="time" office:time-value="PT04H11M26.152S" calcext:value-type="time">
            <text:p>04:11:2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1.65" calcext:value-type="float">
            <text:p>521.65</text:p>
          </table:table-cell>
          <table:table-cell office:value-type="float" office:value="646.45" calcext:value-type="float">
            <text:p>646.45</text:p>
          </table:table-cell>
        </table:table-row>
        <table:table-row table:style-name="ro1">
          <table:table-cell office:value-type="float" office:value="15102152" calcext:value-type="float">
            <text:p>15102152</text:p>
          </table:table-cell>
          <table:table-cell table:formula="of:=[.A946]/1000/(60*60*24)" office:value-type="time" office:time-value="PT04H11M42.152S" calcext:value-type="time">
            <text:p>04:11:42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2.19" calcext:value-type="float">
            <text:p>522.19</text:p>
          </table:table-cell>
          <table:table-cell office:value-type="float" office:value="647.09" calcext:value-type="float">
            <text:p>647.09</text:p>
          </table:table-cell>
        </table:table-row>
        <table:table-row table:style-name="ro1">
          <table:table-cell office:value-type="float" office:value="15118152" calcext:value-type="float">
            <text:p>15118152</text:p>
          </table:table-cell>
          <table:table-cell table:formula="of:=[.A947]/1000/(60*60*24)" office:value-type="time" office:time-value="PT04H11M58.152S" calcext:value-type="time">
            <text:p>04:11:5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2.72" calcext:value-type="float">
            <text:p>522.72</text:p>
          </table:table-cell>
          <table:table-cell office:value-type="float" office:value="647.73" calcext:value-type="float">
            <text:p>647.73</text:p>
          </table:table-cell>
        </table:table-row>
        <table:table-row table:style-name="ro1">
          <table:table-cell office:value-type="float" office:value="15134152" calcext:value-type="float">
            <text:p>15134152</text:p>
          </table:table-cell>
          <table:table-cell table:formula="of:=[.A948]/1000/(60*60*24)" office:value-type="time" office:time-value="PT04H12M14.152S" calcext:value-type="time">
            <text:p>04:12:14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3.26" calcext:value-type="float">
            <text:p>523.26</text:p>
          </table:table-cell>
          <table:table-cell office:value-type="float" office:value="648.37" calcext:value-type="float">
            <text:p>648.37</text:p>
          </table:table-cell>
        </table:table-row>
        <table:table-row table:style-name="ro1">
          <table:table-cell office:value-type="float" office:value="15150152" calcext:value-type="float">
            <text:p>15150152</text:p>
          </table:table-cell>
          <table:table-cell table:formula="of:=[.A949]/1000/(60*60*24)" office:value-type="time" office:time-value="PT04H12M30.152S" calcext:value-type="time">
            <text:p>04:12:3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3.79" calcext:value-type="float">
            <text:p>523.79</text:p>
          </table:table-cell>
          <table:table-cell office:value-type="float" office:value="649.01" calcext:value-type="float">
            <text:p>649.01</text:p>
          </table:table-cell>
        </table:table-row>
        <table:table-row table:style-name="ro1">
          <table:table-cell office:value-type="float" office:value="15166152" calcext:value-type="float">
            <text:p>15166152</text:p>
          </table:table-cell>
          <table:table-cell table:formula="of:=[.A950]/1000/(60*60*24)" office:value-type="time" office:time-value="PT04H12M46.152S" calcext:value-type="time">
            <text:p>04:12:46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4.33" calcext:value-type="float">
            <text:p>524.33</text:p>
          </table:table-cell>
          <table:table-cell office:value-type="float" office:value="649.65" calcext:value-type="float">
            <text:p>649.65</text:p>
          </table:table-cell>
        </table:table-row>
        <table:table-row table:style-name="ro1">
          <table:table-cell office:value-type="float" office:value="15182152" calcext:value-type="float">
            <text:p>15182152</text:p>
          </table:table-cell>
          <table:table-cell table:formula="of:=[.A951]/1000/(60*60*24)" office:value-type="time" office:time-value="PT04H13M02.152S" calcext:value-type="time">
            <text:p>04:13:02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4.86" calcext:value-type="float">
            <text:p>524.86</text:p>
          </table:table-cell>
          <table:table-cell office:value-type="float" office:value="650.29" calcext:value-type="float">
            <text:p>650.29</text:p>
          </table:table-cell>
        </table:table-row>
        <table:table-row table:style-name="ro1">
          <table:table-cell office:value-type="float" office:value="15198152" calcext:value-type="float">
            <text:p>15198152</text:p>
          </table:table-cell>
          <table:table-cell table:formula="of:=[.A952]/1000/(60*60*24)" office:value-type="time" office:time-value="PT04H13M18.152S" calcext:value-type="time">
            <text:p>04:13:18</text:p>
          </table:table-cell>
          <table:table-cell office:value-type="float" office:value="1.2" calcext:value-type="float">
            <text:p>1.2</text:p>
          </table:table-cell>
          <table:table-cell office:value-type="float" office:value="120.4" calcext:value-type="float">
            <text:p>120.4</text:p>
          </table:table-cell>
          <table:table-cell office:value-type="float" office:value="144" calcext:value-type="float">
            <text:p>144</text:p>
          </table:table-cell>
          <table:table-cell office:value-type="float" office:value="525.4" calcext:value-type="float">
            <text:p>525.4</text:p>
          </table:table-cell>
          <table:table-cell office:value-type="float" office:value="650.93" calcext:value-type="float">
            <text:p>650.93</text:p>
          </table:table-cell>
        </table:table-row>
        <table:table-row table:style-name="ro1">
          <table:table-cell office:value-type="float" office:value="15214152" calcext:value-type="float">
            <text:p>15214152</text:p>
          </table:table-cell>
          <table:table-cell table:formula="of:=[.A953]/1000/(60*60*24)" office:value-type="time" office:time-value="PT04H13M34.152S" calcext:value-type="time">
            <text:p>04:13:3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5.93" calcext:value-type="float">
            <text:p>525.93</text:p>
          </table:table-cell>
          <table:table-cell office:value-type="float" office:value="651.57" calcext:value-type="float">
            <text:p>651.57</text:p>
          </table:table-cell>
        </table:table-row>
        <table:table-row table:style-name="ro1">
          <table:table-cell office:value-type="float" office:value="15230152" calcext:value-type="float">
            <text:p>15230152</text:p>
          </table:table-cell>
          <table:table-cell table:formula="of:=[.A954]/1000/(60*60*24)" office:value-type="time" office:time-value="PT04H13M50.152S" calcext:value-type="time">
            <text:p>04:13:5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6.47" calcext:value-type="float">
            <text:p>526.47</text:p>
          </table:table-cell>
          <table:table-cell office:value-type="float" office:value="652.21" calcext:value-type="float">
            <text:p>652.21</text:p>
          </table:table-cell>
        </table:table-row>
        <table:table-row table:style-name="ro1">
          <table:table-cell office:value-type="float" office:value="15246152" calcext:value-type="float">
            <text:p>15246152</text:p>
          </table:table-cell>
          <table:table-cell table:formula="of:=[.A955]/1000/(60*60*24)" office:value-type="time" office:time-value="PT04H14M06.152S" calcext:value-type="time">
            <text:p>04:14:0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7" calcext:value-type="float">
            <text:p>527</text:p>
          </table:table-cell>
          <table:table-cell office:value-type="float" office:value="652.84" calcext:value-type="float">
            <text:p>652.84</text:p>
          </table:table-cell>
        </table:table-row>
        <table:table-row table:style-name="ro1">
          <table:table-cell office:value-type="float" office:value="15262152" calcext:value-type="float">
            <text:p>15262152</text:p>
          </table:table-cell>
          <table:table-cell table:formula="of:=[.A956]/1000/(60*60*24)" office:value-type="time" office:time-value="PT04H14M22.152S" calcext:value-type="time">
            <text:p>04:14:2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27.53" calcext:value-type="float">
            <text:p>527.53</text:p>
          </table:table-cell>
          <table:table-cell office:value-type="float" office:value="653.48" calcext:value-type="float">
            <text:p>653.48</text:p>
          </table:table-cell>
        </table:table-row>
        <table:table-row table:style-name="ro1">
          <table:table-cell office:value-type="float" office:value="15278152" calcext:value-type="float">
            <text:p>15278152</text:p>
          </table:table-cell>
          <table:table-cell table:formula="of:=[.A957]/1000/(60*60*24)" office:value-type="time" office:time-value="PT04H14M38.152S" calcext:value-type="time">
            <text:p>04:14:38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8.07" calcext:value-type="float">
            <text:p>528.07</text:p>
          </table:table-cell>
          <table:table-cell office:value-type="float" office:value="654.12" calcext:value-type="float">
            <text:p>654.12</text:p>
          </table:table-cell>
        </table:table-row>
        <table:table-row table:style-name="ro1">
          <table:table-cell office:value-type="float" office:value="15294152" calcext:value-type="float">
            <text:p>15294152</text:p>
          </table:table-cell>
          <table:table-cell table:formula="of:=[.A958]/1000/(60*60*24)" office:value-type="time" office:time-value="PT04H14M54.152S" calcext:value-type="time">
            <text:p>04:14:54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8.6" calcext:value-type="float">
            <text:p>528.6</text:p>
          </table:table-cell>
          <table:table-cell office:value-type="float" office:value="654.76" calcext:value-type="float">
            <text:p>654.76</text:p>
          </table:table-cell>
        </table:table-row>
        <table:table-row table:style-name="ro1">
          <table:table-cell office:value-type="float" office:value="15310152" calcext:value-type="float">
            <text:p>15310152</text:p>
          </table:table-cell>
          <table:table-cell table:formula="of:=[.A959]/1000/(60*60*24)" office:value-type="time" office:time-value="PT04H15M10.152S" calcext:value-type="time">
            <text:p>04:15:10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9.14" calcext:value-type="float">
            <text:p>529.14</text:p>
          </table:table-cell>
          <table:table-cell office:value-type="float" office:value="655.4" calcext:value-type="float">
            <text:p>655.4</text:p>
          </table:table-cell>
        </table:table-row>
        <table:table-row table:style-name="ro1">
          <table:table-cell office:value-type="float" office:value="15326152" calcext:value-type="float">
            <text:p>15326152</text:p>
          </table:table-cell>
          <table:table-cell table:formula="of:=[.A960]/1000/(60*60*24)" office:value-type="time" office:time-value="PT04H15M26.152S" calcext:value-type="time">
            <text:p>04:15:26</text:p>
          </table:table-cell>
          <table:table-cell office:value-type="float" office:value="1.2" calcext:value-type="float">
            <text:p>1.2</text:p>
          </table:table-cell>
          <table:table-cell office:value-type="float" office:value="120.3" calcext:value-type="float">
            <text:p>120.3</text:p>
          </table:table-cell>
          <table:table-cell office:value-type="float" office:value="143.88" calcext:value-type="float">
            <text:p>143.88</text:p>
          </table:table-cell>
          <table:table-cell office:value-type="float" office:value="529.67" calcext:value-type="float">
            <text:p>529.67</text:p>
          </table:table-cell>
          <table:table-cell office:value-type="float" office:value="656.04" calcext:value-type="float">
            <text:p>656.04</text:p>
          </table:table-cell>
        </table:table-row>
        <table:table-row table:style-name="ro1">
          <table:table-cell office:value-type="float" office:value="15342152" calcext:value-type="float">
            <text:p>15342152</text:p>
          </table:table-cell>
          <table:table-cell table:formula="of:=[.A961]/1000/(60*60*24)" office:value-type="time" office:time-value="PT04H15M42.152S" calcext:value-type="time">
            <text:p>04:15:4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0.21" calcext:value-type="float">
            <text:p>530.21</text:p>
          </table:table-cell>
          <table:table-cell office:value-type="float" office:value="656.68" calcext:value-type="float">
            <text:p>656.68</text:p>
          </table:table-cell>
        </table:table-row>
        <table:table-row table:style-name="ro1">
          <table:table-cell office:value-type="float" office:value="15358152" calcext:value-type="float">
            <text:p>15358152</text:p>
          </table:table-cell>
          <table:table-cell table:formula="of:=[.A962]/1000/(60*60*24)" office:value-type="time" office:time-value="PT04H15M58.152S" calcext:value-type="time">
            <text:p>04:15:5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0.74" calcext:value-type="float">
            <text:p>530.74</text:p>
          </table:table-cell>
          <table:table-cell office:value-type="float" office:value="657.32" calcext:value-type="float">
            <text:p>657.32</text:p>
          </table:table-cell>
        </table:table-row>
        <table:table-row table:style-name="ro1">
          <table:table-cell office:value-type="float" office:value="15374152" calcext:value-type="float">
            <text:p>15374152</text:p>
          </table:table-cell>
          <table:table-cell table:formula="of:=[.A963]/1000/(60*60*24)" office:value-type="time" office:time-value="PT04H16M14.152S" calcext:value-type="time">
            <text:p>04:16:1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1.27" calcext:value-type="float">
            <text:p>531.27</text:p>
          </table:table-cell>
          <table:table-cell office:value-type="float" office:value="657.96" calcext:value-type="float">
            <text:p>657.96</text:p>
          </table:table-cell>
        </table:table-row>
        <table:table-row table:style-name="ro1">
          <table:table-cell office:value-type="float" office:value="15390152" calcext:value-type="float">
            <text:p>15390152</text:p>
          </table:table-cell>
          <table:table-cell table:formula="of:=[.A964]/1000/(60*60*24)" office:value-type="time" office:time-value="PT04H16M30.152S" calcext:value-type="time">
            <text:p>04:16:30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4.24" calcext:value-type="float">
            <text:p>144.24</text:p>
          </table:table-cell>
          <table:table-cell office:value-type="float" office:value="531.81" calcext:value-type="float">
            <text:p>531.81</text:p>
          </table:table-cell>
          <table:table-cell office:value-type="float" office:value="658.6" calcext:value-type="float">
            <text:p>658.6</text:p>
          </table:table-cell>
        </table:table-row>
        <table:table-row table:style-name="ro1">
          <table:table-cell office:value-type="float" office:value="15406152" calcext:value-type="float">
            <text:p>15406152</text:p>
          </table:table-cell>
          <table:table-cell table:formula="of:=[.A965]/1000/(60*60*24)" office:value-type="time" office:time-value="PT04H16M46.152S" calcext:value-type="time">
            <text:p>04:16:46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2.34" calcext:value-type="float">
            <text:p>532.34</text:p>
          </table:table-cell>
          <table:table-cell office:value-type="float" office:value="659.23" calcext:value-type="float">
            <text:p>659.23</text:p>
          </table:table-cell>
        </table:table-row>
        <table:table-row table:style-name="ro1">
          <table:table-cell office:value-type="float" office:value="15422152" calcext:value-type="float">
            <text:p>15422152</text:p>
          </table:table-cell>
          <table:table-cell table:formula="of:=[.A966]/1000/(60*60*24)" office:value-type="time" office:time-value="PT04H17M02.152S" calcext:value-type="time">
            <text:p>04:17:02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2.88" calcext:value-type="float">
            <text:p>532.88</text:p>
          </table:table-cell>
          <table:table-cell office:value-type="float" office:value="659.87" calcext:value-type="float">
            <text:p>659.87</text:p>
          </table:table-cell>
        </table:table-row>
        <table:table-row table:style-name="ro1">
          <table:table-cell office:value-type="float" office:value="15438152" calcext:value-type="float">
            <text:p>15438152</text:p>
          </table:table-cell>
          <table:table-cell table:formula="of:=[.A967]/1000/(60*60*24)" office:value-type="time" office:time-value="PT04H17M18.152S" calcext:value-type="time">
            <text:p>04:17:18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3.41" calcext:value-type="float">
            <text:p>533.41</text:p>
          </table:table-cell>
          <table:table-cell office:value-type="float" office:value="660.51" calcext:value-type="float">
            <text:p>660.51</text:p>
          </table:table-cell>
        </table:table-row>
        <table:table-row table:style-name="ro1">
          <table:table-cell office:value-type="float" office:value="15454152" calcext:value-type="float">
            <text:p>15454152</text:p>
          </table:table-cell>
          <table:table-cell table:formula="of:=[.A968]/1000/(60*60*24)" office:value-type="time" office:time-value="PT04H17M34.152S" calcext:value-type="time">
            <text:p>04:17:34</text:p>
          </table:table-cell>
          <table:table-cell office:value-type="float" office:value="1.2" calcext:value-type="float">
            <text:p>1.2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76" calcext:value-type="float">
            <text:p>143.76</text:p>
          </table:table-cell>
          <table:table-cell office:value-type="float" office:value="533.94" calcext:value-type="float">
            <text:p>533.94</text:p>
          </table:table-cell>
          <table:table-cell office:value-type="float" office:value="661.15" calcext:value-type="float">
            <text:p>661.15</text:p>
          </table:table-cell>
        </table:table-row>
        <table:table-row table:style-name="ro1">
          <table:table-cell office:value-type="float" office:value="15470152" calcext:value-type="float">
            <text:p>15470152</text:p>
          </table:table-cell>
          <table:table-cell table:formula="of:=[.A969]/1000/(60*60*24)" office:value-type="time" office:time-value="PT04H17M50.152S" calcext:value-type="time">
            <text:p>04:17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.2" calcext:value-type="float">
            <text:p>120.2</text:p>
          </table:table-cell>
          <table:table-cell office:value-type="float" office:value="143.28" calcext:value-type="float">
            <text:p>143.28</text:p>
          </table:table-cell>
          <table:table-cell office:value-type="float" office:value="534.48" calcext:value-type="float">
            <text:p>534.48</text:p>
          </table:table-cell>
          <table:table-cell office:value-type="float" office:value="661.79" calcext:value-type="float">
            <text:p>661.79</text:p>
          </table:table-cell>
        </table:table-row>
        <table:table-row table:style-name="ro1">
          <table:table-cell office:value-type="float" office:value="15486152" calcext:value-type="float">
            <text:p>15486152</text:p>
          </table:table-cell>
          <table:table-cell table:formula="of:=[.A970]/1000/(60*60*24)" office:value-type="time" office:time-value="PT04H18M06.152S" calcext:value-type="time">
            <text:p>04:18:0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5.01" calcext:value-type="float">
            <text:p>535.01</text:p>
          </table:table-cell>
          <table:table-cell office:value-type="float" office:value="662.43" calcext:value-type="float">
            <text:p>662.43</text:p>
          </table:table-cell>
        </table:table-row>
        <table:table-row table:style-name="ro1">
          <table:table-cell office:value-type="float" office:value="15502152" calcext:value-type="float">
            <text:p>15502152</text:p>
          </table:table-cell>
          <table:table-cell table:formula="of:=[.A971]/1000/(60*60*24)" office:value-type="time" office:time-value="PT04H18M22.152S" calcext:value-type="time">
            <text:p>04:18:22</text:p>
          </table:table-cell>
          <table:table-cell office:value-type="float" office:value="1.2" calcext:value-type="float">
            <text:p>1.2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64" calcext:value-type="float">
            <text:p>143.64</text:p>
          </table:table-cell>
          <table:table-cell office:value-type="float" office:value="535.55" calcext:value-type="float">
            <text:p>535.55</text:p>
          </table:table-cell>
          <table:table-cell office:value-type="float" office:value="663.06" calcext:value-type="float">
            <text:p>663.06</text:p>
          </table:table-cell>
        </table:table-row>
        <table:table-row table:style-name="ro1">
          <table:table-cell office:value-type="float" office:value="15518152" calcext:value-type="float">
            <text:p>15518152</text:p>
          </table:table-cell>
          <table:table-cell table:formula="of:=[.A972]/1000/(60*60*24)" office:value-type="time" office:time-value="PT04H18M38.152S" calcext:value-type="time">
            <text:p>04:18:38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6.08" calcext:value-type="float">
            <text:p>536.08</text:p>
          </table:table-cell>
          <table:table-cell office:value-type="float" office:value="663.7" calcext:value-type="float">
            <text:p>663.7</text:p>
          </table:table-cell>
        </table:table-row>
        <table:table-row table:style-name="ro1">
          <table:table-cell office:value-type="float" office:value="15534152" calcext:value-type="float">
            <text:p>15534152</text:p>
          </table:table-cell>
          <table:table-cell table:formula="of:=[.A973]/1000/(60*60*24)" office:value-type="time" office:time-value="PT04H18M54.152S" calcext:value-type="time">
            <text:p>04:18:54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6.61" calcext:value-type="float">
            <text:p>536.61</text:p>
          </table:table-cell>
          <table:table-cell office:value-type="float" office:value="664.34" calcext:value-type="float">
            <text:p>664.34</text:p>
          </table:table-cell>
        </table:table-row>
        <table:table-row table:style-name="ro1">
          <table:table-cell office:value-type="float" office:value="15550152" calcext:value-type="float">
            <text:p>15550152</text:p>
          </table:table-cell>
          <table:table-cell table:formula="of:=[.A974]/1000/(60*60*24)" office:value-type="time" office:time-value="PT04H19M10.152S" calcext:value-type="time">
            <text:p>04:19:10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7.15" calcext:value-type="float">
            <text:p>537.15</text:p>
          </table:table-cell>
          <table:table-cell office:value-type="float" office:value="664.97" calcext:value-type="float">
            <text:p>664.97</text:p>
          </table:table-cell>
        </table:table-row>
        <table:table-row table:style-name="ro1">
          <table:table-cell office:value-type="float" office:value="15566152" calcext:value-type="float">
            <text:p>15566152</text:p>
          </table:table-cell>
          <table:table-cell table:formula="of:=[.A975]/1000/(60*60*24)" office:value-type="time" office:time-value="PT04H19M26.152S" calcext:value-type="time">
            <text:p>04:19:26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7.68" calcext:value-type="float">
            <text:p>537.68</text:p>
          </table:table-cell>
          <table:table-cell office:value-type="float" office:value="665.61" calcext:value-type="float">
            <text:p>665.61</text:p>
          </table:table-cell>
        </table:table-row>
        <table:table-row table:style-name="ro1">
          <table:table-cell office:value-type="float" office:value="15582152" calcext:value-type="float">
            <text:p>15582152</text:p>
          </table:table-cell>
          <table:table-cell table:formula="of:=[.A976]/1000/(60*60*24)" office:value-type="time" office:time-value="PT04H19M42.152S" calcext:value-type="time">
            <text:p>04:19:42</text:p>
          </table:table-cell>
          <table:table-cell office:value-type="float" office:value="1.19" calcext:value-type="float">
            <text:p>1.19</text:p>
          </table:table-cell>
          <table:table-cell office:value-type="float" office:value="120.1" calcext:value-type="float">
            <text:p>120.1</text:p>
          </table:table-cell>
          <table:table-cell office:value-type="float" office:value="143.16" calcext:value-type="float">
            <text:p>143.16</text:p>
          </table:table-cell>
          <table:table-cell office:value-type="float" office:value="538.22" calcext:value-type="float">
            <text:p>538.22</text:p>
          </table:table-cell>
          <table:table-cell office:value-type="float" office:value="666.25" calcext:value-type="float">
            <text:p>666.25</text:p>
          </table:table-cell>
        </table:table-row>
        <table:table-row table:style-name="ro1">
          <table:table-cell office:value-type="float" office:value="15598152" calcext:value-type="float">
            <text:p>15598152</text:p>
          </table:table-cell>
          <table:table-cell table:formula="of:=[.A977]/1000/(60*60*24)" office:value-type="time" office:time-value="PT04H19M58.152S" calcext:value-type="time">
            <text:p>04:19:5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8.75" calcext:value-type="float">
            <text:p>538.75</text:p>
          </table:table-cell>
          <table:table-cell office:value-type="float" office:value="666.89" calcext:value-type="float">
            <text:p>666.89</text:p>
          </table:table-cell>
        </table:table-row>
        <table:table-row table:style-name="ro1">
          <table:table-cell office:value-type="float" office:value="15614152" calcext:value-type="float">
            <text:p>15614152</text:p>
          </table:table-cell>
          <table:table-cell table:formula="of:=[.A978]/1000/(60*60*24)" office:value-type="time" office:time-value="PT04H20M14.152S" calcext:value-type="time">
            <text:p>04:20:1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9.28" calcext:value-type="float">
            <text:p>539.28</text:p>
          </table:table-cell>
          <table:table-cell office:value-type="float" office:value="667.52" calcext:value-type="float">
            <text:p>667.52</text:p>
          </table:table-cell>
        </table:table-row>
        <table:table-row table:style-name="ro1">
          <table:table-cell office:value-type="float" office:value="15630152" calcext:value-type="float">
            <text:p>15630152</text:p>
          </table:table-cell>
          <table:table-cell table:formula="of:=[.A979]/1000/(60*60*24)" office:value-type="time" office:time-value="PT04H20M30.152S" calcext:value-type="time">
            <text:p>04:20:3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39.82" calcext:value-type="float">
            <text:p>539.82</text:p>
          </table:table-cell>
          <table:table-cell office:value-type="float" office:value="668.16" calcext:value-type="float">
            <text:p>668.16</text:p>
          </table:table-cell>
        </table:table-row>
        <table:table-row table:style-name="ro1">
          <table:table-cell office:value-type="float" office:value="15646152" calcext:value-type="float">
            <text:p>15646152</text:p>
          </table:table-cell>
          <table:table-cell table:formula="of:=[.A980]/1000/(60*60*24)" office:value-type="time" office:time-value="PT04H20M46.152S" calcext:value-type="time">
            <text:p>04:20:4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0.35" calcext:value-type="float">
            <text:p>540.35</text:p>
          </table:table-cell>
          <table:table-cell office:value-type="float" office:value="668.8" calcext:value-type="float">
            <text:p>668.8</text:p>
          </table:table-cell>
        </table:table-row>
        <table:table-row table:style-name="ro1">
          <table:table-cell office:value-type="float" office:value="15662150" calcext:value-type="float">
            <text:p>15662150</text:p>
          </table:table-cell>
          <table:table-cell table:formula="of:=[.A981]/1000/(60*60*24)" office:value-type="time" office:time-value="PT04H21M02.15S" calcext:value-type="time">
            <text:p>04:21:0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0.89" calcext:value-type="float">
            <text:p>540.89</text:p>
          </table:table-cell>
          <table:table-cell office:value-type="float" office:value="669.43" calcext:value-type="float">
            <text:p>669.43</text:p>
          </table:table-cell>
        </table:table-row>
        <table:table-row table:style-name="ro1">
          <table:table-cell office:value-type="float" office:value="15678152" calcext:value-type="float">
            <text:p>15678152</text:p>
          </table:table-cell>
          <table:table-cell table:formula="of:=[.A982]/1000/(60*60*24)" office:value-type="time" office:time-value="PT04H21M18.152S" calcext:value-type="time">
            <text:p>04:21:18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1.42" calcext:value-type="float">
            <text:p>541.42</text:p>
          </table:table-cell>
          <table:table-cell office:value-type="float" office:value="670.07" calcext:value-type="float">
            <text:p>670.07</text:p>
          </table:table-cell>
        </table:table-row>
        <table:table-row table:style-name="ro1">
          <table:table-cell office:value-type="float" office:value="15694152" calcext:value-type="float">
            <text:p>15694152</text:p>
          </table:table-cell>
          <table:table-cell table:formula="of:=[.A983]/1000/(60*60*24)" office:value-type="time" office:time-value="PT04H21M34.152S" calcext:value-type="time">
            <text:p>04:21:34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1.95" calcext:value-type="float">
            <text:p>541.95</text:p>
          </table:table-cell>
          <table:table-cell office:value-type="float" office:value="670.7" calcext:value-type="float">
            <text:p>670.7</text:p>
          </table:table-cell>
        </table:table-row>
        <table:table-row table:style-name="ro1">
          <table:table-cell office:value-type="float" office:value="15710152" calcext:value-type="float">
            <text:p>15710152</text:p>
          </table:table-cell>
          <table:table-cell table:formula="of:=[.A984]/1000/(60*60*24)" office:value-type="time" office:time-value="PT04H21M50.152S" calcext:value-type="time">
            <text:p>04:21:5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2.49" calcext:value-type="float">
            <text:p>542.49</text:p>
          </table:table-cell>
          <table:table-cell office:value-type="float" office:value="671.34" calcext:value-type="float">
            <text:p>671.34</text:p>
          </table:table-cell>
        </table:table-row>
        <table:table-row table:style-name="ro1">
          <table:table-cell office:value-type="float" office:value="15726152" calcext:value-type="float">
            <text:p>15726152</text:p>
          </table:table-cell>
          <table:table-cell table:formula="of:=[.A985]/1000/(60*60*24)" office:value-type="time" office:time-value="PT04H22M06.152S" calcext:value-type="time">
            <text:p>04:22:06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3.02" calcext:value-type="float">
            <text:p>543.02</text:p>
          </table:table-cell>
          <table:table-cell office:value-type="float" office:value="671.97" calcext:value-type="float">
            <text:p>671.97</text:p>
          </table:table-cell>
        </table:table-row>
        <table:table-row table:style-name="ro1">
          <table:table-cell office:value-type="float" office:value="15742152" calcext:value-type="float">
            <text:p>15742152</text:p>
          </table:table-cell>
          <table:table-cell table:formula="of:=[.A986]/1000/(60*60*24)" office:value-type="time" office:time-value="PT04H22M22.152S" calcext:value-type="time">
            <text:p>04:22:22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3.55" calcext:value-type="float">
            <text:p>543.55</text:p>
          </table:table-cell>
          <table:table-cell office:value-type="float" office:value="672.61" calcext:value-type="float">
            <text:p>672.61</text:p>
          </table:table-cell>
        </table:table-row>
        <table:table-row table:style-name="ro1">
          <table:table-cell office:value-type="float" office:value="15758152" calcext:value-type="float">
            <text:p>15758152</text:p>
          </table:table-cell>
          <table:table-cell table:formula="of:=[.A987]/1000/(60*60*24)" office:value-type="time" office:time-value="PT04H22M38.152S" calcext:value-type="time">
            <text:p>04:22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4.09" calcext:value-type="float">
            <text:p>544.09</text:p>
          </table:table-cell>
          <table:table-cell office:value-type="float" office:value="673.25" calcext:value-type="float">
            <text:p>673.25</text:p>
          </table:table-cell>
        </table:table-row>
        <table:table-row table:style-name="ro1">
          <table:table-cell office:value-type="float" office:value="15774152" calcext:value-type="float">
            <text:p>15774152</text:p>
          </table:table-cell>
          <table:table-cell table:formula="of:=[.A988]/1000/(60*60*24)" office:value-type="time" office:time-value="PT04H22M54.152S" calcext:value-type="time">
            <text:p>04:22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4.62" calcext:value-type="float">
            <text:p>544.62</text:p>
          </table:table-cell>
          <table:table-cell office:value-type="float" office:value="673.88" calcext:value-type="float">
            <text:p>673.88</text:p>
          </table:table-cell>
        </table:table-row>
        <table:table-row table:style-name="ro1">
          <table:table-cell office:value-type="float" office:value="15790152" calcext:value-type="float">
            <text:p>15790152</text:p>
          </table:table-cell>
          <table:table-cell table:formula="of:=[.A989]/1000/(60*60*24)" office:value-type="time" office:time-value="PT04H23M10.152S" calcext:value-type="time">
            <text:p>04:23:10</text:p>
          </table:table-cell>
          <table:table-cell office:value-type="float" office:value="1.19" calcext:value-type="float">
            <text:p>1.19</text:p>
          </table:table-cell>
          <table:table-cell office:value-type="float" office:value="120" calcext:value-type="float">
            <text:p>120</text:p>
          </table:table-cell>
          <table:table-cell office:value-type="float" office:value="143.04" calcext:value-type="float">
            <text:p>143.04</text:p>
          </table:table-cell>
          <table:table-cell office:value-type="float" office:value="545.15" calcext:value-type="float">
            <text:p>545.15</text:p>
          </table:table-cell>
          <table:table-cell office:value-type="float" office:value="674.52" calcext:value-type="float">
            <text:p>674.52</text:p>
          </table:table-cell>
        </table:table-row>
        <table:table-row table:style-name="ro1">
          <table:table-cell office:value-type="float" office:value="15806152" calcext:value-type="float">
            <text:p>15806152</text:p>
          </table:table-cell>
          <table:table-cell table:formula="of:=[.A990]/1000/(60*60*24)" office:value-type="time" office:time-value="PT04H23M26.152S" calcext:value-type="time">
            <text:p>04:23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5.68" calcext:value-type="float">
            <text:p>545.68</text:p>
          </table:table-cell>
          <table:table-cell office:value-type="float" office:value="675.15" calcext:value-type="float">
            <text:p>675.15</text:p>
          </table:table-cell>
        </table:table-row>
        <table:table-row table:style-name="ro1">
          <table:table-cell office:value-type="float" office:value="15822152" calcext:value-type="float">
            <text:p>15822152</text:p>
          </table:table-cell>
          <table:table-cell table:formula="of:=[.A991]/1000/(60*60*24)" office:value-type="time" office:time-value="PT04H23M42.152S" calcext:value-type="time">
            <text:p>04:23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6.22" calcext:value-type="float">
            <text:p>546.22</text:p>
          </table:table-cell>
          <table:table-cell office:value-type="float" office:value="675.79" calcext:value-type="float">
            <text:p>675.79</text:p>
          </table:table-cell>
        </table:table-row>
        <table:table-row table:style-name="ro1">
          <table:table-cell office:value-type="float" office:value="15838152" calcext:value-type="float">
            <text:p>15838152</text:p>
          </table:table-cell>
          <table:table-cell table:formula="of:=[.A992]/1000/(60*60*24)" office:value-type="time" office:time-value="PT04H23M58.152S" calcext:value-type="time">
            <text:p>04:23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6.75" calcext:value-type="float">
            <text:p>546.75</text:p>
          </table:table-cell>
          <table:table-cell office:value-type="float" office:value="676.42" calcext:value-type="float">
            <text:p>676.42</text:p>
          </table:table-cell>
        </table:table-row>
        <table:table-row table:style-name="ro1">
          <table:table-cell office:value-type="float" office:value="15854152" calcext:value-type="float">
            <text:p>15854152</text:p>
          </table:table-cell>
          <table:table-cell table:formula="of:=[.A993]/1000/(60*60*24)" office:value-type="time" office:time-value="PT04H24M14.152S" calcext:value-type="time">
            <text:p>04:24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7.28" calcext:value-type="float">
            <text:p>547.28</text:p>
          </table:table-cell>
          <table:table-cell office:value-type="float" office:value="677.06" calcext:value-type="float">
            <text:p>677.06</text:p>
          </table:table-cell>
        </table:table-row>
        <table:table-row table:style-name="ro1">
          <table:table-cell office:value-type="float" office:value="15870152" calcext:value-type="float">
            <text:p>15870152</text:p>
          </table:table-cell>
          <table:table-cell table:formula="of:=[.A994]/1000/(60*60*24)" office:value-type="time" office:time-value="PT04H24M30.152S" calcext:value-type="time">
            <text:p>04:24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7.82" calcext:value-type="float">
            <text:p>547.82</text:p>
          </table:table-cell>
          <table:table-cell office:value-type="float" office:value="677.69" calcext:value-type="float">
            <text:p>677.69</text:p>
          </table:table-cell>
        </table:table-row>
        <table:table-row table:style-name="ro1">
          <table:table-cell office:value-type="float" office:value="15886152" calcext:value-type="float">
            <text:p>15886152</text:p>
          </table:table-cell>
          <table:table-cell table:formula="of:=[.A995]/1000/(60*60*24)" office:value-type="time" office:time-value="PT04H24M46.152S" calcext:value-type="time">
            <text:p>04:24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8.35" calcext:value-type="float">
            <text:p>548.35</text:p>
          </table:table-cell>
          <table:table-cell office:value-type="float" office:value="678.33" calcext:value-type="float">
            <text:p>678.33</text:p>
          </table:table-cell>
        </table:table-row>
        <table:table-row table:style-name="ro1">
          <table:table-cell office:value-type="float" office:value="15902152" calcext:value-type="float">
            <text:p>15902152</text:p>
          </table:table-cell>
          <table:table-cell table:formula="of:=[.A996]/1000/(60*60*24)" office:value-type="time" office:time-value="PT04H25M02.152S" calcext:value-type="time">
            <text:p>04:25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8.88" calcext:value-type="float">
            <text:p>548.88</text:p>
          </table:table-cell>
          <table:table-cell office:value-type="float" office:value="678.96" calcext:value-type="float">
            <text:p>678.96</text:p>
          </table:table-cell>
        </table:table-row>
        <table:table-row table:style-name="ro1">
          <table:table-cell office:value-type="float" office:value="15918152" calcext:value-type="float">
            <text:p>15918152</text:p>
          </table:table-cell>
          <table:table-cell table:formula="of:=[.A997]/1000/(60*60*24)" office:value-type="time" office:time-value="PT04H25M18.152S" calcext:value-type="time">
            <text:p>04:25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9" calcext:value-type="float">
            <text:p>119.9</text:p>
          </table:table-cell>
          <table:table-cell office:value-type="float" office:value="142.92" calcext:value-type="float">
            <text:p>142.92</text:p>
          </table:table-cell>
          <table:table-cell office:value-type="float" office:value="549.42" calcext:value-type="float">
            <text:p>549.42</text:p>
          </table:table-cell>
          <table:table-cell office:value-type="float" office:value="679.6" calcext:value-type="float">
            <text:p>679.6</text:p>
          </table:table-cell>
        </table:table-row>
        <table:table-row table:style-name="ro1">
          <table:table-cell office:value-type="float" office:value="15934152" calcext:value-type="float">
            <text:p>15934152</text:p>
          </table:table-cell>
          <table:table-cell table:formula="of:=[.A998]/1000/(60*60*24)" office:value-type="time" office:time-value="PT04H25M34.152S" calcext:value-type="time">
            <text:p>04:25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49.95" calcext:value-type="float">
            <text:p>549.95</text:p>
          </table:table-cell>
          <table:table-cell office:value-type="float" office:value="680.23" calcext:value-type="float">
            <text:p>680.23</text:p>
          </table:table-cell>
        </table:table-row>
        <table:table-row table:style-name="ro1">
          <table:table-cell office:value-type="float" office:value="15950152" calcext:value-type="float">
            <text:p>15950152</text:p>
          </table:table-cell>
          <table:table-cell table:formula="of:=[.A999]/1000/(60*60*24)" office:value-type="time" office:time-value="PT04H25M50.152S" calcext:value-type="time">
            <text:p>04:25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50.48" calcext:value-type="float">
            <text:p>550.48</text:p>
          </table:table-cell>
          <table:table-cell office:value-type="float" office:value="680.86" calcext:value-type="float">
            <text:p>680.86</text:p>
          </table:table-cell>
        </table:table-row>
        <table:table-row table:style-name="ro1">
          <table:table-cell office:value-type="float" office:value="15966152" calcext:value-type="float">
            <text:p>15966152</text:p>
          </table:table-cell>
          <table:table-cell table:formula="of:=[.A1000]/1000/(60*60*24)" office:value-type="time" office:time-value="PT04H26M06.152S" calcext:value-type="time">
            <text:p>04:26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51.01" calcext:value-type="float">
            <text:p>551.01</text:p>
          </table:table-cell>
          <table:table-cell office:value-type="float" office:value="681.5" calcext:value-type="float">
            <text:p>681.5</text:p>
          </table:table-cell>
        </table:table-row>
        <table:table-row table:style-name="ro1">
          <table:table-cell office:value-type="float" office:value="15982152" calcext:value-type="float">
            <text:p>15982152</text:p>
          </table:table-cell>
          <table:table-cell table:formula="of:=[.A1001]/1000/(60*60*24)" office:value-type="time" office:time-value="PT04H26M22.152S" calcext:value-type="time">
            <text:p>04:26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51.55" calcext:value-type="float">
            <text:p>551.55</text:p>
          </table:table-cell>
          <table:table-cell office:value-type="float" office:value="682.13" calcext:value-type="float">
            <text:p>682.13</text:p>
          </table:table-cell>
        </table:table-row>
        <table:table-row table:style-name="ro1">
          <table:table-cell office:value-type="float" office:value="15998152" calcext:value-type="float">
            <text:p>15998152</text:p>
          </table:table-cell>
          <table:table-cell table:formula="of:=[.A1002]/1000/(60*60*24)" office:value-type="time" office:time-value="PT04H26M38.152S" calcext:value-type="time">
            <text:p>04:26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52.08" calcext:value-type="float">
            <text:p>552.08</text:p>
          </table:table-cell>
          <table:table-cell office:value-type="float" office:value="682.77" calcext:value-type="float">
            <text:p>682.77</text:p>
          </table:table-cell>
        </table:table-row>
        <table:table-row table:style-name="ro1">
          <table:table-cell office:value-type="float" office:value="16014152" calcext:value-type="float">
            <text:p>16014152</text:p>
          </table:table-cell>
          <table:table-cell table:formula="of:=[.A1003]/1000/(60*60*24)" office:value-type="time" office:time-value="PT04H26M54.152S" calcext:value-type="time">
            <text:p>04:26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8" calcext:value-type="float">
            <text:p>142.8</text:p>
          </table:table-cell>
          <table:table-cell office:value-type="float" office:value="552.61" calcext:value-type="float">
            <text:p>552.61</text:p>
          </table:table-cell>
          <table:table-cell office:value-type="float" office:value="683.4" calcext:value-type="float">
            <text:p>683.4</text:p>
          </table:table-cell>
        </table:table-row>
        <table:table-row table:style-name="ro1">
          <table:table-cell office:value-type="float" office:value="16030152" calcext:value-type="float">
            <text:p>16030152</text:p>
          </table:table-cell>
          <table:table-cell table:formula="of:=[.A1004]/1000/(60*60*24)" office:value-type="time" office:time-value="PT04H27M10.152S" calcext:value-type="time">
            <text:p>04:27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3.14" calcext:value-type="float">
            <text:p>553.14</text:p>
          </table:table-cell>
          <table:table-cell office:value-type="float" office:value="684.04" calcext:value-type="float">
            <text:p>684.04</text:p>
          </table:table-cell>
        </table:table-row>
        <table:table-row table:style-name="ro1">
          <table:table-cell office:value-type="float" office:value="16046152" calcext:value-type="float">
            <text:p>16046152</text:p>
          </table:table-cell>
          <table:table-cell table:formula="of:=[.A1005]/1000/(60*60*24)" office:value-type="time" office:time-value="PT04H27M26.152S" calcext:value-type="time">
            <text:p>04:27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3.67" calcext:value-type="float">
            <text:p>553.67</text:p>
          </table:table-cell>
          <table:table-cell office:value-type="float" office:value="684.67" calcext:value-type="float">
            <text:p>684.67</text:p>
          </table:table-cell>
        </table:table-row>
        <table:table-row table:style-name="ro1">
          <table:table-cell office:value-type="float" office:value="16062152" calcext:value-type="float">
            <text:p>16062152</text:p>
          </table:table-cell>
          <table:table-cell table:formula="of:=[.A1006]/1000/(60*60*24)" office:value-type="time" office:time-value="PT04H27M42.152S" calcext:value-type="time">
            <text:p>04:27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685.3" calcext:value-type="float">
            <text:p>685.3</text:p>
          </table:table-cell>
        </table:table-row>
        <table:table-row table:style-name="ro1">
          <table:table-cell office:value-type="float" office:value="16078152" calcext:value-type="float">
            <text:p>16078152</text:p>
          </table:table-cell>
          <table:table-cell table:formula="of:=[.A1007]/1000/(60*60*24)" office:value-type="time" office:time-value="PT04H27M58.152S" calcext:value-type="time">
            <text:p>04:27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4.74" calcext:value-type="float">
            <text:p>554.74</text:p>
          </table:table-cell>
          <table:table-cell office:value-type="float" office:value="685.94" calcext:value-type="float">
            <text:p>685.94</text:p>
          </table:table-cell>
        </table:table-row>
        <table:table-row table:style-name="ro1">
          <table:table-cell office:value-type="float" office:value="16094152" calcext:value-type="float">
            <text:p>16094152</text:p>
          </table:table-cell>
          <table:table-cell table:formula="of:=[.A1008]/1000/(60*60*24)" office:value-type="time" office:time-value="PT04H28M14.152S" calcext:value-type="time">
            <text:p>04:28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5.27" calcext:value-type="float">
            <text:p>555.27</text:p>
          </table:table-cell>
          <table:table-cell office:value-type="float" office:value="686.57" calcext:value-type="float">
            <text:p>686.57</text:p>
          </table:table-cell>
        </table:table-row>
        <table:table-row table:style-name="ro1">
          <table:table-cell office:value-type="float" office:value="16110152" calcext:value-type="float">
            <text:p>16110152</text:p>
          </table:table-cell>
          <table:table-cell table:formula="of:=[.A1009]/1000/(60*60*24)" office:value-type="time" office:time-value="PT04H28M30.152S" calcext:value-type="time">
            <text:p>04:28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5.8" calcext:value-type="float">
            <text:p>555.8</text:p>
          </table:table-cell>
          <table:table-cell office:value-type="float" office:value="687.21" calcext:value-type="float">
            <text:p>687.21</text:p>
          </table:table-cell>
        </table:table-row>
        <table:table-row table:style-name="ro1">
          <table:table-cell office:value-type="float" office:value="16126152" calcext:value-type="float">
            <text:p>16126152</text:p>
          </table:table-cell>
          <table:table-cell table:formula="of:=[.A1010]/1000/(60*60*24)" office:value-type="time" office:time-value="PT04H28M46.152S" calcext:value-type="time">
            <text:p>04:28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8" calcext:value-type="float">
            <text:p>119.8</text:p>
          </table:table-cell>
          <table:table-cell office:value-type="float" office:value="142.32" calcext:value-type="float">
            <text:p>142.32</text:p>
          </table:table-cell>
          <table:table-cell office:value-type="float" office:value="556.34" calcext:value-type="float">
            <text:p>556.34</text:p>
          </table:table-cell>
          <table:table-cell office:value-type="float" office:value="687.84" calcext:value-type="float">
            <text:p>687.84</text:p>
          </table:table-cell>
        </table:table-row>
        <table:table-row table:style-name="ro1">
          <table:table-cell office:value-type="float" office:value="16142152" calcext:value-type="float">
            <text:p>16142152</text:p>
          </table:table-cell>
          <table:table-cell table:formula="of:=[.A1011]/1000/(60*60*24)" office:value-type="time" office:time-value="PT04H29M02.152S" calcext:value-type="time">
            <text:p>04:29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6.87" calcext:value-type="float">
            <text:p>556.87</text:p>
          </table:table-cell>
          <table:table-cell office:value-type="float" office:value="688.47" calcext:value-type="float">
            <text:p>688.47</text:p>
          </table:table-cell>
        </table:table-row>
        <table:table-row table:style-name="ro1">
          <table:table-cell office:value-type="float" office:value="16158150" calcext:value-type="float">
            <text:p>16158150</text:p>
          </table:table-cell>
          <table:table-cell table:formula="of:=[.A1012]/1000/(60*60*24)" office:value-type="time" office:time-value="PT04H29M18.15S" calcext:value-type="time">
            <text:p>04:29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7.4" calcext:value-type="float">
            <text:p>557.4</text:p>
          </table:table-cell>
          <table:table-cell office:value-type="float" office:value="689.1" calcext:value-type="float">
            <text:p>689.1</text:p>
          </table:table-cell>
        </table:table-row>
        <table:table-row table:style-name="ro1">
          <table:table-cell office:value-type="float" office:value="16174152" calcext:value-type="float">
            <text:p>16174152</text:p>
          </table:table-cell>
          <table:table-cell table:formula="of:=[.A1013]/1000/(60*60*24)" office:value-type="time" office:time-value="PT04H29M34.152S" calcext:value-type="time">
            <text:p>04:29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7.93" calcext:value-type="float">
            <text:p>557.93</text:p>
          </table:table-cell>
          <table:table-cell office:value-type="float" office:value="689.74" calcext:value-type="float">
            <text:p>689.74</text:p>
          </table:table-cell>
        </table:table-row>
        <table:table-row table:style-name="ro1">
          <table:table-cell office:value-type="float" office:value="16190152" calcext:value-type="float">
            <text:p>16190152</text:p>
          </table:table-cell>
          <table:table-cell table:formula="of:=[.A1014]/1000/(60*60*24)" office:value-type="time" office:time-value="PT04H29M50.152S" calcext:value-type="time">
            <text:p>04:29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68" calcext:value-type="float">
            <text:p>142.68</text:p>
          </table:table-cell>
          <table:table-cell office:value-type="float" office:value="558.46" calcext:value-type="float">
            <text:p>558.46</text:p>
          </table:table-cell>
          <table:table-cell office:value-type="float" office:value="690.37" calcext:value-type="float">
            <text:p>690.37</text:p>
          </table:table-cell>
        </table:table-row>
        <table:table-row table:style-name="ro1">
          <table:table-cell office:value-type="float" office:value="16206152" calcext:value-type="float">
            <text:p>16206152</text:p>
          </table:table-cell>
          <table:table-cell table:formula="of:=[.A1015]/1000/(60*60*24)" office:value-type="time" office:time-value="PT04H30M06.152S" calcext:value-type="time">
            <text:p>04:30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59" calcext:value-type="float">
            <text:p>55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16222152" calcext:value-type="float">
            <text:p>16222152</text:p>
          </table:table-cell>
          <table:table-cell table:formula="of:=[.A1016]/1000/(60*60*24)" office:value-type="time" office:time-value="PT04H30M22.152S" calcext:value-type="time">
            <text:p>04:30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59.53" calcext:value-type="float">
            <text:p>559.53</text:p>
          </table:table-cell>
          <table:table-cell office:value-type="float" office:value="691.64" calcext:value-type="float">
            <text:p>691.64</text:p>
          </table:table-cell>
        </table:table-row>
        <table:table-row table:style-name="ro1">
          <table:table-cell office:value-type="float" office:value="16238152" calcext:value-type="float">
            <text:p>16238152</text:p>
          </table:table-cell>
          <table:table-cell table:formula="of:=[.A1017]/1000/(60*60*24)" office:value-type="time" office:time-value="PT04H30M38.152S" calcext:value-type="time">
            <text:p>04:30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7" calcext:value-type="float">
            <text:p>119.7</text:p>
          </table:table-cell>
          <table:table-cell office:value-type="float" office:value="142.2" calcext:value-type="float">
            <text:p>142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692.27" calcext:value-type="float">
            <text:p>692.27</text:p>
          </table:table-cell>
        </table:table-row>
        <table:table-row table:style-name="ro1">
          <table:table-cell office:value-type="float" office:value="16254152" calcext:value-type="float">
            <text:p>16254152</text:p>
          </table:table-cell>
          <table:table-cell table:formula="of:=[.A1018]/1000/(60*60*24)" office:value-type="time" office:time-value="PT04H30M54.152S" calcext:value-type="time">
            <text:p>04:30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0.59" calcext:value-type="float">
            <text:p>560.59</text:p>
          </table:table-cell>
          <table:table-cell office:value-type="float" office:value="692.9" calcext:value-type="float">
            <text:p>692.9</text:p>
          </table:table-cell>
        </table:table-row>
        <table:table-row table:style-name="ro1">
          <table:table-cell office:value-type="float" office:value="16270152" calcext:value-type="float">
            <text:p>16270152</text:p>
          </table:table-cell>
          <table:table-cell table:formula="of:=[.A1019]/1000/(60*60*24)" office:value-type="time" office:time-value="PT04H31M10.152S" calcext:value-type="time">
            <text:p>04:31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56" calcext:value-type="float">
            <text:p>142.56</text:p>
          </table:table-cell>
          <table:table-cell office:value-type="float" office:value="561.12" calcext:value-type="float">
            <text:p>561.12</text:p>
          </table:table-cell>
          <table:table-cell office:value-type="float" office:value="693.53" calcext:value-type="float">
            <text:p>693.53</text:p>
          </table:table-cell>
        </table:table-row>
        <table:table-row table:style-name="ro1">
          <table:table-cell office:value-type="float" office:value="16286152" calcext:value-type="float">
            <text:p>16286152</text:p>
          </table:table-cell>
          <table:table-cell table:formula="of:=[.A1020]/1000/(60*60*24)" office:value-type="time" office:time-value="PT04H31M26.152S" calcext:value-type="time">
            <text:p>04:31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1.65" calcext:value-type="float">
            <text:p>561.65</text:p>
          </table:table-cell>
          <table:table-cell office:value-type="float" office:value="694.16" calcext:value-type="float">
            <text:p>694.16</text:p>
          </table:table-cell>
        </table:table-row>
        <table:table-row table:style-name="ro1">
          <table:table-cell office:value-type="float" office:value="16302152" calcext:value-type="float">
            <text:p>16302152</text:p>
          </table:table-cell>
          <table:table-cell table:formula="of:=[.A1021]/1000/(60*60*24)" office:value-type="time" office:time-value="PT04H31M42.152S" calcext:value-type="time">
            <text:p>04:31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2.19" calcext:value-type="float">
            <text:p>562.19</text:p>
          </table:table-cell>
          <table:table-cell office:value-type="float" office:value="694.79" calcext:value-type="float">
            <text:p>694.79</text:p>
          </table:table-cell>
        </table:table-row>
        <table:table-row table:style-name="ro1">
          <table:table-cell office:value-type="float" office:value="16318152" calcext:value-type="float">
            <text:p>16318152</text:p>
          </table:table-cell>
          <table:table-cell table:formula="of:=[.A1022]/1000/(60*60*24)" office:value-type="time" office:time-value="PT04H31M58.152S" calcext:value-type="time">
            <text:p>04:31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2.72" calcext:value-type="float">
            <text:p>562.72</text:p>
          </table:table-cell>
          <table:table-cell office:value-type="float" office:value="695.43" calcext:value-type="float">
            <text:p>695.43</text:p>
          </table:table-cell>
        </table:table-row>
        <table:table-row table:style-name="ro1">
          <table:table-cell office:value-type="float" office:value="16334152" calcext:value-type="float">
            <text:p>16334152</text:p>
          </table:table-cell>
          <table:table-cell table:formula="of:=[.A1023]/1000/(60*60*24)" office:value-type="time" office:time-value="PT04H32M14.152S" calcext:value-type="time">
            <text:p>04:32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3.25" calcext:value-type="float">
            <text:p>563.25</text:p>
          </table:table-cell>
          <table:table-cell office:value-type="float" office:value="696.06" calcext:value-type="float">
            <text:p>696.06</text:p>
          </table:table-cell>
        </table:table-row>
        <table:table-row table:style-name="ro1">
          <table:table-cell office:value-type="float" office:value="16350152" calcext:value-type="float">
            <text:p>16350152</text:p>
          </table:table-cell>
          <table:table-cell table:formula="of:=[.A1024]/1000/(60*60*24)" office:value-type="time" office:time-value="PT04H32M30.152S" calcext:value-type="time">
            <text:p>04:32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3.78" calcext:value-type="float">
            <text:p>563.78</text:p>
          </table:table-cell>
          <table:table-cell office:value-type="float" office:value="696.69" calcext:value-type="float">
            <text:p>696.69</text:p>
          </table:table-cell>
        </table:table-row>
        <table:table-row table:style-name="ro1">
          <table:table-cell office:value-type="float" office:value="16366152" calcext:value-type="float">
            <text:p>16366152</text:p>
          </table:table-cell>
          <table:table-cell table:formula="of:=[.A1025]/1000/(60*60*24)" office:value-type="time" office:time-value="PT04H32M46.152S" calcext:value-type="time">
            <text:p>04:32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4.31" calcext:value-type="float">
            <text:p>564.31</text:p>
          </table:table-cell>
          <table:table-cell office:value-type="float" office:value="697.32" calcext:value-type="float">
            <text:p>697.32</text:p>
          </table:table-cell>
        </table:table-row>
        <table:table-row table:style-name="ro1">
          <table:table-cell office:value-type="float" office:value="16382152" calcext:value-type="float">
            <text:p>16382152</text:p>
          </table:table-cell>
          <table:table-cell table:formula="of:=[.A1026]/1000/(60*60*24)" office:value-type="time" office:time-value="PT04H33M02.152S" calcext:value-type="time">
            <text:p>04:33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6" calcext:value-type="float">
            <text:p>119.6</text:p>
          </table:table-cell>
          <table:table-cell office:value-type="float" office:value="142.08" calcext:value-type="float">
            <text:p>142.08</text:p>
          </table:table-cell>
          <table:table-cell office:value-type="float" office:value="564.84" calcext:value-type="float">
            <text:p>564.84</text:p>
          </table:table-cell>
          <table:table-cell office:value-type="float" office:value="697.95" calcext:value-type="float">
            <text:p>697.95</text:p>
          </table:table-cell>
        </table:table-row>
        <table:table-row table:style-name="ro1">
          <table:table-cell office:value-type="float" office:value="16398152" calcext:value-type="float">
            <text:p>16398152</text:p>
          </table:table-cell>
          <table:table-cell table:formula="of:=[.A1027]/1000/(60*60*24)" office:value-type="time" office:time-value="PT04H33M18.152S" calcext:value-type="time">
            <text:p>04:33:1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5.37" calcext:value-type="float">
            <text:p>565.37</text:p>
          </table:table-cell>
          <table:table-cell office:value-type="float" office:value="698.58" calcext:value-type="float">
            <text:p>698.58</text:p>
          </table:table-cell>
        </table:table-row>
        <table:table-row table:style-name="ro1">
          <table:table-cell office:value-type="float" office:value="16414152" calcext:value-type="float">
            <text:p>16414152</text:p>
          </table:table-cell>
          <table:table-cell table:formula="of:=[.A1028]/1000/(60*60*24)" office:value-type="time" office:time-value="PT04H33M34.152S" calcext:value-type="time">
            <text:p>04:33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5.9" calcext:value-type="float">
            <text:p>565.9</text:p>
          </table:table-cell>
          <table:table-cell office:value-type="float" office:value="699.22" calcext:value-type="float">
            <text:p>699.22</text:p>
          </table:table-cell>
        </table:table-row>
        <table:table-row table:style-name="ro1">
          <table:table-cell office:value-type="float" office:value="16430152" calcext:value-type="float">
            <text:p>16430152</text:p>
          </table:table-cell>
          <table:table-cell table:formula="of:=[.A1029]/1000/(60*60*24)" office:value-type="time" office:time-value="PT04H33M50.152S" calcext:value-type="time">
            <text:p>04:33:5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6.44" calcext:value-type="float">
            <text:p>566.44</text:p>
          </table:table-cell>
          <table:table-cell office:value-type="float" office:value="699.85" calcext:value-type="float">
            <text:p>699.85</text:p>
          </table:table-cell>
        </table:table-row>
        <table:table-row table:style-name="ro1">
          <table:table-cell office:value-type="float" office:value="16446152" calcext:value-type="float">
            <text:p>16446152</text:p>
          </table:table-cell>
          <table:table-cell table:formula="of:=[.A1030]/1000/(60*60*24)" office:value-type="time" office:time-value="PT04H34M06.152S" calcext:value-type="time">
            <text:p>04:34:06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6.97" calcext:value-type="float">
            <text:p>566.97</text:p>
          </table:table-cell>
          <table:table-cell office:value-type="float" office:value="700.48" calcext:value-type="float">
            <text:p>700.48</text:p>
          </table:table-cell>
        </table:table-row>
        <table:table-row table:style-name="ro1">
          <table:table-cell office:value-type="float" office:value="16462152" calcext:value-type="float">
            <text:p>16462152</text:p>
          </table:table-cell>
          <table:table-cell table:formula="of:=[.A1031]/1000/(60*60*24)" office:value-type="time" office:time-value="PT04H34M22.152S" calcext:value-type="time">
            <text:p>04:34:2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7.5" calcext:value-type="float">
            <text:p>567.5</text:p>
          </table:table-cell>
          <table:table-cell office:value-type="float" office:value="701.11" calcext:value-type="float">
            <text:p>701.11</text:p>
          </table:table-cell>
        </table:table-row>
        <table:table-row table:style-name="ro1">
          <table:table-cell office:value-type="float" office:value="16478152" calcext:value-type="float">
            <text:p>16478152</text:p>
          </table:table-cell>
          <table:table-cell table:formula="of:=[.A1032]/1000/(60*60*24)" office:value-type="time" office:time-value="PT04H34M38.152S" calcext:value-type="time">
            <text:p>04:34:38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8.03" calcext:value-type="float">
            <text:p>568.03</text:p>
          </table:table-cell>
          <table:table-cell office:value-type="float" office:value="701.74" calcext:value-type="float">
            <text:p>701.74</text:p>
          </table:table-cell>
        </table:table-row>
        <table:table-row table:style-name="ro1">
          <table:table-cell office:value-type="float" office:value="16494152" calcext:value-type="float">
            <text:p>16494152</text:p>
          </table:table-cell>
          <table:table-cell table:formula="of:=[.A1033]/1000/(60*60*24)" office:value-type="time" office:time-value="PT04H34M54.152S" calcext:value-type="time">
            <text:p>04:34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8.56" calcext:value-type="float">
            <text:p>568.56</text:p>
          </table:table-cell>
          <table:table-cell office:value-type="float" office:value="702.37" calcext:value-type="float">
            <text:p>702.37</text:p>
          </table:table-cell>
        </table:table-row>
        <table:table-row table:style-name="ro1">
          <table:table-cell office:value-type="float" office:value="16510152" calcext:value-type="float">
            <text:p>16510152</text:p>
          </table:table-cell>
          <table:table-cell table:formula="of:=[.A1034]/1000/(60*60*24)" office:value-type="time" office:time-value="PT04H35M10.152S" calcext:value-type="time">
            <text:p>04:35:10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69.09" calcext:value-type="float">
            <text:p>569.09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16526152" calcext:value-type="float">
            <text:p>16526152</text:p>
          </table:table-cell>
          <table:table-cell table:formula="of:=[.A1035]/1000/(60*60*24)" office:value-type="time" office:time-value="PT04H35M26.152S" calcext:value-type="time">
            <text:p>04:35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69.62" calcext:value-type="float">
            <text:p>569.62</text:p>
          </table:table-cell>
          <table:table-cell office:value-type="float" office:value="703.63" calcext:value-type="float">
            <text:p>703.63</text:p>
          </table:table-cell>
        </table:table-row>
        <table:table-row table:style-name="ro1">
          <table:table-cell office:value-type="float" office:value="16542152" calcext:value-type="float">
            <text:p>16542152</text:p>
          </table:table-cell>
          <table:table-cell table:formula="of:=[.A1036]/1000/(60*60*24)" office:value-type="time" office:time-value="PT04H35M42.152S" calcext:value-type="time">
            <text:p>04:35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5" calcext:value-type="float">
            <text:p>119.5</text:p>
          </table:table-cell>
          <table:table-cell office:value-type="float" office:value="141.96" calcext:value-type="float">
            <text:p>141.96</text:p>
          </table:table-cell>
          <table:table-cell office:value-type="float" office:value="570.15" calcext:value-type="float">
            <text:p>570.15</text:p>
          </table:table-cell>
          <table:table-cell office:value-type="float" office:value="704.26" calcext:value-type="float">
            <text:p>704.26</text:p>
          </table:table-cell>
        </table:table-row>
        <table:table-row table:style-name="ro1">
          <table:table-cell office:value-type="float" office:value="16558152" calcext:value-type="float">
            <text:p>16558152</text:p>
          </table:table-cell>
          <table:table-cell table:formula="of:=[.A1037]/1000/(60*60*24)" office:value-type="time" office:time-value="PT04H35M58.152S" calcext:value-type="time">
            <text:p>04:35:58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0.68" calcext:value-type="float">
            <text:p>570.68</text:p>
          </table:table-cell>
          <table:table-cell office:value-type="float" office:value="704.89" calcext:value-type="float">
            <text:p>704.89</text:p>
          </table:table-cell>
        </table:table-row>
        <table:table-row table:style-name="ro1">
          <table:table-cell office:value-type="float" office:value="16574152" calcext:value-type="float">
            <text:p>16574152</text:p>
          </table:table-cell>
          <table:table-cell table:formula="of:=[.A1038]/1000/(60*60*24)" office:value-type="time" office:time-value="PT04H36M14.152S" calcext:value-type="time">
            <text:p>04:36:1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1.21" calcext:value-type="float">
            <text:p>571.21</text:p>
          </table:table-cell>
          <table:table-cell office:value-type="float" office:value="705.52" calcext:value-type="float">
            <text:p>705.52</text:p>
          </table:table-cell>
        </table:table-row>
        <table:table-row table:style-name="ro1">
          <table:table-cell office:value-type="float" office:value="16590152" calcext:value-type="float">
            <text:p>16590152</text:p>
          </table:table-cell>
          <table:table-cell table:formula="of:=[.A1039]/1000/(60*60*24)" office:value-type="time" office:time-value="PT04H36M30.152S" calcext:value-type="time">
            <text:p>04:36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1.74" calcext:value-type="float">
            <text:p>571.74</text:p>
          </table:table-cell>
          <table:table-cell office:value-type="float" office:value="706.15" calcext:value-type="float">
            <text:p>706.15</text:p>
          </table:table-cell>
        </table:table-row>
        <table:table-row table:style-name="ro1">
          <table:table-cell office:value-type="float" office:value="16606152" calcext:value-type="float">
            <text:p>16606152</text:p>
          </table:table-cell>
          <table:table-cell table:formula="of:=[.A1040]/1000/(60*60*24)" office:value-type="time" office:time-value="PT04H36M46.152S" calcext:value-type="time">
            <text:p>04:36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2.27" calcext:value-type="float">
            <text:p>572.27</text:p>
          </table:table-cell>
          <table:table-cell office:value-type="float" office:value="706.78" calcext:value-type="float">
            <text:p>706.78</text:p>
          </table:table-cell>
        </table:table-row>
        <table:table-row table:style-name="ro1">
          <table:table-cell office:value-type="float" office:value="16622152" calcext:value-type="float">
            <text:p>16622152</text:p>
          </table:table-cell>
          <table:table-cell table:formula="of:=[.A1041]/1000/(60*60*24)" office:value-type="time" office:time-value="PT04H37M02.152S" calcext:value-type="time">
            <text:p>04:37:02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2.81" calcext:value-type="float">
            <text:p>572.81</text:p>
          </table:table-cell>
          <table:table-cell office:value-type="float" office:value="707.41" calcext:value-type="float">
            <text:p>707.41</text:p>
          </table:table-cell>
        </table:table-row>
        <table:table-row table:style-name="ro1">
          <table:table-cell office:value-type="float" office:value="16638152" calcext:value-type="float">
            <text:p>16638152</text:p>
          </table:table-cell>
          <table:table-cell table:formula="of:=[.A1042]/1000/(60*60*24)" office:value-type="time" office:time-value="PT04H37M18.152S" calcext:value-type="time">
            <text:p>04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36" calcext:value-type="float">
            <text:p>141.36</text:p>
          </table:table-cell>
          <table:table-cell office:value-type="float" office:value="573.34" calcext:value-type="float">
            <text:p>573.34</text:p>
          </table:table-cell>
          <table:table-cell office:value-type="float" office:value="708.04" calcext:value-type="float">
            <text:p>708.04</text:p>
          </table:table-cell>
        </table:table-row>
        <table:table-row table:style-name="ro1">
          <table:table-cell office:value-type="float" office:value="16654152" calcext:value-type="float">
            <text:p>16654152</text:p>
          </table:table-cell>
          <table:table-cell table:formula="of:=[.A1043]/1000/(60*60*24)" office:value-type="time" office:time-value="PT04H37M34.152S" calcext:value-type="time">
            <text:p>04:37:34</text:p>
          </table:table-cell>
          <table:table-cell office:value-type="float" office:value="1.19" calcext:value-type="float">
            <text:p>1.19</text:p>
          </table:table-cell>
          <table:table-cell office:value-type="float" office:value="119.4" calcext:value-type="float">
            <text:p>119.4</text:p>
          </table:table-cell>
          <table:table-cell office:value-type="float" office:value="141.84" calcext:value-type="float">
            <text:p>141.84</text:p>
          </table:table-cell>
          <table:table-cell office:value-type="float" office:value="573.87" calcext:value-type="float">
            <text:p>573.87</text:p>
          </table:table-cell>
          <table:table-cell office:value-type="float" office:value="708.67" calcext:value-type="float">
            <text:p>708.67</text:p>
          </table:table-cell>
        </table:table-row>
        <table:table-row table:style-name="ro1">
          <table:table-cell office:value-type="float" office:value="16670152" calcext:value-type="float">
            <text:p>16670152</text:p>
          </table:table-cell>
          <table:table-cell table:formula="of:=[.A1044]/1000/(60*60*24)" office:value-type="time" office:time-value="PT04H37M50.152S" calcext:value-type="time">
            <text:p>04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4.4" calcext:value-type="float">
            <text:p>574.4</text:p>
          </table:table-cell>
          <table:table-cell office:value-type="float" office:value="709.3" calcext:value-type="float">
            <text:p>709.3</text:p>
          </table:table-cell>
        </table:table-row>
        <table:table-row table:style-name="ro1">
          <table:table-cell office:value-type="float" office:value="16686152" calcext:value-type="float">
            <text:p>16686152</text:p>
          </table:table-cell>
          <table:table-cell table:formula="of:=[.A1045]/1000/(60*60*24)" office:value-type="time" office:time-value="PT04H38M06.152S" calcext:value-type="time">
            <text:p>04:38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4.93" calcext:value-type="float">
            <text:p>574.93</text:p>
          </table:table-cell>
          <table:table-cell office:value-type="float" office:value="709.93" calcext:value-type="float">
            <text:p>709.93</text:p>
          </table:table-cell>
        </table:table-row>
        <table:table-row table:style-name="ro1">
          <table:table-cell office:value-type="float" office:value="16702152" calcext:value-type="float">
            <text:p>16702152</text:p>
          </table:table-cell>
          <table:table-cell table:formula="of:=[.A1046]/1000/(60*60*24)" office:value-type="time" office:time-value="PT04H38M22.152S" calcext:value-type="time">
            <text:p>04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5.46" calcext:value-type="float">
            <text:p>575.46</text:p>
          </table:table-cell>
          <table:table-cell office:value-type="float" office:value="710.56" calcext:value-type="float">
            <text:p>710.56</text:p>
          </table:table-cell>
        </table:table-row>
        <table:table-row table:style-name="ro1">
          <table:table-cell office:value-type="float" office:value="16718152" calcext:value-type="float">
            <text:p>16718152</text:p>
          </table:table-cell>
          <table:table-cell table:formula="of:=[.A1047]/1000/(60*60*24)" office:value-type="time" office:time-value="PT04H38M38.152S" calcext:value-type="time">
            <text:p>04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5.99" calcext:value-type="float">
            <text:p>575.99</text:p>
          </table:table-cell>
          <table:table-cell office:value-type="float" office:value="711.19" calcext:value-type="float">
            <text:p>711.19</text:p>
          </table:table-cell>
        </table:table-row>
        <table:table-row table:style-name="ro1">
          <table:table-cell office:value-type="float" office:value="16734152" calcext:value-type="float">
            <text:p>16734152</text:p>
          </table:table-cell>
          <table:table-cell table:formula="of:=[.A1048]/1000/(60*60*24)" office:value-type="time" office:time-value="PT04H38M54.152S" calcext:value-type="time">
            <text:p>04:38:54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6.52" calcext:value-type="float">
            <text:p>576.52</text:p>
          </table:table-cell>
          <table:table-cell office:value-type="float" office:value="711.82" calcext:value-type="float">
            <text:p>711.82</text:p>
          </table:table-cell>
        </table:table-row>
        <table:table-row table:style-name="ro1">
          <table:table-cell office:value-type="float" office:value="16750150" calcext:value-type="float">
            <text:p>16750150</text:p>
          </table:table-cell>
          <table:table-cell table:formula="of:=[.A1049]/1000/(60*60*24)" office:value-type="time" office:time-value="PT04H39M10.15S" calcext:value-type="time">
            <text:p>04:39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7.05" calcext:value-type="float">
            <text:p>577.05</text:p>
          </table:table-cell>
          <table:table-cell office:value-type="float" office:value="712.45" calcext:value-type="float">
            <text:p>712.45</text:p>
          </table:table-cell>
        </table:table-row>
        <table:table-row table:style-name="ro1">
          <table:table-cell office:value-type="float" office:value="16766152" calcext:value-type="float">
            <text:p>16766152</text:p>
          </table:table-cell>
          <table:table-cell table:formula="of:=[.A1050]/1000/(60*60*24)" office:value-type="time" office:time-value="PT04H39M26.152S" calcext:value-type="time">
            <text:p>04:39:26</text:p>
          </table:table-cell>
          <table:table-cell office:value-type="float" office:value="1.19" calcext:value-type="float">
            <text:p>1.19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6" calcext:value-type="float">
            <text:p>141.6</text:p>
          </table:table-cell>
          <table:table-cell office:value-type="float" office:value="577.58" calcext:value-type="float">
            <text:p>577.58</text:p>
          </table:table-cell>
          <table:table-cell office:value-type="float" office:value="713.08" calcext:value-type="float">
            <text:p>713.08</text:p>
          </table:table-cell>
        </table:table-row>
        <table:table-row table:style-name="ro1">
          <table:table-cell office:value-type="float" office:value="16782152" calcext:value-type="float">
            <text:p>16782152</text:p>
          </table:table-cell>
          <table:table-cell table:formula="of:=[.A1051]/1000/(60*60*24)" office:value-type="time" office:time-value="PT04H39M42.152S" calcext:value-type="time">
            <text:p>04:39:42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8.11" calcext:value-type="float">
            <text:p>578.11</text:p>
          </table:table-cell>
          <table:table-cell office:value-type="float" office:value="713.7" calcext:value-type="float">
            <text:p>713.7</text:p>
          </table:table-cell>
        </table:table-row>
        <table:table-row table:style-name="ro1">
          <table:table-cell office:value-type="float" office:value="16798152" calcext:value-type="float">
            <text:p>16798152</text:p>
          </table:table-cell>
          <table:table-cell table:formula="of:=[.A1052]/1000/(60*60*24)" office:value-type="time" office:time-value="PT04H39M58.152S" calcext:value-type="time">
            <text:p>04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8.64" calcext:value-type="float">
            <text:p>578.64</text:p>
          </table:table-cell>
          <table:table-cell office:value-type="float" office:value="714.33" calcext:value-type="float">
            <text:p>714.33</text:p>
          </table:table-cell>
        </table:table-row>
        <table:table-row table:style-name="ro1">
          <table:table-cell office:value-type="float" office:value="16814152" calcext:value-type="float">
            <text:p>16814152</text:p>
          </table:table-cell>
          <table:table-cell table:formula="of:=[.A1053]/1000/(60*60*24)" office:value-type="time" office:time-value="PT04H40M14.152S" calcext:value-type="time">
            <text:p>04:40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24" calcext:value-type="float">
            <text:p>141.24</text:p>
          </table:table-cell>
          <table:table-cell office:value-type="float" office:value="579.17" calcext:value-type="float">
            <text:p>579.17</text:p>
          </table:table-cell>
          <table:table-cell office:value-type="float" office:value="714.96" calcext:value-type="float">
            <text:p>714.96</text:p>
          </table:table-cell>
        </table:table-row>
        <table:table-row table:style-name="ro1">
          <table:table-cell office:value-type="float" office:value="16830152" calcext:value-type="float">
            <text:p>16830152</text:p>
          </table:table-cell>
          <table:table-cell table:formula="of:=[.A1054]/1000/(60*60*24)" office:value-type="time" office:time-value="PT04H40M30.152S" calcext:value-type="time">
            <text:p>04:40:30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79.7" calcext:value-type="float">
            <text:p>579.7</text:p>
          </table:table-cell>
          <table:table-cell office:value-type="float" office:value="715.59" calcext:value-type="float">
            <text:p>715.59</text:p>
          </table:table-cell>
        </table:table-row>
        <table:table-row table:style-name="ro1">
          <table:table-cell office:value-type="float" office:value="16846152" calcext:value-type="float">
            <text:p>16846152</text:p>
          </table:table-cell>
          <table:table-cell table:formula="of:=[.A1055]/1000/(60*60*24)" office:value-type="time" office:time-value="PT04H40M46.152S" calcext:value-type="time">
            <text:p>04:40:46</text:p>
          </table:table-cell>
          <table:table-cell office:value-type="float" office:value="1.19" calcext:value-type="float">
            <text:p>1.19</text:p>
          </table:table-cell>
          <table:table-cell office:value-type="float" office:value="119.3" calcext:value-type="float">
            <text:p>119.3</text:p>
          </table:table-cell>
          <table:table-cell office:value-type="float" office:value="141.72" calcext:value-type="float">
            <text:p>141.72</text:p>
          </table:table-cell>
          <table:table-cell office:value-type="float" office:value="580.23" calcext:value-type="float">
            <text:p>580.23</text:p>
          </table:table-cell>
          <table:table-cell office:value-type="float" office:value="716.22" calcext:value-type="float">
            <text:p>716.22</text:p>
          </table:table-cell>
        </table:table-row>
        <table:table-row table:style-name="ro1">
          <table:table-cell office:value-type="float" office:value="16862152" calcext:value-type="float">
            <text:p>16862152</text:p>
          </table:table-cell>
          <table:table-cell table:formula="of:=[.A1056]/1000/(60*60*24)" office:value-type="time" office:time-value="PT04H41M02.152S" calcext:value-type="time">
            <text:p>04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0.76" calcext:value-type="float">
            <text:p>580.76</text:p>
          </table:table-cell>
          <table:table-cell office:value-type="float" office:value="716.84" calcext:value-type="float">
            <text:p>716.84</text:p>
          </table:table-cell>
        </table:table-row>
        <table:table-row table:style-name="ro1">
          <table:table-cell office:value-type="float" office:value="16878150" calcext:value-type="float">
            <text:p>16878150</text:p>
          </table:table-cell>
          <table:table-cell table:formula="of:=[.A1057]/1000/(60*60*24)" office:value-type="time" office:time-value="PT04H41M18.15S" calcext:value-type="time">
            <text:p>04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1.28" calcext:value-type="float">
            <text:p>581.28</text:p>
          </table:table-cell>
          <table:table-cell office:value-type="float" office:value="717.47" calcext:value-type="float">
            <text:p>717.47</text:p>
          </table:table-cell>
        </table:table-row>
        <table:table-row table:style-name="ro1">
          <table:table-cell office:value-type="float" office:value="16894152" calcext:value-type="float">
            <text:p>16894152</text:p>
          </table:table-cell>
          <table:table-cell table:formula="of:=[.A1058]/1000/(60*60*24)" office:value-type="time" office:time-value="PT04H41M34.152S" calcext:value-type="time">
            <text:p>04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1.81" calcext:value-type="float">
            <text:p>581.81</text:p>
          </table:table-cell>
          <table:table-cell office:value-type="float" office:value="718.1" calcext:value-type="float">
            <text:p>718.1</text:p>
          </table:table-cell>
        </table:table-row>
        <table:table-row table:style-name="ro1">
          <table:table-cell office:value-type="float" office:value="16910152" calcext:value-type="float">
            <text:p>16910152</text:p>
          </table:table-cell>
          <table:table-cell table:formula="of:=[.A1059]/1000/(60*60*24)" office:value-type="time" office:time-value="PT04H41M50.152S" calcext:value-type="time">
            <text:p>04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2.34" calcext:value-type="float">
            <text:p>582.34</text:p>
          </table:table-cell>
          <table:table-cell office:value-type="float" office:value="718.73" calcext:value-type="float">
            <text:p>718.73</text:p>
          </table:table-cell>
        </table:table-row>
        <table:table-row table:style-name="ro1">
          <table:table-cell office:value-type="float" office:value="16926152" calcext:value-type="float">
            <text:p>16926152</text:p>
          </table:table-cell>
          <table:table-cell table:formula="of:=[.A1060]/1000/(60*60*24)" office:value-type="time" office:time-value="PT04H42M06.152S" calcext:value-type="time">
            <text:p>04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119.2" calcext:value-type="float">
            <text:p>119.2</text:p>
          </table:table-cell>
          <table:table-cell office:value-type="float" office:value="141.12" calcext:value-type="float">
            <text:p>141.12</text:p>
          </table:table-cell>
          <table:table-cell office:value-type="float" office:value="582.87" calcext:value-type="float">
            <text:p>582.87</text:p>
          </table:table-cell>
          <table:table-cell office:value-type="float" office:value="719.35" calcext:value-type="float">
            <text:p>719.35</text:p>
          </table:table-cell>
        </table:table-row>
        <table:table-row table:style-name="ro1">
          <table:table-cell office:value-type="float" office:value="16942152" calcext:value-type="float">
            <text:p>16942152</text:p>
          </table:table-cell>
          <table:table-cell table:formula="of:=[.A1061]/1000/(60*60*24)" office:value-type="time" office:time-value="PT04H42M22.152S" calcext:value-type="time">
            <text:p>04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3.4" calcext:value-type="float">
            <text:p>583.4</text:p>
          </table:table-cell>
          <table:table-cell office:value-type="float" office:value="719.98" calcext:value-type="float">
            <text:p>719.98</text:p>
          </table:table-cell>
        </table:table-row>
        <table:table-row table:style-name="ro1">
          <table:table-cell office:value-type="float" office:value="16958152" calcext:value-type="float">
            <text:p>16958152</text:p>
          </table:table-cell>
          <table:table-cell table:formula="of:=[.A1062]/1000/(60*60*24)" office:value-type="time" office:time-value="PT04H42M38.152S" calcext:value-type="time">
            <text:p>04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3.93" calcext:value-type="float">
            <text:p>583.93</text:p>
          </table:table-cell>
          <table:table-cell office:value-type="float" office:value="720.61" calcext:value-type="float">
            <text:p>720.61</text:p>
          </table:table-cell>
        </table:table-row>
        <table:table-row table:style-name="ro1">
          <table:table-cell office:value-type="float" office:value="16974152" calcext:value-type="float">
            <text:p>16974152</text:p>
          </table:table-cell>
          <table:table-cell table:formula="of:=[.A1063]/1000/(60*60*24)" office:value-type="time" office:time-value="PT04H42M54.152S" calcext:value-type="time">
            <text:p>04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4.46" calcext:value-type="float">
            <text:p>584.46</text:p>
          </table:table-cell>
          <table:table-cell office:value-type="float" office:value="721.23" calcext:value-type="float">
            <text:p>721.23</text:p>
          </table:table-cell>
        </table:table-row>
        <table:table-row table:style-name="ro1">
          <table:table-cell office:value-type="float" office:value="16990152" calcext:value-type="float">
            <text:p>16990152</text:p>
          </table:table-cell>
          <table:table-cell table:formula="of:=[.A1064]/1000/(60*60*24)" office:value-type="time" office:time-value="PT04H43M10.152S" calcext:value-type="time">
            <text:p>04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4.99" calcext:value-type="float">
            <text:p>584.99</text:p>
          </table:table-cell>
          <table:table-cell office:value-type="float" office:value="721.86" calcext:value-type="float">
            <text:p>721.86</text:p>
          </table:table-cell>
        </table:table-row>
        <table:table-row table:style-name="ro1">
          <table:table-cell office:value-type="float" office:value="17006152" calcext:value-type="float">
            <text:p>17006152</text:p>
          </table:table-cell>
          <table:table-cell table:formula="of:=[.A1065]/1000/(60*60*24)" office:value-type="time" office:time-value="PT04H43M26.152S" calcext:value-type="time">
            <text:p>04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5.52" calcext:value-type="float">
            <text:p>585.52</text:p>
          </table:table-cell>
          <table:table-cell office:value-type="float" office:value="722.49" calcext:value-type="float">
            <text:p>722.49</text:p>
          </table:table-cell>
        </table:table-row>
        <table:table-row table:style-name="ro1">
          <table:table-cell office:value-type="float" office:value="17022152" calcext:value-type="float">
            <text:p>17022152</text:p>
          </table:table-cell>
          <table:table-cell table:formula="of:=[.A1066]/1000/(60*60*24)" office:value-type="time" office:time-value="PT04H43M42.152S" calcext:value-type="time">
            <text:p>04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6.05" calcext:value-type="float">
            <text:p>586.05</text:p>
          </table:table-cell>
          <table:table-cell office:value-type="float" office:value="723.11" calcext:value-type="float">
            <text:p>723.11</text:p>
          </table:table-cell>
        </table:table-row>
        <table:table-row table:style-name="ro1">
          <table:table-cell office:value-type="float" office:value="17038152" calcext:value-type="float">
            <text:p>17038152</text:p>
          </table:table-cell>
          <table:table-cell table:formula="of:=[.A1067]/1000/(60*60*24)" office:value-type="time" office:time-value="PT04H43M58.152S" calcext:value-type="time">
            <text:p>04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9" calcext:value-type="float">
            <text:p>140.89</text:p>
          </table:table-cell>
          <table:table-cell office:value-type="float" office:value="586.58" calcext:value-type="float">
            <text:p>586.58</text:p>
          </table:table-cell>
          <table:table-cell office:value-type="float" office:value="723.74" calcext:value-type="float">
            <text:p>723.74</text:p>
          </table:table-cell>
        </table:table-row>
        <table:table-row table:style-name="ro1">
          <table:table-cell office:value-type="float" office:value="17054152" calcext:value-type="float">
            <text:p>17054152</text:p>
          </table:table-cell>
          <table:table-cell table:formula="of:=[.A1068]/1000/(60*60*24)" office:value-type="time" office:time-value="PT04H44M14.152S" calcext:value-type="time">
            <text:p>04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119.1" calcext:value-type="float">
            <text:p>119.1</text:p>
          </table:table-cell>
          <table:table-cell office:value-type="float" office:value="141" calcext:value-type="float">
            <text:p>141</text:p>
          </table:table-cell>
          <table:table-cell office:value-type="float" office:value="587.11" calcext:value-type="float">
            <text:p>587.11</text:p>
          </table:table-cell>
          <table:table-cell office:value-type="float" office:value="724.37" calcext:value-type="float">
            <text:p>724.37</text:p>
          </table:table-cell>
        </table:table-row>
        <table:table-row table:style-name="ro1">
          <table:table-cell office:value-type="float" office:value="17070152" calcext:value-type="float">
            <text:p>17070152</text:p>
          </table:table-cell>
          <table:table-cell table:formula="of:=[.A1069]/1000/(60*60*24)" office:value-type="time" office:time-value="PT04H44M30.152S" calcext:value-type="time">
            <text:p>04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587.64" calcext:value-type="float">
            <text:p>587.64</text:p>
          </table:table-cell>
          <table:table-cell office:value-type="float" office:value="724.99" calcext:value-type="float">
            <text:p>724.99</text:p>
          </table:table-cell>
        </table:table-row>
        <table:table-row table:style-name="ro1">
          <table:table-cell office:value-type="float" office:value="17086152" calcext:value-type="float">
            <text:p>17086152</text:p>
          </table:table-cell>
          <table:table-cell table:formula="of:=[.A1070]/1000/(60*60*24)" office:value-type="time" office:time-value="PT04H44M46.152S" calcext:value-type="time">
            <text:p>04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8.17" calcext:value-type="float">
            <text:p>588.17</text:p>
          </table:table-cell>
          <table:table-cell office:value-type="float" office:value="725.62" calcext:value-type="float">
            <text:p>725.62</text:p>
          </table:table-cell>
        </table:table-row>
        <table:table-row table:style-name="ro1">
          <table:table-cell office:value-type="float" office:value="17102152" calcext:value-type="float">
            <text:p>17102152</text:p>
          </table:table-cell>
          <table:table-cell table:formula="of:=[.A1071]/1000/(60*60*24)" office:value-type="time" office:time-value="PT04H45M02.152S" calcext:value-type="time">
            <text:p>04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8.7" calcext:value-type="float">
            <text:p>588.7</text:p>
          </table:table-cell>
          <table:table-cell office:value-type="float" office:value="726.24" calcext:value-type="float">
            <text:p>726.24</text:p>
          </table:table-cell>
        </table:table-row>
        <table:table-row table:style-name="ro1">
          <table:table-cell office:value-type="float" office:value="17118152" calcext:value-type="float">
            <text:p>17118152</text:p>
          </table:table-cell>
          <table:table-cell table:formula="of:=[.A1072]/1000/(60*60*24)" office:value-type="time" office:time-value="PT04H45M18.152S" calcext:value-type="time">
            <text:p>04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9.22" calcext:value-type="float">
            <text:p>589.22</text:p>
          </table:table-cell>
          <table:table-cell office:value-type="float" office:value="726.87" calcext:value-type="float">
            <text:p>726.87</text:p>
          </table:table-cell>
        </table:table-row>
        <table:table-row table:style-name="ro1">
          <table:table-cell office:value-type="float" office:value="17134152" calcext:value-type="float">
            <text:p>17134152</text:p>
          </table:table-cell>
          <table:table-cell table:formula="of:=[.A1073]/1000/(60*60*24)" office:value-type="time" office:time-value="PT04H45M34.152S" calcext:value-type="time">
            <text:p>04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89.75" calcext:value-type="float">
            <text:p>589.75</text:p>
          </table:table-cell>
          <table:table-cell office:value-type="float" office:value="727.5" calcext:value-type="float">
            <text:p>727.5</text:p>
          </table:table-cell>
        </table:table-row>
        <table:table-row table:style-name="ro1">
          <table:table-cell office:value-type="float" office:value="17150152" calcext:value-type="float">
            <text:p>17150152</text:p>
          </table:table-cell>
          <table:table-cell table:formula="of:=[.A1074]/1000/(60*60*24)" office:value-type="time" office:time-value="PT04H45M50.152S" calcext:value-type="time">
            <text:p>04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7" calcext:value-type="float">
            <text:p>140.77</text:p>
          </table:table-cell>
          <table:table-cell office:value-type="float" office:value="590.28" calcext:value-type="float">
            <text:p>590.28</text:p>
          </table:table-cell>
          <table:table-cell office:value-type="float" office:value="728.12" calcext:value-type="float">
            <text:p>728.12</text:p>
          </table:table-cell>
        </table:table-row>
        <table:table-row table:style-name="ro1">
          <table:table-cell office:value-type="float" office:value="17166152" calcext:value-type="float">
            <text:p>17166152</text:p>
          </table:table-cell>
          <table:table-cell table:formula="of:=[.A1075]/1000/(60*60*24)" office:value-type="time" office:time-value="PT04H46M06.152S" calcext:value-type="time">
            <text:p>04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90.81" calcext:value-type="float">
            <text:p>590.81</text:p>
          </table:table-cell>
          <table:table-cell office:value-type="float" office:value="728.75" calcext:value-type="float">
            <text:p>728.75</text:p>
          </table:table-cell>
        </table:table-row>
        <table:table-row table:style-name="ro1">
          <table:table-cell office:value-type="float" office:value="17182152" calcext:value-type="float">
            <text:p>17182152</text:p>
          </table:table-cell>
          <table:table-cell table:formula="of:=[.A1076]/1000/(60*60*24)" office:value-type="time" office:time-value="PT04H46M22.152S" calcext:value-type="time">
            <text:p>04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88" calcext:value-type="float">
            <text:p>140.88</text:p>
          </table:table-cell>
          <table:table-cell office:value-type="float" office:value="591.34" calcext:value-type="float">
            <text:p>591.34</text:p>
          </table:table-cell>
          <table:table-cell office:value-type="float" office:value="729.37" calcext:value-type="float">
            <text:p>729.37</text:p>
          </table:table-cell>
        </table:table-row>
        <table:table-row table:style-name="ro1">
          <table:table-cell office:value-type="float" office:value="17198152" calcext:value-type="float">
            <text:p>17198152</text:p>
          </table:table-cell>
          <table:table-cell table:formula="of:=[.A1077]/1000/(60*60*24)" office:value-type="time" office:time-value="PT04H46M38.152S" calcext:value-type="time">
            <text:p>04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91.87" calcext:value-type="float">
            <text:p>591.87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7214152" calcext:value-type="float">
            <text:p>17214152</text:p>
          </table:table-cell>
          <table:table-cell table:formula="of:=[.A1078]/1000/(60*60*24)" office:value-type="time" office:time-value="PT04H46M54.152S" calcext:value-type="time">
            <text:p>04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119" calcext:value-type="float">
            <text:p>119</text:p>
          </table:table-cell>
          <table:table-cell office:value-type="float" office:value="140.41" calcext:value-type="float">
            <text:p>140.41</text:p>
          </table:table-cell>
          <table:table-cell office:value-type="float" office:value="592.4" calcext:value-type="float">
            <text:p>592.4</text:p>
          </table:table-cell>
          <table:table-cell office:value-type="float" office:value="730.62" calcext:value-type="float">
            <text:p>730.62</text:p>
          </table:table-cell>
        </table:table-row>
        <table:table-row table:style-name="ro1">
          <table:table-cell office:value-type="float" office:value="17230152" calcext:value-type="float">
            <text:p>17230152</text:p>
          </table:table-cell>
          <table:table-cell table:formula="of:=[.A1079]/1000/(60*60*24)" office:value-type="time" office:time-value="PT04H47M10.152S" calcext:value-type="time">
            <text:p>04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76" calcext:value-type="float">
            <text:p>140.76</text:p>
          </table:table-cell>
          <table:table-cell office:value-type="float" office:value="592.93" calcext:value-type="float">
            <text:p>592.93</text:p>
          </table:table-cell>
          <table:table-cell office:value-type="float" office:value="731.25" calcext:value-type="float">
            <text:p>731.25</text:p>
          </table:table-cell>
        </table:table-row>
        <table:table-row table:style-name="ro1">
          <table:table-cell office:value-type="float" office:value="17246152" calcext:value-type="float">
            <text:p>17246152</text:p>
          </table:table-cell>
          <table:table-cell table:formula="of:=[.A1080]/1000/(60*60*24)" office:value-type="time" office:time-value="PT04H47M26.152S" calcext:value-type="time">
            <text:p>04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93.45" calcext:value-type="float">
            <text:p>593.45</text:p>
          </table:table-cell>
          <table:table-cell office:value-type="float" office:value="731.87" calcext:value-type="float">
            <text:p>731.87</text:p>
          </table:table-cell>
        </table:table-row>
        <table:table-row table:style-name="ro1">
          <table:table-cell office:value-type="float" office:value="17262152" calcext:value-type="float">
            <text:p>17262152</text:p>
          </table:table-cell>
          <table:table-cell table:formula="of:=[.A1081]/1000/(60*60*24)" office:value-type="time" office:time-value="PT04H47M42.152S" calcext:value-type="time">
            <text:p>04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9" calcext:value-type="float">
            <text:p>118.9</text:p>
          </table:table-cell>
          <table:table-cell office:value-type="float" office:value="140.29" calcext:value-type="float">
            <text:p>140.29</text:p>
          </table:table-cell>
          <table:table-cell office:value-type="float" office:value="593.98" calcext:value-type="float">
            <text:p>593.98</text:p>
          </table:table-cell>
          <table:table-cell office:value-type="float" office:value="732.49" calcext:value-type="float">
            <text:p>732.49</text:p>
          </table:table-cell>
        </table:table-row>
        <table:table-row table:style-name="ro1">
          <table:table-cell office:value-type="float" office:value="17278152" calcext:value-type="float">
            <text:p>17278152</text:p>
          </table:table-cell>
          <table:table-cell table:formula="of:=[.A1082]/1000/(60*60*24)" office:value-type="time" office:time-value="PT04H47M58.152S" calcext:value-type="time">
            <text:p>04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4.51" calcext:value-type="float">
            <text:p>594.51</text:p>
          </table:table-cell>
          <table:table-cell office:value-type="float" office:value="733.12" calcext:value-type="float">
            <text:p>733.12</text:p>
          </table:table-cell>
        </table:table-row>
        <table:table-row table:style-name="ro1">
          <table:table-cell office:value-type="float" office:value="17294152" calcext:value-type="float">
            <text:p>17294152</text:p>
          </table:table-cell>
          <table:table-cell table:formula="of:=[.A1083]/1000/(60*60*24)" office:value-type="time" office:time-value="PT04H48M14.152S" calcext:value-type="time">
            <text:p>04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5.04" calcext:value-type="float">
            <text:p>595.04</text:p>
          </table:table-cell>
          <table:table-cell office:value-type="float" office:value="733.74" calcext:value-type="float">
            <text:p>733.74</text:p>
          </table:table-cell>
        </table:table-row>
        <table:table-row table:style-name="ro1">
          <table:table-cell office:value-type="float" office:value="17310152" calcext:value-type="float">
            <text:p>17310152</text:p>
          </table:table-cell>
          <table:table-cell table:formula="of:=[.A1084]/1000/(60*60*24)" office:value-type="time" office:time-value="PT04H48M30.152S" calcext:value-type="time">
            <text:p>04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5.57" calcext:value-type="float">
            <text:p>595.57</text:p>
          </table:table-cell>
          <table:table-cell office:value-type="float" office:value="734.36" calcext:value-type="float">
            <text:p>734.36</text:p>
          </table:table-cell>
        </table:table-row>
        <table:table-row table:style-name="ro1">
          <table:table-cell office:value-type="float" office:value="17326152" calcext:value-type="float">
            <text:p>17326152</text:p>
          </table:table-cell>
          <table:table-cell table:formula="of:=[.A1085]/1000/(60*60*24)" office:value-type="time" office:time-value="PT04H48M46.152S" calcext:value-type="time">
            <text:p>04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6.1" calcext:value-type="float">
            <text:p>596.1</text:p>
          </table:table-cell>
          <table:table-cell office:value-type="float" office:value="734.99" calcext:value-type="float">
            <text:p>734.99</text:p>
          </table:table-cell>
        </table:table-row>
        <table:table-row table:style-name="ro1">
          <table:table-cell office:value-type="float" office:value="17342152" calcext:value-type="float">
            <text:p>17342152</text:p>
          </table:table-cell>
          <table:table-cell table:formula="of:=[.A1086]/1000/(60*60*24)" office:value-type="time" office:time-value="PT04H49M02.152S" calcext:value-type="time">
            <text:p>04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6.62" calcext:value-type="float">
            <text:p>596.62</text:p>
          </table:table-cell>
          <table:table-cell office:value-type="float" office:value="735.61" calcext:value-type="float">
            <text:p>735.61</text:p>
          </table:table-cell>
        </table:table-row>
        <table:table-row table:style-name="ro1">
          <table:table-cell office:value-type="float" office:value="17358152" calcext:value-type="float">
            <text:p>17358152</text:p>
          </table:table-cell>
          <table:table-cell table:formula="of:=[.A1087]/1000/(60*60*24)" office:value-type="time" office:time-value="PT04H49M18.152S" calcext:value-type="time">
            <text:p>04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7.15" calcext:value-type="float">
            <text:p>597.15</text:p>
          </table:table-cell>
          <table:table-cell office:value-type="float" office:value="736.23" calcext:value-type="float">
            <text:p>736.23</text:p>
          </table:table-cell>
        </table:table-row>
        <table:table-row table:style-name="ro1">
          <table:table-cell office:value-type="float" office:value="17374152" calcext:value-type="float">
            <text:p>17374152</text:p>
          </table:table-cell>
          <table:table-cell table:formula="of:=[.A1088]/1000/(60*60*24)" office:value-type="time" office:time-value="PT04H49M34.152S" calcext:value-type="time">
            <text:p>04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8" calcext:value-type="float">
            <text:p>118.8</text:p>
          </table:table-cell>
          <table:table-cell office:value-type="float" office:value="140.17" calcext:value-type="float">
            <text:p>140.17</text:p>
          </table:table-cell>
          <table:table-cell office:value-type="float" office:value="597.68" calcext:value-type="float">
            <text:p>597.68</text:p>
          </table:table-cell>
          <table:table-cell office:value-type="float" office:value="736.86" calcext:value-type="float">
            <text:p>736.86</text:p>
          </table:table-cell>
        </table:table-row>
        <table:table-row table:style-name="ro1">
          <table:table-cell office:value-type="float" office:value="17390152" calcext:value-type="float">
            <text:p>17390152</text:p>
          </table:table-cell>
          <table:table-cell table:formula="of:=[.A1089]/1000/(60*60*24)" office:value-type="time" office:time-value="PT04H49M50.152S" calcext:value-type="time">
            <text:p>04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8.21" calcext:value-type="float">
            <text:p>598.21</text:p>
          </table:table-cell>
          <table:table-cell office:value-type="float" office:value="737.48" calcext:value-type="float">
            <text:p>737.48</text:p>
          </table:table-cell>
        </table:table-row>
        <table:table-row table:style-name="ro1">
          <table:table-cell office:value-type="float" office:value="17406152" calcext:value-type="float">
            <text:p>17406152</text:p>
          </table:table-cell>
          <table:table-cell table:formula="of:=[.A1090]/1000/(60*60*24)" office:value-type="time" office:time-value="PT04H50M06.152S" calcext:value-type="time">
            <text:p>04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8.73" calcext:value-type="float">
            <text:p>598.73</text:p>
          </table:table-cell>
          <table:table-cell office:value-type="float" office:value="738.1" calcext:value-type="float">
            <text:p>738.1</text:p>
          </table:table-cell>
        </table:table-row>
        <table:table-row table:style-name="ro1">
          <table:table-cell office:value-type="float" office:value="17422152" calcext:value-type="float">
            <text:p>17422152</text:p>
          </table:table-cell>
          <table:table-cell table:formula="of:=[.A1091]/1000/(60*60*24)" office:value-type="time" office:time-value="PT04H50M22.152S" calcext:value-type="time">
            <text:p>04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9.26" calcext:value-type="float">
            <text:p>599.26</text:p>
          </table:table-cell>
          <table:table-cell office:value-type="float" office:value="738.72" calcext:value-type="float">
            <text:p>738.72</text:p>
          </table:table-cell>
        </table:table-row>
        <table:table-row table:style-name="ro1">
          <table:table-cell office:value-type="float" office:value="17438152" calcext:value-type="float">
            <text:p>17438152</text:p>
          </table:table-cell>
          <table:table-cell table:formula="of:=[.A1092]/1000/(60*60*24)" office:value-type="time" office:time-value="PT04H50M38.152S" calcext:value-type="time">
            <text:p>04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599.79" calcext:value-type="float">
            <text:p>599.79</text:p>
          </table:table-cell>
          <table:table-cell office:value-type="float" office:value="739.35" calcext:value-type="float">
            <text:p>739.35</text:p>
          </table:table-cell>
        </table:table-row>
        <table:table-row table:style-name="ro1">
          <table:table-cell office:value-type="float" office:value="17454152" calcext:value-type="float">
            <text:p>17454152</text:p>
          </table:table-cell>
          <table:table-cell table:formula="of:=[.A1093]/1000/(60*60*24)" office:value-type="time" office:time-value="PT04H50M54.152S" calcext:value-type="time">
            <text:p>04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7" calcext:value-type="float">
            <text:p>118.7</text:p>
          </table:table-cell>
          <table:table-cell office:value-type="float" office:value="140.05" calcext:value-type="float">
            <text:p>140.05</text:p>
          </table:table-cell>
          <table:table-cell office:value-type="float" office:value="600.32" calcext:value-type="float">
            <text:p>600.32</text:p>
          </table:table-cell>
          <table:table-cell office:value-type="float" office:value="739.97" calcext:value-type="float">
            <text:p>739.97</text:p>
          </table:table-cell>
        </table:table-row>
        <table:table-row table:style-name="ro1">
          <table:table-cell office:value-type="float" office:value="17470152" calcext:value-type="float">
            <text:p>17470152</text:p>
          </table:table-cell>
          <table:table-cell table:formula="of:=[.A1094]/1000/(60*60*24)" office:value-type="time" office:time-value="PT04H51M10.152S" calcext:value-type="time">
            <text:p>04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00.84" calcext:value-type="float">
            <text:p>600.84</text:p>
          </table:table-cell>
          <table:table-cell office:value-type="float" office:value="740.59" calcext:value-type="float">
            <text:p>740.59</text:p>
          </table:table-cell>
        </table:table-row>
        <table:table-row table:style-name="ro1">
          <table:table-cell office:value-type="float" office:value="17486152" calcext:value-type="float">
            <text:p>17486152</text:p>
          </table:table-cell>
          <table:table-cell table:formula="of:=[.A1095]/1000/(60*60*24)" office:value-type="time" office:time-value="PT04H51M26.152S" calcext:value-type="time">
            <text:p>04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46" calcext:value-type="float">
            <text:p>139.46</text:p>
          </table:table-cell>
          <table:table-cell office:value-type="float" office:value="601.37" calcext:value-type="float">
            <text:p>601.37</text:p>
          </table:table-cell>
          <table:table-cell office:value-type="float" office:value="741.21" calcext:value-type="float">
            <text:p>741.21</text:p>
          </table:table-cell>
        </table:table-row>
        <table:table-row table:style-name="ro1">
          <table:table-cell office:value-type="float" office:value="17502152" calcext:value-type="float">
            <text:p>17502152</text:p>
          </table:table-cell>
          <table:table-cell table:formula="of:=[.A1096]/1000/(60*60*24)" office:value-type="time" office:time-value="PT04H51M42.152S" calcext:value-type="time">
            <text:p>04:51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01.9" calcext:value-type="float">
            <text:p>601.9</text:p>
          </table:table-cell>
          <table:table-cell office:value-type="float" office:value="741.83" calcext:value-type="float">
            <text:p>741.83</text:p>
          </table:table-cell>
        </table:table-row>
        <table:table-row table:style-name="ro1">
          <table:table-cell office:value-type="float" office:value="17518152" calcext:value-type="float">
            <text:p>17518152</text:p>
          </table:table-cell>
          <table:table-cell table:formula="of:=[.A1097]/1000/(60*60*24)" office:value-type="time" office:time-value="PT04H51M58.152S" calcext:value-type="time">
            <text:p>04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02.43" calcext:value-type="float">
            <text:p>602.43</text:p>
          </table:table-cell>
          <table:table-cell office:value-type="float" office:value="742.45" calcext:value-type="float">
            <text:p>742.45</text:p>
          </table:table-cell>
        </table:table-row>
        <table:table-row table:style-name="ro1">
          <table:table-cell office:value-type="float" office:value="17534152" calcext:value-type="float">
            <text:p>17534152</text:p>
          </table:table-cell>
          <table:table-cell table:formula="of:=[.A1098]/1000/(60*60*24)" office:value-type="time" office:time-value="PT04H52M14.152S" calcext:value-type="time">
            <text:p>04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6" calcext:value-type="float">
            <text:p>118.6</text:p>
          </table:table-cell>
          <table:table-cell office:value-type="float" office:value="139.93" calcext:value-type="float">
            <text:p>139.93</text:p>
          </table:table-cell>
          <table:table-cell office:value-type="float" office:value="602.95" calcext:value-type="float">
            <text:p>602.95</text:p>
          </table:table-cell>
          <table:table-cell office:value-type="float" office:value="743.08" calcext:value-type="float">
            <text:p>743.08</text:p>
          </table:table-cell>
        </table:table-row>
        <table:table-row table:style-name="ro1">
          <table:table-cell office:value-type="float" office:value="17550152" calcext:value-type="float">
            <text:p>17550152</text:p>
          </table:table-cell>
          <table:table-cell table:formula="of:=[.A1099]/1000/(60*60*24)" office:value-type="time" office:time-value="PT04H52M30.152S" calcext:value-type="time">
            <text:p>04:52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81" calcext:value-type="float">
            <text:p>139.81</text:p>
          </table:table-cell>
          <table:table-cell office:value-type="float" office:value="603.48" calcext:value-type="float">
            <text:p>603.48</text:p>
          </table:table-cell>
          <table:table-cell office:value-type="float" office:value="743.7" calcext:value-type="float">
            <text:p>743.7</text:p>
          </table:table-cell>
        </table:table-row>
        <table:table-row table:style-name="ro1">
          <table:table-cell office:value-type="float" office:value="17566152" calcext:value-type="float">
            <text:p>17566152</text:p>
          </table:table-cell>
          <table:table-cell table:formula="of:=[.A1100]/1000/(60*60*24)" office:value-type="time" office:time-value="PT04H52M46.152S" calcext:value-type="time">
            <text:p>04:52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4.01" calcext:value-type="float">
            <text:p>604.01</text:p>
          </table:table-cell>
          <table:table-cell office:value-type="float" office:value="744.32" calcext:value-type="float">
            <text:p>744.32</text:p>
          </table:table-cell>
        </table:table-row>
        <table:table-row table:style-name="ro1">
          <table:table-cell office:value-type="float" office:value="17582150" calcext:value-type="float">
            <text:p>17582150</text:p>
          </table:table-cell>
          <table:table-cell table:formula="of:=[.A1101]/1000/(60*60*24)" office:value-type="time" office:time-value="PT04H53M02.15S" calcext:value-type="time">
            <text:p>04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4.53" calcext:value-type="float">
            <text:p>604.53</text:p>
          </table:table-cell>
          <table:table-cell office:value-type="float" office:value="744.94" calcext:value-type="float">
            <text:p>744.94</text:p>
          </table:table-cell>
        </table:table-row>
        <table:table-row table:style-name="ro1">
          <table:table-cell office:value-type="float" office:value="17598152" calcext:value-type="float">
            <text:p>17598152</text:p>
          </table:table-cell>
          <table:table-cell table:formula="of:=[.A1102]/1000/(60*60*24)" office:value-type="time" office:time-value="PT04H53M18.152S" calcext:value-type="time">
            <text:p>04:53:1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5.06" calcext:value-type="float">
            <text:p>605.06</text:p>
          </table:table-cell>
          <table:table-cell office:value-type="float" office:value="745.56" calcext:value-type="float">
            <text:p>745.56</text:p>
          </table:table-cell>
        </table:table-row>
        <table:table-row table:style-name="ro1">
          <table:table-cell office:value-type="float" office:value="17614152" calcext:value-type="float">
            <text:p>17614152</text:p>
          </table:table-cell>
          <table:table-cell table:formula="of:=[.A1103]/1000/(60*60*24)" office:value-type="time" office:time-value="PT04H53M34.152S" calcext:value-type="time">
            <text:p>04:53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5.59" calcext:value-type="float">
            <text:p>605.59</text:p>
          </table:table-cell>
          <table:table-cell office:value-type="float" office:value="746.18" calcext:value-type="float">
            <text:p>746.18</text:p>
          </table:table-cell>
        </table:table-row>
        <table:table-row table:style-name="ro1">
          <table:table-cell office:value-type="float" office:value="17630152" calcext:value-type="float">
            <text:p>17630152</text:p>
          </table:table-cell>
          <table:table-cell table:formula="of:=[.A1104]/1000/(60*60*24)" office:value-type="time" office:time-value="PT04H53M50.152S" calcext:value-type="time">
            <text:p>04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5" calcext:value-type="float">
            <text:p>118.5</text:p>
          </table:table-cell>
          <table:table-cell office:value-type="float" office:value="139.34" calcext:value-type="float">
            <text:p>139.34</text:p>
          </table:table-cell>
          <table:table-cell office:value-type="float" office:value="606.11" calcext:value-type="float">
            <text:p>606.11</text:p>
          </table:table-cell>
          <table:table-cell office:value-type="float" office:value="746.8" calcext:value-type="float">
            <text:p>746.8</text:p>
          </table:table-cell>
        </table:table-row>
        <table:table-row table:style-name="ro1">
          <table:table-cell office:value-type="float" office:value="17646152" calcext:value-type="float">
            <text:p>17646152</text:p>
          </table:table-cell>
          <table:table-cell table:formula="of:=[.A1105]/1000/(60*60*24)" office:value-type="time" office:time-value="PT04H54M06.152S" calcext:value-type="time">
            <text:p>04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6.64" calcext:value-type="float">
            <text:p>606.64</text:p>
          </table:table-cell>
          <table:table-cell office:value-type="float" office:value="747.42" calcext:value-type="float">
            <text:p>747.42</text:p>
          </table:table-cell>
        </table:table-row>
        <table:table-row table:style-name="ro1">
          <table:table-cell office:value-type="float" office:value="17662152" calcext:value-type="float">
            <text:p>17662152</text:p>
          </table:table-cell>
          <table:table-cell table:formula="of:=[.A1106]/1000/(60*60*24)" office:value-type="time" office:time-value="PT04H54M22.152S" calcext:value-type="time">
            <text:p>04:54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7.16" calcext:value-type="float">
            <text:p>607.16</text:p>
          </table:table-cell>
          <table:table-cell office:value-type="float" office:value="748.03" calcext:value-type="float">
            <text:p>748.03</text:p>
          </table:table-cell>
        </table:table-row>
        <table:table-row table:style-name="ro1">
          <table:table-cell office:value-type="float" office:value="17678150" calcext:value-type="float">
            <text:p>17678150</text:p>
          </table:table-cell>
          <table:table-cell table:formula="of:=[.A1107]/1000/(60*60*24)" office:value-type="time" office:time-value="PT04H54M38.15S" calcext:value-type="time">
            <text:p>04:54:38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7.69" calcext:value-type="float">
            <text:p>607.69</text:p>
          </table:table-cell>
          <table:table-cell office:value-type="float" office:value="748.65" calcext:value-type="float">
            <text:p>748.65</text:p>
          </table:table-cell>
        </table:table-row>
        <table:table-row table:style-name="ro1">
          <table:table-cell office:value-type="float" office:value="17694152" calcext:value-type="float">
            <text:p>17694152</text:p>
          </table:table-cell>
          <table:table-cell table:formula="of:=[.A1108]/1000/(60*60*24)" office:value-type="time" office:time-value="PT04H54M54.152S" calcext:value-type="time">
            <text:p>04:54:54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8.22" calcext:value-type="float">
            <text:p>608.22</text:p>
          </table:table-cell>
          <table:table-cell office:value-type="float" office:value="749.27" calcext:value-type="float">
            <text:p>749.27</text:p>
          </table:table-cell>
        </table:table-row>
        <table:table-row table:style-name="ro1">
          <table:table-cell office:value-type="float" office:value="17710152" calcext:value-type="float">
            <text:p>17710152</text:p>
          </table:table-cell>
          <table:table-cell table:formula="of:=[.A1109]/1000/(60*60*24)" office:value-type="time" office:time-value="PT04H55M10.152S" calcext:value-type="time">
            <text:p>04:55:10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8.74" calcext:value-type="float">
            <text:p>608.74</text:p>
          </table:table-cell>
          <table:table-cell office:value-type="float" office:value="749.89" calcext:value-type="float">
            <text:p>749.89</text:p>
          </table:table-cell>
        </table:table-row>
        <table:table-row table:style-name="ro1">
          <table:table-cell office:value-type="float" office:value="17726152" calcext:value-type="float">
            <text:p>17726152</text:p>
          </table:table-cell>
          <table:table-cell table:formula="of:=[.A1110]/1000/(60*60*24)" office:value-type="time" office:time-value="PT04H55M26.152S" calcext:value-type="time">
            <text:p>04:55:26</text:p>
          </table:table-cell>
          <table:table-cell office:value-type="float" office:value="1.18" calcext:value-type="float">
            <text:p>1.18</text:p>
          </table:table-cell>
          <table:table-cell office:value-type="float" office:value="118.4" calcext:value-type="float">
            <text:p>118.4</text:p>
          </table:table-cell>
          <table:table-cell office:value-type="float" office:value="139.22" calcext:value-type="float">
            <text:p>139.22</text:p>
          </table:table-cell>
          <table:table-cell office:value-type="float" office:value="609.27" calcext:value-type="float">
            <text:p>609.27</text:p>
          </table:table-cell>
          <table:table-cell office:value-type="float" office:value="750.51" calcext:value-type="float">
            <text:p>750.51</text:p>
          </table:table-cell>
        </table:table-row>
        <table:table-row table:style-name="ro1">
          <table:table-cell office:value-type="float" office:value="17742152" calcext:value-type="float">
            <text:p>17742152</text:p>
          </table:table-cell>
          <table:table-cell table:formula="of:=[.A1111]/1000/(60*60*24)" office:value-type="time" office:time-value="PT04H55M42.152S" calcext:value-type="time">
            <text:p>04:55:42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09.79" calcext:value-type="float">
            <text:p>609.79</text:p>
          </table:table-cell>
          <table:table-cell office:value-type="float" office:value="751.13" calcext:value-type="float">
            <text:p>751.13</text:p>
          </table:table-cell>
        </table:table-row>
        <table:table-row table:style-name="ro1">
          <table:table-cell office:value-type="float" office:value="17758152" calcext:value-type="float">
            <text:p>17758152</text:p>
          </table:table-cell>
          <table:table-cell table:formula="of:=[.A1112]/1000/(60*60*24)" office:value-type="time" office:time-value="PT04H55M58.152S" calcext:value-type="time">
            <text:p>04:55:58</text:p>
          </table:table-cell>
          <table:table-cell office:value-type="float" office:value="1.18" calcext:value-type="float">
            <text:p>1.18</text:p>
          </table:table-cell>
          <table:table-cell office:value-type="float" office:value="118.3" calcext:value-type="float">
            <text:p>118.3</text:p>
          </table:table-cell>
          <table:table-cell office:value-type="float" office:value="139.1" calcext:value-type="float">
            <text:p>139.1</text:p>
          </table:table-cell>
          <table:table-cell office:value-type="float" office:value="610.32" calcext:value-type="float">
            <text:p>610.32</text:p>
          </table:table-cell>
          <table:table-cell office:value-type="float" office:value="751.75" calcext:value-type="float">
            <text:p>751.75</text:p>
          </table:table-cell>
        </table:table-row>
        <table:table-row table:style-name="ro1">
          <table:table-cell office:value-type="float" office:value="17774152" calcext:value-type="float">
            <text:p>17774152</text:p>
          </table:table-cell>
          <table:table-cell table:formula="of:=[.A1113]/1000/(60*60*24)" office:value-type="time" office:time-value="PT04H56M14.152S" calcext:value-type="time">
            <text:p>04:56:1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0.85" calcext:value-type="float">
            <text:p>610.85</text:p>
          </table:table-cell>
          <table:table-cell office:value-type="float" office:value="752.36" calcext:value-type="float">
            <text:p>752.36</text:p>
          </table:table-cell>
        </table:table-row>
        <table:table-row table:style-name="ro1">
          <table:table-cell office:value-type="float" office:value="17790152" calcext:value-type="float">
            <text:p>17790152</text:p>
          </table:table-cell>
          <table:table-cell table:formula="of:=[.A1114]/1000/(60*60*24)" office:value-type="time" office:time-value="PT04H56M30.152S" calcext:value-type="time">
            <text:p>04:56:30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1.37" calcext:value-type="float">
            <text:p>611.37</text:p>
          </table:table-cell>
          <table:table-cell office:value-type="float" office:value="752.98" calcext:value-type="float">
            <text:p>752.98</text:p>
          </table:table-cell>
        </table:table-row>
        <table:table-row table:style-name="ro1">
          <table:table-cell office:value-type="float" office:value="17806152" calcext:value-type="float">
            <text:p>17806152</text:p>
          </table:table-cell>
          <table:table-cell table:formula="of:=[.A1115]/1000/(60*60*24)" office:value-type="time" office:time-value="PT04H56M46.152S" calcext:value-type="time">
            <text:p>04:56:46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1.9" calcext:value-type="float">
            <text:p>611.9</text:p>
          </table:table-cell>
          <table:table-cell office:value-type="float" office:value="753.6" calcext:value-type="float">
            <text:p>753.6</text:p>
          </table:table-cell>
        </table:table-row>
        <table:table-row table:style-name="ro1">
          <table:table-cell office:value-type="float" office:value="17822152" calcext:value-type="float">
            <text:p>17822152</text:p>
          </table:table-cell>
          <table:table-cell table:formula="of:=[.A1116]/1000/(60*60*24)" office:value-type="time" office:time-value="PT04H57M02.152S" calcext:value-type="time">
            <text:p>04:57:02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12.42" calcext:value-type="float">
            <text:p>612.42</text:p>
          </table:table-cell>
          <table:table-cell office:value-type="float" office:value="754.22" calcext:value-type="float">
            <text:p>754.22</text:p>
          </table:table-cell>
        </table:table-row>
        <table:table-row table:style-name="ro1">
          <table:table-cell office:value-type="float" office:value="17838152" calcext:value-type="float">
            <text:p>17838152</text:p>
          </table:table-cell>
          <table:table-cell table:formula="of:=[.A1117]/1000/(60*60*24)" office:value-type="time" office:time-value="PT04H57M18.152S" calcext:value-type="time">
            <text:p>04:57:18</text:p>
          </table:table-cell>
          <table:table-cell office:value-type="float" office:value="1.17" calcext:value-type="float">
            <text:p>1.17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51" calcext:value-type="float">
            <text:p>138.51</text:p>
          </table:table-cell>
          <table:table-cell office:value-type="float" office:value="612.95" calcext:value-type="float">
            <text:p>612.95</text:p>
          </table:table-cell>
          <table:table-cell office:value-type="float" office:value="754.83" calcext:value-type="float">
            <text:p>754.83</text:p>
          </table:table-cell>
        </table:table-row>
        <table:table-row table:style-name="ro1">
          <table:table-cell office:value-type="float" office:value="17854152" calcext:value-type="float">
            <text:p>17854152</text:p>
          </table:table-cell>
          <table:table-cell table:formula="of:=[.A1118]/1000/(60*60*24)" office:value-type="time" office:time-value="PT04H57M34.152S" calcext:value-type="time">
            <text:p>04:57:34</text:p>
          </table:table-cell>
          <table:table-cell office:value-type="float" office:value="1.18" calcext:value-type="float">
            <text:p>1.18</text:p>
          </table:table-cell>
          <table:table-cell office:value-type="float" office:value="118.2" calcext:value-type="float">
            <text:p>118.2</text:p>
          </table:table-cell>
          <table:table-cell office:value-type="float" office:value="138.98" calcext:value-type="float">
            <text:p>138.98</text:p>
          </table:table-cell>
          <table:table-cell office:value-type="float" office:value="613.47" calcext:value-type="float">
            <text:p>613.47</text:p>
          </table:table-cell>
          <table:table-cell office:value-type="float" office:value="755.45" calcext:value-type="float">
            <text:p>755.45</text:p>
          </table:table-cell>
        </table:table-row>
        <table:table-row table:style-name="ro1">
          <table:table-cell office:value-type="float" office:value="17870152" calcext:value-type="float">
            <text:p>17870152</text:p>
          </table:table-cell>
          <table:table-cell table:formula="of:=[.A1119]/1000/(60*60*24)" office:value-type="time" office:time-value="PT04H57M50.152S" calcext:value-type="time">
            <text:p>04:57:50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14" calcext:value-type="float">
            <text:p>614</text:p>
          </table:table-cell>
          <table:table-cell office:value-type="float" office:value="756.07" calcext:value-type="float">
            <text:p>756.07</text:p>
          </table:table-cell>
        </table:table-row>
        <table:table-row table:style-name="ro1">
          <table:table-cell office:value-type="float" office:value="17886152" calcext:value-type="float">
            <text:p>17886152</text:p>
          </table:table-cell>
          <table:table-cell table:formula="of:=[.A1120]/1000/(60*60*24)" office:value-type="time" office:time-value="PT04H58M06.152S" calcext:value-type="time">
            <text:p>04:58:06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14.52" calcext:value-type="float">
            <text:p>614.52</text:p>
          </table:table-cell>
          <table:table-cell office:value-type="float" office:value="756.68" calcext:value-type="float">
            <text:p>756.68</text:p>
          </table:table-cell>
        </table:table-row>
        <table:table-row table:style-name="ro1">
          <table:table-cell office:value-type="float" office:value="17902152" calcext:value-type="float">
            <text:p>17902152</text:p>
          </table:table-cell>
          <table:table-cell table:formula="of:=[.A1121]/1000/(60*60*24)" office:value-type="time" office:time-value="PT04H58M22.152S" calcext:value-type="time">
            <text:p>04:58:22</text:p>
          </table:table-cell>
          <table:table-cell office:value-type="float" office:value="1.18" calcext:value-type="float">
            <text:p>1.18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86" calcext:value-type="float">
            <text:p>138.86</text:p>
          </table:table-cell>
          <table:table-cell office:value-type="float" office:value="615.05" calcext:value-type="float">
            <text:p>615.05</text:p>
          </table:table-cell>
          <table:table-cell office:value-type="float" office:value="757.3" calcext:value-type="float">
            <text:p>757.3</text:p>
          </table:table-cell>
        </table:table-row>
        <table:table-row table:style-name="ro1">
          <table:table-cell office:value-type="float" office:value="17918152" calcext:value-type="float">
            <text:p>17918152</text:p>
          </table:table-cell>
          <table:table-cell table:formula="of:=[.A1122]/1000/(60*60*24)" office:value-type="time" office:time-value="PT04H58M38.152S" calcext:value-type="time">
            <text:p>04:58:38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15.57" calcext:value-type="float">
            <text:p>615.57</text:p>
          </table:table-cell>
          <table:table-cell office:value-type="float" office:value="757.91" calcext:value-type="float">
            <text:p>757.91</text:p>
          </table:table-cell>
        </table:table-row>
        <table:table-row table:style-name="ro1">
          <table:table-cell office:value-type="float" office:value="17934152" calcext:value-type="float">
            <text:p>17934152</text:p>
          </table:table-cell>
          <table:table-cell table:formula="of:=[.A1123]/1000/(60*60*24)" office:value-type="time" office:time-value="PT04H58M54.152S" calcext:value-type="time">
            <text:p>04:58:54</text:p>
          </table:table-cell>
          <table:table-cell office:value-type="float" office:value="1.17" calcext:value-type="float">
            <text:p>1.17</text:p>
          </table:table-cell>
          <table:table-cell office:value-type="float" office:value="118.1" calcext:value-type="float">
            <text:p>118.1</text:p>
          </table:table-cell>
          <table:table-cell office:value-type="float" office:value="138.39" calcext:value-type="float">
            <text:p>138.39</text:p>
          </table:table-cell>
          <table:table-cell office:value-type="float" office:value="616.09" calcext:value-type="float">
            <text:p>616.09</text:p>
          </table:table-cell>
          <table:table-cell office:value-type="float" office:value="758.53" calcext:value-type="float">
            <text:p>758.53</text:p>
          </table:table-cell>
        </table:table-row>
        <table:table-row table:style-name="ro1">
          <table:table-cell office:value-type="float" office:value="17950152" calcext:value-type="float">
            <text:p>17950152</text:p>
          </table:table-cell>
          <table:table-cell table:formula="of:=[.A1124]/1000/(60*60*24)" office:value-type="time" office:time-value="PT04H59M10.152S" calcext:value-type="time">
            <text:p>04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6.62" calcext:value-type="float">
            <text:p>616.62</text:p>
          </table:table-cell>
          <table:table-cell office:value-type="float" office:value="759.14" calcext:value-type="float">
            <text:p>759.14</text:p>
          </table:table-cell>
        </table:table-row>
        <table:table-row table:style-name="ro1">
          <table:table-cell office:value-type="float" office:value="17966152" calcext:value-type="float">
            <text:p>17966152</text:p>
          </table:table-cell>
          <table:table-cell table:formula="of:=[.A1125]/1000/(60*60*24)" office:value-type="time" office:time-value="PT04H59M26.152S" calcext:value-type="time">
            <text:p>04:59:26</text:p>
          </table:table-cell>
          <table:table-cell office:value-type="float" office:value="1.17" calcext:value-type="float">
            <text:p>1.17</text:p>
          </table:table-cell>
          <table:table-cell office:value-type="float" office:value="118" calcext:value-type="float">
            <text:p>118</text:p>
          </table:table-cell>
          <table:table-cell office:value-type="float" office:value="138.27" calcext:value-type="float">
            <text:p>138.27</text:p>
          </table:table-cell>
          <table:table-cell office:value-type="float" office:value="617.14" calcext:value-type="float">
            <text:p>617.14</text:p>
          </table:table-cell>
          <table:table-cell office:value-type="float" office:value="759.76" calcext:value-type="float">
            <text:p>759.76</text:p>
          </table:table-cell>
        </table:table-row>
        <table:table-row table:style-name="ro1">
          <table:table-cell office:value-type="float" office:value="17982152" calcext:value-type="float">
            <text:p>17982152</text:p>
          </table:table-cell>
          <table:table-cell table:formula="of:=[.A1126]/1000/(60*60*24)" office:value-type="time" office:time-value="PT04H59M42.152S" calcext:value-type="time">
            <text:p>04:59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17.67" calcext:value-type="float">
            <text:p>617.67</text:p>
          </table:table-cell>
          <table:table-cell office:value-type="float" office:value="760.37" calcext:value-type="float">
            <text:p>760.37</text:p>
          </table:table-cell>
        </table:table-row>
        <table:table-row table:style-name="ro1">
          <table:table-cell office:value-type="float" office:value="17998152" calcext:value-type="float">
            <text:p>17998152</text:p>
          </table:table-cell>
          <table:table-cell table:formula="of:=[.A1127]/1000/(60*60*24)" office:value-type="time" office:time-value="PT04H59M58.152S" calcext:value-type="time">
            <text:p>04:59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18.19" calcext:value-type="float">
            <text:p>618.19</text:p>
          </table:table-cell>
          <table:table-cell office:value-type="float" office:value="760.99" calcext:value-type="float">
            <text:p>760.99</text:p>
          </table:table-cell>
        </table:table-row>
        <table:table-row table:style-name="ro1">
          <table:table-cell office:value-type="float" office:value="18014152" calcext:value-type="float">
            <text:p>18014152</text:p>
          </table:table-cell>
          <table:table-cell table:formula="of:=[.A1128]/1000/(60*60*24)" office:value-type="time" office:time-value="PT05H00M14.152S" calcext:value-type="time">
            <text:p>05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6" calcext:value-type="float">
            <text:p>138.16</text:p>
          </table:table-cell>
          <table:table-cell office:value-type="float" office:value="618.72" calcext:value-type="float">
            <text:p>618.72</text:p>
          </table:table-cell>
          <table:table-cell office:value-type="float" office:value="761.6" calcext:value-type="float">
            <text:p>761.6</text:p>
          </table:table-cell>
        </table:table-row>
        <table:table-row table:style-name="ro1">
          <table:table-cell office:value-type="float" office:value="18030152" calcext:value-type="float">
            <text:p>18030152</text:p>
          </table:table-cell>
          <table:table-cell table:formula="of:=[.A1129]/1000/(60*60*24)" office:value-type="time" office:time-value="PT05H00M30.152S" calcext:value-type="time">
            <text:p>05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19.24" calcext:value-type="float">
            <text:p>619.24</text:p>
          </table:table-cell>
          <table:table-cell office:value-type="float" office:value="762.22" calcext:value-type="float">
            <text:p>762.22</text:p>
          </table:table-cell>
        </table:table-row>
        <table:table-row table:style-name="ro1">
          <table:table-cell office:value-type="float" office:value="18046152" calcext:value-type="float">
            <text:p>18046152</text:p>
          </table:table-cell>
          <table:table-cell table:formula="of:=[.A1130]/1000/(60*60*24)" office:value-type="time" office:time-value="PT05H00M46.152S" calcext:value-type="time">
            <text:p>05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7.68" calcext:value-type="float">
            <text:p>137.68</text:p>
          </table:table-cell>
          <table:table-cell office:value-type="float" office:value="619.76" calcext:value-type="float">
            <text:p>619.76</text:p>
          </table:table-cell>
          <table:table-cell office:value-type="float" office:value="762.83" calcext:value-type="float">
            <text:p>762.83</text:p>
          </table:table-cell>
        </table:table-row>
        <table:table-row table:style-name="ro1">
          <table:table-cell office:value-type="float" office:value="18062152" calcext:value-type="float">
            <text:p>18062152</text:p>
          </table:table-cell>
          <table:table-cell table:formula="of:=[.A1131]/1000/(60*60*24)" office:value-type="time" office:time-value="PT05H01M02.152S" calcext:value-type="time">
            <text:p>05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9" calcext:value-type="float">
            <text:p>117.9</text:p>
          </table:table-cell>
          <table:table-cell office:value-type="float" office:value="138.15" calcext:value-type="float">
            <text:p>138.15</text:p>
          </table:table-cell>
          <table:table-cell office:value-type="float" office:value="620.29" calcext:value-type="float">
            <text:p>620.29</text:p>
          </table:table-cell>
          <table:table-cell office:value-type="float" office:value="763.44" calcext:value-type="float">
            <text:p>763.44</text:p>
          </table:table-cell>
        </table:table-row>
        <table:table-row table:style-name="ro1">
          <table:table-cell office:value-type="float" office:value="18078152" calcext:value-type="float">
            <text:p>18078152</text:p>
          </table:table-cell>
          <table:table-cell table:formula="of:=[.A1132]/1000/(60*60*24)" office:value-type="time" office:time-value="PT05H01M18.152S" calcext:value-type="time">
            <text:p>05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4" calcext:value-type="float">
            <text:p>138.04</text:p>
          </table:table-cell>
          <table:table-cell office:value-type="float" office:value="620.81" calcext:value-type="float">
            <text:p>620.81</text:p>
          </table:table-cell>
          <table:table-cell office:value-type="float" office:value="764.06" calcext:value-type="float">
            <text:p>764.06</text:p>
          </table:table-cell>
        </table:table-row>
        <table:table-row table:style-name="ro1">
          <table:table-cell office:value-type="float" office:value="18094152" calcext:value-type="float">
            <text:p>18094152</text:p>
          </table:table-cell>
          <table:table-cell table:formula="of:=[.A1133]/1000/(60*60*24)" office:value-type="time" office:time-value="PT05H01M34.152S" calcext:value-type="time">
            <text:p>05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8.03" calcext:value-type="float">
            <text:p>138.03</text:p>
          </table:table-cell>
          <table:table-cell office:value-type="float" office:value="621.34" calcext:value-type="float">
            <text:p>621.34</text:p>
          </table:table-cell>
          <table:table-cell office:value-type="float" office:value="764.67" calcext:value-type="float">
            <text:p>764.67</text:p>
          </table:table-cell>
        </table:table-row>
        <table:table-row table:style-name="ro1">
          <table:table-cell office:value-type="float" office:value="18110152" calcext:value-type="float">
            <text:p>18110152</text:p>
          </table:table-cell>
          <table:table-cell table:formula="of:=[.A1134]/1000/(60*60*24)" office:value-type="time" office:time-value="PT05H01M50.152S" calcext:value-type="time">
            <text:p>05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21.86" calcext:value-type="float">
            <text:p>621.86</text:p>
          </table:table-cell>
          <table:table-cell office:value-type="float" office:value="765.28" calcext:value-type="float">
            <text:p>765.28</text:p>
          </table:table-cell>
        </table:table-row>
        <table:table-row table:style-name="ro1">
          <table:table-cell office:value-type="float" office:value="18126152" calcext:value-type="float">
            <text:p>18126152</text:p>
          </table:table-cell>
          <table:table-cell table:formula="of:=[.A1135]/1000/(60*60*24)" office:value-type="time" office:time-value="PT05H02M06.152S" calcext:value-type="time">
            <text:p>05:02:06</text:p>
          </table:table-cell>
          <table:table-cell office:value-type="float" office:value="1.17" calcext:value-type="float">
            <text:p>1.17</text:p>
          </table:table-cell>
          <table:table-cell office:value-type="float" office:value="117.8" calcext:value-type="float">
            <text:p>117.8</text:p>
          </table:table-cell>
          <table:table-cell office:value-type="float" office:value="137.56" calcext:value-type="float">
            <text:p>137.56</text:p>
          </table:table-cell>
          <table:table-cell office:value-type="float" office:value="622.38" calcext:value-type="float">
            <text:p>622.38</text:p>
          </table:table-cell>
          <table:table-cell office:value-type="float" office:value="765.89" calcext:value-type="float">
            <text:p>765.89</text:p>
          </table:table-cell>
        </table:table-row>
        <table:table-row table:style-name="ro1">
          <table:table-cell office:value-type="float" office:value="18142152" calcext:value-type="float">
            <text:p>18142152</text:p>
          </table:table-cell>
          <table:table-cell table:formula="of:=[.A1136]/1000/(60*60*24)" office:value-type="time" office:time-value="PT05H02M22.152S" calcext:value-type="time">
            <text:p>05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92" calcext:value-type="float">
            <text:p>137.92</text:p>
          </table:table-cell>
          <table:table-cell office:value-type="float" office:value="622.91" calcext:value-type="float">
            <text:p>622.91</text:p>
          </table:table-cell>
          <table:table-cell office:value-type="float" office:value="766.51" calcext:value-type="float">
            <text:p>766.51</text:p>
          </table:table-cell>
        </table:table-row>
        <table:table-row table:style-name="ro1">
          <table:table-cell office:value-type="float" office:value="18158152" calcext:value-type="float">
            <text:p>18158152</text:p>
          </table:table-cell>
          <table:table-cell table:formula="of:=[.A1137]/1000/(60*60*24)" office:value-type="time" office:time-value="PT05H02M38.152S" calcext:value-type="time">
            <text:p>05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3.43" calcext:value-type="float">
            <text:p>623.43</text:p>
          </table:table-cell>
          <table:table-cell office:value-type="float" office:value="767.12" calcext:value-type="float">
            <text:p>767.12</text:p>
          </table:table-cell>
        </table:table-row>
        <table:table-row table:style-name="ro1">
          <table:table-cell office:value-type="float" office:value="18174152" calcext:value-type="float">
            <text:p>18174152</text:p>
          </table:table-cell>
          <table:table-cell table:formula="of:=[.A1138]/1000/(60*60*24)" office:value-type="time" office:time-value="PT05H02M54.152S" calcext:value-type="time">
            <text:p>05:02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3.95" calcext:value-type="float">
            <text:p>623.95</text:p>
          </table:table-cell>
          <table:table-cell office:value-type="float" office:value="767.73" calcext:value-type="float">
            <text:p>767.73</text:p>
          </table:table-cell>
        </table:table-row>
        <table:table-row table:style-name="ro1">
          <table:table-cell office:value-type="float" office:value="18190152" calcext:value-type="float">
            <text:p>18190152</text:p>
          </table:table-cell>
          <table:table-cell table:formula="of:=[.A1139]/1000/(60*60*24)" office:value-type="time" office:time-value="PT05H03M10.152S" calcext:value-type="time">
            <text:p>05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4.48" calcext:value-type="float">
            <text:p>624.48</text:p>
          </table:table-cell>
          <table:table-cell office:value-type="float" office:value="768.34" calcext:value-type="float">
            <text:p>768.34</text:p>
          </table:table-cell>
        </table:table-row>
        <table:table-row table:style-name="ro1">
          <table:table-cell office:value-type="float" office:value="18206152" calcext:value-type="float">
            <text:p>18206152</text:p>
          </table:table-cell>
          <table:table-cell table:formula="of:=[.A1140]/1000/(60*60*24)" office:value-type="time" office:time-value="PT05H03M26.152S" calcext:value-type="time">
            <text:p>05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117.7" calcext:value-type="float">
            <text:p>117.7</text:p>
          </table:table-cell>
          <table:table-cell office:value-type="float" office:value="137.45" calcext:value-type="float">
            <text:p>137.45</text:p>
          </table:table-cell>
          <table:table-cell office:value-type="float" office:value="625" calcext:value-type="float">
            <text:p>625</text:p>
          </table:table-cell>
          <table:table-cell office:value-type="float" office:value="768.95" calcext:value-type="float">
            <text:p>768.95</text:p>
          </table:table-cell>
        </table:table-row>
        <table:table-row table:style-name="ro1">
          <table:table-cell office:value-type="float" office:value="18222152" calcext:value-type="float">
            <text:p>18222152</text:p>
          </table:table-cell>
          <table:table-cell table:formula="of:=[.A1141]/1000/(60*60*24)" office:value-type="time" office:time-value="PT05H03M42.152S" calcext:value-type="time">
            <text:p>05:03:42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25.52" calcext:value-type="float">
            <text:p>625.52</text:p>
          </table:table-cell>
          <table:table-cell office:value-type="float" office:value="769.56" calcext:value-type="float">
            <text:p>769.56</text:p>
          </table:table-cell>
        </table:table-row>
        <table:table-row table:style-name="ro1">
          <table:table-cell office:value-type="float" office:value="18238152" calcext:value-type="float">
            <text:p>18238152</text:p>
          </table:table-cell>
          <table:table-cell table:formula="of:=[.A1142]/1000/(60*60*24)" office:value-type="time" office:time-value="PT05H03M58.152S" calcext:value-type="time">
            <text:p>05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26.04" calcext:value-type="float">
            <text:p>626.04</text:p>
          </table:table-cell>
          <table:table-cell office:value-type="float" office:value="770.17" calcext:value-type="float">
            <text:p>770.17</text:p>
          </table:table-cell>
        </table:table-row>
        <table:table-row table:style-name="ro1">
          <table:table-cell office:value-type="float" office:value="18254152" calcext:value-type="float">
            <text:p>18254152</text:p>
          </table:table-cell>
          <table:table-cell table:formula="of:=[.A1143]/1000/(60*60*24)" office:value-type="time" office:time-value="PT05H04M14.152S" calcext:value-type="time">
            <text:p>05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117.6" calcext:value-type="float">
            <text:p>117.6</text:p>
          </table:table-cell>
          <table:table-cell office:value-type="float" office:value="137.33" calcext:value-type="float">
            <text:p>137.33</text:p>
          </table:table-cell>
          <table:table-cell office:value-type="float" office:value="626.57" calcext:value-type="float">
            <text:p>626.57</text:p>
          </table:table-cell>
          <table:table-cell office:value-type="float" office:value="770.78" calcext:value-type="float">
            <text:p>770.78</text:p>
          </table:table-cell>
        </table:table-row>
        <table:table-row table:style-name="ro1">
          <table:table-cell office:value-type="float" office:value="18270152" calcext:value-type="float">
            <text:p>18270152</text:p>
          </table:table-cell>
          <table:table-cell table:formula="of:=[.A1144]/1000/(60*60*24)" office:value-type="time" office:time-value="PT05H04M30.152S" calcext:value-type="time">
            <text:p>05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7.09" calcext:value-type="float">
            <text:p>627.09</text:p>
          </table:table-cell>
          <table:table-cell office:value-type="float" office:value="771.39" calcext:value-type="float">
            <text:p>771.39</text:p>
          </table:table-cell>
        </table:table-row>
        <table:table-row table:style-name="ro1">
          <table:table-cell office:value-type="float" office:value="18286152" calcext:value-type="float">
            <text:p>18286152</text:p>
          </table:table-cell>
          <table:table-cell table:formula="of:=[.A1145]/1000/(60*60*24)" office:value-type="time" office:time-value="PT05H04M46.152S" calcext:value-type="time">
            <text:p>05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7.61" calcext:value-type="float">
            <text:p>627.61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18302152" calcext:value-type="float">
            <text:p>18302152</text:p>
          </table:table-cell>
          <table:table-cell table:formula="of:=[.A1146]/1000/(60*60*24)" office:value-type="time" office:time-value="PT05H05M02.152S" calcext:value-type="time">
            <text:p>05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117.5" calcext:value-type="float">
            <text:p>117.5</text:p>
          </table:table-cell>
          <table:table-cell office:value-type="float" office:value="137.21" calcext:value-type="float">
            <text:p>137.21</text:p>
          </table:table-cell>
          <table:table-cell office:value-type="float" office:value="628.13" calcext:value-type="float">
            <text:p>628.13</text:p>
          </table:table-cell>
          <table:table-cell office:value-type="float" office:value="772.61" calcext:value-type="float">
            <text:p>772.61</text:p>
          </table:table-cell>
        </table:table-row>
        <table:table-row table:style-name="ro1">
          <table:table-cell office:value-type="float" office:value="18318152" calcext:value-type="float">
            <text:p>18318152</text:p>
          </table:table-cell>
          <table:table-cell table:formula="of:=[.A1147]/1000/(60*60*24)" office:value-type="time" office:time-value="PT05H05M18.152S" calcext:value-type="time">
            <text:p>05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8.66" calcext:value-type="float">
            <text:p>628.66</text:p>
          </table:table-cell>
          <table:table-cell office:value-type="float" office:value="773.22" calcext:value-type="float">
            <text:p>773.22</text:p>
          </table:table-cell>
        </table:table-row>
        <table:table-row table:style-name="ro1">
          <table:table-cell office:value-type="float" office:value="18334152" calcext:value-type="float">
            <text:p>18334152</text:p>
          </table:table-cell>
          <table:table-cell table:formula="of:=[.A1148]/1000/(60*60*24)" office:value-type="time" office:time-value="PT05H05M34.152S" calcext:value-type="time">
            <text:p>05:05:34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9.18" calcext:value-type="float">
            <text:p>629.18</text:p>
          </table:table-cell>
          <table:table-cell office:value-type="float" office:value="773.83" calcext:value-type="float">
            <text:p>773.83</text:p>
          </table:table-cell>
        </table:table-row>
        <table:table-row table:style-name="ro1">
          <table:table-cell office:value-type="float" office:value="18350152" calcext:value-type="float">
            <text:p>18350152</text:p>
          </table:table-cell>
          <table:table-cell table:formula="of:=[.A1149]/1000/(60*60*24)" office:value-type="time" office:time-value="PT05H05M50.152S" calcext:value-type="time">
            <text:p>05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29.7" calcext:value-type="float">
            <text:p>629.7</text:p>
          </table:table-cell>
          <table:table-cell office:value-type="float" office:value="774.44" calcext:value-type="float">
            <text:p>774.44</text:p>
          </table:table-cell>
        </table:table-row>
        <table:table-row table:style-name="ro1">
          <table:table-cell office:value-type="float" office:value="18366152" calcext:value-type="float">
            <text:p>18366152</text:p>
          </table:table-cell>
          <table:table-cell table:formula="of:=[.A1150]/1000/(60*60*24)" office:value-type="time" office:time-value="PT05H06M06.152S" calcext:value-type="time">
            <text:p>05:06:06</text:p>
          </table:table-cell>
          <table:table-cell office:value-type="float" office:value="1.16" calcext:value-type="float">
            <text:p>1.16</text:p>
          </table:table-cell>
          <table:table-cell office:value-type="float" office:value="117.4" calcext:value-type="float">
            <text:p>117.4</text:p>
          </table:table-cell>
          <table:table-cell office:value-type="float" office:value="136.62" calcext:value-type="float">
            <text:p>136.62</text:p>
          </table:table-cell>
          <table:table-cell office:value-type="float" office:value="630.22" calcext:value-type="float">
            <text:p>630.22</text:p>
          </table:table-cell>
          <table:table-cell office:value-type="float" office:value="775.05" calcext:value-type="float">
            <text:p>775.05</text:p>
          </table:table-cell>
        </table:table-row>
        <table:table-row table:style-name="ro1">
          <table:table-cell office:value-type="float" office:value="18382152" calcext:value-type="float">
            <text:p>18382152</text:p>
          </table:table-cell>
          <table:table-cell table:formula="of:=[.A1151]/1000/(60*60*24)" office:value-type="time" office:time-value="PT05H06M22.152S" calcext:value-type="time">
            <text:p>05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117.4" calcext:value-type="float">
            <text:p>117.4</text:p>
          </table:table-cell>
          <table:table-cell office:value-type="float" office:value="137.09" calcext:value-type="float">
            <text:p>137.09</text:p>
          </table:table-cell>
          <table:table-cell office:value-type="float" office:value="630.74" calcext:value-type="float">
            <text:p>630.74</text:p>
          </table:table-cell>
          <table:table-cell office:value-type="float" office:value="775.66" calcext:value-type="float">
            <text:p>775.66</text:p>
          </table:table-cell>
        </table:table-row>
        <table:table-row table:style-name="ro1">
          <table:table-cell office:value-type="float" office:value="18398152" calcext:value-type="float">
            <text:p>18398152</text:p>
          </table:table-cell>
          <table:table-cell table:formula="of:=[.A1152]/1000/(60*60*24)" office:value-type="time" office:time-value="PT05H06M38.152S" calcext:value-type="time">
            <text:p>05:06:38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31.26" calcext:value-type="float">
            <text:p>631.26</text:p>
          </table:table-cell>
          <table:table-cell office:value-type="float" office:value="776.27" calcext:value-type="float">
            <text:p>776.27</text:p>
          </table:table-cell>
        </table:table-row>
        <table:table-row table:style-name="ro1">
          <table:table-cell office:value-type="float" office:value="18414152" calcext:value-type="float">
            <text:p>18414152</text:p>
          </table:table-cell>
          <table:table-cell table:formula="of:=[.A1153]/1000/(60*60*24)" office:value-type="time" office:time-value="PT05H06M54.152S" calcext:value-type="time">
            <text:p>05:06:54</text:p>
          </table:table-cell>
          <table:table-cell office:value-type="float" office:value="1.17" calcext:value-type="float">
            <text:p>1.17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97" calcext:value-type="float">
            <text:p>136.97</text:p>
          </table:table-cell>
          <table:table-cell office:value-type="float" office:value="631.79" calcext:value-type="float">
            <text:p>631.79</text:p>
          </table:table-cell>
          <table:table-cell office:value-type="float" office:value="776.87" calcext:value-type="float">
            <text:p>776.87</text:p>
          </table:table-cell>
        </table:table-row>
        <table:table-row table:style-name="ro1">
          <table:table-cell office:value-type="float" office:value="18430152" calcext:value-type="float">
            <text:p>18430152</text:p>
          </table:table-cell>
          <table:table-cell table:formula="of:=[.A1154]/1000/(60*60*24)" office:value-type="time" office:time-value="PT05H07M10.152S" calcext:value-type="time">
            <text:p>05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117.3" calcext:value-type="float">
            <text:p>117.3</text:p>
          </table:table-cell>
          <table:table-cell office:value-type="float" office:value="136.5" calcext:value-type="float">
            <text:p>136.5</text:p>
          </table:table-cell>
          <table:table-cell office:value-type="float" office:value="632.31" calcext:value-type="float">
            <text:p>632.31</text:p>
          </table:table-cell>
          <table:table-cell office:value-type="float" office:value="777.48" calcext:value-type="float">
            <text:p>777.48</text:p>
          </table:table-cell>
        </table:table-row>
        <table:table-row table:style-name="ro1">
          <table:table-cell office:value-type="float" office:value="18446152" calcext:value-type="float">
            <text:p>18446152</text:p>
          </table:table-cell>
          <table:table-cell table:formula="of:=[.A1155]/1000/(60*60*24)" office:value-type="time" office:time-value="PT05H07M26.152S" calcext:value-type="time">
            <text:p>05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2.83" calcext:value-type="float">
            <text:p>632.83</text:p>
          </table:table-cell>
          <table:table-cell office:value-type="float" office:value="778.09" calcext:value-type="float">
            <text:p>778.09</text:p>
          </table:table-cell>
        </table:table-row>
        <table:table-row table:style-name="ro1">
          <table:table-cell office:value-type="float" office:value="18462152" calcext:value-type="float">
            <text:p>18462152</text:p>
          </table:table-cell>
          <table:table-cell table:formula="of:=[.A1156]/1000/(60*60*24)" office:value-type="time" office:time-value="PT05H07M42.152S" calcext:value-type="time">
            <text:p>05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3.35" calcext:value-type="float">
            <text:p>633.35</text:p>
          </table:table-cell>
          <table:table-cell office:value-type="float" office:value="778.69" calcext:value-type="float">
            <text:p>778.69</text:p>
          </table:table-cell>
        </table:table-row>
        <table:table-row table:style-name="ro1">
          <table:table-cell office:value-type="float" office:value="18478152" calcext:value-type="float">
            <text:p>18478152</text:p>
          </table:table-cell>
          <table:table-cell table:formula="of:=[.A1157]/1000/(60*60*24)" office:value-type="time" office:time-value="PT05H07M58.152S" calcext:value-type="time">
            <text:p>05:07:58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3.87" calcext:value-type="float">
            <text:p>633.87</text:p>
          </table:table-cell>
          <table:table-cell office:value-type="float" office:value="779.3" calcext:value-type="float">
            <text:p>779.3</text:p>
          </table:table-cell>
        </table:table-row>
        <table:table-row table:style-name="ro1">
          <table:table-cell office:value-type="float" office:value="18494152" calcext:value-type="float">
            <text:p>18494152</text:p>
          </table:table-cell>
          <table:table-cell table:formula="of:=[.A1158]/1000/(60*60*24)" office:value-type="time" office:time-value="PT05H08M14.152S" calcext:value-type="time">
            <text:p>05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117.2" calcext:value-type="float">
            <text:p>117.2</text:p>
          </table:table-cell>
          <table:table-cell office:value-type="float" office:value="136.39" calcext:value-type="float">
            <text:p>136.39</text:p>
          </table:table-cell>
          <table:table-cell office:value-type="float" office:value="634.39" calcext:value-type="float">
            <text:p>634.39</text:p>
          </table:table-cell>
          <table:table-cell office:value-type="float" office:value="779.91" calcext:value-type="float">
            <text:p>779.91</text:p>
          </table:table-cell>
        </table:table-row>
        <table:table-row table:style-name="ro1">
          <table:table-cell office:value-type="float" office:value="18510152" calcext:value-type="float">
            <text:p>18510152</text:p>
          </table:table-cell>
          <table:table-cell table:formula="of:=[.A1159]/1000/(60*60*24)" office:value-type="time" office:time-value="PT05H08M30.152S" calcext:value-type="time">
            <text:p>05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34.91" calcext:value-type="float">
            <text:p>634.91</text:p>
          </table:table-cell>
          <table:table-cell office:value-type="float" office:value="780.51" calcext:value-type="float">
            <text:p>780.51</text:p>
          </table:table-cell>
        </table:table-row>
        <table:table-row table:style-name="ro1">
          <table:table-cell office:value-type="float" office:value="18526152" calcext:value-type="float">
            <text:p>18526152</text:p>
          </table:table-cell>
          <table:table-cell table:formula="of:=[.A1160]/1000/(60*60*24)" office:value-type="time" office:time-value="PT05H08M46.152S" calcext:value-type="time">
            <text:p>05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35.43" calcext:value-type="float">
            <text:p>635.43</text:p>
          </table:table-cell>
          <table:table-cell office:value-type="float" office:value="781.12" calcext:value-type="float">
            <text:p>781.12</text:p>
          </table:table-cell>
        </table:table-row>
        <table:table-row table:style-name="ro1">
          <table:table-cell office:value-type="float" office:value="18542152" calcext:value-type="float">
            <text:p>18542152</text:p>
          </table:table-cell>
          <table:table-cell table:formula="of:=[.A1161]/1000/(60*60*24)" office:value-type="time" office:time-value="PT05H09M02.152S" calcext:value-type="time">
            <text:p>05:09:02</text:p>
          </table:table-cell>
          <table:table-cell office:value-type="float" office:value="1.16" calcext:value-type="float">
            <text:p>1.16</text:p>
          </table:table-cell>
          <table:table-cell office:value-type="float" office:value="117.1" calcext:value-type="float">
            <text:p>117.1</text:p>
          </table:table-cell>
          <table:table-cell office:value-type="float" office:value="136.27" calcext:value-type="float">
            <text:p>136.27</text:p>
          </table:table-cell>
          <table:table-cell office:value-type="float" office:value="635.95" calcext:value-type="float">
            <text:p>635.95</text:p>
          </table:table-cell>
          <table:table-cell office:value-type="float" office:value="781.72" calcext:value-type="float">
            <text:p>781.72</text:p>
          </table:table-cell>
        </table:table-row>
        <table:table-row table:style-name="ro1">
          <table:table-cell office:value-type="float" office:value="18558152" calcext:value-type="float">
            <text:p>18558152</text:p>
          </table:table-cell>
          <table:table-cell table:formula="of:=[.A1162]/1000/(60*60*24)" office:value-type="time" office:time-value="PT05H09M18.152S" calcext:value-type="time">
            <text:p>05:09:18</text:p>
          </table:table-cell>
          <table:table-cell office:value-type="float" office:value="1.16" calcext:value-type="float">
            <text:p>1.16</text:p>
          </table:table-cell>
          <table:table-cell office:value-type="float" office:value="117" calcext:value-type="float">
            <text:p>117</text:p>
          </table:table-cell>
          <table:table-cell office:value-type="float" office:value="136.15" calcext:value-type="float">
            <text:p>136.15</text:p>
          </table:table-cell>
          <table:table-cell office:value-type="float" office:value="636.47" calcext:value-type="float">
            <text:p>636.47</text:p>
          </table:table-cell>
          <table:table-cell office:value-type="float" office:value="782.33" calcext:value-type="float">
            <text:p>782.33</text:p>
          </table:table-cell>
        </table:table-row>
        <table:table-row table:style-name="ro1">
          <table:table-cell office:value-type="float" office:value="18574152" calcext:value-type="float">
            <text:p>18574152</text:p>
          </table:table-cell>
          <table:table-cell table:formula="of:=[.A1163]/1000/(60*60*24)" office:value-type="time" office:time-value="PT05H09M34.152S" calcext:value-type="time">
            <text:p>05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36.99" calcext:value-type="float">
            <text:p>636.99</text:p>
          </table:table-cell>
          <table:table-cell office:value-type="float" office:value="782.93" calcext:value-type="float">
            <text:p>782.93</text:p>
          </table:table-cell>
        </table:table-row>
        <table:table-row table:style-name="ro1">
          <table:table-cell office:value-type="float" office:value="18590152" calcext:value-type="float">
            <text:p>18590152</text:p>
          </table:table-cell>
          <table:table-cell table:formula="of:=[.A1164]/1000/(60*60*24)" office:value-type="time" office:time-value="PT05H09M50.152S" calcext:value-type="time">
            <text:p>05:09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37.51" calcext:value-type="float">
            <text:p>637.51</text:p>
          </table:table-cell>
          <table:table-cell office:value-type="float" office:value="783.54" calcext:value-type="float">
            <text:p>783.54</text:p>
          </table:table-cell>
        </table:table-row>
        <table:table-row table:style-name="ro1">
          <table:table-cell office:value-type="float" office:value="18606152" calcext:value-type="float">
            <text:p>18606152</text:p>
          </table:table-cell>
          <table:table-cell table:formula="of:=[.A1165]/1000/(60*60*24)" office:value-type="time" office:time-value="PT05H10M06.152S" calcext:value-type="time">
            <text:p>05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6.04" calcext:value-type="float">
            <text:p>136.04</text:p>
          </table:table-cell>
          <table:table-cell office:value-type="float" office:value="638.03" calcext:value-type="float">
            <text:p>638.03</text:p>
          </table:table-cell>
          <table:table-cell office:value-type="float" office:value="784.14" calcext:value-type="float">
            <text:p>784.14</text:p>
          </table:table-cell>
        </table:table-row>
        <table:table-row table:style-name="ro1">
          <table:table-cell office:value-type="float" office:value="18622152" calcext:value-type="float">
            <text:p>18622152</text:p>
          </table:table-cell>
          <table:table-cell table:formula="of:=[.A1166]/1000/(60*60*24)" office:value-type="time" office:time-value="PT05H10M22.152S" calcext:value-type="time">
            <text:p>05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38.55" calcext:value-type="float">
            <text:p>638.55</text:p>
          </table:table-cell>
          <table:table-cell office:value-type="float" office:value="784.75" calcext:value-type="float">
            <text:p>784.75</text:p>
          </table:table-cell>
        </table:table-row>
        <table:table-row table:style-name="ro1">
          <table:table-cell office:value-type="float" office:value="18638152" calcext:value-type="float">
            <text:p>18638152</text:p>
          </table:table-cell>
          <table:table-cell table:formula="of:=[.A1167]/1000/(60*60*24)" office:value-type="time" office:time-value="PT05H10M38.152S" calcext:value-type="time">
            <text:p>05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39.07" calcext:value-type="float">
            <text:p>639.07</text:p>
          </table:table-cell>
          <table:table-cell office:value-type="float" office:value="785.35" calcext:value-type="float">
            <text:p>785.35</text:p>
          </table:table-cell>
        </table:table-row>
        <table:table-row table:style-name="ro1">
          <table:table-cell office:value-type="float" office:value="18654152" calcext:value-type="float">
            <text:p>18654152</text:p>
          </table:table-cell>
          <table:table-cell table:formula="of:=[.A1168]/1000/(60*60*24)" office:value-type="time" office:time-value="PT05H10M54.152S" calcext:value-type="time">
            <text:p>05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9" calcext:value-type="float">
            <text:p>116.9</text:p>
          </table:table-cell>
          <table:table-cell office:value-type="float" office:value="135.57" calcext:value-type="float">
            <text:p>135.57</text:p>
          </table:table-cell>
          <table:table-cell office:value-type="float" office:value="639.59" calcext:value-type="float">
            <text:p>639.59</text:p>
          </table:table-cell>
          <table:table-cell office:value-type="float" office:value="785.95" calcext:value-type="float">
            <text:p>785.95</text:p>
          </table:table-cell>
        </table:table-row>
        <table:table-row table:style-name="ro1">
          <table:table-cell office:value-type="float" office:value="18670152" calcext:value-type="float">
            <text:p>18670152</text:p>
          </table:table-cell>
          <table:table-cell table:formula="of:=[.A1169]/1000/(60*60*24)" office:value-type="time" office:time-value="PT05H11M10.152S" calcext:value-type="time">
            <text:p>05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40.11" calcext:value-type="float">
            <text:p>640.11</text:p>
          </table:table-cell>
          <table:table-cell office:value-type="float" office:value="786.55" calcext:value-type="float">
            <text:p>786.55</text:p>
          </table:table-cell>
        </table:table-row>
        <table:table-row table:style-name="ro1">
          <table:table-cell office:value-type="float" office:value="18686152" calcext:value-type="float">
            <text:p>18686152</text:p>
          </table:table-cell>
          <table:table-cell table:formula="of:=[.A1170]/1000/(60*60*24)" office:value-type="time" office:time-value="PT05H11M26.152S" calcext:value-type="time">
            <text:p>05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40.63" calcext:value-type="float">
            <text:p>640.63</text:p>
          </table:table-cell>
          <table:table-cell office:value-type="float" office:value="787.16" calcext:value-type="float">
            <text:p>787.16</text:p>
          </table:table-cell>
        </table:table-row>
        <table:table-row table:style-name="ro1">
          <table:table-cell office:value-type="float" office:value="18702152" calcext:value-type="float">
            <text:p>18702152</text:p>
          </table:table-cell>
          <table:table-cell table:formula="of:=[.A1171]/1000/(60*60*24)" office:value-type="time" office:time-value="PT05H11M42.152S" calcext:value-type="time">
            <text:p>05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41.15" calcext:value-type="float">
            <text:p>641.15</text:p>
          </table:table-cell>
          <table:table-cell office:value-type="float" office:value="787.76" calcext:value-type="float">
            <text:p>787.76</text:p>
          </table:table-cell>
        </table:table-row>
        <table:table-row table:style-name="ro1">
          <table:table-cell office:value-type="float" office:value="18718152" calcext:value-type="float">
            <text:p>18718152</text:p>
          </table:table-cell>
          <table:table-cell table:formula="of:=[.A1172]/1000/(60*60*24)" office:value-type="time" office:time-value="PT05H11M58.152S" calcext:value-type="time">
            <text:p>05:11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7" calcext:value-type="float">
            <text:p>116.7</text:p>
          </table:table-cell>
          <table:table-cell office:value-type="float" office:value="135.33" calcext:value-type="float">
            <text:p>135.33</text:p>
          </table:table-cell>
          <table:table-cell office:value-type="float" office:value="641.67" calcext:value-type="float">
            <text:p>641.67</text:p>
          </table:table-cell>
          <table:table-cell office:value-type="float" office:value="788.36" calcext:value-type="float">
            <text:p>788.36</text:p>
          </table:table-cell>
        </table:table-row>
        <table:table-row table:style-name="ro1">
          <table:table-cell office:value-type="float" office:value="18734152" calcext:value-type="float">
            <text:p>18734152</text:p>
          </table:table-cell>
          <table:table-cell table:formula="of:=[.A1173]/1000/(60*60*24)" office:value-type="time" office:time-value="PT05H12M14.152S" calcext:value-type="time">
            <text:p>05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8" calcext:value-type="float">
            <text:p>116.8</text:p>
          </table:table-cell>
          <table:table-cell office:value-type="float" office:value="135.45" calcext:value-type="float">
            <text:p>135.45</text:p>
          </table:table-cell>
          <table:table-cell office:value-type="float" office:value="642.18" calcext:value-type="float">
            <text:p>642.18</text:p>
          </table:table-cell>
          <table:table-cell office:value-type="float" office:value="788.96" calcext:value-type="float">
            <text:p>788.96</text:p>
          </table:table-cell>
        </table:table-row>
        <table:table-row table:style-name="ro1">
          <table:table-cell office:value-type="float" office:value="18750152" calcext:value-type="float">
            <text:p>18750152</text:p>
          </table:table-cell>
          <table:table-cell table:formula="of:=[.A1174]/1000/(60*60*24)" office:value-type="time" office:time-value="PT05H12M30.152S" calcext:value-type="time">
            <text:p>05:12:30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2.7" calcext:value-type="float">
            <text:p>642.7</text:p>
          </table:table-cell>
          <table:table-cell office:value-type="float" office:value="789.56" calcext:value-type="float">
            <text:p>789.56</text:p>
          </table:table-cell>
        </table:table-row>
        <table:table-row table:style-name="ro1">
          <table:table-cell office:value-type="float" office:value="18766152" calcext:value-type="float">
            <text:p>18766152</text:p>
          </table:table-cell>
          <table:table-cell table:formula="of:=[.A1175]/1000/(60*60*24)" office:value-type="time" office:time-value="PT05H12M46.152S" calcext:value-type="time">
            <text:p>05:12:46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3.22" calcext:value-type="float">
            <text:p>643.22</text:p>
          </table:table-cell>
          <table:table-cell office:value-type="float" office:value="790.16" calcext:value-type="float">
            <text:p>790.16</text:p>
          </table:table-cell>
        </table:table-row>
        <table:table-row table:style-name="ro1">
          <table:table-cell office:value-type="float" office:value="18782152" calcext:value-type="float">
            <text:p>18782152</text:p>
          </table:table-cell>
          <table:table-cell table:formula="of:=[.A1176]/1000/(60*60*24)" office:value-type="time" office:time-value="PT05H13M02.152S" calcext:value-type="time">
            <text:p>05:13:02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5.22" calcext:value-type="float">
            <text:p>135.22</text:p>
          </table:table-cell>
          <table:table-cell office:value-type="float" office:value="643.74" calcext:value-type="float">
            <text:p>643.74</text:p>
          </table:table-cell>
          <table:table-cell office:value-type="float" office:value="790.76" calcext:value-type="float">
            <text:p>790.76</text:p>
          </table:table-cell>
        </table:table-row>
        <table:table-row table:style-name="ro1">
          <table:table-cell office:value-type="float" office:value="18798152" calcext:value-type="float">
            <text:p>18798152</text:p>
          </table:table-cell>
          <table:table-cell table:formula="of:=[.A1177]/1000/(60*60*24)" office:value-type="time" office:time-value="PT05H13M18.152S" calcext:value-type="time">
            <text:p>05:13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44.26" calcext:value-type="float">
            <text:p>644.26</text:p>
          </table:table-cell>
          <table:table-cell office:value-type="float" office:value="791.37" calcext:value-type="float">
            <text:p>791.37</text:p>
          </table:table-cell>
        </table:table-row>
        <table:table-row table:style-name="ro1">
          <table:table-cell office:value-type="float" office:value="18814152" calcext:value-type="float">
            <text:p>18814152</text:p>
          </table:table-cell>
          <table:table-cell table:formula="of:=[.A1178]/1000/(60*60*24)" office:value-type="time" office:time-value="PT05H13M34.152S" calcext:value-type="time">
            <text:p>05:13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6" calcext:value-type="float">
            <text:p>116.6</text:p>
          </table:table-cell>
          <table:table-cell office:value-type="float" office:value="134.75" calcext:value-type="float">
            <text:p>134.75</text:p>
          </table:table-cell>
          <table:table-cell office:value-type="float" office:value="644.78" calcext:value-type="float">
            <text:p>644.78</text:p>
          </table:table-cell>
          <table:table-cell office:value-type="float" office:value="791.96" calcext:value-type="float">
            <text:p>791.96</text:p>
          </table:table-cell>
        </table:table-row>
        <table:table-row table:style-name="ro1">
          <table:table-cell office:value-type="float" office:value="18830152" calcext:value-type="float">
            <text:p>18830152</text:p>
          </table:table-cell>
          <table:table-cell table:formula="of:=[.A1179]/1000/(60*60*24)" office:value-type="time" office:time-value="PT05H13M50.152S" calcext:value-type="time">
            <text:p>05:13:50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45.29" calcext:value-type="float">
            <text:p>645.29</text:p>
          </table:table-cell>
          <table:table-cell office:value-type="float" office:value="792.56" calcext:value-type="float">
            <text:p>792.56</text:p>
          </table:table-cell>
        </table:table-row>
        <table:table-row table:style-name="ro1">
          <table:table-cell office:value-type="float" office:value="18846152" calcext:value-type="float">
            <text:p>18846152</text:p>
          </table:table-cell>
          <table:table-cell table:formula="of:=[.A1180]/1000/(60*60*24)" office:value-type="time" office:time-value="PT05H14M06.152S" calcext:value-type="time">
            <text:p>05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116.5" calcext:value-type="float">
            <text:p>116.5</text:p>
          </table:table-cell>
          <table:table-cell office:value-type="float" office:value="134.63" calcext:value-type="float">
            <text:p>134.63</text:p>
          </table:table-cell>
          <table:table-cell office:value-type="float" office:value="645.81" calcext:value-type="float">
            <text:p>645.81</text:p>
          </table:table-cell>
          <table:table-cell office:value-type="float" office:value="793.16" calcext:value-type="float">
            <text:p>793.16</text:p>
          </table:table-cell>
        </table:table-row>
        <table:table-row table:style-name="ro1">
          <table:table-cell office:value-type="float" office:value="18862152" calcext:value-type="float">
            <text:p>18862152</text:p>
          </table:table-cell>
          <table:table-cell table:formula="of:=[.A1181]/1000/(60*60*24)" office:value-type="time" office:time-value="PT05H14M22.152S" calcext:value-type="time">
            <text:p>05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46.33" calcext:value-type="float">
            <text:p>646.33</text:p>
          </table:table-cell>
          <table:table-cell office:value-type="float" office:value="793.76" calcext:value-type="float">
            <text:p>793.76</text:p>
          </table:table-cell>
        </table:table-row>
        <table:table-row table:style-name="ro1">
          <table:table-cell office:value-type="float" office:value="18878152" calcext:value-type="float">
            <text:p>18878152</text:p>
          </table:table-cell>
          <table:table-cell table:formula="of:=[.A1182]/1000/(60*60*24)" office:value-type="time" office:time-value="PT05H14M38.152S" calcext:value-type="time">
            <text:p>05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116.4" calcext:value-type="float">
            <text:p>116.4</text:p>
          </table:table-cell>
          <table:table-cell office:value-type="float" office:value="134.52" calcext:value-type="float">
            <text:p>134.52</text:p>
          </table:table-cell>
          <table:table-cell office:value-type="float" office:value="646.85" calcext:value-type="float">
            <text:p>646.85</text:p>
          </table:table-cell>
          <table:table-cell office:value-type="float" office:value="794.36" calcext:value-type="float">
            <text:p>794.36</text:p>
          </table:table-cell>
        </table:table-row>
        <table:table-row table:style-name="ro1">
          <table:table-cell office:value-type="float" office:value="18894152" calcext:value-type="float">
            <text:p>18894152</text:p>
          </table:table-cell>
          <table:table-cell table:formula="of:=[.A1183]/1000/(60*60*24)" office:value-type="time" office:time-value="PT05H14M54.152S" calcext:value-type="time">
            <text:p>05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7.36" calcext:value-type="float">
            <text:p>647.36</text:p>
          </table:table-cell>
          <table:table-cell office:value-type="float" office:value="794.96" calcext:value-type="float">
            <text:p>794.96</text:p>
          </table:table-cell>
        </table:table-row>
        <table:table-row table:style-name="ro1">
          <table:table-cell office:value-type="float" office:value="18910152" calcext:value-type="float">
            <text:p>18910152</text:p>
          </table:table-cell>
          <table:table-cell table:formula="of:=[.A1184]/1000/(60*60*24)" office:value-type="time" office:time-value="PT05H15M10.152S" calcext:value-type="time">
            <text:p>05:15:10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7.88" calcext:value-type="float">
            <text:p>647.88</text:p>
          </table:table-cell>
          <table:table-cell office:value-type="float" office:value="795.55" calcext:value-type="float">
            <text:p>795.55</text:p>
          </table:table-cell>
        </table:table-row>
        <table:table-row table:style-name="ro1">
          <table:table-cell office:value-type="float" office:value="18926152" calcext:value-type="float">
            <text:p>18926152</text:p>
          </table:table-cell>
          <table:table-cell table:formula="of:=[.A1185]/1000/(60*60*24)" office:value-type="time" office:time-value="PT05H15M26.152S" calcext:value-type="time">
            <text:p>05:15:26</text:p>
          </table:table-cell>
          <table:table-cell office:value-type="float" office:value="1.16" calcext:value-type="float">
            <text:p>1.16</text:p>
          </table:table-cell>
          <table:table-cell office:value-type="float" office:value="116.3" calcext:value-type="float">
            <text:p>116.3</text:p>
          </table:table-cell>
          <table:table-cell office:value-type="float" office:value="134.4" calcext:value-type="float">
            <text:p>134.4</text:p>
          </table:table-cell>
          <table:table-cell office:value-type="float" office:value="648.4" calcext:value-type="float">
            <text:p>648.4</text:p>
          </table:table-cell>
          <table:table-cell office:value-type="float" office:value="796.15" calcext:value-type="float">
            <text:p>796.15</text:p>
          </table:table-cell>
        </table:table-row>
        <table:table-row table:style-name="ro1">
          <table:table-cell office:value-type="float" office:value="18942152" calcext:value-type="float">
            <text:p>18942152</text:p>
          </table:table-cell>
          <table:table-cell table:formula="of:=[.A1186]/1000/(60*60*24)" office:value-type="time" office:time-value="PT05H15M42.152S" calcext:value-type="time">
            <text:p>05:15:42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48.92" calcext:value-type="float">
            <text:p>648.92</text:p>
          </table:table-cell>
          <table:table-cell office:value-type="float" office:value="796.75" calcext:value-type="float">
            <text:p>796.75</text:p>
          </table:table-cell>
        </table:table-row>
        <table:table-row table:style-name="ro1">
          <table:table-cell office:value-type="float" office:value="18958152" calcext:value-type="float">
            <text:p>18958152</text:p>
          </table:table-cell>
          <table:table-cell table:formula="of:=[.A1187]/1000/(60*60*24)" office:value-type="time" office:time-value="PT05H15M58.152S" calcext:value-type="time">
            <text:p>05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49.43" calcext:value-type="float">
            <text:p>649.43</text:p>
          </table:table-cell>
          <table:table-cell office:value-type="float" office:value="797.35" calcext:value-type="float">
            <text:p>797.35</text:p>
          </table:table-cell>
        </table:table-row>
        <table:table-row table:style-name="ro1">
          <table:table-cell office:value-type="float" office:value="18974152" calcext:value-type="float">
            <text:p>18974152</text:p>
          </table:table-cell>
          <table:table-cell table:formula="of:=[.A1188]/1000/(60*60*24)" office:value-type="time" office:time-value="PT05H16M14.152S" calcext:value-type="time">
            <text:p>05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116.2" calcext:value-type="float">
            <text:p>116.2</text:p>
          </table:table-cell>
          <table:table-cell office:value-type="float" office:value="134.28" calcext:value-type="float">
            <text:p>134.28</text:p>
          </table:table-cell>
          <table:table-cell office:value-type="float" office:value="649.95" calcext:value-type="float">
            <text:p>649.95</text:p>
          </table:table-cell>
          <table:table-cell office:value-type="float" office:value="797.94" calcext:value-type="float">
            <text:p>797.94</text:p>
          </table:table-cell>
        </table:table-row>
        <table:table-row table:style-name="ro1">
          <table:table-cell office:value-type="float" office:value="18990152" calcext:value-type="float">
            <text:p>18990152</text:p>
          </table:table-cell>
          <table:table-cell table:formula="of:=[.A1189]/1000/(60*60*24)" office:value-type="time" office:time-value="PT05H16M30.152S" calcext:value-type="time">
            <text:p>05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50.46" calcext:value-type="float">
            <text:p>650.46</text:p>
          </table:table-cell>
          <table:table-cell office:value-type="float" office:value="798.54" calcext:value-type="float">
            <text:p>798.54</text:p>
          </table:table-cell>
        </table:table-row>
        <table:table-row table:style-name="ro1">
          <table:table-cell office:value-type="float" office:value="19006152" calcext:value-type="float">
            <text:p>19006152</text:p>
          </table:table-cell>
          <table:table-cell table:formula="of:=[.A1190]/1000/(60*60*24)" office:value-type="time" office:time-value="PT05H16M46.152S" calcext:value-type="time">
            <text:p>05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50.98" calcext:value-type="float">
            <text:p>650.98</text:p>
          </table:table-cell>
          <table:table-cell office:value-type="float" office:value="799.13" calcext:value-type="float">
            <text:p>799.13</text:p>
          </table:table-cell>
        </table:table-row>
        <table:table-row table:style-name="ro1">
          <table:table-cell office:value-type="float" office:value="19022152" calcext:value-type="float">
            <text:p>19022152</text:p>
          </table:table-cell>
          <table:table-cell table:formula="of:=[.A1191]/1000/(60*60*24)" office:value-type="time" office:time-value="PT05H17M02.152S" calcext:value-type="time">
            <text:p>05:17:02</text:p>
          </table:table-cell>
          <table:table-cell office:value-type="float" office:value="1.15" calcext:value-type="float">
            <text:p>1.15</text:p>
          </table:table-cell>
          <table:table-cell office:value-type="float" office:value="116.1" calcext:value-type="float">
            <text:p>116.1</text:p>
          </table:table-cell>
          <table:table-cell office:value-type="float" office:value="133.7" calcext:value-type="float">
            <text:p>133.7</text:p>
          </table:table-cell>
          <table:table-cell office:value-type="float" office:value="651.5" calcext:value-type="float">
            <text:p>651.5</text:p>
          </table:table-cell>
          <table:table-cell office:value-type="float" office:value="799.73" calcext:value-type="float">
            <text:p>799.73</text:p>
          </table:table-cell>
        </table:table-row>
        <table:table-row table:style-name="ro1">
          <table:table-cell office:value-type="float" office:value="19038152" calcext:value-type="float">
            <text:p>19038152</text:p>
          </table:table-cell>
          <table:table-cell table:formula="of:=[.A1192]/1000/(60*60*24)" office:value-type="time" office:time-value="PT05H17M18.152S" calcext:value-type="time">
            <text:p>05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52.01" calcext:value-type="float">
            <text:p>652.01</text:p>
          </table:table-cell>
          <table:table-cell office:value-type="float" office:value="800.32" calcext:value-type="float">
            <text:p>800.32</text:p>
          </table:table-cell>
        </table:table-row>
        <table:table-row table:style-name="ro1">
          <table:table-cell office:value-type="float" office:value="19054152" calcext:value-type="float">
            <text:p>19054152</text:p>
          </table:table-cell>
          <table:table-cell table:formula="of:=[.A1193]/1000/(60*60*24)" office:value-type="time" office:time-value="PT05H17M34.152S" calcext:value-type="time">
            <text:p>05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116.1" calcext:value-type="float">
            <text:p>116.1</text:p>
          </table:table-cell>
          <table:table-cell office:value-type="float" office:value="134.17" calcext:value-type="float">
            <text:p>134.17</text:p>
          </table:table-cell>
          <table:table-cell office:value-type="float" office:value="652.53" calcext:value-type="float">
            <text:p>652.53</text:p>
          </table:table-cell>
          <table:table-cell office:value-type="float" office:value="800.92" calcext:value-type="float">
            <text:p>800.92</text:p>
          </table:table-cell>
        </table:table-row>
        <table:table-row table:style-name="ro1">
          <table:table-cell office:value-type="float" office:value="19070152" calcext:value-type="float">
            <text:p>19070152</text:p>
          </table:table-cell>
          <table:table-cell table:formula="of:=[.A1194]/1000/(60*60*24)" office:value-type="time" office:time-value="PT05H17M50.152S" calcext:value-type="time">
            <text:p>05:17:50</text:p>
          </table:table-cell>
          <table:table-cell office:value-type="float" office:value="1.15" calcext:value-type="float">
            <text:p>1.15</text:p>
          </table:table-cell>
          <table:table-cell office:value-type="float" office:value="116" calcext:value-type="float">
            <text:p>116</text:p>
          </table:table-cell>
          <table:table-cell office:value-type="float" office:value="133.58" calcext:value-type="float">
            <text:p>133.58</text:p>
          </table:table-cell>
          <table:table-cell office:value-type="float" office:value="653.04" calcext:value-type="float">
            <text:p>653.04</text:p>
          </table:table-cell>
          <table:table-cell office:value-type="float" office:value="801.51" calcext:value-type="float">
            <text:p>801.51</text:p>
          </table:table-cell>
        </table:table-row>
        <table:table-row table:style-name="ro1">
          <table:table-cell office:value-type="float" office:value="19086152" calcext:value-type="float">
            <text:p>19086152</text:p>
          </table:table-cell>
          <table:table-cell table:formula="of:=[.A1195]/1000/(60*60*24)" office:value-type="time" office:time-value="PT05H18M06.152S" calcext:value-type="time">
            <text:p>05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53.56" calcext:value-type="float">
            <text:p>653.56</text:p>
          </table:table-cell>
          <table:table-cell office:value-type="float" office:value="802.11" calcext:value-type="float">
            <text:p>802.11</text:p>
          </table:table-cell>
        </table:table-row>
        <table:table-row table:style-name="ro1">
          <table:table-cell office:value-type="float" office:value="19102152" calcext:value-type="float">
            <text:p>19102152</text:p>
          </table:table-cell>
          <table:table-cell table:formula="of:=[.A1196]/1000/(60*60*24)" office:value-type="time" office:time-value="PT05H18M22.152S" calcext:value-type="time">
            <text:p>05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54.07" calcext:value-type="float">
            <text:p>654.07</text:p>
          </table:table-cell>
          <table:table-cell office:value-type="float" office:value="802.7" calcext:value-type="float">
            <text:p>802.7</text:p>
          </table:table-cell>
        </table:table-row>
        <table:table-row table:style-name="ro1">
          <table:table-cell office:value-type="float" office:value="19118152" calcext:value-type="float">
            <text:p>19118152</text:p>
          </table:table-cell>
          <table:table-cell table:formula="of:=[.A1197]/1000/(60*60*24)" office:value-type="time" office:time-value="PT05H18M38.152S" calcext:value-type="time">
            <text:p>05:18:38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54.59" calcext:value-type="float">
            <text:p>654.59</text:p>
          </table:table-cell>
          <table:table-cell office:value-type="float" office:value="803.29" calcext:value-type="float">
            <text:p>803.29</text:p>
          </table:table-cell>
        </table:table-row>
        <table:table-row table:style-name="ro1">
          <table:table-cell office:value-type="float" office:value="19134152" calcext:value-type="float">
            <text:p>19134152</text:p>
          </table:table-cell>
          <table:table-cell table:formula="of:=[.A1198]/1000/(60*60*24)" office:value-type="time" office:time-value="PT05H18M54.152S" calcext:value-type="time">
            <text:p>05:18:54</text:p>
          </table:table-cell>
          <table:table-cell office:value-type="float" office:value="1.15" calcext:value-type="float">
            <text:p>1.15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47" calcext:value-type="float">
            <text:p>133.47</text:p>
          </table:table-cell>
          <table:table-cell office:value-type="float" office:value="655.1" calcext:value-type="float">
            <text:p>655.1</text:p>
          </table:table-cell>
          <table:table-cell office:value-type="float" office:value="803.89" calcext:value-type="float">
            <text:p>803.89</text:p>
          </table:table-cell>
        </table:table-row>
        <table:table-row table:style-name="ro1">
          <table:table-cell office:value-type="float" office:value="19150152" calcext:value-type="float">
            <text:p>19150152</text:p>
          </table:table-cell>
          <table:table-cell table:formula="of:=[.A1199]/1000/(60*60*24)" office:value-type="time" office:time-value="PT05H19M10.152S" calcext:value-type="time">
            <text:p>05:19:10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3.35" calcext:value-type="float">
            <text:p>133.35</text:p>
          </table:table-cell>
          <table:table-cell office:value-type="float" office:value="655.62" calcext:value-type="float">
            <text:p>655.62</text:p>
          </table:table-cell>
          <table:table-cell office:value-type="float" office:value="804.48" calcext:value-type="float">
            <text:p>804.48</text:p>
          </table:table-cell>
        </table:table-row>
        <table:table-row table:style-name="ro1">
          <table:table-cell office:value-type="float" office:value="19166152" calcext:value-type="float">
            <text:p>19166152</text:p>
          </table:table-cell>
          <table:table-cell table:formula="of:=[.A1200]/1000/(60*60*24)" office:value-type="time" office:time-value="PT05H19M26.152S" calcext:value-type="time">
            <text:p>05:19:26</text:p>
          </table:table-cell>
          <table:table-cell office:value-type="float" office:value="1.15" calcext:value-type="float">
            <text:p>1.15</text:p>
          </table:table-cell>
          <table:table-cell office:value-type="float" office:value="115.8" calcext:value-type="float">
            <text:p>115.8</text:p>
          </table:table-cell>
          <table:table-cell office:value-type="float" office:value="132.89" calcext:value-type="float">
            <text:p>132.89</text:p>
          </table:table-cell>
          <table:table-cell office:value-type="float" office:value="656.13" calcext:value-type="float">
            <text:p>656.13</text:p>
          </table:table-cell>
          <table:table-cell office:value-type="float" office:value="805.07" calcext:value-type="float">
            <text:p>805.07</text:p>
          </table:table-cell>
        </table:table-row>
        <table:table-row table:style-name="ro1">
          <table:table-cell office:value-type="float" office:value="19182152" calcext:value-type="float">
            <text:p>19182152</text:p>
          </table:table-cell>
          <table:table-cell table:formula="of:=[.A1201]/1000/(60*60*24)" office:value-type="time" office:time-value="PT05H19M42.152S" calcext:value-type="time">
            <text:p>05:19:42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56.65" calcext:value-type="float">
            <text:p>656.65</text:p>
          </table:table-cell>
          <table:table-cell office:value-type="float" office:value="805.66" calcext:value-type="float">
            <text:p>805.66</text:p>
          </table:table-cell>
        </table:table-row>
        <table:table-row table:style-name="ro1">
          <table:table-cell office:value-type="float" office:value="19198152" calcext:value-type="float">
            <text:p>19198152</text:p>
          </table:table-cell>
          <table:table-cell table:formula="of:=[.A1202]/1000/(60*60*24)" office:value-type="time" office:time-value="PT05H19M58.152S" calcext:value-type="time">
            <text:p>05:19:58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57.16" calcext:value-type="float">
            <text:p>657.16</text:p>
          </table:table-cell>
          <table:table-cell office:value-type="float" office:value="806.25" calcext:value-type="float">
            <text:p>806.25</text:p>
          </table:table-cell>
        </table:table-row>
        <table:table-row table:style-name="ro1">
          <table:table-cell office:value-type="float" office:value="19214152" calcext:value-type="float">
            <text:p>19214152</text:p>
          </table:table-cell>
          <table:table-cell table:formula="of:=[.A1203]/1000/(60*60*24)" office:value-type="time" office:time-value="PT05H20M14.152S" calcext:value-type="time">
            <text:p>05:20:14</text:p>
          </table:table-cell>
          <table:table-cell office:value-type="float" office:value="1.15" calcext:value-type="float">
            <text:p>1.15</text:p>
          </table:table-cell>
          <table:table-cell office:value-type="float" office:value="115.7" calcext:value-type="float">
            <text:p>115.7</text:p>
          </table:table-cell>
          <table:table-cell office:value-type="float" office:value="132.77" calcext:value-type="float">
            <text:p>132.77</text:p>
          </table:table-cell>
          <table:table-cell office:value-type="float" office:value="657.68" calcext:value-type="float">
            <text:p>657.68</text:p>
          </table:table-cell>
          <table:table-cell office:value-type="float" office:value="806.84" calcext:value-type="float">
            <text:p>806.84</text:p>
          </table:table-cell>
        </table:table-row>
        <table:table-row table:style-name="ro1">
          <table:table-cell office:value-type="float" office:value="19230152" calcext:value-type="float">
            <text:p>19230152</text:p>
          </table:table-cell>
          <table:table-cell table:formula="of:=[.A1204]/1000/(60*60*24)" office:value-type="time" office:time-value="PT05H20M30.152S" calcext:value-type="time">
            <text:p>05:20:30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58.19" calcext:value-type="float">
            <text:p>658.19</text:p>
          </table:table-cell>
          <table:table-cell office:value-type="float" office:value="807.43" calcext:value-type="float">
            <text:p>807.43</text:p>
          </table:table-cell>
        </table:table-row>
        <table:table-row table:style-name="ro1">
          <table:table-cell office:value-type="float" office:value="19246152" calcext:value-type="float">
            <text:p>19246152</text:p>
          </table:table-cell>
          <table:table-cell table:formula="of:=[.A1205]/1000/(60*60*24)" office:value-type="time" office:time-value="PT05H20M46.152S" calcext:value-type="time">
            <text:p>05:20:46</text:p>
          </table:table-cell>
          <table:table-cell office:value-type="float" office:value="1.15" calcext:value-type="float">
            <text:p>1.15</text:p>
          </table:table-cell>
          <table:table-cell office:value-type="float" office:value="115.6" calcext:value-type="float">
            <text:p>115.6</text:p>
          </table:table-cell>
          <table:table-cell office:value-type="float" office:value="132.66" calcext:value-type="float">
            <text:p>132.66</text:p>
          </table:table-cell>
          <table:table-cell office:value-type="float" office:value="658.7" calcext:value-type="float">
            <text:p>658.7</text:p>
          </table:table-cell>
          <table:table-cell office:value-type="float" office:value="808.02" calcext:value-type="float">
            <text:p>808.02</text:p>
          </table:table-cell>
        </table:table-row>
        <table:table-row table:style-name="ro1">
          <table:table-cell office:value-type="float" office:value="19262150" calcext:value-type="float">
            <text:p>19262150</text:p>
          </table:table-cell>
          <table:table-cell table:formula="of:=[.A1206]/1000/(60*60*24)" office:value-type="time" office:time-value="PT05H21M02.15S" calcext:value-type="time">
            <text:p>05:21:02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59.22" calcext:value-type="float">
            <text:p>659.22</text:p>
          </table:table-cell>
          <table:table-cell office:value-type="float" office:value="808.61" calcext:value-type="float">
            <text:p>808.61</text:p>
          </table:table-cell>
        </table:table-row>
        <table:table-row table:style-name="ro1">
          <table:table-cell office:value-type="float" office:value="19278152" calcext:value-type="float">
            <text:p>19278152</text:p>
          </table:table-cell>
          <table:table-cell table:formula="of:=[.A1207]/1000/(60*60*24)" office:value-type="time" office:time-value="PT05H21M18.152S" calcext:value-type="time">
            <text:p>05:21:18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59.73" calcext:value-type="float">
            <text:p>659.73</text:p>
          </table:table-cell>
          <table:table-cell office:value-type="float" office:value="809.2" calcext:value-type="float">
            <text:p>809.2</text:p>
          </table:table-cell>
        </table:table-row>
        <table:table-row table:style-name="ro1">
          <table:table-cell office:value-type="float" office:value="19294152" calcext:value-type="float">
            <text:p>19294152</text:p>
          </table:table-cell>
          <table:table-cell table:formula="of:=[.A1208]/1000/(60*60*24)" office:value-type="time" office:time-value="PT05H21M34.152S" calcext:value-type="time">
            <text:p>05:21:34</text:p>
          </table:table-cell>
          <table:table-cell office:value-type="float" office:value="1.15" calcext:value-type="float">
            <text:p>1.15</text:p>
          </table:table-cell>
          <table:table-cell office:value-type="float" office:value="115.5" calcext:value-type="float">
            <text:p>115.5</text:p>
          </table:table-cell>
          <table:table-cell office:value-type="float" office:value="132.54" calcext:value-type="float">
            <text:p>132.54</text:p>
          </table:table-cell>
          <table:table-cell office:value-type="float" office:value="660.24" calcext:value-type="float">
            <text:p>660.24</text:p>
          </table:table-cell>
          <table:table-cell office:value-type="float" office:value="809.79" calcext:value-type="float">
            <text:p>809.79</text:p>
          </table:table-cell>
        </table:table-row>
        <table:table-row table:style-name="ro1">
          <table:table-cell office:value-type="float" office:value="19310152" calcext:value-type="float">
            <text:p>19310152</text:p>
          </table:table-cell>
          <table:table-cell table:formula="of:=[.A1209]/1000/(60*60*24)" office:value-type="time" office:time-value="PT05H21M50.152S" calcext:value-type="time">
            <text:p>05:21:50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60.76" calcext:value-type="float">
            <text:p>660.76</text:p>
          </table:table-cell>
          <table:table-cell office:value-type="float" office:value="810.37" calcext:value-type="float">
            <text:p>810.37</text:p>
          </table:table-cell>
        </table:table-row>
        <table:table-row table:style-name="ro1">
          <table:table-cell office:value-type="float" office:value="19326152" calcext:value-type="float">
            <text:p>19326152</text:p>
          </table:table-cell>
          <table:table-cell table:formula="of:=[.A1210]/1000/(60*60*24)" office:value-type="time" office:time-value="PT05H22M06.152S" calcext:value-type="time">
            <text:p>05:22:06</text:p>
          </table:table-cell>
          <table:table-cell office:value-type="float" office:value="1.15" calcext:value-type="float">
            <text:p>1.15</text:p>
          </table:table-cell>
          <table:table-cell office:value-type="float" office:value="115.4" calcext:value-type="float">
            <text:p>115.4</text:p>
          </table:table-cell>
          <table:table-cell office:value-type="float" office:value="132.43" calcext:value-type="float">
            <text:p>132.43</text:p>
          </table:table-cell>
          <table:table-cell office:value-type="float" office:value="661.27" calcext:value-type="float">
            <text:p>661.27</text:p>
          </table:table-cell>
          <table:table-cell office:value-type="float" office:value="810.96" calcext:value-type="float">
            <text:p>810.96</text:p>
          </table:table-cell>
        </table:table-row>
        <table:table-row table:style-name="ro1">
          <table:table-cell office:value-type="float" office:value="19342152" calcext:value-type="float">
            <text:p>19342152</text:p>
          </table:table-cell>
          <table:table-cell table:formula="of:=[.A1211]/1000/(60*60*24)" office:value-type="time" office:time-value="PT05H22M22.152S" calcext:value-type="time">
            <text:p>05:22:22</text:p>
          </table:table-cell>
          <table:table-cell office:value-type="float" office:value="1.14" calcext:value-type="float">
            <text:p>1.14</text:p>
          </table:table-cell>
          <table:table-cell office:value-type="float" office:value="115.4" calcext:value-type="float">
            <text:p>115.4</text:p>
          </table:table-cell>
          <table:table-cell office:value-type="float" office:value="131.96" calcext:value-type="float">
            <text:p>131.96</text:p>
          </table:table-cell>
          <table:table-cell office:value-type="float" office:value="661.78" calcext:value-type="float">
            <text:p>661.78</text:p>
          </table:table-cell>
          <table:table-cell office:value-type="float" office:value="811.55" calcext:value-type="float">
            <text:p>811.55</text:p>
          </table:table-cell>
        </table:table-row>
        <table:table-row table:style-name="ro1">
          <table:table-cell office:value-type="float" office:value="19358152" calcext:value-type="float">
            <text:p>19358152</text:p>
          </table:table-cell>
          <table:table-cell table:formula="of:=[.A1212]/1000/(60*60*24)" office:value-type="time" office:time-value="PT05H22M38.152S" calcext:value-type="time">
            <text:p>05:22:38</text:p>
          </table:table-cell>
          <table:table-cell office:value-type="float" office:value="1.14" calcext:value-type="float">
            <text:p>1.14</text:p>
          </table:table-cell>
          <table:table-cell office:value-type="float" office:value="115.3" calcext:value-type="float">
            <text:p>115.3</text:p>
          </table:table-cell>
          <table:table-cell office:value-type="float" office:value="131.85" calcext:value-type="float">
            <text:p>131.85</text:p>
          </table:table-cell>
          <table:table-cell office:value-type="float" office:value="662.3" calcext:value-type="float">
            <text:p>662.3</text:p>
          </table:table-cell>
          <table:table-cell office:value-type="float" office:value="812.14" calcext:value-type="float">
            <text:p>812.14</text:p>
          </table:table-cell>
        </table:table-row>
        <table:table-row table:style-name="ro1">
          <table:table-cell office:value-type="float" office:value="19374152" calcext:value-type="float">
            <text:p>19374152</text:p>
          </table:table-cell>
          <table:table-cell table:formula="of:=[.A1213]/1000/(60*60*24)" office:value-type="time" office:time-value="PT05H22M54.152S" calcext:value-type="time">
            <text:p>05:22:54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62.81" calcext:value-type="float">
            <text:p>662.81</text:p>
          </table:table-cell>
          <table:table-cell office:value-type="float" office:value="812.72" calcext:value-type="float">
            <text:p>812.72</text:p>
          </table:table-cell>
        </table:table-row>
        <table:table-row table:style-name="ro1">
          <table:table-cell office:value-type="float" office:value="19390152" calcext:value-type="float">
            <text:p>19390152</text:p>
          </table:table-cell>
          <table:table-cell table:formula="of:=[.A1214]/1000/(60*60*24)" office:value-type="time" office:time-value="PT05H23M10.152S" calcext:value-type="time">
            <text:p>05:23:10</text:p>
          </table:table-cell>
          <table:table-cell office:value-type="float" office:value="1.14" calcext:value-type="float">
            <text:p>1.14</text:p>
          </table:table-cell>
          <table:table-cell office:value-type="float" office:value="115.2" calcext:value-type="float">
            <text:p>115.2</text:p>
          </table:table-cell>
          <table:table-cell office:value-type="float" office:value="131.73" calcext:value-type="float">
            <text:p>131.73</text:p>
          </table:table-cell>
          <table:table-cell office:value-type="float" office:value="663.32" calcext:value-type="float">
            <text:p>663.32</text:p>
          </table:table-cell>
          <table:table-cell office:value-type="float" office:value="813.31" calcext:value-type="float">
            <text:p>813.31</text:p>
          </table:table-cell>
        </table:table-row>
        <table:table-row table:style-name="ro1">
          <table:table-cell office:value-type="float" office:value="19406152" calcext:value-type="float">
            <text:p>19406152</text:p>
          </table:table-cell>
          <table:table-cell table:formula="of:=[.A1215]/1000/(60*60*24)" office:value-type="time" office:time-value="PT05H23M26.152S" calcext:value-type="time">
            <text:p>05:23:26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3.83" calcext:value-type="float">
            <text:p>663.83</text:p>
          </table:table-cell>
          <table:table-cell office:value-type="float" office:value="813.89" calcext:value-type="float">
            <text:p>813.89</text:p>
          </table:table-cell>
        </table:table-row>
        <table:table-row table:style-name="ro1">
          <table:table-cell office:value-type="float" office:value="19422152" calcext:value-type="float">
            <text:p>19422152</text:p>
          </table:table-cell>
          <table:table-cell table:formula="of:=[.A1216]/1000/(60*60*24)" office:value-type="time" office:time-value="PT05H23M42.152S" calcext:value-type="time">
            <text:p>05:23:42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4.34" calcext:value-type="float">
            <text:p>664.34</text:p>
          </table:table-cell>
          <table:table-cell office:value-type="float" office:value="814.48" calcext:value-type="float">
            <text:p>814.48</text:p>
          </table:table-cell>
        </table:table-row>
        <table:table-row table:style-name="ro1">
          <table:table-cell office:value-type="float" office:value="19438152" calcext:value-type="float">
            <text:p>19438152</text:p>
          </table:table-cell>
          <table:table-cell table:formula="of:=[.A1217]/1000/(60*60*24)" office:value-type="time" office:time-value="PT05H23M58.152S" calcext:value-type="time">
            <text:p>05:23:58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4.85" calcext:value-type="float">
            <text:p>664.85</text:p>
          </table:table-cell>
          <table:table-cell office:value-type="float" office:value="815.06" calcext:value-type="float">
            <text:p>815.06</text:p>
          </table:table-cell>
        </table:table-row>
        <table:table-row table:style-name="ro1">
          <table:table-cell office:value-type="float" office:value="19454152" calcext:value-type="float">
            <text:p>19454152</text:p>
          </table:table-cell>
          <table:table-cell table:formula="of:=[.A1218]/1000/(60*60*24)" office:value-type="time" office:time-value="PT05H24M14.152S" calcext:value-type="time">
            <text:p>05:24:14</text:p>
          </table:table-cell>
          <table:table-cell office:value-type="float" office:value="1.14" calcext:value-type="float">
            <text:p>1.14</text:p>
          </table:table-cell>
          <table:table-cell office:value-type="float" office:value="115.1" calcext:value-type="float">
            <text:p>115.1</text:p>
          </table:table-cell>
          <table:table-cell office:value-type="float" office:value="131.62" calcext:value-type="float">
            <text:p>131.62</text:p>
          </table:table-cell>
          <table:table-cell office:value-type="float" office:value="665.37" calcext:value-type="float">
            <text:p>665.37</text:p>
          </table:table-cell>
          <table:table-cell office:value-type="float" office:value="815.65" calcext:value-type="float">
            <text:p>815.65</text:p>
          </table:table-cell>
        </table:table-row>
        <table:table-row table:style-name="ro1">
          <table:table-cell office:value-type="float" office:value="19470152" calcext:value-type="float">
            <text:p>19470152</text:p>
          </table:table-cell>
          <table:table-cell table:formula="of:=[.A1219]/1000/(60*60*24)" office:value-type="time" office:time-value="PT05H24M30.152S" calcext:value-type="time">
            <text:p>05:24:30</text:p>
          </table:table-cell>
          <table:table-cell office:value-type="float" office:value="1.14" calcext:value-type="float">
            <text:p>1.14</text:p>
          </table:table-cell>
          <table:table-cell office:value-type="float" office:value="115" calcext:value-type="float">
            <text:p>115</text:p>
          </table:table-cell>
          <table:table-cell office:value-type="float" office:value="131.5" calcext:value-type="float">
            <text:p>131.5</text:p>
          </table:table-cell>
          <table:table-cell office:value-type="float" office:value="665.88" calcext:value-type="float">
            <text:p>665.88</text:p>
          </table:table-cell>
          <table:table-cell office:value-type="float" office:value="816.23" calcext:value-type="float">
            <text:p>816.23</text:p>
          </table:table-cell>
        </table:table-row>
        <table:table-row table:style-name="ro1">
          <table:table-cell office:value-type="float" office:value="19486152" calcext:value-type="float">
            <text:p>19486152</text:p>
          </table:table-cell>
          <table:table-cell table:formula="of:=[.A1220]/1000/(60*60*24)" office:value-type="time" office:time-value="PT05H24M46.152S" calcext:value-type="time">
            <text:p>05:24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1.39" calcext:value-type="float">
            <text:p>131.39</text:p>
          </table:table-cell>
          <table:table-cell office:value-type="float" office:value="666.39" calcext:value-type="float">
            <text:p>666.39</text:p>
          </table:table-cell>
          <table:table-cell office:value-type="float" office:value="816.81" calcext:value-type="float">
            <text:p>816.81</text:p>
          </table:table-cell>
        </table:table-row>
        <table:table-row table:style-name="ro1">
          <table:table-cell office:value-type="float" office:value="19502152" calcext:value-type="float">
            <text:p>19502152</text:p>
          </table:table-cell>
          <table:table-cell table:formula="of:=[.A1221]/1000/(60*60*24)" office:value-type="time" office:time-value="PT05H25M02.152S" calcext:value-type="time">
            <text:p>05:25:02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66.9" calcext:value-type="float">
            <text:p>666.9</text:p>
          </table:table-cell>
          <table:table-cell office:value-type="float" office:value="817.4" calcext:value-type="float">
            <text:p>817.4</text:p>
          </table:table-cell>
        </table:table-row>
        <table:table-row table:style-name="ro1">
          <table:table-cell office:value-type="float" office:value="19518152" calcext:value-type="float">
            <text:p>19518152</text:p>
          </table:table-cell>
          <table:table-cell table:formula="of:=[.A1222]/1000/(60*60*24)" office:value-type="time" office:time-value="PT05H25M18.152S" calcext:value-type="time">
            <text:p>05:25:18</text:p>
          </table:table-cell>
          <table:table-cell office:value-type="float" office:value="1.14" calcext:value-type="float">
            <text:p>1.14</text:p>
          </table:table-cell>
          <table:table-cell office:value-type="float" office:value="114.9" calcext:value-type="float">
            <text:p>114.9</text:p>
          </table:table-cell>
          <table:table-cell office:value-type="float" office:value="130.93" calcext:value-type="float">
            <text:p>130.93</text:p>
          </table:table-cell>
          <table:table-cell office:value-type="float" office:value="667.41" calcext:value-type="float">
            <text:p>667.41</text:p>
          </table:table-cell>
          <table:table-cell office:value-type="float" office:value="817.98" calcext:value-type="float">
            <text:p>817.98</text:p>
          </table:table-cell>
        </table:table-row>
        <table:table-row table:style-name="ro1">
          <table:table-cell office:value-type="float" office:value="19534152" calcext:value-type="float">
            <text:p>19534152</text:p>
          </table:table-cell>
          <table:table-cell table:formula="of:=[.A1223]/1000/(60*60*24)" office:value-type="time" office:time-value="PT05H25M34.152S" calcext:value-type="time">
            <text:p>05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67.92" calcext:value-type="float">
            <text:p>667.92</text:p>
          </table:table-cell>
          <table:table-cell office:value-type="float" office:value="818.56" calcext:value-type="float">
            <text:p>818.56</text:p>
          </table:table-cell>
        </table:table-row>
        <table:table-row table:style-name="ro1">
          <table:table-cell office:value-type="float" office:value="19550152" calcext:value-type="float">
            <text:p>19550152</text:p>
          </table:table-cell>
          <table:table-cell table:formula="of:=[.A1224]/1000/(60*60*24)" office:value-type="time" office:time-value="PT05H25M50.152S" calcext:value-type="time">
            <text:p>05:25:50</text:p>
          </table:table-cell>
          <table:table-cell office:value-type="float" office:value="1.14" calcext:value-type="float">
            <text:p>1.14</text:p>
          </table:table-cell>
          <table:table-cell office:value-type="float" office:value="114.8" calcext:value-type="float">
            <text:p>114.8</text:p>
          </table:table-cell>
          <table:table-cell office:value-type="float" office:value="130.81" calcext:value-type="float">
            <text:p>130.81</text:p>
          </table:table-cell>
          <table:table-cell office:value-type="float" office:value="668.43" calcext:value-type="float">
            <text:p>668.43</text:p>
          </table:table-cell>
          <table:table-cell office:value-type="float" office:value="819.14" calcext:value-type="float">
            <text:p>819.14</text:p>
          </table:table-cell>
        </table:table-row>
        <table:table-row table:style-name="ro1">
          <table:table-cell office:value-type="float" office:value="19566152" calcext:value-type="float">
            <text:p>19566152</text:p>
          </table:table-cell>
          <table:table-cell table:formula="of:=[.A1225]/1000/(60*60*24)" office:value-type="time" office:time-value="PT05H26M06.152S" calcext:value-type="time">
            <text:p>05:26:06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68.94" calcext:value-type="float">
            <text:p>668.94</text:p>
          </table:table-cell>
          <table:table-cell office:value-type="float" office:value="819.72" calcext:value-type="float">
            <text:p>819.72</text:p>
          </table:table-cell>
        </table:table-row>
        <table:table-row table:style-name="ro1">
          <table:table-cell office:value-type="float" office:value="19582152" calcext:value-type="float">
            <text:p>19582152</text:p>
          </table:table-cell>
          <table:table-cell table:formula="of:=[.A1226]/1000/(60*60*24)" office:value-type="time" office:time-value="PT05H26M22.152S" calcext:value-type="time">
            <text:p>05:26:22</text:p>
          </table:table-cell>
          <table:table-cell office:value-type="float" office:value="1.14" calcext:value-type="float">
            <text:p>1.14</text:p>
          </table:table-cell>
          <table:table-cell office:value-type="float" office:value="114.7" calcext:value-type="float">
            <text:p>114.7</text:p>
          </table:table-cell>
          <table:table-cell office:value-type="float" office:value="130.7" calcext:value-type="float">
            <text:p>130.7</text:p>
          </table:table-cell>
          <table:table-cell office:value-type="float" office:value="669.45" calcext:value-type="float">
            <text:p>669.45</text:p>
          </table:table-cell>
          <table:table-cell office:value-type="float" office:value="820.3" calcext:value-type="float">
            <text:p>820.3</text:p>
          </table:table-cell>
        </table:table-row>
        <table:table-row table:style-name="ro1">
          <table:table-cell office:value-type="float" office:value="19598152" calcext:value-type="float">
            <text:p>19598152</text:p>
          </table:table-cell>
          <table:table-cell table:formula="of:=[.A1227]/1000/(60*60*24)" office:value-type="time" office:time-value="PT05H26M38.152S" calcext:value-type="time">
            <text:p>05:26:38</text:p>
          </table:table-cell>
          <table:table-cell office:value-type="float" office:value="1.14" calcext:value-type="float">
            <text:p>1.14</text:p>
          </table:table-cell>
          <table:table-cell office:value-type="float" office:value="114.6" calcext:value-type="float">
            <text:p>114.6</text:p>
          </table:table-cell>
          <table:table-cell office:value-type="float" office:value="130.58" calcext:value-type="float">
            <text:p>130.58</text:p>
          </table:table-cell>
          <table:table-cell office:value-type="float" office:value="669.96" calcext:value-type="float">
            <text:p>669.96</text:p>
          </table:table-cell>
          <table:table-cell office:value-type="float" office:value="820.88" calcext:value-type="float">
            <text:p>820.88</text:p>
          </table:table-cell>
        </table:table-row>
        <table:table-row table:style-name="ro1">
          <table:table-cell office:value-type="float" office:value="19614152" calcext:value-type="float">
            <text:p>19614152</text:p>
          </table:table-cell>
          <table:table-cell table:formula="of:=[.A1228]/1000/(60*60*24)" office:value-type="time" office:time-value="PT05H26M54.152S" calcext:value-type="time">
            <text:p>05:26:54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670.47" calcext:value-type="float">
            <text:p>670.47</text:p>
          </table:table-cell>
          <table:table-cell office:value-type="float" office:value="821.46" calcext:value-type="float">
            <text:p>821.46</text:p>
          </table:table-cell>
        </table:table-row>
        <table:table-row table:style-name="ro1">
          <table:table-cell office:value-type="float" office:value="19630152" calcext:value-type="float">
            <text:p>19630152</text:p>
          </table:table-cell>
          <table:table-cell table:formula="of:=[.A1229]/1000/(60*60*24)" office:value-type="time" office:time-value="PT05H27M10.152S" calcext:value-type="time">
            <text:p>05:27:10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01" calcext:value-type="float">
            <text:p>130.01</text:p>
          </table:table-cell>
          <table:table-cell office:value-type="float" office:value="670.98" calcext:value-type="float">
            <text:p>670.98</text:p>
          </table:table-cell>
          <table:table-cell office:value-type="float" office:value="822.04" calcext:value-type="float">
            <text:p>822.04</text:p>
          </table:table-cell>
        </table:table-row>
        <table:table-row table:style-name="ro1">
          <table:table-cell office:value-type="float" office:value="19646152" calcext:value-type="float">
            <text:p>19646152</text:p>
          </table:table-cell>
          <table:table-cell table:formula="of:=[.A1230]/1000/(60*60*24)" office:value-type="time" office:time-value="PT05H27M26.152S" calcext:value-type="time">
            <text:p>05:27:26</text:p>
          </table:table-cell>
          <table:table-cell office:value-type="float" office:value="1.14" calcext:value-type="float">
            <text:p>1.14</text:p>
          </table:table-cell>
          <table:table-cell office:value-type="float" office:value="114.5" calcext:value-type="float">
            <text:p>114.5</text:p>
          </table:table-cell>
          <table:table-cell office:value-type="float" office:value="130.47" calcext:value-type="float">
            <text:p>130.47</text:p>
          </table:table-cell>
          <table:table-cell office:value-type="float" office:value="671.49" calcext:value-type="float">
            <text:p>671.49</text:p>
          </table:table-cell>
          <table:table-cell office:value-type="float" office:value="822.62" calcext:value-type="float">
            <text:p>822.62</text:p>
          </table:table-cell>
        </table:table-row>
        <table:table-row table:style-name="ro1">
          <table:table-cell office:value-type="float" office:value="19662152" calcext:value-type="float">
            <text:p>19662152</text:p>
          </table:table-cell>
          <table:table-cell table:formula="of:=[.A1231]/1000/(60*60*24)" office:value-type="time" office:time-value="PT05H27M42.152S" calcext:value-type="time">
            <text:p>05:27:42</text:p>
          </table:table-cell>
          <table:table-cell office:value-type="float" office:value="1.14" calcext:value-type="float">
            <text:p>1.14</text:p>
          </table:table-cell>
          <table:table-cell office:value-type="float" office:value="114.4" calcext:value-type="float">
            <text:p>114.4</text:p>
          </table:table-cell>
          <table:table-cell office:value-type="float" office:value="129.89" calcext:value-type="float">
            <text:p>129.89</text:p>
          </table:table-cell>
          <table:table-cell office:value-type="float" office:value="671.99" calcext:value-type="float">
            <text:p>671.99</text:p>
          </table:table-cell>
          <table:table-cell office:value-type="float" office:value="823.2" calcext:value-type="float">
            <text:p>823.2</text:p>
          </table:table-cell>
        </table:table-row>
        <table:table-row table:style-name="ro1">
          <table:table-cell office:value-type="float" office:value="19678152" calcext:value-type="float">
            <text:p>19678152</text:p>
          </table:table-cell>
          <table:table-cell table:formula="of:=[.A1232]/1000/(60*60*24)" office:value-type="time" office:time-value="PT05H27M58.152S" calcext:value-type="time">
            <text:p>05:27:58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72.5" calcext:value-type="float">
            <text:p>672.5</text:p>
          </table:table-cell>
          <table:table-cell office:value-type="float" office:value="823.77" calcext:value-type="float">
            <text:p>823.77</text:p>
          </table:table-cell>
        </table:table-row>
        <table:table-row table:style-name="ro1">
          <table:table-cell office:value-type="float" office:value="19694152" calcext:value-type="float">
            <text:p>19694152</text:p>
          </table:table-cell>
          <table:table-cell table:formula="of:=[.A1233]/1000/(60*60*24)" office:value-type="time" office:time-value="PT05H28M14.152S" calcext:value-type="time">
            <text:p>05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73.01" calcext:value-type="float">
            <text:p>673.01</text:p>
          </table:table-cell>
          <table:table-cell office:value-type="float" office:value="824.35" calcext:value-type="float">
            <text:p>824.35</text:p>
          </table:table-cell>
        </table:table-row>
        <table:table-row table:style-name="ro1">
          <table:table-cell office:value-type="float" office:value="19710152" calcext:value-type="float">
            <text:p>19710152</text:p>
          </table:table-cell>
          <table:table-cell table:formula="of:=[.A1234]/1000/(60*60*24)" office:value-type="time" office:time-value="PT05H28M30.152S" calcext:value-type="time">
            <text:p>05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114.3" calcext:value-type="float">
            <text:p>114.3</text:p>
          </table:table-cell>
          <table:table-cell office:value-type="float" office:value="129.78" calcext:value-type="float">
            <text:p>129.78</text:p>
          </table:table-cell>
          <table:table-cell office:value-type="float" office:value="673.52" calcext:value-type="float">
            <text:p>673.52</text:p>
          </table:table-cell>
          <table:table-cell office:value-type="float" office:value="824.93" calcext:value-type="float">
            <text:p>824.93</text:p>
          </table:table-cell>
        </table:table-row>
        <table:table-row table:style-name="ro1">
          <table:table-cell office:value-type="float" office:value="19726150" calcext:value-type="float">
            <text:p>19726150</text:p>
          </table:table-cell>
          <table:table-cell table:formula="of:=[.A1235]/1000/(60*60*24)" office:value-type="time" office:time-value="PT05H28M46.15S" calcext:value-type="time">
            <text:p>05:28:46</text:p>
          </table:table-cell>
          <table:table-cell office:value-type="float" office:value="1.14" calcext:value-type="float">
            <text:p>1.14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66" calcext:value-type="float">
            <text:p>129.66</text:p>
          </table:table-cell>
          <table:table-cell office:value-type="float" office:value="674.03" calcext:value-type="float">
            <text:p>674.03</text:p>
          </table:table-cell>
          <table:table-cell office:value-type="float" office:value="825.5" calcext:value-type="float">
            <text:p>825.5</text:p>
          </table:table-cell>
        </table:table-row>
        <table:table-row table:style-name="ro1">
          <table:table-cell office:value-type="float" office:value="19742152" calcext:value-type="float">
            <text:p>19742152</text:p>
          </table:table-cell>
          <table:table-cell table:formula="of:=[.A1236]/1000/(60*60*24)" office:value-type="time" office:time-value="PT05H29M02.152S" calcext:value-type="time">
            <text:p>05:29:02</text:p>
          </table:table-cell>
          <table:table-cell office:value-type="float" office:value="1.13" calcext:value-type="float">
            <text:p>1.13</text:p>
          </table:table-cell>
          <table:table-cell office:value-type="float" office:value="114.2" calcext:value-type="float">
            <text:p>114.2</text:p>
          </table:table-cell>
          <table:table-cell office:value-type="float" office:value="129.21" calcext:value-type="float">
            <text:p>129.21</text:p>
          </table:table-cell>
          <table:table-cell office:value-type="float" office:value="674.53" calcext:value-type="float">
            <text:p>674.53</text:p>
          </table:table-cell>
          <table:table-cell office:value-type="float" office:value="826.08" calcext:value-type="float">
            <text:p>826.08</text:p>
          </table:table-cell>
        </table:table-row>
        <table:table-row table:style-name="ro1">
          <table:table-cell office:value-type="float" office:value="19758152" calcext:value-type="float">
            <text:p>19758152</text:p>
          </table:table-cell>
          <table:table-cell table:formula="of:=[.A1237]/1000/(60*60*24)" office:value-type="time" office:time-value="PT05H29M18.152S" calcext:value-type="time">
            <text:p>05:29:18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75.04" calcext:value-type="float">
            <text:p>675.04</text:p>
          </table:table-cell>
          <table:table-cell office:value-type="float" office:value="826.65" calcext:value-type="float">
            <text:p>826.65</text:p>
          </table:table-cell>
        </table:table-row>
        <table:table-row table:style-name="ro1">
          <table:table-cell office:value-type="float" office:value="19774152" calcext:value-type="float">
            <text:p>19774152</text:p>
          </table:table-cell>
          <table:table-cell table:formula="of:=[.A1238]/1000/(60*60*24)" office:value-type="time" office:time-value="PT05H29M34.152S" calcext:value-type="time">
            <text:p>05:29:34</text:p>
          </table:table-cell>
          <table:table-cell office:value-type="float" office:value="1.13" calcext:value-type="float">
            <text:p>1.13</text:p>
          </table:table-cell>
          <table:table-cell office:value-type="float" office:value="114.1" calcext:value-type="float">
            <text:p>114.1</text:p>
          </table:table-cell>
          <table:table-cell office:value-type="float" office:value="129.09" calcext:value-type="float">
            <text:p>129.09</text:p>
          </table:table-cell>
          <table:table-cell office:value-type="float" office:value="675.55" calcext:value-type="float">
            <text:p>675.55</text:p>
          </table:table-cell>
          <table:table-cell office:value-type="float" office:value="827.23" calcext:value-type="float">
            <text:p>827.23</text:p>
          </table:table-cell>
        </table:table-row>
        <table:table-row table:style-name="ro1">
          <table:table-cell office:value-type="float" office:value="19790152" calcext:value-type="float">
            <text:p>19790152</text:p>
          </table:table-cell>
          <table:table-cell table:formula="of:=[.A1239]/1000/(60*60*24)" office:value-type="time" office:time-value="PT05H29M50.152S" calcext:value-type="time">
            <text:p>05:29:50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76.06" calcext:value-type="float">
            <text:p>676.06</text:p>
          </table:table-cell>
          <table:table-cell office:value-type="float" office:value="827.8" calcext:value-type="float">
            <text:p>827.8</text:p>
          </table:table-cell>
        </table:table-row>
        <table:table-row table:style-name="ro1">
          <table:table-cell office:value-type="float" office:value="19806152" calcext:value-type="float">
            <text:p>19806152</text:p>
          </table:table-cell>
          <table:table-cell table:formula="of:=[.A1240]/1000/(60*60*24)" office:value-type="time" office:time-value="PT05H30M06.152S" calcext:value-type="time">
            <text:p>05:30:06</text:p>
          </table:table-cell>
          <table:table-cell office:value-type="float" office:value="1.13" calcext:value-type="float">
            <text:p>1.13</text:p>
          </table:table-cell>
          <table:table-cell office:value-type="float" office:value="114" calcext:value-type="float">
            <text:p>114</text:p>
          </table:table-cell>
          <table:table-cell office:value-type="float" office:value="128.98" calcext:value-type="float">
            <text:p>128.98</text:p>
          </table:table-cell>
          <table:table-cell office:value-type="float" office:value="676.56" calcext:value-type="float">
            <text:p>676.56</text:p>
          </table:table-cell>
          <table:table-cell office:value-type="float" office:value="828.38" calcext:value-type="float">
            <text:p>828.38</text:p>
          </table:table-cell>
        </table:table-row>
        <table:table-row table:style-name="ro1">
          <table:table-cell office:value-type="float" office:value="19822152" calcext:value-type="float">
            <text:p>19822152</text:p>
          </table:table-cell>
          <table:table-cell table:formula="of:=[.A1241]/1000/(60*60*24)" office:value-type="time" office:time-value="PT05H30M22.152S" calcext:value-type="time">
            <text:p>05:30:22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77.07" calcext:value-type="float">
            <text:p>677.07</text:p>
          </table:table-cell>
          <table:table-cell office:value-type="float" office:value="828.95" calcext:value-type="float">
            <text:p>828.95</text:p>
          </table:table-cell>
        </table:table-row>
        <table:table-row table:style-name="ro1">
          <table:table-cell office:value-type="float" office:value="19838152" calcext:value-type="float">
            <text:p>19838152</text:p>
          </table:table-cell>
          <table:table-cell table:formula="of:=[.A1242]/1000/(60*60*24)" office:value-type="time" office:time-value="PT05H30M38.152S" calcext:value-type="time">
            <text:p>05:30:38</text:p>
          </table:table-cell>
          <table:table-cell office:value-type="float" office:value="1.13" calcext:value-type="float">
            <text:p>1.13</text:p>
          </table:table-cell>
          <table:table-cell office:value-type="float" office:value="113.9" calcext:value-type="float">
            <text:p>113.9</text:p>
          </table:table-cell>
          <table:table-cell office:value-type="float" office:value="128.87" calcext:value-type="float">
            <text:p>128.87</text:p>
          </table:table-cell>
          <table:table-cell office:value-type="float" office:value="677.57" calcext:value-type="float">
            <text:p>677.57</text:p>
          </table:table-cell>
          <table:table-cell office:value-type="float" office:value="829.52" calcext:value-type="float">
            <text:p>829.52</text:p>
          </table:table-cell>
        </table:table-row>
        <table:table-row table:style-name="ro1">
          <table:table-cell office:value-type="float" office:value="19854152" calcext:value-type="float">
            <text:p>19854152</text:p>
          </table:table-cell>
          <table:table-cell table:formula="of:=[.A1243]/1000/(60*60*24)" office:value-type="time" office:time-value="PT05H30M54.152S" calcext:value-type="time">
            <text:p>05:30:54</text:p>
          </table:table-cell>
          <table:table-cell office:value-type="float" office:value="1.13" calcext:value-type="float">
            <text:p>1.13</text:p>
          </table:table-cell>
          <table:table-cell office:value-type="float" office:value="113.8" calcext:value-type="float">
            <text:p>113.8</text:p>
          </table:table-cell>
          <table:table-cell office:value-type="float" office:value="128.75" calcext:value-type="float">
            <text:p>128.75</text:p>
          </table:table-cell>
          <table:table-cell office:value-type="float" office:value="678.08" calcext:value-type="float">
            <text:p>678.08</text:p>
          </table:table-cell>
          <table:table-cell office:value-type="float" office:value="830.09" calcext:value-type="float">
            <text:p>830.09</text:p>
          </table:table-cell>
        </table:table-row>
        <table:table-row table:style-name="ro1">
          <table:table-cell office:value-type="float" office:value="19870152" calcext:value-type="float">
            <text:p>19870152</text:p>
          </table:table-cell>
          <table:table-cell table:formula="of:=[.A1244]/1000/(60*60*24)" office:value-type="time" office:time-value="PT05H31M10.152S" calcext:value-type="time">
            <text:p>05:31:10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678.59" calcext:value-type="float">
            <text:p>678.59</text:p>
          </table:table-cell>
          <table:table-cell office:value-type="float" office:value="830.66" calcext:value-type="float">
            <text:p>830.66</text:p>
          </table:table-cell>
        </table:table-row>
        <table:table-row table:style-name="ro1">
          <table:table-cell office:value-type="float" office:value="19886152" calcext:value-type="float">
            <text:p>19886152</text:p>
          </table:table-cell>
          <table:table-cell table:formula="of:=[.A1245]/1000/(60*60*24)" office:value-type="time" office:time-value="PT05H31M26.152S" calcext:value-type="time">
            <text:p>05:31:26</text:p>
          </table:table-cell>
          <table:table-cell office:value-type="float" office:value="1.13" calcext:value-type="float">
            <text:p>1.13</text:p>
          </table:table-cell>
          <table:table-cell office:value-type="float" office:value="113.7" calcext:value-type="float">
            <text:p>113.7</text:p>
          </table:table-cell>
          <table:table-cell office:value-type="float" office:value="128.64" calcext:value-type="float">
            <text:p>128.64</text:p>
          </table:table-cell>
          <table:table-cell office:value-type="float" office:value="679.09" calcext:value-type="float">
            <text:p>679.09</text:p>
          </table:table-cell>
          <table:table-cell office:value-type="float" office:value="831.24" calcext:value-type="float">
            <text:p>831.24</text:p>
          </table:table-cell>
        </table:table-row>
        <table:table-row table:style-name="ro1">
          <table:table-cell office:value-type="float" office:value="19902152" calcext:value-type="float">
            <text:p>19902152</text:p>
          </table:table-cell>
          <table:table-cell table:formula="of:=[.A1246]/1000/(60*60*24)" office:value-type="time" office:time-value="PT05H31M42.152S" calcext:value-type="time">
            <text:p>05:31:42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52" calcext:value-type="float">
            <text:p>128.52</text:p>
          </table:table-cell>
          <table:table-cell office:value-type="float" office:value="679.6" calcext:value-type="float">
            <text:p>679.6</text:p>
          </table:table-cell>
          <table:table-cell office:value-type="float" office:value="831.81" calcext:value-type="float">
            <text:p>831.81</text:p>
          </table:table-cell>
        </table:table-row>
        <table:table-row table:style-name="ro1">
          <table:table-cell office:value-type="float" office:value="19918152" calcext:value-type="float">
            <text:p>19918152</text:p>
          </table:table-cell>
          <table:table-cell table:formula="of:=[.A1247]/1000/(60*60*24)" office:value-type="time" office:time-value="PT05H31M58.152S" calcext:value-type="time">
            <text:p>05:31:58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680.1" calcext:value-type="float">
            <text:p>680.1</text:p>
          </table:table-cell>
          <table:table-cell office:value-type="float" office:value="832.37" calcext:value-type="float">
            <text:p>832.37</text:p>
          </table:table-cell>
        </table:table-row>
        <table:table-row table:style-name="ro1">
          <table:table-cell office:value-type="float" office:value="19934152" calcext:value-type="float">
            <text:p>19934152</text:p>
          </table:table-cell>
          <table:table-cell table:formula="of:=[.A1248]/1000/(60*60*24)" office:value-type="time" office:time-value="PT05H32M14.152S" calcext:value-type="time">
            <text:p>05:32:14</text:p>
          </table:table-cell>
          <table:table-cell office:value-type="float" office:value="1.13" calcext:value-type="float">
            <text:p>1.13</text:p>
          </table:table-cell>
          <table:table-cell office:value-type="float" office:value="113.6" calcext:value-type="float">
            <text:p>113.6</text:p>
          </table:table-cell>
          <table:table-cell office:value-type="float" office:value="128.07" calcext:value-type="float">
            <text:p>128.07</text:p>
          </table:table-cell>
          <table:table-cell office:value-type="float" office:value="680.61" calcext:value-type="float">
            <text:p>680.61</text:p>
          </table:table-cell>
          <table:table-cell office:value-type="float" office:value="832.94" calcext:value-type="float">
            <text:p>832.94</text:p>
          </table:table-cell>
        </table:table-row>
        <table:table-row table:style-name="ro1">
          <table:table-cell office:value-type="float" office:value="19950152" calcext:value-type="float">
            <text:p>19950152</text:p>
          </table:table-cell>
          <table:table-cell table:formula="of:=[.A1249]/1000/(60*60*24)" office:value-type="time" office:time-value="PT05H32M30.152S" calcext:value-type="time">
            <text:p>05:32:30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81.11" calcext:value-type="float">
            <text:p>681.11</text:p>
          </table:table-cell>
          <table:table-cell office:value-type="float" office:value="833.51" calcext:value-type="float">
            <text:p>833.51</text:p>
          </table:table-cell>
        </table:table-row>
        <table:table-row table:style-name="ro1">
          <table:table-cell office:value-type="float" office:value="19966152" calcext:value-type="float">
            <text:p>19966152</text:p>
          </table:table-cell>
          <table:table-cell table:formula="of:=[.A1250]/1000/(60*60*24)" office:value-type="time" office:time-value="PT05H32M46.152S" calcext:value-type="time">
            <text:p>05:32:46</text:p>
          </table:table-cell>
          <table:table-cell office:value-type="float" office:value="1.13" calcext:value-type="float">
            <text:p>1.13</text:p>
          </table:table-cell>
          <table:table-cell office:value-type="float" office:value="113.5" calcext:value-type="float">
            <text:p>113.5</text:p>
          </table:table-cell>
          <table:table-cell office:value-type="float" office:value="127.95" calcext:value-type="float">
            <text:p>127.95</text:p>
          </table:table-cell>
          <table:table-cell office:value-type="float" office:value="681.62" calcext:value-type="float">
            <text:p>681.62</text:p>
          </table:table-cell>
          <table:table-cell office:value-type="float" office:value="834.08" calcext:value-type="float">
            <text:p>834.08</text:p>
          </table:table-cell>
        </table:table-row>
        <table:table-row table:style-name="ro1">
          <table:table-cell office:value-type="float" office:value="19982152" calcext:value-type="float">
            <text:p>19982152</text:p>
          </table:table-cell>
          <table:table-cell table:formula="of:=[.A1251]/1000/(60*60*24)" office:value-type="time" office:time-value="PT05H33M02.152S" calcext:value-type="time">
            <text:p>05:33:02</text:p>
          </table:table-cell>
          <table:table-cell office:value-type="float" office:value="1.12" calcext:value-type="float">
            <text:p>1.12</text:p>
          </table:table-cell>
          <table:table-cell office:value-type="float" office:value="113.4" calcext:value-type="float">
            <text:p>113.4</text:p>
          </table:table-cell>
          <table:table-cell office:value-type="float" office:value="127.39" calcext:value-type="float">
            <text:p>127.39</text:p>
          </table:table-cell>
          <table:table-cell office:value-type="float" office:value="682.12" calcext:value-type="float">
            <text:p>682.12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float" office:value="19998152" calcext:value-type="float">
            <text:p>19998152</text:p>
          </table:table-cell>
          <table:table-cell table:formula="of:=[.A1252]/1000/(60*60*24)" office:value-type="time" office:time-value="PT05H33M18.152S" calcext:value-type="time">
            <text:p>05:33:18</text:p>
          </table:table-cell>
          <table:table-cell office:value-type="float" office:value="1.12" calcext:value-type="float">
            <text:p>1.12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27" calcext:value-type="float">
            <text:p>127.27</text:p>
          </table:table-cell>
          <table:table-cell office:value-type="float" office:value="682.62" calcext:value-type="float">
            <text:p>682.62</text:p>
          </table:table-cell>
          <table:table-cell office:value-type="float" office:value="835.21" calcext:value-type="float">
            <text:p>835.21</text:p>
          </table:table-cell>
        </table:table-row>
        <table:table-row table:style-name="ro1">
          <table:table-cell office:value-type="float" office:value="20014152" calcext:value-type="float">
            <text:p>20014152</text:p>
          </table:table-cell>
          <table:table-cell table:formula="of:=[.A1253]/1000/(60*60*24)" office:value-type="time" office:time-value="PT05H33M34.152S" calcext:value-type="time">
            <text:p>05:33:34</text:p>
          </table:table-cell>
          <table:table-cell office:value-type="float" office:value="1.13" calcext:value-type="float">
            <text:p>1.13</text:p>
          </table:table-cell>
          <table:table-cell office:value-type="float" office:value="113.3" calcext:value-type="float">
            <text:p>113.3</text:p>
          </table:table-cell>
          <table:table-cell office:value-type="float" office:value="127.73" calcext:value-type="float">
            <text:p>127.73</text:p>
          </table:table-cell>
          <table:table-cell office:value-type="float" office:value="683.13" calcext:value-type="float">
            <text:p>683.13</text:p>
          </table:table-cell>
          <table:table-cell office:value-type="float" office:value="835.78" calcext:value-type="float">
            <text:p>835.78</text:p>
          </table:table-cell>
        </table:table-row>
        <table:table-row table:style-name="ro1">
          <table:table-cell office:value-type="float" office:value="20030152" calcext:value-type="float">
            <text:p>20030152</text:p>
          </table:table-cell>
          <table:table-cell table:formula="of:=[.A1254]/1000/(60*60*24)" office:value-type="time" office:time-value="PT05H33M50.152S" calcext:value-type="time">
            <text:p>05:33:50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683.63" calcext:value-type="float">
            <text:p>683.63</text:p>
          </table:table-cell>
          <table:table-cell office:value-type="float" office:value="836.35" calcext:value-type="float">
            <text:p>836.35</text:p>
          </table:table-cell>
        </table:table-row>
        <table:table-row table:style-name="ro1">
          <table:table-cell office:value-type="float" office:value="20046152" calcext:value-type="float">
            <text:p>20046152</text:p>
          </table:table-cell>
          <table:table-cell table:formula="of:=[.A1255]/1000/(60*60*24)" office:value-type="time" office:time-value="PT05H34M06.152S" calcext:value-type="time">
            <text:p>05:34:06</text:p>
          </table:table-cell>
          <table:table-cell office:value-type="float" office:value="1.12" calcext:value-type="float">
            <text:p>1.12</text:p>
          </table:table-cell>
          <table:table-cell office:value-type="float" office:value="113.2" calcext:value-type="float">
            <text:p>113.2</text:p>
          </table:table-cell>
          <table:table-cell office:value-type="float" office:value="127.16" calcext:value-type="float">
            <text:p>127.16</text:p>
          </table:table-cell>
          <table:table-cell office:value-type="float" office:value="684.13" calcext:value-type="float">
            <text:p>684.13</text:p>
          </table:table-cell>
          <table:table-cell office:value-type="float" office:value="836.91" calcext:value-type="float">
            <text:p>836.91</text:p>
          </table:table-cell>
        </table:table-row>
        <table:table-row table:style-name="ro1">
          <table:table-cell office:value-type="float" office:value="20062152" calcext:value-type="float">
            <text:p>20062152</text:p>
          </table:table-cell>
          <table:table-cell table:formula="of:=[.A1256]/1000/(60*60*24)" office:value-type="time" office:time-value="PT05H34M22.152S" calcext:value-type="time">
            <text:p>05:34:22</text:p>
          </table:table-cell>
          <table:table-cell office:value-type="float" office:value="1.12" calcext:value-type="float">
            <text:p>1.12</text:p>
          </table:table-cell>
          <table:table-cell office:value-type="float" office:value="113.1" calcext:value-type="float">
            <text:p>113.1</text:p>
          </table:table-cell>
          <table:table-cell office:value-type="float" office:value="127.05" calcext:value-type="float">
            <text:p>127.05</text:p>
          </table:table-cell>
          <table:table-cell office:value-type="float" office:value="684.64" calcext:value-type="float">
            <text:p>684.64</text:p>
          </table:table-cell>
          <table:table-cell office:value-type="float" office:value="837.48" calcext:value-type="float">
            <text:p>837.48</text:p>
          </table:table-cell>
        </table:table-row>
        <table:table-row table:style-name="ro1">
          <table:table-cell office:value-type="float" office:value="20078152" calcext:value-type="float">
            <text:p>20078152</text:p>
          </table:table-cell>
          <table:table-cell table:formula="of:=[.A1257]/1000/(60*60*24)" office:value-type="time" office:time-value="PT05H34M38.152S" calcext:value-type="time">
            <text:p>05:34:38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93" calcext:value-type="float">
            <text:p>126.93</text:p>
          </table:table-cell>
          <table:table-cell office:value-type="float" office:value="685.14" calcext:value-type="float">
            <text:p>685.14</text:p>
          </table:table-cell>
          <table:table-cell office:value-type="float" office:value="838.04" calcext:value-type="float">
            <text:p>838.04</text:p>
          </table:table-cell>
        </table:table-row>
        <table:table-row table:style-name="ro1">
          <table:table-cell office:value-type="float" office:value="20094152" calcext:value-type="float">
            <text:p>20094152</text:p>
          </table:table-cell>
          <table:table-cell table:formula="of:=[.A1258]/1000/(60*60*24)" office:value-type="time" office:time-value="PT05H34M54.152S" calcext:value-type="time">
            <text:p>05:34:54</text:p>
          </table:table-cell>
          <table:table-cell office:value-type="float" office:value="1.12" calcext:value-type="float">
            <text:p>1.12</text:p>
          </table:table-cell>
          <table:table-cell office:value-type="float" office:value="113" calcext:value-type="float">
            <text:p>113</text:p>
          </table:table-cell>
          <table:table-cell office:value-type="float" office:value="126.48" calcext:value-type="float">
            <text:p>126.48</text:p>
          </table:table-cell>
          <table:table-cell office:value-type="float" office:value="685.64" calcext:value-type="float">
            <text:p>685.64</text:p>
          </table:table-cell>
          <table:table-cell office:value-type="float" office:value="838.61" calcext:value-type="float">
            <text:p>838.61</text:p>
          </table:table-cell>
        </table:table-row>
        <table:table-row table:style-name="ro1">
          <table:table-cell office:value-type="float" office:value="20110152" calcext:value-type="float">
            <text:p>20110152</text:p>
          </table:table-cell>
          <table:table-cell table:formula="of:=[.A1259]/1000/(60*60*24)" office:value-type="time" office:time-value="PT05H35M10.152S" calcext:value-type="time">
            <text:p>05:35:10</text:p>
          </table:table-cell>
          <table:table-cell office:value-type="float" office:value="1.12" calcext:value-type="float">
            <text:p>1.12</text:p>
          </table:table-cell>
          <table:table-cell office:value-type="float" office:value="112.9" calcext:value-type="float">
            <text:p>112.9</text:p>
          </table:table-cell>
          <table:table-cell office:value-type="float" office:value="126.82" calcext:value-type="float">
            <text:p>126.82</text:p>
          </table:table-cell>
          <table:table-cell office:value-type="float" office:value="686.14" calcext:value-type="float">
            <text:p>686.14</text:p>
          </table:table-cell>
          <table:table-cell office:value-type="float" office:value="839.17" calcext:value-type="float">
            <text:p>839.17</text:p>
          </table:table-cell>
        </table:table-row>
        <table:table-row table:style-name="ro1">
          <table:table-cell office:value-type="float" office:value="20126152" calcext:value-type="float">
            <text:p>20126152</text:p>
          </table:table-cell>
          <table:table-cell table:formula="of:=[.A1260]/1000/(60*60*24)" office:value-type="time" office:time-value="PT05H35M26.152S" calcext:value-type="time">
            <text:p>05:35:26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71" calcext:value-type="float">
            <text:p>126.71</text:p>
          </table:table-cell>
          <table:table-cell office:value-type="float" office:value="686.65" calcext:value-type="float">
            <text:p>686.65</text:p>
          </table:table-cell>
          <table:table-cell office:value-type="float" office:value="839.73" calcext:value-type="float">
            <text:p>839.73</text:p>
          </table:table-cell>
        </table:table-row>
        <table:table-row table:style-name="ro1">
          <table:table-cell office:value-type="float" office:value="20142152" calcext:value-type="float">
            <text:p>20142152</text:p>
          </table:table-cell>
          <table:table-cell table:formula="of:=[.A1261]/1000/(60*60*24)" office:value-type="time" office:time-value="PT05H35M42.152S" calcext:value-type="time">
            <text:p>05:35:42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687.15" calcext:value-type="float">
            <text:p>687.15</text:p>
          </table:table-cell>
          <table:table-cell office:value-type="float" office:value="840.29" calcext:value-type="float">
            <text:p>840.29</text:p>
          </table:table-cell>
        </table:table-row>
        <table:table-row table:style-name="ro1">
          <table:table-cell office:value-type="float" office:value="20158152" calcext:value-type="float">
            <text:p>20158152</text:p>
          </table:table-cell>
          <table:table-cell table:formula="of:=[.A1262]/1000/(60*60*24)" office:value-type="time" office:time-value="PT05H35M58.152S" calcext:value-type="time">
            <text:p>05:35:58</text:p>
          </table:table-cell>
          <table:table-cell office:value-type="float" office:value="1.12" calcext:value-type="float">
            <text:p>1.12</text:p>
          </table:table-cell>
          <table:table-cell office:value-type="float" office:value="112.8" calcext:value-type="float">
            <text:p>112.8</text:p>
          </table:table-cell>
          <table:table-cell office:value-type="float" office:value="126.25" calcext:value-type="float">
            <text:p>126.25</text:p>
          </table:table-cell>
          <table:table-cell office:value-type="float" office:value="687.65" calcext:value-type="float">
            <text:p>687.65</text:p>
          </table:table-cell>
          <table:table-cell office:value-type="float" office:value="840.85" calcext:value-type="float">
            <text:p>840.85</text:p>
          </table:table-cell>
        </table:table-row>
        <table:table-row table:style-name="ro1">
          <table:table-cell office:value-type="float" office:value="20174152" calcext:value-type="float">
            <text:p>20174152</text:p>
          </table:table-cell>
          <table:table-cell table:formula="of:=[.A1263]/1000/(60*60*24)" office:value-type="time" office:time-value="PT05H36M14.152S" calcext:value-type="time">
            <text:p>05:36:14</text:p>
          </table:table-cell>
          <table:table-cell office:value-type="float" office:value="1.12" calcext:value-type="float">
            <text:p>1.12</text:p>
          </table:table-cell>
          <table:table-cell office:value-type="float" office:value="112.7" calcext:value-type="float">
            <text:p>112.7</text:p>
          </table:table-cell>
          <table:table-cell office:value-type="float" office:value="126.14" calcext:value-type="float">
            <text:p>126.14</text:p>
          </table:table-cell>
          <table:table-cell office:value-type="float" office:value="688.15" calcext:value-type="float">
            <text:p>688.15</text:p>
          </table:table-cell>
          <table:table-cell office:value-type="float" office:value="841.41" calcext:value-type="float">
            <text:p>841.41</text:p>
          </table:table-cell>
        </table:table-row>
        <table:table-row table:style-name="ro1">
          <table:table-cell office:value-type="float" office:value="20190152" calcext:value-type="float">
            <text:p>20190152</text:p>
          </table:table-cell>
          <table:table-cell table:formula="of:=[.A1264]/1000/(60*60*24)" office:value-type="time" office:time-value="PT05H36M30.152S" calcext:value-type="time">
            <text:p>05:36:30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688.65" calcext:value-type="float">
            <text:p>688.65</text:p>
          </table:table-cell>
          <table:table-cell office:value-type="float" office:value="841.97" calcext:value-type="float">
            <text:p>841.97</text:p>
          </table:table-cell>
        </table:table-row>
        <table:table-row table:style-name="ro1">
          <table:table-cell office:value-type="float" office:value="20206152" calcext:value-type="float">
            <text:p>20206152</text:p>
          </table:table-cell>
          <table:table-cell table:formula="of:=[.A1265]/1000/(60*60*24)" office:value-type="time" office:time-value="PT05H36M46.152S" calcext:value-type="time">
            <text:p>05:36:46</text:p>
          </table:table-cell>
          <table:table-cell office:value-type="float" office:value="1.12" calcext:value-type="float">
            <text:p>1.12</text:p>
          </table:table-cell>
          <table:table-cell office:value-type="float" office:value="112.6" calcext:value-type="float">
            <text:p>112.6</text:p>
          </table:table-cell>
          <table:table-cell office:value-type="float" office:value="126.03" calcext:value-type="float">
            <text:p>126.03</text:p>
          </table:table-cell>
          <table:table-cell office:value-type="float" office:value="689.15" calcext:value-type="float">
            <text:p>689.15</text:p>
          </table:table-cell>
          <table:table-cell office:value-type="float" office:value="842.53" calcext:value-type="float">
            <text:p>842.53</text:p>
          </table:table-cell>
        </table:table-row>
        <table:table-row table:style-name="ro1">
          <table:table-cell office:value-type="float" office:value="20222152" calcext:value-type="float">
            <text:p>20222152</text:p>
          </table:table-cell>
          <table:table-cell table:formula="of:=[.A1266]/1000/(60*60*24)" office:value-type="time" office:time-value="PT05H37M02.152S" calcext:value-type="time">
            <text:p>05:37:02</text:p>
          </table:table-cell>
          <table:table-cell office:value-type="float" office:value="1.12" calcext:value-type="float">
            <text:p>1.12</text:p>
          </table:table-cell>
          <table:table-cell office:value-type="float" office:value="112.5" calcext:value-type="float">
            <text:p>112.5</text:p>
          </table:table-cell>
          <table:table-cell office:value-type="float" office:value="125.92" calcext:value-type="float">
            <text:p>125.92</text:p>
          </table:table-cell>
          <table:table-cell office:value-type="float" office:value="689.65" calcext:value-type="float">
            <text:p>689.65</text:p>
          </table:table-cell>
          <table:table-cell office:value-type="float" office:value="843.09" calcext:value-type="float">
            <text:p>843.09</text:p>
          </table:table-cell>
        </table:table-row>
        <table:table-row table:style-name="ro1">
          <table:table-cell office:value-type="float" office:value="20238152" calcext:value-type="float">
            <text:p>20238152</text:p>
          </table:table-cell>
          <table:table-cell table:formula="of:=[.A1267]/1000/(60*60*24)" office:value-type="time" office:time-value="PT05H37M18.152S" calcext:value-type="time">
            <text:p>05:37:18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690.15" calcext:value-type="float">
            <text:p>690.15</text:p>
          </table:table-cell>
          <table:table-cell office:value-type="float" office:value="843.65" calcext:value-type="float">
            <text:p>843.65</text:p>
          </table:table-cell>
        </table:table-row>
        <table:table-row table:style-name="ro1">
          <table:table-cell office:value-type="float" office:value="20254152" calcext:value-type="float">
            <text:p>20254152</text:p>
          </table:table-cell>
          <table:table-cell table:formula="of:=[.A1268]/1000/(60*60*24)" office:value-type="time" office:time-value="PT05H37M34.152S" calcext:value-type="time">
            <text:p>05:37:34</text:p>
          </table:table-cell>
          <table:table-cell office:value-type="float" office:value="1.12" calcext:value-type="float">
            <text:p>1.12</text:p>
          </table:table-cell>
          <table:table-cell office:value-type="float" office:value="112.4" calcext:value-type="float">
            <text:p>112.4</text:p>
          </table:table-cell>
          <table:table-cell office:value-type="float" office:value="125.35" calcext:value-type="float">
            <text:p>125.35</text:p>
          </table:table-cell>
          <table:table-cell office:value-type="float" office:value="690.65" calcext:value-type="float">
            <text:p>690.65</text:p>
          </table:table-cell>
          <table:table-cell office:value-type="float" office:value="844.21" calcext:value-type="float">
            <text:p>844.21</text:p>
          </table:table-cell>
        </table:table-row>
        <table:table-row table:style-name="ro1">
          <table:table-cell office:value-type="float" office:value="20270152" calcext:value-type="float">
            <text:p>20270152</text:p>
          </table:table-cell>
          <table:table-cell table:formula="of:=[.A1269]/1000/(60*60*24)" office:value-type="time" office:time-value="PT05H37M50.152S" calcext:value-type="time">
            <text:p>05:37:50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691.15" calcext:value-type="float">
            <text:p>691.15</text:p>
          </table:table-cell>
          <table:table-cell office:value-type="float" office:value="844.77" calcext:value-type="float">
            <text:p>844.77</text:p>
          </table:table-cell>
        </table:table-row>
        <table:table-row table:style-name="ro1">
          <table:table-cell office:value-type="float" office:value="20286152" calcext:value-type="float">
            <text:p>20286152</text:p>
          </table:table-cell>
          <table:table-cell table:formula="of:=[.A1270]/1000/(60*60*24)" office:value-type="time" office:time-value="PT05H38M06.152S" calcext:value-type="time">
            <text:p>05:38:06</text:p>
          </table:table-cell>
          <table:table-cell office:value-type="float" office:value="1.12" calcext:value-type="float">
            <text:p>1.12</text:p>
          </table:table-cell>
          <table:table-cell office:value-type="float" office:value="112.3" calcext:value-type="float">
            <text:p>112.3</text:p>
          </table:table-cell>
          <table:table-cell office:value-type="float" office:value="125.24" calcext:value-type="float">
            <text:p>125.24</text:p>
          </table:table-cell>
          <table:table-cell office:value-type="float" office:value="691.65" calcext:value-type="float">
            <text:p>691.65</text:p>
          </table:table-cell>
          <table:table-cell office:value-type="float" office:value="845.32" calcext:value-type="float">
            <text:p>845.32</text:p>
          </table:table-cell>
        </table:table-row>
        <table:table-row table:style-name="ro1">
          <table:table-cell office:value-type="float" office:value="20302152" calcext:value-type="float">
            <text:p>20302152</text:p>
          </table:table-cell>
          <table:table-cell table:formula="of:=[.A1271]/1000/(60*60*24)" office:value-type="time" office:time-value="PT05H38M22.152S" calcext:value-type="time">
            <text:p>05:38:22</text:p>
          </table:table-cell>
          <table:table-cell office:value-type="float" office:value="1.12" calcext:value-type="float">
            <text:p>1.12</text:p>
          </table:table-cell>
          <table:table-cell office:value-type="float" office:value="112.2" calcext:value-type="float">
            <text:p>112.2</text:p>
          </table:table-cell>
          <table:table-cell office:value-type="float" office:value="125.13" calcext:value-type="float">
            <text:p>125.13</text:p>
          </table:table-cell>
          <table:table-cell office:value-type="float" office:value="692.15" calcext:value-type="float">
            <text:p>692.15</text:p>
          </table:table-cell>
          <table:table-cell office:value-type="float" office:value="845.88" calcext:value-type="float">
            <text:p>845.88</text:p>
          </table:table-cell>
        </table:table-row>
        <table:table-row table:style-name="ro1">
          <table:table-cell office:value-type="float" office:value="20318152" calcext:value-type="float">
            <text:p>20318152</text:p>
          </table:table-cell>
          <table:table-cell table:formula="of:=[.A1272]/1000/(60*60*24)" office:value-type="time" office:time-value="PT05H38M38.152S" calcext:value-type="time">
            <text:p>05:38:38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2.65" calcext:value-type="float">
            <text:p>692.65</text:p>
          </table:table-cell>
          <table:table-cell office:value-type="float" office:value="846.43" calcext:value-type="float">
            <text:p>846.43</text:p>
          </table:table-cell>
        </table:table-row>
        <table:table-row table:style-name="ro1">
          <table:table-cell office:value-type="float" office:value="20334152" calcext:value-type="float">
            <text:p>20334152</text:p>
          </table:table-cell>
          <table:table-cell table:formula="of:=[.A1273]/1000/(60*60*24)" office:value-type="time" office:time-value="PT05H38M54.152S" calcext:value-type="time">
            <text:p>05:38:54</text:p>
          </table:table-cell>
          <table:table-cell office:value-type="float" office:value="1.11" calcext:value-type="float">
            <text:p>1.11</text:p>
          </table:table-cell>
          <table:table-cell office:value-type="float" office:value="112.1" calcext:value-type="float">
            <text:p>112.1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3.14" calcext:value-type="float">
            <text:p>693.14</text:p>
          </table:table-cell>
          <table:table-cell office:value-type="float" office:value="846.99" calcext:value-type="float">
            <text:p>846.99</text:p>
          </table:table-cell>
        </table:table-row>
        <table:table-row table:style-name="ro1">
          <table:table-cell office:value-type="float" office:value="20350152" calcext:value-type="float">
            <text:p>20350152</text:p>
          </table:table-cell>
          <table:table-cell table:formula="of:=[.A1274]/1000/(60*60*24)" office:value-type="time" office:time-value="PT05H39M10.152S" calcext:value-type="time">
            <text:p>05:39:10</text:p>
          </table:table-cell>
          <table:table-cell office:value-type="float" office:value="1.11" calcext:value-type="float">
            <text:p>1.11</text:p>
          </table:table-cell>
          <table:table-cell office:value-type="float" office:value="112" calcext:value-type="float">
            <text:p>112</text:p>
          </table:table-cell>
          <table:table-cell office:value-type="float" office:value="124.45" calcext:value-type="float">
            <text:p>124.45</text:p>
          </table:table-cell>
          <table:table-cell office:value-type="float" office:value="693.64" calcext:value-type="float">
            <text:p>693.64</text:p>
          </table:table-cell>
          <table:table-cell office:value-type="float" office:value="847.54" calcext:value-type="float">
            <text:p>847.54</text:p>
          </table:table-cell>
        </table:table-row>
        <table:table-row table:style-name="ro1">
          <table:table-cell office:value-type="float" office:value="20366152" calcext:value-type="float">
            <text:p>20366152</text:p>
          </table:table-cell>
          <table:table-cell table:formula="of:=[.A1275]/1000/(60*60*24)" office:value-type="time" office:time-value="PT05H39M26.152S" calcext:value-type="time">
            <text:p>05:39:26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694.14" calcext:value-type="float">
            <text:p>694.14</text:p>
          </table:table-cell>
          <table:table-cell office:value-type="float" office:value="848.09" calcext:value-type="float">
            <text:p>848.09</text:p>
          </table:table-cell>
        </table:table-row>
        <table:table-row table:style-name="ro1">
          <table:table-cell office:value-type="float" office:value="20382152" calcext:value-type="float">
            <text:p>20382152</text:p>
          </table:table-cell>
          <table:table-cell table:formula="of:=[.A1276]/1000/(60*60*24)" office:value-type="time" office:time-value="PT05H39M42.152S" calcext:value-type="time">
            <text:p>05:39:42</text:p>
          </table:table-cell>
          <table:table-cell office:value-type="float" office:value="1.11" calcext:value-type="float">
            <text:p>1.11</text:p>
          </table:table-cell>
          <table:table-cell office:value-type="float" office:value="111.9" calcext:value-type="float">
            <text:p>111.9</text:p>
          </table:table-cell>
          <table:table-cell office:value-type="float" office:value="124.34" calcext:value-type="float">
            <text:p>124.34</text:p>
          </table:table-cell>
          <table:table-cell office:value-type="float" office:value="694.64" calcext:value-type="float">
            <text:p>694.64</text:p>
          </table:table-cell>
          <table:table-cell office:value-type="float" office:value="848.64" calcext:value-type="float">
            <text:p>848.64</text:p>
          </table:table-cell>
        </table:table-row>
        <table:table-row table:style-name="ro1">
          <table:table-cell office:value-type="float" office:value="20398152" calcext:value-type="float">
            <text:p>20398152</text:p>
          </table:table-cell>
          <table:table-cell table:formula="of:=[.A1277]/1000/(60*60*24)" office:value-type="time" office:time-value="PT05H39M58.152S" calcext:value-type="time">
            <text:p>05:39:58</text:p>
          </table:table-cell>
          <table:table-cell office:value-type="float" office:value="1.11" calcext:value-type="float">
            <text:p>1.11</text:p>
          </table:table-cell>
          <table:table-cell office:value-type="float" office:value="111.8" calcext:value-type="float">
            <text:p>111.8</text:p>
          </table:table-cell>
          <table:table-cell office:value-type="float" office:value="123.78" calcext:value-type="float">
            <text:p>123.78</text:p>
          </table:table-cell>
          <table:table-cell office:value-type="float" office:value="695.13" calcext:value-type="float">
            <text:p>695.13</text:p>
          </table:table-cell>
          <table:table-cell office:value-type="float" office:value="849.2" calcext:value-type="float">
            <text:p>849.2</text:p>
          </table:table-cell>
        </table:table-row>
        <table:table-row table:style-name="ro1">
          <table:table-cell office:value-type="float" office:value="20414152" calcext:value-type="float">
            <text:p>20414152</text:p>
          </table:table-cell>
          <table:table-cell table:formula="of:=[.A1278]/1000/(60*60*24)" office:value-type="time" office:time-value="PT05H40M14.152S" calcext:value-type="time">
            <text:p>05:40:14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4.12" calcext:value-type="float">
            <text:p>124.12</text:p>
          </table:table-cell>
          <table:table-cell office:value-type="float" office:value="695.63" calcext:value-type="float">
            <text:p>695.63</text:p>
          </table:table-cell>
          <table:table-cell office:value-type="float" office:value="849.75" calcext:value-type="float">
            <text:p>849.75</text:p>
          </table:table-cell>
        </table:table-row>
        <table:table-row table:style-name="ro1">
          <table:table-cell office:value-type="float" office:value="20430152" calcext:value-type="float">
            <text:p>20430152</text:p>
          </table:table-cell>
          <table:table-cell table:formula="of:=[.A1279]/1000/(60*60*24)" office:value-type="time" office:time-value="PT05H40M30.152S" calcext:value-type="time">
            <text:p>05:40:30</text:p>
          </table:table-cell>
          <table:table-cell office:value-type="float" office:value="1.11" calcext:value-type="float">
            <text:p>1.11</text:p>
          </table:table-cell>
          <table:table-cell office:value-type="float" office:value="111.7" calcext:value-type="float">
            <text:p>111.7</text:p>
          </table:table-cell>
          <table:table-cell office:value-type="float" office:value="123.67" calcext:value-type="float">
            <text:p>123.67</text:p>
          </table:table-cell>
          <table:table-cell office:value-type="float" office:value="696.13" calcext:value-type="float">
            <text:p>696.13</text:p>
          </table:table-cell>
          <table:table-cell office:value-type="float" office:value="850.3" calcext:value-type="float">
            <text:p>850.3</text:p>
          </table:table-cell>
        </table:table-row>
        <table:table-row table:style-name="ro1">
          <table:table-cell office:value-type="float" office:value="20446152" calcext:value-type="float">
            <text:p>20446152</text:p>
          </table:table-cell>
          <table:table-cell table:formula="of:=[.A1280]/1000/(60*60*24)" office:value-type="time" office:time-value="PT05H40M46.152S" calcext:value-type="time">
            <text:p>05:40:46</text:p>
          </table:table-cell>
          <table:table-cell office:value-type="float" office:value="1.11" calcext:value-type="float">
            <text:p>1.11</text:p>
          </table:table-cell>
          <table:table-cell office:value-type="float" office:value="111.6" calcext:value-type="float">
            <text:p>111.6</text:p>
          </table:table-cell>
          <table:table-cell office:value-type="float" office:value="123.56" calcext:value-type="float">
            <text:p>123.56</text:p>
          </table:table-cell>
          <table:table-cell office:value-type="float" office:value="696.62" calcext:value-type="float">
            <text:p>696.62</text:p>
          </table:table-cell>
          <table:table-cell office:value-type="float" office:value="850.84" calcext:value-type="float">
            <text:p>850.84</text:p>
          </table:table-cell>
        </table:table-row>
        <table:table-row table:style-name="ro1">
          <table:table-cell office:value-type="float" office:value="20462152" calcext:value-type="float">
            <text:p>20462152</text:p>
          </table:table-cell>
          <table:table-cell table:formula="of:=[.A1281]/1000/(60*60*24)" office:value-type="time" office:time-value="PT05H41M02.152S" calcext:value-type="time">
            <text:p>05:41:02</text:p>
          </table:table-cell>
          <table:table-cell office:value-type="float" office:value="1.11" calcext:value-type="float">
            <text:p>1.11</text:p>
          </table:table-cell>
          <table:table-cell office:value-type="float" office:value="111.5" calcext:value-type="float">
            <text:p>111.5</text:p>
          </table:table-cell>
          <table:table-cell office:value-type="float" office:value="123.45" calcext:value-type="float">
            <text:p>123.45</text:p>
          </table:table-cell>
          <table:table-cell office:value-type="float" office:value="697.12" calcext:value-type="float">
            <text:p>697.12</text:p>
          </table:table-cell>
          <table:table-cell office:value-type="float" office:value="851.39" calcext:value-type="float">
            <text:p>851.39</text:p>
          </table:table-cell>
        </table:table-row>
        <table:table-row table:style-name="ro1">
          <table:table-cell office:value-type="float" office:value="20478152" calcext:value-type="float">
            <text:p>20478152</text:p>
          </table:table-cell>
          <table:table-cell table:formula="of:=[.A1282]/1000/(60*60*24)" office:value-type="time" office:time-value="PT05H41M18.152S" calcext:value-type="time">
            <text:p>05:41:18</text:p>
          </table:table-cell>
          <table:table-cell office:value-type="float" office:value="1.1" calcext:value-type="float">
            <text:p>1.1</text:p>
          </table:table-cell>
          <table:table-cell office:value-type="float" office:value="111.4" calcext:value-type="float">
            <text:p>111.4</text:p>
          </table:table-cell>
          <table:table-cell office:value-type="float" office:value="122.89" calcext:value-type="float">
            <text:p>122.89</text:p>
          </table:table-cell>
          <table:table-cell office:value-type="float" office:value="697.61" calcext:value-type="float">
            <text:p>697.61</text:p>
          </table:table-cell>
          <table:table-cell office:value-type="float" office:value="851.94" calcext:value-type="float">
            <text:p>851.94</text:p>
          </table:table-cell>
        </table:table-row>
        <table:table-row table:style-name="ro1">
          <table:table-cell office:value-type="float" office:value="20494152" calcext:value-type="float">
            <text:p>20494152</text:p>
          </table:table-cell>
          <table:table-cell table:formula="of:=[.A1283]/1000/(60*60*24)" office:value-type="time" office:time-value="PT05H41M34.152S" calcext:value-type="time">
            <text:p>05:41:34</text:p>
          </table:table-cell>
          <table:table-cell office:value-type="float" office:value="1.11" calcext:value-type="float">
            <text:p>1.11</text:p>
          </table:table-cell>
          <table:table-cell office:value-type="float" office:value="111.4" calcext:value-type="float">
            <text:p>111.4</text:p>
          </table:table-cell>
          <table:table-cell office:value-type="float" office:value="123.34" calcext:value-type="float">
            <text:p>123.34</text:p>
          </table:table-cell>
          <table:table-cell office:value-type="float" office:value="698.11" calcext:value-type="float">
            <text:p>698.11</text:p>
          </table:table-cell>
          <table:table-cell office:value-type="float" office:value="852.49" calcext:value-type="float">
            <text:p>852.49</text:p>
          </table:table-cell>
        </table:table-row>
        <table:table-row table:style-name="ro1">
          <table:table-cell office:value-type="float" office:value="20510152" calcext:value-type="float">
            <text:p>20510152</text:p>
          </table:table-cell>
          <table:table-cell table:formula="of:=[.A1284]/1000/(60*60*24)" office:value-type="time" office:time-value="PT05H41M50.152S" calcext:value-type="time">
            <text:p>05:41:50</text:p>
          </table:table-cell>
          <table:table-cell office:value-type="float" office:value="1.1" calcext:value-type="float">
            <text:p>1.1</text:p>
          </table:table-cell>
          <table:table-cell office:value-type="float" office:value="111.3" calcext:value-type="float">
            <text:p>111.3</text:p>
          </table:table-cell>
          <table:table-cell office:value-type="float" office:value="122.78" calcext:value-type="float">
            <text:p>122.78</text:p>
          </table:table-cell>
          <table:table-cell office:value-type="float" office:value="698.6" calcext:value-type="float">
            <text:p>698.6</text:p>
          </table:table-cell>
          <table:table-cell office:value-type="float" office:value="853.03" calcext:value-type="float">
            <text:p>853.03</text:p>
          </table:table-cell>
        </table:table-row>
        <table:table-row table:style-name="ro1">
          <table:table-cell office:value-type="float" office:value="20526152" calcext:value-type="float">
            <text:p>20526152</text:p>
          </table:table-cell>
          <table:table-cell table:formula="of:=[.A1285]/1000/(60*60*24)" office:value-type="time" office:time-value="PT05H42M06.152S" calcext:value-type="time">
            <text:p>05:42:06</text:p>
          </table:table-cell>
          <table:table-cell office:value-type="float" office:value="1.1" calcext:value-type="float">
            <text:p>1.1</text:p>
          </table:table-cell>
          <table:table-cell office:value-type="float" office:value="111.2" calcext:value-type="float">
            <text:p>111.2</text:p>
          </table:table-cell>
          <table:table-cell office:value-type="float" office:value="122.67" calcext:value-type="float">
            <text:p>122.67</text:p>
          </table:table-cell>
          <table:table-cell office:value-type="float" office:value="699.1" calcext:value-type="float">
            <text:p>699.1</text:p>
          </table:table-cell>
          <table:table-cell office:value-type="float" office:value="853.58" calcext:value-type="float">
            <text:p>853.58</text:p>
          </table:table-cell>
        </table:table-row>
        <table:table-row table:style-name="ro1">
          <table:table-cell office:value-type="float" office:value="20542152" calcext:value-type="float">
            <text:p>20542152</text:p>
          </table:table-cell>
          <table:table-cell table:formula="of:=[.A1286]/1000/(60*60*24)" office:value-type="time" office:time-value="PT05H42M22.152S" calcext:value-type="time">
            <text:p>05:42:22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6" calcext:value-type="float">
            <text:p>122.56</text:p>
          </table:table-cell>
          <table:table-cell office:value-type="float" office:value="699.59" calcext:value-type="float">
            <text:p>699.59</text:p>
          </table:table-cell>
          <table:table-cell office:value-type="float" office:value="854.12" calcext:value-type="float">
            <text:p>854.12</text:p>
          </table:table-cell>
        </table:table-row>
        <table:table-row table:style-name="ro1">
          <table:table-cell office:value-type="float" office:value="20558152" calcext:value-type="float">
            <text:p>20558152</text:p>
          </table:table-cell>
          <table:table-cell table:formula="of:=[.A1287]/1000/(60*60*24)" office:value-type="time" office:time-value="PT05H42M38.152S" calcext:value-type="time">
            <text:p>05:42:38</text:p>
          </table:table-cell>
          <table:table-cell office:value-type="float" office:value="1.1" calcext:value-type="float">
            <text:p>1.1</text:p>
          </table:table-cell>
          <table:table-cell office:value-type="float" office:value="111.1" calcext:value-type="float">
            <text:p>111.1</text:p>
          </table:table-cell>
          <table:table-cell office:value-type="float" office:value="122.55" calcext:value-type="float">
            <text:p>122.55</text:p>
          </table:table-cell>
          <table:table-cell office:value-type="float" office:value="700.09" calcext:value-type="float">
            <text:p>700.09</text:p>
          </table:table-cell>
          <table:table-cell office:value-type="float" office:value="854.67" calcext:value-type="float">
            <text:p>854.67</text:p>
          </table:table-cell>
        </table:table-row>
        <table:table-row table:style-name="ro1">
          <table:table-cell office:value-type="float" office:value="20574152" calcext:value-type="float">
            <text:p>20574152</text:p>
          </table:table-cell>
          <table:table-cell table:formula="of:=[.A1288]/1000/(60*60*24)" office:value-type="time" office:time-value="PT05H42M54.152S" calcext:value-type="time">
            <text:p>05:42:54</text:p>
          </table:table-cell>
          <table:table-cell office:value-type="float" office:value="1.1" calcext:value-type="float">
            <text:p>1.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700.58" calcext:value-type="float">
            <text:p>700.58</text:p>
          </table:table-cell>
          <table:table-cell office:value-type="float" office:value="855.21" calcext:value-type="float">
            <text:p>855.21</text:p>
          </table:table-cell>
        </table:table-row>
        <table:table-row table:style-name="ro1">
          <table:table-cell office:value-type="float" office:value="20590152" calcext:value-type="float">
            <text:p>20590152</text:p>
          </table:table-cell>
          <table:table-cell table:formula="of:=[.A1289]/1000/(60*60*24)" office:value-type="time" office:time-value="PT05H43M10.152S" calcext:value-type="time">
            <text:p>05:43:10</text:p>
          </table:table-cell>
          <table:table-cell office:value-type="float" office:value="1.1" calcext:value-type="float">
            <text:p>1.1</text:p>
          </table:table-cell>
          <table:table-cell office:value-type="float" office:value="110.9" calcext:value-type="float">
            <text:p>110.9</text:p>
          </table:table-cell>
          <table:table-cell office:value-type="float" office:value="121.89" calcext:value-type="float">
            <text:p>121.89</text:p>
          </table:table-cell>
          <table:table-cell office:value-type="float" office:value="701.07" calcext:value-type="float">
            <text:p>701.07</text:p>
          </table:table-cell>
          <table:table-cell office:value-type="float" office:value="855.76" calcext:value-type="float">
            <text:p>855.76</text:p>
          </table:table-cell>
        </table:table-row>
        <table:table-row table:style-name="ro1">
          <table:table-cell office:value-type="float" office:value="20606152" calcext:value-type="float">
            <text:p>20606152</text:p>
          </table:table-cell>
          <table:table-cell table:formula="of:=[.A1290]/1000/(60*60*24)" office:value-type="time" office:time-value="PT05H43M26.152S" calcext:value-type="time">
            <text:p>05:43:26</text:p>
          </table:table-cell>
          <table:table-cell office:value-type="float" office:value="1.1" calcext:value-type="float">
            <text:p>1.1</text:p>
          </table:table-cell>
          <table:table-cell office:value-type="float" office:value="110.8" calcext:value-type="float">
            <text:p>110.8</text:p>
          </table:table-cell>
          <table:table-cell office:value-type="float" office:value="121.78" calcext:value-type="float">
            <text:p>121.78</text:p>
          </table:table-cell>
          <table:table-cell office:value-type="float" office:value="701.56" calcext:value-type="float">
            <text:p>701.56</text:p>
          </table:table-cell>
          <table:table-cell office:value-type="float" office:value="856.3" calcext:value-type="float">
            <text:p>856.3</text:p>
          </table:table-cell>
        </table:table-row>
        <table:table-row table:style-name="ro1">
          <table:table-cell office:value-type="float" office:value="20622152" calcext:value-type="float">
            <text:p>20622152</text:p>
          </table:table-cell>
          <table:table-cell table:formula="of:=[.A1291]/1000/(60*60*24)" office:value-type="time" office:time-value="PT05H43M42.152S" calcext:value-type="time">
            <text:p>05:43:42</text:p>
          </table:table-cell>
          <table:table-cell office:value-type="float" office:value="1.1" calcext:value-type="float">
            <text:p>1.1</text:p>
          </table:table-cell>
          <table:table-cell office:value-type="float" office:value="110.7" calcext:value-type="float">
            <text:p>110.7</text:p>
          </table:table-cell>
          <table:table-cell office:value-type="float" office:value="121.67" calcext:value-type="float">
            <text:p>121.67</text:p>
          </table:table-cell>
          <table:table-cell office:value-type="float" office:value="702.06" calcext:value-type="float">
            <text:p>702.06</text:p>
          </table:table-cell>
          <table:table-cell office:value-type="float" office:value="856.84" calcext:value-type="float">
            <text:p>856.84</text:p>
          </table:table-cell>
        </table:table-row>
        <table:table-row table:style-name="ro1">
          <table:table-cell office:value-type="float" office:value="20638152" calcext:value-type="float">
            <text:p>20638152</text:p>
          </table:table-cell>
          <table:table-cell table:formula="of:=[.A1292]/1000/(60*60*24)" office:value-type="time" office:time-value="PT05H43M58.152S" calcext:value-type="time">
            <text:p>05:43:58</text:p>
          </table:table-cell>
          <table:table-cell office:value-type="float" office:value="1.1" calcext:value-type="float">
            <text:p>1.1</text:p>
          </table:table-cell>
          <table:table-cell office:value-type="float" office:value="110.6" calcext:value-type="float">
            <text:p>110.6</text:p>
          </table:table-cell>
          <table:table-cell office:value-type="float" office:value="121.56" calcext:value-type="float">
            <text:p>121.56</text:p>
          </table:table-cell>
          <table:table-cell office:value-type="float" office:value="702.55" calcext:value-type="float">
            <text:p>702.55</text:p>
          </table:table-cell>
          <table:table-cell office:value-type="float" office:value="857.38" calcext:value-type="float">
            <text:p>857.38</text:p>
          </table:table-cell>
        </table:table-row>
        <table:table-row table:style-name="ro1">
          <table:table-cell office:value-type="float" office:value="20654152" calcext:value-type="float">
            <text:p>20654152</text:p>
          </table:table-cell>
          <table:table-cell table:formula="of:=[.A1293]/1000/(60*60*24)" office:value-type="time" office:time-value="PT05H44M14.152S" calcext:value-type="time">
            <text:p>05:44:14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703.04" calcext:value-type="float">
            <text:p>703.04</text:p>
          </table:table-cell>
          <table:table-cell office:value-type="float" office:value="857.92" calcext:value-type="float">
            <text:p>857.92</text:p>
          </table:table-cell>
        </table:table-row>
        <table:table-row table:style-name="ro1">
          <table:table-cell office:value-type="float" office:value="20670152" calcext:value-type="float">
            <text:p>20670152</text:p>
          </table:table-cell>
          <table:table-cell table:formula="of:=[.A1294]/1000/(60*60*24)" office:value-type="time" office:time-value="PT05H44M30.152S" calcext:value-type="time">
            <text:p>05:44:30</text:p>
          </table:table-cell>
          <table:table-cell office:value-type="float" office:value="1.1" calcext:value-type="float">
            <text:p>1.1</text:p>
          </table:table-cell>
          <table:table-cell office:value-type="float" office:value="110.5" calcext:value-type="float">
            <text:p>110.5</text:p>
          </table:table-cell>
          <table:table-cell office:value-type="float" office:value="121" calcext:value-type="float">
            <text:p>121</text:p>
          </table:table-cell>
          <table:table-cell office:value-type="float" office:value="703.53" calcext:value-type="float">
            <text:p>703.53</text:p>
          </table:table-cell>
          <table:table-cell office:value-type="float" office:value="858.46" calcext:value-type="float">
            <text:p>858.46</text:p>
          </table:table-cell>
        </table:table-row>
        <table:table-row table:style-name="ro1">
          <table:table-cell office:value-type="float" office:value="20686152" calcext:value-type="float">
            <text:p>20686152</text:p>
          </table:table-cell>
          <table:table-cell table:formula="of:=[.A1295]/1000/(60*60*24)" office:value-type="time" office:time-value="PT05H44M46.152S" calcext:value-type="time">
            <text:p>05:44:46</text:p>
          </table:table-cell>
          <table:table-cell office:value-type="float" office:value="1.1" calcext:value-type="float">
            <text:p>1.1</text:p>
          </table:table-cell>
          <table:table-cell office:value-type="float" office:value="110.4" calcext:value-type="float">
            <text:p>110.4</text:p>
          </table:table-cell>
          <table:table-cell office:value-type="float" office:value="120.89" calcext:value-type="float">
            <text:p>120.89</text:p>
          </table:table-cell>
          <table:table-cell office:value-type="float" office:value="704.02" calcext:value-type="float">
            <text:p>704.02</text:p>
          </table:table-cell>
          <table:table-cell office:value-type="float" office:value="858.99" calcext:value-type="float">
            <text:p>858.99</text:p>
          </table:table-cell>
        </table:table-row>
        <table:table-row table:style-name="ro1">
          <table:table-cell office:value-type="float" office:value="20702152" calcext:value-type="float">
            <text:p>20702152</text:p>
          </table:table-cell>
          <table:table-cell table:formula="of:=[.A1296]/1000/(60*60*24)" office:value-type="time" office:time-value="PT05H45M02.152S" calcext:value-type="time">
            <text:p>05:45:02</text:p>
          </table:table-cell>
          <table:table-cell office:value-type="float" office:value="1.1" calcext:value-type="float">
            <text:p>1.1</text:p>
          </table:table-cell>
          <table:table-cell office:value-type="float" office:value="110.3" calcext:value-type="float">
            <text:p>110.3</text:p>
          </table:table-cell>
          <table:table-cell office:value-type="float" office:value="120.78" calcext:value-type="float">
            <text:p>120.78</text:p>
          </table:table-cell>
          <table:table-cell office:value-type="float" office:value="704.51" calcext:value-type="float">
            <text:p>704.51</text:p>
          </table:table-cell>
          <table:table-cell office:value-type="float" office:value="859.53" calcext:value-type="float">
            <text:p>859.53</text:p>
          </table:table-cell>
        </table:table-row>
        <table:table-row table:style-name="ro1">
          <table:table-cell office:value-type="float" office:value="20718152" calcext:value-type="float">
            <text:p>20718152</text:p>
          </table:table-cell>
          <table:table-cell table:formula="of:=[.A1297]/1000/(60*60*24)" office:value-type="time" office:time-value="PT05H45M18.152S" calcext:value-type="time">
            <text:p>05:45:18</text:p>
          </table:table-cell>
          <table:table-cell office:value-type="float" office:value="1.1" calcext:value-type="float">
            <text:p>1.1</text:p>
          </table:table-cell>
          <table:table-cell office:value-type="float" office:value="110.2" calcext:value-type="float">
            <text:p>110.2</text:p>
          </table:table-cell>
          <table:table-cell office:value-type="float" office:value="120.67" calcext:value-type="float">
            <text:p>120.67</text:p>
          </table:table-cell>
          <table:table-cell office:value-type="float" office:value="705" calcext:value-type="float">
            <text:p>705</text:p>
          </table:table-cell>
          <table:table-cell office:value-type="float" office:value="860.07" calcext:value-type="float">
            <text:p>860.07</text:p>
          </table:table-cell>
        </table:table-row>
        <table:table-row table:style-name="ro1">
          <table:table-cell office:value-type="float" office:value="20734150" calcext:value-type="float">
            <text:p>20734150</text:p>
          </table:table-cell>
          <table:table-cell table:formula="of:=[.A1298]/1000/(60*60*24)" office:value-type="time" office:time-value="PT05H45M34.15S" calcext:value-type="time">
            <text:p>05:45:34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705.49" calcext:value-type="float">
            <text:p>705.49</text:p>
          </table:table-cell>
          <table:table-cell office:value-type="float" office:value="860.6" calcext:value-type="float">
            <text:p>860.6</text:p>
          </table:table-cell>
        </table:table-row>
        <table:table-row table:style-name="ro1">
          <table:table-cell office:value-type="float" office:value="20750152" calcext:value-type="float">
            <text:p>20750152</text:p>
          </table:table-cell>
          <table:table-cell table:formula="of:=[.A1299]/1000/(60*60*24)" office:value-type="time" office:time-value="PT05H45M50.152S" calcext:value-type="time">
            <text:p>05:45:50</text:p>
          </table:table-cell>
          <table:table-cell office:value-type="float" office:value="1.09" calcext:value-type="float">
            <text:p>1.09</text:p>
          </table:table-cell>
          <table:table-cell office:value-type="float" office:value="110.1" calcext:value-type="float">
            <text:p>110.1</text:p>
          </table:table-cell>
          <table:table-cell office:value-type="float" office:value="120.12" calcext:value-type="float">
            <text:p>120.12</text:p>
          </table:table-cell>
          <table:table-cell office:value-type="float" office:value="705.98" calcext:value-type="float">
            <text:p>705.98</text:p>
          </table:table-cell>
          <table:table-cell office:value-type="float" office:value="861.14" calcext:value-type="float">
            <text:p>861.14</text:p>
          </table:table-cell>
        </table:table-row>
        <table:table-row table:style-name="ro1">
          <table:table-cell office:value-type="float" office:value="20766152" calcext:value-type="float">
            <text:p>20766152</text:p>
          </table:table-cell>
          <table:table-cell table:formula="of:=[.A1300]/1000/(60*60*24)" office:value-type="time" office:time-value="PT05H46M06.152S" calcext:value-type="time">
            <text:p>05:46:06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706.47" calcext:value-type="float">
            <text:p>706.47</text:p>
          </table:table-cell>
          <table:table-cell office:value-type="float" office:value="861.67" calcext:value-type="float">
            <text:p>861.67</text:p>
          </table:table-cell>
        </table:table-row>
        <table:table-row table:style-name="ro1">
          <table:table-cell office:value-type="float" office:value="20782152" calcext:value-type="float">
            <text:p>20782152</text:p>
          </table:table-cell>
          <table:table-cell table:formula="of:=[.A1301]/1000/(60*60*24)" office:value-type="time" office:time-value="PT05H46M22.152S" calcext:value-type="time">
            <text:p>05:46:22</text:p>
          </table:table-cell>
          <table:table-cell office:value-type="float" office:value="1.09" calcext:value-type="float">
            <text:p>1.09</text:p>
          </table:table-cell>
          <table:table-cell office:value-type="float" office:value="109.9" calcext:value-type="float">
            <text:p>109.9</text:p>
          </table:table-cell>
          <table:table-cell office:value-type="float" office:value="119.9" calcext:value-type="float">
            <text:p>119.9</text:p>
          </table:table-cell>
          <table:table-cell office:value-type="float" office:value="706.96" calcext:value-type="float">
            <text:p>706.96</text:p>
          </table:table-cell>
          <table:table-cell office:value-type="float" office:value="862.2" calcext:value-type="float">
            <text:p>862.2</text:p>
          </table:table-cell>
        </table:table-row>
        <table:table-row table:style-name="ro1">
          <table:table-cell office:value-type="float" office:value="20798152" calcext:value-type="float">
            <text:p>20798152</text:p>
          </table:table-cell>
          <table:table-cell table:formula="of:=[.A1302]/1000/(60*60*24)" office:value-type="time" office:time-value="PT05H46M38.152S" calcext:value-type="time">
            <text:p>05:46:38</text:p>
          </table:table-cell>
          <table:table-cell office:value-type="float" office:value="1.09" calcext:value-type="float">
            <text:p>1.09</text:p>
          </table:table-cell>
          <table:table-cell office:value-type="float" office:value="109.7" calcext:value-type="float">
            <text:p>109.7</text:p>
          </table:table-cell>
          <table:table-cell office:value-type="float" office:value="119.24" calcext:value-type="float">
            <text:p>119.24</text:p>
          </table:table-cell>
          <table:table-cell office:value-type="float" office:value="707.45" calcext:value-type="float">
            <text:p>707.45</text:p>
          </table:table-cell>
          <table:table-cell office:value-type="float" office:value="862.73" calcext:value-type="float">
            <text:p>862.73</text:p>
          </table:table-cell>
        </table:table-row>
        <table:table-row table:style-name="ro1">
          <table:table-cell office:value-type="float" office:value="20814152" calcext:value-type="float">
            <text:p>20814152</text:p>
          </table:table-cell>
          <table:table-cell table:formula="of:=[.A1303]/1000/(60*60*24)" office:value-type="time" office:time-value="PT05H46M54.152S" calcext:value-type="time">
            <text:p>05:46:54</text:p>
          </table:table-cell>
          <table:table-cell office:value-type="float" office:value="1.09" calcext:value-type="float">
            <text:p>1.09</text:p>
          </table:table-cell>
          <table:table-cell office:value-type="float" office:value="109.6" calcext:value-type="float">
            <text:p>109.6</text:p>
          </table:table-cell>
          <table:table-cell office:value-type="float" office:value="119.13" calcext:value-type="float">
            <text:p>119.13</text:p>
          </table:table-cell>
          <table:table-cell office:value-type="float" office:value="707.93" calcext:value-type="float">
            <text:p>707.93</text:p>
          </table:table-cell>
          <table:table-cell office:value-type="float" office:value="863.26" calcext:value-type="float">
            <text:p>863.26</text:p>
          </table:table-cell>
        </table:table-row>
        <table:table-row table:style-name="ro1">
          <table:table-cell office:value-type="float" office:value="20830152" calcext:value-type="float">
            <text:p>20830152</text:p>
          </table:table-cell>
          <table:table-cell table:formula="of:=[.A1304]/1000/(60*60*24)" office:value-type="time" office:time-value="PT05H47M10.152S" calcext:value-type="time">
            <text:p>05:47:10</text:p>
          </table:table-cell>
          <table:table-cell office:value-type="float" office:value="1.09" calcext:value-type="float">
            <text:p>1.09</text:p>
          </table:table-cell>
          <table:table-cell office:value-type="float" office:value="109.5" calcext:value-type="float">
            <text:p>109.5</text:p>
          </table:table-cell>
          <table:table-cell office:value-type="float" office:value="119.02" calcext:value-type="float">
            <text:p>119.02</text:p>
          </table:table-cell>
          <table:table-cell office:value-type="float" office:value="708.42" calcext:value-type="float">
            <text:p>708.42</text:p>
          </table:table-cell>
          <table:table-cell office:value-type="float" office:value="863.79" calcext:value-type="float">
            <text:p>863.79</text:p>
          </table:table-cell>
        </table:table-row>
        <table:table-row table:style-name="ro1">
          <table:table-cell office:value-type="float" office:value="20846152" calcext:value-type="float">
            <text:p>20846152</text:p>
          </table:table-cell>
          <table:table-cell table:formula="of:=[.A1305]/1000/(60*60*24)" office:value-type="time" office:time-value="PT05H47M26.152S" calcext:value-type="time">
            <text:p>05:47:26</text:p>
          </table:table-cell>
          <table:table-cell office:value-type="float" office:value="1.09" calcext:value-type="float">
            <text:p>1.09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91" calcext:value-type="float">
            <text:p>118.91</text:p>
          </table:table-cell>
          <table:table-cell office:value-type="float" office:value="708.91" calcext:value-type="float">
            <text:p>708.91</text:p>
          </table:table-cell>
          <table:table-cell office:value-type="float" office:value="864.32" calcext:value-type="float">
            <text:p>864.32</text:p>
          </table:table-cell>
        </table:table-row>
        <table:table-row table:style-name="ro1">
          <table:table-cell office:value-type="float" office:value="20862152" calcext:value-type="float">
            <text:p>20862152</text:p>
          </table:table-cell>
          <table:table-cell table:formula="of:=[.A1306]/1000/(60*60*24)" office:value-type="time" office:time-value="PT05H47M42.152S" calcext:value-type="time">
            <text:p>05:47:42</text:p>
          </table:table-cell>
          <table:table-cell office:value-type="float" office:value="1.08" calcext:value-type="float">
            <text:p>1.08</text:p>
          </table:table-cell>
          <table:table-cell office:value-type="float" office:value="109.4" calcext:value-type="float">
            <text:p>109.4</text:p>
          </table:table-cell>
          <table:table-cell office:value-type="float" office:value="118.47" calcext:value-type="float">
            <text:p>118.47</text:p>
          </table:table-cell>
          <table:table-cell office:value-type="float" office:value="709.39" calcext:value-type="float">
            <text:p>709.39</text:p>
          </table:table-cell>
          <table:table-cell office:value-type="float" office:value="864.85" calcext:value-type="float">
            <text:p>864.85</text:p>
          </table:table-cell>
        </table:table-row>
        <table:table-row table:style-name="ro1">
          <table:table-cell office:value-type="float" office:value="20878152" calcext:value-type="float">
            <text:p>20878152</text:p>
          </table:table-cell>
          <table:table-cell table:formula="of:=[.A1307]/1000/(60*60*24)" office:value-type="time" office:time-value="PT05H47M58.152S" calcext:value-type="time">
            <text:p>05:47:58</text:p>
          </table:table-cell>
          <table:table-cell office:value-type="float" office:value="1.08" calcext:value-type="float">
            <text:p>1.08</text:p>
          </table:table-cell>
          <table:table-cell office:value-type="float" office:value="109.3" calcext:value-type="float">
            <text:p>109.3</text:p>
          </table:table-cell>
          <table:table-cell office:value-type="float" office:value="118.36" calcext:value-type="float">
            <text:p>118.36</text:p>
          </table:table-cell>
          <table:table-cell office:value-type="float" office:value="709.88" calcext:value-type="float">
            <text:p>709.88</text:p>
          </table:table-cell>
          <table:table-cell office:value-type="float" office:value="865.38" calcext:value-type="float">
            <text:p>865.38</text:p>
          </table:table-cell>
        </table:table-row>
        <table:table-row table:style-name="ro1">
          <table:table-cell office:value-type="float" office:value="20894152" calcext:value-type="float">
            <text:p>20894152</text:p>
          </table:table-cell>
          <table:table-cell table:formula="of:=[.A1308]/1000/(60*60*24)" office:value-type="time" office:time-value="PT05H48M14.152S" calcext:value-type="time">
            <text:p>05:48:14</text:p>
          </table:table-cell>
          <table:table-cell office:value-type="float" office:value="1.08" calcext:value-type="float">
            <text:p>1.08</text:p>
          </table:table-cell>
          <table:table-cell office:value-type="float" office:value="109.2" calcext:value-type="float">
            <text:p>109.2</text:p>
          </table:table-cell>
          <table:table-cell office:value-type="float" office:value="118.25" calcext:value-type="float">
            <text:p>118.25</text:p>
          </table:table-cell>
          <table:table-cell office:value-type="float" office:value="710.37" calcext:value-type="float">
            <text:p>710.37</text:p>
          </table:table-cell>
          <table:table-cell office:value-type="float" office:value="865.9" calcext:value-type="float">
            <text:p>865.9</text:p>
          </table:table-cell>
        </table:table-row>
        <table:table-row table:style-name="ro1">
          <table:table-cell office:value-type="float" office:value="20910152" calcext:value-type="float">
            <text:p>20910152</text:p>
          </table:table-cell>
          <table:table-cell table:formula="of:=[.A1309]/1000/(60*60*24)" office:value-type="time" office:time-value="PT05H48M30.152S" calcext:value-type="time">
            <text:p>05:48:30</text:p>
          </table:table-cell>
          <table:table-cell office:value-type="float" office:value="1.08" calcext:value-type="float">
            <text:p>1.08</text:p>
          </table:table-cell>
          <table:table-cell office:value-type="float" office:value="109.1" calcext:value-type="float">
            <text:p>109.1</text:p>
          </table:table-cell>
          <table:table-cell office:value-type="float" office:value="117.71" calcext:value-type="float">
            <text:p>117.71</text:p>
          </table:table-cell>
          <table:table-cell office:value-type="float" office:value="710.85" calcext:value-type="float">
            <text:p>710.85</text:p>
          </table:table-cell>
          <table:table-cell office:value-type="float" office:value="866.43" calcext:value-type="float">
            <text:p>866.43</text:p>
          </table:table-cell>
        </table:table-row>
        <table:table-row table:style-name="ro1">
          <table:table-cell office:value-type="float" office:value="20926152" calcext:value-type="float">
            <text:p>20926152</text:p>
          </table:table-cell>
          <table:table-cell table:formula="of:=[.A1310]/1000/(60*60*24)" office:value-type="time" office:time-value="PT05H48M46.152S" calcext:value-type="time">
            <text:p>05:48:46</text:p>
          </table:table-cell>
          <table:table-cell office:value-type="float" office:value="1.08" calcext:value-type="float">
            <text:p>1.08</text:p>
          </table:table-cell>
          <table:table-cell office:value-type="float" office:value="108.9" calcext:value-type="float">
            <text:p>108.9</text:p>
          </table:table-cell>
          <table:table-cell office:value-type="float" office:value="117.49" calcext:value-type="float">
            <text:p>117.49</text:p>
          </table:table-cell>
          <table:table-cell office:value-type="float" office:value="711.33" calcext:value-type="float">
            <text:p>711.33</text:p>
          </table:table-cell>
          <table:table-cell office:value-type="float" office:value="866.95" calcext:value-type="float">
            <text:p>866.95</text:p>
          </table:table-cell>
        </table:table-row>
        <table:table-row table:style-name="ro1">
          <table:table-cell office:value-type="float" office:value="20942152" calcext:value-type="float">
            <text:p>20942152</text:p>
          </table:table-cell>
          <table:table-cell table:formula="of:=[.A1311]/1000/(60*60*24)" office:value-type="time" office:time-value="PT05H49M02.152S" calcext:value-type="time">
            <text:p>05:49:02</text:p>
          </table:table-cell>
          <table:table-cell office:value-type="float" office:value="1.08" calcext:value-type="float">
            <text:p>1.08</text:p>
          </table:table-cell>
          <table:table-cell office:value-type="float" office:value="108.8" calcext:value-type="float">
            <text:p>108.8</text:p>
          </table:table-cell>
          <table:table-cell office:value-type="float" office:value="117.38" calcext:value-type="float">
            <text:p>117.38</text:p>
          </table:table-cell>
          <table:table-cell office:value-type="float" office:value="711.82" calcext:value-type="float">
            <text:p>711.82</text:p>
          </table:table-cell>
          <table:table-cell office:value-type="float" office:value="867.47" calcext:value-type="float">
            <text:p>867.47</text:p>
          </table:table-cell>
        </table:table-row>
        <table:table-row table:style-name="ro1">
          <table:table-cell office:value-type="float" office:value="20958152" calcext:value-type="float">
            <text:p>20958152</text:p>
          </table:table-cell>
          <table:table-cell table:formula="of:=[.A1312]/1000/(60*60*24)" office:value-type="time" office:time-value="PT05H49M18.152S" calcext:value-type="time">
            <text:p>05:49:18</text:p>
          </table:table-cell>
          <table:table-cell office:value-type="float" office:value="1.08" calcext:value-type="float">
            <text:p>1.08</text:p>
          </table:table-cell>
          <table:table-cell office:value-type="float" office:value="108.7" calcext:value-type="float">
            <text:p>108.7</text:p>
          </table:table-cell>
          <table:table-cell office:value-type="float" office:value="117.27" calcext:value-type="float">
            <text:p>117.27</text:p>
          </table:table-cell>
          <table:table-cell office:value-type="float" office:value="712.3" calcext:value-type="float">
            <text:p>712.3</text:p>
          </table:table-cell>
          <table:table-cell office:value-type="float" office:value="867.99" calcext:value-type="float">
            <text:p>867.99</text:p>
          </table:table-cell>
        </table:table-row>
        <table:table-row table:style-name="ro1">
          <table:table-cell office:value-type="float" office:value="20974152" calcext:value-type="float">
            <text:p>20974152</text:p>
          </table:table-cell>
          <table:table-cell table:formula="of:=[.A1313]/1000/(60*60*24)" office:value-type="time" office:time-value="PT05H49M34.152S" calcext:value-type="time">
            <text:p>05:49:34</text:p>
          </table:table-cell>
          <table:table-cell office:value-type="float" office:value="1.08" calcext:value-type="float">
            <text:p>1.08</text:p>
          </table:table-cell>
          <table:table-cell office:value-type="float" office:value="108.6" calcext:value-type="float">
            <text:p>108.6</text:p>
          </table:table-cell>
          <table:table-cell office:value-type="float" office:value="117.16" calcext:value-type="float">
            <text:p>117.16</text:p>
          </table:table-cell>
          <table:table-cell office:value-type="float" office:value="712.79" calcext:value-type="float">
            <text:p>712.79</text:p>
          </table:table-cell>
          <table:table-cell office:value-type="float" office:value="868.51" calcext:value-type="float">
            <text:p>868.51</text:p>
          </table:table-cell>
        </table:table-row>
        <table:table-row table:style-name="ro1">
          <table:table-cell office:value-type="float" office:value="20990152" calcext:value-type="float">
            <text:p>20990152</text:p>
          </table:table-cell>
          <table:table-cell table:formula="of:=[.A1314]/1000/(60*60*24)" office:value-type="time" office:time-value="PT05H49M50.152S" calcext:value-type="time">
            <text:p>05:49:50</text:p>
          </table:table-cell>
          <table:table-cell office:value-type="float" office:value="1.07" calcext:value-type="float">
            <text:p>1.07</text:p>
          </table:table-cell>
          <table:table-cell office:value-type="float" office:value="108.4" calcext:value-type="float">
            <text:p>108.4</text:p>
          </table:table-cell>
          <table:table-cell office:value-type="float" office:value="116.51" calcext:value-type="float">
            <text:p>116.51</text:p>
          </table:table-cell>
          <table:table-cell office:value-type="float" office:value="713.27" calcext:value-type="float">
            <text:p>713.27</text:p>
          </table:table-cell>
          <table:table-cell office:value-type="float" office:value="869.03" calcext:value-type="float">
            <text:p>869.03</text:p>
          </table:table-cell>
        </table:table-row>
        <table:table-row table:style-name="ro1">
          <table:table-cell office:value-type="float" office:value="21006152" calcext:value-type="float">
            <text:p>21006152</text:p>
          </table:table-cell>
          <table:table-cell table:formula="of:=[.A1315]/1000/(60*60*24)" office:value-type="time" office:time-value="PT05H50M06.152S" calcext:value-type="time">
            <text:p>05:50:06</text:p>
          </table:table-cell>
          <table:table-cell office:value-type="float" office:value="1.07" calcext:value-type="float">
            <text:p>1.07</text:p>
          </table:table-cell>
          <table:table-cell office:value-type="float" office:value="108.3" calcext:value-type="float">
            <text:p>108.3</text:p>
          </table:table-cell>
          <table:table-cell office:value-type="float" office:value="116.4" calcext:value-type="float">
            <text:p>116.4</text:p>
          </table:table-cell>
          <table:table-cell office:value-type="float" office:value="713.75" calcext:value-type="float">
            <text:p>713.75</text:p>
          </table:table-cell>
          <table:table-cell office:value-type="float" office:value="869.55" calcext:value-type="float">
            <text:p>869.55</text:p>
          </table:table-cell>
        </table:table-row>
        <table:table-row table:style-name="ro1">
          <table:table-cell office:value-type="float" office:value="21022152" calcext:value-type="float">
            <text:p>21022152</text:p>
          </table:table-cell>
          <table:table-cell table:formula="of:=[.A1316]/1000/(60*60*24)" office:value-type="time" office:time-value="PT05H50M22.152S" calcext:value-type="time">
            <text:p>05:50:22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714.23" calcext:value-type="float">
            <text:p>714.23</text:p>
          </table:table-cell>
          <table:table-cell office:value-type="float" office:value="870.07" calcext:value-type="float">
            <text:p>870.07</text:p>
          </table:table-cell>
        </table:table-row>
        <table:table-row table:style-name="ro1">
          <table:table-cell office:value-type="float" office:value="21038152" calcext:value-type="float">
            <text:p>21038152</text:p>
          </table:table-cell>
          <table:table-cell table:formula="of:=[.A1317]/1000/(60*60*24)" office:value-type="time" office:time-value="PT05H50M38.152S" calcext:value-type="time">
            <text:p>05:50:38</text:p>
          </table:table-cell>
          <table:table-cell office:value-type="float" office:value="1.07" calcext:value-type="float">
            <text:p>1.07</text:p>
          </table:table-cell>
          <table:table-cell office:value-type="float" office:value="108.2" calcext:value-type="float">
            <text:p>108.2</text:p>
          </table:table-cell>
          <table:table-cell office:value-type="float" office:value="115.86" calcext:value-type="float">
            <text:p>115.86</text:p>
          </table:table-cell>
          <table:table-cell office:value-type="float" office:value="714.71" calcext:value-type="float">
            <text:p>714.71</text:p>
          </table:table-cell>
          <table:table-cell office:value-type="float" office:value="870.58" calcext:value-type="float">
            <text:p>870.58</text:p>
          </table:table-cell>
        </table:table-row>
        <table:table-row table:style-name="ro1">
          <table:table-cell office:value-type="float" office:value="21054152" calcext:value-type="float">
            <text:p>21054152</text:p>
          </table:table-cell>
          <table:table-cell table:formula="of:=[.A1318]/1000/(60*60*24)" office:value-type="time" office:time-value="PT05H50M54.152S" calcext:value-type="time">
            <text:p>05:50:54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54" calcext:value-type="float">
            <text:p>115.54</text:p>
          </table:table-cell>
          <table:table-cell office:value-type="float" office:value="715.19" calcext:value-type="float">
            <text:p>715.19</text:p>
          </table:table-cell>
          <table:table-cell office:value-type="float" office:value="871.1" calcext:value-type="float">
            <text:p>871.1</text:p>
          </table:table-cell>
        </table:table-row>
        <table:table-row table:style-name="ro1">
          <table:table-cell office:value-type="float" office:value="21070152" calcext:value-type="float">
            <text:p>21070152</text:p>
          </table:table-cell>
          <table:table-cell table:formula="of:=[.A1319]/1000/(60*60*24)" office:value-type="time" office:time-value="PT05H51M10.152S" calcext:value-type="time">
            <text:p>05:51:10</text:p>
          </table:table-cell>
          <table:table-cell office:value-type="float" office:value="1.07" calcext:value-type="float">
            <text:p>1.07</text:p>
          </table:table-cell>
          <table:table-cell office:value-type="float" office:value="107.9" calcext:value-type="float">
            <text:p>107.9</text:p>
          </table:table-cell>
          <table:table-cell office:value-type="float" office:value="115.11" calcext:value-type="float">
            <text:p>115.11</text:p>
          </table:table-cell>
          <table:table-cell office:value-type="float" office:value="715.67" calcext:value-type="float">
            <text:p>715.67</text:p>
          </table:table-cell>
          <table:table-cell office:value-type="float" office:value="871.61" calcext:value-type="float">
            <text:p>871.61</text:p>
          </table:table-cell>
        </table:table-row>
        <table:table-row table:style-name="ro1">
          <table:table-cell office:value-type="float" office:value="21086152" calcext:value-type="float">
            <text:p>21086152</text:p>
          </table:table-cell>
          <table:table-cell table:formula="of:=[.A1320]/1000/(60*60*24)" office:value-type="time" office:time-value="PT05H51M26.152S" calcext:value-type="time">
            <text:p>05:51:26</text:p>
          </table:table-cell>
          <table:table-cell office:value-type="float" office:value="1.07" calcext:value-type="float">
            <text:p>1.07</text:p>
          </table:table-cell>
          <table:table-cell office:value-type="float" office:value="107.7" calcext:value-type="float">
            <text:p>107.7</text:p>
          </table:table-cell>
          <table:table-cell office:value-type="float" office:value="114.89" calcext:value-type="float">
            <text:p>114.89</text:p>
          </table:table-cell>
          <table:table-cell office:value-type="float" office:value="716.15" calcext:value-type="float">
            <text:p>716.15</text:p>
          </table:table-cell>
          <table:table-cell office:value-type="float" office:value="872.12" calcext:value-type="float">
            <text:p>872.12</text:p>
          </table:table-cell>
        </table:table-row>
        <table:table-row table:style-name="ro1">
          <table:table-cell office:value-type="float" office:value="21102152" calcext:value-type="float">
            <text:p>21102152</text:p>
          </table:table-cell>
          <table:table-cell table:formula="of:=[.A1321]/1000/(60*60*24)" office:value-type="time" office:time-value="PT05H51M42.152S" calcext:value-type="time">
            <text:p>05:51:42</text:p>
          </table:table-cell>
          <table:table-cell office:value-type="float" office:value="1.07" calcext:value-type="float">
            <text:p>1.07</text:p>
          </table:table-cell>
          <table:table-cell office:value-type="float" office:value="107.5" calcext:value-type="float">
            <text:p>107.5</text:p>
          </table:table-cell>
          <table:table-cell office:value-type="float" office:value="114.68" calcext:value-type="float">
            <text:p>114.68</text:p>
          </table:table-cell>
          <table:table-cell office:value-type="float" office:value="716.63" calcext:value-type="float">
            <text:p>716.63</text:p>
          </table:table-cell>
          <table:table-cell office:value-type="float" office:value="872.63" calcext:value-type="float">
            <text:p>872.63</text:p>
          </table:table-cell>
        </table:table-row>
        <table:table-row table:style-name="ro1">
          <table:table-cell office:value-type="float" office:value="21118152" calcext:value-type="float">
            <text:p>21118152</text:p>
          </table:table-cell>
          <table:table-cell table:formula="of:=[.A1322]/1000/(60*60*24)" office:value-type="time" office:time-value="PT05H51M58.152S" calcext:value-type="time">
            <text:p>05:51:58</text:p>
          </table:table-cell>
          <table:table-cell office:value-type="float" office:value="1.07" calcext:value-type="float">
            <text:p>1.07</text:p>
          </table:table-cell>
          <table:table-cell office:value-type="float" office:value="107.4" calcext:value-type="float">
            <text:p>107.4</text:p>
          </table:table-cell>
          <table:table-cell office:value-type="float" office:value="114.57" calcext:value-type="float">
            <text:p>114.57</text:p>
          </table:table-cell>
          <table:table-cell office:value-type="float" office:value="717.11" calcext:value-type="float">
            <text:p>717.11</text:p>
          </table:table-cell>
          <table:table-cell office:value-type="float" office:value="873.14" calcext:value-type="float">
            <text:p>873.14</text:p>
          </table:table-cell>
        </table:table-row>
        <table:table-row table:style-name="ro1">
          <table:table-cell office:value-type="float" office:value="21134152" calcext:value-type="float">
            <text:p>21134152</text:p>
          </table:table-cell>
          <table:table-cell table:formula="of:=[.A1323]/1000/(60*60*24)" office:value-type="time" office:time-value="PT05H52M14.152S" calcext:value-type="time">
            <text:p>05:52:14</text:p>
          </table:table-cell>
          <table:table-cell office:value-type="float" office:value="1.06" calcext:value-type="float">
            <text:p>1.06</text:p>
          </table:table-cell>
          <table:table-cell office:value-type="float" office:value="107.3" calcext:value-type="float">
            <text:p>107.3</text:p>
          </table:table-cell>
          <table:table-cell office:value-type="float" office:value="114.03" calcext:value-type="float">
            <text:p>114.03</text:p>
          </table:table-cell>
          <table:table-cell office:value-type="float" office:value="717.58" calcext:value-type="float">
            <text:p>717.58</text:p>
          </table:table-cell>
          <table:table-cell office:value-type="float" office:value="873.65" calcext:value-type="float">
            <text:p>873.65</text:p>
          </table:table-cell>
        </table:table-row>
        <table:table-row table:style-name="ro1">
          <table:table-cell office:value-type="float" office:value="21150152" calcext:value-type="float">
            <text:p>21150152</text:p>
          </table:table-cell>
          <table:table-cell table:formula="of:=[.A1324]/1000/(60*60*24)" office:value-type="time" office:time-value="PT05H52M30.152S" calcext:value-type="time">
            <text:p>05:52:30</text:p>
          </table:table-cell>
          <table:table-cell office:value-type="float" office:value="1.06" calcext:value-type="float">
            <text:p>1.06</text:p>
          </table:table-cell>
          <table:table-cell office:value-type="float" office:value="107.1" calcext:value-type="float">
            <text:p>107.1</text:p>
          </table:table-cell>
          <table:table-cell office:value-type="float" office:value="113.82" calcext:value-type="float">
            <text:p>113.82</text:p>
          </table:table-cell>
          <table:table-cell office:value-type="float" office:value="718.06" calcext:value-type="float">
            <text:p>718.06</text:p>
          </table:table-cell>
          <table:table-cell office:value-type="float" office:value="874.15" calcext:value-type="float">
            <text:p>874.15</text:p>
          </table:table-cell>
        </table:table-row>
        <table:table-row table:style-name="ro1">
          <table:table-cell office:value-type="float" office:value="21166152" calcext:value-type="float">
            <text:p>21166152</text:p>
          </table:table-cell>
          <table:table-cell table:formula="of:=[.A1325]/1000/(60*60*24)" office:value-type="time" office:time-value="PT05H52M46.152S" calcext:value-type="time">
            <text:p>05:52:46</text:p>
          </table:table-cell>
          <table:table-cell office:value-type="float" office:value="1.06" calcext:value-type="float">
            <text:p>1.06</text:p>
          </table:table-cell>
          <table:table-cell office:value-type="float" office:value="107" calcext:value-type="float">
            <text:p>107</text:p>
          </table:table-cell>
          <table:table-cell office:value-type="float" office:value="113.28" calcext:value-type="float">
            <text:p>113.28</text:p>
          </table:table-cell>
          <table:table-cell office:value-type="float" office:value="718.53" calcext:value-type="float">
            <text:p>718.53</text:p>
          </table:table-cell>
          <table:table-cell office:value-type="float" office:value="874.66" calcext:value-type="float">
            <text:p>874.66</text:p>
          </table:table-cell>
        </table:table-row>
        <table:table-row table:style-name="ro1">
          <table:table-cell office:value-type="float" office:value="21182152" calcext:value-type="float">
            <text:p>21182152</text:p>
          </table:table-cell>
          <table:table-cell table:formula="of:=[.A1326]/1000/(60*60*24)" office:value-type="time" office:time-value="PT05H53M02.152S" calcext:value-type="time">
            <text:p>05:53:02</text:p>
          </table:table-cell>
          <table:table-cell office:value-type="float" office:value="1.06" calcext:value-type="float">
            <text:p>1.06</text:p>
          </table:table-cell>
          <table:table-cell office:value-type="float" office:value="106.8" calcext:value-type="float">
            <text:p>106.8</text:p>
          </table:table-cell>
          <table:table-cell office:value-type="float" office:value="113.07" calcext:value-type="float">
            <text:p>113.07</text:p>
          </table:table-cell>
          <table:table-cell office:value-type="float" office:value="719.01" calcext:value-type="float">
            <text:p>719.01</text:p>
          </table:table-cell>
          <table:table-cell office:value-type="float" office:value="875.16" calcext:value-type="float">
            <text:p>875.16</text:p>
          </table:table-cell>
        </table:table-row>
        <table:table-row table:style-name="ro1">
          <table:table-cell office:value-type="float" office:value="21198152" calcext:value-type="float">
            <text:p>21198152</text:p>
          </table:table-cell>
          <table:table-cell table:formula="of:=[.A1327]/1000/(60*60*24)" office:value-type="time" office:time-value="PT05H53M18.152S" calcext:value-type="time">
            <text:p>05:53:18</text:p>
          </table:table-cell>
          <table:table-cell office:value-type="float" office:value="1.05" calcext:value-type="float">
            <text:p>1.05</text:p>
          </table:table-cell>
          <table:table-cell office:value-type="float" office:value="106.7" calcext:value-type="float">
            <text:p>106.7</text:p>
          </table:table-cell>
          <table:table-cell office:value-type="float" office:value="112.53" calcext:value-type="float">
            <text:p>112.53</text:p>
          </table:table-cell>
          <table:table-cell office:value-type="float" office:value="719.48" calcext:value-type="float">
            <text:p>719.48</text:p>
          </table:table-cell>
          <table:table-cell office:value-type="float" office:value="875.66" calcext:value-type="float">
            <text:p>875.66</text:p>
          </table:table-cell>
        </table:table-row>
        <table:table-row table:style-name="ro1">
          <table:table-cell office:value-type="float" office:value="21214152" calcext:value-type="float">
            <text:p>21214152</text:p>
          </table:table-cell>
          <table:table-cell table:formula="of:=[.A1328]/1000/(60*60*24)" office:value-type="time" office:time-value="PT05H53M34.152S" calcext:value-type="time">
            <text:p>05:53:34</text:p>
          </table:table-cell>
          <table:table-cell office:value-type="float" office:value="1.05" calcext:value-type="float">
            <text:p>1.05</text:p>
          </table:table-cell>
          <table:table-cell office:value-type="float" office:value="106.5" calcext:value-type="float">
            <text:p>106.5</text:p>
          </table:table-cell>
          <table:table-cell office:value-type="float" office:value="112.32" calcext:value-type="float">
            <text:p>112.32</text:p>
          </table:table-cell>
          <table:table-cell office:value-type="float" office:value="719.96" calcext:value-type="float">
            <text:p>719.96</text:p>
          </table:table-cell>
          <table:table-cell office:value-type="float" office:value="876.16" calcext:value-type="float">
            <text:p>876.16</text:p>
          </table:table-cell>
        </table:table-row>
        <table:table-row table:style-name="ro1">
          <table:table-cell office:value-type="float" office:value="21230152" calcext:value-type="float">
            <text:p>21230152</text:p>
          </table:table-cell>
          <table:table-cell table:formula="of:=[.A1329]/1000/(60*60*24)" office:value-type="time" office:time-value="PT05H53M50.152S" calcext:value-type="time">
            <text:p>05:53:50</text:p>
          </table:table-cell>
          <table:table-cell office:value-type="float" office:value="1.05" calcext:value-type="float">
            <text:p>1.05</text:p>
          </table:table-cell>
          <table:table-cell office:value-type="float" office:value="106.3" calcext:value-type="float">
            <text:p>106.3</text:p>
          </table:table-cell>
          <table:table-cell office:value-type="float" office:value="112.11" calcext:value-type="float">
            <text:p>112.11</text:p>
          </table:table-cell>
          <table:table-cell office:value-type="float" office:value="720.43" calcext:value-type="float">
            <text:p>720.43</text:p>
          </table:table-cell>
          <table:table-cell office:value-type="float" office:value="876.66" calcext:value-type="float">
            <text:p>876.66</text:p>
          </table:table-cell>
        </table:table-row>
        <table:table-row table:style-name="ro1">
          <table:table-cell office:value-type="float" office:value="21246152" calcext:value-type="float">
            <text:p>21246152</text:p>
          </table:table-cell>
          <table:table-cell table:formula="of:=[.A1330]/1000/(60*60*24)" office:value-type="time" office:time-value="PT05H54M06.152S" calcext:value-type="time">
            <text:p>05:54:06</text:p>
          </table:table-cell>
          <table:table-cell office:value-type="float" office:value="1.05" calcext:value-type="float">
            <text:p>1.05</text:p>
          </table:table-cell>
          <table:table-cell office:value-type="float" office:value="106.1" calcext:value-type="float">
            <text:p>106.1</text:p>
          </table:table-cell>
          <table:table-cell office:value-type="float" office:value="111.47" calcext:value-type="float">
            <text:p>111.47</text:p>
          </table:table-cell>
          <table:table-cell office:value-type="float" office:value="720.9" calcext:value-type="float">
            <text:p>720.9</text:p>
          </table:table-cell>
          <table:table-cell office:value-type="float" office:value="877.16" calcext:value-type="float">
            <text:p>877.16</text:p>
          </table:table-cell>
        </table:table-row>
        <table:table-row table:style-name="ro1">
          <table:table-cell office:value-type="float" office:value="21262152" calcext:value-type="float">
            <text:p>21262152</text:p>
          </table:table-cell>
          <table:table-cell table:formula="of:=[.A1331]/1000/(60*60*24)" office:value-type="time" office:time-value="PT05H54M22.152S" calcext:value-type="time">
            <text:p>05:54:22</text:p>
          </table:table-cell>
          <table:table-cell office:value-type="float" office:value="1.05" calcext:value-type="float">
            <text:p>1.05</text:p>
          </table:table-cell>
          <table:table-cell office:value-type="float" office:value="106" calcext:value-type="float">
            <text:p>106</text:p>
          </table:table-cell>
          <table:table-cell office:value-type="float" office:value="111.36" calcext:value-type="float">
            <text:p>111.36</text:p>
          </table:table-cell>
          <table:table-cell office:value-type="float" office:value="721.37" calcext:value-type="float">
            <text:p>721.37</text:p>
          </table:table-cell>
          <table:table-cell office:value-type="float" office:value="877.65" calcext:value-type="float">
            <text:p>877.65</text:p>
          </table:table-cell>
        </table:table-row>
        <table:table-row table:style-name="ro1">
          <table:table-cell office:value-type="float" office:value="21278152" calcext:value-type="float">
            <text:p>21278152</text:p>
          </table:table-cell>
          <table:table-cell table:formula="of:=[.A1332]/1000/(60*60*24)" office:value-type="time" office:time-value="PT05H54M38.152S" calcext:value-type="time">
            <text:p>05:54:38</text:p>
          </table:table-cell>
          <table:table-cell office:value-type="float" office:value="1.05" calcext:value-type="float">
            <text:p>1.05</text:p>
          </table:table-cell>
          <table:table-cell office:value-type="float" office:value="105.8" calcext:value-type="float">
            <text:p>105.8</text:p>
          </table:table-cell>
          <table:table-cell office:value-type="float" office:value="110.73" calcext:value-type="float">
            <text:p>110.73</text:p>
          </table:table-cell>
          <table:table-cell office:value-type="float" office:value="721.85" calcext:value-type="float">
            <text:p>721.85</text:p>
          </table:table-cell>
          <table:table-cell office:value-type="float" office:value="878.15" calcext:value-type="float">
            <text:p>878.15</text:p>
          </table:table-cell>
        </table:table-row>
        <table:table-row table:style-name="ro1">
          <table:table-cell office:value-type="float" office:value="21294152" calcext:value-type="float">
            <text:p>21294152</text:p>
          </table:table-cell>
          <table:table-cell table:formula="of:=[.A1333]/1000/(60*60*24)" office:value-type="time" office:time-value="PT05H54M54.152S" calcext:value-type="time">
            <text:p>05:54:54</text:p>
          </table:table-cell>
          <table:table-cell office:value-type="float" office:value="1.05" calcext:value-type="float">
            <text:p>1.05</text:p>
          </table:table-cell>
          <table:table-cell office:value-type="float" office:value="105.6" calcext:value-type="float">
            <text:p>105.6</text:p>
          </table:table-cell>
          <table:table-cell office:value-type="float" office:value="110.52" calcext:value-type="float">
            <text:p>110.52</text:p>
          </table:table-cell>
          <table:table-cell office:value-type="float" office:value="722.32" calcext:value-type="float">
            <text:p>722.32</text:p>
          </table:table-cell>
          <table:table-cell office:value-type="float" office:value="878.64" calcext:value-type="float">
            <text:p>878.64</text:p>
          </table:table-cell>
        </table:table-row>
        <table:table-row table:style-name="ro1">
          <table:table-cell office:value-type="float" office:value="21310152" calcext:value-type="float">
            <text:p>21310152</text:p>
          </table:table-cell>
          <table:table-cell table:formula="of:=[.A1334]/1000/(60*60*24)" office:value-type="time" office:time-value="PT05H55M10.152S" calcext:value-type="time">
            <text:p>05:55:10</text:p>
          </table:table-cell>
          <table:table-cell office:value-type="float" office:value="1.04" calcext:value-type="float">
            <text:p>1.04</text:p>
          </table:table-cell>
          <table:table-cell office:value-type="float" office:value="105.4" calcext:value-type="float">
            <text:p>105.4</text:p>
          </table:table-cell>
          <table:table-cell office:value-type="float" office:value="109.88" calcext:value-type="float">
            <text:p>109.88</text:p>
          </table:table-cell>
          <table:table-cell office:value-type="float" office:value="722.78" calcext:value-type="float">
            <text:p>722.78</text:p>
          </table:table-cell>
          <table:table-cell office:value-type="float" office:value="879.13" calcext:value-type="float">
            <text:p>879.13</text:p>
          </table:table-cell>
        </table:table-row>
        <table:table-row table:style-name="ro1">
          <table:table-cell office:value-type="float" office:value="21326152" calcext:value-type="float">
            <text:p>21326152</text:p>
          </table:table-cell>
          <table:table-cell table:formula="of:=[.A1335]/1000/(60*60*24)" office:value-type="time" office:time-value="PT05H55M26.152S" calcext:value-type="time">
            <text:p>05:55:26</text:p>
          </table:table-cell>
          <table:table-cell office:value-type="float" office:value="1.04" calcext:value-type="float">
            <text:p>1.04</text:p>
          </table:table-cell>
          <table:table-cell office:value-type="float" office:value="105.2" calcext:value-type="float">
            <text:p>105.2</text:p>
          </table:table-cell>
          <table:table-cell office:value-type="float" office:value="109.67" calcext:value-type="float">
            <text:p>109.67</text:p>
          </table:table-cell>
          <table:table-cell office:value-type="float" office:value="723.25" calcext:value-type="float">
            <text:p>723.25</text:p>
          </table:table-cell>
          <table:table-cell office:value-type="float" office:value="879.62" calcext:value-type="float">
            <text:p>879.62</text:p>
          </table:table-cell>
        </table:table-row>
        <table:table-row table:style-name="ro1">
          <table:table-cell office:value-type="float" office:value="21342152" calcext:value-type="float">
            <text:p>21342152</text:p>
          </table:table-cell>
          <table:table-cell table:formula="of:=[.A1336]/1000/(60*60*24)" office:value-type="time" office:time-value="PT05H55M42.152S" calcext:value-type="time">
            <text:p>05:55:42</text:p>
          </table:table-cell>
          <table:table-cell office:value-type="float" office:value="1.04" calcext:value-type="float">
            <text:p>1.04</text:p>
          </table:table-cell>
          <table:table-cell office:value-type="float" office:value="105" calcext:value-type="float">
            <text:p>105</text:p>
          </table:table-cell>
          <table:table-cell office:value-type="float" office:value="109.04" calcext:value-type="float">
            <text:p>109.04</text:p>
          </table:table-cell>
          <table:table-cell office:value-type="float" office:value="723.72" calcext:value-type="float">
            <text:p>723.72</text:p>
          </table:table-cell>
          <table:table-cell office:value-type="float" office:value="880.1" calcext:value-type="float">
            <text:p>880.1</text:p>
          </table:table-cell>
        </table:table-row>
        <table:table-row table:style-name="ro1">
          <table:table-cell office:value-type="float" office:value="21358152" calcext:value-type="float">
            <text:p>21358152</text:p>
          </table:table-cell>
          <table:table-cell table:formula="of:=[.A1337]/1000/(60*60*24)" office:value-type="time" office:time-value="PT05H55M58.152S" calcext:value-type="time">
            <text:p>05:55:58</text:p>
          </table:table-cell>
          <table:table-cell office:value-type="float" office:value="1.04" calcext:value-type="float">
            <text:p>1.04</text:p>
          </table:table-cell>
          <table:table-cell office:value-type="float" office:value="104.8" calcext:value-type="float">
            <text:p>104.8</text:p>
          </table:table-cell>
          <table:table-cell office:value-type="float" office:value="108.83" calcext:value-type="float">
            <text:p>108.83</text:p>
          </table:table-cell>
          <table:table-cell office:value-type="float" office:value="724.19" calcext:value-type="float">
            <text:p>724.19</text:p>
          </table:table-cell>
          <table:table-cell office:value-type="float" office:value="880.59" calcext:value-type="float">
            <text:p>880.59</text:p>
          </table:table-cell>
        </table:table-row>
        <table:table-row table:style-name="ro1">
          <table:table-cell office:value-type="float" office:value="21374152" calcext:value-type="float">
            <text:p>21374152</text:p>
          </table:table-cell>
          <table:table-cell table:formula="of:=[.A1338]/1000/(60*60*24)" office:value-type="time" office:time-value="PT05H56M14.152S" calcext:value-type="time">
            <text:p>05:56:14</text:p>
          </table:table-cell>
          <table:table-cell office:value-type="float" office:value="1.03" calcext:value-type="float">
            <text:p>1.03</text:p>
          </table:table-cell>
          <table:table-cell office:value-type="float" office:value="104.6" calcext:value-type="float">
            <text:p>104.6</text:p>
          </table:table-cell>
          <table:table-cell office:value-type="float" office:value="108.2" calcext:value-type="float">
            <text:p>108.2</text:p>
          </table:table-cell>
          <table:table-cell office:value-type="float" office:value="724.65" calcext:value-type="float">
            <text:p>724.65</text:p>
          </table:table-cell>
          <table:table-cell office:value-type="float" office:value="881.07" calcext:value-type="float">
            <text:p>881.07</text:p>
          </table:table-cell>
        </table:table-row>
        <table:table-row table:style-name="ro1">
          <table:table-cell office:value-type="float" office:value="21390152" calcext:value-type="float">
            <text:p>21390152</text:p>
          </table:table-cell>
          <table:table-cell table:formula="of:=[.A1339]/1000/(60*60*24)" office:value-type="time" office:time-value="PT05H56M30.152S" calcext:value-type="time">
            <text:p>05:56:30</text:p>
          </table:table-cell>
          <table:table-cell office:value-type="float" office:value="1.03" calcext:value-type="float">
            <text:p>1.03</text:p>
          </table:table-cell>
          <table:table-cell office:value-type="float" office:value="104.4" calcext:value-type="float">
            <text:p>104.4</text:p>
          </table:table-cell>
          <table:table-cell office:value-type="float" office:value="107.99" calcext:value-type="float">
            <text:p>107.99</text:p>
          </table:table-cell>
          <table:table-cell office:value-type="float" office:value="725.11" calcext:value-type="float">
            <text:p>725.11</text:p>
          </table:table-cell>
          <table:table-cell office:value-type="float" office:value="881.55" calcext:value-type="float">
            <text:p>881.55</text:p>
          </table:table-cell>
        </table:table-row>
        <table:table-row table:style-name="ro1">
          <table:table-cell office:value-type="float" office:value="21406152" calcext:value-type="float">
            <text:p>21406152</text:p>
          </table:table-cell>
          <table:table-cell table:formula="of:=[.A1340]/1000/(60*60*24)" office:value-type="time" office:time-value="PT05H56M46.152S" calcext:value-type="time">
            <text:p>05:56:46</text:p>
          </table:table-cell>
          <table:table-cell office:value-type="float" office:value="1.03" calcext:value-type="float">
            <text:p>1.03</text:p>
          </table:table-cell>
          <table:table-cell office:value-type="float" office:value="104.1" calcext:value-type="float">
            <text:p>104.1</text:p>
          </table:table-cell>
          <table:table-cell office:value-type="float" office:value="107.27" calcext:value-type="float">
            <text:p>107.27</text:p>
          </table:table-cell>
          <table:table-cell office:value-type="float" office:value="725.58" calcext:value-type="float">
            <text:p>725.58</text:p>
          </table:table-cell>
          <table:table-cell office:value-type="float" office:value="882.03" calcext:value-type="float">
            <text:p>882.03</text:p>
          </table:table-cell>
        </table:table-row>
        <table:table-row table:style-name="ro1">
          <table:table-cell office:value-type="float" office:value="21422152" calcext:value-type="float">
            <text:p>21422152</text:p>
          </table:table-cell>
          <table:table-cell table:formula="of:=[.A1341]/1000/(60*60*24)" office:value-type="time" office:time-value="PT05H57M02.152S" calcext:value-type="time">
            <text:p>05:57:02</text:p>
          </table:table-cell>
          <table:table-cell office:value-type="float" office:value="1.03" calcext:value-type="float">
            <text:p>1.03</text:p>
          </table:table-cell>
          <table:table-cell office:value-type="float" office:value="103.9" calcext:value-type="float">
            <text:p>103.9</text:p>
          </table:table-cell>
          <table:table-cell office:value-type="float" office:value="107.06" calcext:value-type="float">
            <text:p>107.06</text:p>
          </table:table-cell>
          <table:table-cell office:value-type="float" office:value="726.04" calcext:value-type="float">
            <text:p>726.04</text:p>
          </table:table-cell>
          <table:table-cell office:value-type="float" office:value="882.5" calcext:value-type="float">
            <text:p>882.5</text:p>
          </table:table-cell>
        </table:table-row>
        <table:table-row table:style-name="ro1">
          <table:table-cell office:value-type="float" office:value="21438152" calcext:value-type="float">
            <text:p>21438152</text:p>
          </table:table-cell>
          <table:table-cell table:formula="of:=[.A1342]/1000/(60*60*24)" office:value-type="time" office:time-value="PT05H57M18.152S" calcext:value-type="time">
            <text:p>05:57:18</text:p>
          </table:table-cell>
          <table:table-cell office:value-type="float" office:value="1.03" calcext:value-type="float">
            <text:p>1.03</text:p>
          </table:table-cell>
          <table:table-cell office:value-type="float" office:value="103.7" calcext:value-type="float">
            <text:p>103.7</text:p>
          </table:table-cell>
          <table:table-cell office:value-type="float" office:value="106.43" calcext:value-type="float">
            <text:p>106.43</text:p>
          </table:table-cell>
          <table:table-cell office:value-type="float" office:value="726.5" calcext:value-type="float">
            <text:p>726.5</text:p>
          </table:table-cell>
          <table:table-cell office:value-type="float" office:value="882.98" calcext:value-type="float">
            <text:p>882.98</text:p>
          </table:table-cell>
        </table:table-row>
        <table:table-row table:style-name="ro1">
          <table:table-cell office:value-type="float" office:value="21454152" calcext:value-type="float">
            <text:p>21454152</text:p>
          </table:table-cell>
          <table:table-cell table:formula="of:=[.A1343]/1000/(60*60*24)" office:value-type="time" office:time-value="PT05H57M34.152S" calcext:value-type="time">
            <text:p>05:57:34</text:p>
          </table:table-cell>
          <table:table-cell office:value-type="float" office:value="1.02" calcext:value-type="float">
            <text:p>1.02</text:p>
          </table:table-cell>
          <table:table-cell office:value-type="float" office:value="103.3" calcext:value-type="float">
            <text:p>103.3</text:p>
          </table:table-cell>
          <table:table-cell office:value-type="float" office:value="105.61" calcext:value-type="float">
            <text:p>105.61</text:p>
          </table:table-cell>
          <table:table-cell office:value-type="float" office:value="726.96" calcext:value-type="float">
            <text:p>726.96</text:p>
          </table:table-cell>
          <table:table-cell office:value-type="float" office:value="883.45" calcext:value-type="float">
            <text:p>883.45</text:p>
          </table:table-cell>
        </table:table-row>
        <table:table-row table:style-name="ro1">
          <table:table-cell office:value-type="float" office:value="21470152" calcext:value-type="float">
            <text:p>21470152</text:p>
          </table:table-cell>
          <table:table-cell table:formula="of:=[.A1344]/1000/(60*60*24)" office:value-type="time" office:time-value="PT05H57M50.152S" calcext:value-type="time">
            <text:p>05:57:50</text:p>
          </table:table-cell>
          <table:table-cell office:value-type="float" office:value="1.02" calcext:value-type="float">
            <text:p>1.02</text:p>
          </table:table-cell>
          <table:table-cell office:value-type="float" office:value="103.1" calcext:value-type="float">
            <text:p>103.1</text:p>
          </table:table-cell>
          <table:table-cell office:value-type="float" office:value="105.4" calcext:value-type="float">
            <text:p>105.4</text:p>
          </table:table-cell>
          <table:table-cell office:value-type="float" office:value="727.42" calcext:value-type="float">
            <text:p>727.42</text:p>
          </table:table-cell>
          <table:table-cell office:value-type="float" office:value="883.92" calcext:value-type="float">
            <text:p>883.92</text:p>
          </table:table-cell>
        </table:table-row>
        <table:table-row table:style-name="ro1">
          <table:table-cell office:value-type="float" office:value="21486152" calcext:value-type="float">
            <text:p>21486152</text:p>
          </table:table-cell>
          <table:table-cell table:formula="of:=[.A1345]/1000/(60*60*24)" office:value-type="time" office:time-value="PT05H58M06.152S" calcext:value-type="time">
            <text:p>05:58:06</text:p>
          </table:table-cell>
          <table:table-cell office:value-type="float" office:value="1.02" calcext:value-type="float">
            <text:p>1.02</text:p>
          </table:table-cell>
          <table:table-cell office:value-type="float" office:value="102.8" calcext:value-type="float">
            <text:p>102.8</text:p>
          </table:table-cell>
          <table:table-cell office:value-type="float" office:value="104.68" calcext:value-type="float">
            <text:p>104.68</text:p>
          </table:table-cell>
          <table:table-cell office:value-type="float" office:value="727.88" calcext:value-type="float">
            <text:p>727.88</text:p>
          </table:table-cell>
          <table:table-cell office:value-type="float" office:value="884.39" calcext:value-type="float">
            <text:p>884.39</text:p>
          </table:table-cell>
        </table:table-row>
        <table:table-row table:style-name="ro1">
          <table:table-cell office:value-type="float" office:value="21502152" calcext:value-type="float">
            <text:p>21502152</text:p>
          </table:table-cell>
          <table:table-cell table:formula="of:=[.A1346]/1000/(60*60*24)" office:value-type="time" office:time-value="PT05H58M22.152S" calcext:value-type="time">
            <text:p>05:58:22</text:p>
          </table:table-cell>
          <table:table-cell office:value-type="float" office:value="1.01" calcext:value-type="float">
            <text:p>1.01</text:p>
          </table:table-cell>
          <table:table-cell office:value-type="float" office:value="102.5" calcext:value-type="float">
            <text:p>102.5</text:p>
          </table:table-cell>
          <table:table-cell office:value-type="float" office:value="103.96" calcext:value-type="float">
            <text:p>103.96</text:p>
          </table:table-cell>
          <table:table-cell office:value-type="float" office:value="728.33" calcext:value-type="float">
            <text:p>728.33</text:p>
          </table:table-cell>
          <table:table-cell office:value-type="float" office:value="884.85" calcext:value-type="float">
            <text:p>884.85</text:p>
          </table:table-cell>
        </table:table-row>
        <table:table-row table:style-name="ro1">
          <table:table-cell office:value-type="float" office:value="21518152" calcext:value-type="float">
            <text:p>21518152</text:p>
          </table:table-cell>
          <table:table-cell table:formula="of:=[.A1347]/1000/(60*60*24)" office:value-type="time" office:time-value="PT05H58M38.152S" calcext:value-type="time">
            <text:p>05:58:38</text:p>
          </table:table-cell>
          <table:table-cell office:value-type="float" office:value="1.01" calcext:value-type="float">
            <text:p>1.01</text:p>
          </table:table-cell>
          <table:table-cell office:value-type="float" office:value="102.2" calcext:value-type="float">
            <text:p>102.2</text:p>
          </table:table-cell>
          <table:table-cell office:value-type="float" office:value="103.24" calcext:value-type="float">
            <text:p>103.24</text:p>
          </table:table-cell>
          <table:table-cell office:value-type="float" office:value="728.79" calcext:value-type="float">
            <text:p>728.79</text:p>
          </table:table-cell>
          <table:table-cell office:value-type="float" office:value="885.31" calcext:value-type="float">
            <text:p>885.31</text:p>
          </table:table-cell>
        </table:table-row>
        <table:table-row table:style-name="ro1">
          <table:table-cell office:value-type="float" office:value="21534152" calcext:value-type="float">
            <text:p>21534152</text:p>
          </table:table-cell>
          <table:table-cell table:formula="of:=[.A1348]/1000/(60*60*24)" office:value-type="time" office:time-value="PT05H58M54.152S" calcext:value-type="time">
            <text:p>05:58:54</text:p>
          </table:table-cell>
          <table:table-cell office:value-type="float" office:value="1.01" calcext:value-type="float">
            <text:p>1.01</text:p>
          </table:table-cell>
          <table:table-cell office:value-type="float" office:value="101.9" calcext:value-type="float">
            <text:p>101.9</text:p>
          </table:table-cell>
          <table:table-cell office:value-type="float" office:value="102.94" calcext:value-type="float">
            <text:p>102.94</text:p>
          </table:table-cell>
          <table:table-cell office:value-type="float" office:value="729.24" calcext:value-type="float">
            <text:p>729.24</text:p>
          </table:table-cell>
          <table:table-cell office:value-type="float" office:value="885.77" calcext:value-type="float">
            <text:p>885.77</text:p>
          </table:table-cell>
        </table:table-row>
        <table:table-row table:style-name="ro1">
          <table:table-cell office:value-type="float" office:value="21550152" calcext:value-type="float">
            <text:p>21550152</text:p>
          </table:table-cell>
          <table:table-cell table:formula="of:=[.A1349]/1000/(60*60*24)" office:value-type="time" office:time-value="PT05H59M10.152S" calcext:value-type="time">
            <text:p>05:59:10</text:p>
          </table:table-cell>
          <table:table-cell office:value-type="float" office:value="1.01" calcext:value-type="float">
            <text:p>1.01</text:p>
          </table:table-cell>
          <table:table-cell office:value-type="float" office:value="101.6" calcext:value-type="float">
            <text:p>101.6</text:p>
          </table:table-cell>
          <table:table-cell office:value-type="float" office:value="102.23" calcext:value-type="float">
            <text:p>102.23</text:p>
          </table:table-cell>
          <table:table-cell office:value-type="float" office:value="729.69" calcext:value-type="float">
            <text:p>729.69</text:p>
          </table:table-cell>
          <table:table-cell office:value-type="float" office:value="886.22" calcext:value-type="float">
            <text:p>886.22</text:p>
          </table:table-cell>
        </table:table-row>
        <table:table-row table:style-name="ro1">
          <table:table-cell office:value-type="float" office:value="21566152" calcext:value-type="float">
            <text:p>21566152</text:p>
          </table:table-cell>
          <table:table-cell table:formula="of:=[.A1350]/1000/(60*60*24)" office:value-type="time" office:time-value="PT05H59M26.152S" calcext:value-type="time">
            <text:p>05:59:26</text:p>
          </table:table-cell>
          <table:table-cell office:value-type="float" office:value="1" calcext:value-type="float">
            <text:p>1</text:p>
          </table:table-cell>
          <table:table-cell office:value-type="float" office:value="101.3" calcext:value-type="float">
            <text:p>101.3</text:p>
          </table:table-cell>
          <table:table-cell office:value-type="float" office:value="101.52" calcext:value-type="float">
            <text:p>101.52</text:p>
          </table:table-cell>
          <table:table-cell office:value-type="float" office:value="730.14" calcext:value-type="float">
            <text:p>730.14</text:p>
          </table:table-cell>
          <table:table-cell office:value-type="float" office:value="886.68" calcext:value-type="float">
            <text:p>886.68</text:p>
          </table:table-cell>
        </table:table-row>
        <table:table-row table:style-name="ro1">
          <table:table-cell office:value-type="float" office:value="21575151" calcext:value-type="float">
            <text:p>21575151</text:p>
          </table:table-cell>
          <table:table-cell table:formula="of:=[.A1351]/1000/(60*60*24)" office:value-type="time" office:time-value="PT05H59M35.151S" calcext:value-type="time">
            <text:p>05:59:3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.81" calcext:value-type="float">
            <text:p>100.81</text:p>
          </table:table-cell>
          <table:table-cell office:value-type="float" office:value="730.4" calcext:value-type="float">
            <text:p>730.4</text:p>
          </table:table-cell>
          <table:table-cell office:value-type="float" office:value="886.93" calcext:value-type="float">
            <text:p>886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2T22:39:12.433000000</dc:date>
    <meta:editing-duration>PT9M2S</meta:editing-duration>
    <meta:editing-cycles>1</meta:editing-cycles>
    <meta:document-statistic meta:table-count="1" meta:cell-count="9457" meta:object-count="1"/>
    <meta:generator>LibreOffice/6.4.2.2$Windows_X86_64 LibreOffice_project/4e471d8c02c9c90f512f7f9ead8875b57fcb1ec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43cm" svg:height="15.211cm" xlink:href=".." xlink:type="simple" chart:class="chart:line" chart:style-name="ch1">
        <chart:title svg:x="10.699cm" svg:y="0.44cm" chart:style-name="ch2">
          <text:p>Eneloop AAA @ 10 Ohm #4</text:p>
        </chart:title>
        <chart:legend chart:legend-position="end" svg:x="24.588cm" svg:y="7.306cm" style:legend-expansion="high" chart:style-name="ch3"/>
        <chart:plot-area chart:style-name="ch4" table:cell-range-address="LOGGER03.B1:LOGGER03.C1351" chart:data-source-has-labels="both" svg:x="0.54cm" svg:y="1.523cm" svg:width="23.508cm" svg:height="13.384cm">
          <chartooo:coordinate-region svg:x="1.452cm" svg:y="1.523cm" svg:width="22.596cm" svg:height="12.055cm"/>
          <chart:axis chart:dimension="x" chart:name="primary-x" chart:style-name="ch5" chartooo:axis-type="auto">
            <chartooo:date-scale/>
            <chart:categories table:cell-range-address="LOGGER03.B2:LOGGER03.B13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1351" chart:label-cell-address="LOGGER03.C1:LOGGER03.C1" chart:class="chart:line">
            <chart:data-point chart:repeated="13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1351</svg:desc>
                </draw:g>
              </table:table-cell>
              <table:table-cell office:value-type="float" office:value="1.34">
                <text:p>1.34</text:p>
                <draw:g>
                  <svg:desc>LOGGER03.C2:LOGGER03.C1351</svg:desc>
                </draw:g>
              </table:table-cell>
            </table:table-row>
            <table:table-row>
              <table:table-cell office:value-type="float" office:value="0.000175358796296296">
                <text:p>0.0001753587962962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00360543981481481">
                <text:p>0.00036054398148148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545729166666667">
                <text:p>0.000545729166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730914351851852">
                <text:p>0.000730914351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916099537037037">
                <text:p>0.0009160995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10128472222222">
                <text:p>0.00110128472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128646990740741">
                <text:p>0.0012864699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47165509259259">
                <text:p>0.00147165509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65684027777778">
                <text:p>0.00165684027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84202546296296">
                <text:p>0.001842025462962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02721064814815">
                <text:p>0.00202721064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221239583333333">
                <text:p>0.0022123958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39758101851852">
                <text:p>0.002397581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27662037037">
                <text:p>0.002582766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6795138888889">
                <text:p>0.002767951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313657407407">
                <text:p>0.002953136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3832175925926">
                <text:p>0.003138321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1194444444444">
                <text:p>0.0033119444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49712962962963">
                <text:p>0.0034971296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68231481481481">
                <text:p>0.00368231481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675">
                <text:p>0.00386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5268518518519">
                <text:p>0.0040526851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23787037037037">
                <text:p>0.0042378703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42305555555556">
                <text:p>0.00442305555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60824074074074">
                <text:p>0.00460824074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79342592592593">
                <text:p>0.00479342592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97861111111111">
                <text:p>0.00497861111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51637962962963">
                <text:p>0.00516379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34898148148148">
                <text:p>0.00534898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53416666666667">
                <text:p>0.00553416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71935185185185">
                <text:p>0.0057193518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90453703703704">
                <text:p>0.00590453703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08969907407407">
                <text:p>0.00608969907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27490740740741">
                <text:p>0.0062749074074074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46009259259259">
                <text:p>0.00646009259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64525462962963">
                <text:p>0.006645254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83046296296296">
                <text:p>0.00683046296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01564814814815">
                <text:p>0.00701564814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20083333333333">
                <text:p>0.00720083333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38601851851852">
                <text:p>0.00738601851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75712037037037">
                <text:p>0.0075712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5638888888889">
                <text:p>0.007756388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94157407407408">
                <text:p>0.0079415740740740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12675925925926">
                <text:p>0.008126759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31194444444444">
                <text:p>0.008311944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49712962962963">
                <text:p>0.00849712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68231481481481">
                <text:p>0.008682314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8675">
                <text:p>0.00886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05268518518519">
                <text:p>0.009052685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23787037037037">
                <text:p>0.00923787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42305555555556">
                <text:p>0.0094230555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60824074074074">
                <text:p>0.0096082407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79342592592593">
                <text:p>0.0097934259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97861111111111">
                <text:p>0.0099786111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1637962962963">
                <text:p>0.01016379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3489814814815">
                <text:p>0.01034898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5341666666667">
                <text:p>0.0105341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193518518519">
                <text:p>0.01071935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04537037037">
                <text:p>0.0109045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0897222222222">
                <text:p>0.01108972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749074074074">
                <text:p>0.011274907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600925925926">
                <text:p>0.011460092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452777777778">
                <text:p>0.011645277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30462962963">
                <text:p>0.0118304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156481481481">
                <text:p>0.0120156481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008333333333">
                <text:p>0.012200833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3860185185185">
                <text:p>0.012386018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5712037037037">
                <text:p>0.0125712037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7563888888889">
                <text:p>0.0127563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9415740740741">
                <text:p>0.012941574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1267592592593">
                <text:p>0.0131267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3119444444444">
                <text:p>0.013311944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4971296296296">
                <text:p>0.0134971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6823148148148">
                <text:p>0.013682314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8675">
                <text:p>0.01386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0526851851852">
                <text:p>0.01405268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2378703703704">
                <text:p>0.014237870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4230555555556">
                <text:p>0.014423055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6082175925926">
                <text:p>0.014608217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7934259259259">
                <text:p>0.014793425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9786111111111">
                <text:p>0.0149786111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1637962962963">
                <text:p>0.015163796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3489814814815">
                <text:p>0.015348981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5341666666667">
                <text:p>0.015534166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7193518518519">
                <text:p>0.015719351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904537037037">
                <text:p>0.01590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0897222222222">
                <text:p>0.016089722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2749074074074">
                <text:p>0.0162749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4600925925926">
                <text:p>0.0164600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6452777777778">
                <text:p>0.016645277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8304398148148">
                <text:p>0.0168304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0156481481481">
                <text:p>0.017015648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2008333333333">
                <text:p>0.017200833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3860185185185">
                <text:p>0.0173860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5712037037037">
                <text:p>0.01757120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7563888888889">
                <text:p>0.017756388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9415740740741">
                <text:p>0.0179415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1267361111111">
                <text:p>0.01812673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3119444444444">
                <text:p>0.018311944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4971296296296">
                <text:p>0.0184971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6823148148148">
                <text:p>0.018682314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8675">
                <text:p>0.01886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0526851851852">
                <text:p>0.019052685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2378703703704">
                <text:p>0.019237870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4230555555556">
                <text:p>0.019423055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6082407407407">
                <text:p>0.01960824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7934259259259">
                <text:p>0.0197934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9786111111111">
                <text:p>0.019978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1637962962963">
                <text:p>0.020163796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3489814814815">
                <text:p>0.020348981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5341666666667">
                <text:p>0.020534166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7193518518519">
                <text:p>0.0207193518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904537037037">
                <text:p>0.02090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0896990740741">
                <text:p>0.021089699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2749074074074">
                <text:p>0.021274907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4600925925926">
                <text:p>0.021460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6452777777778">
                <text:p>0.021645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830462962963">
                <text:p>0.02183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0156481481481">
                <text:p>0.0220156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2008333333333">
                <text:p>0.022200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3860185185185">
                <text:p>0.022386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5711805555556">
                <text:p>0.0225711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7563888888889">
                <text:p>0.022756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9415740740741">
                <text:p>0.022941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1267592592593">
                <text:p>0.023126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3119444444444">
                <text:p>0.0233119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4971296296296">
                <text:p>0.023497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6823148148148">
                <text:p>0.023682314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8675">
                <text:p>0.02386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0526851851852">
                <text:p>0.024052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2378703703704">
                <text:p>0.0242378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4230555555556">
                <text:p>0.024423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6082407407407">
                <text:p>0.024608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7934259259259">
                <text:p>0.02479342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9786111111111">
                <text:p>0.024978611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1637962962963">
                <text:p>0.02516379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3489814814815">
                <text:p>0.025348981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5341666666667">
                <text:p>0.025534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7193518518518">
                <text:p>0.025719351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904537037037">
                <text:p>0.0259045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0897222222222">
                <text:p>0.026089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2749074074074">
                <text:p>0.026274907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4600925925926">
                <text:p>0.026460092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6452777777778">
                <text:p>0.02664527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830462962963">
                <text:p>0.02683046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0156481481481">
                <text:p>0.0270156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2008333333333">
                <text:p>0.027200833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3860185185185">
                <text:p>0.0273860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5712037037037">
                <text:p>0.027571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7563888888889">
                <text:p>0.027756388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9415740740741">
                <text:p>0.02794157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1267592592593">
                <text:p>0.028126759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3119444444444">
                <text:p>0.028311944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4971296296296">
                <text:p>0.028497129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6823148148148">
                <text:p>0.028682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8675">
                <text:p>0.02886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0526851851852">
                <text:p>0.029052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2378472222222">
                <text:p>0.02923784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4230555555556">
                <text:p>0.029423055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6082407407407">
                <text:p>0.0296082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7934259259259">
                <text:p>0.029793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9786111111111">
                <text:p>0.029978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1637962962963">
                <text:p>0.030163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3489814814815">
                <text:p>0.030348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5341666666667">
                <text:p>0.030534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7193518518519">
                <text:p>0.0307193518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04537037037">
                <text:p>0.03090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0897222222222">
                <text:p>0.031089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2749074074074">
                <text:p>0.031274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4600925925926">
                <text:p>0.031460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6452777777778">
                <text:p>0.031645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830462962963">
                <text:p>0.03183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0156481481481">
                <text:p>0.03201564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2008333333333">
                <text:p>0.03220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3860185185185">
                <text:p>0.032386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5712037037037">
                <text:p>0.032571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7563888888889">
                <text:p>0.032756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9415740740741">
                <text:p>0.032941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1267592592593">
                <text:p>0.033126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3119444444444">
                <text:p>0.033311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4971296296296">
                <text:p>0.033497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6823148148148">
                <text:p>0.033682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8675">
                <text:p>0.03386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0526851851852">
                <text:p>0.034052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2378703703704">
                <text:p>0.034237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4230555555556">
                <text:p>0.034423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6082407407407">
                <text:p>0.034608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7934259259259">
                <text:p>0.0347934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9786111111111">
                <text:p>0.034978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1637962962963">
                <text:p>0.035163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3489814814815">
                <text:p>0.035348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5341666666667">
                <text:p>0.035534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7193518518518">
                <text:p>0.035719351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904537037037">
                <text:p>0.03590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0897222222222">
                <text:p>0.036089722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2749074074074">
                <text:p>0.036274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4600925925926">
                <text:p>0.036460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6452777777778">
                <text:p>0.0366452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830462962963">
                <text:p>0.0368304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0156481481481">
                <text:p>0.03701564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2008333333333">
                <text:p>0.0372008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3860185185185">
                <text:p>0.037386018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5712037037037">
                <text:p>0.037571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7563888888889">
                <text:p>0.0377563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9415740740741">
                <text:p>0.0379415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1267592592593">
                <text:p>0.038126759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3119444444444">
                <text:p>0.038311944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4971296296296">
                <text:p>0.0384971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6823148148148">
                <text:p>0.038682314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8675">
                <text:p>0.03886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0526851851852">
                <text:p>0.0390526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2378703703704">
                <text:p>0.0392378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4230555555556">
                <text:p>0.039423055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6082407407407">
                <text:p>0.0396082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7934259259259">
                <text:p>0.039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9786111111111">
                <text:p>0.0399786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637962962963">
                <text:p>0.040163796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3489814814815">
                <text:p>0.0403489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341666666667">
                <text:p>0.0405341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193518518519">
                <text:p>0.040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904537037037">
                <text:p>0.0409045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0897222222222">
                <text:p>0.041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2749074074074">
                <text:p>0.041274907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600925925926">
                <text:p>0.04146009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452777777778">
                <text:p>0.041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830462962963">
                <text:p>0.04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156481481482">
                <text:p>0.042015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008333333333">
                <text:p>0.042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3860185185185">
                <text:p>0.042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712037037037">
                <text:p>0.0425712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563888888889">
                <text:p>0.042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9415740740741">
                <text:p>0.042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267592592593">
                <text:p>0.043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119444444445">
                <text:p>0.043311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4971296296296">
                <text:p>0.043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6823148148148">
                <text:p>0.043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675">
                <text:p>0.043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526851851852">
                <text:p>0.044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378703703704">
                <text:p>0.044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230555555556">
                <text:p>0.044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082407407407">
                <text:p>0.044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7934259259259">
                <text:p>0.044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786111111111">
                <text:p>0.044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637962962963">
                <text:p>0.045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489814814815">
                <text:p>0.045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341666666667">
                <text:p>0.045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193518518519">
                <text:p>0.045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04537037037">
                <text:p>0.045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0897222222222">
                <text:p>0.046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749074074074">
                <text:p>0.046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600925925926">
                <text:p>0.046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452777777778">
                <text:p>0.046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30462962963">
                <text:p>0.046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156481481481">
                <text:p>0.0470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008333333333">
                <text:p>0.047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3860185185185">
                <text:p>0.047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712037037037">
                <text:p>0.047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563888888889">
                <text:p>0.047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415740740741">
                <text:p>0.047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267592592593">
                <text:p>0.048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119444444444">
                <text:p>0.048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4971296296296">
                <text:p>0.048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823148148148">
                <text:p>0.048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675">
                <text:p>0.048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526851851852">
                <text:p>0.049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378472222222">
                <text:p>0.0492378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230555555556">
                <text:p>0.049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082407407407">
                <text:p>0.049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7934027777778">
                <text:p>0.0497934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786111111111">
                <text:p>0.049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637962962963">
                <text:p>0.050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489814814815">
                <text:p>0.050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341666666667">
                <text:p>0.050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193518518519">
                <text:p>0.050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04537037037">
                <text:p>0.050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0897222222222">
                <text:p>0.051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749074074074">
                <text:p>0.051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600925925926">
                <text:p>0.051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452777777778">
                <text:p>0.051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30462962963">
                <text:p>0.05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156481481482">
                <text:p>0.052015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008333333333">
                <text:p>0.052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3860185185185">
                <text:p>0.052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712037037037">
                <text:p>0.052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563888888889">
                <text:p>0.052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415740740741">
                <text:p>0.052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267592592593">
                <text:p>0.053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119444444445">
                <text:p>0.053311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4971296296296">
                <text:p>0.053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823148148148">
                <text:p>0.053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675">
                <text:p>0.053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526851851852">
                <text:p>0.054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378703703704">
                <text:p>0.054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230555555556">
                <text:p>0.054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082407407407">
                <text:p>0.054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7934259259259">
                <text:p>0.054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786111111111">
                <text:p>0.054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637962962963">
                <text:p>0.055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489814814815">
                <text:p>0.055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341435185185">
                <text:p>0.0555341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193518518519">
                <text:p>0.055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04537037037">
                <text:p>0.055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0897222222222">
                <text:p>0.056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749074074074">
                <text:p>0.056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600925925926">
                <text:p>0.056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452777777778">
                <text:p>0.056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30462962963">
                <text:p>0.056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156481481482">
                <text:p>0.057015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008333333333">
                <text:p>0.057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3860185185185">
                <text:p>0.057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712037037037">
                <text:p>0.057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563888888889">
                <text:p>0.057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415740740741">
                <text:p>0.057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267592592593">
                <text:p>0.058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119444444444">
                <text:p>0.058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4971064814815">
                <text:p>0.0584971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823148148148">
                <text:p>0.058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675">
                <text:p>0.058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526851851852">
                <text:p>0.059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378703703704">
                <text:p>0.059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230555555556">
                <text:p>0.059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082407407407">
                <text:p>0.059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7934259259259">
                <text:p>0.059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786111111111">
                <text:p>0.059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637962962963">
                <text:p>0.060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489814814815">
                <text:p>0.060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341666666667">
                <text:p>0.060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193518518519">
                <text:p>0.060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04537037037">
                <text:p>0.060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0897222222222">
                <text:p>0.061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749074074074">
                <text:p>0.061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600925925926">
                <text:p>0.061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452777777778">
                <text:p>0.061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30462962963">
                <text:p>0.06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15625">
                <text:p>0.062015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008333333333">
                <text:p>0.062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3860185185185">
                <text:p>0.062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712037037037">
                <text:p>0.062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563888888889">
                <text:p>0.062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415740740741">
                <text:p>0.062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267592592593">
                <text:p>0.063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119444444445">
                <text:p>0.063311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4971296296296">
                <text:p>0.063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823148148148">
                <text:p>0.063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675">
                <text:p>0.063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526851851852">
                <text:p>0.064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378703703704">
                <text:p>0.064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230555555556">
                <text:p>0.064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082407407407">
                <text:p>0.064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7934259259259">
                <text:p>0.064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786111111111">
                <text:p>0.064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637962962963">
                <text:p>0.065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489814814815">
                <text:p>0.065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341666666667">
                <text:p>0.065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193518518518">
                <text:p>0.0657193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04537037037">
                <text:p>0.065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0897222222222">
                <text:p>0.066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749074074074">
                <text:p>0.066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600925925926">
                <text:p>0.066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452777777778">
                <text:p>0.066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30462962963">
                <text:p>0.066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156481481481">
                <text:p>0.0670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008333333333">
                <text:p>0.067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3860185185185">
                <text:p>0.067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712037037037">
                <text:p>0.067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563888888889">
                <text:p>0.067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415740740741">
                <text:p>0.067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267592592593">
                <text:p>0.068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119444444444">
                <text:p>0.068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4971296296296">
                <text:p>0.068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823148148148">
                <text:p>0.068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675">
                <text:p>0.068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526851851852">
                <text:p>0.069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378703703704">
                <text:p>0.069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230555555556">
                <text:p>0.069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082407407407">
                <text:p>0.069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7934259259259">
                <text:p>0.069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786111111111">
                <text:p>0.069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637962962963">
                <text:p>0.070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489814814815">
                <text:p>0.070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341666666667">
                <text:p>0.070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193518518519">
                <text:p>0.070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904537037037">
                <text:p>0.070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0897222222222">
                <text:p>0.071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749074074074">
                <text:p>0.071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600925925926">
                <text:p>0.071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6452777777778">
                <text:p>0.071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30462962963">
                <text:p>0.07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156481481482">
                <text:p>0.072015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008333333333">
                <text:p>0.072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3860185185185">
                <text:p>0.072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712037037037">
                <text:p>0.072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563888888889">
                <text:p>0.072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415740740741">
                <text:p>0.072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267592592593">
                <text:p>0.073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119444444444">
                <text:p>0.073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4971296296296">
                <text:p>0.073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6823148148148">
                <text:p>0.073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675">
                <text:p>0.073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526851851852">
                <text:p>0.074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378703703704">
                <text:p>0.074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230555555556">
                <text:p>0.074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082407407407">
                <text:p>0.074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7934259259259">
                <text:p>0.074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786111111111">
                <text:p>0.074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637962962963">
                <text:p>0.075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489814814815">
                <text:p>0.075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341666666667">
                <text:p>0.075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7193518518519">
                <text:p>0.075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904537037037">
                <text:p>0.075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0897222222222">
                <text:p>0.076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749074074074">
                <text:p>0.076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600925925926">
                <text:p>0.076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6452777777778">
                <text:p>0.076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830462962963">
                <text:p>0.076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156481481482">
                <text:p>0.077015648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2008333333333">
                <text:p>0.077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3860185185185">
                <text:p>0.077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712037037037">
                <text:p>0.077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7563888888889">
                <text:p>0.077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415740740741">
                <text:p>0.077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1267592592593">
                <text:p>0.078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119444444445">
                <text:p>0.078311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4971296296296">
                <text:p>0.078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6823148148148">
                <text:p>0.078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675">
                <text:p>0.078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526851851852">
                <text:p>0.079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2378703703704">
                <text:p>0.079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230555555556">
                <text:p>0.079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6082407407407">
                <text:p>0.079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7934259259259">
                <text:p>0.079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9786111111111">
                <text:p>0.079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1637962962963">
                <text:p>0.080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3489814814815">
                <text:p>0.080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341666666667">
                <text:p>0.080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7193518518518">
                <text:p>0.0807193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04537037037">
                <text:p>0.080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0897222222222">
                <text:p>0.081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2749074074074">
                <text:p>0.081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4600925925926">
                <text:p>0.081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452777777778">
                <text:p>0.081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830462962963">
                <text:p>0.08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0156481481481">
                <text:p>0.0820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2008333333333">
                <text:p>0.082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3860185185185">
                <text:p>0.082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5712037037037">
                <text:p>0.082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7563888888889">
                <text:p>0.082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9415740740741">
                <text:p>0.082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1267592592593">
                <text:p>0.083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3119444444444">
                <text:p>0.083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4971296296296">
                <text:p>0.083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6823148148148">
                <text:p>0.083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38675">
                <text:p>0.083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526851851852">
                <text:p>0.084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378703703704">
                <text:p>0.084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230555555555">
                <text:p>0.084423055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6082407407408">
                <text:p>0.0846082407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7934259259259">
                <text:p>0.084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9786111111111">
                <text:p>0.084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637962962963">
                <text:p>0.085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3489814814815">
                <text:p>0.085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341666666667">
                <text:p>0.085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7193518518518">
                <text:p>0.08571935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904537037037">
                <text:p>0.085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0897222222222">
                <text:p>0.086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749074074074">
                <text:p>0.086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4600925925926">
                <text:p>0.086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452777777778">
                <text:p>0.086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30462962963">
                <text:p>0.086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0156481481481">
                <text:p>0.0870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008333333333">
                <text:p>0.087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3860185185185">
                <text:p>0.087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712037037037">
                <text:p>0.087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563888888889">
                <text:p>0.087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9415740740741">
                <text:p>0.087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267592592593">
                <text:p>0.088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119444444444">
                <text:p>0.088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4971296296296">
                <text:p>0.088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6823148148148">
                <text:p>0.088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675">
                <text:p>0.088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526851851852">
                <text:p>0.089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378703703704">
                <text:p>0.089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230555555556">
                <text:p>0.089423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6082407407407">
                <text:p>0.089608240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7934259259259">
                <text:p>0.089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9786111111111">
                <text:p>0.089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637962962963">
                <text:p>0.090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489814814815">
                <text:p>0.090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341666666667">
                <text:p>0.09053416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193518518519">
                <text:p>0.090719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904537037037">
                <text:p>0.090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0897222222222">
                <text:p>0.091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749074074074">
                <text:p>0.091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600925925926">
                <text:p>0.091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452777777778">
                <text:p>0.091645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30462962963">
                <text:p>0.09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156481481481">
                <text:p>0.0920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008333333333">
                <text:p>0.092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3860185185185">
                <text:p>0.092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712037037037">
                <text:p>0.092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563888888889">
                <text:p>0.092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415740740741">
                <text:p>0.092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267592592593">
                <text:p>0.093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119444444444">
                <text:p>0.0933119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4971296296296">
                <text:p>0.093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6823148148148">
                <text:p>0.093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8674768518519">
                <text:p>0.0938674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526851851852">
                <text:p>0.094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2378703703704">
                <text:p>0.094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230555555555">
                <text:p>0.094423055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082407407407">
                <text:p>0.094608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7934259259259">
                <text:p>0.094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786111111111">
                <text:p>0.094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1637962962963">
                <text:p>0.095163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3489814814815">
                <text:p>0.09534898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5341666666667">
                <text:p>0.0955341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193518518518">
                <text:p>0.095719351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04537037037">
                <text:p>0.095904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0897222222222">
                <text:p>0.096089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749074074074">
                <text:p>0.09627490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600925925926">
                <text:p>0.096460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6452777777778">
                <text:p>0.09664527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830462962963">
                <text:p>0.0968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156481481481">
                <text:p>0.097015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2008333333333">
                <text:p>0.09720083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3860185185185">
                <text:p>0.09738601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712037037037">
                <text:p>0.0975712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563888888889">
                <text:p>0.09775638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415740740741">
                <text:p>0.09794157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1267592592593">
                <text:p>0.098126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119444444445">
                <text:p>0.098311944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4971296296296">
                <text:p>0.09849712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6823148148148">
                <text:p>0.09868231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8675">
                <text:p>0.09886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526851851852">
                <text:p>0.09905268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378703703704">
                <text:p>0.09923787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230555555555">
                <text:p>0.0994230555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6082407407407">
                <text:p>0.09960824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7934259259259">
                <text:p>0.09979342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9786111111111">
                <text:p>0.099978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63796296296">
                <text:p>0.100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48981481481">
                <text:p>0.10034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34166666667">
                <text:p>0.10053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19351851852">
                <text:p>0.10071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04537037037">
                <text:p>0.1009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089722222222">
                <text:p>0.10108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74907407407">
                <text:p>0.10127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60092592593">
                <text:p>0.101460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645277777778">
                <text:p>0.10164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30462962963">
                <text:p>0.101830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015648148148">
                <text:p>0.10201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00833333333">
                <text:p>0.10220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386018518519">
                <text:p>0.10238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71203703704">
                <text:p>0.102571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56388888889">
                <text:p>0.102756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941574074074">
                <text:p>0.102941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26759259259">
                <text:p>0.10312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11944444444">
                <text:p>0.10331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49712962963">
                <text:p>0.103497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682314814815">
                <text:p>0.103682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8675">
                <text:p>0.1038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52685185185">
                <text:p>0.104052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3787037037">
                <text:p>0.10423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23055555556">
                <text:p>0.10442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08217592593">
                <text:p>0.1046082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793425925926">
                <text:p>0.10479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78611111111">
                <text:p>0.10497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63796296296">
                <text:p>0.105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48981481481">
                <text:p>0.105348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34166666667">
                <text:p>0.105534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719351851852">
                <text:p>0.10571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04537037037">
                <text:p>0.1059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089722222222">
                <text:p>0.106089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274907407407">
                <text:p>0.10627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60092592593">
                <text:p>0.10646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45277777778">
                <text:p>0.10664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30462962963">
                <text:p>0.1068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15648148148">
                <text:p>0.10701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00833333333">
                <text:p>0.10720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386018518519">
                <text:p>0.10738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71203703704">
                <text:p>0.10757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756388888889">
                <text:p>0.10775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41574074074">
                <text:p>0.10794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26759259259">
                <text:p>0.10812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11944444444">
                <text:p>0.10831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49712962963">
                <text:p>0.10849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82314814815">
                <text:p>0.10868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675">
                <text:p>0.1088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52685185185">
                <text:p>0.10905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3787037037">
                <text:p>0.10923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23055555556">
                <text:p>0.10942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08240740741">
                <text:p>0.10960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793425925926">
                <text:p>0.10979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78611111111">
                <text:p>0.10997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63796296296">
                <text:p>0.110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48981481481">
                <text:p>0.11034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34166666667">
                <text:p>0.11053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19351851852">
                <text:p>0.11071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04537037037">
                <text:p>0.1109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089722222222">
                <text:p>0.11108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274907407407">
                <text:p>0.11127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60092592593">
                <text:p>0.11146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45277777778">
                <text:p>0.11164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30462962963">
                <text:p>0.1118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15648148148">
                <text:p>0.11201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00833333333">
                <text:p>0.11220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386018518519">
                <text:p>0.11238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71203703704">
                <text:p>0.11257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56388888889">
                <text:p>0.11275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41574074074">
                <text:p>0.11294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26759259259">
                <text:p>0.11312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11944444444">
                <text:p>0.11331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49712962963">
                <text:p>0.11349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82314814815">
                <text:p>0.11368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675">
                <text:p>0.1138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52685185185">
                <text:p>0.11405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3787037037">
                <text:p>0.11423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23055555556">
                <text:p>0.11442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08240740741">
                <text:p>0.11460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793425925926">
                <text:p>0.11479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78611111111">
                <text:p>0.11497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63796296296">
                <text:p>0.115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48981481481">
                <text:p>0.11534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34166666667">
                <text:p>0.11553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19351851852">
                <text:p>0.11571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904537037037">
                <text:p>0.1159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089722222222">
                <text:p>0.11608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74907407407">
                <text:p>0.11627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60092592593">
                <text:p>0.11646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645277777778">
                <text:p>0.11664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830462962963">
                <text:p>0.1168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015648148148">
                <text:p>0.11701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200833333333">
                <text:p>0.11720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386018518519">
                <text:p>0.11738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71203703704">
                <text:p>0.11757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756388888889">
                <text:p>0.11775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941574074074">
                <text:p>0.11794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126759259259">
                <text:p>0.11812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11944444444">
                <text:p>0.11831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49712962963">
                <text:p>0.11849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682314814815">
                <text:p>0.11868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8675">
                <text:p>0.1188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052685185185">
                <text:p>0.11905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23787037037">
                <text:p>0.11923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423055555556">
                <text:p>0.11942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08240740741">
                <text:p>0.11960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793425925926">
                <text:p>0.11979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978611111111">
                <text:p>0.119978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163796296296">
                <text:p>0.120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348981481481">
                <text:p>0.12034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534166666667">
                <text:p>0.12053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719351851852">
                <text:p>0.12071935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904537037037">
                <text:p>0.1209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089722222222">
                <text:p>0.12108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274907407407">
                <text:p>0.12127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460092592593">
                <text:p>0.12146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645277777778">
                <text:p>0.121645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830462962963">
                <text:p>0.1218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015648148148">
                <text:p>0.12201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200833333333">
                <text:p>0.12220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386018518519">
                <text:p>0.12238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571203703704">
                <text:p>0.12257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756388888889">
                <text:p>0.12275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941574074074">
                <text:p>0.12294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126759259259">
                <text:p>0.12312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11944444444">
                <text:p>0.12331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49712962963">
                <text:p>0.12349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682314814815">
                <text:p>0.12368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8675">
                <text:p>0.1238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052685185185">
                <text:p>0.1240526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23787037037">
                <text:p>0.12423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423055555556">
                <text:p>0.12442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608240740741">
                <text:p>0.12460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793425925926">
                <text:p>0.12479342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78587962963">
                <text:p>0.1249785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163796296296">
                <text:p>0.125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348981481481">
                <text:p>0.12534898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534166666667">
                <text:p>0.1255341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719328703704">
                <text:p>0.1257193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904537037037">
                <text:p>0.125904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089722222222">
                <text:p>0.12608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274907407407">
                <text:p>0.126274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460092592593">
                <text:p>0.126460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645277777778">
                <text:p>0.12664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30462962963">
                <text:p>0.126830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015648148148">
                <text:p>0.1270156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200833333333">
                <text:p>0.12720083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386018518519">
                <text:p>0.127386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571203703704">
                <text:p>0.1275712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756388888889">
                <text:p>0.12775638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41574074074">
                <text:p>0.127941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126759259259">
                <text:p>0.12812675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11944444444">
                <text:p>0.128311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49712962963">
                <text:p>0.12849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682314814815">
                <text:p>0.12868231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8675">
                <text:p>0.12886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52685185185">
                <text:p>0.12905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3787037037">
                <text:p>0.12923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23055555556">
                <text:p>0.129423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08240740741">
                <text:p>0.1296082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793425925926">
                <text:p>0.12979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78611111111">
                <text:p>0.12997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63796296296">
                <text:p>0.13016379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48981481481">
                <text:p>0.13034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34166666667">
                <text:p>0.13053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19351851852">
                <text:p>0.13071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04537037037">
                <text:p>0.1309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089722222222">
                <text:p>0.1310897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74907407407">
                <text:p>0.13127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60092592593">
                <text:p>0.13146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45277777778">
                <text:p>0.13164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30462962963">
                <text:p>0.1318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15648148148">
                <text:p>0.13201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00833333333">
                <text:p>0.13220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386018518519">
                <text:p>0.13238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71203703704">
                <text:p>0.13257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56388888889">
                <text:p>0.13275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41574074074">
                <text:p>0.13294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26759259259">
                <text:p>0.13312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11944444444">
                <text:p>0.13331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49712962963">
                <text:p>0.13349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82314814815">
                <text:p>0.13368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675">
                <text:p>0.1338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52685185185">
                <text:p>0.13405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3787037037">
                <text:p>0.13423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23055555556">
                <text:p>0.13442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08240740741">
                <text:p>0.13460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793425925926">
                <text:p>0.13479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78611111111">
                <text:p>0.13497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63796296296">
                <text:p>0.13516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48981481481">
                <text:p>0.13534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34166666667">
                <text:p>0.13553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19351851852">
                <text:p>0.13571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04537037037">
                <text:p>0.1359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089722222222">
                <text:p>0.13608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74907407407">
                <text:p>0.13627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60092592593">
                <text:p>0.13646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45277777778">
                <text:p>0.13664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30462962963">
                <text:p>0.1368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15648148148">
                <text:p>0.13701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00833333333">
                <text:p>0.13720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86018518519">
                <text:p>0.13738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71203703704">
                <text:p>0.13757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56388888889">
                <text:p>0.13775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41574074074">
                <text:p>0.13794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26759259259">
                <text:p>0.13812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11944444444">
                <text:p>0.13831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49712962963">
                <text:p>0.13849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82314814815">
                <text:p>0.13868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675">
                <text:p>0.1388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52685185185">
                <text:p>0.13905268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3787037037">
                <text:p>0.13923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23055555556">
                <text:p>0.13942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08217592593">
                <text:p>0.1396082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793425925926">
                <text:p>0.13979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78611111111">
                <text:p>0.13997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63796296296">
                <text:p>0.14016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48981481481">
                <text:p>0.14034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34166666667">
                <text:p>0.14053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19351851852">
                <text:p>0.14071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04537037037">
                <text:p>0.1409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089722222222">
                <text:p>0.14108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74907407407">
                <text:p>0.14127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460092592593">
                <text:p>0.14146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45277777778">
                <text:p>0.14164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30462962963">
                <text:p>0.1418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15648148148">
                <text:p>0.14201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00833333333">
                <text:p>0.14220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8599537037">
                <text:p>0.1423859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71203703704">
                <text:p>0.14257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56388888889">
                <text:p>0.14275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41574074074">
                <text:p>0.14294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26759259259">
                <text:p>0.14312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11944444444">
                <text:p>0.14331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49712962963">
                <text:p>0.143497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82314814815">
                <text:p>0.14368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675">
                <text:p>0.1438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52662037037">
                <text:p>0.144052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3787037037">
                <text:p>0.14423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23055555556">
                <text:p>0.14442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08240740741">
                <text:p>0.14460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793425925926">
                <text:p>0.14479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78611111111">
                <text:p>0.14497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63796296296">
                <text:p>0.14516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48981481481">
                <text:p>0.14534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34166666667">
                <text:p>0.14553416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19351851852">
                <text:p>0.14571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04537037037">
                <text:p>0.1459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089722222222">
                <text:p>0.14608972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74907407407">
                <text:p>0.1462749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60092592593">
                <text:p>0.14646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45277777778">
                <text:p>0.14664527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30462962963">
                <text:p>0.1468304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15648148148">
                <text:p>0.14701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00833333333">
                <text:p>0.1472008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386018518519">
                <text:p>0.14738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71203703704">
                <text:p>0.14757120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56388888889">
                <text:p>0.14775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41574074074">
                <text:p>0.14794157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26759259259">
                <text:p>0.14812675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11944444444">
                <text:p>0.1483119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49712962963">
                <text:p>0.14849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82314814815">
                <text:p>0.14868231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675">
                <text:p>0.14886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52685185185">
                <text:p>0.14905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3787037037">
                <text:p>0.149237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23055555556">
                <text:p>0.14942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08240740741">
                <text:p>0.14960824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793425925926">
                <text:p>0.14979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78611111111">
                <text:p>0.14997861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63796296296">
                <text:p>0.15016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48981481481">
                <text:p>0.15034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34166666667">
                <text:p>0.15053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19351851852">
                <text:p>0.15071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04537037037">
                <text:p>0.1509045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089722222222">
                <text:p>0.15108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74907407407">
                <text:p>0.15127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60092592593">
                <text:p>0.15146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45277777778">
                <text:p>0.15164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0462962963">
                <text:p>0.1518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015648148148">
                <text:p>0.15201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200833333333">
                <text:p>0.15220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386018518519">
                <text:p>0.15238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571203703704">
                <text:p>0.15257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56388888889">
                <text:p>0.15275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41574074074">
                <text:p>0.15294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26759259259">
                <text:p>0.15312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11944444444">
                <text:p>0.15331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49712962963">
                <text:p>0.15349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82314814815">
                <text:p>0.15368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675">
                <text:p>0.1538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52685185185">
                <text:p>0.15405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23787037037">
                <text:p>0.154237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23055555556">
                <text:p>0.15442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08240740741">
                <text:p>0.15460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793425925926">
                <text:p>0.15479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78611111111">
                <text:p>0.1549786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63796296296">
                <text:p>0.15516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48981481481">
                <text:p>0.15534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34166666667">
                <text:p>0.15553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19351851852">
                <text:p>0.15571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04537037037">
                <text:p>0.1559045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89722222222">
                <text:p>0.1560897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74907407407">
                <text:p>0.1562749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0092592593">
                <text:p>0.15646009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45277777778">
                <text:p>0.1566452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30462962963">
                <text:p>0.15683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15648148148">
                <text:p>0.15701564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200833333333">
                <text:p>0.15720083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86018518519">
                <text:p>0.15738601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71203703704">
                <text:p>0.15757120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56388888889">
                <text:p>0.15775638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941574074074">
                <text:p>0.1579415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126759259259">
                <text:p>0.15812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311944444444">
                <text:p>0.15831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49712962963">
                <text:p>0.158497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82314814815">
                <text:p>0.1586823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675">
                <text:p>0.15886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52685185185">
                <text:p>0.1590526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3787037037">
                <text:p>0.1592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59423055555556">
                <text:p>0.15942305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608240740741">
                <text:p>0.1596082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793425925926">
                <text:p>0.1597934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78611111111">
                <text:p>0.1599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163796296296">
                <text:p>0.16016379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348981481481">
                <text:p>0.1603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0534166666667">
                <text:p>0.1605341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719351851852">
                <text:p>0.16071935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904537037037">
                <text:p>0.1609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089722222222">
                <text:p>0.1610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274907407407">
                <text:p>0.1612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460092592593">
                <text:p>0.1614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645277777778">
                <text:p>0.1616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1830462962963">
                <text:p>0.1618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015648148148">
                <text:p>0.1620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200833333333">
                <text:p>0.1622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386018518519">
                <text:p>0.1623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571203703704">
                <text:p>0.1625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756388888889">
                <text:p>0.1627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2941574074074">
                <text:p>0.1629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126759259259">
                <text:p>0.1631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311944444444">
                <text:p>0.1633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49712962963">
                <text:p>0.1634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682314814815">
                <text:p>0.1636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38675">
                <text:p>0.1638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052685185185">
                <text:p>0.1640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23787037037">
                <text:p>0.1642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423055555556">
                <text:p>0.1644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608240740741">
                <text:p>0.1646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793425925926">
                <text:p>0.1647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4978611111111">
                <text:p>0.1649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163796296296">
                <text:p>0.1651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348981481481">
                <text:p>0.1653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534166666667">
                <text:p>0.1655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719351851852">
                <text:p>0.1657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5904537037037">
                <text:p>0.1659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089722222222">
                <text:p>0.1660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274907407407">
                <text:p>0.1662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460092592593">
                <text:p>0.1664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645277777778">
                <text:p>0.1666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6830462962963">
                <text:p>0.1668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015648148148">
                <text:p>0.1670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200833333333">
                <text:p>0.1672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386018518519">
                <text:p>0.1673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571203703704">
                <text:p>0.1675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756388888889">
                <text:p>0.1677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7941574074074">
                <text:p>0.1679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26759259259">
                <text:p>0.1681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311944444444">
                <text:p>0.1683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49712962963">
                <text:p>0.1684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682314814815">
                <text:p>0.1686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8675">
                <text:p>0.1688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052685185185">
                <text:p>0.1690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23787037037">
                <text:p>0.1692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423055555556">
                <text:p>0.1694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608240740741">
                <text:p>0.1696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793425925926">
                <text:p>0.1697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9978611111111">
                <text:p>0.1699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163796296296">
                <text:p>0.1701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348981481481">
                <text:p>0.1703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534166666667">
                <text:p>0.1705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19351851852">
                <text:p>0.1707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904537037037">
                <text:p>0.1709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089722222222">
                <text:p>0.1710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74907407407">
                <text:p>0.1712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0092592593">
                <text:p>0.1714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645277777778">
                <text:p>0.1716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0462962963">
                <text:p>0.1718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15648148148">
                <text:p>0.1720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0833333333">
                <text:p>0.1722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386018518519">
                <text:p>0.1723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1203703704">
                <text:p>0.1725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56388888889">
                <text:p>0.1727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41574074074">
                <text:p>0.1729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26759259259">
                <text:p>0.1731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11944444444">
                <text:p>0.1733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49712962963">
                <text:p>0.1734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682314814815">
                <text:p>0.1736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675">
                <text:p>0.1738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52685185185">
                <text:p>0.17405268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3787037037">
                <text:p>0.174237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23055555556">
                <text:p>0.1744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608240740741">
                <text:p>0.17460824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793425925926">
                <text:p>0.1747934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78611111111">
                <text:p>0.17497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63796296296">
                <text:p>0.17516379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48981481481">
                <text:p>0.1753489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34166666667">
                <text:p>0.1755341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19351851852">
                <text:p>0.17571935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04537037037">
                <text:p>0.1759045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89722222222">
                <text:p>0.1760897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74907407407">
                <text:p>0.1762749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0092592593">
                <text:p>0.1764600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45277777778">
                <text:p>0.1766452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0462962963">
                <text:p>0.1768304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15648148148">
                <text:p>0.1770156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0833333333">
                <text:p>0.1772008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86018518519">
                <text:p>0.1773860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1203703704">
                <text:p>0.1775712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56388888889">
                <text:p>0.17775638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41574074074">
                <text:p>0.1779415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26759259259">
                <text:p>0.1781267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11944444444">
                <text:p>0.1783119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49712962963">
                <text:p>0.178497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82314814815">
                <text:p>0.17868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675">
                <text:p>0.17886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52685185185">
                <text:p>0.1790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23787037037">
                <text:p>0.1792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423055555556">
                <text:p>0.1794230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08240740741">
                <text:p>0.1796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793425925926">
                <text:p>0.1797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79978611111111">
                <text:p>0.1799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163796296296">
                <text:p>0.1801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348981481481">
                <text:p>0.1803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534166666667">
                <text:p>0.1805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719351851852">
                <text:p>0.1807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0904537037037">
                <text:p>0.1809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089722222222">
                <text:p>0.1810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274884259259">
                <text:p>0.1812748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460092592593">
                <text:p>0.1814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645277777778">
                <text:p>0.1816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1830462962963">
                <text:p>0.1818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015648148148">
                <text:p>0.1820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200833333333">
                <text:p>0.1822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386018518519">
                <text:p>0.1823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571203703704">
                <text:p>0.1825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756388888889">
                <text:p>0.1827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2941574074074">
                <text:p>0.1829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126759259259">
                <text:p>0.1831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311944444444">
                <text:p>0.1833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49712962963">
                <text:p>0.1834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682314814815">
                <text:p>0.1836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38675">
                <text:p>0.1838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052685185185">
                <text:p>0.1840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23787037037">
                <text:p>0.1842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423055555556">
                <text:p>0.1844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608240740741">
                <text:p>0.1846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793425925926">
                <text:p>0.1847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4978611111111">
                <text:p>0.1849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163796296296">
                <text:p>0.1851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348981481481">
                <text:p>0.1853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534166666667">
                <text:p>0.1855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719351851852">
                <text:p>0.1857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5904537037037">
                <text:p>0.1859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089722222222">
                <text:p>0.1860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274907407407">
                <text:p>0.1862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460092592593">
                <text:p>0.1864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645277777778">
                <text:p>0.1866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6830462962963">
                <text:p>0.1868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015625">
                <text:p>0.18701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200833333333">
                <text:p>0.1872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386018518519">
                <text:p>0.1873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571203703704">
                <text:p>0.1875712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756388888889">
                <text:p>0.1877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7941574074074">
                <text:p>0.1879415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126759259259">
                <text:p>0.1881267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311944444444">
                <text:p>0.1883119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49712962963">
                <text:p>0.188497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682314814815">
                <text:p>0.1886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88675">
                <text:p>0.18886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052685185185">
                <text:p>0.1890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23787037037">
                <text:p>0.1892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423055555556">
                <text:p>0.1894230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608240740741">
                <text:p>0.1896082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793425925926">
                <text:p>0.1897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89978611111111">
                <text:p>0.1899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163796296296">
                <text:p>0.1901637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348981481481">
                <text:p>0.19034898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534166666667">
                <text:p>0.1905341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719351851852">
                <text:p>0.1907193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0904537037037">
                <text:p>0.1909045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089722222222">
                <text:p>0.1910897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274907407407">
                <text:p>0.1912749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460092592593">
                <text:p>0.1914600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645277777778">
                <text:p>0.19164527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1830462962963">
                <text:p>0.1918304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015648148148">
                <text:p>0.1920156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200833333333">
                <text:p>0.1922008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386018518519">
                <text:p>0.1923860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571203703704">
                <text:p>0.1925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2756388888889">
                <text:p>0.1927563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2941574074074">
                <text:p>0.1929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126759259259">
                <text:p>0.1931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311944444444">
                <text:p>0.1933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49712962963">
                <text:p>0.1934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3682314814815">
                <text:p>0.1936823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3867476851852">
                <text:p>0.1938674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052685185185">
                <text:p>0.1940526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23787037037">
                <text:p>0.194237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423055555556">
                <text:p>0.1944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608240740741">
                <text:p>0.1946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4793425925926">
                <text:p>0.1947934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4978611111111">
                <text:p>0.19497861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5163796296296">
                <text:p>0.1951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348958333333">
                <text:p>0.1953489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534166666667">
                <text:p>0.1955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719351851852">
                <text:p>0.1957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5904537037037">
                <text:p>0.1959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089722222222">
                <text:p>0.1960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274907407407">
                <text:p>0.1962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460092592593">
                <text:p>0.1964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645277777778">
                <text:p>0.1966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6830462962963">
                <text:p>0.1968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015648148148">
                <text:p>0.1970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200833333333">
                <text:p>0.1972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386018518519">
                <text:p>0.1973860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571203703704">
                <text:p>0.1975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756388888889">
                <text:p>0.1977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7941574074074">
                <text:p>0.1979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126759259259">
                <text:p>0.1981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311944444444">
                <text:p>0.1983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49712962963">
                <text:p>0.198497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682314814815">
                <text:p>0.1986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88675">
                <text:p>0.1988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052685185185">
                <text:p>0.1990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23787037037">
                <text:p>0.1992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423055555556">
                <text:p>0.1994230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608240740741">
                <text:p>0.1996082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793425925926">
                <text:p>0.1997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99978611111111">
                <text:p>0.1999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163796296296">
                <text:p>0.2001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348981481481">
                <text:p>0.2003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534166666667">
                <text:p>0.2005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719351851852">
                <text:p>0.2007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0904537037037">
                <text:p>0.2009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089722222222">
                <text:p>0.2010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274907407407">
                <text:p>0.2012749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460092592593">
                <text:p>0.2014600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645277777778">
                <text:p>0.2016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1830462962963">
                <text:p>0.2018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015648148148">
                <text:p>0.2020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200833333333">
                <text:p>0.2022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386018518518">
                <text:p>0.202386018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571203703704">
                <text:p>0.2025712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756388888889">
                <text:p>0.2027563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2941574074074">
                <text:p>0.2029415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126759259259">
                <text:p>0.2031267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311944444444">
                <text:p>0.20331194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497106481481">
                <text:p>0.2034971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682314814815">
                <text:p>0.2036823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38675">
                <text:p>0.20386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052685185185">
                <text:p>0.2040526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23787037037">
                <text:p>0.204237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423055555555">
                <text:p>0.20442305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608217592593">
                <text:p>0.204608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793425925926">
                <text:p>0.2047934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4978611111111">
                <text:p>0.2049786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163796296296">
                <text:p>0.2051637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348981481481">
                <text:p>0.2053489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534166666667">
                <text:p>0.2055341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719351851852">
                <text:p>0.20571935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5904537037037">
                <text:p>0.2059045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089722222222">
                <text:p>0.20608972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274907407407">
                <text:p>0.2062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460092592593">
                <text:p>0.2064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6645277777778">
                <text:p>0.20664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6830462962963">
                <text:p>0.2068304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015648148148">
                <text:p>0.2070156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200833333333">
                <text:p>0.2072008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07386018518518">
                <text:p>0.20738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571203703704">
                <text:p>0.2075712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756388888889">
                <text:p>0.2077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7941574074074">
                <text:p>0.2079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126759259259">
                <text:p>0.2081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311944444444">
                <text:p>0.2083119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49712962963">
                <text:p>0.2084971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682314814815">
                <text:p>0.2086823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88675">
                <text:p>0.20886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052685185185">
                <text:p>0.2090526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23787037037">
                <text:p>0.209237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423055555556">
                <text:p>0.2094230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608240740741">
                <text:p>0.2096082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793425925926">
                <text:p>0.2097934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09978611111111">
                <text:p>0.2099786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163796296296">
                <text:p>0.2101637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348981481481">
                <text:p>0.2103489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534166666667">
                <text:p>0.2105341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719351851852">
                <text:p>0.2107193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0904537037037">
                <text:p>0.2109045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089722222222">
                <text:p>0.2110897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274907407407">
                <text:p>0.2112749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460092592593">
                <text:p>0.2114600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645277777778">
                <text:p>0.2116452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1830462962963">
                <text:p>0.2118304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015648148148">
                <text:p>0.2120156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200833333333">
                <text:p>0.2122008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386018518518">
                <text:p>0.212386018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571203703704">
                <text:p>0.2125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756388888889">
                <text:p>0.2127563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2941574074074">
                <text:p>0.2129415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126759259259">
                <text:p>0.2131267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13311944444444">
                <text:p>0.2133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49712962963">
                <text:p>0.2134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682314814815">
                <text:p>0.2136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8675">
                <text:p>0.2138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052685185185">
                <text:p>0.2140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23787037037">
                <text:p>0.2142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423055555556">
                <text:p>0.2144230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608240740741">
                <text:p>0.2146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793425925926">
                <text:p>0.2147934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978611111111">
                <text:p>0.2149786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63796296296">
                <text:p>0.2151637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48981481481">
                <text:p>0.2153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534166666667">
                <text:p>0.2155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19351851852">
                <text:p>0.2157193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04537037037">
                <text:p>0.215904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089722222222">
                <text:p>0.2160897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74907407407">
                <text:p>0.2162749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60092592593">
                <text:p>0.2164600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45277777778">
                <text:p>0.2166452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30462962963">
                <text:p>0.216830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15648148148">
                <text:p>0.2170156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00833333333">
                <text:p>0.217200833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386018518518">
                <text:p>0.2173860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71203703704">
                <text:p>0.2175712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56388888889">
                <text:p>0.2177563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41574074074">
                <text:p>0.2179415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26759259259">
                <text:p>0.2181267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11944444444">
                <text:p>0.2183119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49712962963">
                <text:p>0.2184971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682314814815">
                <text:p>0.2186823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675">
                <text:p>0.21886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52685185185">
                <text:p>0.2190526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3787037037">
                <text:p>0.2192378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23055555555">
                <text:p>0.219423055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08240740741">
                <text:p>0.2196082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793425925926">
                <text:p>0.2197934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19978611111111">
                <text:p>0.2199786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0163796296296">
                <text:p>0.2201637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0348981481481">
                <text:p>0.2203489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34166666667">
                <text:p>0.2205341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19351851852">
                <text:p>0.2207193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0904537037037">
                <text:p>0.220904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089722222222">
                <text:p>0.2210897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274907407407">
                <text:p>0.2212749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460092592593">
                <text:p>0.2214600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645277777778">
                <text:p>0.2216452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1830462962963">
                <text:p>0.221830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015648148148">
                <text:p>0.2220156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200833333333">
                <text:p>0.2222008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386018518518">
                <text:p>0.222386018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571203703704">
                <text:p>0.2225712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756388888889">
                <text:p>0.2227563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2941550925926">
                <text:p>0.2229415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126759259259">
                <text:p>0.2231267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311944444444">
                <text:p>0.2233119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49712962963">
                <text:p>0.2234971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682314814815">
                <text:p>0.2236823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238675">
                <text:p>0.2238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052685185185">
                <text:p>0.224052685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23787037037">
                <text:p>0.22423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423055555556">
                <text:p>0.2244230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608240740741">
                <text:p>0.2246082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793425925926">
                <text:p>0.2247934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4978611111111">
                <text:p>0.2249786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163796296296">
                <text:p>0.2251637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348981481481">
                <text:p>0.2253489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534166666667">
                <text:p>0.2255341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719351851852">
                <text:p>0.2257193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5904537037037">
                <text:p>0.225904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089722222222">
                <text:p>0.2260897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274907407407">
                <text:p>0.2262749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460092592593">
                <text:p>0.2264600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645277777778">
                <text:p>0.2266452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6830462962963">
                <text:p>0.226830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015648148148">
                <text:p>0.2270156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200833333333">
                <text:p>0.2272008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386018518518">
                <text:p>0.227386018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571203703704">
                <text:p>0.2275712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756388888889">
                <text:p>0.2277563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7941574074074">
                <text:p>0.2279415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126759259259">
                <text:p>0.2281267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311921296296">
                <text:p>0.2283119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2849712962963">
                <text:p>0.2284971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8682314814815">
                <text:p>0.2286823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88675">
                <text:p>0.22886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052685185185">
                <text:p>0.2290526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23787037037">
                <text:p>0.2292378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423055555555">
                <text:p>0.229423055555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608240740741">
                <text:p>0.2296082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793425925926">
                <text:p>0.2297934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29978611111111">
                <text:p>0.2299786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163796296296">
                <text:p>0.2301637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348981481481">
                <text:p>0.2303489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534166666667">
                <text:p>0.2305341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719351851852">
                <text:p>0.2307193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0904537037037">
                <text:p>0.230904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089722222222">
                <text:p>0.2310897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274907407407">
                <text:p>0.2312749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1460092592593">
                <text:p>0.231460092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1645277777778">
                <text:p>0.2316452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31830462962963">
                <text:p>0.231830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015648148148">
                <text:p>0.2320156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200833333333">
                <text:p>0.2322008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386018518518">
                <text:p>0.232386018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571203703704">
                <text:p>0.2325712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756388888889">
                <text:p>0.2327563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2941574074074">
                <text:p>0.232941574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126759259259">
                <text:p>0.2331267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311944444444">
                <text:p>0.2333119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49712962963">
                <text:p>0.2334971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682314814815">
                <text:p>0.2336823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38675">
                <text:p>0.23386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052685185185">
                <text:p>0.2340526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23787037037">
                <text:p>0.2342378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423055555556">
                <text:p>0.2344230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608240740741">
                <text:p>0.2346082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793425925926">
                <text:p>0.2347934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4978611111111">
                <text:p>0.2349786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35163796296296">
                <text:p>0.2351637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348981481481">
                <text:p>0.2353489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534166666667">
                <text:p>0.2355341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719351851852">
                <text:p>0.2357193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5904537037037">
                <text:p>0.235904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089722222222">
                <text:p>0.2360897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274907407407">
                <text:p>0.236274907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460092592593">
                <text:p>0.236460092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645277777778">
                <text:p>0.2366452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6830462962963">
                <text:p>0.236830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015648148148">
                <text:p>0.2370156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200833333333">
                <text:p>0.237200833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37386018518518">
                <text:p>0.237386018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571203703704">
                <text:p>0.2375712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756388888889">
                <text:p>0.2377563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7941574074074">
                <text:p>0.237941574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126759259259">
                <text:p>0.238126759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311944444444">
                <text:p>0.2383119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49712962963">
                <text:p>0.2384971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682314814815">
                <text:p>0.238682314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88675">
                <text:p>0.23886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052685185185">
                <text:p>0.239052685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23787037037">
                <text:p>0.2392378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423055555556">
                <text:p>0.239423055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608240740741">
                <text:p>0.239608240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793425925926">
                <text:p>0.239793425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39978587962963">
                <text:p>0.2399785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163796296296">
                <text:p>0.2401637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348981481481">
                <text:p>0.240348981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534166666667">
                <text:p>0.240534166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719351851852">
                <text:p>0.2407193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0904537037037">
                <text:p>0.240904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089722222222">
                <text:p>0.2410897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274907407407">
                <text:p>0.2412749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41460092592593">
                <text:p>0.241460092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1645277777778">
                <text:p>0.24164527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1830462962963">
                <text:p>0.2418304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015648148148">
                <text:p>0.24201564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200833333333">
                <text:p>0.242200833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386018518518">
                <text:p>0.24238601851851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571203703704">
                <text:p>0.2425712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756388888889">
                <text:p>0.2427563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242941574074074">
                <text:p>0.242941574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126759259259">
                <text:p>0.243126759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311944444444">
                <text:p>0.2433119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49712962963">
                <text:p>0.24349712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682314814815">
                <text:p>0.243682314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38675">
                <text:p>0.24386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052685185185">
                <text:p>0.24405268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23787037037">
                <text:p>0.2442378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423055555556">
                <text:p>0.24442305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244608240740741">
                <text:p>0.24460824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793425925926">
                <text:p>0.24479342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4978611111111">
                <text:p>0.24497861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5163796296296">
                <text:p>0.24516379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245348981481481">
                <text:p>0.245348981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534166666667">
                <text:p>0.2455341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719351851852">
                <text:p>0.2457193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5904537037037">
                <text:p>0.2459045370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089722222222">
                <text:p>0.2460897222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274907407407">
                <text:p>0.2462749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460092592593">
                <text:p>0.246460092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246645277777778">
                <text:p>0.246645277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6830462962963">
                <text:p>0.24683046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7015648148148">
                <text:p>0.24701564814814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7200833333333">
                <text:p>0.2472008333333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247386018518518">
                <text:p>0.24738601851851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571203703704">
                <text:p>0.24757120370370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756388888889">
                <text:p>0.24775638888888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7941574074074">
                <text:p>0.2479415740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8126759259259">
                <text:p>0.2481267592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248311944444444">
                <text:p>0.2483119444444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849712962963">
                <text:p>0.2484971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8682314814815">
                <text:p>0.248682314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2488675">
                <text:p>0.24886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052685185185">
                <text:p>0.24905268518518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23787037037">
                <text:p>0.249237870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423055555556">
                <text:p>0.24942305555555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249608240740741">
                <text:p>0.2496082407407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49712395833333">
                <text:p>0.2497123958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